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DEDED"/>
      <style:text-properties fo:color="#00B050" fo:font-size="18pt" style:font-size-asian="18pt" style:font-size-complex="18pt" fo:font-weight="bold" style:font-weight-asian="bold" style:font-weight-complex="bold"/>
    </style:style>
    <style:style style:name="ce3" style:family="table-cell" style:parent-style-name="Buena" style:data-style-name="N0">
      <style:table-cell-properties fo:background-color="#C6EFCE"/>
      <style:text-properties fo:color="#006100"/>
    </style:style>
    <style:style style:name="ce4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ackground-color="#FFFF00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7E6E6"/>
      <style:text-properties fo:color="#FF0000"/>
    </style:style>
    <style:style style:name="ce8" style:family="table-cell" style:parent-style-name="Default" style:data-style-name="N15"/>
    <style:style style:name="ce9" style:family="table-cell" style:parent-style-name="Default" style:data-style-name="N0">
      <style:table-cell-properties fo:background-color="#EDEDED"/>
      <style:text-properties fo:color="#C00000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15">
      <style:table-cell-properties fo:background-color="#E7E6E6"/>
      <style:text-properties fo:color="#FF0000"/>
    </style:style>
    <style:style style:name="co1" style:family="table-column">
      <style:table-column-properties fo:break-before="auto" style:column-width="2.7305cm"/>
    </style:style>
    <style:style style:name="co2" style:family="table-column">
      <style:table-column-properties fo:break-before="auto" style:column-width="4.27566666666667cm" style:use-optimal-column-width="true"/>
    </style:style>
    <style:style style:name="co3" style:family="table-column">
      <style:table-column-properties fo:break-before="auto" style:column-width="5.842cm" style:use-optimal-column-width="true"/>
    </style:style>
    <style:style style:name="co4" style:family="table-column">
      <style:table-column-properties fo:break-before="auto" style:column-width="5.82083333333333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3.57716666666667cm" style:use-optimal-column-width="true"/>
    </style:style>
    <style:style style:name="co8" style:family="table-column">
      <style:table-column-properties fo:break-before="auto" style:column-width="3.175cm" style:use-optimal-column-width="true"/>
    </style:style>
    <style:style style:name="co9" style:family="table-column">
      <style:table-column-properties fo:break-before="auto" style:column-width="4.699cm" style:use-optimal-column-width="true"/>
    </style:style>
    <style:style style:name="co10" style:family="table-column">
      <style:table-column-properties fo:break-before="auto" style:column-width="4.67783333333333cm" style:use-optimal-column-width="true"/>
    </style:style>
    <style:style style:name="ro1" style:family="table-row">
      <style:table-row-properties style:row-height="23.4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11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GULAR_BEAC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number-columns-repeated="3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2">
            <text:p>REGULAR_BEACH</text:p>
          </table:table-cell>
          <table:table-cell table:style-name="ce2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style-name="ro2">
          <table:table-cell office:value-type="string" table:style-name="ce4">
            <text:p>THEORY 2nd Order Stokes</text:p>
          </table:table-cell>
          <table:table-cell table:number-columns-repeated="2" table:style-name="ce4"/>
          <table:table-cell table:style-name="ce1"/>
          <table:table-cell table:style-name="ce3"/>
          <table:table-cell office:value-type="string" table:style-name="ce4">
            <text:p>SPH results</text:p>
          </table:table-cell>
          <table:table-cell table:style-name="ce5"/>
          <table:table-cell table:number-columns-repeated="5" table:style-name="ce1"/>
          <table:table-cell office:value-type="string" table:style-name="ce4">
            <text:p>SPH results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">
            <text:p>time:40 <text:s/>dt:0.1 <text:s/>xpos:6 <text:s/>zpos:-0.26</text:p>
          </table:table-cell>
          <table:table-cell table:number-columns-repeated="2" table:style-name="ce4"/>
          <table:table-cell table:style-name="ce1"/>
          <table:table-cell table:style-name="ce3"/>
          <table:table-cell office:value-type="string" table:style-name="ce6">
            <text:p>xpos:5,6,7 m<text:s/></text:p>
          </table:table-cell>
          <table:table-cell table:style-name="ce5"/>
          <table:table-cell table:number-columns-repeated="5" table:style-name="ce1"/>
          <table:table-cell office:value-type="string" table:style-name="ce6">
            <text:p>xpos:6 <text:s/>zpos:-0.26</text:p>
          </table:table-cell>
          <table:table-cell table:style-name="ce5"/>
          <table:table-cell table:style-name="ce1"/>
          <table:table-cell table:style-name="ce1">
            <draw:frame draw:z-index="1" draw:id="id0" draw:style-name="a0" draw:name="Gráfico 1" svg:x="0.80357in" svg:y="0.01488in" svg:width="9.12351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2">
          <table:table-cell office:value-type="string" table:style-name="ce1">
            <text:p>Time [s]</text:p>
          </table:table-cell>
          <table:table-cell office:value-type="string" table:style-name="ce1">
            <text:p>ETA_2ndStokes(x=6m)</text:p>
          </table:table-cell>
          <table:table-cell office:value-type="string" table:style-name="ce1">
            <text:p>VelX_2ndStokes(x=6m;z=0.4m)</text:p>
          </table:table-cell>
          <table:table-cell office:value-type="string" table:style-name="ce1">
            <text:p>VelZ_2ndStokes(x=6m;z=0.4m)</text:p>
          </table:table-cell>
          <table:table-cell table:style-name="ce3"/>
          <table:table-cell office:value-type="string" table:style-name="ce1">
            <text:p>Time [s]</text:p>
          </table:table-cell>
          <table:table-cell office:value-type="string" table:style-name="ce1">
            <text:p>Height_SPH(x=5m)</text:p>
          </table:table-cell>
          <table:table-cell office:value-type="string" table:style-name="ce1">
            <text:p>Height_SPH(x=6m)</text:p>
          </table:table-cell>
          <table:table-cell office:value-type="string" table:style-name="ce1">
            <text:p>Hegiht_SPH(x=7m)</text:p>
          </table:table-cell>
          <table:table-cell office:value-type="string" table:style-name="ce1">
            <text:p>ETA_SPH(x=5m)</text:p>
          </table:table-cell>
          <table:table-cell office:value-type="string" table:style-name="ce1">
            <text:p>ETA_SPH(x=6m)</text:p>
          </table:table-cell>
          <table:table-cell office:value-type="string" table:style-name="ce1">
            <text:p>ETA_SPH(x=7m)</text:p>
          </table:table-cell>
          <table:table-cell office:value-type="string" table:style-name="ce1">
            <text:p>Time [s]</text:p>
          </table:table-cell>
          <table:table-cell office:value-type="string" table:style-name="ce1">
            <text:p>VelX_SPH(x=6m;z=0.4m)</text:p>
          </table:table-cell>
          <table:table-cell office:value-type="string" table:style-name="ce1">
            <text:p>VelZ_SPH(x=6m;z=0.4m)</text:p>
          </table:table-cell>
          <table:table-cell table:number-columns-repeated="16369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3"/>
          <table:table-cell office:value-type="float" office:value="0" table:style-name="ce7">
            <text:p>0</text:p>
          </table:table-cell>
          <table:table-cell office:value-type="float" office:value="0.65717999999999999" table:style-name="ce7">
            <text:p>0.65718</text:p>
          </table:table-cell>
          <table:table-cell office:value-type="float" office:value="0.65717999999999999" table:style-name="ce7">
            <text:p>0.65718</text:p>
          </table:table-cell>
          <table:table-cell office:value-type="float" office:value="0.65717999999999999" table:style-name="ce7">
            <text:p>0.65718</text:p>
          </table:table-cell>
          <table:table-cell office:value-type="float" office:value="0" table:formula="of:=[.G5]-[.$G$5]" table:style-name="ce1">
            <text:p>0</text:p>
          </table:table-cell>
          <table:table-cell office:value-type="float" office:value="0" table:formula="of:=[.H5]-[.$G$5]" table:style-name="ce1">
            <text:p>0</text:p>
          </table:table-cell>
          <table:table-cell office:value-type="float" office:value="0" table:formula="of:=[.I5]-[.$G$5]" table:style-name="ce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9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-3.4200000000000002E-4" table:style-name="ce1">
            <text:p>-0.000342</text:p>
          </table:table-cell>
          <table:table-cell office:value-type="float" office:value="-9.3800000000000003E-4" table:style-name="ce1">
            <text:p>-0.000938</text:p>
          </table:table-cell>
          <table:table-cell office:value-type="float" office:value="1.72E-3" table:style-name="ce1">
            <text:p>0.00172</text:p>
          </table:table-cell>
          <table:table-cell table:style-name="ce3"/>
          <table:table-cell office:value-type="float" office:value="0.10005600000000001" table:style-name="ce7">
            <text:p>0.100056</text:p>
          </table:table-cell>
          <table:table-cell office:value-type="float" office:value="0.65718600000000005" table:style-name="ce7">
            <text:p>0.657186</text:p>
          </table:table-cell>
          <table:table-cell office:value-type="float" office:value="0.65718600000000005" table:style-name="ce7">
            <text:p>0.657186</text:p>
          </table:table-cell>
          <table:table-cell office:value-type="float" office:value="0.65718200000000004" table:style-name="ce7">
            <text:p>0.657182</text:p>
          </table:table-cell>
          <table:table-cell office:value-type="float" office:value="6.0000000000615117E-6" table:formula="of:=[.G6]-[.$G$5]" table:style-name="ce1">
            <text:p>6E-06</text:p>
          </table:table-cell>
          <table:table-cell office:value-type="float" office:value="6.0000000000615117E-6" table:formula="of:=[.H6]-[.$G$5]" table:style-name="ce1">
            <text:p>6E-06</text:p>
          </table:table-cell>
          <table:table-cell office:value-type="float" office:value="2.0000000000575113E-6" table:formula="of:=[.I6]-[.$G$5]" table:style-name="ce1">
            <text:p>2E-06</text:p>
          </table:table-cell>
          <table:table-cell office:value-type="float" office:value="0.10005600000000001" table:style-name="ce7">
            <text:p>0.100056</text:p>
          </table:table-cell>
          <table:table-cell office:value-type="float" office:value="4.6613600000000002E-4" table:style-name="ce7">
            <text:p>0.000466136</text:p>
          </table:table-cell>
          <table:table-cell office:value-type="float" office:value="1.3009099999999999E-2" table:style-name="ce7">
            <text:p>0.0130091</text:p>
          </table:table-cell>
          <table:table-cell table:number-columns-repeated="16369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-5.5999999999999999E-5" table:style-name="ce1">
            <text:p>-0.000056</text:p>
          </table:table-cell>
          <table:table-cell office:value-type="float" office:value="7.3899999999999997E-4" table:style-name="ce1">
            <text:p>0.000739</text:p>
          </table:table-cell>
          <table:table-cell office:value-type="float" office:value="7.0949999999999997E-3" table:style-name="ce1">
            <text:p>0.007095</text:p>
          </table:table-cell>
          <table:table-cell table:style-name="ce3"/>
          <table:table-cell office:value-type="float" office:value="0.20006499999999999" table:style-name="ce7">
            <text:p>0.200065</text:p>
          </table:table-cell>
          <table:table-cell office:value-type="float" office:value="0.65700400000000003" table:style-name="ce7">
            <text:p>0.657004</text:p>
          </table:table-cell>
          <table:table-cell office:value-type="float" office:value="0.65699200000000002" table:style-name="ce7">
            <text:p>0.656992</text:p>
          </table:table-cell>
          <table:table-cell office:value-type="float" office:value="0.65704899999999999" table:style-name="ce7">
            <text:p>0.657049</text:p>
          </table:table-cell>
          <table:table-cell office:value-type="float" office:value="-1.7599999999995397E-4" table:formula="of:=[.G7]-[.$G$5]" table:style-name="ce1">
            <text:p>-0.000176</text:p>
          </table:table-cell>
          <table:table-cell office:value-type="float" office:value="-1.8799999999996597E-4" table:formula="of:=[.H7]-[.$G$5]" table:style-name="ce1">
            <text:p>-0.000188</text:p>
          </table:table-cell>
          <table:table-cell office:value-type="float" office:value="-1.3099999999999223E-4" table:formula="of:=[.I7]-[.$G$5]" table:style-name="ce1">
            <text:p>-0.000131</text:p>
          </table:table-cell>
          <table:table-cell office:value-type="float" office:value="0.20006499999999999" table:style-name="ce7">
            <text:p>0.200065</text:p>
          </table:table-cell>
          <table:table-cell office:value-type="float" office:value="4.9647700000000003E-3" table:style-name="ce7">
            <text:p>0.00496477</text:p>
          </table:table-cell>
          <table:table-cell office:value-type="float" office:value="3.5452299999999999E-2" table:style-name="ce7">
            <text:p>0.0354523</text:p>
          </table:table-cell>
          <table:table-cell table:number-columns-repeated="16369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2.8279999999999998E-3" table:style-name="ce1">
            <text:p>0.002828</text:p>
          </table:table-cell>
          <table:table-cell office:value-type="float" office:value="1.1024000000000001E-2" table:style-name="ce1">
            <text:p>0.011024</text:p>
          </table:table-cell>
          <table:table-cell office:value-type="float" office:value="1.464E-2" table:style-name="ce1">
            <text:p>0.01464</text:p>
          </table:table-cell>
          <table:table-cell table:style-name="ce3"/>
          <table:table-cell office:value-type="float" office:value="0.30004700000000001" table:style-name="ce7">
            <text:p>0.300047</text:p>
          </table:table-cell>
          <table:table-cell office:value-type="float" office:value="0.65695199999999998" table:style-name="ce7">
            <text:p>0.656952</text:p>
          </table:table-cell>
          <table:table-cell office:value-type="float" office:value="0.65700499999999995" table:style-name="ce7">
            <text:p>0.657005</text:p>
          </table:table-cell>
          <table:table-cell office:value-type="float" office:value="0.65702300000000002" table:style-name="ce7">
            <text:p>0.657023</text:p>
          </table:table-cell>
          <table:table-cell office:value-type="float" office:value="-2.2800000000000598E-4" table:formula="of:=[.G8]-[.$G$5]" table:style-name="ce1">
            <text:p>-0.000228</text:p>
          </table:table-cell>
          <table:table-cell office:value-type="float" office:value="-1.7500000000003624E-4" table:formula="of:=[.H8]-[.$G$5]" table:style-name="ce1">
            <text:p>-0.000175</text:p>
          </table:table-cell>
          <table:table-cell office:value-type="float" office:value="-1.5699999999996272E-4" table:formula="of:=[.I8]-[.$G$5]" table:style-name="ce1">
            <text:p>-0.000157</text:p>
          </table:table-cell>
          <table:table-cell office:value-type="float" office:value="0.30004700000000001" table:style-name="ce7">
            <text:p>0.300047</text:p>
          </table:table-cell>
          <table:table-cell office:value-type="float" office:value="-8.6897000000000005E-4" table:style-name="ce7">
            <text:p>-0.00086897</text:p>
          </table:table-cell>
          <table:table-cell office:value-type="float" office:value="5.44328E-3" table:style-name="ce7">
            <text:p>0.00544328</text:p>
          </table:table-cell>
          <table:table-cell table:number-columns-repeated="16369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9.4669999999999997E-3" table:style-name="ce1">
            <text:p>0.009467</text:p>
          </table:table-cell>
          <table:table-cell office:value-type="float" office:value="3.2849000000000003E-2" table:style-name="ce1">
            <text:p>0.032849</text:p>
          </table:table-cell>
          <table:table-cell office:value-type="float" office:value="2.0603E-2" table:style-name="ce1">
            <text:p>0.020603</text:p>
          </table:table-cell>
          <table:table-cell table:style-name="ce3"/>
          <table:table-cell office:value-type="float" office:value="0.40001500000000001" table:style-name="ce7">
            <text:p>0.400015</text:p>
          </table:table-cell>
          <table:table-cell office:value-type="float" office:value="0.65693299999999999" table:style-name="ce7">
            <text:p>0.656933</text:p>
          </table:table-cell>
          <table:table-cell office:value-type="float" office:value="0.65693999999999997" table:style-name="ce7">
            <text:p>0.65694</text:p>
          </table:table-cell>
          <table:table-cell office:value-type="float" office:value="0.656995" table:style-name="ce7">
            <text:p>0.656995</text:p>
          </table:table-cell>
          <table:table-cell office:value-type="float" office:value="-2.4699999999999722E-4" table:formula="of:=[.G9]-[.$G$5]" table:style-name="ce1">
            <text:p>-0.000247</text:p>
          </table:table-cell>
          <table:table-cell office:value-type="float" office:value="-2.4000000000001798E-4" table:formula="of:=[.H9]-[.$G$5]" table:style-name="ce1">
            <text:p>-0.00024</text:p>
          </table:table-cell>
          <table:table-cell office:value-type="float" office:value="-1.8499999999999073E-4" table:formula="of:=[.I9]-[.$G$5]" table:style-name="ce1">
            <text:p>-0.000185</text:p>
          </table:table-cell>
          <table:table-cell office:value-type="float" office:value="0.40001500000000001" table:style-name="ce7">
            <text:p>0.400015</text:p>
          </table:table-cell>
          <table:table-cell office:value-type="float" office:value="-3.1505399999999999E-3" table:style-name="ce7">
            <text:p>-0.00315054</text:p>
          </table:table-cell>
          <table:table-cell office:value-type="float" office:value="-1.5722E-2" table:style-name="ce7">
            <text:p>-0.015722</text:p>
          </table:table-cell>
          <table:table-cell table:number-columns-repeated="16369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1.9324000000000001E-2" table:style-name="ce1">
            <text:p>0.019324</text:p>
          </table:table-cell>
          <table:table-cell office:value-type="float" office:value="6.4133999999999997E-2" table:style-name="ce1">
            <text:p>0.064134</text:p>
          </table:table-cell>
          <table:table-cell office:value-type="float" office:value="2.0223999999999999E-2" table:style-name="ce1">
            <text:p>0.020224</text:p>
          </table:table-cell>
          <table:table-cell table:style-name="ce3"/>
          <table:table-cell office:value-type="float" office:value="0.50005900000000003" table:style-name="ce7">
            <text:p>0.500059</text:p>
          </table:table-cell>
          <table:table-cell office:value-type="float" office:value="0.65709799999999996" table:style-name="ce7">
            <text:p>0.657098</text:p>
          </table:table-cell>
          <table:table-cell office:value-type="float" office:value="0.65707899999999997" table:style-name="ce7">
            <text:p>0.657079</text:p>
          </table:table-cell>
          <table:table-cell office:value-type="float" office:value="0.65703100000000003" table:style-name="ce7">
            <text:p>0.657031</text:p>
          </table:table-cell>
          <table:table-cell office:value-type="float" office:value="-8.2000000000026496E-5" table:formula="of:=[.G10]-[.$G$5]" table:style-name="ce1">
            <text:p>-8.2E-05</text:p>
          </table:table-cell>
          <table:table-cell office:value-type="float" office:value="-1.0100000000001774E-4" table:formula="of:=[.H10]-[.$G$5]" table:style-name="ce1">
            <text:p>-0.000101</text:p>
          </table:table-cell>
          <table:table-cell office:value-type="float" office:value="-1.4899999999995472E-4" table:formula="of:=[.I10]-[.$G$5]" table:style-name="ce1">
            <text:p>-0.000149</text:p>
          </table:table-cell>
          <table:table-cell office:value-type="float" office:value="0.50005900000000003" table:style-name="ce7">
            <text:p>0.500059</text:p>
          </table:table-cell>
          <table:table-cell office:value-type="float" office:value="-1.93165E-3" table:style-name="ce7">
            <text:p>-0.00193165</text:p>
          </table:table-cell>
          <table:table-cell office:value-type="float" office:value="-1.13271E-2" table:style-name="ce7">
            <text:p>-0.0113271</text:p>
          </table:table-cell>
          <table:table-cell table:number-columns-repeated="16369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2.9954999999999999E-2" table:style-name="ce1">
            <text:p>0.029955</text:p>
          </table:table-cell>
          <table:table-cell office:value-type="float" office:value="9.7622E-2" table:style-name="ce1">
            <text:p>0.097622</text:p>
          </table:table-cell>
          <table:table-cell office:value-type="float" office:value="9.8460000000000006E-3" table:style-name="ce1">
            <text:p>0.009846</text:p>
          </table:table-cell>
          <table:table-cell table:style-name="ce3"/>
          <table:table-cell office:value-type="float" office:value="0.60005600000000003" table:style-name="ce7">
            <text:p>0.600056</text:p>
          </table:table-cell>
          <table:table-cell office:value-type="float" office:value="0.657161" table:style-name="ce7">
            <text:p>0.657161</text:p>
          </table:table-cell>
          <table:table-cell office:value-type="float" office:value="0.65713999999999995" table:style-name="ce7">
            <text:p>0.65714</text:p>
          </table:table-cell>
          <table:table-cell office:value-type="float" office:value="0.65706399999999998" table:style-name="ce7">
            <text:p>0.657064</text:p>
          </table:table-cell>
          <table:table-cell office:value-type="float" office:value="-1.8999999999991246E-5" table:formula="of:=[.G11]-[.$G$5]" table:style-name="ce1">
            <text:p>-1.9E-05</text:p>
          </table:table-cell>
          <table:table-cell office:value-type="float" office:value="-4.0000000000040004E-5" table:formula="of:=[.H11]-[.$G$5]" table:style-name="ce1">
            <text:p>-4E-05</text:p>
          </table:table-cell>
          <table:table-cell office:value-type="float" office:value="-1.1600000000000499E-4" table:formula="of:=[.I11]-[.$G$5]" table:style-name="ce1">
            <text:p>-0.000116</text:p>
          </table:table-cell>
          <table:table-cell office:value-type="float" office:value="0.60005600000000003" table:style-name="ce7">
            <text:p>0.600056</text:p>
          </table:table-cell>
          <table:table-cell office:value-type="float" office:value="3.4046200000000001E-3" table:style-name="ce7">
            <text:p>0.00340462</text:p>
          </table:table-cell>
          <table:table-cell office:value-type="float" office:value="-3.1030300000000001E-3" table:style-name="ce7">
            <text:p>-0.00310303</text:p>
          </table:table-cell>
          <table:table-cell table:number-columns-repeated="16369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3.7732000000000002E-2" table:style-name="ce1">
            <text:p>0.037732</text:p>
          </table:table-cell>
          <table:table-cell office:value-type="float" office:value="0.122909" table:style-name="ce1">
            <text:p>0.122909</text:p>
          </table:table-cell>
          <table:table-cell office:value-type="float" office:value="-1.1098E-2" table:style-name="ce1">
            <text:p>-0.011098</text:p>
          </table:table-cell>
          <table:table-cell table:style-name="ce3"/>
          <table:table-cell office:value-type="float" office:value="0.70005600000000001" table:style-name="ce7">
            <text:p>0.700056</text:p>
          </table:table-cell>
          <table:table-cell office:value-type="float" office:value="0.65722800000000003" table:style-name="ce7">
            <text:p>0.657228</text:p>
          </table:table-cell>
          <table:table-cell office:value-type="float" office:value="0.65731200000000001" table:style-name="ce7">
            <text:p>0.657312</text:p>
          </table:table-cell>
          <table:table-cell office:value-type="float" office:value="0.65701200000000004" table:style-name="ce7">
            <text:p>0.657012</text:p>
          </table:table-cell>
          <table:table-cell office:value-type="float" office:value="4.8000000000048004E-5" table:formula="of:=[.G12]-[.$G$5]" table:style-name="ce1">
            <text:p>4.8E-05</text:p>
          </table:table-cell>
          <table:table-cell office:value-type="float" office:value="1.3200000000002099E-4" table:formula="of:=[.H12]-[.$G$5]" table:style-name="ce1">
            <text:p>0.000132</text:p>
          </table:table-cell>
          <table:table-cell office:value-type="float" office:value="-1.6799999999994597E-4" table:formula="of:=[.I12]-[.$G$5]" table:style-name="ce1">
            <text:p>-0.000168</text:p>
          </table:table-cell>
          <table:table-cell office:value-type="float" office:value="0.70005600000000001" table:style-name="ce7">
            <text:p>0.700056</text:p>
          </table:table-cell>
          <table:table-cell office:value-type="float" office:value="5.5907999999999999E-3" table:style-name="ce7">
            <text:p>0.0055908</text:p>
          </table:table-cell>
          <table:table-cell office:value-type="float" office:value="1.4193799999999999E-2" table:style-name="ce7">
            <text:p>0.0141938</text:p>
          </table:table-cell>
          <table:table-cell table:number-columns-repeated="16369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3.9237000000000001E-2" table:style-name="ce1">
            <text:p>0.039237</text:p>
          </table:table-cell>
          <table:table-cell office:value-type="float" office:value="0.130027" table:style-name="ce1">
            <text:p>0.130027</text:p>
          </table:table-cell>
          <table:table-cell office:value-type="float" office:value="-3.9293000000000002E-2" table:style-name="ce1">
            <text:p>-0.039293</text:p>
          </table:table-cell>
          <table:table-cell table:style-name="ce3"/>
          <table:table-cell office:value-type="float" office:value="0.80002600000000001" table:style-name="ce7">
            <text:p>0.800026</text:p>
          </table:table-cell>
          <table:table-cell office:value-type="float" office:value="0.65723500000000001" table:style-name="ce7">
            <text:p>0.657235</text:p>
          </table:table-cell>
          <table:table-cell office:value-type="float" office:value="0.65742299999999998" table:style-name="ce7">
            <text:p>0.657423</text:p>
          </table:table-cell>
          <table:table-cell office:value-type="float" office:value="0.65697000000000005" table:style-name="ce7">
            <text:p>0.65697</text:p>
          </table:table-cell>
          <table:table-cell office:value-type="float" office:value="5.5000000000027249E-5" table:formula="of:=[.G13]-[.$G$5]" table:style-name="ce1">
            <text:p>5.5E-05</text:p>
          </table:table-cell>
          <table:table-cell office:value-type="float" office:value="2.4299999999999322E-4" table:formula="of:=[.H13]-[.$G$5]" table:style-name="ce1">
            <text:p>0.000243</text:p>
          </table:table-cell>
          <table:table-cell office:value-type="float" office:value="-2.0999999999993246E-4" table:formula="of:=[.I13]-[.$G$5]" table:style-name="ce1">
            <text:p>-0.00021</text:p>
          </table:table-cell>
          <table:table-cell office:value-type="float" office:value="0.80002600000000001" table:style-name="ce7">
            <text:p>0.800026</text:p>
          </table:table-cell>
          <table:table-cell office:value-type="float" office:value="9.4161999999999996E-3" table:style-name="ce7">
            <text:p>0.0094162</text:p>
          </table:table-cell>
          <table:table-cell office:value-type="float" office:value="1.2526499999999999E-2" table:style-name="ce7">
            <text:p>0.0125265</text:p>
          </table:table-cell>
          <table:table-cell table:number-columns-repeated="16369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3.2704999999999998E-2" table:style-name="ce1">
            <text:p>0.032705</text:p>
          </table:table-cell>
          <table:table-cell office:value-type="float" office:value="0.11308699999999999" table:style-name="ce1">
            <text:p>0.113087</text:p>
          </table:table-cell>
          <table:table-cell office:value-type="float" office:value="-6.8439E-2" table:style-name="ce1">
            <text:p>-0.068439</text:p>
          </table:table-cell>
          <table:table-cell table:style-name="ce3"/>
          <table:table-cell office:value-type="float" office:value="0.9" table:style-name="ce7">
            <text:p>0.9</text:p>
          </table:table-cell>
          <table:table-cell office:value-type="float" office:value="0.65721600000000002" table:style-name="ce7">
            <text:p>0.657216</text:p>
          </table:table-cell>
          <table:table-cell office:value-type="float" office:value="0.657412" table:style-name="ce7">
            <text:p>0.657412</text:p>
          </table:table-cell>
          <table:table-cell office:value-type="float" office:value="0.65685099999999996" table:style-name="ce7">
            <text:p>0.656851</text:p>
          </table:table-cell>
          <table:table-cell office:value-type="float" office:value="3.6000000000036003E-5" table:formula="of:=[.G14]-[.$G$5]" table:style-name="ce1">
            <text:p>3.6E-05</text:p>
          </table:table-cell>
          <table:table-cell office:value-type="float" office:value="2.3200000000000998E-4" table:formula="of:=[.H14]-[.$G$5]" table:style-name="ce1">
            <text:p>0.000232</text:p>
          </table:table-cell>
          <table:table-cell office:value-type="float" office:value="-3.2900000000002372E-4" table:formula="of:=[.I14]-[.$G$5]" table:style-name="ce1">
            <text:p>-0.000329</text:p>
          </table:table-cell>
          <table:table-cell office:value-type="float" office:value="0.9" table:style-name="ce7">
            <text:p>0.9</text:p>
          </table:table-cell>
          <table:table-cell office:value-type="float" office:value="1.38602E-2" table:style-name="ce7">
            <text:p>0.0138602</text:p>
          </table:table-cell>
          <table:table-cell office:value-type="float" office:value="8.5887199999999993E-3" table:style-name="ce7">
            <text:p>0.00858872</text:p>
          </table:table-cell>
          <table:table-cell table:number-columns-repeated="1636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8780000000000002E-2" table:style-name="ce1">
            <text:p>0.01878</text:p>
          </table:table-cell>
          <table:table-cell office:value-type="float" office:value="7.2400000000000006E-2" table:style-name="ce1">
            <text:p>0.0724</text:p>
          </table:table-cell>
          <table:table-cell office:value-type="float" office:value="-9.1482999999999995E-2" table:style-name="ce1">
            <text:p>-0.091483</text:p>
          </table:table-cell>
          <table:table-cell table:style-name="ce3"/>
          <table:table-cell office:value-type="float" office:value="1.0000500000000001" table:style-name="ce7">
            <text:p>1.00005</text:p>
          </table:table-cell>
          <table:table-cell office:value-type="float" office:value="0.65725599999999995" table:style-name="ce7">
            <text:p>0.657256</text:p>
          </table:table-cell>
          <table:table-cell office:value-type="float" office:value="0.65730200000000005" table:style-name="ce7">
            <text:p>0.657302</text:p>
          </table:table-cell>
          <table:table-cell office:value-type="float" office:value="0.65679299999999996" table:style-name="ce7">
            <text:p>0.656793</text:p>
          </table:table-cell>
          <table:table-cell office:value-type="float" office:value="7.5999999999964984E-5" table:formula="of:=[.G15]-[.$G$5]" table:style-name="ce1">
            <text:p>7.6E-05</text:p>
          </table:table-cell>
          <table:table-cell office:value-type="float" office:value="1.220000000000665E-4" table:formula="of:=[.H15]-[.$G$5]" table:style-name="ce1">
            <text:p>0.000122</text:p>
          </table:table-cell>
          <table:table-cell office:value-type="float" office:value="-3.8700000000002621E-4" table:formula="of:=[.I15]-[.$G$5]" table:style-name="ce1">
            <text:p>-0.000387</text:p>
          </table:table-cell>
          <table:table-cell office:value-type="float" office:value="1.0000500000000001" table:style-name="ce7">
            <text:p>1.00005</text:p>
          </table:table-cell>
          <table:table-cell office:value-type="float" office:value="1.5775500000000001E-2" table:style-name="ce7">
            <text:p>0.0157755</text:p>
          </table:table-cell>
          <table:table-cell office:value-type="float" office:value="6.16651E-3" table:style-name="ce7">
            <text:p>0.00616651</text:p>
          </table:table-cell>
          <table:table-cell table:number-columns-repeated="16369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2.5300000000000002E-4" table:style-name="ce1">
            <text:p>0.000253</text:p>
          </table:table-cell>
          <table:table-cell office:value-type="float" office:value="1.4238000000000001E-2" table:style-name="ce1">
            <text:p>0.014238</text:p>
          </table:table-cell>
          <table:table-cell office:value-type="float" office:value="-0.10313600000000001" table:style-name="ce1">
            <text:p>-0.103136</text:p>
          </table:table-cell>
          <table:table-cell table:style-name="ce3"/>
          <table:table-cell office:value-type="float" office:value="1.1000300000000001" table:style-name="ce7">
            <text:p>1.10003</text:p>
          </table:table-cell>
          <table:table-cell office:value-type="float" office:value="0.65728399999999998" table:style-name="ce7">
            <text:p>0.657284</text:p>
          </table:table-cell>
          <table:table-cell office:value-type="float" office:value="0.65720599999999996" table:style-name="ce7">
            <text:p>0.657206</text:p>
          </table:table-cell>
          <table:table-cell office:value-type="float" office:value="0.65675099999999997" table:style-name="ce7">
            <text:p>0.656751</text:p>
          </table:table-cell>
          <table:table-cell office:value-type="float" office:value="1.0399999999999299E-4" table:formula="of:=[.G16]-[.$G$5]" table:style-name="ce1">
            <text:p>0.000104</text:p>
          </table:table-cell>
          <table:table-cell office:value-type="float" office:value="2.5999999999970491E-5" table:formula="of:=[.H16]-[.$G$5]" table:style-name="ce1">
            <text:p>2.6E-05</text:p>
          </table:table-cell>
          <table:table-cell office:value-type="float" office:value="-4.290000000000127E-4" table:formula="of:=[.I16]-[.$G$5]" table:style-name="ce1">
            <text:p>-0.000429</text:p>
          </table:table-cell>
          <table:table-cell office:value-type="float" office:value="1.1000300000000001" table:style-name="ce7">
            <text:p>1.10003</text:p>
          </table:table-cell>
          <table:table-cell office:value-type="float" office:value="2.2314400000000002E-2" table:style-name="ce7">
            <text:p>0.0223144</text:p>
          </table:table-cell>
          <table:table-cell office:value-type="float" office:value="6.7084099999999997E-3" table:style-name="ce7">
            <text:p>0.00670841</text:p>
          </table:table-cell>
          <table:table-cell table:style-name="ce1">
            <draw:frame draw:z-index="2" draw:id="id1" draw:style-name="a1" draw:name="Gráfico 2" svg:x="0.76637in" svg:y="0.1503in" svg:width="9.7753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-1.9095999999999998E-2" table:style-name="ce1">
            <text:p>-0.019096</text:p>
          </table:table-cell>
          <table:table-cell office:value-type="float" office:value="-5.1522999999999999E-2" table:style-name="ce1">
            <text:p>-0.051523</text:p>
          </table:table-cell>
          <table:table-cell office:value-type="float" office:value="-0.10151200000000001" table:style-name="ce1">
            <text:p>-0.101512</text:p>
          </table:table-cell>
          <table:table-cell table:style-name="ce3"/>
          <table:table-cell office:value-type="float" office:value="1.2000500000000001" table:style-name="ce7">
            <text:p>1.20005</text:p>
          </table:table-cell>
          <table:table-cell office:value-type="float" office:value="0.65738600000000003" table:style-name="ce7">
            <text:p>0.657386</text:p>
          </table:table-cell>
          <table:table-cell office:value-type="float" office:value="0.65735100000000002" table:style-name="ce7">
            <text:p>0.657351</text:p>
          </table:table-cell>
          <table:table-cell office:value-type="float" office:value="0.65668700000000002" table:style-name="ce7">
            <text:p>0.656687</text:p>
          </table:table-cell>
          <table:table-cell office:value-type="float" office:value="2.0600000000003948E-4" table:formula="of:=[.G17]-[.$G$5]" table:style-name="ce1">
            <text:p>0.000206</text:p>
          </table:table-cell>
          <table:table-cell office:value-type="float" office:value="1.7100000000003224E-4" table:formula="of:=[.H17]-[.$G$5]" table:style-name="ce1">
            <text:p>0.000171</text:p>
          </table:table-cell>
          <table:table-cell office:value-type="float" office:value="-4.9299999999996569E-4" table:formula="of:=[.I17]-[.$G$5]" table:style-name="ce1">
            <text:p>-0.000493</text:p>
          </table:table-cell>
          <table:table-cell office:value-type="float" office:value="1.2000500000000001" table:style-name="ce7">
            <text:p>1.20005</text:p>
          </table:table-cell>
          <table:table-cell office:value-type="float" office:value="2.47578E-2" table:style-name="ce7">
            <text:p>0.0247578</text:p>
          </table:table-cell>
          <table:table-cell office:value-type="float" office:value="3.2872000000000001E-4" table:style-name="ce7">
            <text:p>0.00032872</text:p>
          </table:table-cell>
          <table:table-cell table:number-columns-repeated="16369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-3.5928000000000002E-2" table:style-name="ce1">
            <text:p>-0.035928</text:p>
          </table:table-cell>
          <table:table-cell office:value-type="float" office:value="-0.114658" table:style-name="ce1">
            <text:p>-0.114658</text:p>
          </table:table-cell>
          <table:table-cell office:value-type="float" office:value="-8.8204000000000005E-2" table:style-name="ce1">
            <text:p>-0.088204</text:p>
          </table:table-cell>
          <table:table-cell table:style-name="ce3"/>
          <table:table-cell office:value-type="float" office:value="1.3000100000000001" table:style-name="ce7">
            <text:p>1.30001</text:p>
          </table:table-cell>
          <table:table-cell office:value-type="float" office:value="0.65751700000000002" table:style-name="ce7">
            <text:p>0.657517</text:p>
          </table:table-cell>
          <table:table-cell office:value-type="float" office:value="0.65747100000000003" table:style-name="ce7">
            <text:p>0.657471</text:p>
          </table:table-cell>
          <table:table-cell office:value-type="float" office:value="0.65660200000000002" table:style-name="ce7">
            <text:p>0.656602</text:p>
          </table:table-cell>
          <table:table-cell office:value-type="float" office:value="3.3700000000003172E-4" table:formula="of:=[.G18]-[.$G$5]" table:style-name="ce1">
            <text:p>0.000337</text:p>
          </table:table-cell>
          <table:table-cell office:value-type="float" office:value="2.9100000000004123E-4" table:formula="of:=[.H18]-[.$G$5]" table:style-name="ce1">
            <text:p>0.000291</text:p>
          </table:table-cell>
          <table:table-cell office:value-type="float" office:value="-5.7799999999996743E-4" table:formula="of:=[.I18]-[.$G$5]" table:style-name="ce1">
            <text:p>-0.000578</text:p>
          </table:table-cell>
          <table:table-cell office:value-type="float" office:value="1.3000100000000001" table:style-name="ce7">
            <text:p>1.30001</text:p>
          </table:table-cell>
          <table:table-cell office:value-type="float" office:value="2.4408800000000001E-2" table:style-name="ce7">
            <text:p>0.0244088</text:p>
          </table:table-cell>
          <table:table-cell office:value-type="float" office:value="-2.3505599999999998E-3" table:style-name="ce7">
            <text:p>-0.00235056</text:p>
          </table:table-cell>
          <table:table-cell table:number-columns-repeated="16369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-4.8377000000000003E-2" table:style-name="ce1">
            <text:p>-0.048377</text:p>
          </table:table-cell>
          <table:table-cell office:value-type="float" office:value="-0.16727400000000001" table:style-name="ce1">
            <text:p>-0.167274</text:p>
          </table:table-cell>
          <table:table-cell office:value-type="float" office:value="-6.6921999999999995E-2" table:style-name="ce1">
            <text:p>-0.066922</text:p>
          </table:table-cell>
          <table:table-cell table:style-name="ce3"/>
          <table:table-cell office:value-type="float" office:value="1.4" table:style-name="ce7">
            <text:p>1.4</text:p>
          </table:table-cell>
          <table:table-cell office:value-type="float" office:value="0.65767500000000001" table:style-name="ce7">
            <text:p>0.657675</text:p>
          </table:table-cell>
          <table:table-cell office:value-type="float" office:value="0.65758399999999995" table:style-name="ce7">
            <text:p>0.657584</text:p>
          </table:table-cell>
          <table:table-cell office:value-type="float" office:value="0.656721" table:style-name="ce7">
            <text:p>0.656721</text:p>
          </table:table-cell>
          <table:table-cell office:value-type="float" office:value="4.950000000000232E-4" table:formula="of:=[.G19]-[.$G$5]" table:style-name="ce1">
            <text:p>0.000495</text:p>
          </table:table-cell>
          <table:table-cell office:value-type="float" office:value="4.0399999999995995E-4" table:formula="of:=[.H19]-[.$G$5]" table:style-name="ce1">
            <text:p>0.000404</text:p>
          </table:table-cell>
          <table:table-cell office:value-type="float" office:value="-4.589999999999872E-4" table:formula="of:=[.I19]-[.$G$5]" table:style-name="ce1">
            <text:p>-0.000459</text:p>
          </table:table-cell>
          <table:table-cell office:value-type="float" office:value="1.4" table:style-name="ce7">
            <text:p>1.4</text:p>
          </table:table-cell>
          <table:table-cell office:value-type="float" office:value="1.9459899999999999E-2" table:style-name="ce7">
            <text:p>0.0194599</text:p>
          </table:table-cell>
          <table:table-cell office:value-type="float" office:value="-7.2953599999999999E-3" table:style-name="ce7">
            <text:p>-0.00729536</text:p>
          </table:table-cell>
          <table:table-cell table:number-columns-repeated="16369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-5.6224000000000003E-2" table:style-name="ce1">
            <text:p>-0.056224</text:p>
          </table:table-cell>
          <table:table-cell office:value-type="float" office:value="-0.20489199999999999" table:style-name="ce1">
            <text:p>-0.204892</text:p>
          </table:table-cell>
          <table:table-cell office:value-type="float" office:value="-4.1535999999999997E-2" table:style-name="ce1">
            <text:p>-0.041536</text:p>
          </table:table-cell>
          <table:table-cell table:style-name="ce3"/>
          <table:table-cell office:value-type="float" office:value="1.5" table:style-name="ce7">
            <text:p>1.5</text:p>
          </table:table-cell>
          <table:table-cell office:value-type="float" office:value="0.65766500000000006" table:style-name="ce7">
            <text:p>0.657665</text:p>
          </table:table-cell>
          <table:table-cell office:value-type="float" office:value="0.65748700000000004" table:style-name="ce7">
            <text:p>0.657487</text:p>
          </table:table-cell>
          <table:table-cell office:value-type="float" office:value="0.65680799999999995" table:style-name="ce7">
            <text:p>0.656808</text:p>
          </table:table-cell>
          <table:table-cell office:value-type="float" office:value="4.8500000000006871E-4" table:formula="of:=[.G20]-[.$G$5]" table:style-name="ce1">
            <text:p>0.000485</text:p>
          </table:table-cell>
          <table:table-cell office:value-type="float" office:value="3.0700000000005723E-4" table:formula="of:=[.H20]-[.$G$5]" table:style-name="ce1">
            <text:p>0.000307</text:p>
          </table:table-cell>
          <table:table-cell office:value-type="float" office:value="-3.7200000000003897E-4" table:formula="of:=[.I20]-[.$G$5]" table:style-name="ce1">
            <text:p>-0.000372</text:p>
          </table:table-cell>
          <table:table-cell office:value-type="float" office:value="1.5" table:style-name="ce7">
            <text:p>1.5</text:p>
          </table:table-cell>
          <table:table-cell office:value-type="float" office:value="1.63652E-2" table:style-name="ce7">
            <text:p>0.0163652</text:p>
          </table:table-cell>
          <table:table-cell office:value-type="float" office:value="-2.4064199999999998E-3" table:style-name="ce7">
            <text:p>-0.00240642</text:p>
          </table:table-cell>
          <table:table-cell table:number-columns-repeated="16369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-6.0257999999999999E-2" table:style-name="ce1">
            <text:p>-0.060258</text:p>
          </table:table-cell>
          <table:table-cell office:value-type="float" office:value="-0.225857" table:style-name="ce1">
            <text:p>-0.225857</text:p>
          </table:table-cell>
          <table:table-cell office:value-type="float" office:value="-1.4552000000000001E-2" table:style-name="ce1">
            <text:p>-0.014552</text:p>
          </table:table-cell>
          <table:table-cell table:style-name="ce3"/>
          <table:table-cell office:value-type="float" office:value="1.60006" table:style-name="ce7">
            <text:p>1.60006</text:p>
          </table:table-cell>
          <table:table-cell office:value-type="float" office:value="0.65783199999999997" table:style-name="ce7">
            <text:p>0.657832</text:p>
          </table:table-cell>
          <table:table-cell office:value-type="float" office:value="0.65745699999999996" table:style-name="ce7">
            <text:p>0.657457</text:p>
          </table:table-cell>
          <table:table-cell office:value-type="float" office:value="0.656891" table:style-name="ce7">
            <text:p>0.656891</text:p>
          </table:table-cell>
          <table:table-cell office:value-type="float" office:value="6.5199999999998592E-4" table:formula="of:=[.G21]-[.$G$5]" table:style-name="ce1">
            <text:p>0.000652</text:p>
          </table:table-cell>
          <table:table-cell office:value-type="float" office:value="2.7699999999997171E-4" table:formula="of:=[.H21]-[.$G$5]" table:style-name="ce1">
            <text:p>0.000277</text:p>
          </table:table-cell>
          <table:table-cell office:value-type="float" office:value="-2.8899999999998371E-4" table:formula="of:=[.I21]-[.$G$5]" table:style-name="ce1">
            <text:p>-0.000289</text:p>
          </table:table-cell>
          <table:table-cell office:value-type="float" office:value="1.60006" table:style-name="ce7">
            <text:p>1.60006</text:p>
          </table:table-cell>
          <table:table-cell office:value-type="float" office:value="1.02912E-2" table:style-name="ce7">
            <text:p>0.0102912</text:p>
          </table:table-cell>
          <table:table-cell office:value-type="float" office:value="7.1720900000000001E-4" table:style-name="ce7">
            <text:p>0.000717209</text:p>
          </table:table-cell>
          <table:table-cell table:number-columns-repeated="16369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-6.1266000000000001E-2" table:style-name="ce1">
            <text:p>-0.061266</text:p>
          </table:table-cell>
          <table:table-cell office:value-type="float" office:value="-0.22980999999999999" table:style-name="ce1">
            <text:p>-0.22981</text:p>
          </table:table-cell>
          <table:table-cell office:value-type="float" office:value="1.3252999999999999E-2" table:style-name="ce1">
            <text:p>0.013253</text:p>
          </table:table-cell>
          <table:table-cell table:style-name="ce3"/>
          <table:table-cell office:value-type="float" office:value="1.7000599999999999" table:style-name="ce7">
            <text:p>1.70006</text:p>
          </table:table-cell>
          <table:table-cell office:value-type="float" office:value="0.65801399999999999" table:style-name="ce7">
            <text:p>0.658014</text:p>
          </table:table-cell>
          <table:table-cell office:value-type="float" office:value="0.65741899999999998" table:style-name="ce7">
            <text:p>0.657419</text:p>
          </table:table-cell>
          <table:table-cell office:value-type="float" office:value="0.656837" table:style-name="ce7">
            <text:p>0.656837</text:p>
          </table:table-cell>
          <table:table-cell office:value-type="float" office:value="8.3400000000000141E-4" table:formula="of:=[.G22]-[.$G$5]" table:style-name="ce1">
            <text:p>0.000834</text:p>
          </table:table-cell>
          <table:table-cell office:value-type="float" office:value="2.3899999999998922E-4" table:formula="of:=[.H22]-[.$G$5]" table:style-name="ce1">
            <text:p>0.000239</text:p>
          </table:table-cell>
          <table:table-cell office:value-type="float" office:value="-3.4299999999998221E-4" table:formula="of:=[.I22]-[.$G$5]" table:style-name="ce1">
            <text:p>-0.000343</text:p>
          </table:table-cell>
          <table:table-cell office:value-type="float" office:value="1.7000599999999999" table:style-name="ce7">
            <text:p>1.70006</text:p>
          </table:table-cell>
          <table:table-cell office:value-type="float" office:value="6.8869700000000001E-3" table:style-name="ce7">
            <text:p>0.00688697</text:p>
          </table:table-cell>
          <table:table-cell office:value-type="float" office:value="1.62021E-3" table:style-name="ce7">
            <text:p>0.00162021</text:p>
          </table:table-cell>
          <table:table-cell table:number-columns-repeated="16369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-5.9241000000000002E-2" table:style-name="ce1">
            <text:p>-0.059241</text:p>
          </table:table-cell>
          <table:table-cell office:value-type="float" office:value="-0.21636" table:style-name="ce1">
            <text:p>-0.21636</text:p>
          </table:table-cell>
          <table:table-cell office:value-type="float" office:value="4.2020000000000002E-2" table:style-name="ce1">
            <text:p>0.04202</text:p>
          </table:table-cell>
          <table:table-cell table:style-name="ce3"/>
          <table:table-cell office:value-type="float" office:value="1.8000499999999999" table:style-name="ce7">
            <text:p>1.80005</text:p>
          </table:table-cell>
          <table:table-cell office:value-type="float" office:value="0.658188" table:style-name="ce7">
            <text:p>0.658188</text:p>
          </table:table-cell>
          <table:table-cell office:value-type="float" office:value="0.65736300000000003" table:style-name="ce7">
            <text:p>0.657363</text:p>
          </table:table-cell>
          <table:table-cell office:value-type="float" office:value="0.65678800000000004" table:style-name="ce7">
            <text:p>0.656788</text:p>
          </table:table-cell>
          <table:table-cell office:value-type="float" office:value="1.0080000000000089E-3" table:formula="of:=[.G23]-[.$G$5]" table:style-name="ce1">
            <text:p>0.001008</text:p>
          </table:table-cell>
          <table:table-cell office:value-type="float" office:value="1.8300000000004424E-4" table:formula="of:=[.H23]-[.$G$5]" table:style-name="ce1">
            <text:p>0.000183</text:p>
          </table:table-cell>
          <table:table-cell office:value-type="float" office:value="-3.9199999999994795E-4" table:formula="of:=[.I23]-[.$G$5]" table:style-name="ce1">
            <text:p>-0.000392</text:p>
          </table:table-cell>
          <table:table-cell office:value-type="float" office:value="1.8000499999999999" table:style-name="ce7">
            <text:p>1.80005</text:p>
          </table:table-cell>
          <table:table-cell office:value-type="float" office:value="7.0191899999999996E-4" table:style-name="ce7">
            <text:p>0.000701919</text:p>
          </table:table-cell>
          <table:table-cell office:value-type="float" office:value="3.7768400000000001E-3" table:style-name="ce7">
            <text:p>0.00377684</text:p>
          </table:table-cell>
          <table:table-cell table:number-columns-repeated="16369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-5.3240999999999997E-2" table:style-name="ce1">
            <text:p>-0.053241</text:p>
          </table:table-cell>
          <table:table-cell office:value-type="float" office:value="-0.18473000000000001" table:style-name="ce1">
            <text:p>-0.18473</text:p>
          </table:table-cell>
          <table:table-cell office:value-type="float" office:value="7.1418999999999996E-2" table:style-name="ce1">
            <text:p>0.071419</text:p>
          </table:table-cell>
          <table:table-cell table:style-name="ce3"/>
          <table:table-cell office:value-type="float" office:value="1.9000600000000001" table:style-name="ce7">
            <text:p>1.90006</text:p>
          </table:table-cell>
          <table:table-cell office:value-type="float" office:value="0.65843600000000002" table:style-name="ce7">
            <text:p>0.658436</text:p>
          </table:table-cell>
          <table:table-cell office:value-type="float" office:value="0.65737000000000001" table:style-name="ce7">
            <text:p>0.65737</text:p>
          </table:table-cell>
          <table:table-cell office:value-type="float" office:value="0.65673199999999998" table:style-name="ce7">
            <text:p>0.656732</text:p>
          </table:table-cell>
          <table:table-cell office:value-type="float" office:value="1.2560000000000349E-3" table:formula="of:=[.G24]-[.$G$5]" table:style-name="ce1">
            <text:p>0.001256</text:p>
          </table:table-cell>
          <table:table-cell office:value-type="float" office:value="1.9000000000002348E-4" table:formula="of:=[.H24]-[.$G$5]" table:style-name="ce1">
            <text:p>0.00019</text:p>
          </table:table-cell>
          <table:table-cell office:value-type="float" office:value="-4.4800000000000395E-4" table:formula="of:=[.I24]-[.$G$5]" table:style-name="ce1">
            <text:p>-0.000448</text:p>
          </table:table-cell>
          <table:table-cell office:value-type="float" office:value="1.9000600000000001" table:style-name="ce7">
            <text:p>1.90006</text:p>
          </table:table-cell>
          <table:table-cell office:value-type="float" office:value="-4.5487499999999998E-3" table:style-name="ce7">
            <text:p>-0.00454875</text:p>
          </table:table-cell>
          <table:table-cell office:value-type="float" office:value="1.04849E-3" table:style-name="ce7">
            <text:p>0.00104849</text:p>
          </table:table-cell>
          <table:table-cell table:number-columns-repeated="1636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-4.1918999999999998E-2" table:style-name="ce1">
            <text:p>-0.041919</text:p>
          </table:table-cell>
          <table:table-cell office:value-type="float" office:value="-0.13450699999999999" table:style-name="ce1">
            <text:p>-0.134507</text:p>
          </table:table-cell>
          <table:table-cell office:value-type="float" office:value="9.9548999999999999E-2" table:style-name="ce1">
            <text:p>0.099549</text:p>
          </table:table-cell>
          <table:table-cell table:style-name="ce3"/>
          <table:table-cell office:value-type="float" office:value="2.0000100000000001" table:style-name="ce7">
            <text:p>2.00001</text:p>
          </table:table-cell>
          <table:table-cell office:value-type="float" office:value="0.65890300000000002" table:style-name="ce7">
            <text:p>0.658903</text:p>
          </table:table-cell>
          <table:table-cell office:value-type="float" office:value="0.65749000000000002" table:style-name="ce7">
            <text:p>0.65749</text:p>
          </table:table-cell>
          <table:table-cell office:value-type="float" office:value="0.65686500000000003" table:style-name="ce7">
            <text:p>0.656865</text:p>
          </table:table-cell>
          <table:table-cell office:value-type="float" office:value="1.7230000000000301E-3" table:formula="of:=[.G25]-[.$G$5]" table:style-name="ce1">
            <text:p>0.001723</text:p>
          </table:table-cell>
          <table:table-cell office:value-type="float" office:value="3.1000000000003247E-4" table:formula="of:=[.H25]-[.$G$5]" table:style-name="ce1">
            <text:p>0.00031</text:p>
          </table:table-cell>
          <table:table-cell office:value-type="float" office:value="-3.1499999999995421E-4" table:formula="of:=[.I25]-[.$G$5]" table:style-name="ce1">
            <text:p>-0.000315</text:p>
          </table:table-cell>
          <table:table-cell office:value-type="float" office:value="2.0000100000000001" table:style-name="ce7">
            <text:p>2.00001</text:p>
          </table:table-cell>
          <table:table-cell office:value-type="float" office:value="-3.2622599999999999E-3" table:style-name="ce7">
            <text:p>-0.00326226</text:p>
          </table:table-cell>
          <table:table-cell office:value-type="float" office:value="-2.53499E-3" table:style-name="ce7">
            <text:p>-0.00253499</text:p>
          </table:table-cell>
          <table:table-cell table:number-columns-repeated="16369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-2.4395E-2" table:style-name="ce1">
            <text:p>-0.024395</text:p>
          </table:table-cell>
          <table:table-cell office:value-type="float" office:value="-6.6880999999999996E-2" table:style-name="ce1">
            <text:p>-0.066881</text:p>
          </table:table-cell>
          <table:table-cell office:value-type="float" office:value="0.12266100000000001" table:style-name="ce1">
            <text:p>0.122661</text:p>
          </table:table-cell>
          <table:table-cell table:style-name="ce3"/>
          <table:table-cell office:value-type="float" office:value="2.1000100000000002" table:style-name="ce7">
            <text:p>2.10001</text:p>
          </table:table-cell>
          <table:table-cell office:value-type="float" office:value="0.65923500000000002" table:style-name="ce7">
            <text:p>0.659235</text:p>
          </table:table-cell>
          <table:table-cell office:value-type="float" office:value="0.65765799999999996" table:style-name="ce7">
            <text:p>0.657658</text:p>
          </table:table-cell>
          <table:table-cell office:value-type="float" office:value="0.65721200000000002" table:style-name="ce7">
            <text:p>0.657212</text:p>
          </table:table-cell>
          <table:table-cell office:value-type="float" office:value="2.055000000000029E-3" table:formula="of:=[.G26]-[.$G$5]" table:style-name="ce1">
            <text:p>0.002055</text:p>
          </table:table-cell>
          <table:table-cell office:value-type="float" office:value="4.7799999999997844E-4" table:formula="of:=[.H26]-[.$G$5]" table:style-name="ce1">
            <text:p>0.000478</text:p>
          </table:table-cell>
          <table:table-cell office:value-type="float" office:value="3.2000000000032003E-5" table:formula="of:=[.I26]-[.$G$5]" table:style-name="ce1">
            <text:p>3.2E-05</text:p>
          </table:table-cell>
          <table:table-cell office:value-type="float" office:value="2.1000100000000002" table:style-name="ce7">
            <text:p>2.10001</text:p>
          </table:table-cell>
          <table:table-cell office:value-type="float" office:value="6.5387799999999999E-4" table:style-name="ce7">
            <text:p>0.000653878</text:p>
          </table:table-cell>
          <table:table-cell office:value-type="float" office:value="-3.6267700000000001E-3" table:style-name="ce7">
            <text:p>-0.00362677</text:p>
          </table:table-cell>
          <table:table-cell table:number-columns-repeated="16369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-1.0640000000000001E-3" table:style-name="ce1">
            <text:p>-0.001064</text:p>
          </table:table-cell>
          <table:table-cell office:value-type="float" office:value="1.4126E-2" table:style-name="ce1">
            <text:p>0.014126</text:p>
          </table:table-cell>
          <table:table-cell office:value-type="float" office:value="0.135657" table:style-name="ce1">
            <text:p>0.135657</text:p>
          </table:table-cell>
          <table:table-cell table:style-name="ce3"/>
          <table:table-cell office:value-type="float" office:value="2.2000600000000001" table:style-name="ce7">
            <text:p>2.20006</text:p>
          </table:table-cell>
          <table:table-cell office:value-type="float" office:value="0.65935100000000002" table:style-name="ce7">
            <text:p>0.659351</text:p>
          </table:table-cell>
          <table:table-cell office:value-type="float" office:value="0.65782499999999999" table:style-name="ce7">
            <text:p>0.657825</text:p>
          </table:table-cell>
          <table:table-cell office:value-type="float" office:value="0.65763400000000005" table:style-name="ce7">
            <text:p>0.657634</text:p>
          </table:table-cell>
          <table:table-cell office:value-type="float" office:value="2.171000000000034E-3" table:formula="of:=[.G27]-[.$G$5]" table:style-name="ce1">
            <text:p>0.002171</text:p>
          </table:table-cell>
          <table:table-cell office:value-type="float" office:value="6.4500000000000668E-4" table:formula="of:=[.H27]-[.$G$5]" table:style-name="ce1">
            <text:p>0.000645</text:p>
          </table:table-cell>
          <table:table-cell office:value-type="float" office:value="4.5400000000006546E-4" table:formula="of:=[.I27]-[.$G$5]" table:style-name="ce1">
            <text:p>0.000454</text:p>
          </table:table-cell>
          <table:table-cell office:value-type="float" office:value="2.2000600000000001" table:style-name="ce7">
            <text:p>2.20006</text:p>
          </table:table-cell>
          <table:table-cell office:value-type="float" office:value="3.8995800000000001E-3" table:style-name="ce7">
            <text:p>0.00389958</text:p>
          </table:table-cell>
          <table:table-cell office:value-type="float" office:value="-4.0406599999999997E-3" table:style-name="ce7">
            <text:p>-0.00404066</text:p>
          </table:table-cell>
          <table:table-cell table:number-columns-repeated="16369"/>
        </table:table-row>
        <table:table-row table:style-name="ro3">
          <table:table-cell office:value-type="float" office:value="2.2999999999999998" table:style-name="ce1">
            <text:p>2.3</text:p>
          </table:table-cell>
          <table:table-cell office:value-type="float" office:value="2.5826000000000002E-2" table:style-name="ce1">
            <text:p>0.025826</text:p>
          </table:table-cell>
          <table:table-cell office:value-type="float" office:value="0.100659" table:style-name="ce1">
            <text:p>0.100659</text:p>
          </table:table-cell>
          <table:table-cell office:value-type="float" office:value="0.13367100000000001" table:style-name="ce1">
            <text:p>0.133671</text:p>
          </table:table-cell>
          <table:table-cell table:style-name="ce3"/>
          <table:table-cell office:value-type="float" office:value="2.3000500000000001" table:style-name="ce7">
            <text:p>2.30005</text:p>
          </table:table-cell>
          <table:table-cell office:value-type="float" office:value="0.65937699999999999" table:style-name="ce7">
            <text:p>0.659377</text:p>
          </table:table-cell>
          <table:table-cell office:value-type="float" office:value="0.658084" table:style-name="ce7">
            <text:p>0.658084</text:p>
          </table:table-cell>
          <table:table-cell office:value-type="float" office:value="0.65798999999999996" table:style-name="ce7">
            <text:p>0.65799</text:p>
          </table:table-cell>
          <table:table-cell office:value-type="float" office:value="2.1970000000000045E-3" table:formula="of:=[.G28]-[.$G$5]" table:style-name="ce1">
            <text:p>0.002197</text:p>
          </table:table-cell>
          <table:table-cell office:value-type="float" office:value="9.040000000000159E-4" table:formula="of:=[.H28]-[.$G$5]" table:style-name="ce1">
            <text:p>0.000904</text:p>
          </table:table-cell>
          <table:table-cell office:value-type="float" office:value="8.099999999999774E-4" table:formula="of:=[.I28]-[.$G$5]" table:style-name="ce1">
            <text:p>0.00081</text:p>
          </table:table-cell>
          <table:table-cell office:value-type="float" office:value="2.3000500000000001" table:style-name="ce7">
            <text:p>2.30005</text:p>
          </table:table-cell>
          <table:table-cell office:value-type="float" office:value="6.8159900000000001E-3" table:style-name="ce7">
            <text:p>0.00681599</text:p>
          </table:table-cell>
          <table:table-cell office:value-type="float" office:value="-7.0959700000000004E-5" table:style-name="ce7">
            <text:p>-7.09597E-05</text:p>
          </table:table-cell>
          <table:table-cell table:number-columns-repeated="16369"/>
        </table:table-row>
        <table:table-row table:style-name="ro3">
          <table:table-cell office:value-type="float" office:value="2.4" table:style-name="ce1">
            <text:p>2.4</text:p>
          </table:table-cell>
          <table:table-cell office:value-type="float" office:value="5.2361999999999999E-2" table:style-name="ce1">
            <text:p>0.052362</text:p>
          </table:table-cell>
          <table:table-cell office:value-type="float" office:value="0.18168599999999999" table:style-name="ce1">
            <text:p>0.181686</text:p>
          </table:table-cell>
          <table:table-cell office:value-type="float" office:value="0.113957" table:style-name="ce1">
            <text:p>0.113957</text:p>
          </table:table-cell>
          <table:table-cell table:style-name="ce3"/>
          <table:table-cell office:value-type="float" office:value="2.40001" table:style-name="ce7">
            <text:p>2.40001</text:p>
          </table:table-cell>
          <table:table-cell office:value-type="float" office:value="0.65934499999999996" table:style-name="ce7">
            <text:p>0.659345</text:p>
          </table:table-cell>
          <table:table-cell office:value-type="float" office:value="0.65851800000000005" table:style-name="ce7">
            <text:p>0.658518</text:p>
          </table:table-cell>
          <table:table-cell office:value-type="float" office:value="0.65820699999999999" table:style-name="ce7">
            <text:p>0.658207</text:p>
          </table:table-cell>
          <table:table-cell office:value-type="float" office:value="2.1649999999999725E-3" table:formula="of:=[.G29]-[.$G$5]" table:style-name="ce1">
            <text:p>0.002165</text:p>
          </table:table-cell>
          <table:table-cell office:value-type="float" office:value="1.3380000000000614E-3" table:formula="of:=[.H29]-[.$G$5]" table:style-name="ce1">
            <text:p>0.001338</text:p>
          </table:table-cell>
          <table:table-cell office:value-type="float" office:value="1.0270000000000001E-3" table:formula="of:=[.I29]-[.$G$5]" table:style-name="ce1">
            <text:p>0.001027</text:p>
          </table:table-cell>
          <table:table-cell office:value-type="float" office:value="2.40001" table:style-name="ce7">
            <text:p>2.40001</text:p>
          </table:table-cell>
          <table:table-cell office:value-type="float" office:value="4.0209399999999998E-3" table:style-name="ce7">
            <text:p>0.00402094</text:p>
          </table:table-cell>
          <table:table-cell office:value-type="float" office:value="6.7658600000000003E-3" table:style-name="ce7">
            <text:p>0.00676586</text:p>
          </table:table-cell>
          <table:table-cell table:number-columns-repeated="16369"/>
        </table:table-row>
        <table:table-row table:style-name="ro3">
          <table:table-cell office:value-type="float" office:value="2.5" table:style-name="ce1">
            <text:p>2.5</text:p>
          </table:table-cell>
          <table:table-cell office:value-type="float" office:value="7.3833999999999997E-2" table:style-name="ce1">
            <text:p>0.073834</text:p>
          </table:table-cell>
          <table:table-cell office:value-type="float" office:value="0.24505099999999999" table:style-name="ce1">
            <text:p>0.245051</text:p>
          </table:table-cell>
          <table:table-cell office:value-type="float" office:value="7.7274999999999996E-2" table:style-name="ce1">
            <text:p>0.077275</text:p>
          </table:table-cell>
          <table:table-cell table:style-name="ce3"/>
          <table:table-cell office:value-type="float" office:value="2.5000200000000001" table:style-name="ce7">
            <text:p>2.50002</text:p>
          </table:table-cell>
          <table:table-cell office:value-type="float" office:value="0.658995" table:style-name="ce7">
            <text:p>0.658995</text:p>
          </table:table-cell>
          <table:table-cell office:value-type="float" office:value="0.65889900000000001" table:style-name="ce7">
            <text:p>0.658899</text:p>
          </table:table-cell>
          <table:table-cell office:value-type="float" office:value="0.65829300000000002" table:style-name="ce7">
            <text:p>0.658293</text:p>
          </table:table-cell>
          <table:table-cell office:value-type="float" office:value="1.815000000000011E-3" table:formula="of:=[.G30]-[.$G$5]" table:style-name="ce1">
            <text:p>0.001815</text:p>
          </table:table-cell>
          <table:table-cell office:value-type="float" office:value="1.7190000000000261E-3" table:formula="of:=[.H30]-[.$G$5]" table:style-name="ce1">
            <text:p>0.001719</text:p>
          </table:table-cell>
          <table:table-cell office:value-type="float" office:value="1.1130000000000306E-3" table:formula="of:=[.I30]-[.$G$5]" table:style-name="ce1">
            <text:p>0.001113</text:p>
          </table:table-cell>
          <table:table-cell office:value-type="float" office:value="2.5000200000000001" table:style-name="ce7">
            <text:p>2.50002</text:p>
          </table:table-cell>
          <table:table-cell office:value-type="float" office:value="3.7516200000000002E-3" table:style-name="ce7">
            <text:p>0.00375162</text:p>
          </table:table-cell>
          <table:table-cell office:value-type="float" office:value="6.3092399999999998E-3" table:style-name="ce7">
            <text:p>0.00630924</text:p>
          </table:table-cell>
          <table:table-cell table:number-columns-repeated="16369"/>
        </table:table-row>
        <table:table-row table:style-name="ro3">
          <table:table-cell office:value-type="float" office:value="2.6" table:style-name="ce1">
            <text:p>2.6</text:p>
          </table:table-cell>
          <table:table-cell office:value-type="float" office:value="8.6004999999999998E-2" table:style-name="ce1">
            <text:p>0.086005</text:p>
          </table:table-cell>
          <table:table-cell office:value-type="float" office:value="0.28028199999999998" table:style-name="ce1">
            <text:p>0.280282</text:p>
          </table:table-cell>
          <table:table-cell office:value-type="float" office:value="2.8268999999999999E-2" table:style-name="ce1">
            <text:p>0.028269</text:p>
          </table:table-cell>
          <table:table-cell table:style-name="ce3"/>
          <table:table-cell office:value-type="float" office:value="2.60005" table:style-name="ce7">
            <text:p>2.60005</text:p>
          </table:table-cell>
          <table:table-cell office:value-type="float" office:value="0.65815400000000002" table:style-name="ce7">
            <text:p>0.658154</text:p>
          </table:table-cell>
          <table:table-cell office:value-type="float" office:value="0.65911900000000001" table:style-name="ce7">
            <text:p>0.659119</text:p>
          </table:table-cell>
          <table:table-cell office:value-type="float" office:value="0.658327" table:style-name="ce7">
            <text:p>0.658327</text:p>
          </table:table-cell>
          <table:table-cell office:value-type="float" office:value="9.740000000000304E-4" table:formula="of:=[.G31]-[.$G$5]" table:style-name="ce1">
            <text:p>0.000974</text:p>
          </table:table-cell>
          <table:table-cell office:value-type="float" office:value="1.939000000000024E-3" table:formula="of:=[.H31]-[.$G$5]" table:style-name="ce1">
            <text:p>0.001939</text:p>
          </table:table-cell>
          <table:table-cell office:value-type="float" office:value="1.1470000000000091E-3" table:formula="of:=[.I31]-[.$G$5]" table:style-name="ce1">
            <text:p>0.001147</text:p>
          </table:table-cell>
          <table:table-cell office:value-type="float" office:value="2.60005" table:style-name="ce7">
            <text:p>2.60005</text:p>
          </table:table-cell>
          <table:table-cell office:value-type="float" office:value="2.1624499999999998E-3" table:style-name="ce7">
            <text:p>0.00216245</text:p>
          </table:table-cell>
          <table:table-cell office:value-type="float" office:value="8.6088599999999994E-3" table:style-name="ce7">
            <text:p>0.00860886</text:p>
          </table:table-cell>
          <table:table-cell/>
          <table:table-cell table:style-name="ce1">
            <draw:frame draw:z-index="3" draw:id="id2" draw:style-name="a2" draw:name="Gráfico 3" svg:x="0.03274in" svg:y="0.02678in" svg:width="9.12351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3">
          <table:table-cell office:value-type="float" office:value="2.7" table:style-name="ce1">
            <text:p>2.7</text:p>
          </table:table-cell>
          <table:table-cell office:value-type="float" office:value="8.6338999999999999E-2" table:style-name="ce1">
            <text:p>0.086339</text:p>
          </table:table-cell>
          <table:table-cell office:value-type="float" office:value="0.28124300000000002" table:style-name="ce1">
            <text:p>0.281243</text:p>
          </table:table-cell>
          <table:table-cell office:value-type="float" office:value="-2.5395999999999998E-2" table:style-name="ce1">
            <text:p>-0.025396</text:p>
          </table:table-cell>
          <table:table-cell table:style-name="ce3"/>
          <table:table-cell office:value-type="float" office:value="2.7000099999999998" table:style-name="ce7">
            <text:p>2.70001</text:p>
          </table:table-cell>
          <table:table-cell office:value-type="float" office:value="0.65673499999999996" table:style-name="ce7">
            <text:p>0.656735</text:p>
          </table:table-cell>
          <table:table-cell office:value-type="float" office:value="0.65927599999999997" table:style-name="ce7">
            <text:p>0.659276</text:p>
          </table:table-cell>
          <table:table-cell office:value-type="float" office:value="0.65835299999999997" table:style-name="ce7">
            <text:p>0.658353</text:p>
          </table:table-cell>
          <table:table-cell office:value-type="float" office:value="-4.4500000000002871E-4" table:formula="of:=[.G32]-[.$G$5]" table:style-name="ce1">
            <text:p>-0.000445</text:p>
          </table:table-cell>
          <table:table-cell office:value-type="float" office:value="2.0959999999999868E-3" table:formula="of:=[.H32]-[.$G$5]" table:style-name="ce1">
            <text:p>0.002096</text:p>
          </table:table-cell>
          <table:table-cell office:value-type="float" office:value="1.1729999999999796E-3" table:formula="of:=[.I32]-[.$G$5]" table:style-name="ce1">
            <text:p>0.001173</text:p>
          </table:table-cell>
          <table:table-cell office:value-type="float" office:value="2.7000099999999998" table:style-name="ce7">
            <text:p>2.70001</text:p>
          </table:table-cell>
          <table:table-cell office:value-type="float" office:value="4.1787300000000003E-3" table:style-name="ce7">
            <text:p>0.00417873</text:p>
          </table:table-cell>
          <table:table-cell office:value-type="float" office:value="7.0357400000000004E-3" table:style-name="ce7">
            <text:p>0.00703574</text:p>
          </table:table-cell>
          <table:table-cell table:number-columns-repeated="16369"/>
        </table:table-row>
        <table:table-row table:style-name="ro3">
          <table:table-cell office:value-type="float" office:value="2.8" table:style-name="ce1">
            <text:p>2.8</text:p>
          </table:table-cell>
          <table:table-cell office:value-type="float" office:value="7.4765999999999999E-2" table:style-name="ce1">
            <text:p>0.074766</text:p>
          </table:table-cell>
          <table:table-cell office:value-type="float" office:value="0.24776500000000001" table:style-name="ce1">
            <text:p>0.247765</text:p>
          </table:table-cell>
          <table:table-cell office:value-type="float" office:value="-7.4871999999999994E-2" table:style-name="ce1">
            <text:p>-0.074872</text:p>
          </table:table-cell>
          <table:table-cell table:style-name="ce3"/>
          <table:table-cell office:value-type="float" office:value="2.80002" table:style-name="ce7">
            <text:p>2.80002</text:p>
          </table:table-cell>
          <table:table-cell office:value-type="float" office:value="0.654671" table:style-name="ce7">
            <text:p>0.654671</text:p>
          </table:table-cell>
          <table:table-cell office:value-type="float" office:value="0.659273" table:style-name="ce7">
            <text:p>0.659273</text:p>
          </table:table-cell>
          <table:table-cell office:value-type="float" office:value="0.65839999999999999" table:style-name="ce7">
            <text:p>0.6584</text:p>
          </table:table-cell>
          <table:table-cell office:value-type="float" office:value="-2.5089999999999835E-3" table:formula="of:=[.G33]-[.$G$5]" table:style-name="ce1">
            <text:p>-0.002509</text:p>
          </table:table-cell>
          <table:table-cell office:value-type="float" office:value="2.0930000000000115E-3" table:formula="of:=[.H33]-[.$G$5]" table:style-name="ce1">
            <text:p>0.002093</text:p>
          </table:table-cell>
          <table:table-cell office:value-type="float" office:value="1.2199999999999989E-3" table:formula="of:=[.I33]-[.$G$5]" table:style-name="ce1">
            <text:p>0.00122</text:p>
          </table:table-cell>
          <table:table-cell office:value-type="float" office:value="2.80002" table:style-name="ce7">
            <text:p>2.80002</text:p>
          </table:table-cell>
          <table:table-cell office:value-type="float" office:value="6.8707899999999999E-3" table:style-name="ce7">
            <text:p>0.00687079</text:p>
          </table:table-cell>
          <table:table-cell office:value-type="float" office:value="4.8894699999999999E-3" table:style-name="ce7">
            <text:p>0.00488947</text:p>
          </table:table-cell>
          <table:table-cell table:number-columns-repeated="16369"/>
        </table:table-row>
        <table:table-row table:style-name="ro3">
          <table:table-cell office:value-type="float" office:value="2.9" table:style-name="ce1">
            <text:p>2.9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0.18568699999999999" table:style-name="ce1">
            <text:p>0.185687</text:p>
          </table:table-cell>
          <table:table-cell office:value-type="float" office:value="-0.112376" table:style-name="ce1">
            <text:p>-0.112376</text:p>
          </table:table-cell>
          <table:table-cell table:style-name="ce3"/>
          <table:table-cell office:value-type="float" office:value="2.9000300000000001" table:style-name="ce7">
            <text:p>2.90003</text:p>
          </table:table-cell>
          <table:table-cell office:value-type="float" office:value="0.65210100000000004" table:style-name="ce7">
            <text:p>0.652101</text:p>
          </table:table-cell>
          <table:table-cell office:value-type="float" office:value="0.65901699999999996" table:style-name="ce7">
            <text:p>0.659017</text:p>
          </table:table-cell>
          <table:table-cell office:value-type="float" office:value="0.65854000000000001" table:style-name="ce7">
            <text:p>0.65854</text:p>
          </table:table-cell>
          <table:table-cell office:value-type="float" office:value="-5.0789999999999447E-3" table:formula="of:=[.G34]-[.$G$5]" table:style-name="ce1">
            <text:p>-0.005079</text:p>
          </table:table-cell>
          <table:table-cell office:value-type="float" office:value="1.8369999999999775E-3" table:formula="of:=[.H34]-[.$G$5]" table:style-name="ce1">
            <text:p>0.001837</text:p>
          </table:table-cell>
          <table:table-cell office:value-type="float" office:value="1.3600000000000279E-3" table:formula="of:=[.I34]-[.$G$5]" table:style-name="ce1">
            <text:p>0.00136</text:p>
          </table:table-cell>
          <table:table-cell office:value-type="float" office:value="2.9000300000000001" table:style-name="ce7">
            <text:p>2.90003</text:p>
          </table:table-cell>
          <table:table-cell office:value-type="float" office:value="7.3058100000000003E-3" table:style-name="ce7">
            <text:p>0.00730581</text:p>
          </table:table-cell>
          <table:table-cell office:value-type="float" office:value="2.27377E-3" table:style-name="ce7">
            <text:p>0.00227377</text:p>
          </table:table-cell>
          <table:table-cell table:number-columns-repeated="16369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float" office:value="2.7317000000000001E-2" table:style-name="ce1">
            <text:p>0.027317</text:p>
          </table:table-cell>
          <table:table-cell office:value-type="float" office:value="0.105309" table:style-name="ce1">
            <text:p>0.105309</text:p>
          </table:table-cell>
          <table:table-cell office:value-type="float" office:value="-0.13306599999999999" table:style-name="ce1">
            <text:p>-0.133066</text:p>
          </table:table-cell>
          <table:table-cell table:style-name="ce3"/>
          <table:table-cell office:value-type="float" office:value="3.0000200000000001" table:style-name="ce7">
            <text:p>3.00002</text:p>
          </table:table-cell>
          <table:table-cell office:value-type="float" office:value="0.64911700000000006" table:style-name="ce7">
            <text:p>0.649117</text:p>
          </table:table-cell>
          <table:table-cell office:value-type="float" office:value="0.65830500000000003" table:style-name="ce7">
            <text:p>0.658305</text:p>
          </table:table-cell>
          <table:table-cell office:value-type="float" office:value="0.65873099999999996" table:style-name="ce7">
            <text:p>0.658731</text:p>
          </table:table-cell>
          <table:table-cell office:value-type="float" office:value="-8.0629999999999313E-3" table:formula="of:=[.G35]-[.$G$5]" table:style-name="ce1">
            <text:p>-0.008063</text:p>
          </table:table-cell>
          <table:table-cell office:value-type="float" office:value="1.1250000000000426E-3" table:formula="of:=[.H35]-[.$G$5]" table:style-name="ce1">
            <text:p>0.001125</text:p>
          </table:table-cell>
          <table:table-cell office:value-type="float" office:value="1.5509999999999691E-3" table:formula="of:=[.I35]-[.$G$5]" table:style-name="ce1">
            <text:p>0.001551</text:p>
          </table:table-cell>
          <table:table-cell office:value-type="float" office:value="3.0000200000000001" table:style-name="ce7">
            <text:p>3.00002</text:p>
          </table:table-cell>
          <table:table-cell office:value-type="float" office:value="7.6784699999999997E-3" table:style-name="ce7">
            <text:p>0.00767847</text:p>
          </table:table-cell>
          <table:table-cell office:value-type="float" office:value="-1.09465E-3" table:style-name="ce7">
            <text:p>-0.00109465</text:p>
          </table:table-cell>
          <table:table-cell table:number-columns-repeated="16369"/>
        </table:table-row>
        <table:table-row table:style-name="ro3">
          <table:table-cell office:value-type="float" office:value="3.1" table:style-name="ce1">
            <text:p>3.1</text:p>
          </table:table-cell>
          <table:table-cell office:value-type="float" office:value="3.3300000000000002E-4" table:style-name="ce1">
            <text:p>0.000333</text:p>
          </table:table-cell>
          <table:table-cell office:value-type="float" office:value="1.8770999999999999E-2" table:style-name="ce1">
            <text:p>0.018771</text:p>
          </table:table-cell>
          <table:table-cell office:value-type="float" office:value="-0.13597100000000001" table:style-name="ce1">
            <text:p>-0.135971</text:p>
          </table:table-cell>
          <table:table-cell table:style-name="ce3"/>
          <table:table-cell office:value-type="float" office:value="3.1000100000000002" table:style-name="ce7">
            <text:p>3.10001</text:p>
          </table:table-cell>
          <table:table-cell office:value-type="float" office:value="0.64605999999999997" table:style-name="ce7">
            <text:p>0.64606</text:p>
          </table:table-cell>
          <table:table-cell office:value-type="float" office:value="0.65717800000000004" table:style-name="ce7">
            <text:p>0.657178</text:p>
          </table:table-cell>
          <table:table-cell office:value-type="float" office:value="0.65883700000000001" table:style-name="ce7">
            <text:p>0.658837</text:p>
          </table:table-cell>
          <table:table-cell office:value-type="float" office:value="-1.1120000000000019E-2" table:formula="of:=[.G36]-[.$G$5]" table:style-name="ce1">
            <text:p>-0.01112</text:p>
          </table:table-cell>
          <table:table-cell office:value-type="float" office:value="-1.999999999946489E-6" table:formula="of:=[.H36]-[.$G$5]" table:style-name="ce1">
            <text:p>-2E-06</text:p>
          </table:table-cell>
          <table:table-cell office:value-type="float" office:value="1.6570000000000196E-3" table:formula="of:=[.I36]-[.$G$5]" table:style-name="ce1">
            <text:p>0.001657</text:p>
          </table:table-cell>
          <table:table-cell office:value-type="float" office:value="3.1000100000000002" table:style-name="ce7">
            <text:p>3.10001</text:p>
          </table:table-cell>
          <table:table-cell office:value-type="float" office:value="2.5897899999999998E-3" table:style-name="ce7">
            <text:p>0.00258979</text:p>
          </table:table-cell>
          <table:table-cell office:value-type="float" office:value="-4.1263000000000003E-3" table:style-name="ce7">
            <text:p>-0.0041263</text:p>
          </table:table-cell>
          <table:table-cell table:number-columns-repeated="16369"/>
        </table:table-row>
        <table:table-row table:style-name="ro3">
          <table:table-cell office:value-type="float" office:value="3.2" table:style-name="ce1">
            <text:p>3.2</text:p>
          </table:table-cell>
          <table:table-cell office:value-type="float" office:value="-2.3265000000000001E-2" table:style-name="ce1">
            <text:p>-0.023265</text:p>
          </table:table-cell>
          <table:table-cell office:value-type="float" office:value="-6.2771999999999994E-2" table:style-name="ce1">
            <text:p>-0.062772</text:p>
          </table:table-cell>
          <table:table-cell office:value-type="float" office:value="-0.12367499999999999" table:style-name="ce1">
            <text:p>-0.123675</text:p>
          </table:table-cell>
          <table:table-cell table:style-name="ce3"/>
          <table:table-cell office:value-type="float" office:value="3.2000099999999998" table:style-name="ce7">
            <text:p>3.20001</text:p>
          </table:table-cell>
          <table:table-cell office:value-type="float" office:value="0.64317999999999997" table:style-name="ce7">
            <text:p>0.64318</text:p>
          </table:table-cell>
          <table:table-cell office:value-type="float" office:value="0.65557200000000004" table:style-name="ce7">
            <text:p>0.655572</text:p>
          </table:table-cell>
          <table:table-cell office:value-type="float" office:value="0.658721" table:style-name="ce7">
            <text:p>0.658721</text:p>
          </table:table-cell>
          <table:table-cell office:value-type="float" office:value="-1.4000000000000012E-2" table:formula="of:=[.G37]-[.$G$5]" table:style-name="ce1">
            <text:p>-0.014</text:p>
          </table:table-cell>
          <table:table-cell office:value-type="float" office:value="-1.6079999999999428E-3" table:formula="of:=[.H37]-[.$G$5]" table:style-name="ce1">
            <text:p>-0.001608</text:p>
          </table:table-cell>
          <table:table-cell office:value-type="float" office:value="1.5410000000000146E-3" table:formula="of:=[.I37]-[.$G$5]" table:style-name="ce1">
            <text:p>0.001541</text:p>
          </table:table-cell>
          <table:table-cell office:value-type="float" office:value="3.2000099999999998" table:style-name="ce7">
            <text:p>3.20001</text:p>
          </table:table-cell>
          <table:table-cell office:value-type="float" office:value="-6.2111099999999997E-3" table:style-name="ce7">
            <text:p>-0.00621111</text:p>
          </table:table-cell>
          <table:table-cell office:value-type="float" office:value="-6.8314500000000002E-3" table:style-name="ce7">
            <text:p>-0.00683145</text:p>
          </table:table-cell>
          <table:table-cell table:number-columns-repeated="16369"/>
        </table:table-row>
        <table:table-row table:style-name="ro3">
          <table:table-cell office:value-type="float" office:value="3.3" table:style-name="ce1">
            <text:p>3.3</text:p>
          </table:table-cell>
          <table:table-cell office:value-type="float" office:value="-4.113E-2" table:style-name="ce1">
            <text:p>-0.04113</text:p>
          </table:table-cell>
          <table:table-cell office:value-type="float" office:value="-0.13125999999999999" table:style-name="ce1">
            <text:p>-0.13126</text:p>
          </table:table-cell>
          <table:table-cell office:value-type="float" office:value="-0.100975" table:style-name="ce1">
            <text:p>-0.100975</text:p>
          </table:table-cell>
          <table:table-cell table:style-name="ce3"/>
          <table:table-cell office:value-type="float" office:value="3.3000099999999999" table:style-name="ce7">
            <text:p>3.30001</text:p>
          </table:table-cell>
          <table:table-cell office:value-type="float" office:value="0.64082899999999998" table:style-name="ce7">
            <text:p>0.640829</text:p>
          </table:table-cell>
          <table:table-cell office:value-type="float" office:value="0.65344999999999998" table:style-name="ce7">
            <text:p>0.65345</text:p>
          </table:table-cell>
          <table:table-cell office:value-type="float" office:value="0.65835500000000002" table:style-name="ce7">
            <text:p>0.658355</text:p>
          </table:table-cell>
          <table:table-cell office:value-type="float" office:value="-1.6351000000000004E-2" table:formula="of:=[.G38]-[.$G$5]" table:style-name="ce1">
            <text:p>-0.016351</text:p>
          </table:table-cell>
          <table:table-cell office:value-type="float" office:value="-3.7300000000000111E-3" table:formula="of:=[.H38]-[.$G$5]" table:style-name="ce1">
            <text:p>-0.00373</text:p>
          </table:table-cell>
          <table:table-cell office:value-type="float" office:value="1.1750000000000371E-3" table:formula="of:=[.I38]-[.$G$5]" table:style-name="ce1">
            <text:p>0.001175</text:p>
          </table:table-cell>
          <table:table-cell office:value-type="float" office:value="3.3000099999999999" table:style-name="ce7">
            <text:p>3.30001</text:p>
          </table:table-cell>
          <table:table-cell office:value-type="float" office:value="-1.5988200000000001E-2" table:style-name="ce7">
            <text:p>-0.0159882</text:p>
          </table:table-cell>
          <table:table-cell office:value-type="float" office:value="-8.1323999999999997E-3" table:style-name="ce7">
            <text:p>-0.0081324</text:p>
          </table:table-cell>
          <table:table-cell table:number-columns-repeated="16369"/>
        </table:table-row>
        <table:table-row table:style-name="ro3">
          <table:table-cell office:value-type="float" office:value="3.4" table:style-name="ce1">
            <text:p>3.4</text:p>
          </table:table-cell>
          <table:table-cell office:value-type="float" office:value="-5.2796000000000003E-2" table:style-name="ce1">
            <text:p>-0.052796</text:p>
          </table:table-cell>
          <table:table-cell office:value-type="float" office:value="-0.18255399999999999" table:style-name="ce1">
            <text:p>-0.182554</text:p>
          </table:table-cell>
          <table:table-cell office:value-type="float" office:value="-7.3035000000000003E-2" table:style-name="ce1">
            <text:p>-0.073035</text:p>
          </table:table-cell>
          <table:table-cell table:style-name="ce3"/>
          <table:table-cell office:value-type="float" office:value="3.4000599999999999" table:style-name="ce7">
            <text:p>3.40006</text:p>
          </table:table-cell>
          <table:table-cell office:value-type="float" office:value="0.63955700000000004" table:style-name="ce7">
            <text:p>0.639557</text:p>
          </table:table-cell>
          <table:table-cell office:value-type="float" office:value="0.65090300000000001" table:style-name="ce7">
            <text:p>0.650903</text:p>
          </table:table-cell>
          <table:table-cell office:value-type="float" office:value="0.65773000000000004" table:style-name="ce7">
            <text:p>0.65773</text:p>
          </table:table-cell>
          <table:table-cell office:value-type="float" office:value="-1.7622999999999944E-2" table:formula="of:=[.G39]-[.$G$5]" table:style-name="ce1">
            <text:p>-0.017623</text:p>
          </table:table-cell>
          <table:table-cell office:value-type="float" office:value="-6.276999999999977E-3" table:formula="of:=[.H39]-[.$G$5]" table:style-name="ce1">
            <text:p>-0.006277</text:p>
          </table:table-cell>
          <table:table-cell office:value-type="float" office:value="5.5000000000005045E-4" table:formula="of:=[.I39]-[.$G$5]" table:style-name="ce1">
            <text:p>0.00055</text:p>
          </table:table-cell>
          <table:table-cell office:value-type="float" office:value="3.4000599999999999" table:style-name="ce7">
            <text:p>3.40006</text:p>
          </table:table-cell>
          <table:table-cell office:value-type="float" office:value="-2.6991399999999999E-2" table:style-name="ce7">
            <text:p>-0.0269914</text:p>
          </table:table-cell>
          <table:table-cell office:value-type="float" office:value="-7.9442699999999998E-3" table:style-name="ce7">
            <text:p>-0.00794427</text:p>
          </table:table-cell>
          <table:table-cell table:number-columns-repeated="16369"/>
        </table:table-row>
        <table:table-row table:style-name="ro3">
          <table:table-cell office:value-type="float" office:value="3.5" table:style-name="ce1">
            <text:p>3.5</text:p>
          </table:table-cell>
          <table:table-cell office:value-type="float" office:value="-5.9230999999999999E-2" table:style-name="ce1">
            <text:p>-0.059231</text:p>
          </table:table-cell>
          <table:table-cell office:value-type="float" office:value="-0.21585399999999999" table:style-name="ce1">
            <text:p>-0.215854</text:p>
          </table:table-cell>
          <table:table-cell office:value-type="float" office:value="-4.3757999999999998E-2" table:style-name="ce1">
            <text:p>-0.043758</text:p>
          </table:table-cell>
          <table:table-cell table:style-name="ce3"/>
          <table:table-cell office:value-type="float" office:value="3.5000599999999999" table:style-name="ce7">
            <text:p>3.50006</text:p>
          </table:table-cell>
          <table:table-cell office:value-type="float" office:value="0.63991299999999995" table:style-name="ce7">
            <text:p>0.639913</text:p>
          </table:table-cell>
          <table:table-cell office:value-type="float" office:value="0.64817499999999995" table:style-name="ce7">
            <text:p>0.648175</text:p>
          </table:table-cell>
          <table:table-cell office:value-type="float" office:value="0.65681400000000001" table:style-name="ce7">
            <text:p>0.656814</text:p>
          </table:table-cell>
          <table:table-cell office:value-type="float" office:value="-1.7267000000000032E-2" table:formula="of:=[.G40]-[.$G$5]" table:style-name="ce1">
            <text:p>-0.017267</text:p>
          </table:table-cell>
          <table:table-cell office:value-type="float" office:value="-9.0050000000000407E-3" table:formula="of:=[.H40]-[.$G$5]" table:style-name="ce1">
            <text:p>-0.009005</text:p>
          </table:table-cell>
          <table:table-cell office:value-type="float" office:value="-3.6599999999997745E-4" table:formula="of:=[.I40]-[.$G$5]" table:style-name="ce1">
            <text:p>-0.000366</text:p>
          </table:table-cell>
          <table:table-cell office:value-type="float" office:value="3.5000599999999999" table:style-name="ce7">
            <text:p>3.50006</text:p>
          </table:table-cell>
          <table:table-cell office:value-type="float" office:value="-3.90012E-2" table:style-name="ce7">
            <text:p>-0.0390012</text:p>
          </table:table-cell>
          <table:table-cell office:value-type="float" office:value="-8.1867799999999994E-3" table:style-name="ce7">
            <text:p>-0.00818678</text:p>
          </table:table-cell>
          <table:table-cell table:number-columns-repeated="16369"/>
        </table:table-row>
        <table:table-row table:style-name="ro3">
          <table:table-cell office:value-type="float" office:value="3.6" table:style-name="ce1">
            <text:p>3.6</text:p>
          </table:table-cell>
          <table:table-cell office:value-type="float" office:value="-6.1942999999999998E-2" table:style-name="ce1">
            <text:p>-0.061943</text:p>
          </table:table-cell>
          <table:table-cell office:value-type="float" office:value="-0.23217199999999999" table:style-name="ce1">
            <text:p>-0.232172</text:p>
          </table:table-cell>
          <table:table-cell office:value-type="float" office:value="-1.4959E-2" table:style-name="ce1">
            <text:p>-0.014959</text:p>
          </table:table-cell>
          <table:table-cell table:style-name="ce3"/>
          <table:table-cell office:value-type="float" office:value="3.6000299999999998" table:style-name="ce7">
            <text:p>3.60003</text:p>
          </table:table-cell>
          <table:table-cell office:value-type="float" office:value="0.64255499999999999" table:style-name="ce7">
            <text:p>0.642555</text:p>
          </table:table-cell>
          <table:table-cell office:value-type="float" office:value="0.64564900000000003" table:style-name="ce7">
            <text:p>0.645649</text:p>
          </table:table-cell>
          <table:table-cell office:value-type="float" office:value="0.65550600000000003" table:style-name="ce7">
            <text:p>0.655506</text:p>
          </table:table-cell>
          <table:table-cell office:value-type="float" office:value="-1.4624999999999999E-2" table:formula="of:=[.G41]-[.$G$5]" table:style-name="ce1">
            <text:p>-0.014625</text:p>
          </table:table-cell>
          <table:table-cell office:value-type="float" office:value="-1.1530999999999958E-2" table:formula="of:=[.H41]-[.$G$5]" table:style-name="ce1">
            <text:p>-0.011531</text:p>
          </table:table-cell>
          <table:table-cell office:value-type="float" office:value="-1.6739999999999533E-3" table:formula="of:=[.I41]-[.$G$5]" table:style-name="ce1">
            <text:p>-0.001674</text:p>
          </table:table-cell>
          <table:table-cell office:value-type="float" office:value="3.6000299999999998" table:style-name="ce7">
            <text:p>3.60003</text:p>
          </table:table-cell>
          <table:table-cell office:value-type="float" office:value="-4.8308900000000002E-2" table:style-name="ce7">
            <text:p>-0.0483089</text:p>
          </table:table-cell>
          <table:table-cell office:value-type="float" office:value="-7.6952599999999998E-3" table:style-name="ce7">
            <text:p>-0.00769526</text:p>
          </table:table-cell>
          <table:table-cell table:number-columns-repeated="16369"/>
        </table:table-row>
        <table:table-row table:style-name="ro3">
          <table:table-cell office:value-type="float" office:value="3.7" table:style-name="ce1">
            <text:p>3.7</text:p>
          </table:table-cell>
          <table:table-cell office:value-type="float" office:value="-6.2009000000000002E-2" table:style-name="ce1">
            <text:p>-0.062009</text:p>
          </table:table-cell>
          <table:table-cell office:value-type="float" office:value="-0.232597" table:style-name="ce1">
            <text:p>-0.232597</text:p>
          </table:table-cell>
          <table:table-cell office:value-type="float" office:value="1.3414000000000001E-2" table:style-name="ce1">
            <text:p>0.013414</text:p>
          </table:table-cell>
          <table:table-cell table:style-name="ce3"/>
          <table:table-cell office:value-type="float" office:value="3.70004" table:style-name="ce7">
            <text:p>3.70004</text:p>
          </table:table-cell>
          <table:table-cell office:value-type="float" office:value="0.64828799999999998" table:style-name="ce7">
            <text:p>0.648288</text:p>
          </table:table-cell>
          <table:table-cell office:value-type="float" office:value="0.64374299999999995" table:style-name="ce7">
            <text:p>0.643743</text:p>
          </table:table-cell>
          <table:table-cell office:value-type="float" office:value="0.65381699999999998" table:style-name="ce7">
            <text:p>0.653817</text:p>
          </table:table-cell>
          <table:table-cell office:value-type="float" office:value="-8.892000000000011E-3" table:formula="of:=[.G42]-[.$G$5]" table:style-name="ce1">
            <text:p>-0.008892</text:p>
          </table:table-cell>
          <table:table-cell office:value-type="float" office:value="-1.3437000000000032E-2" table:formula="of:=[.H42]-[.$G$5]" table:style-name="ce1">
            <text:p>-0.013437</text:p>
          </table:table-cell>
          <table:table-cell office:value-type="float" office:value="-3.3630000000000049E-3" table:formula="of:=[.I42]-[.$G$5]" table:style-name="ce1">
            <text:p>-0.003363</text:p>
          </table:table-cell>
          <table:table-cell office:value-type="float" office:value="3.70004" table:style-name="ce7">
            <text:p>3.70004</text:p>
          </table:table-cell>
          <table:table-cell office:value-type="float" office:value="-5.4312199999999998E-2" table:style-name="ce7">
            <text:p>-0.0543122</text:p>
          </table:table-cell>
          <table:table-cell office:value-type="float" office:value="-5.3437700000000003E-3" table:style-name="ce7">
            <text:p>-0.00534377</text:p>
          </table:table-cell>
          <table:table-cell table:number-columns-repeated="16369"/>
        </table:table-row>
        <table:table-row table:style-name="ro3">
          <table:table-cell office:value-type="float" office:value="3.8" table:style-name="ce1">
            <text:p>3.8</text:p>
          </table:table-cell>
          <table:table-cell office:value-type="float" office:value="-5.9461E-2" table:style-name="ce1">
            <text:p>-0.059461</text:p>
          </table:table-cell>
          <table:table-cell office:value-type="float" office:value="-0.217164" table:style-name="ce1">
            <text:p>-0.217164</text:p>
          </table:table-cell>
          <table:table-cell office:value-type="float" office:value="4.2175999999999998E-2" table:style-name="ce1">
            <text:p>0.042176</text:p>
          </table:table-cell>
          <table:table-cell table:style-name="ce3"/>
          <table:table-cell office:value-type="float" office:value="3.8" table:style-name="ce7">
            <text:p>3.8</text:p>
          </table:table-cell>
          <table:table-cell office:value-type="float" office:value="0.65757399999999999" table:style-name="ce7">
            <text:p>0.657574</text:p>
          </table:table-cell>
          <table:table-cell office:value-type="float" office:value="0.64285700000000001" table:style-name="ce7">
            <text:p>0.642857</text:p>
          </table:table-cell>
          <table:table-cell office:value-type="float" office:value="0.65185300000000002" table:style-name="ce7">
            <text:p>0.651853</text:p>
          </table:table-cell>
          <table:table-cell office:value-type="float" office:value="3.9400000000000546E-4" table:formula="of:=[.G43]-[.$G$5]" table:style-name="ce1">
            <text:p>0.000394</text:p>
          </table:table-cell>
          <table:table-cell office:value-type="float" office:value="-1.4322999999999975E-2" table:formula="of:=[.H43]-[.$G$5]" table:style-name="ce1">
            <text:p>-0.014323</text:p>
          </table:table-cell>
          <table:table-cell office:value-type="float" office:value="-5.3269999999999706E-3" table:formula="of:=[.I43]-[.$G$5]" table:style-name="ce1">
            <text:p>-0.005327</text:p>
          </table:table-cell>
          <table:table-cell office:value-type="float" office:value="3.8" table:style-name="ce7">
            <text:p>3.8</text:p>
          </table:table-cell>
          <table:table-cell office:value-type="float" office:value="-5.5927499999999998E-2" table:style-name="ce7">
            <text:p>-0.0559275</text:p>
          </table:table-cell>
          <table:table-cell office:value-type="float" office:value="-8.6258500000000002E-4" table:style-name="ce7">
            <text:p>-0.000862585</text:p>
          </table:table-cell>
          <table:table-cell table:number-columns-repeated="16369"/>
        </table:table-row>
        <table:table-row table:style-name="ro3">
          <table:table-cell office:value-type="float" office:value="3.9" table:style-name="ce1">
            <text:p>3.9</text:p>
          </table:table-cell>
          <table:table-cell office:value-type="float" office:value="-5.3266000000000001E-2" table:style-name="ce1">
            <text:p>-0.053266</text:p>
          </table:table-cell>
          <table:table-cell office:value-type="float" office:value="-0.18481900000000001" table:style-name="ce1">
            <text:p>-0.184819</text:p>
          </table:table-cell>
          <table:table-cell office:value-type="float" office:value="7.1454000000000004E-2" table:style-name="ce1">
            <text:p>0.071454</text:p>
          </table:table-cell>
          <table:table-cell table:style-name="ce3"/>
          <table:table-cell office:value-type="float" office:value="3.9000300000000001" table:style-name="ce7">
            <text:p>3.90003</text:p>
          </table:table-cell>
          <table:table-cell office:value-type="float" office:value="0.67049899999999996" table:style-name="ce7">
            <text:p>0.670499</text:p>
          </table:table-cell>
          <table:table-cell office:value-type="float" office:value="0.64342299999999997" table:style-name="ce7">
            <text:p>0.643423</text:p>
          </table:table-cell>
          <table:table-cell office:value-type="float" office:value="0.64983500000000005" table:style-name="ce7">
            <text:p>0.649835</text:p>
          </table:table-cell>
          <table:table-cell office:value-type="float" office:value="1.331899999999997E-2" table:formula="of:=[.G44]-[.$G$5]" table:style-name="ce1">
            <text:p>0.013319</text:p>
          </table:table-cell>
          <table:table-cell office:value-type="float" office:value="-1.3757000000000019E-2" table:formula="of:=[.H44]-[.$G$5]" table:style-name="ce1">
            <text:p>-0.013757</text:p>
          </table:table-cell>
          <table:table-cell office:value-type="float" office:value="-7.3449999999999349E-3" table:formula="of:=[.I44]-[.$G$5]" table:style-name="ce1">
            <text:p>-0.007345</text:p>
          </table:table-cell>
          <table:table-cell office:value-type="float" office:value="3.9000300000000001" table:style-name="ce7">
            <text:p>3.90003</text:p>
          </table:table-cell>
          <table:table-cell office:value-type="float" office:value="-5.1605600000000001E-2" table:style-name="ce7">
            <text:p>-0.0516056</text:p>
          </table:table-cell>
          <table:table-cell office:value-type="float" office:value="1.1247500000000001E-2" table:style-name="ce7">
            <text:p>0.0112475</text:p>
          </table:table-cell>
          <table:table-cell table:number-columns-repeated="16369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-4.1918999999999998E-2" table:style-name="ce1">
            <text:p>-0.041919</text:p>
          </table:table-cell>
          <table:table-cell office:value-type="float" office:value="-0.13450699999999999" table:style-name="ce1">
            <text:p>-0.134507</text:p>
          </table:table-cell>
          <table:table-cell office:value-type="float" office:value="9.9548999999999999E-2" table:style-name="ce1">
            <text:p>0.099549</text:p>
          </table:table-cell>
          <table:table-cell table:style-name="ce3"/>
          <table:table-cell office:value-type="float" office:value="4.0000299999999998" table:style-name="ce7">
            <text:p>4.00003</text:p>
          </table:table-cell>
          <table:table-cell office:value-type="float" office:value="0.68635400000000002" table:style-name="ce7">
            <text:p>0.686354</text:p>
          </table:table-cell>
          <table:table-cell office:value-type="float" office:value="0.64578400000000002" table:style-name="ce7">
            <text:p>0.645784</text:p>
          </table:table-cell>
          <table:table-cell office:value-type="float" office:value="0.64799200000000001" table:style-name="ce7">
            <text:p>0.647992</text:p>
          </table:table-cell>
          <table:table-cell office:value-type="float" office:value="2.9174000000000033E-2" table:formula="of:=[.G45]-[.$G$5]" table:style-name="ce1">
            <text:p>0.029174</text:p>
          </table:table-cell>
          <table:table-cell office:value-type="float" office:value="-1.1395999999999962E-2" table:formula="of:=[.H45]-[.$G$5]" table:style-name="ce1">
            <text:p>-0.011396</text:p>
          </table:table-cell>
          <table:table-cell office:value-type="float" office:value="-9.187999999999974E-3" table:formula="of:=[.I45]-[.$G$5]" table:style-name="ce1">
            <text:p>-0.009188</text:p>
          </table:table-cell>
          <table:table-cell office:value-type="float" office:value="4.0000299999999998" table:style-name="ce7">
            <text:p>4.00003</text:p>
          </table:table-cell>
          <table:table-cell office:value-type="float" office:value="-4.0430800000000003E-2" table:style-name="ce7">
            <text:p>-0.0404308</text:p>
          </table:table-cell>
          <table:table-cell office:value-type="float" office:value="2.5606199999999999E-2" table:style-name="ce7">
            <text:p>0.0256062</text:p>
          </table:table-cell>
          <table:table-cell table:number-columns-repeated="16369"/>
        </table:table-row>
        <table:table-row table:style-name="ro3">
          <table:table-cell office:value-type="float" office:value="4.0999999999999996" table:style-name="ce1">
            <text:p>4.1</text:p>
          </table:table-cell>
          <table:table-cell office:value-type="float" office:value="-2.4395E-2" table:style-name="ce1">
            <text:p>-0.024395</text:p>
          </table:table-cell>
          <table:table-cell office:value-type="float" office:value="-6.6880999999999996E-2" table:style-name="ce1">
            <text:p>-0.066881</text:p>
          </table:table-cell>
          <table:table-cell office:value-type="float" office:value="0.12266100000000001" table:style-name="ce1">
            <text:p>0.122661</text:p>
          </table:table-cell>
          <table:table-cell table:style-name="ce3"/>
          <table:table-cell office:value-type="float" office:value="4.1000500000000004" table:style-name="ce7">
            <text:p>4.10005</text:p>
          </table:table-cell>
          <table:table-cell office:value-type="float" office:value="0.70308800000000005" table:style-name="ce7">
            <text:p>0.703088</text:p>
          </table:table-cell>
          <table:table-cell office:value-type="float" office:value="0.65042199999999994" table:style-name="ce7">
            <text:p>0.650422</text:p>
          </table:table-cell>
          <table:table-cell office:value-type="float" office:value="0.64650600000000003" table:style-name="ce7">
            <text:p>0.646506</text:p>
          </table:table-cell>
          <table:table-cell office:value-type="float" office:value="4.590800000000006E-2" table:formula="of:=[.G46]-[.$G$5]" table:style-name="ce1">
            <text:p>0.045908</text:p>
          </table:table-cell>
          <table:table-cell office:value-type="float" office:value="-6.7580000000000418E-3" table:formula="of:=[.H46]-[.$G$5]" table:style-name="ce1">
            <text:p>-0.006758</text:p>
          </table:table-cell>
          <table:table-cell office:value-type="float" office:value="-1.0673999999999961E-2" table:formula="of:=[.I46]-[.$G$5]" table:style-name="ce1">
            <text:p>-0.010674</text:p>
          </table:table-cell>
          <table:table-cell office:value-type="float" office:value="4.1000500000000004" table:style-name="ce7">
            <text:p>4.10005</text:p>
          </table:table-cell>
          <table:table-cell office:value-type="float" office:value="-2.05773E-2" table:style-name="ce7">
            <text:p>-0.0205773</text:p>
          </table:table-cell>
          <table:table-cell office:value-type="float" office:value="4.17002E-2" table:style-name="ce7">
            <text:p>0.0417002</text:p>
          </table:table-cell>
          <table:table-cell table:number-columns-repeated="16369"/>
        </table:table-row>
        <table:table-row table:style-name="ro3">
          <table:table-cell office:value-type="float" office:value="4.2" table:style-name="ce1">
            <text:p>4.2</text:p>
          </table:table-cell>
          <table:table-cell office:value-type="float" office:value="-1.0640000000000001E-3" table:style-name="ce1">
            <text:p>-0.001064</text:p>
          </table:table-cell>
          <table:table-cell office:value-type="float" office:value="1.4126E-2" table:style-name="ce1">
            <text:p>0.014126</text:p>
          </table:table-cell>
          <table:table-cell office:value-type="float" office:value="0.135657" table:style-name="ce1">
            <text:p>0.135657</text:p>
          </table:table-cell>
          <table:table-cell table:style-name="ce3"/>
          <table:table-cell office:value-type="float" office:value="4.2000599999999997" table:style-name="ce7">
            <text:p>4.20006</text:p>
          </table:table-cell>
          <table:table-cell office:value-type="float" office:value="0.71709299999999998" table:style-name="ce7">
            <text:p>0.717093</text:p>
          </table:table-cell>
          <table:table-cell office:value-type="float" office:value="0.65770600000000001" table:style-name="ce7">
            <text:p>0.657706</text:p>
          </table:table-cell>
          <table:table-cell office:value-type="float" office:value="0.64566000000000001" table:style-name="ce7">
            <text:p>0.64566</text:p>
          </table:table-cell>
          <table:table-cell office:value-type="float" office:value="5.9912999999999994E-2" table:formula="of:=[.G47]-[.$G$5]" table:style-name="ce1">
            <text:p>0.059913</text:p>
          </table:table-cell>
          <table:table-cell office:value-type="float" office:value="5.2600000000002645E-4" table:formula="of:=[.H47]-[.$G$5]" table:style-name="ce1">
            <text:p>0.000526</text:p>
          </table:table-cell>
          <table:table-cell office:value-type="float" office:value="-1.1519999999999975E-2" table:formula="of:=[.I47]-[.$G$5]" table:style-name="ce1">
            <text:p>-0.01152</text:p>
          </table:table-cell>
          <table:table-cell office:value-type="float" office:value="4.2000599999999997" table:style-name="ce7">
            <text:p>4.20006</text:p>
          </table:table-cell>
          <table:table-cell office:value-type="float" office:value="6.4318800000000001E-3" table:style-name="ce7">
            <text:p>0.00643188</text:p>
          </table:table-cell>
          <table:table-cell office:value-type="float" office:value="5.7763399999999999E-2" table:style-name="ce7">
            <text:p>0.0577634</text:p>
          </table:table-cell>
          <table:table-cell table:number-columns-repeated="16369"/>
        </table:table-row>
        <table:table-row table:style-name="ro3">
          <table:table-cell office:value-type="float" office:value="4.3" table:style-name="ce1">
            <text:p>4.3</text:p>
          </table:table-cell>
          <table:table-cell office:value-type="float" office:value="2.5826000000000002E-2" table:style-name="ce1">
            <text:p>0.025826</text:p>
          </table:table-cell>
          <table:table-cell office:value-type="float" office:value="0.100659" table:style-name="ce1">
            <text:p>0.100659</text:p>
          </table:table-cell>
          <table:table-cell office:value-type="float" office:value="0.13367100000000001" table:style-name="ce1">
            <text:p>0.133671</text:p>
          </table:table-cell>
          <table:table-cell table:style-name="ce3"/>
          <table:table-cell office:value-type="float" office:value="4.3000600000000002" table:style-name="ce7">
            <text:p>4.30006</text:p>
          </table:table-cell>
          <table:table-cell office:value-type="float" office:value="0.72392699999999999" table:style-name="ce7">
            <text:p>0.723927</text:p>
          </table:table-cell>
          <table:table-cell office:value-type="float" office:value="0.66783400000000004" table:style-name="ce7">
            <text:p>0.667834</text:p>
          </table:table-cell>
          <table:table-cell office:value-type="float" office:value="0.64582499999999998" table:style-name="ce7">
            <text:p>0.645825</text:p>
          </table:table-cell>
          <table:table-cell office:value-type="float" office:value="6.6747000000000001E-2" table:formula="of:=[.G48]-[.$G$5]" table:style-name="ce1">
            <text:p>0.066747</text:p>
          </table:table-cell>
          <table:table-cell office:value-type="float" office:value="1.0654000000000052E-2" table:formula="of:=[.H48]-[.$G$5]" table:style-name="ce1">
            <text:p>0.010654</text:p>
          </table:table-cell>
          <table:table-cell office:value-type="float" office:value="-1.1355000000000004E-2" table:formula="of:=[.I48]-[.$G$5]" table:style-name="ce1">
            <text:p>-0.011355</text:p>
          </table:table-cell>
          <table:table-cell office:value-type="float" office:value="4.3000600000000002" table:style-name="ce7">
            <text:p>4.30006</text:p>
          </table:table-cell>
          <table:table-cell office:value-type="float" office:value="4.2755099999999997E-2" table:style-name="ce7">
            <text:p>0.0427551</text:p>
          </table:table-cell>
          <table:table-cell office:value-type="float" office:value="6.5674200000000002E-2" table:style-name="ce7">
            <text:p>0.0656742</text:p>
          </table:table-cell>
          <table:table-cell table:number-columns-repeated="16369"/>
        </table:table-row>
        <table:table-row table:style-name="ro3">
          <table:table-cell office:value-type="float" office:value="4.4000000000000004" table:style-name="ce1">
            <text:p>4.4</text:p>
          </table:table-cell>
          <table:table-cell office:value-type="float" office:value="5.2361999999999999E-2" table:style-name="ce1">
            <text:p>0.052362</text:p>
          </table:table-cell>
          <table:table-cell office:value-type="float" office:value="0.18168599999999999" table:style-name="ce1">
            <text:p>0.181686</text:p>
          </table:table-cell>
          <table:table-cell office:value-type="float" office:value="0.113957" table:style-name="ce1">
            <text:p>0.113957</text:p>
          </table:table-cell>
          <table:table-cell table:style-name="ce3"/>
          <table:table-cell office:value-type="float" office:value="4.4000500000000002" table:style-name="ce7">
            <text:p>4.40005</text:p>
          </table:table-cell>
          <table:table-cell office:value-type="float" office:value="0.71976200000000001" table:style-name="ce7">
            <text:p>0.719762</text:p>
          </table:table-cell>
          <table:table-cell office:value-type="float" office:value="0.68044199999999999" table:style-name="ce7">
            <text:p>0.680442</text:p>
          </table:table-cell>
          <table:table-cell office:value-type="float" office:value="0.64753000000000005" table:style-name="ce7">
            <text:p>0.64753</text:p>
          </table:table-cell>
          <table:table-cell office:value-type="float" office:value="6.2582000000000026E-2" table:formula="of:=[.G49]-[.$G$5]" table:style-name="ce1">
            <text:p>0.062582</text:p>
          </table:table-cell>
          <table:table-cell office:value-type="float" office:value="2.3262000000000005E-2" table:formula="of:=[.H49]-[.$G$5]" table:style-name="ce1">
            <text:p>0.023262</text:p>
          </table:table-cell>
          <table:table-cell office:value-type="float" office:value="-9.6499999999999364E-3" table:formula="of:=[.I49]-[.$G$5]" table:style-name="ce1">
            <text:p>-0.00965</text:p>
          </table:table-cell>
          <table:table-cell office:value-type="float" office:value="4.4000500000000002" table:style-name="ce7">
            <text:p>4.40005</text:p>
          </table:table-cell>
          <table:table-cell office:value-type="float" office:value="8.7489399999999995E-2" table:style-name="ce7">
            <text:p>0.0874894</text:p>
          </table:table-cell>
          <table:table-cell office:value-type="float" office:value="6.8204500000000001E-2" table:style-name="ce7">
            <text:p>0.0682045</text:p>
          </table:table-cell>
          <table:table-cell table:number-columns-repeated="16369"/>
        </table:table-row>
        <table:table-row table:style-name="ro3">
          <table:table-cell office:value-type="float" office:value="4.5" table:style-name="ce1">
            <text:p>4.5</text:p>
          </table:table-cell>
          <table:table-cell office:value-type="float" office:value="7.3833999999999997E-2" table:style-name="ce1">
            <text:p>0.073834</text:p>
          </table:table-cell>
          <table:table-cell office:value-type="float" office:value="0.24505099999999999" table:style-name="ce1">
            <text:p>0.245051</text:p>
          </table:table-cell>
          <table:table-cell office:value-type="float" office:value="7.7274999999999996E-2" table:style-name="ce1">
            <text:p>0.077275</text:p>
          </table:table-cell>
          <table:table-cell table:style-name="ce3"/>
          <table:table-cell office:value-type="float" office:value="4.5000499999999999" table:style-name="ce7">
            <text:p>4.50005</text:p>
          </table:table-cell>
          <table:table-cell office:value-type="float" office:value="0.70482400000000001" table:style-name="ce7">
            <text:p>0.704824</text:p>
          </table:table-cell>
          <table:table-cell office:value-type="float" office:value="0.69420300000000001" table:style-name="ce7">
            <text:p>0.694203</text:p>
          </table:table-cell>
          <table:table-cell office:value-type="float" office:value="0.65123299999999995" table:style-name="ce7">
            <text:p>0.651233</text:p>
          </table:table-cell>
          <table:table-cell office:value-type="float" office:value="4.764400000000002E-2" table:formula="of:=[.G50]-[.$G$5]" table:style-name="ce1">
            <text:p>0.047644</text:p>
          </table:table-cell>
          <table:table-cell office:value-type="float" office:value="3.7023000000000028E-2" table:formula="of:=[.H50]-[.$G$5]" table:style-name="ce1">
            <text:p>0.037023</text:p>
          </table:table-cell>
          <table:table-cell office:value-type="float" office:value="-5.9470000000000356E-3" table:formula="of:=[.I50]-[.$G$5]" table:style-name="ce1">
            <text:p>-0.005947</text:p>
          </table:table-cell>
          <table:table-cell office:value-type="float" office:value="4.5000499999999999" table:style-name="ce7">
            <text:p>4.50005</text:p>
          </table:table-cell>
          <table:table-cell office:value-type="float" office:value="0.13239600000000001" table:style-name="ce7">
            <text:p>0.132396</text:p>
          </table:table-cell>
          <table:table-cell office:value-type="float" office:value="6.2789700000000004E-2" table:style-name="ce7">
            <text:p>0.0627897</text:p>
          </table:table-cell>
          <table:table-cell table:number-columns-repeated="16369"/>
        </table:table-row>
        <table:table-row table:style-name="ro3">
          <table:table-cell office:value-type="float" office:value="4.5999999999999996" table:style-name="ce1">
            <text:p>4.6</text:p>
          </table:table-cell>
          <table:table-cell office:value-type="float" office:value="8.6004999999999998E-2" table:style-name="ce1">
            <text:p>0.086005</text:p>
          </table:table-cell>
          <table:table-cell office:value-type="float" office:value="0.28028199999999998" table:style-name="ce1">
            <text:p>0.280282</text:p>
          </table:table-cell>
          <table:table-cell office:value-type="float" office:value="2.8268999999999999E-2" table:style-name="ce1">
            <text:p>0.028269</text:p>
          </table:table-cell>
          <table:table-cell table:style-name="ce3"/>
          <table:table-cell office:value-type="float" office:value="4.5999999999999996" table:style-name="ce7">
            <text:p>4.6</text:p>
          </table:table-cell>
          <table:table-cell office:value-type="float" office:value="0.68267299999999997" table:style-name="ce7">
            <text:p>0.682673</text:p>
          </table:table-cell>
          <table:table-cell office:value-type="float" office:value="0.70670999999999995" table:style-name="ce7">
            <text:p>0.70671</text:p>
          </table:table-cell>
          <table:table-cell office:value-type="float" office:value="0.65723900000000002" table:style-name="ce7">
            <text:p>0.657239</text:p>
          </table:table-cell>
          <table:table-cell office:value-type="float" office:value="2.5492999999999988E-2" table:formula="of:=[.G51]-[.$G$5]" table:style-name="ce1">
            <text:p>0.025493</text:p>
          </table:table-cell>
          <table:table-cell office:value-type="float" office:value="4.9529999999999963E-2" table:formula="of:=[.H51]-[.$G$5]" table:style-name="ce1">
            <text:p>0.04953</text:p>
          </table:table-cell>
          <table:table-cell office:value-type="float" office:value="5.900000000003125E-5" table:formula="of:=[.I51]-[.$G$5]" table:style-name="ce1">
            <text:p>5.9E-05</text:p>
          </table:table-cell>
          <table:table-cell office:value-type="float" office:value="4.5999999999999996" table:style-name="ce7">
            <text:p>4.6</text:p>
          </table:table-cell>
          <table:table-cell office:value-type="float" office:value="0.16931199999999999" table:style-name="ce7">
            <text:p>0.169312</text:p>
          </table:table-cell>
          <table:table-cell office:value-type="float" office:value="4.3205300000000002E-2" table:style-name="ce7">
            <text:p>0.0432053</text:p>
          </table:table-cell>
          <table:table-cell table:number-columns-repeated="16369"/>
        </table:table-row>
        <table:table-row table:style-name="ro3">
          <table:table-cell office:value-type="float" office:value="4.7" table:style-name="ce1">
            <text:p>4.7</text:p>
          </table:table-cell>
          <table:table-cell office:value-type="float" office:value="8.6338999999999999E-2" table:style-name="ce1">
            <text:p>0.086339</text:p>
          </table:table-cell>
          <table:table-cell office:value-type="float" office:value="0.28124300000000002" table:style-name="ce1">
            <text:p>0.281243</text:p>
          </table:table-cell>
          <table:table-cell office:value-type="float" office:value="-2.5395999999999998E-2" table:style-name="ce1">
            <text:p>-0.025396</text:p>
          </table:table-cell>
          <table:table-cell table:style-name="ce3"/>
          <table:table-cell office:value-type="float" office:value="4.7000500000000001" table:style-name="ce7">
            <text:p>4.70005</text:p>
          </table:table-cell>
          <table:table-cell office:value-type="float" office:value="0.65806600000000004" table:style-name="ce7">
            <text:p>0.658066</text:p>
          </table:table-cell>
          <table:table-cell office:value-type="float" office:value="0.71496300000000002" table:style-name="ce7">
            <text:p>0.714963</text:p>
          </table:table-cell>
          <table:table-cell office:value-type="float" office:value="0.66566700000000001" table:style-name="ce7">
            <text:p>0.665667</text:p>
          </table:table-cell>
          <table:table-cell office:value-type="float" office:value="8.8600000000005341E-4" table:formula="of:=[.G52]-[.$G$5]" table:style-name="ce1">
            <text:p>0.000886</text:p>
          </table:table-cell>
          <table:table-cell office:value-type="float" office:value="5.7783000000000029E-2" table:formula="of:=[.H52]-[.$G$5]" table:style-name="ce1">
            <text:p>0.057783</text:p>
          </table:table-cell>
          <table:table-cell office:value-type="float" office:value="8.4870000000000223E-3" table:formula="of:=[.I52]-[.$G$5]" table:style-name="ce1">
            <text:p>0.008487</text:p>
          </table:table-cell>
          <table:table-cell office:value-type="float" office:value="4.7000500000000001" table:style-name="ce7">
            <text:p>4.70005</text:p>
          </table:table-cell>
          <table:table-cell office:value-type="float" office:value="0.18851899999999999" table:style-name="ce7">
            <text:p>0.188519</text:p>
          </table:table-cell>
          <table:table-cell office:value-type="float" office:value="1.1158599999999999E-2" table:style-name="ce7">
            <text:p>0.0111586</text:p>
          </table:table-cell>
          <table:table-cell table:number-columns-repeated="16369"/>
        </table:table-row>
        <table:table-row table:style-name="ro3">
          <table:table-cell office:value-type="float" office:value="4.8" table:style-name="ce1">
            <text:p>4.8</text:p>
          </table:table-cell>
          <table:table-cell office:value-type="float" office:value="7.4765999999999999E-2" table:style-name="ce1">
            <text:p>0.074766</text:p>
          </table:table-cell>
          <table:table-cell office:value-type="float" office:value="0.24776500000000001" table:style-name="ce1">
            <text:p>0.247765</text:p>
          </table:table-cell>
          <table:table-cell office:value-type="float" office:value="-7.4871999999999994E-2" table:style-name="ce1">
            <text:p>-0.074872</text:p>
          </table:table-cell>
          <table:table-cell table:style-name="ce3"/>
          <table:table-cell office:value-type="float" office:value="4.8000100000000003" table:style-name="ce7">
            <text:p>4.80001</text:p>
          </table:table-cell>
          <table:table-cell office:value-type="float" office:value="0.63475700000000002" table:style-name="ce7">
            <text:p>0.634757</text:p>
          </table:table-cell>
          <table:table-cell office:value-type="float" office:value="0.71597" table:style-name="ce7">
            <text:p>0.71597</text:p>
          </table:table-cell>
          <table:table-cell office:value-type="float" office:value="0.67620100000000005" table:style-name="ce7">
            <text:p>0.676201</text:p>
          </table:table-cell>
          <table:table-cell office:value-type="float" office:value="-2.2422999999999971E-2" table:formula="of:=[.G53]-[.$G$5]" table:style-name="ce1">
            <text:p>-0.022423</text:p>
          </table:table-cell>
          <table:table-cell office:value-type="float" office:value="5.8790000000000009E-2" table:formula="of:=[.H53]-[.$G$5]" table:style-name="ce1">
            <text:p>0.05879</text:p>
          </table:table-cell>
          <table:table-cell office:value-type="float" office:value="1.9021000000000066E-2" table:formula="of:=[.I53]-[.$G$5]" table:style-name="ce1">
            <text:p>0.019021</text:p>
          </table:table-cell>
          <table:table-cell office:value-type="float" office:value="4.8000100000000003" table:style-name="ce7">
            <text:p>4.80001</text:p>
          </table:table-cell>
          <table:table-cell office:value-type="float" office:value="0.18465300000000001" table:style-name="ce7">
            <text:p>0.184653</text:p>
          </table:table-cell>
          <table:table-cell office:value-type="float" office:value="-2.90873E-2" table:style-name="ce7">
            <text:p>-0.0290873</text:p>
          </table:table-cell>
          <table:table-cell table:number-columns-repeated="16369"/>
        </table:table-row>
        <table:table-row table:style-name="ro3">
          <table:table-cell office:value-type="float" office:value="4.9000000000000004" table:style-name="ce1">
            <text:p>4.9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0.18568699999999999" table:style-name="ce1">
            <text:p>0.185687</text:p>
          </table:table-cell>
          <table:table-cell office:value-type="float" office:value="-0.112376" table:style-name="ce1">
            <text:p>-0.112376</text:p>
          </table:table-cell>
          <table:table-cell table:style-name="ce3"/>
          <table:table-cell office:value-type="float" office:value="4.9000599999999999" table:style-name="ce7">
            <text:p>4.90006</text:p>
          </table:table-cell>
          <table:table-cell office:value-type="float" office:value="0.615282" table:style-name="ce7">
            <text:p>0.615282</text:p>
          </table:table-cell>
          <table:table-cell office:value-type="float" office:value="0.70765299999999998" table:style-name="ce7">
            <text:p>0.707653</text:p>
          </table:table-cell>
          <table:table-cell office:value-type="float" office:value="0.688002" table:style-name="ce7">
            <text:p>0.688002</text:p>
          </table:table-cell>
          <table:table-cell office:value-type="float" office:value="-4.1897999999999991E-2" table:formula="of:=[.G54]-[.$G$5]" table:style-name="ce1">
            <text:p>-0.041898</text:p>
          </table:table-cell>
          <table:table-cell office:value-type="float" office:value="5.047299999999999E-2" table:formula="of:=[.H54]-[.$G$5]" table:style-name="ce1">
            <text:p>0.050473</text:p>
          </table:table-cell>
          <table:table-cell office:value-type="float" office:value="3.0822000000000016E-2" table:formula="of:=[.I54]-[.$G$5]" table:style-name="ce1">
            <text:p>0.030822</text:p>
          </table:table-cell>
          <table:table-cell office:value-type="float" office:value="4.9000599999999999" table:style-name="ce7">
            <text:p>4.90006</text:p>
          </table:table-cell>
          <table:table-cell office:value-type="float" office:value="0.15629599999999999" table:style-name="ce7">
            <text:p>0.156296</text:p>
          </table:table-cell>
          <table:table-cell office:value-type="float" office:value="-6.7052600000000004E-2" table:style-name="ce7">
            <text:p>-0.0670526</text:p>
          </table:table-cell>
          <table:table-cell table:number-columns-repeated="16369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float" office:value="2.7317000000000001E-2" table:style-name="ce1">
            <text:p>0.027317</text:p>
          </table:table-cell>
          <table:table-cell office:value-type="float" office:value="0.105309" table:style-name="ce1">
            <text:p>0.105309</text:p>
          </table:table-cell>
          <table:table-cell office:value-type="float" office:value="-0.13306599999999999" table:style-name="ce1">
            <text:p>-0.133066</text:p>
          </table:table-cell>
          <table:table-cell table:style-name="ce3"/>
          <table:table-cell office:value-type="float" office:value="5.0000099999999996" table:style-name="ce7">
            <text:p>5.00001</text:p>
          </table:table-cell>
          <table:table-cell office:value-type="float" office:value="0.60059200000000001" table:style-name="ce7">
            <text:p>0.600592</text:p>
          </table:table-cell>
          <table:table-cell office:value-type="float" office:value="0.691473" table:style-name="ce7">
            <text:p>0.691473</text:p>
          </table:table-cell>
          <table:table-cell office:value-type="float" office:value="0.69928299999999999" table:style-name="ce7">
            <text:p>0.699283</text:p>
          </table:table-cell>
          <table:table-cell office:value-type="float" office:value="-5.6587999999999972E-2" table:formula="of:=[.G55]-[.$G$5]" table:style-name="ce1">
            <text:p>-0.056588</text:p>
          </table:table-cell>
          <table:table-cell office:value-type="float" office:value="3.4293000000000018E-2" table:formula="of:=[.H55]-[.$G$5]" table:style-name="ce1">
            <text:p>0.034293</text:p>
          </table:table-cell>
          <table:table-cell office:value-type="float" office:value="4.2103000000000002E-2" table:formula="of:=[.I55]-[.$G$5]" table:style-name="ce1">
            <text:p>0.042103</text:p>
          </table:table-cell>
          <table:table-cell office:value-type="float" office:value="5.0000099999999996" table:style-name="ce7">
            <text:p>5.00001</text:p>
          </table:table-cell>
          <table:table-cell office:value-type="float" office:value="0.106127" table:style-name="ce7">
            <text:p>0.106127</text:p>
          </table:table-cell>
          <table:table-cell office:value-type="float" office:value="-0.100969" table:style-name="ce7">
            <text:p>-0.100969</text:p>
          </table:table-cell>
          <table:table-cell table:number-columns-repeated="16369"/>
        </table:table-row>
        <table:table-row table:style-name="ro3">
          <table:table-cell office:value-type="float" office:value="5.0999999999999996" table:style-name="ce1">
            <text:p>5.1</text:p>
          </table:table-cell>
          <table:table-cell office:value-type="float" office:value="3.3300000000000002E-4" table:style-name="ce1">
            <text:p>0.000333</text:p>
          </table:table-cell>
          <table:table-cell office:value-type="float" office:value="1.8770999999999999E-2" table:style-name="ce1">
            <text:p>0.018771</text:p>
          </table:table-cell>
          <table:table-cell office:value-type="float" office:value="-0.13597100000000001" table:style-name="ce1">
            <text:p>-0.135971</text:p>
          </table:table-cell>
          <table:table-cell table:style-name="ce3"/>
          <table:table-cell office:value-type="float" office:value="5.1000399999999999" table:style-name="ce7">
            <text:p>5.10004</text:p>
          </table:table-cell>
          <table:table-cell office:value-type="float" office:value="0.59102600000000005" table:style-name="ce7">
            <text:p>0.591026</text:p>
          </table:table-cell>
          <table:table-cell office:value-type="float" office:value="0.67066099999999995" table:style-name="ce7">
            <text:p>0.670661</text:p>
          </table:table-cell>
          <table:table-cell office:value-type="float" office:value="0.70770299999999997" table:style-name="ce7">
            <text:p>0.707703</text:p>
          </table:table-cell>
          <table:table-cell office:value-type="float" office:value="-6.6153999999999935E-2" table:formula="of:=[.G56]-[.$G$5]" table:style-name="ce1">
            <text:p>-0.066154</text:p>
          </table:table-cell>
          <table:table-cell office:value-type="float" office:value="1.3480999999999965E-2" table:formula="of:=[.H56]-[.$G$5]" table:style-name="ce1">
            <text:p>0.013481</text:p>
          </table:table-cell>
          <table:table-cell office:value-type="float" office:value="5.0522999999999985E-2" table:formula="of:=[.I56]-[.$G$5]" table:style-name="ce1">
            <text:p>0.050523</text:p>
          </table:table-cell>
          <table:table-cell office:value-type="float" office:value="5.1000399999999999" table:style-name="ce7">
            <text:p>5.10004</text:p>
          </table:table-cell>
          <table:table-cell office:value-type="float" office:value="3.98559E-2" table:style-name="ce7">
            <text:p>0.0398559</text:p>
          </table:table-cell>
          <table:table-cell office:value-type="float" office:value="-0.120239" table:style-name="ce7">
            <text:p>-0.120239</text:p>
          </table:table-cell>
          <table:table-cell table:number-columns-repeated="16369"/>
        </table:table-row>
        <table:table-row table:style-name="ro3">
          <table:table-cell office:value-type="float" office:value="5.2" table:style-name="ce1">
            <text:p>5.2</text:p>
          </table:table-cell>
          <table:table-cell office:value-type="float" office:value="-2.3265000000000001E-2" table:style-name="ce1">
            <text:p>-0.023265</text:p>
          </table:table-cell>
          <table:table-cell office:value-type="float" office:value="-6.2771999999999994E-2" table:style-name="ce1">
            <text:p>-0.062772</text:p>
          </table:table-cell>
          <table:table-cell office:value-type="float" office:value="-0.12367499999999999" table:style-name="ce1">
            <text:p>-0.123675</text:p>
          </table:table-cell>
          <table:table-cell table:style-name="ce3"/>
          <table:table-cell office:value-type="float" office:value="5.2000500000000001" table:style-name="ce7">
            <text:p>5.20005</text:p>
          </table:table-cell>
          <table:table-cell office:value-type="float" office:value="0.586704" table:style-name="ce7">
            <text:p>0.586704</text:p>
          </table:table-cell>
          <table:table-cell office:value-type="float" office:value="0.64887499999999998" table:style-name="ce7">
            <text:p>0.648875</text:p>
          </table:table-cell>
          <table:table-cell office:value-type="float" office:value="0.71066600000000002" table:style-name="ce7">
            <text:p>0.710666</text:p>
          </table:table-cell>
          <table:table-cell office:value-type="float" office:value="-7.0475999999999983E-2" table:formula="of:=[.G57]-[.$G$5]" table:style-name="ce1">
            <text:p>-0.070476</text:p>
          </table:table-cell>
          <table:table-cell office:value-type="float" office:value="-8.3050000000000068E-3" table:formula="of:=[.H57]-[.$G$5]" table:style-name="ce1">
            <text:p>-0.008305</text:p>
          </table:table-cell>
          <table:table-cell office:value-type="float" office:value="5.3486000000000034E-2" table:formula="of:=[.I57]-[.$G$5]" table:style-name="ce1">
            <text:p>0.053486</text:p>
          </table:table-cell>
          <table:table-cell office:value-type="float" office:value="5.2000500000000001" table:style-name="ce7">
            <text:p>5.20005</text:p>
          </table:table-cell>
          <table:table-cell office:value-type="float" office:value="-3.5267300000000001E-2" table:style-name="ce7">
            <text:p>-0.0352673</text:p>
          </table:table-cell>
          <table:table-cell office:value-type="float" office:value="-0.122587" table:style-name="ce7">
            <text:p>-0.122587</text:p>
          </table:table-cell>
          <table:table-cell table:number-columns-repeated="16369"/>
        </table:table-row>
        <table:table-row table:style-name="ro3">
          <table:table-cell office:value-type="float" office:value="5.3" table:style-name="ce1">
            <text:p>5.3</text:p>
          </table:table-cell>
          <table:table-cell office:value-type="float" office:value="-4.113E-2" table:style-name="ce1">
            <text:p>-0.04113</text:p>
          </table:table-cell>
          <table:table-cell office:value-type="float" office:value="-0.13125999999999999" table:style-name="ce1">
            <text:p>-0.13126</text:p>
          </table:table-cell>
          <table:table-cell office:value-type="float" office:value="-0.100975" table:style-name="ce1">
            <text:p>-0.100975</text:p>
          </table:table-cell>
          <table:table-cell table:style-name="ce3"/>
          <table:table-cell office:value-type="float" office:value="5.30002" table:style-name="ce7">
            <text:p>5.30002</text:p>
          </table:table-cell>
          <table:table-cell office:value-type="float" office:value="0.58763500000000002" table:style-name="ce7">
            <text:p>0.587635</text:p>
          </table:table-cell>
          <table:table-cell office:value-type="float" office:value="0.62885500000000005" table:style-name="ce7">
            <text:p>0.628855</text:p>
          </table:table-cell>
          <table:table-cell office:value-type="float" office:value="0.70645500000000006" table:style-name="ce7">
            <text:p>0.706455</text:p>
          </table:table-cell>
          <table:table-cell office:value-type="float" office:value="-6.9544999999999968E-2" table:formula="of:=[.G58]-[.$G$5]" table:style-name="ce1">
            <text:p>-0.069545</text:p>
          </table:table-cell>
          <table:table-cell office:value-type="float" office:value="-2.8324999999999934E-2" table:formula="of:=[.H58]-[.$G$5]" table:style-name="ce1">
            <text:p>-0.028325</text:p>
          </table:table-cell>
          <table:table-cell office:value-type="float" office:value="4.9275000000000069E-2" table:formula="of:=[.I58]-[.$G$5]" table:style-name="ce1">
            <text:p>0.049275</text:p>
          </table:table-cell>
          <table:table-cell office:value-type="float" office:value="5.30002" table:style-name="ce7">
            <text:p>5.30002</text:p>
          </table:table-cell>
          <table:table-cell office:value-type="float" office:value="-0.10896699999999999" table:style-name="ce7">
            <text:p>-0.108967</text:p>
          </table:table-cell>
          <table:table-cell office:value-type="float" office:value="-0.115465" table:style-name="ce7">
            <text:p>-0.115465</text:p>
          </table:table-cell>
          <table:table-cell table:number-columns-repeated="16369"/>
        </table:table-row>
        <table:table-row table:style-name="ro3">
          <table:table-cell office:value-type="float" office:value="5.4" table:style-name="ce1">
            <text:p>5.4</text:p>
          </table:table-cell>
          <table:table-cell office:value-type="float" office:value="-5.2796000000000003E-2" table:style-name="ce1">
            <text:p>-0.052796</text:p>
          </table:table-cell>
          <table:table-cell office:value-type="float" office:value="-0.18255399999999999" table:style-name="ce1">
            <text:p>-0.182554</text:p>
          </table:table-cell>
          <table:table-cell office:value-type="float" office:value="-7.3035000000000003E-2" table:style-name="ce1">
            <text:p>-0.073035</text:p>
          </table:table-cell>
          <table:table-cell table:style-name="ce3"/>
          <table:table-cell office:value-type="float" office:value="5.40001" table:style-name="ce7">
            <text:p>5.40001</text:p>
          </table:table-cell>
          <table:table-cell office:value-type="float" office:value="0.59415399999999996" table:style-name="ce7">
            <text:p>0.594154</text:p>
          </table:table-cell>
          <table:table-cell office:value-type="float" office:value="0.61231999999999998" table:style-name="ce7">
            <text:p>0.61232</text:p>
          </table:table-cell>
          <table:table-cell office:value-type="float" office:value="0.69509200000000004" table:style-name="ce7">
            <text:p>0.695092</text:p>
          </table:table-cell>
          <table:table-cell office:value-type="float" office:value="-6.3026000000000026E-2" table:formula="of:=[.G59]-[.$G$5]" table:style-name="ce1">
            <text:p>-0.063026</text:p>
          </table:table-cell>
          <table:table-cell office:value-type="float" office:value="-4.4860000000000011E-2" table:formula="of:=[.H59]-[.$G$5]" table:style-name="ce1">
            <text:p>-0.04486</text:p>
          </table:table-cell>
          <table:table-cell office:value-type="float" office:value="3.7912000000000057E-2" table:formula="of:=[.I59]-[.$G$5]" table:style-name="ce1">
            <text:p>0.037912</text:p>
          </table:table-cell>
          <table:table-cell office:value-type="float" office:value="5.40001" table:style-name="ce7">
            <text:p>5.40001</text:p>
          </table:table-cell>
          <table:table-cell office:value-type="float" office:value="-0.17365800000000001" table:style-name="ce7">
            <text:p>-0.173658</text:p>
          </table:table-cell>
          <table:table-cell office:value-type="float" office:value="-9.6813099999999999E-2" table:style-name="ce7">
            <text:p>-0.0968131</text:p>
          </table:table-cell>
          <table:table-cell table:number-columns-repeated="16369"/>
        </table:table-row>
        <table:table-row table:style-name="ro3">
          <table:table-cell office:value-type="float" office:value="5.5" table:style-name="ce1">
            <text:p>5.5</text:p>
          </table:table-cell>
          <table:table-cell office:value-type="float" office:value="-5.9230999999999999E-2" table:style-name="ce1">
            <text:p>-0.059231</text:p>
          </table:table-cell>
          <table:table-cell office:value-type="float" office:value="-0.21585399999999999" table:style-name="ce1">
            <text:p>-0.215854</text:p>
          </table:table-cell>
          <table:table-cell office:value-type="float" office:value="-4.3757999999999998E-2" table:style-name="ce1">
            <text:p>-0.043758</text:p>
          </table:table-cell>
          <table:table-cell table:style-name="ce3"/>
          <table:table-cell office:value-type="float" office:value="5.5000499999999999" table:style-name="ce7">
            <text:p>5.50005</text:p>
          </table:table-cell>
          <table:table-cell office:value-type="float" office:value="0.606105" table:style-name="ce7">
            <text:p>0.606105</text:p>
          </table:table-cell>
          <table:table-cell office:value-type="float" office:value="0.59984000000000004" table:style-name="ce7">
            <text:p>0.59984</text:p>
          </table:table-cell>
          <table:table-cell office:value-type="float" office:value="0.67847900000000005" table:style-name="ce7">
            <text:p>0.678479</text:p>
          </table:table-cell>
          <table:table-cell office:value-type="float" office:value="-5.1074999999999982E-2" table:formula="of:=[.G60]-[.$G$5]" table:style-name="ce1">
            <text:p>-0.051075</text:p>
          </table:table-cell>
          <table:table-cell office:value-type="float" office:value="-5.7339999999999947E-2" table:formula="of:=[.H60]-[.$G$5]" table:style-name="ce1">
            <text:p>-0.05734</text:p>
          </table:table-cell>
          <table:table-cell office:value-type="float" office:value="2.1299000000000068E-2" table:formula="of:=[.I60]-[.$G$5]" table:style-name="ce1">
            <text:p>0.021299</text:p>
          </table:table-cell>
          <table:table-cell office:value-type="float" office:value="5.5000499999999999" table:style-name="ce7">
            <text:p>5.50005</text:p>
          </table:table-cell>
          <table:table-cell office:value-type="float" office:value="-0.222084" table:style-name="ce7">
            <text:p>-0.222084</text:p>
          </table:table-cell>
          <table:table-cell office:value-type="float" office:value="-6.8016400000000005E-2" table:style-name="ce7">
            <text:p>-0.0680164</text:p>
          </table:table-cell>
          <table:table-cell table:number-columns-repeated="16369"/>
        </table:table-row>
        <table:table-row table:style-name="ro3">
          <table:table-cell office:value-type="float" office:value="5.6" table:style-name="ce1">
            <text:p>5.6</text:p>
          </table:table-cell>
          <table:table-cell office:value-type="float" office:value="-6.1942999999999998E-2" table:style-name="ce1">
            <text:p>-0.061943</text:p>
          </table:table-cell>
          <table:table-cell office:value-type="float" office:value="-0.23217199999999999" table:style-name="ce1">
            <text:p>-0.232172</text:p>
          </table:table-cell>
          <table:table-cell office:value-type="float" office:value="-1.4959E-2" table:style-name="ce1">
            <text:p>-0.014959</text:p>
          </table:table-cell>
          <table:table-cell table:style-name="ce3"/>
          <table:table-cell office:value-type="float" office:value="5.6000399999999999" table:style-name="ce7">
            <text:p>5.60004</text:p>
          </table:table-cell>
          <table:table-cell office:value-type="float" office:value="0.62429699999999999" table:style-name="ce7">
            <text:p>0.624297</text:p>
          </table:table-cell>
          <table:table-cell office:value-type="float" office:value="0.59199000000000002" table:style-name="ce7">
            <text:p>0.59199</text:p>
          </table:table-cell>
          <table:table-cell office:value-type="float" office:value="0.65942500000000004" table:style-name="ce7">
            <text:p>0.659425</text:p>
          </table:table-cell>
          <table:table-cell office:value-type="float" office:value="-3.2882999999999996E-2" table:formula="of:=[.G61]-[.$G$5]" table:style-name="ce1">
            <text:p>-0.032883</text:p>
          </table:table-cell>
          <table:table-cell office:value-type="float" office:value="-6.518999999999997E-2" table:formula="of:=[.H61]-[.$G$5]" table:style-name="ce1">
            <text:p>-0.06519</text:p>
          </table:table-cell>
          <table:table-cell office:value-type="float" office:value="2.2450000000000525E-3" table:formula="of:=[.I61]-[.$G$5]" table:style-name="ce1">
            <text:p>0.002245</text:p>
          </table:table-cell>
          <table:table-cell office:value-type="float" office:value="5.6000399999999999" table:style-name="ce7">
            <text:p>5.60004</text:p>
          </table:table-cell>
          <table:table-cell office:value-type="float" office:value="-0.24737999999999999" table:style-name="ce7">
            <text:p>-0.24738</text:p>
          </table:table-cell>
          <table:table-cell office:value-type="float" office:value="-3.6429900000000001E-2" table:style-name="ce7">
            <text:p>-0.0364299</text:p>
          </table:table-cell>
          <table:table-cell table:number-columns-repeated="16369"/>
        </table:table-row>
        <table:table-row table:style-name="ro3">
          <table:table-cell office:value-type="float" office:value="5.7" table:style-name="ce1">
            <text:p>5.7</text:p>
          </table:table-cell>
          <table:table-cell office:value-type="float" office:value="-6.2009000000000002E-2" table:style-name="ce1">
            <text:p>-0.062009</text:p>
          </table:table-cell>
          <table:table-cell office:value-type="float" office:value="-0.232597" table:style-name="ce1">
            <text:p>-0.232597</text:p>
          </table:table-cell>
          <table:table-cell office:value-type="float" office:value="1.3414000000000001E-2" table:style-name="ce1">
            <text:p>0.013414</text:p>
          </table:table-cell>
          <table:table-cell table:style-name="ce3"/>
          <table:table-cell office:value-type="float" office:value="5.7000200000000003" table:style-name="ce7">
            <text:p>5.70002</text:p>
          </table:table-cell>
          <table:table-cell office:value-type="float" office:value="0.64761999999999997" table:style-name="ce7">
            <text:p>0.64762</text:p>
          </table:table-cell>
          <table:table-cell office:value-type="float" office:value="0.58921500000000004" table:style-name="ce7">
            <text:p>0.589215</text:p>
          </table:table-cell>
          <table:table-cell office:value-type="float" office:value="0.64046499999999995" table:style-name="ce7">
            <text:p>0.640465</text:p>
          </table:table-cell>
          <table:table-cell office:value-type="float" office:value="-9.5600000000000129E-3" table:formula="of:=[.G62]-[.$G$5]" table:style-name="ce1">
            <text:p>-0.00956</text:p>
          </table:table-cell>
          <table:table-cell office:value-type="float" office:value="-6.7964999999999942E-2" table:formula="of:=[.H62]-[.$G$5]" table:style-name="ce1">
            <text:p>-0.067965</text:p>
          </table:table-cell>
          <table:table-cell office:value-type="float" office:value="-1.6715000000000035E-2" table:formula="of:=[.I62]-[.$G$5]" table:style-name="ce1">
            <text:p>-0.016715</text:p>
          </table:table-cell>
          <table:table-cell office:value-type="float" office:value="5.7000200000000003" table:style-name="ce7">
            <text:p>5.70002</text:p>
          </table:table-cell>
          <table:table-cell office:value-type="float" office:value="-0.256855" table:style-name="ce7">
            <text:p>-0.256855</text:p>
          </table:table-cell>
          <table:table-cell office:value-type="float" office:value="-5.1756199999999997E-3" table:style-name="ce7">
            <text:p>-0.00517562</text:p>
          </table:table-cell>
          <table:table-cell table:number-columns-repeated="16369"/>
        </table:table-row>
        <table:table-row table:style-name="ro3">
          <table:table-cell office:value-type="float" office:value="5.8" table:style-name="ce1">
            <text:p>5.8</text:p>
          </table:table-cell>
          <table:table-cell office:value-type="float" office:value="-5.9461E-2" table:style-name="ce1">
            <text:p>-0.059461</text:p>
          </table:table-cell>
          <table:table-cell office:value-type="float" office:value="-0.217164" table:style-name="ce1">
            <text:p>-0.217164</text:p>
          </table:table-cell>
          <table:table-cell office:value-type="float" office:value="4.2175999999999998E-2" table:style-name="ce1">
            <text:p>0.042176</text:p>
          </table:table-cell>
          <table:table-cell table:style-name="ce3"/>
          <table:table-cell office:value-type="float" office:value="5.8000400000000001" table:style-name="ce7">
            <text:p>5.80004</text:p>
          </table:table-cell>
          <table:table-cell office:value-type="float" office:value="0.67420599999999997" table:style-name="ce7">
            <text:p>0.674206</text:p>
          </table:table-cell>
          <table:table-cell office:value-type="float" office:value="0.59128800000000004" table:style-name="ce7">
            <text:p>0.591288</text:p>
          </table:table-cell>
          <table:table-cell office:value-type="float" office:value="0.62357700000000005" table:style-name="ce7">
            <text:p>0.623577</text:p>
          </table:table-cell>
          <table:table-cell office:value-type="float" office:value="1.7025999999999986E-2" table:formula="of:=[.G63]-[.$G$5]" table:style-name="ce1">
            <text:p>0.017026</text:p>
          </table:table-cell>
          <table:table-cell office:value-type="float" office:value="-6.5891999999999951E-2" table:formula="of:=[.H63]-[.$G$5]" table:style-name="ce1">
            <text:p>-0.065892</text:p>
          </table:table-cell>
          <table:table-cell office:value-type="float" office:value="-3.3602999999999938E-2" table:formula="of:=[.I63]-[.$G$5]" table:style-name="ce1">
            <text:p>-0.033603</text:p>
          </table:table-cell>
          <table:table-cell office:value-type="float" office:value="5.8000400000000001" table:style-name="ce7">
            <text:p>5.80004</text:p>
          </table:table-cell>
          <table:table-cell office:value-type="float" office:value="-0.24279700000000001" table:style-name="ce7">
            <text:p>-0.242797</text:p>
          </table:table-cell>
          <table:table-cell office:value-type="float" office:value="2.8176E-2" table:style-name="ce7">
            <text:p>0.028176</text:p>
          </table:table-cell>
          <table:table-cell table:number-columns-repeated="16369"/>
        </table:table-row>
        <table:table-row table:style-name="ro3">
          <table:table-cell office:value-type="float" office:value="5.9" table:style-name="ce1">
            <text:p>5.9</text:p>
          </table:table-cell>
          <table:table-cell office:value-type="float" office:value="-5.3266000000000001E-2" table:style-name="ce1">
            <text:p>-0.053266</text:p>
          </table:table-cell>
          <table:table-cell office:value-type="float" office:value="-0.18481900000000001" table:style-name="ce1">
            <text:p>-0.184819</text:p>
          </table:table-cell>
          <table:table-cell office:value-type="float" office:value="7.1454000000000004E-2" table:style-name="ce1">
            <text:p>0.071454</text:p>
          </table:table-cell>
          <table:table-cell table:style-name="ce3"/>
          <table:table-cell office:value-type="float" office:value="5.90001" table:style-name="ce7">
            <text:p>5.90001</text:p>
          </table:table-cell>
          <table:table-cell office:value-type="float" office:value="0.70079100000000005" table:style-name="ce7">
            <text:p>0.700791</text:p>
          </table:table-cell>
          <table:table-cell office:value-type="float" office:value="0.59867400000000004" table:style-name="ce7">
            <text:p>0.598674</text:p>
          </table:table-cell>
          <table:table-cell office:value-type="float" office:value="0.61014500000000005" table:style-name="ce7">
            <text:p>0.610145</text:p>
          </table:table-cell>
          <table:table-cell office:value-type="float" office:value="4.3611000000000066E-2" table:formula="of:=[.G64]-[.$G$5]" table:style-name="ce1">
            <text:p>0.043611</text:p>
          </table:table-cell>
          <table:table-cell office:value-type="float" office:value="-5.8505999999999947E-2" table:formula="of:=[.H64]-[.$G$5]" table:style-name="ce1">
            <text:p>-0.058506</text:p>
          </table:table-cell>
          <table:table-cell office:value-type="float" office:value="-4.7034999999999938E-2" table:formula="of:=[.I64]-[.$G$5]" table:style-name="ce1">
            <text:p>-0.047035</text:p>
          </table:table-cell>
          <table:table-cell office:value-type="float" office:value="5.90001" table:style-name="ce7">
            <text:p>5.90001</text:p>
          </table:table-cell>
          <table:table-cell office:value-type="float" office:value="-0.21760699999999999" table:style-name="ce7">
            <text:p>-0.217607</text:p>
          </table:table-cell>
          <table:table-cell office:value-type="float" office:value="6.1415699999999997E-2" table:style-name="ce7">
            <text:p>0.0614157</text:p>
          </table:table-cell>
          <table:table-cell table:number-columns-repeated="16369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-4.1918999999999998E-2" table:style-name="ce1">
            <text:p>-0.041919</text:p>
          </table:table-cell>
          <table:table-cell office:value-type="float" office:value="-0.13450699999999999" table:style-name="ce1">
            <text:p>-0.134507</text:p>
          </table:table-cell>
          <table:table-cell office:value-type="float" office:value="9.9548999999999999E-2" table:style-name="ce1">
            <text:p>0.099549</text:p>
          </table:table-cell>
          <table:table-cell table:style-name="ce3"/>
          <table:table-cell office:value-type="float" office:value="6.0000499999999999" table:style-name="ce7">
            <text:p>6.00005</text:p>
          </table:table-cell>
          <table:table-cell office:value-type="float" office:value="0.72209100000000004" table:style-name="ce7">
            <text:p>0.722091</text:p>
          </table:table-cell>
          <table:table-cell office:value-type="float" office:value="0.61212" table:style-name="ce7">
            <text:p>0.61212</text:p>
          </table:table-cell>
          <table:table-cell office:value-type="float" office:value="0.60035400000000005" table:style-name="ce7">
            <text:p>0.600354</text:p>
          </table:table-cell>
          <table:table-cell office:value-type="float" office:value="6.4911000000000052E-2" table:formula="of:=[.G65]-[.$G$5]" table:style-name="ce1">
            <text:p>0.064911</text:p>
          </table:table-cell>
          <table:table-cell office:value-type="float" office:value="-4.5059999999999989E-2" table:formula="of:=[.H65]-[.$G$5]" table:style-name="ce1">
            <text:p>-0.04506</text:p>
          </table:table-cell>
          <table:table-cell office:value-type="float" office:value="-5.6825999999999932E-2" table:formula="of:=[.I65]-[.$G$5]" table:style-name="ce1">
            <text:p>-0.056826</text:p>
          </table:table-cell>
          <table:table-cell office:value-type="float" office:value="6.0000499999999999" table:style-name="ce7">
            <text:p>6.00005</text:p>
          </table:table-cell>
          <table:table-cell office:value-type="float" office:value="-0.15491099999999999" table:style-name="ce7">
            <text:p>-0.154911</text:p>
          </table:table-cell>
          <table:table-cell office:value-type="float" office:value="0.10743900000000001" table:style-name="ce7">
            <text:p>0.107439</text:p>
          </table:table-cell>
          <table:table-cell table:number-columns-repeated="16369"/>
        </table:table-row>
        <table:table-row table:style-name="ro3">
          <table:table-cell office:value-type="float" office:value="6.1" table:style-name="ce1">
            <text:p>6.1</text:p>
          </table:table-cell>
          <table:table-cell office:value-type="float" office:value="-2.4395E-2" table:style-name="ce1">
            <text:p>-0.024395</text:p>
          </table:table-cell>
          <table:table-cell office:value-type="float" office:value="-6.6880999999999996E-2" table:style-name="ce1">
            <text:p>-0.066881</text:p>
          </table:table-cell>
          <table:table-cell office:value-type="float" office:value="0.12266100000000001" table:style-name="ce1">
            <text:p>0.122661</text:p>
          </table:table-cell>
          <table:table-cell table:style-name="ce3"/>
          <table:table-cell office:value-type="float" office:value="6.1000500000000004" table:style-name="ce7">
            <text:p>6.10005</text:p>
          </table:table-cell>
          <table:table-cell office:value-type="float" office:value="0.73347499999999999" table:style-name="ce7">
            <text:p>0.733475</text:p>
          </table:table-cell>
          <table:table-cell office:value-type="float" office:value="0.63159699999999996" table:style-name="ce7">
            <text:p>0.631597</text:p>
          </table:table-cell>
          <table:table-cell office:value-type="float" office:value="0.59441999999999995" table:style-name="ce7">
            <text:p>0.59442</text:p>
          </table:table-cell>
          <table:table-cell office:value-type="float" office:value="7.6295000000000002E-2" table:formula="of:=[.G66]-[.$G$5]" table:style-name="ce1">
            <text:p>0.076295</text:p>
          </table:table-cell>
          <table:table-cell office:value-type="float" office:value="-2.5583000000000022E-2" table:formula="of:=[.H66]-[.$G$5]" table:style-name="ce1">
            <text:p>-0.025583</text:p>
          </table:table-cell>
          <table:table-cell office:value-type="float" office:value="-6.2760000000000038E-2" table:formula="of:=[.I66]-[.$G$5]" table:style-name="ce1">
            <text:p>-0.06276</text:p>
          </table:table-cell>
          <table:table-cell office:value-type="float" office:value="6.1000500000000004" table:style-name="ce7">
            <text:p>6.10005</text:p>
          </table:table-cell>
          <table:table-cell office:value-type="float" office:value="-7.4296100000000004E-2" table:style-name="ce7">
            <text:p>-0.0742961</text:p>
          </table:table-cell>
          <table:table-cell office:value-type="float" office:value="0.13439200000000001" table:style-name="ce7">
            <text:p>0.134392</text:p>
          </table:table-cell>
          <table:table-cell table:number-columns-repeated="16369"/>
        </table:table-row>
        <table:table-row table:style-name="ro3">
          <table:table-cell office:value-type="float" office:value="6.2" table:style-name="ce1">
            <text:p>6.2</text:p>
          </table:table-cell>
          <table:table-cell office:value-type="float" office:value="-1.0640000000000001E-3" table:style-name="ce1">
            <text:p>-0.001064</text:p>
          </table:table-cell>
          <table:table-cell office:value-type="float" office:value="1.4126E-2" table:style-name="ce1">
            <text:p>0.014126</text:p>
          </table:table-cell>
          <table:table-cell office:value-type="float" office:value="0.135657" table:style-name="ce1">
            <text:p>0.135657</text:p>
          </table:table-cell>
          <table:table-cell table:style-name="ce3"/>
          <table:table-cell office:value-type="float" office:value="6.2000700000000002" table:style-name="ce7">
            <text:p>6.20007</text:p>
          </table:table-cell>
          <table:table-cell office:value-type="float" office:value="0.732541" table:style-name="ce7">
            <text:p>0.732541</text:p>
          </table:table-cell>
          <table:table-cell office:value-type="float" office:value="0.65679100000000001" table:style-name="ce7">
            <text:p>0.656791</text:p>
          </table:table-cell>
          <table:table-cell office:value-type="float" office:value="0.59293200000000001" table:style-name="ce7">
            <text:p>0.592932</text:p>
          </table:table-cell>
          <table:table-cell office:value-type="float" office:value="7.5361000000000011E-2" table:formula="of:=[.G67]-[.$G$5]" table:style-name="ce1">
            <text:p>0.075361</text:p>
          </table:table-cell>
          <table:table-cell office:value-type="float" office:value="-3.889999999999727E-4" table:formula="of:=[.H67]-[.$G$5]" table:style-name="ce1">
            <text:p>-0.000389</text:p>
          </table:table-cell>
          <table:table-cell office:value-type="float" office:value="-6.4247999999999972E-2" table:formula="of:=[.I67]-[.$G$5]" table:style-name="ce1">
            <text:p>-0.064248</text:p>
          </table:table-cell>
          <table:table-cell office:value-type="float" office:value="6.2000700000000002" table:style-name="ce7">
            <text:p>6.20007</text:p>
          </table:table-cell>
          <table:table-cell office:value-type="float" office:value="2.3937300000000002E-2" table:style-name="ce7">
            <text:p>0.0239373</text:p>
          </table:table-cell>
          <table:table-cell office:value-type="float" office:value="0.14537600000000001" table:style-name="ce7">
            <text:p>0.145376</text:p>
          </table:table-cell>
          <table:table-cell table:number-columns-repeated="16369"/>
        </table:table-row>
        <table:table-row table:style-name="ro3">
          <table:table-cell office:value-type="float" office:value="6.3" table:style-name="ce1">
            <text:p>6.3</text:p>
          </table:table-cell>
          <table:table-cell office:value-type="float" office:value="2.5826000000000002E-2" table:style-name="ce1">
            <text:p>0.025826</text:p>
          </table:table-cell>
          <table:table-cell office:value-type="float" office:value="0.100659" table:style-name="ce1">
            <text:p>0.100659</text:p>
          </table:table-cell>
          <table:table-cell office:value-type="float" office:value="0.13367100000000001" table:style-name="ce1">
            <text:p>0.133671</text:p>
          </table:table-cell>
          <table:table-cell table:style-name="ce3"/>
          <table:table-cell office:value-type="float" office:value="6.3000499999999997" table:style-name="ce7">
            <text:p>6.30005</text:p>
          </table:table-cell>
          <table:table-cell office:value-type="float" office:value="0.72146900000000003" table:style-name="ce7">
            <text:p>0.721469</text:p>
          </table:table-cell>
          <table:table-cell office:value-type="float" office:value="0.68556899999999998" table:style-name="ce7">
            <text:p>0.685569</text:p>
          </table:table-cell>
          <table:table-cell office:value-type="float" office:value="0.59649200000000002" table:style-name="ce7">
            <text:p>0.596492</text:p>
          </table:table-cell>
          <table:table-cell office:value-type="float" office:value="6.4289000000000041E-2" table:formula="of:=[.G68]-[.$G$5]" table:style-name="ce1">
            <text:p>0.064289</text:p>
          </table:table-cell>
          <table:table-cell office:value-type="float" office:value="2.8388999999999998E-2" table:formula="of:=[.H68]-[.$G$5]" table:style-name="ce1">
            <text:p>0.028389</text:p>
          </table:table-cell>
          <table:table-cell office:value-type="float" office:value="-6.0687999999999964E-2" table:formula="of:=[.I68]-[.$G$5]" table:style-name="ce1">
            <text:p>-0.060688</text:p>
          </table:table-cell>
          <table:table-cell office:value-type="float" office:value="6.3000499999999997" table:style-name="ce7">
            <text:p>6.30005</text:p>
          </table:table-cell>
          <table:table-cell office:value-type="float" office:value="0.11547" table:style-name="ce7">
            <text:p>0.11547</text:p>
          </table:table-cell>
          <table:table-cell office:value-type="float" office:value="0.13750599999999999" table:style-name="ce7">
            <text:p>0.137506</text:p>
          </table:table-cell>
          <table:table-cell table:number-columns-repeated="16369"/>
        </table:table-row>
        <table:table-row table:style-name="ro3">
          <table:table-cell office:value-type="float" office:value="6.4" table:style-name="ce1">
            <text:p>6.4</text:p>
          </table:table-cell>
          <table:table-cell office:value-type="float" office:value="5.2361999999999999E-2" table:style-name="ce1">
            <text:p>0.052362</text:p>
          </table:table-cell>
          <table:table-cell office:value-type="float" office:value="0.18168599999999999" table:style-name="ce1">
            <text:p>0.181686</text:p>
          </table:table-cell>
          <table:table-cell office:value-type="float" office:value="0.113957" table:style-name="ce1">
            <text:p>0.113957</text:p>
          </table:table-cell>
          <table:table-cell table:style-name="ce3"/>
          <table:table-cell office:value-type="float" office:value="6.4000199999999996" table:style-name="ce7">
            <text:p>6.40002</text:p>
          </table:table-cell>
          <table:table-cell office:value-type="float" office:value="0.70476099999999997" table:style-name="ce7">
            <text:p>0.704761</text:p>
          </table:table-cell>
          <table:table-cell office:value-type="float" office:value="0.71422699999999995" table:style-name="ce7">
            <text:p>0.714227</text:p>
          </table:table-cell>
          <table:table-cell office:value-type="float" office:value="0.60517200000000004" table:style-name="ce7">
            <text:p>0.605172</text:p>
          </table:table-cell>
          <table:table-cell office:value-type="float" office:value="4.7580999999999984E-2" table:formula="of:=[.G69]-[.$G$5]" table:style-name="ce1">
            <text:p>0.047581</text:p>
          </table:table-cell>
          <table:table-cell office:value-type="float" office:value="5.7046999999999959E-2" table:formula="of:=[.H69]-[.$G$5]" table:style-name="ce1">
            <text:p>0.057047</text:p>
          </table:table-cell>
          <table:table-cell office:value-type="float" office:value="-5.2007999999999943E-2" table:formula="of:=[.I69]-[.$G$5]" table:style-name="ce1">
            <text:p>-0.052008</text:p>
          </table:table-cell>
          <table:table-cell office:value-type="float" office:value="6.4000199999999996" table:style-name="ce7">
            <text:p>6.40002</text:p>
          </table:table-cell>
          <table:table-cell office:value-type="float" office:value="0.20327799999999999" table:style-name="ce7">
            <text:p>0.203278</text:p>
          </table:table-cell>
          <table:table-cell office:value-type="float" office:value="0.10138999999999999" table:style-name="ce7">
            <text:p>0.10139</text:p>
          </table:table-cell>
          <table:table-cell table:number-columns-repeated="16369"/>
        </table:table-row>
        <table:table-row table:style-name="ro3">
          <table:table-cell office:value-type="float" office:value="6.5" table:style-name="ce1">
            <text:p>6.5</text:p>
          </table:table-cell>
          <table:table-cell office:value-type="float" office:value="7.3833999999999997E-2" table:style-name="ce1">
            <text:p>0.073834</text:p>
          </table:table-cell>
          <table:table-cell office:value-type="float" office:value="0.24505099999999999" table:style-name="ce1">
            <text:p>0.245051</text:p>
          </table:table-cell>
          <table:table-cell office:value-type="float" office:value="7.7274999999999996E-2" table:style-name="ce1">
            <text:p>0.077275</text:p>
          </table:table-cell>
          <table:table-cell table:style-name="ce3"/>
          <table:table-cell office:value-type="float" office:value="6.5" table:style-name="ce7">
            <text:p>6.5</text:p>
          </table:table-cell>
          <table:table-cell office:value-type="float" office:value="0.68504200000000004" table:style-name="ce7">
            <text:p>0.685042</text:p>
          </table:table-cell>
          <table:table-cell office:value-type="float" office:value="0.73484899999999997" table:style-name="ce7">
            <text:p>0.734849</text:p>
          </table:table-cell>
          <table:table-cell office:value-type="float" office:value="0.62019299999999999" table:style-name="ce7">
            <text:p>0.620193</text:p>
          </table:table-cell>
          <table:table-cell office:value-type="float" office:value="2.7862000000000053E-2" table:formula="of:=[.G70]-[.$G$5]" table:style-name="ce1">
            <text:p>0.027862</text:p>
          </table:table-cell>
          <table:table-cell office:value-type="float" office:value="7.7668999999999988E-2" table:formula="of:=[.H70]-[.$G$5]" table:style-name="ce1">
            <text:p>0.077669</text:p>
          </table:table-cell>
          <table:table-cell office:value-type="float" office:value="-3.6986999999999992E-2" table:formula="of:=[.I70]-[.$G$5]" table:style-name="ce1">
            <text:p>-0.036987</text:p>
          </table:table-cell>
          <table:table-cell office:value-type="float" office:value="6.5" table:style-name="ce7">
            <text:p>6.5</text:p>
          </table:table-cell>
          <table:table-cell office:value-type="float" office:value="0.248779" table:style-name="ce7">
            <text:p>0.248779</text:p>
          </table:table-cell>
          <table:table-cell office:value-type="float" office:value="6.0679999999999998E-2" table:style-name="ce7">
            <text:p>0.06068</text:p>
          </table:table-cell>
          <table:table-cell table:number-columns-repeated="16369"/>
        </table:table-row>
        <table:table-row table:style-name="ro3">
          <table:table-cell office:value-type="float" office:value="6.6" table:style-name="ce1">
            <text:p>6.6</text:p>
          </table:table-cell>
          <table:table-cell office:value-type="float" office:value="8.6004999999999998E-2" table:style-name="ce1">
            <text:p>0.086005</text:p>
          </table:table-cell>
          <table:table-cell office:value-type="float" office:value="0.28028199999999998" table:style-name="ce1">
            <text:p>0.280282</text:p>
          </table:table-cell>
          <table:table-cell office:value-type="float" office:value="2.8268999999999999E-2" table:style-name="ce1">
            <text:p>0.028269</text:p>
          </table:table-cell>
          <table:table-cell table:style-name="ce3"/>
          <table:table-cell office:value-type="float" office:value="6.60006" table:style-name="ce7">
            <text:p>6.60006</text:p>
          </table:table-cell>
          <table:table-cell office:value-type="float" office:value="0.66493000000000002" table:style-name="ce7">
            <text:p>0.66493</text:p>
          </table:table-cell>
          <table:table-cell office:value-type="float" office:value="0.74072300000000002" table:style-name="ce7">
            <text:p>0.740723</text:p>
          </table:table-cell>
          <table:table-cell office:value-type="float" office:value="0.64178100000000005" table:style-name="ce7">
            <text:p>0.641781</text:p>
          </table:table-cell>
          <table:table-cell office:value-type="float" office:value="7.7500000000000346E-3" table:formula="of:=[.G71]-[.$G$5]" table:style-name="ce1">
            <text:p>0.00775</text:p>
          </table:table-cell>
          <table:table-cell office:value-type="float" office:value="8.3543000000000034E-2" table:formula="of:=[.H71]-[.$G$5]" table:style-name="ce1">
            <text:p>0.083543</text:p>
          </table:table-cell>
          <table:table-cell office:value-type="float" office:value="-1.5398999999999941E-2" table:formula="of:=[.I71]-[.$G$5]" table:style-name="ce1">
            <text:p>-0.015399</text:p>
          </table:table-cell>
          <table:table-cell office:value-type="float" office:value="6.60006" table:style-name="ce7">
            <text:p>6.60006</text:p>
          </table:table-cell>
          <table:table-cell office:value-type="float" office:value="0.24899299999999999" table:style-name="ce7">
            <text:p>0.248993</text:p>
          </table:table-cell>
          <table:table-cell office:value-type="float" office:value="-3.7050199999999998E-3" table:style-name="ce7">
            <text:p>-0.00370502</text:p>
          </table:table-cell>
          <table:table-cell table:number-columns-repeated="16369"/>
        </table:table-row>
        <table:table-row table:style-name="ro3">
          <table:table-cell office:value-type="float" office:value="6.7" table:style-name="ce1">
            <text:p>6.7</text:p>
          </table:table-cell>
          <table:table-cell office:value-type="float" office:value="8.6338999999999999E-2" table:style-name="ce1">
            <text:p>0.086339</text:p>
          </table:table-cell>
          <table:table-cell office:value-type="float" office:value="0.28124300000000002" table:style-name="ce1">
            <text:p>0.281243</text:p>
          </table:table-cell>
          <table:table-cell office:value-type="float" office:value="-2.5395999999999998E-2" table:style-name="ce1">
            <text:p>-0.025396</text:p>
          </table:table-cell>
          <table:table-cell table:style-name="ce3"/>
          <table:table-cell office:value-type="float" office:value="6.7000400000000004" table:style-name="ce7">
            <text:p>6.70004</text:p>
          </table:table-cell>
          <table:table-cell office:value-type="float" office:value="0.645706" table:style-name="ce7">
            <text:p>0.645706</text:p>
          </table:table-cell>
          <table:table-cell office:value-type="float" office:value="0.731012" table:style-name="ce7">
            <text:p>0.731012</text:p>
          </table:table-cell>
          <table:table-cell office:value-type="float" office:value="0.66872799999999999" table:style-name="ce7">
            <text:p>0.668728</text:p>
          </table:table-cell>
          <table:table-cell office:value-type="float" office:value="-1.1473999999999984E-2" table:formula="of:=[.G72]-[.$G$5]" table:style-name="ce1">
            <text:p>-0.011474</text:p>
          </table:table-cell>
          <table:table-cell office:value-type="float" office:value="7.3832000000000009E-2" table:formula="of:=[.H72]-[.$G$5]" table:style-name="ce1">
            <text:p>0.073832</text:p>
          </table:table-cell>
          <table:table-cell office:value-type="float" office:value="1.1548000000000003E-2" table:formula="of:=[.I72]-[.$G$5]" table:style-name="ce1">
            <text:p>0.011548</text:p>
          </table:table-cell>
          <table:table-cell office:value-type="float" office:value="6.7000400000000004" table:style-name="ce7">
            <text:p>6.70004</text:p>
          </table:table-cell>
          <table:table-cell office:value-type="float" office:value="0.23338600000000001" table:style-name="ce7">
            <text:p>0.233386</text:p>
          </table:table-cell>
          <table:table-cell office:value-type="float" office:value="-4.2861200000000002E-2" table:style-name="ce7">
            <text:p>-0.0428612</text:p>
          </table:table-cell>
          <table:table-cell table:number-columns-repeated="16369"/>
        </table:table-row>
        <table:table-row table:style-name="ro3">
          <table:table-cell office:value-type="float" office:value="6.8" table:style-name="ce1">
            <text:p>6.8</text:p>
          </table:table-cell>
          <table:table-cell office:value-type="float" office:value="7.4765999999999999E-2" table:style-name="ce1">
            <text:p>0.074766</text:p>
          </table:table-cell>
          <table:table-cell office:value-type="float" office:value="0.24776500000000001" table:style-name="ce1">
            <text:p>0.247765</text:p>
          </table:table-cell>
          <table:table-cell office:value-type="float" office:value="-7.4871999999999994E-2" table:style-name="ce1">
            <text:p>-0.074872</text:p>
          </table:table-cell>
          <table:table-cell table:style-name="ce3"/>
          <table:table-cell office:value-type="float" office:value="6.8" table:style-name="ce7">
            <text:p>6.8</text:p>
          </table:table-cell>
          <table:table-cell office:value-type="float" office:value="0.62857799999999997" table:style-name="ce7">
            <text:p>0.628578</text:p>
          </table:table-cell>
          <table:table-cell office:value-type="float" office:value="0.71129699999999996" table:style-name="ce7">
            <text:p>0.711297</text:p>
          </table:table-cell>
          <table:table-cell office:value-type="float" office:value="0.69870299999999996" table:style-name="ce7">
            <text:p>0.698703</text:p>
          </table:table-cell>
          <table:table-cell office:value-type="float" office:value="-2.8602000000000016E-2" table:formula="of:=[.G73]-[.$G$5]" table:style-name="ce1">
            <text:p>-0.028602</text:p>
          </table:table-cell>
          <table:table-cell office:value-type="float" office:value="5.4116999999999971E-2" table:formula="of:=[.H73]-[.$G$5]" table:style-name="ce1">
            <text:p>0.054117</text:p>
          </table:table-cell>
          <table:table-cell office:value-type="float" office:value="4.1522999999999977E-2" table:formula="of:=[.I73]-[.$G$5]" table:style-name="ce1">
            <text:p>0.041523</text:p>
          </table:table-cell>
          <table:table-cell office:value-type="float" office:value="6.8" table:style-name="ce7">
            <text:p>6.8</text:p>
          </table:table-cell>
          <table:table-cell office:value-type="float" office:value="0.18046499999999999" table:style-name="ce7">
            <text:p>0.180465</text:p>
          </table:table-cell>
          <table:table-cell office:value-type="float" office:value="-8.5007200000000005E-2" table:style-name="ce7">
            <text:p>-0.0850072</text:p>
          </table:table-cell>
          <table:table-cell table:number-columns-repeated="16369"/>
        </table:table-row>
        <table:table-row table:style-name="ro3">
          <table:table-cell office:value-type="float" office:value="6.9" table:style-name="ce1">
            <text:p>6.9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0.18568699999999999" table:style-name="ce1">
            <text:p>0.185687</text:p>
          </table:table-cell>
          <table:table-cell office:value-type="float" office:value="-0.112376" table:style-name="ce1">
            <text:p>-0.112376</text:p>
          </table:table-cell>
          <table:table-cell table:style-name="ce3"/>
          <table:table-cell office:value-type="float" office:value="6.90001" table:style-name="ce7">
            <text:p>6.90001</text:p>
          </table:table-cell>
          <table:table-cell office:value-type="float" office:value="0.61402400000000001" table:style-name="ce7">
            <text:p>0.614024</text:p>
          </table:table-cell>
          <table:table-cell office:value-type="float" office:value="0.68813000000000002" table:style-name="ce7">
            <text:p>0.68813</text:p>
          </table:table-cell>
          <table:table-cell office:value-type="float" office:value="0.72649300000000006" table:style-name="ce7">
            <text:p>0.726493</text:p>
          </table:table-cell>
          <table:table-cell office:value-type="float" office:value="-4.3155999999999972E-2" table:formula="of:=[.G74]-[.$G$5]" table:style-name="ce1">
            <text:p>-0.043156</text:p>
          </table:table-cell>
          <table:table-cell office:value-type="float" office:value="3.0950000000000033E-2" table:formula="of:=[.H74]-[.$G$5]" table:style-name="ce1">
            <text:p>0.03095</text:p>
          </table:table-cell>
          <table:table-cell office:value-type="float" office:value="6.9313000000000069E-2" table:formula="of:=[.I74]-[.$G$5]" table:style-name="ce1">
            <text:p>0.069313</text:p>
          </table:table-cell>
          <table:table-cell office:value-type="float" office:value="6.90001" table:style-name="ce7">
            <text:p>6.90001</text:p>
          </table:table-cell>
          <table:table-cell office:value-type="float" office:value="0.122276" table:style-name="ce7">
            <text:p>0.122276</text:p>
          </table:table-cell>
          <table:table-cell office:value-type="float" office:value="-0.111918" table:style-name="ce7">
            <text:p>-0.111918</text:p>
          </table:table-cell>
          <table:table-cell table:number-columns-repeated="16369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float" office:value="2.7317000000000001E-2" table:style-name="ce1">
            <text:p>0.027317</text:p>
          </table:table-cell>
          <table:table-cell office:value-type="float" office:value="0.105309" table:style-name="ce1">
            <text:p>0.105309</text:p>
          </table:table-cell>
          <table:table-cell office:value-type="float" office:value="-0.13306599999999999" table:style-name="ce1">
            <text:p>-0.133066</text:p>
          </table:table-cell>
          <table:table-cell table:style-name="ce3"/>
          <table:table-cell office:value-type="float" office:value="7.0000499999999999" table:style-name="ce7">
            <text:p>7.00005</text:p>
          </table:table-cell>
          <table:table-cell office:value-type="float" office:value="0.60282400000000003" table:style-name="ce7">
            <text:p>0.602824</text:p>
          </table:table-cell>
          <table:table-cell office:value-type="float" office:value="0.66629700000000003" table:style-name="ce7">
            <text:p>0.666297</text:p>
          </table:table-cell>
          <table:table-cell office:value-type="float" office:value="0.74349600000000005" table:style-name="ce7">
            <text:p>0.743496</text:p>
          </table:table-cell>
          <table:table-cell office:value-type="float" office:value="-5.435599999999996E-2" table:formula="of:=[.G75]-[.$G$5]" table:style-name="ce1">
            <text:p>-0.054356</text:p>
          </table:table-cell>
          <table:table-cell office:value-type="float" office:value="9.1170000000000417E-3" table:formula="of:=[.H75]-[.$G$5]" table:style-name="ce1">
            <text:p>0.009117</text:p>
          </table:table-cell>
          <table:table-cell office:value-type="float" office:value="8.6316000000000059E-2" table:formula="of:=[.I75]-[.$G$5]" table:style-name="ce1">
            <text:p>0.086316</text:p>
          </table:table-cell>
          <table:table-cell office:value-type="float" office:value="7.0000499999999999" table:style-name="ce7">
            <text:p>7.00005</text:p>
          </table:table-cell>
          <table:table-cell office:value-type="float" office:value="5.0350600000000002E-2" table:style-name="ce7">
            <text:p>0.0503506</text:p>
          </table:table-cell>
          <table:table-cell office:value-type="float" office:value="-0.113081" table:style-name="ce7">
            <text:p>-0.113081</text:p>
          </table:table-cell>
          <table:table-cell table:number-columns-repeated="16369"/>
        </table:table-row>
        <table:table-row table:style-name="ro3">
          <table:table-cell office:value-type="float" office:value="7.1" table:style-name="ce1">
            <text:p>7.1</text:p>
          </table:table-cell>
          <table:table-cell office:value-type="float" office:value="3.3300000000000002E-4" table:style-name="ce1">
            <text:p>0.000333</text:p>
          </table:table-cell>
          <table:table-cell office:value-type="float" office:value="1.8770999999999999E-2" table:style-name="ce1">
            <text:p>0.018771</text:p>
          </table:table-cell>
          <table:table-cell office:value-type="float" office:value="-0.13597100000000001" table:style-name="ce1">
            <text:p>-0.135971</text:p>
          </table:table-cell>
          <table:table-cell table:style-name="ce3"/>
          <table:table-cell office:value-type="float" office:value="7.1000500000000004" table:style-name="ce7">
            <text:p>7.10005</text:p>
          </table:table-cell>
          <table:table-cell office:value-type="float" office:value="0.596132" table:style-name="ce7">
            <text:p>0.596132</text:p>
          </table:table-cell>
          <table:table-cell office:value-type="float" office:value="0.64754400000000001" table:style-name="ce7">
            <text:p>0.647544</text:p>
          </table:table-cell>
          <table:table-cell office:value-type="float" office:value="0.74345399999999995" table:style-name="ce7">
            <text:p>0.743454</text:p>
          </table:table-cell>
          <table:table-cell office:value-type="float" office:value="-6.1047999999999991E-2" table:formula="of:=[.G76]-[.$G$5]" table:style-name="ce1">
            <text:p>-0.061048</text:p>
          </table:table-cell>
          <table:table-cell office:value-type="float" office:value="-9.6359999999999779E-3" table:formula="of:=[.H76]-[.$G$5]" table:style-name="ce1">
            <text:p>-0.009636</text:p>
          </table:table-cell>
          <table:table-cell office:value-type="float" office:value="8.6273999999999962E-2" table:formula="of:=[.I76]-[.$G$5]" table:style-name="ce1">
            <text:p>0.086274</text:p>
          </table:table-cell>
          <table:table-cell office:value-type="float" office:value="7.1000500000000004" table:style-name="ce7">
            <text:p>7.10005</text:p>
          </table:table-cell>
          <table:table-cell office:value-type="float" office:value="-2.3724200000000001E-2" table:style-name="ce7">
            <text:p>-0.0237242</text:p>
          </table:table-cell>
          <table:table-cell office:value-type="float" office:value="-0.10989699999999999" table:style-name="ce7">
            <text:p>-0.109897</text:p>
          </table:table-cell>
          <table:table-cell table:number-columns-repeated="16369"/>
        </table:table-row>
        <table:table-row table:style-name="ro3">
          <table:table-cell office:value-type="float" office:value="7.2" table:style-name="ce1">
            <text:p>7.2</text:p>
          </table:table-cell>
          <table:table-cell office:value-type="float" office:value="-2.3265000000000001E-2" table:style-name="ce1">
            <text:p>-0.023265</text:p>
          </table:table-cell>
          <table:table-cell office:value-type="float" office:value="-6.2771999999999994E-2" table:style-name="ce1">
            <text:p>-0.062772</text:p>
          </table:table-cell>
          <table:table-cell office:value-type="float" office:value="-0.12367499999999999" table:style-name="ce1">
            <text:p>-0.123675</text:p>
          </table:table-cell>
          <table:table-cell table:style-name="ce3"/>
          <table:table-cell office:value-type="float" office:value="7.2000200000000003" table:style-name="ce7">
            <text:p>7.20002</text:p>
          </table:table-cell>
          <table:table-cell office:value-type="float" office:value="0.59313099999999996" table:style-name="ce7">
            <text:p>0.593131</text:p>
          </table:table-cell>
          <table:table-cell office:value-type="float" office:value="0.63205299999999998" table:style-name="ce7">
            <text:p>0.632053</text:p>
          </table:table-cell>
          <table:table-cell office:value-type="float" office:value="0.72700600000000004" table:style-name="ce7">
            <text:p>0.727006</text:p>
          </table:table-cell>
          <table:table-cell office:value-type="float" office:value="-6.4049000000000023E-2" table:formula="of:=[.G77]-[.$G$5]" table:style-name="ce1">
            <text:p>-0.064049</text:p>
          </table:table-cell>
          <table:table-cell office:value-type="float" office:value="-2.512700000000001E-2" table:formula="of:=[.H77]-[.$G$5]" table:style-name="ce1">
            <text:p>-0.025127</text:p>
          </table:table-cell>
          <table:table-cell office:value-type="float" office:value="6.9826000000000055E-2" table:formula="of:=[.I77]-[.$G$5]" table:style-name="ce1">
            <text:p>0.069826</text:p>
          </table:table-cell>
          <table:table-cell office:value-type="float" office:value="7.2000200000000003" table:style-name="ce7">
            <text:p>7.20002</text:p>
          </table:table-cell>
          <table:table-cell office:value-type="float" office:value="-9.0747900000000006E-2" table:style-name="ce7">
            <text:p>-0.0907479</text:p>
          </table:table-cell>
          <table:table-cell office:value-type="float" office:value="-9.7276899999999999E-2" table:style-name="ce7">
            <text:p>-0.0972769</text:p>
          </table:table-cell>
          <table:table-cell table:number-columns-repeated="16369"/>
        </table:table-row>
        <table:table-row table:style-name="ro3">
          <table:table-cell office:value-type="float" office:value="7.3" table:style-name="ce1">
            <text:p>7.3</text:p>
          </table:table-cell>
          <table:table-cell office:value-type="float" office:value="-4.113E-2" table:style-name="ce1">
            <text:p>-0.04113</text:p>
          </table:table-cell>
          <table:table-cell office:value-type="float" office:value="-0.13125999999999999" table:style-name="ce1">
            <text:p>-0.13126</text:p>
          </table:table-cell>
          <table:table-cell office:value-type="float" office:value="-0.100975" table:style-name="ce1">
            <text:p>-0.100975</text:p>
          </table:table-cell>
          <table:table-cell table:style-name="ce3"/>
          <table:table-cell office:value-type="float" office:value="7.3000299999999996" table:style-name="ce7">
            <text:p>7.30003</text:p>
          </table:table-cell>
          <table:table-cell office:value-type="float" office:value="0.59481099999999998" table:style-name="ce7">
            <text:p>0.594811</text:p>
          </table:table-cell>
          <table:table-cell office:value-type="float" office:value="0.61987999999999999" table:style-name="ce7">
            <text:p>0.61988</text:p>
          </table:table-cell>
          <table:table-cell office:value-type="float" office:value="0.70179400000000003" table:style-name="ce7">
            <text:p>0.701794</text:p>
          </table:table-cell>
          <table:table-cell office:value-type="float" office:value="-6.2369000000000008E-2" table:formula="of:=[.G78]-[.$G$5]" table:style-name="ce1">
            <text:p>-0.062369</text:p>
          </table:table-cell>
          <table:table-cell office:value-type="float" office:value="-3.73E-2" table:formula="of:=[.H78]-[.$G$5]" table:style-name="ce1">
            <text:p>-0.0373</text:p>
          </table:table-cell>
          <table:table-cell office:value-type="float" office:value="4.4614000000000043E-2" table:formula="of:=[.I78]-[.$G$5]" table:style-name="ce1">
            <text:p>0.044614</text:p>
          </table:table-cell>
          <table:table-cell office:value-type="float" office:value="7.3000299999999996" table:style-name="ce7">
            <text:p>7.30003</text:p>
          </table:table-cell>
          <table:table-cell office:value-type="float" office:value="-0.14108499999999999" table:style-name="ce7">
            <text:p>-0.141085</text:p>
          </table:table-cell>
          <table:table-cell office:value-type="float" office:value="-6.0767300000000003E-2" table:style-name="ce7">
            <text:p>-0.0607673</text:p>
          </table:table-cell>
          <table:table-cell table:number-columns-repeated="16369"/>
        </table:table-row>
        <table:table-row table:style-name="ro3">
          <table:table-cell office:value-type="float" office:value="7.4" table:style-name="ce1">
            <text:p>7.4</text:p>
          </table:table-cell>
          <table:table-cell office:value-type="float" office:value="-5.2796000000000003E-2" table:style-name="ce1">
            <text:p>-0.052796</text:p>
          </table:table-cell>
          <table:table-cell office:value-type="float" office:value="-0.18255399999999999" table:style-name="ce1">
            <text:p>-0.182554</text:p>
          </table:table-cell>
          <table:table-cell office:value-type="float" office:value="-7.3035000000000003E-2" table:style-name="ce1">
            <text:p>-0.073035</text:p>
          </table:table-cell>
          <table:table-cell table:style-name="ce3"/>
          <table:table-cell office:value-type="float" office:value="7.40001" table:style-name="ce7">
            <text:p>7.40001</text:p>
          </table:table-cell>
          <table:table-cell office:value-type="float" office:value="0.60115099999999999" table:style-name="ce7">
            <text:p>0.601151</text:p>
          </table:table-cell>
          <table:table-cell office:value-type="float" office:value="0.61084499999999997" table:style-name="ce7">
            <text:p>0.610845</text:p>
          </table:table-cell>
          <table:table-cell office:value-type="float" office:value="0.67539899999999997" table:style-name="ce7">
            <text:p>0.675399</text:p>
          </table:table-cell>
          <table:table-cell office:value-type="float" office:value="-5.6028999999999995E-2" table:formula="of:=[.G79]-[.$G$5]" table:style-name="ce1">
            <text:p>-0.056029</text:p>
          </table:table-cell>
          <table:table-cell office:value-type="float" office:value="-4.6335000000000015E-2" table:formula="of:=[.H79]-[.$G$5]" table:style-name="ce1">
            <text:p>-0.046335</text:p>
          </table:table-cell>
          <table:table-cell office:value-type="float" office:value="1.8218999999999985E-2" table:formula="of:=[.I79]-[.$G$5]" table:style-name="ce1">
            <text:p>0.018219</text:p>
          </table:table-cell>
          <table:table-cell office:value-type="float" office:value="7.40001" table:style-name="ce7">
            <text:p>7.40001</text:p>
          </table:table-cell>
          <table:table-cell office:value-type="float" office:value="-0.17397599999999999" table:style-name="ce7">
            <text:p>-0.173976</text:p>
          </table:table-cell>
          <table:table-cell office:value-type="float" office:value="-5.2948000000000002E-2" table:style-name="ce7">
            <text:p>-0.052948</text:p>
          </table:table-cell>
          <table:table-cell table:number-columns-repeated="16369"/>
        </table:table-row>
        <table:table-row table:style-name="ro3">
          <table:table-cell office:value-type="float" office:value="7.5" table:style-name="ce1">
            <text:p>7.5</text:p>
          </table:table-cell>
          <table:table-cell office:value-type="float" office:value="-5.9230999999999999E-2" table:style-name="ce1">
            <text:p>-0.059231</text:p>
          </table:table-cell>
          <table:table-cell office:value-type="float" office:value="-0.21585399999999999" table:style-name="ce1">
            <text:p>-0.215854</text:p>
          </table:table-cell>
          <table:table-cell office:value-type="float" office:value="-4.3757999999999998E-2" table:style-name="ce1">
            <text:p>-0.043758</text:p>
          </table:table-cell>
          <table:table-cell table:style-name="ce3"/>
          <table:table-cell office:value-type="float" office:value="7.5000099999999996" table:style-name="ce7">
            <text:p>7.50001</text:p>
          </table:table-cell>
          <table:table-cell office:value-type="float" office:value="0.61269700000000005" table:style-name="ce7">
            <text:p>0.612697</text:p>
          </table:table-cell>
          <table:table-cell office:value-type="float" office:value="0.60455700000000001" table:style-name="ce7">
            <text:p>0.604557</text:p>
          </table:table-cell>
          <table:table-cell office:value-type="float" office:value="0.65209499999999998" table:style-name="ce7">
            <text:p>0.652095</text:p>
          </table:table-cell>
          <table:table-cell office:value-type="float" office:value="-4.4482999999999939E-2" table:formula="of:=[.G80]-[.$G$5]" table:style-name="ce1">
            <text:p>-0.044483</text:p>
          </table:table-cell>
          <table:table-cell office:value-type="float" office:value="-5.2622999999999975E-2" table:formula="of:=[.H80]-[.$G$5]" table:style-name="ce1">
            <text:p>-0.052623</text:p>
          </table:table-cell>
          <table:table-cell office:value-type="float" office:value="-5.0850000000000062E-3" table:formula="of:=[.I80]-[.$G$5]" table:style-name="ce1">
            <text:p>-0.005085</text:p>
          </table:table-cell>
          <table:table-cell office:value-type="float" office:value="7.5000099999999996" table:style-name="ce7">
            <text:p>7.50001</text:p>
          </table:table-cell>
          <table:table-cell office:value-type="float" office:value="-0.19767799999999999" table:style-name="ce7">
            <text:p>-0.197678</text:p>
          </table:table-cell>
          <table:table-cell office:value-type="float" office:value="-3.54598E-2" table:style-name="ce7">
            <text:p>-0.0354598</text:p>
          </table:table-cell>
          <table:table-cell table:number-columns-repeated="16369"/>
        </table:table-row>
        <table:table-row table:style-name="ro3">
          <table:table-cell office:value-type="float" office:value="7.6" table:style-name="ce1">
            <text:p>7.6</text:p>
          </table:table-cell>
          <table:table-cell office:value-type="float" office:value="-6.1942999999999998E-2" table:style-name="ce1">
            <text:p>-0.061943</text:p>
          </table:table-cell>
          <table:table-cell office:value-type="float" office:value="-0.23217199999999999" table:style-name="ce1">
            <text:p>-0.232172</text:p>
          </table:table-cell>
          <table:table-cell office:value-type="float" office:value="-1.4959E-2" table:style-name="ce1">
            <text:p>-0.014959</text:p>
          </table:table-cell>
          <table:table-cell table:style-name="ce3"/>
          <table:table-cell office:value-type="float" office:value="7.6000199999999998" table:style-name="ce7">
            <text:p>7.60002</text:p>
          </table:table-cell>
          <table:table-cell office:value-type="float" office:value="0.62935099999999999" table:style-name="ce7">
            <text:p>0.629351</text:p>
          </table:table-cell>
          <table:table-cell office:value-type="float" office:value="0.60069099999999997" table:style-name="ce7">
            <text:p>0.600691</text:p>
          </table:table-cell>
          <table:table-cell office:value-type="float" office:value="0.63337500000000002" table:style-name="ce7">
            <text:p>0.633375</text:p>
          </table:table-cell>
          <table:table-cell office:value-type="float" office:value="-2.7828999999999993E-2" table:formula="of:=[.G81]-[.$G$5]" table:style-name="ce1">
            <text:p>-0.027829</text:p>
          </table:table-cell>
          <table:table-cell office:value-type="float" office:value="-5.6489000000000011E-2" table:formula="of:=[.H81]-[.$G$5]" table:style-name="ce1">
            <text:p>-0.056489</text:p>
          </table:table-cell>
          <table:table-cell office:value-type="float" office:value="-2.3804999999999965E-2" table:formula="of:=[.I81]-[.$G$5]" table:style-name="ce1">
            <text:p>-0.023805</text:p>
          </table:table-cell>
          <table:table-cell office:value-type="float" office:value="7.6000199999999998" table:style-name="ce7">
            <text:p>7.60002</text:p>
          </table:table-cell>
          <table:table-cell office:value-type="float" office:value="-0.208926" table:style-name="ce7">
            <text:p>-0.208926</text:p>
          </table:table-cell>
          <table:table-cell office:value-type="float" office:value="-1.6109600000000002E-2" table:style-name="ce7">
            <text:p>-0.0161096</text:p>
          </table:table-cell>
          <table:table-cell table:number-columns-repeated="16369"/>
        </table:table-row>
        <table:table-row table:style-name="ro3">
          <table:table-cell office:value-type="float" office:value="7.7" table:style-name="ce1">
            <text:p>7.7</text:p>
          </table:table-cell>
          <table:table-cell office:value-type="float" office:value="-6.2009000000000002E-2" table:style-name="ce1">
            <text:p>-0.062009</text:p>
          </table:table-cell>
          <table:table-cell office:value-type="float" office:value="-0.232597" table:style-name="ce1">
            <text:p>-0.232597</text:p>
          </table:table-cell>
          <table:table-cell office:value-type="float" office:value="1.3414000000000001E-2" table:style-name="ce1">
            <text:p>0.013414</text:p>
          </table:table-cell>
          <table:table-cell table:style-name="ce3"/>
          <table:table-cell office:value-type="float" office:value="7.7000099999999998" table:style-name="ce7">
            <text:p>7.70001</text:p>
          </table:table-cell>
          <table:table-cell office:value-type="float" office:value="0.65012899999999996" table:style-name="ce7">
            <text:p>0.650129</text:p>
          </table:table-cell>
          <table:table-cell office:value-type="float" office:value="0.59986499999999998" table:style-name="ce7">
            <text:p>0.599865</text:p>
          </table:table-cell>
          <table:table-cell office:value-type="float" office:value="0.61968800000000002" table:style-name="ce7">
            <text:p>0.619688</text:p>
          </table:table-cell>
          <table:table-cell office:value-type="float" office:value="-7.0510000000000295E-3" table:formula="of:=[.G82]-[.$G$5]" table:style-name="ce1">
            <text:p>-0.007051</text:p>
          </table:table-cell>
          <table:table-cell office:value-type="float" office:value="-5.7315000000000005E-2" table:formula="of:=[.H82]-[.$G$5]" table:style-name="ce1">
            <text:p>-0.057315</text:p>
          </table:table-cell>
          <table:table-cell office:value-type="float" office:value="-3.749199999999997E-2" table:formula="of:=[.I82]-[.$G$5]" table:style-name="ce1">
            <text:p>-0.037492</text:p>
          </table:table-cell>
          <table:table-cell office:value-type="float" office:value="7.7000099999999998" table:style-name="ce7">
            <text:p>7.70001</text:p>
          </table:table-cell>
          <table:table-cell office:value-type="float" office:value="-0.210003" table:style-name="ce7">
            <text:p>-0.210003</text:p>
          </table:table-cell>
          <table:table-cell office:value-type="float" office:value="3.88347E-3" table:style-name="ce7">
            <text:p>0.00388347</text:p>
          </table:table-cell>
          <table:table-cell table:number-columns-repeated="16369"/>
        </table:table-row>
        <table:table-row table:style-name="ro3">
          <table:table-cell office:value-type="float" office:value="7.8" table:style-name="ce1">
            <text:p>7.8</text:p>
          </table:table-cell>
          <table:table-cell office:value-type="float" office:value="-5.9461E-2" table:style-name="ce1">
            <text:p>-0.059461</text:p>
          </table:table-cell>
          <table:table-cell office:value-type="float" office:value="-0.217164" table:style-name="ce1">
            <text:p>-0.217164</text:p>
          </table:table-cell>
          <table:table-cell office:value-type="float" office:value="4.2175999999999998E-2" table:style-name="ce1">
            <text:p>0.042176</text:p>
          </table:table-cell>
          <table:table-cell table:style-name="ce3"/>
          <table:table-cell office:value-type="float" office:value="7.8000499999999997" table:style-name="ce7">
            <text:p>7.80005</text:p>
          </table:table-cell>
          <table:table-cell office:value-type="float" office:value="0.67360399999999998" table:style-name="ce7">
            <text:p>0.673604</text:p>
          </table:table-cell>
          <table:table-cell office:value-type="float" office:value="0.60222799999999999" table:style-name="ce7">
            <text:p>0.602228</text:p>
          </table:table-cell>
          <table:table-cell office:value-type="float" office:value="0.61040700000000003" table:style-name="ce7">
            <text:p>0.610407</text:p>
          </table:table-cell>
          <table:table-cell office:value-type="float" office:value="1.6423999999999994E-2" table:formula="of:=[.G83]-[.$G$5]" table:style-name="ce1">
            <text:p>0.016424</text:p>
          </table:table-cell>
          <table:table-cell office:value-type="float" office:value="-5.4952000000000001E-2" table:formula="of:=[.H83]-[.$G$5]" table:style-name="ce1">
            <text:p>-0.054952</text:p>
          </table:table-cell>
          <table:table-cell office:value-type="float" office:value="-4.6772999999999954E-2" table:formula="of:=[.I83]-[.$G$5]" table:style-name="ce1">
            <text:p>-0.046773</text:p>
          </table:table-cell>
          <table:table-cell office:value-type="float" office:value="7.8000499999999997" table:style-name="ce7">
            <text:p>7.80005</text:p>
          </table:table-cell>
          <table:table-cell office:value-type="float" office:value="-0.19788" table:style-name="ce7">
            <text:p>-0.19788</text:p>
          </table:table-cell>
          <table:table-cell office:value-type="float" office:value="3.6797799999999999E-2" table:style-name="ce7">
            <text:p>0.0367978</text:p>
          </table:table-cell>
          <table:table-cell table:number-columns-repeated="16369"/>
        </table:table-row>
        <table:table-row table:style-name="ro3">
          <table:table-cell office:value-type="float" office:value="7.9" table:style-name="ce1">
            <text:p>7.9</text:p>
          </table:table-cell>
          <table:table-cell office:value-type="float" office:value="-5.3266000000000001E-2" table:style-name="ce1">
            <text:p>-0.053266</text:p>
          </table:table-cell>
          <table:table-cell office:value-type="float" office:value="-0.18481900000000001" table:style-name="ce1">
            <text:p>-0.184819</text:p>
          </table:table-cell>
          <table:table-cell office:value-type="float" office:value="7.1454000000000004E-2" table:style-name="ce1">
            <text:p>0.071454</text:p>
          </table:table-cell>
          <table:table-cell table:style-name="ce3"/>
          <table:table-cell office:value-type="float" office:value="7.9000300000000001" table:style-name="ce7">
            <text:p>7.90003</text:p>
          </table:table-cell>
          <table:table-cell office:value-type="float" office:value="0.69661700000000004" table:style-name="ce7">
            <text:p>0.696617</text:p>
          </table:table-cell>
          <table:table-cell office:value-type="float" office:value="0.60855599999999999" table:style-name="ce7">
            <text:p>0.608556</text:p>
          </table:table-cell>
          <table:table-cell office:value-type="float" office:value="0.60458299999999998" table:style-name="ce7">
            <text:p>0.604583</text:p>
          </table:table-cell>
          <table:table-cell office:value-type="float" office:value="3.9437000000000055E-2" table:formula="of:=[.G84]-[.$G$5]" table:style-name="ce1">
            <text:p>0.039437</text:p>
          </table:table-cell>
          <table:table-cell office:value-type="float" office:value="-4.8624000000000001E-2" table:formula="of:=[.H84]-[.$G$5]" table:style-name="ce1">
            <text:p>-0.048624</text:p>
          </table:table-cell>
          <table:table-cell office:value-type="float" office:value="-5.2597000000000005E-2" table:formula="of:=[.I84]-[.$G$5]" table:style-name="ce1">
            <text:p>-0.052597</text:p>
          </table:table-cell>
          <table:table-cell office:value-type="float" office:value="7.9000300000000001" table:style-name="ce7">
            <text:p>7.90003</text:p>
          </table:table-cell>
          <table:table-cell office:value-type="float" office:value="-0.163748" table:style-name="ce7">
            <text:p>-0.163748</text:p>
          </table:table-cell>
          <table:table-cell office:value-type="float" office:value="6.17107E-2" table:style-name="ce7">
            <text:p>0.0617107</text:p>
          </table:table-cell>
          <table:table-cell table:number-columns-repeated="16369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float" office:value="-4.1918999999999998E-2" table:style-name="ce1">
            <text:p>-0.041919</text:p>
          </table:table-cell>
          <table:table-cell office:value-type="float" office:value="-0.13450699999999999" table:style-name="ce1">
            <text:p>-0.134507</text:p>
          </table:table-cell>
          <table:table-cell office:value-type="float" office:value="9.9548999999999999E-2" table:style-name="ce1">
            <text:p>0.099549</text:p>
          </table:table-cell>
          <table:table-cell table:style-name="ce3"/>
          <table:table-cell office:value-type="float" office:value="8.0000099999999996" table:style-name="ce7">
            <text:p>8.00001</text:p>
          </table:table-cell>
          <table:table-cell office:value-type="float" office:value="0.71617699999999995" table:style-name="ce7">
            <text:p>0.716177</text:p>
          </table:table-cell>
          <table:table-cell office:value-type="float" office:value="0.61981399999999998" table:style-name="ce7">
            <text:p>0.619814</text:p>
          </table:table-cell>
          <table:table-cell office:value-type="float" office:value="0.60189899999999996" table:style-name="ce7">
            <text:p>0.601899</text:p>
          </table:table-cell>
          <table:table-cell office:value-type="float" office:value="5.8996999999999966E-2" table:formula="of:=[.G85]-[.$G$5]" table:style-name="ce1">
            <text:p>0.058997</text:p>
          </table:table-cell>
          <table:table-cell office:value-type="float" office:value="-3.736600000000001E-2" table:formula="of:=[.H85]-[.$G$5]" table:style-name="ce1">
            <text:p>-0.037366</text:p>
          </table:table-cell>
          <table:table-cell office:value-type="float" office:value="-5.5281000000000025E-2" table:formula="of:=[.I85]-[.$G$5]" table:style-name="ce1">
            <text:p>-0.055281</text:p>
          </table:table-cell>
          <table:table-cell office:value-type="float" office:value="8.0000099999999996" table:style-name="ce7">
            <text:p>8.00001</text:p>
          </table:table-cell>
          <table:table-cell office:value-type="float" office:value="-0.123713" table:style-name="ce7">
            <text:p>-0.123713</text:p>
          </table:table-cell>
          <table:table-cell office:value-type="float" office:value="8.6984300000000001E-2" table:style-name="ce7">
            <text:p>0.0869843</text:p>
          </table:table-cell>
          <table:table-cell table:number-columns-repeated="16369"/>
        </table:table-row>
        <table:table-row table:style-name="ro3">
          <table:table-cell office:value-type="float" office:value="8.1" table:style-name="ce1">
            <text:p>8.1</text:p>
          </table:table-cell>
          <table:table-cell office:value-type="float" office:value="-2.4395E-2" table:style-name="ce1">
            <text:p>-0.024395</text:p>
          </table:table-cell>
          <table:table-cell office:value-type="float" office:value="-6.6880999999999996E-2" table:style-name="ce1">
            <text:p>-0.066881</text:p>
          </table:table-cell>
          <table:table-cell office:value-type="float" office:value="0.12266100000000001" table:style-name="ce1">
            <text:p>0.122661</text:p>
          </table:table-cell>
          <table:table-cell table:style-name="ce3"/>
          <table:table-cell office:value-type="float" office:value="8.1000599999999991" table:style-name="ce7">
            <text:p>8.10006</text:p>
          </table:table-cell>
          <table:table-cell office:value-type="float" office:value="0.72888799999999998" table:style-name="ce7">
            <text:p>0.728888</text:p>
          </table:table-cell>
          <table:table-cell office:value-type="float" office:value="0.63653800000000005" table:style-name="ce7">
            <text:p>0.636538</text:p>
          </table:table-cell>
          <table:table-cell office:value-type="float" office:value="0.60187199999999996" table:style-name="ce7">
            <text:p>0.601872</text:p>
          </table:table-cell>
          <table:table-cell office:value-type="float" office:value="7.1707999999999994E-2" table:formula="of:=[.G86]-[.$G$5]" table:style-name="ce1">
            <text:p>0.071708</text:p>
          </table:table-cell>
          <table:table-cell office:value-type="float" office:value="-2.0641999999999938E-2" table:formula="of:=[.H86]-[.$G$5]" table:style-name="ce1">
            <text:p>-0.020642</text:p>
          </table:table-cell>
          <table:table-cell office:value-type="float" office:value="-5.5308000000000024E-2" table:formula="of:=[.I86]-[.$G$5]" table:style-name="ce1">
            <text:p>-0.055308</text:p>
          </table:table-cell>
          <table:table-cell office:value-type="float" office:value="8.1000599999999991" table:style-name="ce7">
            <text:p>8.10006</text:p>
          </table:table-cell>
          <table:table-cell office:value-type="float" office:value="-6.2596100000000002E-2" table:style-name="ce7">
            <text:p>-0.0625961</text:p>
          </table:table-cell>
          <table:table-cell office:value-type="float" office:value="0.11643000000000001" table:style-name="ce7">
            <text:p>0.11643</text:p>
          </table:table-cell>
          <table:table-cell table:number-columns-repeated="16369"/>
        </table:table-row>
        <table:table-row table:style-name="ro3">
          <table:table-cell office:value-type="float" office:value="8.1999999999999993" table:style-name="ce1">
            <text:p>8.2</text:p>
          </table:table-cell>
          <table:table-cell office:value-type="float" office:value="-1.0640000000000001E-3" table:style-name="ce1">
            <text:p>-0.001064</text:p>
          </table:table-cell>
          <table:table-cell office:value-type="float" office:value="1.4126E-2" table:style-name="ce1">
            <text:p>0.014126</text:p>
          </table:table-cell>
          <table:table-cell office:value-type="float" office:value="0.135657" table:style-name="ce1">
            <text:p>0.135657</text:p>
          </table:table-cell>
          <table:table-cell table:style-name="ce3"/>
          <table:table-cell office:value-type="float" office:value="8.2000399999999996" table:style-name="ce7">
            <text:p>8.20004</text:p>
          </table:table-cell>
          <table:table-cell office:value-type="float" office:value="0.73283799999999999" table:style-name="ce7">
            <text:p>0.732838</text:p>
          </table:table-cell>
          <table:table-cell office:value-type="float" office:value="0.658273" table:style-name="ce7">
            <text:p>0.658273</text:p>
          </table:table-cell>
          <table:table-cell office:value-type="float" office:value="0.60403300000000004" table:style-name="ce7">
            <text:p>0.604033</text:p>
          </table:table-cell>
          <table:table-cell office:value-type="float" office:value="7.5658000000000003E-2" table:formula="of:=[.G87]-[.$G$5]" table:style-name="ce1">
            <text:p>0.075658</text:p>
          </table:table-cell>
          <table:table-cell office:value-type="float" office:value="1.0930000000000106E-3" table:formula="of:=[.H87]-[.$G$5]" table:style-name="ce1">
            <text:p>0.001093</text:p>
          </table:table-cell>
          <table:table-cell office:value-type="float" office:value="-5.3146999999999944E-2" table:formula="of:=[.I87]-[.$G$5]" table:style-name="ce1">
            <text:p>-0.053147</text:p>
          </table:table-cell>
          <table:table-cell office:value-type="float" office:value="8.2000399999999996" table:style-name="ce7">
            <text:p>8.20004</text:p>
          </table:table-cell>
          <table:table-cell office:value-type="float" office:value="1.3728199999999999E-2" table:style-name="ce7">
            <text:p>0.0137282</text:p>
          </table:table-cell>
          <table:table-cell office:value-type="float" office:value="0.13181599999999999" table:style-name="ce7">
            <text:p>0.131816</text:p>
          </table:table-cell>
          <table:table-cell table:number-columns-repeated="16369"/>
        </table:table-row>
        <table:table-row table:style-name="ro3">
          <table:table-cell office:value-type="float" office:value="8.3000000000000007" table:style-name="ce1">
            <text:p>8.3</text:p>
          </table:table-cell>
          <table:table-cell office:value-type="float" office:value="2.5826000000000002E-2" table:style-name="ce1">
            <text:p>0.025826</text:p>
          </table:table-cell>
          <table:table-cell office:value-type="float" office:value="0.100659" table:style-name="ce1">
            <text:p>0.100659</text:p>
          </table:table-cell>
          <table:table-cell office:value-type="float" office:value="0.13367100000000001" table:style-name="ce1">
            <text:p>0.133671</text:p>
          </table:table-cell>
          <table:table-cell table:style-name="ce3"/>
          <table:table-cell office:value-type="float" office:value="8.3000000000000007" table:style-name="ce7">
            <text:p>8.3</text:p>
          </table:table-cell>
          <table:table-cell office:value-type="float" office:value="0.72700799999999999" table:style-name="ce7">
            <text:p>0.727008</text:p>
          </table:table-cell>
          <table:table-cell office:value-type="float" office:value="0.68381099999999995" table:style-name="ce7">
            <text:p>0.683811</text:p>
          </table:table-cell>
          <table:table-cell office:value-type="float" office:value="0.60920700000000005" table:style-name="ce7">
            <text:p>0.609207</text:p>
          </table:table-cell>
          <table:table-cell office:value-type="float" office:value="6.9828000000000001E-2" table:formula="of:=[.G88]-[.$G$5]" table:style-name="ce1">
            <text:p>0.069828</text:p>
          </table:table-cell>
          <table:table-cell office:value-type="float" office:value="2.663099999999996E-2" table:formula="of:=[.H88]-[.$G$5]" table:style-name="ce1">
            <text:p>0.026631</text:p>
          </table:table-cell>
          <table:table-cell office:value-type="float" office:value="-4.7972999999999932E-2" table:formula="of:=[.I88]-[.$G$5]" table:style-name="ce1">
            <text:p>-0.047973</text:p>
          </table:table-cell>
          <table:table-cell office:value-type="float" office:value="8.3000000000000007" table:style-name="ce7">
            <text:p>8.3</text:p>
          </table:table-cell>
          <table:table-cell office:value-type="float" office:value="9.2935000000000004E-2" table:style-name="ce7">
            <text:p>0.092935</text:p>
          </table:table-cell>
          <table:table-cell office:value-type="float" office:value="0.13106300000000001" table:style-name="ce7">
            <text:p>0.131063</text:p>
          </table:table-cell>
          <table:table-cell table:number-columns-repeated="16369"/>
        </table:table-row>
        <table:table-row table:style-name="ro3">
          <table:table-cell office:value-type="float" office:value="8.4" table:style-name="ce1">
            <text:p>8.4</text:p>
          </table:table-cell>
          <table:table-cell office:value-type="float" office:value="5.2361999999999999E-2" table:style-name="ce1">
            <text:p>0.052362</text:p>
          </table:table-cell>
          <table:table-cell office:value-type="float" office:value="0.18168599999999999" table:style-name="ce1">
            <text:p>0.181686</text:p>
          </table:table-cell>
          <table:table-cell office:value-type="float" office:value="0.113957" table:style-name="ce1">
            <text:p>0.113957</text:p>
          </table:table-cell>
          <table:table-cell table:style-name="ce3"/>
          <table:table-cell office:value-type="float" office:value="8.4000500000000002" table:style-name="ce7">
            <text:p>8.40005</text:p>
          </table:table-cell>
          <table:table-cell office:value-type="float" office:value="0.71219399999999999" table:style-name="ce7">
            <text:p>0.712194</text:p>
          </table:table-cell>
          <table:table-cell office:value-type="float" office:value="0.70967400000000003" table:style-name="ce7">
            <text:p>0.709674</text:p>
          </table:table-cell>
          <table:table-cell office:value-type="float" office:value="0.617892" table:style-name="ce7">
            <text:p>0.617892</text:p>
          </table:table-cell>
          <table:table-cell office:value-type="float" office:value="5.5014000000000007E-2" table:formula="of:=[.G89]-[.$G$5]" table:style-name="ce1">
            <text:p>0.055014</text:p>
          </table:table-cell>
          <table:table-cell office:value-type="float" office:value="5.2494000000000041E-2" table:formula="of:=[.H89]-[.$G$5]" table:style-name="ce1">
            <text:p>0.052494</text:p>
          </table:table-cell>
          <table:table-cell office:value-type="float" office:value="-3.928799999999999E-2" table:formula="of:=[.I89]-[.$G$5]" table:style-name="ce1">
            <text:p>-0.039288</text:p>
          </table:table-cell>
          <table:table-cell office:value-type="float" office:value="8.4000500000000002" table:style-name="ce7">
            <text:p>8.40005</text:p>
          </table:table-cell>
          <table:table-cell office:value-type="float" office:value="0.17233699999999999" table:style-name="ce7">
            <text:p>0.172337</text:p>
          </table:table-cell>
          <table:table-cell office:value-type="float" office:value="0.10723299999999999" table:style-name="ce7">
            <text:p>0.107233</text:p>
          </table:table-cell>
          <table:table-cell table:number-columns-repeated="16369"/>
        </table:table-row>
        <table:table-row table:style-name="ro3">
          <table:table-cell office:value-type="float" office:value="8.5" table:style-name="ce1">
            <text:p>8.5</text:p>
          </table:table-cell>
          <table:table-cell office:value-type="float" office:value="7.3833999999999997E-2" table:style-name="ce1">
            <text:p>0.073834</text:p>
          </table:table-cell>
          <table:table-cell office:value-type="float" office:value="0.24505099999999999" table:style-name="ce1">
            <text:p>0.245051</text:p>
          </table:table-cell>
          <table:table-cell office:value-type="float" office:value="7.7274999999999996E-2" table:style-name="ce1">
            <text:p>0.077275</text:p>
          </table:table-cell>
          <table:table-cell table:style-name="ce3"/>
          <table:table-cell office:value-type="float" office:value="8.5000400000000003" table:style-name="ce7">
            <text:p>8.50004</text:p>
          </table:table-cell>
          <table:table-cell office:value-type="float" office:value="0.69084199999999996" table:style-name="ce7">
            <text:p>0.690842</text:p>
          </table:table-cell>
          <table:table-cell office:value-type="float" office:value="0.72887500000000005" table:style-name="ce7">
            <text:p>0.728875</text:p>
          </table:table-cell>
          <table:table-cell office:value-type="float" office:value="0.63056500000000004" table:style-name="ce7">
            <text:p>0.630565</text:p>
          </table:table-cell>
          <table:table-cell office:value-type="float" office:value="3.366199999999997E-2" table:formula="of:=[.G90]-[.$G$5]" table:style-name="ce1">
            <text:p>0.033662</text:p>
          </table:table-cell>
          <table:table-cell office:value-type="float" office:value="7.1695000000000064E-2" table:formula="of:=[.H90]-[.$G$5]" table:style-name="ce1">
            <text:p>0.071695</text:p>
          </table:table-cell>
          <table:table-cell office:value-type="float" office:value="-2.6614999999999944E-2" table:formula="of:=[.I90]-[.$G$5]" table:style-name="ce1">
            <text:p>-0.026615</text:p>
          </table:table-cell>
          <table:table-cell office:value-type="float" office:value="8.5000400000000003" table:style-name="ce7">
            <text:p>8.50004</text:p>
          </table:table-cell>
          <table:table-cell office:value-type="float" office:value="0.21721299999999999" table:style-name="ce7">
            <text:p>0.217213</text:p>
          </table:table-cell>
          <table:table-cell office:value-type="float" office:value="6.6136399999999998E-2" table:style-name="ce7">
            <text:p>0.0661364</text:p>
          </table:table-cell>
          <table:table-cell table:number-columns-repeated="16369"/>
        </table:table-row>
        <table:table-row table:style-name="ro3">
          <table:table-cell office:value-type="float" office:value="8.6" table:style-name="ce1">
            <text:p>8.6</text:p>
          </table:table-cell>
          <table:table-cell office:value-type="float" office:value="8.6004999999999998E-2" table:style-name="ce1">
            <text:p>0.086005</text:p>
          </table:table-cell>
          <table:table-cell office:value-type="float" office:value="0.28028199999999998" table:style-name="ce1">
            <text:p>0.280282</text:p>
          </table:table-cell>
          <table:table-cell office:value-type="float" office:value="2.8268999999999999E-2" table:style-name="ce1">
            <text:p>0.028269</text:p>
          </table:table-cell>
          <table:table-cell table:style-name="ce3"/>
          <table:table-cell office:value-type="float" office:value="8.6000200000000007" table:style-name="ce7">
            <text:p>8.60002</text:p>
          </table:table-cell>
          <table:table-cell office:value-type="float" office:value="0.66701600000000005" table:style-name="ce7">
            <text:p>0.667016</text:p>
          </table:table-cell>
          <table:table-cell office:value-type="float" office:value="0.73521099999999995" table:style-name="ce7">
            <text:p>0.735211</text:p>
          </table:table-cell>
          <table:table-cell office:value-type="float" office:value="0.64792099999999997" table:style-name="ce7">
            <text:p>0.647921</text:p>
          </table:table-cell>
          <table:table-cell office:value-type="float" office:value="9.8360000000000669E-3" table:formula="of:=[.G91]-[.$G$5]" table:style-name="ce1">
            <text:p>0.009836</text:p>
          </table:table-cell>
          <table:table-cell office:value-type="float" office:value="7.8030999999999962E-2" table:formula="of:=[.H91]-[.$G$5]" table:style-name="ce1">
            <text:p>0.078031</text:p>
          </table:table-cell>
          <table:table-cell office:value-type="float" office:value="-9.2590000000000172E-3" table:formula="of:=[.I91]-[.$G$5]" table:style-name="ce1">
            <text:p>-0.009259</text:p>
          </table:table-cell>
          <table:table-cell office:value-type="float" office:value="8.6000200000000007" table:style-name="ce7">
            <text:p>8.60002</text:p>
          </table:table-cell>
          <table:table-cell office:value-type="float" office:value="0.22491" table:style-name="ce7">
            <text:p>0.22491</text:p>
          </table:table-cell>
          <table:table-cell office:value-type="float" office:value="2.1068799999999999E-2" table:style-name="ce7">
            <text:p>0.0210688</text:p>
          </table:table-cell>
          <table:table-cell table:number-columns-repeated="16369"/>
        </table:table-row>
        <table:table-row table:style-name="ro3">
          <table:table-cell office:value-type="float" office:value="8.6999999999999993" table:style-name="ce1">
            <text:p>8.7</text:p>
          </table:table-cell>
          <table:table-cell office:value-type="float" office:value="8.6338999999999999E-2" table:style-name="ce1">
            <text:p>0.086339</text:p>
          </table:table-cell>
          <table:table-cell office:value-type="float" office:value="0.28124300000000002" table:style-name="ce1">
            <text:p>0.281243</text:p>
          </table:table-cell>
          <table:table-cell office:value-type="float" office:value="-2.5395999999999998E-2" table:style-name="ce1">
            <text:p>-0.025396</text:p>
          </table:table-cell>
          <table:table-cell table:style-name="ce3"/>
          <table:table-cell office:value-type="float" office:value="8.7000499999999992" table:style-name="ce7">
            <text:p>8.70005</text:p>
          </table:table-cell>
          <table:table-cell office:value-type="float" office:value="0.64412599999999998" table:style-name="ce7">
            <text:p>0.644126</text:p>
          </table:table-cell>
          <table:table-cell office:value-type="float" office:value="0.728186" table:style-name="ce7">
            <text:p>0.728186</text:p>
          </table:table-cell>
          <table:table-cell office:value-type="float" office:value="0.66983599999999999" table:style-name="ce7">
            <text:p>0.669836</text:p>
          </table:table-cell>
          <table:table-cell office:value-type="float" office:value="-1.305400000000001E-2" table:formula="of:=[.G92]-[.$G$5]" table:style-name="ce1">
            <text:p>-0.013054</text:p>
          </table:table-cell>
          <table:table-cell office:value-type="float" office:value="7.1006000000000014E-2" table:formula="of:=[.H92]-[.$G$5]" table:style-name="ce1">
            <text:p>0.071006</text:p>
          </table:table-cell>
          <table:table-cell office:value-type="float" office:value="1.2656000000000001E-2" table:formula="of:=[.I92]-[.$G$5]" table:style-name="ce1">
            <text:p>0.012656</text:p>
          </table:table-cell>
          <table:table-cell office:value-type="float" office:value="8.7000499999999992" table:style-name="ce7">
            <text:p>8.70005</text:p>
          </table:table-cell>
          <table:table-cell office:value-type="float" office:value="0.226634" table:style-name="ce7">
            <text:p>0.226634</text:p>
          </table:table-cell>
          <table:table-cell office:value-type="float" office:value="-2.7811900000000001E-2" table:style-name="ce7">
            <text:p>-0.0278119</text:p>
          </table:table-cell>
          <table:table-cell table:number-columns-repeated="16369"/>
        </table:table-row>
        <table:table-row table:style-name="ro3">
          <table:table-cell office:value-type="float" office:value="8.8000000000000007" table:style-name="ce1">
            <text:p>8.8</text:p>
          </table:table-cell>
          <table:table-cell office:value-type="float" office:value="7.4765999999999999E-2" table:style-name="ce1">
            <text:p>0.074766</text:p>
          </table:table-cell>
          <table:table-cell office:value-type="float" office:value="0.24776500000000001" table:style-name="ce1">
            <text:p>0.247765</text:p>
          </table:table-cell>
          <table:table-cell office:value-type="float" office:value="-7.4871999999999994E-2" table:style-name="ce1">
            <text:p>-0.074872</text:p>
          </table:table-cell>
          <table:table-cell table:style-name="ce3"/>
          <table:table-cell office:value-type="float" office:value="8.8000100000000003" table:style-name="ce7">
            <text:p>8.80001</text:p>
          </table:table-cell>
          <table:table-cell office:value-type="float" office:value="0.62440200000000001" table:style-name="ce7">
            <text:p>0.624402</text:p>
          </table:table-cell>
          <table:table-cell office:value-type="float" office:value="0.71183300000000005" table:style-name="ce7">
            <text:p>0.711833</text:p>
          </table:table-cell>
          <table:table-cell office:value-type="float" office:value="0.69502600000000003" table:style-name="ce7">
            <text:p>0.695026</text:p>
          </table:table-cell>
          <table:table-cell office:value-type="float" office:value="-3.2777999999999974E-2" table:formula="of:=[.G93]-[.$G$5]" table:style-name="ce1">
            <text:p>-0.032778</text:p>
          </table:table-cell>
          <table:table-cell office:value-type="float" office:value="5.4653000000000063E-2" table:formula="of:=[.H93]-[.$G$5]" table:style-name="ce1">
            <text:p>0.054653</text:p>
          </table:table-cell>
          <table:table-cell office:value-type="float" office:value="3.7846000000000046E-2" table:formula="of:=[.I93]-[.$G$5]" table:style-name="ce1">
            <text:p>0.037846</text:p>
          </table:table-cell>
          <table:table-cell office:value-type="float" office:value="8.8000100000000003" table:style-name="ce7">
            <text:p>8.80001</text:p>
          </table:table-cell>
          <table:table-cell office:value-type="float" office:value="0.19001299999999999" table:style-name="ce7">
            <text:p>0.190013</text:p>
          </table:table-cell>
          <table:table-cell office:value-type="float" office:value="-6.9638400000000003E-2" table:style-name="ce7">
            <text:p>-0.0696384</text:p>
          </table:table-cell>
          <table:table-cell table:number-columns-repeated="16369"/>
        </table:table-row>
        <table:table-row table:style-name="ro3">
          <table:table-cell office:value-type="float" office:value="8.9" table:style-name="ce1">
            <text:p>8.9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0.18568699999999999" table:style-name="ce1">
            <text:p>0.185687</text:p>
          </table:table-cell>
          <table:table-cell office:value-type="float" office:value="-0.112376" table:style-name="ce1">
            <text:p>-0.112376</text:p>
          </table:table-cell>
          <table:table-cell table:style-name="ce3"/>
          <table:table-cell office:value-type="float" office:value="8.9000299999999992" table:style-name="ce7">
            <text:p>8.90003</text:p>
          </table:table-cell>
          <table:table-cell office:value-type="float" office:value="0.60916099999999995" table:style-name="ce7">
            <text:p>0.609161</text:p>
          </table:table-cell>
          <table:table-cell office:value-type="float" office:value="0.69158900000000001" table:style-name="ce7">
            <text:p>0.691589</text:p>
          </table:table-cell>
          <table:table-cell office:value-type="float" office:value="0.71927300000000005" table:style-name="ce7">
            <text:p>0.719273</text:p>
          </table:table-cell>
          <table:table-cell office:value-type="float" office:value="-4.8019000000000034E-2" table:formula="of:=[.G94]-[.$G$5]" table:style-name="ce1">
            <text:p>-0.048019</text:p>
          </table:table-cell>
          <table:table-cell office:value-type="float" office:value="3.4409000000000023E-2" table:formula="of:=[.H94]-[.$G$5]" table:style-name="ce1">
            <text:p>0.034409</text:p>
          </table:table-cell>
          <table:table-cell office:value-type="float" office:value="6.2093000000000065E-2" table:formula="of:=[.I94]-[.$G$5]" table:style-name="ce1">
            <text:p>0.062093</text:p>
          </table:table-cell>
          <table:table-cell office:value-type="float" office:value="8.9000299999999992" table:style-name="ce7">
            <text:p>8.90003</text:p>
          </table:table-cell>
          <table:table-cell office:value-type="float" office:value="0.128354" table:style-name="ce7">
            <text:p>0.128354</text:p>
          </table:table-cell>
          <table:table-cell office:value-type="float" office:value="-0.10384699999999999" table:style-name="ce7">
            <text:p>-0.103847</text:p>
          </table:table-cell>
          <table:table-cell table:number-columns-repeated="16369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float" office:value="2.7317000000000001E-2" table:style-name="ce1">
            <text:p>0.027317</text:p>
          </table:table-cell>
          <table:table-cell office:value-type="float" office:value="0.105309" table:style-name="ce1">
            <text:p>0.105309</text:p>
          </table:table-cell>
          <table:table-cell office:value-type="float" office:value="-0.13306599999999999" table:style-name="ce1">
            <text:p>-0.133066</text:p>
          </table:table-cell>
          <table:table-cell table:style-name="ce3"/>
          <table:table-cell office:value-type="float" office:value="9.0000499999999999" table:style-name="ce7">
            <text:p>9.00005</text:p>
          </table:table-cell>
          <table:table-cell office:value-type="float" office:value="0.59842799999999996" table:style-name="ce7">
            <text:p>0.598428</text:p>
          </table:table-cell>
          <table:table-cell office:value-type="float" office:value="0.67087399999999997" table:style-name="ce7">
            <text:p>0.670874</text:p>
          </table:table-cell>
          <table:table-cell office:value-type="float" office:value="0.73660300000000001" table:style-name="ce7">
            <text:p>0.736603</text:p>
          </table:table-cell>
          <table:table-cell office:value-type="float" office:value="-5.8752000000000026E-2" table:formula="of:=[.G95]-[.$G$5]" table:style-name="ce1">
            <text:p>-0.058752</text:p>
          </table:table-cell>
          <table:table-cell office:value-type="float" office:value="1.3693999999999984E-2" table:formula="of:=[.H95]-[.$G$5]" table:style-name="ce1">
            <text:p>0.013694</text:p>
          </table:table-cell>
          <table:table-cell office:value-type="float" office:value="7.9423000000000021E-2" table:formula="of:=[.I95]-[.$G$5]" table:style-name="ce1">
            <text:p>0.079423</text:p>
          </table:table-cell>
          <table:table-cell office:value-type="float" office:value="9.0000499999999999" table:style-name="ce7">
            <text:p>9.00005</text:p>
          </table:table-cell>
          <table:table-cell office:value-type="float" office:value="6.2548900000000004E-2" table:style-name="ce7">
            <text:p>0.0625489</text:p>
          </table:table-cell>
          <table:table-cell office:value-type="float" office:value="-0.11196299999999999" table:style-name="ce7">
            <text:p>-0.111963</text:p>
          </table:table-cell>
          <table:table-cell table:number-columns-repeated="16369"/>
        </table:table-row>
        <table:table-row table:style-name="ro3">
          <table:table-cell office:value-type="float" office:value="9.1" table:style-name="ce1">
            <text:p>9.1</text:p>
          </table:table-cell>
          <table:table-cell office:value-type="float" office:value="3.3300000000000002E-4" table:style-name="ce1">
            <text:p>0.000333</text:p>
          </table:table-cell>
          <table:table-cell office:value-type="float" office:value="1.8770999999999999E-2" table:style-name="ce1">
            <text:p>0.018771</text:p>
          </table:table-cell>
          <table:table-cell office:value-type="float" office:value="-0.13597100000000001" table:style-name="ce1">
            <text:p>-0.135971</text:p>
          </table:table-cell>
          <table:table-cell table:style-name="ce3"/>
          <table:table-cell office:value-type="float" office:value="9.1000399999999999" table:style-name="ce7">
            <text:p>9.10004</text:p>
          </table:table-cell>
          <table:table-cell office:value-type="float" office:value="0.59307900000000002" table:style-name="ce7">
            <text:p>0.593079</text:p>
          </table:table-cell>
          <table:table-cell office:value-type="float" office:value="0.65174600000000005" table:style-name="ce7">
            <text:p>0.651746</text:p>
          </table:table-cell>
          <table:table-cell office:value-type="float" office:value="0.73896200000000001" table:style-name="ce7">
            <text:p>0.738962</text:p>
          </table:table-cell>
          <table:table-cell office:value-type="float" office:value="-6.4100999999999964E-2" table:formula="of:=[.G96]-[.$G$5]" table:style-name="ce1">
            <text:p>-0.064101</text:p>
          </table:table-cell>
          <table:table-cell office:value-type="float" office:value="-5.4339999999999389E-3" table:formula="of:=[.H96]-[.$G$5]" table:style-name="ce1">
            <text:p>-0.005434</text:p>
          </table:table-cell>
          <table:table-cell office:value-type="float" office:value="8.1782000000000021E-2" table:formula="of:=[.I96]-[.$G$5]" table:style-name="ce1">
            <text:p>0.081782</text:p>
          </table:table-cell>
          <table:table-cell office:value-type="float" office:value="9.1000399999999999" table:style-name="ce7">
            <text:p>9.10004</text:p>
          </table:table-cell>
          <table:table-cell office:value-type="float" office:value="-2.0100300000000001E-2" table:style-name="ce7">
            <text:p>-0.0201003</text:p>
          </table:table-cell>
          <table:table-cell office:value-type="float" office:value="-0.115358" table:style-name="ce7">
            <text:p>-0.115358</text:p>
          </table:table-cell>
          <table:table-cell table:number-columns-repeated="16369"/>
        </table:table-row>
        <table:table-row table:style-name="ro3">
          <table:table-cell office:value-type="float" office:value="9.1999999999999993" table:style-name="ce1">
            <text:p>9.2</text:p>
          </table:table-cell>
          <table:table-cell office:value-type="float" office:value="-2.3265000000000001E-2" table:style-name="ce1">
            <text:p>-0.023265</text:p>
          </table:table-cell>
          <table:table-cell office:value-type="float" office:value="-6.2771999999999994E-2" table:style-name="ce1">
            <text:p>-0.062772</text:p>
          </table:table-cell>
          <table:table-cell office:value-type="float" office:value="-0.12367499999999999" table:style-name="ce1">
            <text:p>-0.123675</text:p>
          </table:table-cell>
          <table:table-cell table:style-name="ce3"/>
          <table:table-cell office:value-type="float" office:value="9.2000499999999992" table:style-name="ce7">
            <text:p>9.20005</text:p>
          </table:table-cell>
          <table:table-cell office:value-type="float" office:value="0.59229600000000004" table:style-name="ce7">
            <text:p>0.592296</text:p>
          </table:table-cell>
          <table:table-cell office:value-type="float" office:value="0.63495599999999996" table:style-name="ce7">
            <text:p>0.634956</text:p>
          </table:table-cell>
          <table:table-cell office:value-type="float" office:value="0.72639600000000004" table:style-name="ce7">
            <text:p>0.726396</text:p>
          </table:table-cell>
          <table:table-cell office:value-type="float" office:value="-6.4883999999999942E-2" table:formula="of:=[.G97]-[.$G$5]" table:style-name="ce1">
            <text:p>-0.064884</text:p>
          </table:table-cell>
          <table:table-cell office:value-type="float" office:value="-2.2224000000000022E-2" table:formula="of:=[.H97]-[.$G$5]" table:style-name="ce1">
            <text:p>-0.022224</text:p>
          </table:table-cell>
          <table:table-cell office:value-type="float" office:value="6.9216000000000055E-2" table:formula="of:=[.I97]-[.$G$5]" table:style-name="ce1">
            <text:p>0.069216</text:p>
          </table:table-cell>
          <table:table-cell office:value-type="float" office:value="9.2000499999999992" table:style-name="ce7">
            <text:p>9.20005</text:p>
          </table:table-cell>
          <table:table-cell office:value-type="float" office:value="-7.4488299999999993E-2" table:style-name="ce7">
            <text:p>-0.0744883</text:p>
          </table:table-cell>
          <table:table-cell office:value-type="float" office:value="-0.100466" table:style-name="ce7">
            <text:p>-0.100466</text:p>
          </table:table-cell>
          <table:table-cell table:number-columns-repeated="16369"/>
        </table:table-row>
        <table:table-row table:style-name="ro3">
          <table:table-cell office:value-type="float" office:value="9.3000000000000007" table:style-name="ce1">
            <text:p>9.3</text:p>
          </table:table-cell>
          <table:table-cell office:value-type="float" office:value="-4.113E-2" table:style-name="ce1">
            <text:p>-0.04113</text:p>
          </table:table-cell>
          <table:table-cell office:value-type="float" office:value="-0.13125999999999999" table:style-name="ce1">
            <text:p>-0.13126</text:p>
          </table:table-cell>
          <table:table-cell office:value-type="float" office:value="-0.100975" table:style-name="ce1">
            <text:p>-0.100975</text:p>
          </table:table-cell>
          <table:table-cell table:style-name="ce3"/>
          <table:table-cell office:value-type="float" office:value="9.3000600000000002" table:style-name="ce7">
            <text:p>9.30006</text:p>
          </table:table-cell>
          <table:table-cell office:value-type="float" office:value="0.59590799999999999" table:style-name="ce7">
            <text:p>0.595908</text:p>
          </table:table-cell>
          <table:table-cell office:value-type="float" office:value="0.62042399999999998" table:style-name="ce7">
            <text:p>0.620424</text:p>
          </table:table-cell>
          <table:table-cell office:value-type="float" office:value="0.70398799999999995" table:style-name="ce7">
            <text:p>0.703988</text:p>
          </table:table-cell>
          <table:table-cell office:value-type="float" office:value="-6.1271999999999993E-2" table:formula="of:=[.G98]-[.$G$5]" table:style-name="ce1">
            <text:p>-0.061272</text:p>
          </table:table-cell>
          <table:table-cell office:value-type="float" office:value="-3.6756000000000011E-2" table:formula="of:=[.H98]-[.$G$5]" table:style-name="ce1">
            <text:p>-0.036756</text:p>
          </table:table-cell>
          <table:table-cell office:value-type="float" office:value="4.6807999999999961E-2" table:formula="of:=[.I98]-[.$G$5]" table:style-name="ce1">
            <text:p>0.046808</text:p>
          </table:table-cell>
          <table:table-cell office:value-type="float" office:value="9.3000600000000002" table:style-name="ce7">
            <text:p>9.30006</text:p>
          </table:table-cell>
          <table:table-cell office:value-type="float" office:value="-0.135409" table:style-name="ce7">
            <text:p>-0.135409</text:p>
          </table:table-cell>
          <table:table-cell office:value-type="float" office:value="-7.92606E-2" table:style-name="ce7">
            <text:p>-0.0792606</text:p>
          </table:table-cell>
          <table:table-cell table:number-columns-repeated="16369"/>
        </table:table-row>
        <table:table-row table:style-name="ro3">
          <table:table-cell office:value-type="float" office:value="9.4" table:style-name="ce1">
            <text:p>9.4</text:p>
          </table:table-cell>
          <table:table-cell office:value-type="float" office:value="-5.2796000000000003E-2" table:style-name="ce1">
            <text:p>-0.052796</text:p>
          </table:table-cell>
          <table:table-cell office:value-type="float" office:value="-0.18255399999999999" table:style-name="ce1">
            <text:p>-0.182554</text:p>
          </table:table-cell>
          <table:table-cell office:value-type="float" office:value="-7.3035000000000003E-2" table:style-name="ce1">
            <text:p>-0.073035</text:p>
          </table:table-cell>
          <table:table-cell table:style-name="ce3"/>
          <table:table-cell office:value-type="float" office:value="9.4000599999999999" table:style-name="ce7">
            <text:p>9.40006</text:p>
          </table:table-cell>
          <table:table-cell office:value-type="float" office:value="0.60379099999999997" table:style-name="ce7">
            <text:p>0.603791</text:p>
          </table:table-cell>
          <table:table-cell office:value-type="float" office:value="0.60887000000000002" table:style-name="ce7">
            <text:p>0.60887</text:p>
          </table:table-cell>
          <table:table-cell office:value-type="float" office:value="0.678728" table:style-name="ce7">
            <text:p>0.678728</text:p>
          </table:table-cell>
          <table:table-cell office:value-type="float" office:value="-5.338900000000002E-2" table:formula="of:=[.G99]-[.$G$5]" table:style-name="ce1">
            <text:p>-0.053389</text:p>
          </table:table-cell>
          <table:table-cell office:value-type="float" office:value="-4.8309999999999964E-2" table:formula="of:=[.H99]-[.$G$5]" table:style-name="ce1">
            <text:p>-0.04831</text:p>
          </table:table-cell>
          <table:table-cell office:value-type="float" office:value="2.1548000000000012E-2" table:formula="of:=[.I99]-[.$G$5]" table:style-name="ce1">
            <text:p>0.021548</text:p>
          </table:table-cell>
          <table:table-cell office:value-type="float" office:value="9.4000599999999999" table:style-name="ce7">
            <text:p>9.40006</text:p>
          </table:table-cell>
          <table:table-cell office:value-type="float" office:value="-0.18723600000000001" table:style-name="ce7">
            <text:p>-0.187236</text:p>
          </table:table-cell>
          <table:table-cell office:value-type="float" office:value="-6.1154300000000002E-2" table:style-name="ce7">
            <text:p>-0.0611543</text:p>
          </table:table-cell>
          <table:table-cell table:number-columns-repeated="16369"/>
        </table:table-row>
        <table:table-row table:style-name="ro3">
          <table:table-cell office:value-type="float" office:value="9.5" table:style-name="ce1">
            <text:p>9.5</text:p>
          </table:table-cell>
          <table:table-cell office:value-type="float" office:value="-5.9230999999999999E-2" table:style-name="ce1">
            <text:p>-0.059231</text:p>
          </table:table-cell>
          <table:table-cell office:value-type="float" office:value="-0.21585399999999999" table:style-name="ce1">
            <text:p>-0.215854</text:p>
          </table:table-cell>
          <table:table-cell office:value-type="float" office:value="-4.3757999999999998E-2" table:style-name="ce1">
            <text:p>-0.043758</text:p>
          </table:table-cell>
          <table:table-cell table:style-name="ce3"/>
          <table:table-cell office:value-type="float" office:value="9.5000099999999996" table:style-name="ce7">
            <text:p>9.50001</text:p>
          </table:table-cell>
          <table:table-cell office:value-type="float" office:value="0.61601799999999995" table:style-name="ce7">
            <text:p>0.616018</text:p>
          </table:table-cell>
          <table:table-cell office:value-type="float" office:value="0.60088200000000003" table:style-name="ce7">
            <text:p>0.600882</text:p>
          </table:table-cell>
          <table:table-cell office:value-type="float" office:value="0.65563099999999996" table:style-name="ce7">
            <text:p>0.655631</text:p>
          </table:table-cell>
          <table:table-cell office:value-type="float" office:value="-4.1162000000000032E-2" table:formula="of:=[.G100]-[.$G$5]" table:style-name="ce1">
            <text:p>-0.041162</text:p>
          </table:table-cell>
          <table:table-cell office:value-type="float" office:value="-5.6297999999999959E-2" table:formula="of:=[.H100]-[.$G$5]" table:style-name="ce1">
            <text:p>-0.056298</text:p>
          </table:table-cell>
          <table:table-cell office:value-type="float" office:value="-1.5490000000000226E-3" table:formula="of:=[.I100]-[.$G$5]" table:style-name="ce1">
            <text:p>-0.001549</text:p>
          </table:table-cell>
          <table:table-cell office:value-type="float" office:value="9.5000099999999996" table:style-name="ce7">
            <text:p>9.50001</text:p>
          </table:table-cell>
          <table:table-cell office:value-type="float" office:value="-0.21577399999999999" table:style-name="ce7">
            <text:p>-0.215774</text:p>
          </table:table-cell>
          <table:table-cell office:value-type="float" office:value="-4.0933900000000002E-2" table:style-name="ce7">
            <text:p>-0.0409339</text:p>
          </table:table-cell>
          <table:table-cell table:number-columns-repeated="16369"/>
        </table:table-row>
        <table:table-row table:style-name="ro3">
          <table:table-cell office:value-type="float" office:value="9.6" table:style-name="ce1">
            <text:p>9.6</text:p>
          </table:table-cell>
          <table:table-cell office:value-type="float" office:value="-6.1942999999999998E-2" table:style-name="ce1">
            <text:p>-0.061943</text:p>
          </table:table-cell>
          <table:table-cell office:value-type="float" office:value="-0.23217199999999999" table:style-name="ce1">
            <text:p>-0.232172</text:p>
          </table:table-cell>
          <table:table-cell office:value-type="float" office:value="-1.4959E-2" table:style-name="ce1">
            <text:p>-0.014959</text:p>
          </table:table-cell>
          <table:table-cell table:style-name="ce3"/>
          <table:table-cell office:value-type="float" office:value="9.6000399999999999" table:style-name="ce7">
            <text:p>9.60004</text:p>
          </table:table-cell>
          <table:table-cell office:value-type="float" office:value="0.63173100000000004" table:style-name="ce7">
            <text:p>0.631731</text:p>
          </table:table-cell>
          <table:table-cell office:value-type="float" office:value="0.59650199999999998" table:style-name="ce7">
            <text:p>0.596502</text:p>
          </table:table-cell>
          <table:table-cell office:value-type="float" office:value="0.63667300000000004" table:style-name="ce7">
            <text:p>0.636673</text:p>
          </table:table-cell>
          <table:table-cell office:value-type="float" office:value="-2.5448999999999944E-2" table:formula="of:=[.G101]-[.$G$5]" table:style-name="ce1">
            <text:p>-0.025449</text:p>
          </table:table-cell>
          <table:table-cell office:value-type="float" office:value="-6.067800000000001E-2" table:formula="of:=[.H101]-[.$G$5]" table:style-name="ce1">
            <text:p>-0.060678</text:p>
          </table:table-cell>
          <table:table-cell office:value-type="float" office:value="-2.0506999999999942E-2" table:formula="of:=[.I101]-[.$G$5]" table:style-name="ce1">
            <text:p>-0.020507</text:p>
          </table:table-cell>
          <table:table-cell office:value-type="float" office:value="9.6000399999999999" table:style-name="ce7">
            <text:p>9.60004</text:p>
          </table:table-cell>
          <table:table-cell office:value-type="float" office:value="-0.23375599999999999" table:style-name="ce7">
            <text:p>-0.233756</text:p>
          </table:table-cell>
          <table:table-cell office:value-type="float" office:value="-2.3907399999999999E-2" table:style-name="ce7">
            <text:p>-0.0239074</text:p>
          </table:table-cell>
          <table:table-cell table:number-columns-repeated="16369"/>
        </table:table-row>
        <table:table-row table:style-name="ro3">
          <table:table-cell office:value-type="float" office:value="9.6999999999999993" table:style-name="ce1">
            <text:p>9.7</text:p>
          </table:table-cell>
          <table:table-cell office:value-type="float" office:value="-6.2009000000000002E-2" table:style-name="ce1">
            <text:p>-0.062009</text:p>
          </table:table-cell>
          <table:table-cell office:value-type="float" office:value="-0.232597" table:style-name="ce1">
            <text:p>-0.232597</text:p>
          </table:table-cell>
          <table:table-cell office:value-type="float" office:value="1.3414000000000001E-2" table:style-name="ce1">
            <text:p>0.013414</text:p>
          </table:table-cell>
          <table:table-cell table:style-name="ce3"/>
          <table:table-cell office:value-type="float" office:value="9.7000499999999992" table:style-name="ce7">
            <text:p>9.70005</text:p>
          </table:table-cell>
          <table:table-cell office:value-type="float" office:value="0.650702" table:style-name="ce7">
            <text:p>0.650702</text:p>
          </table:table-cell>
          <table:table-cell office:value-type="float" office:value="0.59593300000000005" table:style-name="ce7">
            <text:p>0.595933</text:p>
          </table:table-cell>
          <table:table-cell office:value-type="float" office:value="0.62153800000000003" table:style-name="ce7">
            <text:p>0.621538</text:p>
          </table:table-cell>
          <table:table-cell office:value-type="float" office:value="-6.4779999999999838E-3" table:formula="of:=[.G102]-[.$G$5]" table:style-name="ce1">
            <text:p>-0.006478</text:p>
          </table:table-cell>
          <table:table-cell office:value-type="float" office:value="-6.124699999999994E-2" table:formula="of:=[.H102]-[.$G$5]" table:style-name="ce1">
            <text:p>-0.061247</text:p>
          </table:table-cell>
          <table:table-cell office:value-type="float" office:value="-3.5641999999999951E-2" table:formula="of:=[.I102]-[.$G$5]" table:style-name="ce1">
            <text:p>-0.035642</text:p>
          </table:table-cell>
          <table:table-cell office:value-type="float" office:value="9.7000499999999992" table:style-name="ce7">
            <text:p>9.70005</text:p>
          </table:table-cell>
          <table:table-cell office:value-type="float" office:value="-0.23624200000000001" table:style-name="ce7">
            <text:p>-0.236242</text:p>
          </table:table-cell>
          <table:table-cell office:value-type="float" office:value="9.3071500000000001E-3" table:style-name="ce7">
            <text:p>0.00930715</text:p>
          </table:table-cell>
          <table:table-cell table:number-columns-repeated="16369"/>
        </table:table-row>
        <table:table-row table:style-name="ro3">
          <table:table-cell office:value-type="float" office:value="9.8000000000000007" table:style-name="ce1">
            <text:p>9.8</text:p>
          </table:table-cell>
          <table:table-cell office:value-type="float" office:value="-5.9461E-2" table:style-name="ce1">
            <text:p>-0.059461</text:p>
          </table:table-cell>
          <table:table-cell office:value-type="float" office:value="-0.217164" table:style-name="ce1">
            <text:p>-0.217164</text:p>
          </table:table-cell>
          <table:table-cell office:value-type="float" office:value="4.2175999999999998E-2" table:style-name="ce1">
            <text:p>0.042176</text:p>
          </table:table-cell>
          <table:table-cell table:style-name="ce3"/>
          <table:table-cell office:value-type="float" office:value="9.8000399999999992" table:style-name="ce7">
            <text:p>9.80004</text:p>
          </table:table-cell>
          <table:table-cell office:value-type="float" office:value="0.67235900000000004" table:style-name="ce7">
            <text:p>0.672359</text:p>
          </table:table-cell>
          <table:table-cell office:value-type="float" office:value="0.59953500000000004" table:style-name="ce7">
            <text:p>0.599535</text:p>
          </table:table-cell>
          <table:table-cell office:value-type="float" office:value="0.61111099999999996" table:style-name="ce7">
            <text:p>0.611111</text:p>
          </table:table-cell>
          <table:table-cell office:value-type="float" office:value="1.5179000000000054E-2" table:formula="of:=[.G103]-[.$G$5]" table:style-name="ce1">
            <text:p>0.015179</text:p>
          </table:table-cell>
          <table:table-cell office:value-type="float" office:value="-5.7644999999999946E-2" table:formula="of:=[.H103]-[.$G$5]" table:style-name="ce1">
            <text:p>-0.057645</text:p>
          </table:table-cell>
          <table:table-cell office:value-type="float" office:value="-4.6069000000000027E-2" table:formula="of:=[.I103]-[.$G$5]" table:style-name="ce1">
            <text:p>-0.046069</text:p>
          </table:table-cell>
          <table:table-cell office:value-type="float" office:value="9.8000399999999992" table:style-name="ce7">
            <text:p>9.80004</text:p>
          </table:table-cell>
          <table:table-cell office:value-type="float" office:value="-0.21767500000000001" table:style-name="ce7">
            <text:p>-0.217675</text:p>
          </table:table-cell>
          <table:table-cell office:value-type="float" office:value="4.8756099999999997E-2" table:style-name="ce7">
            <text:p>0.0487561</text:p>
          </table:table-cell>
          <table:table-cell table:number-columns-repeated="16369"/>
        </table:table-row>
        <table:table-row table:style-name="ro3">
          <table:table-cell office:value-type="float" office:value="9.9" table:style-name="ce1">
            <text:p>9.9</text:p>
          </table:table-cell>
          <table:table-cell office:value-type="float" office:value="-5.3266000000000001E-2" table:style-name="ce1">
            <text:p>-0.053266</text:p>
          </table:table-cell>
          <table:table-cell office:value-type="float" office:value="-0.18481900000000001" table:style-name="ce1">
            <text:p>-0.184819</text:p>
          </table:table-cell>
          <table:table-cell office:value-type="float" office:value="7.1454000000000004E-2" table:style-name="ce1">
            <text:p>0.071454</text:p>
          </table:table-cell>
          <table:table-cell table:style-name="ce3"/>
          <table:table-cell office:value-type="float" office:value="9.9000299999999992" table:style-name="ce7">
            <text:p>9.90003</text:p>
          </table:table-cell>
          <table:table-cell office:value-type="float" office:value="0.69468099999999999" table:style-name="ce7">
            <text:p>0.694681</text:p>
          </table:table-cell>
          <table:table-cell office:value-type="float" office:value="0.60816000000000003" table:style-name="ce7">
            <text:p>0.60816</text:p>
          </table:table-cell>
          <table:table-cell office:value-type="float" office:value="0.60429699999999997" table:style-name="ce7">
            <text:p>0.604297</text:p>
          </table:table-cell>
          <table:table-cell office:value-type="float" office:value="3.7501000000000007E-2" table:formula="of:=[.G104]-[.$G$5]" table:style-name="ce1">
            <text:p>0.037501</text:p>
          </table:table-cell>
          <table:table-cell office:value-type="float" office:value="-4.9019999999999953E-2" table:formula="of:=[.H104]-[.$G$5]" table:style-name="ce1">
            <text:p>-0.04902</text:p>
          </table:table-cell>
          <table:table-cell office:value-type="float" office:value="-5.2883000000000013E-2" table:formula="of:=[.I104]-[.$G$5]" table:style-name="ce1">
            <text:p>-0.052883</text:p>
          </table:table-cell>
          <table:table-cell office:value-type="float" office:value="9.9000299999999992" table:style-name="ce7">
            <text:p>9.90003</text:p>
          </table:table-cell>
          <table:table-cell office:value-type="float" office:value="-0.178927" table:style-name="ce7">
            <text:p>-0.178927</text:p>
          </table:table-cell>
          <table:table-cell office:value-type="float" office:value="8.2536600000000002E-2" table:style-name="ce7">
            <text:p>0.0825366</text:p>
          </table:table-cell>
          <table:table-cell table:number-columns-repeated="16369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-4.1918999999999998E-2" table:style-name="ce1">
            <text:p>-0.041919</text:p>
          </table:table-cell>
          <table:table-cell office:value-type="float" office:value="-0.13450699999999999" table:style-name="ce1">
            <text:p>-0.134507</text:p>
          </table:table-cell>
          <table:table-cell office:value-type="float" office:value="9.9548999999999999E-2" table:style-name="ce1">
            <text:p>0.099549</text:p>
          </table:table-cell>
          <table:table-cell table:style-name="ce3"/>
          <table:table-cell office:value-type="float" office:value="10" table:style-name="ce7">
            <text:p>10</text:p>
          </table:table-cell>
          <table:table-cell office:value-type="float" office:value="0.71503499999999998" table:style-name="ce7">
            <text:p>0.715035</text:p>
          </table:table-cell>
          <table:table-cell office:value-type="float" office:value="0.621506" table:style-name="ce7">
            <text:p>0.621506</text:p>
          </table:table-cell>
          <table:table-cell office:value-type="float" office:value="0.60034500000000002" table:style-name="ce7">
            <text:p>0.600345</text:p>
          </table:table-cell>
          <table:table-cell office:value-type="float" office:value="5.785499999999999E-2" table:formula="of:=[.G105]-[.$G$5]" table:style-name="ce1">
            <text:p>0.057855</text:p>
          </table:table-cell>
          <table:table-cell office:value-type="float" office:value="-3.5673999999999984E-2" table:formula="of:=[.H105]-[.$G$5]" table:style-name="ce1">
            <text:p>-0.035674</text:p>
          </table:table-cell>
          <table:table-cell office:value-type="float" office:value="-5.6834999999999969E-2" table:formula="of:=[.I105]-[.$G$5]" table:style-name="ce1">
            <text:p>-0.056835</text:p>
          </table:table-cell>
          <table:table-cell office:value-type="float" office:value="10" table:style-name="ce7">
            <text:p>10</text:p>
          </table:table-cell>
          <table:table-cell office:value-type="float" office:value="-0.127578" table:style-name="ce7">
            <text:p>-0.127578</text:p>
          </table:table-cell>
          <table:table-cell office:value-type="float" office:value="0.10215" table:style-name="ce7">
            <text:p>0.10215</text:p>
          </table:table-cell>
          <table:table-cell table:number-columns-repeated="16369"/>
        </table:table-row>
        <table:table-row table:style-name="ro3">
          <table:table-cell office:value-type="float" office:value="10.1" table:style-name="ce1">
            <text:p>10.1</text:p>
          </table:table-cell>
          <table:table-cell office:value-type="float" office:value="-2.4395E-2" table:style-name="ce1">
            <text:p>-0.024395</text:p>
          </table:table-cell>
          <table:table-cell office:value-type="float" office:value="-6.6880999999999996E-2" table:style-name="ce1">
            <text:p>-0.066881</text:p>
          </table:table-cell>
          <table:table-cell office:value-type="float" office:value="0.12266100000000001" table:style-name="ce1">
            <text:p>0.122661</text:p>
          </table:table-cell>
          <table:table-cell table:style-name="ce3"/>
          <table:table-cell office:value-type="float" office:value="10.1" table:style-name="ce7">
            <text:p>10.1</text:p>
          </table:table-cell>
          <table:table-cell office:value-type="float" office:value="0.72941400000000001" table:style-name="ce7">
            <text:p>0.729414</text:p>
          </table:table-cell>
          <table:table-cell office:value-type="float" office:value="0.63974299999999995" table:style-name="ce7">
            <text:p>0.639743</text:p>
          </table:table-cell>
          <table:table-cell office:value-type="float" office:value="0.59897100000000003" table:style-name="ce7">
            <text:p>0.598971</text:p>
          </table:table-cell>
          <table:table-cell office:value-type="float" office:value="7.223400000000002E-2" table:formula="of:=[.G106]-[.$G$5]" table:style-name="ce1">
            <text:p>0.072234</text:p>
          </table:table-cell>
          <table:table-cell office:value-type="float" office:value="-1.7437000000000036E-2" table:formula="of:=[.H106]-[.$G$5]" table:style-name="ce1">
            <text:p>-0.017437</text:p>
          </table:table-cell>
          <table:table-cell office:value-type="float" office:value="-5.8208999999999955E-2" table:formula="of:=[.I106]-[.$G$5]" table:style-name="ce1">
            <text:p>-0.058209</text:p>
          </table:table-cell>
          <table:table-cell office:value-type="float" office:value="10.1" table:style-name="ce7">
            <text:p>10.1</text:p>
          </table:table-cell>
          <table:table-cell office:value-type="float" office:value="-5.5888199999999999E-2" table:style-name="ce7">
            <text:p>-0.0558882</text:p>
          </table:table-cell>
          <table:table-cell office:value-type="float" office:value="0.123094" table:style-name="ce7">
            <text:p>0.123094</text:p>
          </table:table-cell>
          <table:table-cell table:number-columns-repeated="16369"/>
        </table:table-row>
        <table:table-row table:style-name="ro3">
          <table:table-cell office:value-type="float" office:value="10.199999999999999" table:style-name="ce1">
            <text:p>10.2</text:p>
          </table:table-cell>
          <table:table-cell office:value-type="float" office:value="-1.0640000000000001E-3" table:style-name="ce1">
            <text:p>-0.001064</text:p>
          </table:table-cell>
          <table:table-cell office:value-type="float" office:value="1.4126E-2" table:style-name="ce1">
            <text:p>0.014126</text:p>
          </table:table-cell>
          <table:table-cell office:value-type="float" office:value="0.135657" table:style-name="ce1">
            <text:p>0.135657</text:p>
          </table:table-cell>
          <table:table-cell table:style-name="ce3"/>
          <table:table-cell office:value-type="float" office:value="10.199999999999999" table:style-name="ce7">
            <text:p>10.2</text:p>
          </table:table-cell>
          <table:table-cell office:value-type="float" office:value="0.73480199999999996" table:style-name="ce7">
            <text:p>0.734802</text:p>
          </table:table-cell>
          <table:table-cell office:value-type="float" office:value="0.66239199999999998" table:style-name="ce7">
            <text:p>0.662392</text:p>
          </table:table-cell>
          <table:table-cell office:value-type="float" office:value="0.600688" table:style-name="ce7">
            <text:p>0.600688</text:p>
          </table:table-cell>
          <table:table-cell office:value-type="float" office:value="7.7621999999999969E-2" table:formula="of:=[.G107]-[.$G$5]" table:style-name="ce1">
            <text:p>0.077622</text:p>
          </table:table-cell>
          <table:table-cell office:value-type="float" office:value="5.2119999999999944E-3" table:formula="of:=[.H107]-[.$G$5]" table:style-name="ce1">
            <text:p>0.005212</text:p>
          </table:table-cell>
          <table:table-cell office:value-type="float" office:value="-5.6491999999999987E-2" table:formula="of:=[.I107]-[.$G$5]" table:style-name="ce1">
            <text:p>-0.056492</text:p>
          </table:table-cell>
          <table:table-cell office:value-type="float" office:value="10.199999999999999" table:style-name="ce7">
            <text:p>10.2</text:p>
          </table:table-cell>
          <table:table-cell office:value-type="float" office:value="3.7145699999999997E-2" table:style-name="ce7">
            <text:p>0.0371457</text:p>
          </table:table-cell>
          <table:table-cell office:value-type="float" office:value="0.136324" table:style-name="ce7">
            <text:p>0.136324</text:p>
          </table:table-cell>
          <table:table-cell table:number-columns-repeated="16369"/>
        </table:table-row>
        <table:table-row table:style-name="ro3">
          <table:table-cell office:value-type="float" office:value="10.3" table:style-name="ce1">
            <text:p>10.3</text:p>
          </table:table-cell>
          <table:table-cell office:value-type="float" office:value="2.5826000000000002E-2" table:style-name="ce1">
            <text:p>0.025826</text:p>
          </table:table-cell>
          <table:table-cell office:value-type="float" office:value="0.100659" table:style-name="ce1">
            <text:p>0.100659</text:p>
          </table:table-cell>
          <table:table-cell office:value-type="float" office:value="0.13367100000000001" table:style-name="ce1">
            <text:p>0.133671</text:p>
          </table:table-cell>
          <table:table-cell table:style-name="ce3"/>
          <table:table-cell office:value-type="float" office:value="10.3" table:style-name="ce7">
            <text:p>10.3</text:p>
          </table:table-cell>
          <table:table-cell office:value-type="float" office:value="0.728742" table:style-name="ce7">
            <text:p>0.728742</text:p>
          </table:table-cell>
          <table:table-cell office:value-type="float" office:value="0.68718900000000005" table:style-name="ce7">
            <text:p>0.687189</text:p>
          </table:table-cell>
          <table:table-cell office:value-type="float" office:value="0.60577999999999999" table:style-name="ce7">
            <text:p>0.60578</text:p>
          </table:table-cell>
          <table:table-cell office:value-type="float" office:value="7.1562000000000014E-2" table:formula="of:=[.G108]-[.$G$5]" table:style-name="ce1">
            <text:p>0.071562</text:p>
          </table:table-cell>
          <table:table-cell office:value-type="float" office:value="3.0009000000000063E-2" table:formula="of:=[.H108]-[.$G$5]" table:style-name="ce1">
            <text:p>0.030009</text:p>
          </table:table-cell>
          <table:table-cell office:value-type="float" office:value="-5.1400000000000001E-2" table:formula="of:=[.I108]-[.$G$5]" table:style-name="ce1">
            <text:p>-0.0514</text:p>
          </table:table-cell>
          <table:table-cell office:value-type="float" office:value="10.3" table:style-name="ce7">
            <text:p>10.3</text:p>
          </table:table-cell>
          <table:table-cell office:value-type="float" office:value="0.11576500000000001" table:style-name="ce7">
            <text:p>0.115765</text:p>
          </table:table-cell>
          <table:table-cell office:value-type="float" office:value="0.118155" table:style-name="ce7">
            <text:p>0.118155</text:p>
          </table:table-cell>
          <table:table-cell table:number-columns-repeated="16369"/>
        </table:table-row>
        <table:table-row table:style-name="ro3">
          <table:table-cell office:value-type="float" office:value="10.4" table:style-name="ce1">
            <text:p>10.4</text:p>
          </table:table-cell>
          <table:table-cell office:value-type="float" office:value="5.2361999999999999E-2" table:style-name="ce1">
            <text:p>0.052362</text:p>
          </table:table-cell>
          <table:table-cell office:value-type="float" office:value="0.18168599999999999" table:style-name="ce1">
            <text:p>0.181686</text:p>
          </table:table-cell>
          <table:table-cell office:value-type="float" office:value="0.113957" table:style-name="ce1">
            <text:p>0.113957</text:p>
          </table:table-cell>
          <table:table-cell table:style-name="ce3"/>
          <table:table-cell office:value-type="float" office:value="10.4" table:style-name="ce7">
            <text:p>10.4</text:p>
          </table:table-cell>
          <table:table-cell office:value-type="float" office:value="0.71218000000000004" table:style-name="ce7">
            <text:p>0.71218</text:p>
          </table:table-cell>
          <table:table-cell office:value-type="float" office:value="0.70922499999999999" table:style-name="ce7">
            <text:p>0.709225</text:p>
          </table:table-cell>
          <table:table-cell office:value-type="float" office:value="0.61503699999999994" table:style-name="ce7">
            <text:p>0.615037</text:p>
          </table:table-cell>
          <table:table-cell office:value-type="float" office:value="5.5000000000000049E-2" table:formula="of:=[.G109]-[.$G$5]" table:style-name="ce1">
            <text:p>0.055</text:p>
          </table:table-cell>
          <table:table-cell office:value-type="float" office:value="5.2045000000000008E-2" table:formula="of:=[.H109]-[.$G$5]" table:style-name="ce1">
            <text:p>0.052045</text:p>
          </table:table-cell>
          <table:table-cell office:value-type="float" office:value="-4.2143000000000042E-2" table:formula="of:=[.I109]-[.$G$5]" table:style-name="ce1">
            <text:p>-0.042143</text:p>
          </table:table-cell>
          <table:table-cell office:value-type="float" office:value="10.4" table:style-name="ce7">
            <text:p>10.4</text:p>
          </table:table-cell>
          <table:table-cell office:value-type="float" office:value="0.18287300000000001" table:style-name="ce7">
            <text:p>0.182873</text:p>
          </table:table-cell>
          <table:table-cell office:value-type="float" office:value="8.0310999999999994E-2" table:style-name="ce7">
            <text:p>0.080311</text:p>
          </table:table-cell>
          <table:table-cell table:number-columns-repeated="16369"/>
        </table:table-row>
        <table:table-row table:style-name="ro3">
          <table:table-cell office:value-type="float" office:value="10.5" table:style-name="ce1">
            <text:p>10.5</text:p>
          </table:table-cell>
          <table:table-cell office:value-type="float" office:value="7.3833999999999997E-2" table:style-name="ce1">
            <text:p>0.073834</text:p>
          </table:table-cell>
          <table:table-cell office:value-type="float" office:value="0.24505099999999999" table:style-name="ce1">
            <text:p>0.245051</text:p>
          </table:table-cell>
          <table:table-cell office:value-type="float" office:value="7.7274999999999996E-2" table:style-name="ce1">
            <text:p>0.077275</text:p>
          </table:table-cell>
          <table:table-cell table:style-name="ce3"/>
          <table:table-cell office:value-type="float" office:value="10.5" table:style-name="ce7">
            <text:p>10.5</text:p>
          </table:table-cell>
          <table:table-cell office:value-type="float" office:value="0.68958299999999995" table:style-name="ce7">
            <text:p>0.689583</text:p>
          </table:table-cell>
          <table:table-cell office:value-type="float" office:value="0.72500100000000001" table:style-name="ce7">
            <text:p>0.725001</text:p>
          </table:table-cell>
          <table:table-cell office:value-type="float" office:value="0.62922400000000001" table:style-name="ce7">
            <text:p>0.629224</text:p>
          </table:table-cell>
          <table:table-cell office:value-type="float" office:value="3.240299999999996E-2" table:formula="of:=[.G110]-[.$G$5]" table:style-name="ce1">
            <text:p>0.032403</text:p>
          </table:table-cell>
          <table:table-cell office:value-type="float" office:value="6.782100000000002E-2" table:formula="of:=[.H110]-[.$G$5]" table:style-name="ce1">
            <text:p>0.067821</text:p>
          </table:table-cell>
          <table:table-cell office:value-type="float" office:value="-2.7955999999999981E-2" table:formula="of:=[.I110]-[.$G$5]" table:style-name="ce1">
            <text:p>-0.027956</text:p>
          </table:table-cell>
          <table:table-cell office:value-type="float" office:value="10.5" table:style-name="ce7">
            <text:p>10.5</text:p>
          </table:table-cell>
          <table:table-cell office:value-type="float" office:value="0.222805" table:style-name="ce7">
            <text:p>0.222805</text:p>
          </table:table-cell>
          <table:table-cell office:value-type="float" office:value="4.3265699999999997E-2" table:style-name="ce7">
            <text:p>0.0432657</text:p>
          </table:table-cell>
          <table:table-cell table:number-columns-repeated="16369"/>
        </table:table-row>
        <table:table-row table:style-name="ro3">
          <table:table-cell office:value-type="float" office:value="10.6" table:style-name="ce1">
            <text:p>10.6</text:p>
          </table:table-cell>
          <table:table-cell office:value-type="float" office:value="8.6004999999999998E-2" table:style-name="ce1">
            <text:p>0.086005</text:p>
          </table:table-cell>
          <table:table-cell office:value-type="float" office:value="0.28028199999999998" table:style-name="ce1">
            <text:p>0.280282</text:p>
          </table:table-cell>
          <table:table-cell office:value-type="float" office:value="2.8268999999999999E-2" table:style-name="ce1">
            <text:p>0.028269</text:p>
          </table:table-cell>
          <table:table-cell table:style-name="ce3"/>
          <table:table-cell office:value-type="float" office:value="10.6" table:style-name="ce7">
            <text:p>10.6</text:p>
          </table:table-cell>
          <table:table-cell office:value-type="float" office:value="0.66514300000000004" table:style-name="ce7">
            <text:p>0.665143</text:p>
          </table:table-cell>
          <table:table-cell office:value-type="float" office:value="0.73053900000000005" table:style-name="ce7">
            <text:p>0.730539</text:p>
          </table:table-cell>
          <table:table-cell office:value-type="float" office:value="0.64897000000000005" table:style-name="ce7">
            <text:p>0.64897</text:p>
          </table:table-cell>
          <table:table-cell office:value-type="float" office:value="7.9630000000000534E-3" table:formula="of:=[.G111]-[.$G$5]" table:style-name="ce1">
            <text:p>0.007963</text:p>
          </table:table-cell>
          <table:table-cell office:value-type="float" office:value="7.3359000000000063E-2" table:formula="of:=[.H111]-[.$G$5]" table:style-name="ce1">
            <text:p>0.073359</text:p>
          </table:table-cell>
          <table:table-cell office:value-type="float" office:value="-8.2099999999999396E-3" table:formula="of:=[.I111]-[.$G$5]" table:style-name="ce1">
            <text:p>-0.00821</text:p>
          </table:table-cell>
          <table:table-cell office:value-type="float" office:value="10.6" table:style-name="ce7">
            <text:p>10.6</text:p>
          </table:table-cell>
          <table:table-cell office:value-type="float" office:value="0.23311100000000001" table:style-name="ce7">
            <text:p>0.233111</text:p>
          </table:table-cell>
          <table:table-cell office:value-type="float" office:value="5.6172799999999997E-3" table:style-name="ce7">
            <text:p>0.00561728</text:p>
          </table:table-cell>
          <table:table-cell table:number-columns-repeated="16369"/>
        </table:table-row>
        <table:table-row table:style-name="ro3">
          <table:table-cell office:value-type="float" office:value="10.7" table:style-name="ce1">
            <text:p>10.7</text:p>
          </table:table-cell>
          <table:table-cell office:value-type="float" office:value="8.6338999999999999E-2" table:style-name="ce1">
            <text:p>0.086339</text:p>
          </table:table-cell>
          <table:table-cell office:value-type="float" office:value="0.28124300000000002" table:style-name="ce1">
            <text:p>0.281243</text:p>
          </table:table-cell>
          <table:table-cell office:value-type="float" office:value="-2.5395999999999998E-2" table:style-name="ce1">
            <text:p>-0.025396</text:p>
          </table:table-cell>
          <table:table-cell table:style-name="ce3"/>
          <table:table-cell office:value-type="float" office:value="10.7" table:style-name="ce7">
            <text:p>10.7</text:p>
          </table:table-cell>
          <table:table-cell office:value-type="float" office:value="0.64224199999999998" table:style-name="ce7">
            <text:p>0.642242</text:p>
          </table:table-cell>
          <table:table-cell office:value-type="float" office:value="0.725661" table:style-name="ce7">
            <text:p>0.725661</text:p>
          </table:table-cell>
          <table:table-cell office:value-type="float" office:value="0.67381899999999995" table:style-name="ce7">
            <text:p>0.673819</text:p>
          </table:table-cell>
          <table:table-cell office:value-type="float" office:value="-1.4938000000000007E-2" table:formula="of:=[.G112]-[.$G$5]" table:style-name="ce1">
            <text:p>-0.014938</text:p>
          </table:table-cell>
          <table:table-cell office:value-type="float" office:value="6.8481000000000014E-2" table:formula="of:=[.H112]-[.$G$5]" table:style-name="ce1">
            <text:p>0.068481</text:p>
          </table:table-cell>
          <table:table-cell office:value-type="float" office:value="1.6638999999999959E-2" table:formula="of:=[.I112]-[.$G$5]" table:style-name="ce1">
            <text:p>0.016639</text:p>
          </table:table-cell>
          <table:table-cell office:value-type="float" office:value="10.7" table:style-name="ce7">
            <text:p>10.7</text:p>
          </table:table-cell>
          <table:table-cell office:value-type="float" office:value="0.227822" table:style-name="ce7">
            <text:p>0.227822</text:p>
          </table:table-cell>
          <table:table-cell office:value-type="float" office:value="-2.79422E-2" table:style-name="ce7">
            <text:p>-0.0279422</text:p>
          </table:table-cell>
          <table:table-cell table:number-columns-repeated="16369"/>
        </table:table-row>
        <table:table-row table:style-name="ro3">
          <table:table-cell office:value-type="float" office:value="10.8" table:style-name="ce1">
            <text:p>10.8</text:p>
          </table:table-cell>
          <table:table-cell office:value-type="float" office:value="7.4765999999999999E-2" table:style-name="ce1">
            <text:p>0.074766</text:p>
          </table:table-cell>
          <table:table-cell office:value-type="float" office:value="0.24776500000000001" table:style-name="ce1">
            <text:p>0.247765</text:p>
          </table:table-cell>
          <table:table-cell office:value-type="float" office:value="-7.4871999999999994E-2" table:style-name="ce1">
            <text:p>-0.074872</text:p>
          </table:table-cell>
          <table:table-cell table:style-name="ce3"/>
          <table:table-cell office:value-type="float" office:value="10.8001" table:style-name="ce7">
            <text:p>10.8001</text:p>
          </table:table-cell>
          <table:table-cell office:value-type="float" office:value="0.62282700000000002" table:style-name="ce7">
            <text:p>0.622827</text:p>
          </table:table-cell>
          <table:table-cell office:value-type="float" office:value="0.71240400000000004" table:style-name="ce7">
            <text:p>0.712404</text:p>
          </table:table-cell>
          <table:table-cell office:value-type="float" office:value="0.70048200000000005" table:style-name="ce7">
            <text:p>0.700482</text:p>
          </table:table-cell>
          <table:table-cell office:value-type="float" office:value="-3.4352999999999967E-2" table:formula="of:=[.G113]-[.$G$5]" table:style-name="ce1">
            <text:p>-0.034353</text:p>
          </table:table-cell>
          <table:table-cell office:value-type="float" office:value="5.5224000000000051E-2" table:formula="of:=[.H113]-[.$G$5]" table:style-name="ce1">
            <text:p>0.055224</text:p>
          </table:table-cell>
          <table:table-cell office:value-type="float" office:value="4.3302000000000063E-2" table:formula="of:=[.I113]-[.$G$5]" table:style-name="ce1">
            <text:p>0.043302</text:p>
          </table:table-cell>
          <table:table-cell office:value-type="float" office:value="10.8001" table:style-name="ce7">
            <text:p>10.8001</text:p>
          </table:table-cell>
          <table:table-cell office:value-type="float" office:value="0.192384" table:style-name="ce7">
            <text:p>0.192384</text:p>
          </table:table-cell>
          <table:table-cell office:value-type="float" office:value="-6.4451900000000006E-2" table:style-name="ce7">
            <text:p>-0.0644519</text:p>
          </table:table-cell>
          <table:table-cell table:number-columns-repeated="16369"/>
        </table:table-row>
        <table:table-row table:style-name="ro3">
          <table:table-cell office:value-type="float" office:value="10.9" table:style-name="ce1">
            <text:p>10.9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0.18568699999999999" table:style-name="ce1">
            <text:p>0.185687</text:p>
          </table:table-cell>
          <table:table-cell office:value-type="float" office:value="-0.112376" table:style-name="ce1">
            <text:p>-0.112376</text:p>
          </table:table-cell>
          <table:table-cell table:style-name="ce3"/>
          <table:table-cell office:value-type="float" office:value="10.9" table:style-name="ce7">
            <text:p>10.9</text:p>
          </table:table-cell>
          <table:table-cell office:value-type="float" office:value="0.60845800000000005" table:style-name="ce7">
            <text:p>0.608458</text:p>
          </table:table-cell>
          <table:table-cell office:value-type="float" office:value="0.693666" table:style-name="ce7">
            <text:p>0.693666</text:p>
          </table:table-cell>
          <table:table-cell office:value-type="float" office:value="0.72423599999999999" table:style-name="ce7">
            <text:p>0.724236</text:p>
          </table:table-cell>
          <table:table-cell office:value-type="float" office:value="-4.8721999999999932E-2" table:formula="of:=[.G114]-[.$G$5]" table:style-name="ce1">
            <text:p>-0.048722</text:p>
          </table:table-cell>
          <table:table-cell office:value-type="float" office:value="3.6486000000000018E-2" table:formula="of:=[.H114]-[.$G$5]" table:style-name="ce1">
            <text:p>0.036486</text:p>
          </table:table-cell>
          <table:table-cell office:value-type="float" office:value="6.7056000000000004E-2" table:formula="of:=[.I114]-[.$G$5]" table:style-name="ce1">
            <text:p>0.067056</text:p>
          </table:table-cell>
          <table:table-cell office:value-type="float" office:value="10.9" table:style-name="ce7">
            <text:p>10.9</text:p>
          </table:table-cell>
          <table:table-cell office:value-type="float" office:value="0.13833999999999999" table:style-name="ce7">
            <text:p>0.13834</text:p>
          </table:table-cell>
          <table:table-cell office:value-type="float" office:value="-9.9398299999999995E-2" table:style-name="ce7">
            <text:p>-0.0993983</text:p>
          </table:table-cell>
          <table:table-cell table:number-columns-repeated="16369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float" office:value="2.7317000000000001E-2" table:style-name="ce1">
            <text:p>0.027317</text:p>
          </table:table-cell>
          <table:table-cell office:value-type="float" office:value="0.105309" table:style-name="ce1">
            <text:p>0.105309</text:p>
          </table:table-cell>
          <table:table-cell office:value-type="float" office:value="-0.13306599999999999" table:style-name="ce1">
            <text:p>-0.133066</text:p>
          </table:table-cell>
          <table:table-cell table:style-name="ce3"/>
          <table:table-cell office:value-type="float" office:value="11" table:style-name="ce7">
            <text:p>11</text:p>
          </table:table-cell>
          <table:table-cell office:value-type="float" office:value="0.59886099999999998" table:style-name="ce7">
            <text:p>0.598861</text:p>
          </table:table-cell>
          <table:table-cell office:value-type="float" office:value="0.67262999999999995" table:style-name="ce7">
            <text:p>0.67263</text:p>
          </table:table-cell>
          <table:table-cell office:value-type="float" office:value="0.73731599999999997" table:style-name="ce7">
            <text:p>0.737316</text:p>
          </table:table-cell>
          <table:table-cell office:value-type="float" office:value="-5.831900000000001E-2" table:formula="of:=[.G115]-[.$G$5]" table:style-name="ce1">
            <text:p>-0.058319</text:p>
          </table:table-cell>
          <table:table-cell office:value-type="float" office:value="1.5449999999999964E-2" table:formula="of:=[.H115]-[.$G$5]" table:style-name="ce1">
            <text:p>0.01545</text:p>
          </table:table-cell>
          <table:table-cell office:value-type="float" office:value="8.0135999999999985E-2" table:formula="of:=[.I115]-[.$G$5]" table:style-name="ce1">
            <text:p>0.080136</text:p>
          </table:table-cell>
          <table:table-cell office:value-type="float" office:value="11" table:style-name="ce7">
            <text:p>11</text:p>
          </table:table-cell>
          <table:table-cell office:value-type="float" office:value="6.3022700000000001E-2" table:style-name="ce7">
            <text:p>0.0630227</text:p>
          </table:table-cell>
          <table:table-cell office:value-type="float" office:value="-0.117882" table:style-name="ce7">
            <text:p>-0.117882</text:p>
          </table:table-cell>
          <table:table-cell table:number-columns-repeated="16369"/>
        </table:table-row>
        <table:table-row table:style-name="ro3">
          <table:table-cell office:value-type="float" office:value="11.1" table:style-name="ce1">
            <text:p>11.1</text:p>
          </table:table-cell>
          <table:table-cell office:value-type="float" office:value="3.3300000000000002E-4" table:style-name="ce1">
            <text:p>0.000333</text:p>
          </table:table-cell>
          <table:table-cell office:value-type="float" office:value="1.8770999999999999E-2" table:style-name="ce1">
            <text:p>0.018771</text:p>
          </table:table-cell>
          <table:table-cell office:value-type="float" office:value="-0.13597100000000001" table:style-name="ce1">
            <text:p>-0.135971</text:p>
          </table:table-cell>
          <table:table-cell table:style-name="ce3"/>
          <table:table-cell office:value-type="float" office:value="11.1" table:style-name="ce7">
            <text:p>11.1</text:p>
          </table:table-cell>
          <table:table-cell office:value-type="float" office:value="0.59326000000000001" table:style-name="ce7">
            <text:p>0.59326</text:p>
          </table:table-cell>
          <table:table-cell office:value-type="float" office:value="0.65227400000000002" table:style-name="ce7">
            <text:p>0.652274</text:p>
          </table:table-cell>
          <table:table-cell office:value-type="float" office:value="0.73546500000000004" table:style-name="ce7">
            <text:p>0.735465</text:p>
          </table:table-cell>
          <table:table-cell office:value-type="float" office:value="-6.3919999999999977E-2" table:formula="of:=[.G116]-[.$G$5]" table:style-name="ce1">
            <text:p>-0.06392</text:p>
          </table:table-cell>
          <table:table-cell office:value-type="float" office:value="-4.9059999999999659E-3" table:formula="of:=[.H116]-[.$G$5]" table:style-name="ce1">
            <text:p>-0.004906</text:p>
          </table:table-cell>
          <table:table-cell office:value-type="float" office:value="7.8285000000000049E-2" table:formula="of:=[.I116]-[.$G$5]" table:style-name="ce1">
            <text:p>0.078285</text:p>
          </table:table-cell>
          <table:table-cell office:value-type="float" office:value="11.1" table:style-name="ce7">
            <text:p>11.1</text:p>
          </table:table-cell>
          <table:table-cell office:value-type="float" office:value="-1.3620500000000001E-2" table:style-name="ce7">
            <text:p>-0.0136205</text:p>
          </table:table-cell>
          <table:table-cell office:value-type="float" office:value="-0.111289" table:style-name="ce7">
            <text:p>-0.111289</text:p>
          </table:table-cell>
          <table:table-cell table:number-columns-repeated="16369"/>
        </table:table-row>
        <table:table-row table:style-name="ro3">
          <table:table-cell office:value-type="float" office:value="11.2" table:style-name="ce1">
            <text:p>11.2</text:p>
          </table:table-cell>
          <table:table-cell office:value-type="float" office:value="-2.3265000000000001E-2" table:style-name="ce1">
            <text:p>-0.023265</text:p>
          </table:table-cell>
          <table:table-cell office:value-type="float" office:value="-6.2771999999999994E-2" table:style-name="ce1">
            <text:p>-0.062772</text:p>
          </table:table-cell>
          <table:table-cell office:value-type="float" office:value="-0.12367499999999999" table:style-name="ce1">
            <text:p>-0.123675</text:p>
          </table:table-cell>
          <table:table-cell table:style-name="ce3"/>
          <table:table-cell office:value-type="float" office:value="11.2" table:style-name="ce7">
            <text:p>11.2</text:p>
          </table:table-cell>
          <table:table-cell office:value-type="float" office:value="0.59290100000000001" table:style-name="ce7">
            <text:p>0.592901</text:p>
          </table:table-cell>
          <table:table-cell office:value-type="float" office:value="0.63411600000000001" table:style-name="ce7">
            <text:p>0.634116</text:p>
          </table:table-cell>
          <table:table-cell office:value-type="float" office:value="0.72142099999999998" table:style-name="ce7">
            <text:p>0.721421</text:p>
          </table:table-cell>
          <table:table-cell office:value-type="float" office:value="-6.4278999999999975E-2" table:formula="of:=[.G117]-[.$G$5]" table:style-name="ce1">
            <text:p>-0.064279</text:p>
          </table:table-cell>
          <table:table-cell office:value-type="float" office:value="-2.3063999999999973E-2" table:formula="of:=[.H117]-[.$G$5]" table:style-name="ce1">
            <text:p>-0.023064</text:p>
          </table:table-cell>
          <table:table-cell office:value-type="float" office:value="6.4240999999999993E-2" table:formula="of:=[.I117]-[.$G$5]" table:style-name="ce1">
            <text:p>0.064241</text:p>
          </table:table-cell>
          <table:table-cell office:value-type="float" office:value="11.2" table:style-name="ce7">
            <text:p>11.2</text:p>
          </table:table-cell>
          <table:table-cell office:value-type="float" office:value="-8.1289500000000001E-2" table:style-name="ce7">
            <text:p>-0.0812895</text:p>
          </table:table-cell>
          <table:table-cell office:value-type="float" office:value="-0.102176" table:style-name="ce7">
            <text:p>-0.102176</text:p>
          </table:table-cell>
          <table:table-cell table:number-columns-repeated="16369"/>
        </table:table-row>
        <table:table-row table:style-name="ro3">
          <table:table-cell office:value-type="float" office:value="11.3" table:style-name="ce1">
            <text:p>11.3</text:p>
          </table:table-cell>
          <table:table-cell office:value-type="float" office:value="-4.113E-2" table:style-name="ce1">
            <text:p>-0.04113</text:p>
          </table:table-cell>
          <table:table-cell office:value-type="float" office:value="-0.13125999999999999" table:style-name="ce1">
            <text:p>-0.13126</text:p>
          </table:table-cell>
          <table:table-cell office:value-type="float" office:value="-0.100975" table:style-name="ce1">
            <text:p>-0.100975</text:p>
          </table:table-cell>
          <table:table-cell table:style-name="ce3"/>
          <table:table-cell office:value-type="float" office:value="11.3" table:style-name="ce7">
            <text:p>11.3</text:p>
          </table:table-cell>
          <table:table-cell office:value-type="float" office:value="0.59650199999999998" table:style-name="ce7">
            <text:p>0.596502</text:p>
          </table:table-cell>
          <table:table-cell office:value-type="float" office:value="0.61902900000000005" table:style-name="ce7">
            <text:p>0.619029</text:p>
          </table:table-cell>
          <table:table-cell office:value-type="float" office:value="0.70030899999999996" table:style-name="ce7">
            <text:p>0.700309</text:p>
          </table:table-cell>
          <table:table-cell office:value-type="float" office:value="-6.067800000000001E-2" table:formula="of:=[.G118]-[.$G$5]" table:style-name="ce1">
            <text:p>-0.060678</text:p>
          </table:table-cell>
          <table:table-cell office:value-type="float" office:value="-3.8150999999999935E-2" table:formula="of:=[.H118]-[.$G$5]" table:style-name="ce1">
            <text:p>-0.038151</text:p>
          </table:table-cell>
          <table:table-cell office:value-type="float" office:value="4.3128999999999973E-2" table:formula="of:=[.I118]-[.$G$5]" table:style-name="ce1">
            <text:p>0.043129</text:p>
          </table:table-cell>
          <table:table-cell office:value-type="float" office:value="11.3" table:style-name="ce7">
            <text:p>11.3</text:p>
          </table:table-cell>
          <table:table-cell office:value-type="float" office:value="-0.13944100000000001" table:style-name="ce7">
            <text:p>-0.139441</text:p>
          </table:table-cell>
          <table:table-cell office:value-type="float" office:value="-8.7110099999999996E-2" table:style-name="ce7">
            <text:p>-0.0871101</text:p>
          </table:table-cell>
          <table:table-cell table:number-columns-repeated="16369"/>
        </table:table-row>
        <table:table-row table:style-name="ro3">
          <table:table-cell office:value-type="float" office:value="11.4" table:style-name="ce1">
            <text:p>11.4</text:p>
          </table:table-cell>
          <table:table-cell office:value-type="float" office:value="-5.2796000000000003E-2" table:style-name="ce1">
            <text:p>-0.052796</text:p>
          </table:table-cell>
          <table:table-cell office:value-type="float" office:value="-0.18255399999999999" table:style-name="ce1">
            <text:p>-0.182554</text:p>
          </table:table-cell>
          <table:table-cell office:value-type="float" office:value="-7.3035000000000003E-2" table:style-name="ce1">
            <text:p>-0.073035</text:p>
          </table:table-cell>
          <table:table-cell table:style-name="ce3"/>
          <table:table-cell office:value-type="float" office:value="11.4" table:style-name="ce7">
            <text:p>11.4</text:p>
          </table:table-cell>
          <table:table-cell office:value-type="float" office:value="0.60425200000000001" table:style-name="ce7">
            <text:p>0.604252</text:p>
          </table:table-cell>
          <table:table-cell office:value-type="float" office:value="0.60784700000000003" table:style-name="ce7">
            <text:p>0.607847</text:p>
          </table:table-cell>
          <table:table-cell office:value-type="float" office:value="0.67808500000000005" table:style-name="ce7">
            <text:p>0.678085</text:p>
          </table:table-cell>
          <table:table-cell office:value-type="float" office:value="-5.2927999999999975E-2" table:formula="of:=[.G119]-[.$G$5]" table:style-name="ce1">
            <text:p>-0.052928</text:p>
          </table:table-cell>
          <table:table-cell office:value-type="float" office:value="-4.933299999999996E-2" table:formula="of:=[.H119]-[.$G$5]" table:style-name="ce1">
            <text:p>-0.049333</text:p>
          </table:table-cell>
          <table:table-cell office:value-type="float" office:value="2.0905000000000062E-2" table:formula="of:=[.I119]-[.$G$5]" table:style-name="ce1">
            <text:p>0.020905</text:p>
          </table:table-cell>
          <table:table-cell office:value-type="float" office:value="11.4" table:style-name="ce7">
            <text:p>11.4</text:p>
          </table:table-cell>
          <table:table-cell office:value-type="float" office:value="-0.187033" table:style-name="ce7">
            <text:p>-0.187033</text:p>
          </table:table-cell>
          <table:table-cell office:value-type="float" office:value="-6.4329700000000004E-2" table:style-name="ce7">
            <text:p>-0.0643297</text:p>
          </table:table-cell>
          <table:table-cell table:number-columns-repeated="16369"/>
        </table:table-row>
        <table:table-row table:style-name="ro3">
          <table:table-cell office:value-type="float" office:value="11.5" table:style-name="ce1">
            <text:p>11.5</text:p>
          </table:table-cell>
          <table:table-cell office:value-type="float" office:value="-5.9230999999999999E-2" table:style-name="ce1">
            <text:p>-0.059231</text:p>
          </table:table-cell>
          <table:table-cell office:value-type="float" office:value="-0.21585399999999999" table:style-name="ce1">
            <text:p>-0.215854</text:p>
          </table:table-cell>
          <table:table-cell office:value-type="float" office:value="-4.3757999999999998E-2" table:style-name="ce1">
            <text:p>-0.043758</text:p>
          </table:table-cell>
          <table:table-cell table:style-name="ce3"/>
          <table:table-cell office:value-type="float" office:value="11.5" table:style-name="ce7">
            <text:p>11.5</text:p>
          </table:table-cell>
          <table:table-cell office:value-type="float" office:value="0.61607999999999996" table:style-name="ce7">
            <text:p>0.61608</text:p>
          </table:table-cell>
          <table:table-cell office:value-type="float" office:value="0.60000399999999998" table:style-name="ce7">
            <text:p>0.600004</text:p>
          </table:table-cell>
          <table:table-cell office:value-type="float" office:value="0.65716799999999997" table:style-name="ce7">
            <text:p>0.657168</text:p>
          </table:table-cell>
          <table:table-cell office:value-type="float" office:value="-4.1100000000000025E-2" table:formula="of:=[.G120]-[.$G$5]" table:style-name="ce1">
            <text:p>-0.0411</text:p>
          </table:table-cell>
          <table:table-cell office:value-type="float" office:value="-5.7176000000000005E-2" table:formula="of:=[.H120]-[.$G$5]" table:style-name="ce1">
            <text:p>-0.057176</text:p>
          </table:table-cell>
          <table:table-cell office:value-type="float" office:value="-1.2000000000012001E-5" table:formula="of:=[.I120]-[.$G$5]" table:style-name="ce1">
            <text:p>-1.2E-05</text:p>
          </table:table-cell>
          <table:table-cell office:value-type="float" office:value="11.5" table:style-name="ce7">
            <text:p>11.5</text:p>
          </table:table-cell>
          <table:table-cell office:value-type="float" office:value="-0.22146299999999999" table:style-name="ce7">
            <text:p>-0.221463</text:p>
          </table:table-cell>
          <table:table-cell office:value-type="float" office:value="-4.19811E-2" table:style-name="ce7">
            <text:p>-0.0419811</text:p>
          </table:table-cell>
          <table:table-cell table:number-columns-repeated="16369"/>
        </table:table-row>
        <table:table-row table:style-name="ro3">
          <table:table-cell office:value-type="float" office:value="11.6" table:style-name="ce1">
            <text:p>11.6</text:p>
          </table:table-cell>
          <table:table-cell office:value-type="float" office:value="-6.1942999999999998E-2" table:style-name="ce1">
            <text:p>-0.061943</text:p>
          </table:table-cell>
          <table:table-cell office:value-type="float" office:value="-0.23217199999999999" table:style-name="ce1">
            <text:p>-0.232172</text:p>
          </table:table-cell>
          <table:table-cell office:value-type="float" office:value="-1.4959E-2" table:style-name="ce1">
            <text:p>-0.014959</text:p>
          </table:table-cell>
          <table:table-cell table:style-name="ce3"/>
          <table:table-cell office:value-type="float" office:value="11.6" table:style-name="ce7">
            <text:p>11.6</text:p>
          </table:table-cell>
          <table:table-cell office:value-type="float" office:value="0.631579" table:style-name="ce7">
            <text:p>0.631579</text:p>
          </table:table-cell>
          <table:table-cell office:value-type="float" office:value="0.59646999999999994" table:style-name="ce7">
            <text:p>0.59647</text:p>
          </table:table-cell>
          <table:table-cell office:value-type="float" office:value="0.63917900000000005" table:style-name="ce7">
            <text:p>0.639179</text:p>
          </table:table-cell>
          <table:table-cell office:value-type="float" office:value="-2.5600999999999985E-2" table:formula="of:=[.G121]-[.$G$5]" table:style-name="ce1">
            <text:p>-0.025601</text:p>
          </table:table-cell>
          <table:table-cell office:value-type="float" office:value="-6.0710000000000042E-2" table:formula="of:=[.H121]-[.$G$5]" table:style-name="ce1">
            <text:p>-0.06071</text:p>
          </table:table-cell>
          <table:table-cell office:value-type="float" office:value="-1.8000999999999934E-2" table:formula="of:=[.I121]-[.$G$5]" table:style-name="ce1">
            <text:p>-0.018001</text:p>
          </table:table-cell>
          <table:table-cell office:value-type="float" office:value="11.6" table:style-name="ce7">
            <text:p>11.6</text:p>
          </table:table-cell>
          <table:table-cell office:value-type="float" office:value="-0.23837900000000001" table:style-name="ce7">
            <text:p>-0.238379</text:p>
          </table:table-cell>
          <table:table-cell office:value-type="float" office:value="-1.76597E-2" table:style-name="ce7">
            <text:p>-0.0176597</text:p>
          </table:table-cell>
          <table:table-cell table:number-columns-repeated="16369"/>
        </table:table-row>
        <table:table-row table:style-name="ro3">
          <table:table-cell office:value-type="float" office:value="11.7" table:style-name="ce1">
            <text:p>11.7</text:p>
          </table:table-cell>
          <table:table-cell office:value-type="float" office:value="-6.2009000000000002E-2" table:style-name="ce1">
            <text:p>-0.062009</text:p>
          </table:table-cell>
          <table:table-cell office:value-type="float" office:value="-0.232597" table:style-name="ce1">
            <text:p>-0.232597</text:p>
          </table:table-cell>
          <table:table-cell office:value-type="float" office:value="1.3414000000000001E-2" table:style-name="ce1">
            <text:p>0.013414</text:p>
          </table:table-cell>
          <table:table-cell table:style-name="ce3"/>
          <table:table-cell office:value-type="float" office:value="11.7" table:style-name="ce7">
            <text:p>11.7</text:p>
          </table:table-cell>
          <table:table-cell office:value-type="float" office:value="0.65062399999999998" table:style-name="ce7">
            <text:p>0.650624</text:p>
          </table:table-cell>
          <table:table-cell office:value-type="float" office:value="0.59664499999999998" table:style-name="ce7">
            <text:p>0.596645</text:p>
          </table:table-cell>
          <table:table-cell office:value-type="float" office:value="0.62482099999999996" table:style-name="ce7">
            <text:p>0.624821</text:p>
          </table:table-cell>
          <table:table-cell office:value-type="float" office:value="-6.5560000000000063E-3" table:formula="of:=[.G122]-[.$G$5]" table:style-name="ce1">
            <text:p>-0.006556</text:p>
          </table:table-cell>
          <table:table-cell office:value-type="float" office:value="-6.0535000000000005E-2" table:formula="of:=[.H122]-[.$G$5]" table:style-name="ce1">
            <text:p>-0.060535</text:p>
          </table:table-cell>
          <table:table-cell office:value-type="float" office:value="-3.2359000000000027E-2" table:formula="of:=[.I122]-[.$G$5]" table:style-name="ce1">
            <text:p>-0.032359</text:p>
          </table:table-cell>
          <table:table-cell office:value-type="float" office:value="11.7" table:style-name="ce7">
            <text:p>11.7</text:p>
          </table:table-cell>
          <table:table-cell office:value-type="float" office:value="-0.24229200000000001" table:style-name="ce7">
            <text:p>-0.242292</text:p>
          </table:table-cell>
          <table:table-cell office:value-type="float" office:value="1.6991800000000001E-2" table:style-name="ce7">
            <text:p>0.0169918</text:p>
          </table:table-cell>
          <table:table-cell table:number-columns-repeated="16369"/>
        </table:table-row>
        <table:table-row table:style-name="ro3">
          <table:table-cell office:value-type="float" office:value="11.8" table:style-name="ce1">
            <text:p>11.8</text:p>
          </table:table-cell>
          <table:table-cell office:value-type="float" office:value="-5.9461E-2" table:style-name="ce1">
            <text:p>-0.059461</text:p>
          </table:table-cell>
          <table:table-cell office:value-type="float" office:value="-0.217164" table:style-name="ce1">
            <text:p>-0.217164</text:p>
          </table:table-cell>
          <table:table-cell office:value-type="float" office:value="4.2175999999999998E-2" table:style-name="ce1">
            <text:p>0.042176</text:p>
          </table:table-cell>
          <table:table-cell table:style-name="ce3"/>
          <table:table-cell office:value-type="float" office:value="11.8001" table:style-name="ce7">
            <text:p>11.8001</text:p>
          </table:table-cell>
          <table:table-cell office:value-type="float" office:value="0.67238200000000004" table:style-name="ce7">
            <text:p>0.672382</text:p>
          </table:table-cell>
          <table:table-cell office:value-type="float" office:value="0.60082199999999997" table:style-name="ce7">
            <text:p>0.600822</text:p>
          </table:table-cell>
          <table:table-cell office:value-type="float" office:value="0.61329699999999998" table:style-name="ce7">
            <text:p>0.613297</text:p>
          </table:table-cell>
          <table:table-cell office:value-type="float" office:value="1.5202000000000049E-2" table:formula="of:=[.G123]-[.$G$5]" table:style-name="ce1">
            <text:p>0.015202</text:p>
          </table:table-cell>
          <table:table-cell office:value-type="float" office:value="-5.6358000000000019E-2" table:formula="of:=[.H123]-[.$G$5]" table:style-name="ce1">
            <text:p>-0.056358</text:p>
          </table:table-cell>
          <table:table-cell office:value-type="float" office:value="-4.3883000000000005E-2" table:formula="of:=[.I123]-[.$G$5]" table:style-name="ce1">
            <text:p>-0.043883</text:p>
          </table:table-cell>
          <table:table-cell office:value-type="float" office:value="11.8001" table:style-name="ce7">
            <text:p>11.8001</text:p>
          </table:table-cell>
          <table:table-cell office:value-type="float" office:value="-0.21585699999999999" table:style-name="ce7">
            <text:p>-0.215857</text:p>
          </table:table-cell>
          <table:table-cell office:value-type="float" office:value="4.3164300000000003E-2" table:style-name="ce7">
            <text:p>0.0431643</text:p>
          </table:table-cell>
          <table:table-cell table:number-columns-repeated="16369"/>
        </table:table-row>
        <table:table-row table:style-name="ro3">
          <table:table-cell office:value-type="float" office:value="11.9" table:style-name="ce1">
            <text:p>11.9</text:p>
          </table:table-cell>
          <table:table-cell office:value-type="float" office:value="-5.3266000000000001E-2" table:style-name="ce1">
            <text:p>-0.053266</text:p>
          </table:table-cell>
          <table:table-cell office:value-type="float" office:value="-0.18481900000000001" table:style-name="ce1">
            <text:p>-0.184819</text:p>
          </table:table-cell>
          <table:table-cell office:value-type="float" office:value="7.1454000000000004E-2" table:style-name="ce1">
            <text:p>0.071454</text:p>
          </table:table-cell>
          <table:table-cell table:style-name="ce3"/>
          <table:table-cell office:value-type="float" office:value="11.9" table:style-name="ce7">
            <text:p>11.9</text:p>
          </table:table-cell>
          <table:table-cell office:value-type="float" office:value="0.69484599999999996" table:style-name="ce7">
            <text:p>0.694846</text:p>
          </table:table-cell>
          <table:table-cell office:value-type="float" office:value="0.60974899999999999" table:style-name="ce7">
            <text:p>0.609749</text:p>
          </table:table-cell>
          <table:table-cell office:value-type="float" office:value="0.60462499999999997" table:style-name="ce7">
            <text:p>0.604625</text:p>
          </table:table-cell>
          <table:table-cell office:value-type="float" office:value="3.7665999999999977E-2" table:formula="of:=[.G124]-[.$G$5]" table:style-name="ce1">
            <text:p>0.037666</text:p>
          </table:table-cell>
          <table:table-cell office:value-type="float" office:value="-4.7431000000000001E-2" table:formula="of:=[.H124]-[.$G$5]" table:style-name="ce1">
            <text:p>-0.047431</text:p>
          </table:table-cell>
          <table:table-cell office:value-type="float" office:value="-5.2555000000000018E-2" table:formula="of:=[.I124]-[.$G$5]" table:style-name="ce1">
            <text:p>-0.052555</text:p>
          </table:table-cell>
          <table:table-cell office:value-type="float" office:value="11.9" table:style-name="ce7">
            <text:p>11.9</text:p>
          </table:table-cell>
          <table:table-cell office:value-type="float" office:value="-0.17089799999999999" table:style-name="ce7">
            <text:p>-0.170898</text:p>
          </table:table-cell>
          <table:table-cell office:value-type="float" office:value="7.64122E-2" table:style-name="ce7">
            <text:p>0.0764122</text:p>
          </table:table-cell>
          <table:table-cell table:number-columns-repeated="16369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float" office:value="-4.1918999999999998E-2" table:style-name="ce1">
            <text:p>-0.041919</text:p>
          </table:table-cell>
          <table:table-cell office:value-type="float" office:value="-0.13450699999999999" table:style-name="ce1">
            <text:p>-0.134507</text:p>
          </table:table-cell>
          <table:table-cell office:value-type="float" office:value="9.9548999999999999E-2" table:style-name="ce1">
            <text:p>0.099549</text:p>
          </table:table-cell>
          <table:table-cell table:style-name="ce3"/>
          <table:table-cell office:value-type="float" office:value="12.0001" table:style-name="ce7">
            <text:p>12.0001</text:p>
          </table:table-cell>
          <table:table-cell office:value-type="float" office:value="0.71498799999999996" table:style-name="ce7">
            <text:p>0.714988</text:p>
          </table:table-cell>
          <table:table-cell office:value-type="float" office:value="0.62272700000000003" table:style-name="ce7">
            <text:p>0.622727</text:p>
          </table:table-cell>
          <table:table-cell office:value-type="float" office:value="0.59937700000000005" table:style-name="ce7">
            <text:p>0.599377</text:p>
          </table:table-cell>
          <table:table-cell office:value-type="float" office:value="5.7807999999999971E-2" table:formula="of:=[.G125]-[.$G$5]" table:style-name="ce1">
            <text:p>0.057808</text:p>
          </table:table-cell>
          <table:table-cell office:value-type="float" office:value="-3.4452999999999956E-2" table:formula="of:=[.H125]-[.$G$5]" table:style-name="ce1">
            <text:p>-0.034453</text:p>
          </table:table-cell>
          <table:table-cell office:value-type="float" office:value="-5.7802999999999938E-2" table:formula="of:=[.I125]-[.$G$5]" table:style-name="ce1">
            <text:p>-0.057803</text:p>
          </table:table-cell>
          <table:table-cell office:value-type="float" office:value="12.0001" table:style-name="ce7">
            <text:p>12.0001</text:p>
          </table:table-cell>
          <table:table-cell office:value-type="float" office:value="-0.12019199999999999" table:style-name="ce7">
            <text:p>-0.120192</text:p>
          </table:table-cell>
          <table:table-cell office:value-type="float" office:value="0.10398399999999999" table:style-name="ce7">
            <text:p>0.103984</text:p>
          </table:table-cell>
          <table:table-cell table:number-columns-repeated="16369"/>
        </table:table-row>
        <table:table-row table:style-name="ro3">
          <table:table-cell office:value-type="float" office:value="12.1" table:style-name="ce1">
            <text:p>12.1</text:p>
          </table:table-cell>
          <table:table-cell office:value-type="float" office:value="-2.4395E-2" table:style-name="ce1">
            <text:p>-0.024395</text:p>
          </table:table-cell>
          <table:table-cell office:value-type="float" office:value="-6.6880999999999996E-2" table:style-name="ce1">
            <text:p>-0.066881</text:p>
          </table:table-cell>
          <table:table-cell office:value-type="float" office:value="0.12266100000000001" table:style-name="ce1">
            <text:p>0.122661</text:p>
          </table:table-cell>
          <table:table-cell table:style-name="ce3"/>
          <table:table-cell office:value-type="float" office:value="12.1" table:style-name="ce7">
            <text:p>12.1</text:p>
          </table:table-cell>
          <table:table-cell office:value-type="float" office:value="0.72921400000000003" table:style-name="ce7">
            <text:p>0.729214</text:p>
          </table:table-cell>
          <table:table-cell office:value-type="float" office:value="0.64050799999999997" table:style-name="ce7">
            <text:p>0.640508</text:p>
          </table:table-cell>
          <table:table-cell office:value-type="float" office:value="0.597051" table:style-name="ce7">
            <text:p>0.597051</text:p>
          </table:table-cell>
          <table:table-cell office:value-type="float" office:value="7.2034000000000042E-2" table:formula="of:=[.G126]-[.$G$5]" table:style-name="ce1">
            <text:p>0.072034</text:p>
          </table:table-cell>
          <table:table-cell office:value-type="float" office:value="-1.667200000000002E-2" table:formula="of:=[.H126]-[.$G$5]" table:style-name="ce1">
            <text:p>-0.016672</text:p>
          </table:table-cell>
          <table:table-cell office:value-type="float" office:value="-6.0128999999999988E-2" table:formula="of:=[.I126]-[.$G$5]" table:style-name="ce1">
            <text:p>-0.060129</text:p>
          </table:table-cell>
          <table:table-cell office:value-type="float" office:value="12.1" table:style-name="ce7">
            <text:p>12.1</text:p>
          </table:table-cell>
          <table:table-cell office:value-type="float" office:value="-5.3896899999999998E-2" table:style-name="ce7">
            <text:p>-0.0538969</text:p>
          </table:table-cell>
          <table:table-cell office:value-type="float" office:value="0.117261" table:style-name="ce7">
            <text:p>0.117261</text:p>
          </table:table-cell>
          <table:table-cell table:number-columns-repeated="16369"/>
        </table:table-row>
        <table:table-row table:style-name="ro3">
          <table:table-cell office:value-type="float" office:value="12.2" table:style-name="ce1">
            <text:p>12.2</text:p>
          </table:table-cell>
          <table:table-cell office:value-type="float" office:value="-1.0640000000000001E-3" table:style-name="ce1">
            <text:p>-0.001064</text:p>
          </table:table-cell>
          <table:table-cell office:value-type="float" office:value="1.4126E-2" table:style-name="ce1">
            <text:p>0.014126</text:p>
          </table:table-cell>
          <table:table-cell office:value-type="float" office:value="0.135657" table:style-name="ce1">
            <text:p>0.135657</text:p>
          </table:table-cell>
          <table:table-cell table:style-name="ce3"/>
          <table:table-cell office:value-type="float" office:value="12.200100000000001" table:style-name="ce7">
            <text:p>12.2001</text:p>
          </table:table-cell>
          <table:table-cell office:value-type="float" office:value="0.73458900000000005" table:style-name="ce7">
            <text:p>0.734589</text:p>
          </table:table-cell>
          <table:table-cell office:value-type="float" office:value="0.66224899999999998" table:style-name="ce7">
            <text:p>0.662249</text:p>
          </table:table-cell>
          <table:table-cell office:value-type="float" office:value="0.59847099999999998" table:style-name="ce7">
            <text:p>0.598471</text:p>
          </table:table-cell>
          <table:table-cell office:value-type="float" office:value="7.7409000000000061E-2" table:formula="of:=[.G127]-[.$G$5]" table:style-name="ce1">
            <text:p>0.077409</text:p>
          </table:table-cell>
          <table:table-cell office:value-type="float" office:value="5.0689999999999902E-3" table:formula="of:=[.H127]-[.$G$5]" table:style-name="ce1">
            <text:p>0.005069</text:p>
          </table:table-cell>
          <table:table-cell office:value-type="float" office:value="-5.8709000000000011E-2" table:formula="of:=[.I127]-[.$G$5]" table:style-name="ce1">
            <text:p>-0.058709</text:p>
          </table:table-cell>
          <table:table-cell office:value-type="float" office:value="12.200100000000001" table:style-name="ce7">
            <text:p>12.2001</text:p>
          </table:table-cell>
          <table:table-cell office:value-type="float" office:value="2.09581E-2" table:style-name="ce7">
            <text:p>0.0209581</text:p>
          </table:table-cell>
          <table:table-cell office:value-type="float" office:value="0.12596599999999999" table:style-name="ce7">
            <text:p>0.125966</text:p>
          </table:table-cell>
          <table:table-cell table:number-columns-repeated="16369"/>
        </table:table-row>
        <table:table-row table:style-name="ro3">
          <table:table-cell office:value-type="float" office:value="12.3" table:style-name="ce1">
            <text:p>12.3</text:p>
          </table:table-cell>
          <table:table-cell office:value-type="float" office:value="2.5826000000000002E-2" table:style-name="ce1">
            <text:p>0.025826</text:p>
          </table:table-cell>
          <table:table-cell office:value-type="float" office:value="0.100659" table:style-name="ce1">
            <text:p>0.100659</text:p>
          </table:table-cell>
          <table:table-cell office:value-type="float" office:value="0.13367100000000001" table:style-name="ce1">
            <text:p>0.133671</text:p>
          </table:table-cell>
          <table:table-cell table:style-name="ce3"/>
          <table:table-cell office:value-type="float" office:value="12.3" table:style-name="ce7">
            <text:p>12.3</text:p>
          </table:table-cell>
          <table:table-cell office:value-type="float" office:value="0.72916099999999995" table:style-name="ce7">
            <text:p>0.729161</text:p>
          </table:table-cell>
          <table:table-cell office:value-type="float" office:value="0.68594299999999997" table:style-name="ce7">
            <text:p>0.685943</text:p>
          </table:table-cell>
          <table:table-cell office:value-type="float" office:value="0.60418499999999997" table:style-name="ce7">
            <text:p>0.604185</text:p>
          </table:table-cell>
          <table:table-cell office:value-type="float" office:value="7.1980999999999962E-2" table:formula="of:=[.G128]-[.$G$5]" table:style-name="ce1">
            <text:p>0.071981</text:p>
          </table:table-cell>
          <table:table-cell office:value-type="float" office:value="2.8762999999999983E-2" table:formula="of:=[.H128]-[.$G$5]" table:style-name="ce1">
            <text:p>0.028763</text:p>
          </table:table-cell>
          <table:table-cell office:value-type="float" office:value="-5.2995000000000014E-2" table:formula="of:=[.I128]-[.$G$5]" table:style-name="ce1">
            <text:p>-0.052995</text:p>
          </table:table-cell>
          <table:table-cell office:value-type="float" office:value="12.3" table:style-name="ce7">
            <text:p>12.3</text:p>
          </table:table-cell>
          <table:table-cell office:value-type="float" office:value="0.102203" table:style-name="ce7">
            <text:p>0.102203</text:p>
          </table:table-cell>
          <table:table-cell office:value-type="float" office:value="0.12647800000000001" table:style-name="ce7">
            <text:p>0.126478</text:p>
          </table:table-cell>
          <table:table-cell table:number-columns-repeated="16369"/>
        </table:table-row>
        <table:table-row table:style-name="ro3">
          <table:table-cell office:value-type="float" office:value="12.4" table:style-name="ce1">
            <text:p>12.4</text:p>
          </table:table-cell>
          <table:table-cell office:value-type="float" office:value="5.2361999999999999E-2" table:style-name="ce1">
            <text:p>0.052362</text:p>
          </table:table-cell>
          <table:table-cell office:value-type="float" office:value="0.18168599999999999" table:style-name="ce1">
            <text:p>0.181686</text:p>
          </table:table-cell>
          <table:table-cell office:value-type="float" office:value="0.113957" table:style-name="ce1">
            <text:p>0.113957</text:p>
          </table:table-cell>
          <table:table-cell table:style-name="ce3"/>
          <table:table-cell office:value-type="float" office:value="12.4001" table:style-name="ce7">
            <text:p>12.4001</text:p>
          </table:table-cell>
          <table:table-cell office:value-type="float" office:value="0.71311100000000005" table:style-name="ce7">
            <text:p>0.713111</text:p>
          </table:table-cell>
          <table:table-cell office:value-type="float" office:value="0.70860999999999996" table:style-name="ce7">
            <text:p>0.70861</text:p>
          </table:table-cell>
          <table:table-cell office:value-type="float" office:value="0.61468" table:style-name="ce7">
            <text:p>0.61468</text:p>
          </table:table-cell>
          <table:table-cell office:value-type="float" office:value="5.5931000000000064E-2" table:formula="of:=[.G129]-[.$G$5]" table:style-name="ce1">
            <text:p>0.055931</text:p>
          </table:table-cell>
          <table:table-cell office:value-type="float" office:value="5.1429999999999976E-2" table:formula="of:=[.H129]-[.$G$5]" table:style-name="ce1">
            <text:p>0.05143</text:p>
          </table:table-cell>
          <table:table-cell office:value-type="float" office:value="-4.2499999999999982E-2" table:formula="of:=[.I129]-[.$G$5]" table:style-name="ce1">
            <text:p>-0.0425</text:p>
          </table:table-cell>
          <table:table-cell office:value-type="float" office:value="12.4001" table:style-name="ce7">
            <text:p>12.4001</text:p>
          </table:table-cell>
          <table:table-cell office:value-type="float" office:value="0.175904" table:style-name="ce7">
            <text:p>0.175904</text:p>
          </table:table-cell>
          <table:table-cell office:value-type="float" office:value="0.106965" table:style-name="ce7">
            <text:p>0.106965</text:p>
          </table:table-cell>
          <table:table-cell table:number-columns-repeated="16369"/>
        </table:table-row>
        <table:table-row table:style-name="ro3">
          <table:table-cell office:value-type="float" office:value="12.5" table:style-name="ce1">
            <text:p>12.5</text:p>
          </table:table-cell>
          <table:table-cell office:value-type="float" office:value="7.3833999999999997E-2" table:style-name="ce1">
            <text:p>0.073834</text:p>
          </table:table-cell>
          <table:table-cell office:value-type="float" office:value="0.24505099999999999" table:style-name="ce1">
            <text:p>0.245051</text:p>
          </table:table-cell>
          <table:table-cell office:value-type="float" office:value="7.7274999999999996E-2" table:style-name="ce1">
            <text:p>0.077275</text:p>
          </table:table-cell>
          <table:table-cell table:style-name="ce3"/>
          <table:table-cell office:value-type="float" office:value="12.5" table:style-name="ce7">
            <text:p>12.5</text:p>
          </table:table-cell>
          <table:table-cell office:value-type="float" office:value="0.69027799999999995" table:style-name="ce7">
            <text:p>0.690278</text:p>
          </table:table-cell>
          <table:table-cell office:value-type="float" office:value="0.72501400000000005" table:style-name="ce7">
            <text:p>0.725014</text:p>
          </table:table-cell>
          <table:table-cell office:value-type="float" office:value="0.62999000000000005" table:style-name="ce7">
            <text:p>0.62999</text:p>
          </table:table-cell>
          <table:table-cell office:value-type="float" office:value="3.3097999999999961E-2" table:formula="of:=[.G130]-[.$G$5]" table:style-name="ce1">
            <text:p>0.033098</text:p>
          </table:table-cell>
          <table:table-cell office:value-type="float" office:value="6.7834000000000061E-2" table:formula="of:=[.H130]-[.$G$5]" table:style-name="ce1">
            <text:p>0.067834</text:p>
          </table:table-cell>
          <table:table-cell office:value-type="float" office:value="-2.7189999999999936E-2" table:formula="of:=[.I130]-[.$G$5]" table:style-name="ce1">
            <text:p>-0.02719</text:p>
          </table:table-cell>
          <table:table-cell office:value-type="float" office:value="12.5" table:style-name="ce7">
            <text:p>12.5</text:p>
          </table:table-cell>
          <table:table-cell office:value-type="float" office:value="0.22251799999999999" table:style-name="ce7">
            <text:p>0.222518</text:p>
          </table:table-cell>
          <table:table-cell office:value-type="float" office:value="6.4695299999999997E-2" table:style-name="ce7">
            <text:p>0.0646953</text:p>
          </table:table-cell>
          <table:table-cell table:number-columns-repeated="16369"/>
        </table:table-row>
        <table:table-row table:style-name="ro3">
          <table:table-cell office:value-type="float" office:value="12.6" table:style-name="ce1">
            <text:p>12.6</text:p>
          </table:table-cell>
          <table:table-cell office:value-type="float" office:value="8.6004999999999998E-2" table:style-name="ce1">
            <text:p>0.086005</text:p>
          </table:table-cell>
          <table:table-cell office:value-type="float" office:value="0.28028199999999998" table:style-name="ce1">
            <text:p>0.280282</text:p>
          </table:table-cell>
          <table:table-cell office:value-type="float" office:value="2.8268999999999999E-2" table:style-name="ce1">
            <text:p>0.028269</text:p>
          </table:table-cell>
          <table:table-cell table:style-name="ce3"/>
          <table:table-cell office:value-type="float" office:value="12.6" table:style-name="ce7">
            <text:p>12.6</text:p>
          </table:table-cell>
          <table:table-cell office:value-type="float" office:value="0.66552199999999995" table:style-name="ce7">
            <text:p>0.665522</text:p>
          </table:table-cell>
          <table:table-cell office:value-type="float" office:value="0.73139500000000002" table:style-name="ce7">
            <text:p>0.731395</text:p>
          </table:table-cell>
          <table:table-cell office:value-type="float" office:value="0.65023200000000003" table:style-name="ce7">
            <text:p>0.650232</text:p>
          </table:table-cell>
          <table:table-cell office:value-type="float" office:value="8.3419999999999606E-3" table:formula="of:=[.G131]-[.$G$5]" table:style-name="ce1">
            <text:p>0.008342</text:p>
          </table:table-cell>
          <table:table-cell office:value-type="float" office:value="7.4215000000000031E-2" table:formula="of:=[.H131]-[.$G$5]" table:style-name="ce1">
            <text:p>0.074215</text:p>
          </table:table-cell>
          <table:table-cell office:value-type="float" office:value="-6.9479999999999542E-3" table:formula="of:=[.I131]-[.$G$5]" table:style-name="ce1">
            <text:p>-0.006948</text:p>
          </table:table-cell>
          <table:table-cell office:value-type="float" office:value="12.6" table:style-name="ce7">
            <text:p>12.6</text:p>
          </table:table-cell>
          <table:table-cell office:value-type="float" office:value="0.23835899999999999" table:style-name="ce7">
            <text:p>0.238359</text:p>
          </table:table-cell>
          <table:table-cell office:value-type="float" office:value="6.9697500000000003E-3" table:style-name="ce7">
            <text:p>0.00696975</text:p>
          </table:table-cell>
          <table:table-cell table:number-columns-repeated="16369"/>
        </table:table-row>
        <table:table-row table:style-name="ro3">
          <table:table-cell office:value-type="float" office:value="12.7" table:style-name="ce1">
            <text:p>12.7</text:p>
          </table:table-cell>
          <table:table-cell office:value-type="float" office:value="8.6338999999999999E-2" table:style-name="ce1">
            <text:p>0.086339</text:p>
          </table:table-cell>
          <table:table-cell office:value-type="float" office:value="0.28124300000000002" table:style-name="ce1">
            <text:p>0.281243</text:p>
          </table:table-cell>
          <table:table-cell office:value-type="float" office:value="-2.5395999999999998E-2" table:style-name="ce1">
            <text:p>-0.025396</text:p>
          </table:table-cell>
          <table:table-cell table:style-name="ce3"/>
          <table:table-cell office:value-type="float" office:value="12.7" table:style-name="ce7">
            <text:p>12.7</text:p>
          </table:table-cell>
          <table:table-cell office:value-type="float" office:value="0.64235100000000001" table:style-name="ce7">
            <text:p>0.642351</text:p>
          </table:table-cell>
          <table:table-cell office:value-type="float" office:value="0.72678699999999996" table:style-name="ce7">
            <text:p>0.726787</text:p>
          </table:table-cell>
          <table:table-cell office:value-type="float" office:value="0.67495899999999998" table:style-name="ce7">
            <text:p>0.674959</text:p>
          </table:table-cell>
          <table:table-cell office:value-type="float" office:value="-1.4828999999999981E-2" table:formula="of:=[.G132]-[.$G$5]" table:style-name="ce1">
            <text:p>-0.014829</text:p>
          </table:table-cell>
          <table:table-cell office:value-type="float" office:value="6.9606999999999974E-2" table:formula="of:=[.H132]-[.$G$5]" table:style-name="ce1">
            <text:p>0.069607</text:p>
          </table:table-cell>
          <table:table-cell office:value-type="float" office:value="1.7778999999999989E-2" table:formula="of:=[.I132]-[.$G$5]" table:style-name="ce1">
            <text:p>0.017779</text:p>
          </table:table-cell>
          <table:table-cell office:value-type="float" office:value="12.7" table:style-name="ce7">
            <text:p>12.7</text:p>
          </table:table-cell>
          <table:table-cell office:value-type="float" office:value="0.22305900000000001" table:style-name="ce7">
            <text:p>0.223059</text:p>
          </table:table-cell>
          <table:table-cell office:value-type="float" office:value="-4.2255099999999997E-2" table:style-name="ce7">
            <text:p>-0.0422551</text:p>
          </table:table-cell>
          <table:table-cell table:number-columns-repeated="16369"/>
        </table:table-row>
        <table:table-row table:style-name="ro3">
          <table:table-cell office:value-type="float" office:value="12.8" table:style-name="ce1">
            <text:p>12.8</text:p>
          </table:table-cell>
          <table:table-cell office:value-type="float" office:value="7.4765999999999999E-2" table:style-name="ce1">
            <text:p>0.074766</text:p>
          </table:table-cell>
          <table:table-cell office:value-type="float" office:value="0.24776500000000001" table:style-name="ce1">
            <text:p>0.247765</text:p>
          </table:table-cell>
          <table:table-cell office:value-type="float" office:value="-7.4871999999999994E-2" table:style-name="ce1">
            <text:p>-0.074872</text:p>
          </table:table-cell>
          <table:table-cell table:style-name="ce3"/>
          <table:table-cell office:value-type="float" office:value="12.8" table:style-name="ce7">
            <text:p>12.8</text:p>
          </table:table-cell>
          <table:table-cell office:value-type="float" office:value="0.62290999999999996" table:style-name="ce7">
            <text:p>0.62291</text:p>
          </table:table-cell>
          <table:table-cell office:value-type="float" office:value="0.71340800000000004" table:style-name="ce7">
            <text:p>0.713408</text:p>
          </table:table-cell>
          <table:table-cell office:value-type="float" office:value="0.70103800000000005" table:style-name="ce7">
            <text:p>0.701038</text:p>
          </table:table-cell>
          <table:table-cell office:value-type="float" office:value="-3.4270000000000023E-2" table:formula="of:=[.G133]-[.$G$5]" table:style-name="ce1">
            <text:p>-0.03427</text:p>
          </table:table-cell>
          <table:table-cell office:value-type="float" office:value="5.6228000000000056E-2" table:formula="of:=[.H133]-[.$G$5]" table:style-name="ce1">
            <text:p>0.056228</text:p>
          </table:table-cell>
          <table:table-cell office:value-type="float" office:value="4.3858000000000064E-2" table:formula="of:=[.I133]-[.$G$5]" table:style-name="ce1">
            <text:p>0.043858</text:p>
          </table:table-cell>
          <table:table-cell office:value-type="float" office:value="12.8" table:style-name="ce7">
            <text:p>12.8</text:p>
          </table:table-cell>
          <table:table-cell office:value-type="float" office:value="0.199882" table:style-name="ce7">
            <text:p>0.199882</text:p>
          </table:table-cell>
          <table:table-cell office:value-type="float" office:value="-7.3723399999999994E-2" table:style-name="ce7">
            <text:p>-0.0737234</text:p>
          </table:table-cell>
          <table:table-cell table:number-columns-repeated="16369"/>
        </table:table-row>
        <table:table-row table:style-name="ro3">
          <table:table-cell office:value-type="float" office:value="12.9" table:style-name="ce1">
            <text:p>12.9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0.18568699999999999" table:style-name="ce1">
            <text:p>0.185687</text:p>
          </table:table-cell>
          <table:table-cell office:value-type="float" office:value="-0.112376" table:style-name="ce1">
            <text:p>-0.112376</text:p>
          </table:table-cell>
          <table:table-cell table:style-name="ce3"/>
          <table:table-cell office:value-type="float" office:value="12.9001" table:style-name="ce7">
            <text:p>12.9001</text:p>
          </table:table-cell>
          <table:table-cell office:value-type="float" office:value="0.60852399999999995" table:style-name="ce7">
            <text:p>0.608524</text:p>
          </table:table-cell>
          <table:table-cell office:value-type="float" office:value="0.69427899999999998" table:style-name="ce7">
            <text:p>0.694279</text:p>
          </table:table-cell>
          <table:table-cell office:value-type="float" office:value="0.72306400000000004" table:style-name="ce7">
            <text:p>0.723064</text:p>
          </table:table-cell>
          <table:table-cell office:value-type="float" office:value="-4.8656000000000033E-2" table:formula="of:=[.G134]-[.$G$5]" table:style-name="ce1">
            <text:p>-0.048656</text:p>
          </table:table-cell>
          <table:table-cell office:value-type="float" office:value="3.7098999999999993E-2" table:formula="of:=[.H134]-[.$G$5]" table:style-name="ce1">
            <text:p>0.037099</text:p>
          </table:table-cell>
          <table:table-cell office:value-type="float" office:value="6.5884000000000054E-2" table:formula="of:=[.I134]-[.$G$5]" table:style-name="ce1">
            <text:p>0.065884</text:p>
          </table:table-cell>
          <table:table-cell office:value-type="float" office:value="12.9001" table:style-name="ce7">
            <text:p>12.9001</text:p>
          </table:table-cell>
          <table:table-cell office:value-type="float" office:value="0.13769400000000001" table:style-name="ce7">
            <text:p>0.137694</text:p>
          </table:table-cell>
          <table:table-cell office:value-type="float" office:value="-0.100254" table:style-name="ce7">
            <text:p>-0.100254</text:p>
          </table:table-cell>
          <table:table-cell table:number-columns-repeated="16369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float" office:value="2.7317000000000001E-2" table:style-name="ce1">
            <text:p>0.027317</text:p>
          </table:table-cell>
          <table:table-cell office:value-type="float" office:value="0.105309" table:style-name="ce1">
            <text:p>0.105309</text:p>
          </table:table-cell>
          <table:table-cell office:value-type="float" office:value="-0.13306599999999999" table:style-name="ce1">
            <text:p>-0.133066</text:p>
          </table:table-cell>
          <table:table-cell table:style-name="ce3"/>
          <table:table-cell office:value-type="float" office:value="13.0001" table:style-name="ce7">
            <text:p>13.0001</text:p>
          </table:table-cell>
          <table:table-cell office:value-type="float" office:value="0.59878100000000001" table:style-name="ce7">
            <text:p>0.598781</text:p>
          </table:table-cell>
          <table:table-cell office:value-type="float" office:value="0.67286900000000005" table:style-name="ce7">
            <text:p>0.672869</text:p>
          </table:table-cell>
          <table:table-cell office:value-type="float" office:value="0.73555000000000004" table:style-name="ce7">
            <text:p>0.73555</text:p>
          </table:table-cell>
          <table:table-cell office:value-type="float" office:value="-5.8398999999999979E-2" table:formula="of:=[.G135]-[.$G$5]" table:style-name="ce1">
            <text:p>-0.058399</text:p>
          </table:table-cell>
          <table:table-cell office:value-type="float" office:value="1.5689000000000064E-2" table:formula="of:=[.H135]-[.$G$5]" table:style-name="ce1">
            <text:p>0.015689</text:p>
          </table:table-cell>
          <table:table-cell office:value-type="float" office:value="7.8370000000000051E-2" table:formula="of:=[.I135]-[.$G$5]" table:style-name="ce1">
            <text:p>0.07837</text:p>
          </table:table-cell>
          <table:table-cell office:value-type="float" office:value="13.0001" table:style-name="ce7">
            <text:p>13.0001</text:p>
          </table:table-cell>
          <table:table-cell office:value-type="float" office:value="5.9702999999999999E-2" table:style-name="ce7">
            <text:p>0.059703</text:p>
          </table:table-cell>
          <table:table-cell office:value-type="float" office:value="-0.11387700000000001" table:style-name="ce7">
            <text:p>-0.113877</text:p>
          </table:table-cell>
          <table:table-cell table:number-columns-repeated="16369"/>
        </table:table-row>
        <table:table-row table:style-name="ro3">
          <table:table-cell office:value-type="float" office:value="13.1" table:style-name="ce1">
            <text:p>13.1</text:p>
          </table:table-cell>
          <table:table-cell office:value-type="float" office:value="3.3300000000000002E-4" table:style-name="ce1">
            <text:p>0.000333</text:p>
          </table:table-cell>
          <table:table-cell office:value-type="float" office:value="1.8770999999999999E-2" table:style-name="ce1">
            <text:p>0.018771</text:p>
          </table:table-cell>
          <table:table-cell office:value-type="float" office:value="-0.13597100000000001" table:style-name="ce1">
            <text:p>-0.135971</text:p>
          </table:table-cell>
          <table:table-cell table:style-name="ce3"/>
          <table:table-cell office:value-type="float" office:value="13.100099999999999" table:style-name="ce7">
            <text:p>13.1001</text:p>
          </table:table-cell>
          <table:table-cell office:value-type="float" office:value="0.59343100000000004" table:style-name="ce7">
            <text:p>0.593431</text:p>
          </table:table-cell>
          <table:table-cell office:value-type="float" office:value="0.65182799999999996" table:style-name="ce7">
            <text:p>0.651828</text:p>
          </table:table-cell>
          <table:table-cell office:value-type="float" office:value="0.73415600000000003" table:style-name="ce7">
            <text:p>0.734156</text:p>
          </table:table-cell>
          <table:table-cell office:value-type="float" office:value="-6.3748999999999945E-2" table:formula="of:=[.G136]-[.$G$5]" table:style-name="ce1">
            <text:p>-0.063749</text:p>
          </table:table-cell>
          <table:table-cell office:value-type="float" office:value="-5.3520000000000234E-3" table:formula="of:=[.H136]-[.$G$5]" table:style-name="ce1">
            <text:p>-0.005352</text:p>
          </table:table-cell>
          <table:table-cell office:value-type="float" office:value="7.6976000000000044E-2" table:formula="of:=[.I136]-[.$G$5]" table:style-name="ce1">
            <text:p>0.076976</text:p>
          </table:table-cell>
          <table:table-cell office:value-type="float" office:value="13.100099999999999" table:style-name="ce7">
            <text:p>13.1001</text:p>
          </table:table-cell>
          <table:table-cell office:value-type="float" office:value="-1.37789E-2" table:style-name="ce7">
            <text:p>-0.0137789</text:p>
          </table:table-cell>
          <table:table-cell office:value-type="float" office:value="-0.11148" table:style-name="ce7">
            <text:p>-0.11148</text:p>
          </table:table-cell>
          <table:table-cell table:number-columns-repeated="16369"/>
        </table:table-row>
        <table:table-row table:style-name="ro3">
          <table:table-cell office:value-type="float" office:value="13.2" table:style-name="ce1">
            <text:p>13.2</text:p>
          </table:table-cell>
          <table:table-cell office:value-type="float" office:value="-2.3265000000000001E-2" table:style-name="ce1">
            <text:p>-0.023265</text:p>
          </table:table-cell>
          <table:table-cell office:value-type="float" office:value="-6.2771999999999994E-2" table:style-name="ce1">
            <text:p>-0.062772</text:p>
          </table:table-cell>
          <table:table-cell office:value-type="float" office:value="-0.12367499999999999" table:style-name="ce1">
            <text:p>-0.123675</text:p>
          </table:table-cell>
          <table:table-cell table:style-name="ce3"/>
          <table:table-cell office:value-type="float" office:value="13.2" table:style-name="ce7">
            <text:p>13.2</text:p>
          </table:table-cell>
          <table:table-cell office:value-type="float" office:value="0.59264700000000003" table:style-name="ce7">
            <text:p>0.592647</text:p>
          </table:table-cell>
          <table:table-cell office:value-type="float" office:value="0.63326899999999997" table:style-name="ce7">
            <text:p>0.633269</text:p>
          </table:table-cell>
          <table:table-cell office:value-type="float" office:value="0.72140400000000005" table:style-name="ce7">
            <text:p>0.721404</text:p>
          </table:table-cell>
          <table:table-cell office:value-type="float" office:value="-6.4532999999999952E-2" table:formula="of:=[.G137]-[.$G$5]" table:style-name="ce1">
            <text:p>-0.064533</text:p>
          </table:table-cell>
          <table:table-cell office:value-type="float" office:value="-2.3911000000000016E-2" table:formula="of:=[.H137]-[.$G$5]" table:style-name="ce1">
            <text:p>-0.023911</text:p>
          </table:table-cell>
          <table:table-cell office:value-type="float" office:value="6.4224000000000059E-2" table:formula="of:=[.I137]-[.$G$5]" table:style-name="ce1">
            <text:p>0.064224</text:p>
          </table:table-cell>
          <table:table-cell office:value-type="float" office:value="13.2" table:style-name="ce7">
            <text:p>13.2</text:p>
          </table:table-cell>
          <table:table-cell office:value-type="float" office:value="-8.7424399999999999E-2" table:style-name="ce7">
            <text:p>-0.0874244</text:p>
          </table:table-cell>
          <table:table-cell office:value-type="float" office:value="-9.8960099999999995E-2" table:style-name="ce7">
            <text:p>-0.0989601</text:p>
          </table:table-cell>
          <table:table-cell table:number-columns-repeated="16369"/>
        </table:table-row>
        <table:table-row table:style-name="ro3">
          <table:table-cell office:value-type="float" office:value="13.3" table:style-name="ce1">
            <text:p>13.3</text:p>
          </table:table-cell>
          <table:table-cell office:value-type="float" office:value="-4.113E-2" table:style-name="ce1">
            <text:p>-0.04113</text:p>
          </table:table-cell>
          <table:table-cell office:value-type="float" office:value="-0.13125999999999999" table:style-name="ce1">
            <text:p>-0.13126</text:p>
          </table:table-cell>
          <table:table-cell office:value-type="float" office:value="-0.100975" table:style-name="ce1">
            <text:p>-0.100975</text:p>
          </table:table-cell>
          <table:table-cell table:style-name="ce3"/>
          <table:table-cell office:value-type="float" office:value="13.3" table:style-name="ce7">
            <text:p>13.3</text:p>
          </table:table-cell>
          <table:table-cell office:value-type="float" office:value="0.59576600000000002" table:style-name="ce7">
            <text:p>0.595766</text:p>
          </table:table-cell>
          <table:table-cell office:value-type="float" office:value="0.61832799999999999" table:style-name="ce7">
            <text:p>0.618328</text:p>
          </table:table-cell>
          <table:table-cell office:value-type="float" office:value="0.70138500000000004" table:style-name="ce7">
            <text:p>0.701385</text:p>
          </table:table-cell>
          <table:table-cell office:value-type="float" office:value="-6.1413999999999969E-2" table:formula="of:=[.G138]-[.$G$5]" table:style-name="ce1">
            <text:p>-0.061414</text:p>
          </table:table-cell>
          <table:table-cell office:value-type="float" office:value="-3.8851999999999998E-2" table:formula="of:=[.H138]-[.$G$5]" table:style-name="ce1">
            <text:p>-0.038852</text:p>
          </table:table-cell>
          <table:table-cell office:value-type="float" office:value="4.420500000000005E-2" table:formula="of:=[.I138]-[.$G$5]" table:style-name="ce1">
            <text:p>0.044205</text:p>
          </table:table-cell>
          <table:table-cell office:value-type="float" office:value="13.3" table:style-name="ce7">
            <text:p>13.3</text:p>
          </table:table-cell>
          <table:table-cell office:value-type="float" office:value="-0.15113699999999999" table:style-name="ce7">
            <text:p>-0.151137</text:p>
          </table:table-cell>
          <table:table-cell office:value-type="float" office:value="-8.1796900000000006E-2" table:style-name="ce7">
            <text:p>-0.0817969</text:p>
          </table:table-cell>
          <table:table-cell table:number-columns-repeated="16369"/>
        </table:table-row>
        <table:table-row table:style-name="ro3">
          <table:table-cell office:value-type="float" office:value="13.4" table:style-name="ce1">
            <text:p>13.4</text:p>
          </table:table-cell>
          <table:table-cell office:value-type="float" office:value="-5.2796000000000003E-2" table:style-name="ce1">
            <text:p>-0.052796</text:p>
          </table:table-cell>
          <table:table-cell office:value-type="float" office:value="-0.18255399999999999" table:style-name="ce1">
            <text:p>-0.182554</text:p>
          </table:table-cell>
          <table:table-cell office:value-type="float" office:value="-7.3035000000000003E-2" table:style-name="ce1">
            <text:p>-0.073035</text:p>
          </table:table-cell>
          <table:table-cell table:style-name="ce3"/>
          <table:table-cell office:value-type="float" office:value="13.4" table:style-name="ce7">
            <text:p>13.4</text:p>
          </table:table-cell>
          <table:table-cell office:value-type="float" office:value="0.60354699999999994" table:style-name="ce7">
            <text:p>0.603547</text:p>
          </table:table-cell>
          <table:table-cell office:value-type="float" office:value="0.606989" table:style-name="ce7">
            <text:p>0.606989</text:p>
          </table:table-cell>
          <table:table-cell office:value-type="float" office:value="0.67880799999999997" table:style-name="ce7">
            <text:p>0.678808</text:p>
          </table:table-cell>
          <table:table-cell office:value-type="float" office:value="-5.3633000000000042E-2" table:formula="of:=[.G139]-[.$G$5]" table:style-name="ce1">
            <text:p>-0.053633</text:p>
          </table:table-cell>
          <table:table-cell office:value-type="float" office:value="-5.0190999999999986E-2" table:formula="of:=[.H139]-[.$G$5]" table:style-name="ce1">
            <text:p>-0.050191</text:p>
          </table:table-cell>
          <table:table-cell office:value-type="float" office:value="2.1627999999999981E-2" table:formula="of:=[.I139]-[.$G$5]" table:style-name="ce1">
            <text:p>0.021628</text:p>
          </table:table-cell>
          <table:table-cell office:value-type="float" office:value="13.4" table:style-name="ce7">
            <text:p>13.4</text:p>
          </table:table-cell>
          <table:table-cell office:value-type="float" office:value="-0.19361" table:style-name="ce7">
            <text:p>-0.19361</text:p>
          </table:table-cell>
          <table:table-cell office:value-type="float" office:value="-6.0679400000000001E-2" table:style-name="ce7">
            <text:p>-0.0606794</text:p>
          </table:table-cell>
          <table:table-cell table:number-columns-repeated="16369"/>
        </table:table-row>
        <table:table-row table:style-name="ro3">
          <table:table-cell office:value-type="float" office:value="13.5" table:style-name="ce1">
            <text:p>13.5</text:p>
          </table:table-cell>
          <table:table-cell office:value-type="float" office:value="-5.9230999999999999E-2" table:style-name="ce1">
            <text:p>-0.059231</text:p>
          </table:table-cell>
          <table:table-cell office:value-type="float" office:value="-0.21585399999999999" table:style-name="ce1">
            <text:p>-0.215854</text:p>
          </table:table-cell>
          <table:table-cell office:value-type="float" office:value="-4.3757999999999998E-2" table:style-name="ce1">
            <text:p>-0.043758</text:p>
          </table:table-cell>
          <table:table-cell table:style-name="ce3"/>
          <table:table-cell office:value-type="float" office:value="13.5" table:style-name="ce7">
            <text:p>13.5</text:p>
          </table:table-cell>
          <table:table-cell office:value-type="float" office:value="0.61539100000000002" table:style-name="ce7">
            <text:p>0.615391</text:p>
          </table:table-cell>
          <table:table-cell office:value-type="float" office:value="0.599379" table:style-name="ce7">
            <text:p>0.599379</text:p>
          </table:table-cell>
          <table:table-cell office:value-type="float" office:value="0.65708500000000003" table:style-name="ce7">
            <text:p>0.657085</text:p>
          </table:table-cell>
          <table:table-cell office:value-type="float" office:value="-4.1788999999999965E-2" table:formula="of:=[.G140]-[.$G$5]" table:style-name="ce1">
            <text:p>-0.041789</text:p>
          </table:table-cell>
          <table:table-cell office:value-type="float" office:value="-5.7800999999999991E-2" table:formula="of:=[.H140]-[.$G$5]" table:style-name="ce1">
            <text:p>-0.057801</text:p>
          </table:table-cell>
          <table:table-cell office:value-type="float" office:value="-9.4999999999956231E-5" table:formula="of:=[.I140]-[.$G$5]" table:style-name="ce1">
            <text:p>-9.5E-05</text:p>
          </table:table-cell>
          <table:table-cell office:value-type="float" office:value="13.5" table:style-name="ce7">
            <text:p>13.5</text:p>
          </table:table-cell>
          <table:table-cell office:value-type="float" office:value="-0.222522" table:style-name="ce7">
            <text:p>-0.222522</text:p>
          </table:table-cell>
          <table:table-cell office:value-type="float" office:value="-3.9782600000000001E-2" table:style-name="ce7">
            <text:p>-0.0397826</text:p>
          </table:table-cell>
          <table:table-cell table:number-columns-repeated="16369"/>
        </table:table-row>
        <table:table-row table:style-name="ro3">
          <table:table-cell office:value-type="float" office:value="13.6" table:style-name="ce1">
            <text:p>13.6</text:p>
          </table:table-cell>
          <table:table-cell office:value-type="float" office:value="-6.1942999999999998E-2" table:style-name="ce1">
            <text:p>-0.061943</text:p>
          </table:table-cell>
          <table:table-cell office:value-type="float" office:value="-0.23217199999999999" table:style-name="ce1">
            <text:p>-0.232172</text:p>
          </table:table-cell>
          <table:table-cell office:value-type="float" office:value="-1.4959E-2" table:style-name="ce1">
            <text:p>-0.014959</text:p>
          </table:table-cell>
          <table:table-cell table:style-name="ce3"/>
          <table:table-cell office:value-type="float" office:value="13.600099999999999" table:style-name="ce7">
            <text:p>13.6001</text:p>
          </table:table-cell>
          <table:table-cell office:value-type="float" office:value="0.63116300000000003" table:style-name="ce7">
            <text:p>0.631163</text:p>
          </table:table-cell>
          <table:table-cell office:value-type="float" office:value="0.59536199999999995" table:style-name="ce7">
            <text:p>0.595362</text:p>
          </table:table-cell>
          <table:table-cell office:value-type="float" office:value="0.63832500000000003" table:style-name="ce7">
            <text:p>0.638325</text:p>
          </table:table-cell>
          <table:table-cell office:value-type="float" office:value="-2.6016999999999957E-2" table:formula="of:=[.G141]-[.$G$5]" table:style-name="ce1">
            <text:p>-0.026017</text:p>
          </table:table-cell>
          <table:table-cell office:value-type="float" office:value="-6.181800000000004E-2" table:formula="of:=[.H141]-[.$G$5]" table:style-name="ce1">
            <text:p>-0.061818</text:p>
          </table:table-cell>
          <table:table-cell office:value-type="float" office:value="-1.8854999999999955E-2" table:formula="of:=[.I141]-[.$G$5]" table:style-name="ce1">
            <text:p>-0.018855</text:p>
          </table:table-cell>
          <table:table-cell office:value-type="float" office:value="13.600099999999999" table:style-name="ce7">
            <text:p>13.6001</text:p>
          </table:table-cell>
          <table:table-cell office:value-type="float" office:value="-0.23411599999999999" table:style-name="ce7">
            <text:p>-0.234116</text:p>
          </table:table-cell>
          <table:table-cell office:value-type="float" office:value="-5.5433100000000001E-3" table:style-name="ce7">
            <text:p>-0.00554331</text:p>
          </table:table-cell>
          <table:table-cell table:number-columns-repeated="16369"/>
        </table:table-row>
        <table:table-row table:style-name="ro3">
          <table:table-cell office:value-type="float" office:value="13.7" table:style-name="ce1">
            <text:p>13.7</text:p>
          </table:table-cell>
          <table:table-cell office:value-type="float" office:value="-6.2009000000000002E-2" table:style-name="ce1">
            <text:p>-0.062009</text:p>
          </table:table-cell>
          <table:table-cell office:value-type="float" office:value="-0.232597" table:style-name="ce1">
            <text:p>-0.232597</text:p>
          </table:table-cell>
          <table:table-cell office:value-type="float" office:value="1.3414000000000001E-2" table:style-name="ce1">
            <text:p>0.013414</text:p>
          </table:table-cell>
          <table:table-cell table:style-name="ce3"/>
          <table:table-cell office:value-type="float" office:value="13.7" table:style-name="ce7">
            <text:p>13.7</text:p>
          </table:table-cell>
          <table:table-cell office:value-type="float" office:value="0.65027299999999999" table:style-name="ce7">
            <text:p>0.650273</text:p>
          </table:table-cell>
          <table:table-cell office:value-type="float" office:value="0.59541900000000003" table:style-name="ce7">
            <text:p>0.595419</text:p>
          </table:table-cell>
          <table:table-cell office:value-type="float" office:value="0.62317100000000003" table:style-name="ce7">
            <text:p>0.623171</text:p>
          </table:table-cell>
          <table:table-cell office:value-type="float" office:value="-6.9069999999999965E-3" table:formula="of:=[.G142]-[.$G$5]" table:style-name="ce1">
            <text:p>-0.006907</text:p>
          </table:table-cell>
          <table:table-cell office:value-type="float" office:value="-6.1760999999999955E-2" table:formula="of:=[.H142]-[.$G$5]" table:style-name="ce1">
            <text:p>-0.061761</text:p>
          </table:table-cell>
          <table:table-cell office:value-type="float" office:value="-3.4008999999999956E-2" table:formula="of:=[.I142]-[.$G$5]" table:style-name="ce1">
            <text:p>-0.034009</text:p>
          </table:table-cell>
          <table:table-cell office:value-type="float" office:value="13.7" table:style-name="ce7">
            <text:p>13.7</text:p>
          </table:table-cell>
          <table:table-cell office:value-type="float" office:value="-0.22206300000000001" table:style-name="ce7">
            <text:p>-0.222063</text:p>
          </table:table-cell>
          <table:table-cell office:value-type="float" office:value="1.92657E-2" table:style-name="ce7">
            <text:p>0.0192657</text:p>
          </table:table-cell>
          <table:table-cell table:number-columns-repeated="16369"/>
        </table:table-row>
        <table:table-row table:style-name="ro3">
          <table:table-cell office:value-type="float" office:value="13.8" table:style-name="ce1">
            <text:p>13.8</text:p>
          </table:table-cell>
          <table:table-cell office:value-type="float" office:value="-5.9461E-2" table:style-name="ce1">
            <text:p>-0.059461</text:p>
          </table:table-cell>
          <table:table-cell office:value-type="float" office:value="-0.217164" table:style-name="ce1">
            <text:p>-0.217164</text:p>
          </table:table-cell>
          <table:table-cell office:value-type="float" office:value="4.2175999999999998E-2" table:style-name="ce1">
            <text:p>0.042176</text:p>
          </table:table-cell>
          <table:table-cell table:style-name="ce3"/>
          <table:table-cell office:value-type="float" office:value="13.8" table:style-name="ce7">
            <text:p>13.8</text:p>
          </table:table-cell>
          <table:table-cell office:value-type="float" office:value="0.671763" table:style-name="ce7">
            <text:p>0.671763</text:p>
          </table:table-cell>
          <table:table-cell office:value-type="float" office:value="0.59959899999999999" table:style-name="ce7">
            <text:p>0.599599</text:p>
          </table:table-cell>
          <table:table-cell office:value-type="float" office:value="0.61165499999999995" table:style-name="ce7">
            <text:p>0.611655</text:p>
          </table:table-cell>
          <table:table-cell office:value-type="float" office:value="1.4583000000000013E-2" table:formula="of:=[.G143]-[.$G$5]" table:style-name="ce1">
            <text:p>0.014583</text:p>
          </table:table-cell>
          <table:table-cell office:value-type="float" office:value="-5.7580999999999993E-2" table:formula="of:=[.H143]-[.$G$5]" table:style-name="ce1">
            <text:p>-0.057581</text:p>
          </table:table-cell>
          <table:table-cell office:value-type="float" office:value="-4.5525000000000038E-2" table:formula="of:=[.I143]-[.$G$5]" table:style-name="ce1">
            <text:p>-0.045525</text:p>
          </table:table-cell>
          <table:table-cell office:value-type="float" office:value="13.8" table:style-name="ce7">
            <text:p>13.8</text:p>
          </table:table-cell>
          <table:table-cell office:value-type="float" office:value="-0.202122" table:style-name="ce7">
            <text:p>-0.202122</text:p>
          </table:table-cell>
          <table:table-cell office:value-type="float" office:value="4.93315E-2" table:style-name="ce7">
            <text:p>0.0493315</text:p>
          </table:table-cell>
          <table:table-cell table:number-columns-repeated="16369"/>
        </table:table-row>
        <table:table-row table:style-name="ro3">
          <table:table-cell office:value-type="float" office:value="13.9" table:style-name="ce1">
            <text:p>13.9</text:p>
          </table:table-cell>
          <table:table-cell office:value-type="float" office:value="-5.3266000000000001E-2" table:style-name="ce1">
            <text:p>-0.053266</text:p>
          </table:table-cell>
          <table:table-cell office:value-type="float" office:value="-0.18481900000000001" table:style-name="ce1">
            <text:p>-0.184819</text:p>
          </table:table-cell>
          <table:table-cell office:value-type="float" office:value="7.1454000000000004E-2" table:style-name="ce1">
            <text:p>0.071454</text:p>
          </table:table-cell>
          <table:table-cell table:style-name="ce3"/>
          <table:table-cell office:value-type="float" office:value="13.9" table:style-name="ce7">
            <text:p>13.9</text:p>
          </table:table-cell>
          <table:table-cell office:value-type="float" office:value="0.69396599999999997" table:style-name="ce7">
            <text:p>0.693966</text:p>
          </table:table-cell>
          <table:table-cell office:value-type="float" office:value="0.60810399999999998" table:style-name="ce7">
            <text:p>0.608104</text:p>
          </table:table-cell>
          <table:table-cell office:value-type="float" office:value="0.60315099999999999" table:style-name="ce7">
            <text:p>0.603151</text:p>
          </table:table-cell>
          <table:table-cell office:value-type="float" office:value="3.6785999999999985E-2" table:formula="of:=[.G144]-[.$G$5]" table:style-name="ce1">
            <text:p>0.036786</text:p>
          </table:table-cell>
          <table:table-cell office:value-type="float" office:value="-4.9076000000000009E-2" table:formula="of:=[.H144]-[.$G$5]" table:style-name="ce1">
            <text:p>-0.049076</text:p>
          </table:table-cell>
          <table:table-cell office:value-type="float" office:value="-5.4028999999999994E-2" table:formula="of:=[.I144]-[.$G$5]" table:style-name="ce1">
            <text:p>-0.054029</text:p>
          </table:table-cell>
          <table:table-cell office:value-type="float" office:value="13.9" table:style-name="ce7">
            <text:p>13.9</text:p>
          </table:table-cell>
          <table:table-cell office:value-type="float" office:value="-0.151925" table:style-name="ce7">
            <text:p>-0.151925</text:p>
          </table:table-cell>
          <table:table-cell office:value-type="float" office:value="7.6979500000000006E-2" table:style-name="ce7">
            <text:p>0.0769795</text:p>
          </table:table-cell>
          <table:table-cell table:number-columns-repeated="16369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float" office:value="-4.1918999999999998E-2" table:style-name="ce1">
            <text:p>-0.041919</text:p>
          </table:table-cell>
          <table:table-cell office:value-type="float" office:value="-0.13450699999999999" table:style-name="ce1">
            <text:p>-0.134507</text:p>
          </table:table-cell>
          <table:table-cell office:value-type="float" office:value="9.9548999999999999E-2" table:style-name="ce1">
            <text:p>0.099549</text:p>
          </table:table-cell>
          <table:table-cell table:style-name="ce3"/>
          <table:table-cell office:value-type="float" office:value="14" table:style-name="ce7">
            <text:p>14</text:p>
          </table:table-cell>
          <table:table-cell office:value-type="float" office:value="0.71401199999999998" table:style-name="ce7">
            <text:p>0.714012</text:p>
          </table:table-cell>
          <table:table-cell office:value-type="float" office:value="0.62120799999999998" table:style-name="ce7">
            <text:p>0.621208</text:p>
          </table:table-cell>
          <table:table-cell office:value-type="float" office:value="0.59801800000000005" table:style-name="ce7">
            <text:p>0.598018</text:p>
          </table:table-cell>
          <table:table-cell office:value-type="float" office:value="5.6831999999999994E-2" table:formula="of:=[.G145]-[.$G$5]" table:style-name="ce1">
            <text:p>0.056832</text:p>
          </table:table-cell>
          <table:table-cell office:value-type="float" office:value="-3.5972000000000004E-2" table:formula="of:=[.H145]-[.$G$5]" table:style-name="ce1">
            <text:p>-0.035972</text:p>
          </table:table-cell>
          <table:table-cell office:value-type="float" office:value="-5.9161999999999937E-2" table:formula="of:=[.I145]-[.$G$5]" table:style-name="ce1">
            <text:p>-0.059162</text:p>
          </table:table-cell>
          <table:table-cell office:value-type="float" office:value="14" table:style-name="ce7">
            <text:p>14</text:p>
          </table:table-cell>
          <table:table-cell office:value-type="float" office:value="-0.104412" table:style-name="ce7">
            <text:p>-0.104412</text:p>
          </table:table-cell>
          <table:table-cell office:value-type="float" office:value="0.102712" table:style-name="ce7">
            <text:p>0.102712</text:p>
          </table:table-cell>
          <table:table-cell table:number-columns-repeated="16369"/>
        </table:table-row>
        <table:table-row table:style-name="ro3">
          <table:table-cell office:value-type="float" office:value="14.1" table:style-name="ce1">
            <text:p>14.1</text:p>
          </table:table-cell>
          <table:table-cell office:value-type="float" office:value="-2.4395E-2" table:style-name="ce1">
            <text:p>-0.024395</text:p>
          </table:table-cell>
          <table:table-cell office:value-type="float" office:value="-6.6880999999999996E-2" table:style-name="ce1">
            <text:p>-0.066881</text:p>
          </table:table-cell>
          <table:table-cell office:value-type="float" office:value="0.12266100000000001" table:style-name="ce1">
            <text:p>0.122661</text:p>
          </table:table-cell>
          <table:table-cell table:style-name="ce3"/>
          <table:table-cell office:value-type="float" office:value="14.100099999999999" table:style-name="ce7">
            <text:p>14.1001</text:p>
          </table:table-cell>
          <table:table-cell office:value-type="float" office:value="0.72851600000000005" table:style-name="ce7">
            <text:p>0.728516</text:p>
          </table:table-cell>
          <table:table-cell office:value-type="float" office:value="0.63924000000000003" table:style-name="ce7">
            <text:p>0.63924</text:p>
          </table:table-cell>
          <table:table-cell office:value-type="float" office:value="0.59612799999999999" table:style-name="ce7">
            <text:p>0.596128</text:p>
          </table:table-cell>
          <table:table-cell office:value-type="float" office:value="7.1336000000000066E-2" table:formula="of:=[.G146]-[.$G$5]" table:style-name="ce1">
            <text:p>0.071336</text:p>
          </table:table-cell>
          <table:table-cell office:value-type="float" office:value="-1.7939999999999956E-2" table:formula="of:=[.H146]-[.$G$5]" table:style-name="ce1">
            <text:p>-0.01794</text:p>
          </table:table-cell>
          <table:table-cell office:value-type="float" office:value="-6.1051999999999995E-2" table:formula="of:=[.I146]-[.$G$5]" table:style-name="ce1">
            <text:p>-0.061052</text:p>
          </table:table-cell>
          <table:table-cell office:value-type="float" office:value="14.100099999999999" table:style-name="ce7">
            <text:p>14.1001</text:p>
          </table:table-cell>
          <table:table-cell office:value-type="float" office:value="-3.9959500000000002E-2" table:style-name="ce7">
            <text:p>-0.0399595</text:p>
          </table:table-cell>
          <table:table-cell office:value-type="float" office:value="0.116409" table:style-name="ce7">
            <text:p>0.116409</text:p>
          </table:table-cell>
          <table:table-cell table:number-columns-repeated="16369"/>
        </table:table-row>
        <table:table-row table:style-name="ro3">
          <table:table-cell office:value-type="float" office:value="14.2" table:style-name="ce1">
            <text:p>14.2</text:p>
          </table:table-cell>
          <table:table-cell office:value-type="float" office:value="-1.0640000000000001E-3" table:style-name="ce1">
            <text:p>-0.001064</text:p>
          </table:table-cell>
          <table:table-cell office:value-type="float" office:value="1.4126E-2" table:style-name="ce1">
            <text:p>0.014126</text:p>
          </table:table-cell>
          <table:table-cell office:value-type="float" office:value="0.135657" table:style-name="ce1">
            <text:p>0.135657</text:p>
          </table:table-cell>
          <table:table-cell table:style-name="ce3"/>
          <table:table-cell office:value-type="float" office:value="14.2" table:style-name="ce7">
            <text:p>14.2</text:p>
          </table:table-cell>
          <table:table-cell office:value-type="float" office:value="0.73407" table:style-name="ce7">
            <text:p>0.73407</text:p>
          </table:table-cell>
          <table:table-cell office:value-type="float" office:value="0.66103400000000001" table:style-name="ce7">
            <text:p>0.661034</text:p>
          </table:table-cell>
          <table:table-cell office:value-type="float" office:value="0.59765599999999997" table:style-name="ce7">
            <text:p>0.597656</text:p>
          </table:table-cell>
          <table:table-cell office:value-type="float" office:value="7.6890000000000014E-2" table:formula="of:=[.G147]-[.$G$5]" table:style-name="ce1">
            <text:p>0.07689</text:p>
          </table:table-cell>
          <table:table-cell office:value-type="float" office:value="3.8540000000000241E-3" table:formula="of:=[.H147]-[.$G$5]" table:style-name="ce1">
            <text:p>0.003854</text:p>
          </table:table-cell>
          <table:table-cell office:value-type="float" office:value="-5.9524000000000021E-2" table:formula="of:=[.I147]-[.$G$5]" table:style-name="ce1">
            <text:p>-0.059524</text:p>
          </table:table-cell>
          <table:table-cell office:value-type="float" office:value="14.2" table:style-name="ce7">
            <text:p>14.2</text:p>
          </table:table-cell>
          <table:table-cell office:value-type="float" office:value="4.2225600000000002E-2" table:style-name="ce7">
            <text:p>0.0422256</text:p>
          </table:table-cell>
          <table:table-cell office:value-type="float" office:value="0.121352" table:style-name="ce7">
            <text:p>0.121352</text:p>
          </table:table-cell>
          <table:table-cell table:number-columns-repeated="16369"/>
        </table:table-row>
        <table:table-row table:style-name="ro3">
          <table:table-cell office:value-type="float" office:value="14.3" table:style-name="ce1">
            <text:p>14.3</text:p>
          </table:table-cell>
          <table:table-cell office:value-type="float" office:value="2.5826000000000002E-2" table:style-name="ce1">
            <text:p>0.025826</text:p>
          </table:table-cell>
          <table:table-cell office:value-type="float" office:value="0.100659" table:style-name="ce1">
            <text:p>0.100659</text:p>
          </table:table-cell>
          <table:table-cell office:value-type="float" office:value="0.13367100000000001" table:style-name="ce1">
            <text:p>0.133671</text:p>
          </table:table-cell>
          <table:table-cell table:style-name="ce3"/>
          <table:table-cell office:value-type="float" office:value="14.3001" table:style-name="ce7">
            <text:p>14.3001</text:p>
          </table:table-cell>
          <table:table-cell office:value-type="float" office:value="0.72821499999999995" table:style-name="ce7">
            <text:p>0.728215</text:p>
          </table:table-cell>
          <table:table-cell office:value-type="float" office:value="0.68473200000000001" table:style-name="ce7">
            <text:p>0.684732</text:p>
          </table:table-cell>
          <table:table-cell office:value-type="float" office:value="0.60352799999999995" table:style-name="ce7">
            <text:p>0.603528</text:p>
          </table:table-cell>
          <table:table-cell office:value-type="float" office:value="7.1034999999999959E-2" table:formula="of:=[.G148]-[.$G$5]" table:style-name="ce1">
            <text:p>0.071035</text:p>
          </table:table-cell>
          <table:table-cell office:value-type="float" office:value="2.7552000000000021E-2" table:formula="of:=[.H148]-[.$G$5]" table:style-name="ce1">
            <text:p>0.027552</text:p>
          </table:table-cell>
          <table:table-cell office:value-type="float" office:value="-5.3652000000000033E-2" table:formula="of:=[.I148]-[.$G$5]" table:style-name="ce1">
            <text:p>-0.053652</text:p>
          </table:table-cell>
          <table:table-cell office:value-type="float" office:value="14.3001" table:style-name="ce7">
            <text:p>14.3001</text:p>
          </table:table-cell>
          <table:table-cell office:value-type="float" office:value="0.116105" table:style-name="ce7">
            <text:p>0.116105</text:p>
          </table:table-cell>
          <table:table-cell office:value-type="float" office:value="0.114398" table:style-name="ce7">
            <text:p>0.114398</text:p>
          </table:table-cell>
          <table:table-cell table:number-columns-repeated="16369"/>
        </table:table-row>
        <table:table-row table:style-name="ro3">
          <table:table-cell office:value-type="float" office:value="14.4" table:style-name="ce1">
            <text:p>14.4</text:p>
          </table:table-cell>
          <table:table-cell office:value-type="float" office:value="5.2361999999999999E-2" table:style-name="ce1">
            <text:p>0.052362</text:p>
          </table:table-cell>
          <table:table-cell office:value-type="float" office:value="0.18168599999999999" table:style-name="ce1">
            <text:p>0.181686</text:p>
          </table:table-cell>
          <table:table-cell office:value-type="float" office:value="0.113957" table:style-name="ce1">
            <text:p>0.113957</text:p>
          </table:table-cell>
          <table:table-cell table:style-name="ce3"/>
          <table:table-cell office:value-type="float" office:value="14.4" table:style-name="ce7">
            <text:p>14.4</text:p>
          </table:table-cell>
          <table:table-cell office:value-type="float" office:value="0.71225300000000002" table:style-name="ce7">
            <text:p>0.712253</text:p>
          </table:table-cell>
          <table:table-cell office:value-type="float" office:value="0.70709699999999998" table:style-name="ce7">
            <text:p>0.707097</text:p>
          </table:table-cell>
          <table:table-cell office:value-type="float" office:value="0.61407400000000001" table:style-name="ce7">
            <text:p>0.614074</text:p>
          </table:table-cell>
          <table:table-cell office:value-type="float" office:value="5.5073000000000039E-2" table:formula="of:=[.G149]-[.$G$5]" table:style-name="ce1">
            <text:p>0.055073</text:p>
          </table:table-cell>
          <table:table-cell office:value-type="float" office:value="4.9916999999999989E-2" table:formula="of:=[.H149]-[.$G$5]" table:style-name="ce1">
            <text:p>0.049917</text:p>
          </table:table-cell>
          <table:table-cell office:value-type="float" office:value="-4.3105999999999978E-2" table:formula="of:=[.I149]-[.$G$5]" table:style-name="ce1">
            <text:p>-0.043106</text:p>
          </table:table-cell>
          <table:table-cell office:value-type="float" office:value="14.4" table:style-name="ce7">
            <text:p>14.4</text:p>
          </table:table-cell>
          <table:table-cell office:value-type="float" office:value="0.17985599999999999" table:style-name="ce7">
            <text:p>0.179856</text:p>
          </table:table-cell>
          <table:table-cell office:value-type="float" office:value="9.1255799999999998E-2" table:style-name="ce7">
            <text:p>0.0912558</text:p>
          </table:table-cell>
          <table:table-cell table:number-columns-repeated="16369"/>
        </table:table-row>
        <table:table-row table:style-name="ro3">
          <table:table-cell office:value-type="float" office:value="14.5" table:style-name="ce1">
            <text:p>14.5</text:p>
          </table:table-cell>
          <table:table-cell office:value-type="float" office:value="7.3833999999999997E-2" table:style-name="ce1">
            <text:p>0.073834</text:p>
          </table:table-cell>
          <table:table-cell office:value-type="float" office:value="0.24505099999999999" table:style-name="ce1">
            <text:p>0.245051</text:p>
          </table:table-cell>
          <table:table-cell office:value-type="float" office:value="7.7274999999999996E-2" table:style-name="ce1">
            <text:p>0.077275</text:p>
          </table:table-cell>
          <table:table-cell table:style-name="ce3"/>
          <table:table-cell office:value-type="float" office:value="14.5" table:style-name="ce7">
            <text:p>14.5</text:p>
          </table:table-cell>
          <table:table-cell office:value-type="float" office:value="0.68959400000000004" table:style-name="ce7">
            <text:p>0.689594</text:p>
          </table:table-cell>
          <table:table-cell office:value-type="float" office:value="0.72389499999999996" table:style-name="ce7">
            <text:p>0.723895</text:p>
          </table:table-cell>
          <table:table-cell office:value-type="float" office:value="0.62955700000000003" table:style-name="ce7">
            <text:p>0.629557</text:p>
          </table:table-cell>
          <table:table-cell office:value-type="float" office:value="3.2414000000000054E-2" table:formula="of:=[.G150]-[.$G$5]" table:style-name="ce1">
            <text:p>0.032414</text:p>
          </table:table-cell>
          <table:table-cell office:value-type="float" office:value="6.6714999999999969E-2" table:formula="of:=[.H150]-[.$G$5]" table:style-name="ce1">
            <text:p>0.066715</text:p>
          </table:table-cell>
          <table:table-cell office:value-type="float" office:value="-2.7622999999999953E-2" table:formula="of:=[.I150]-[.$G$5]" table:style-name="ce1">
            <text:p>-0.027623</text:p>
          </table:table-cell>
          <table:table-cell office:value-type="float" office:value="14.5" table:style-name="ce7">
            <text:p>14.5</text:p>
          </table:table-cell>
          <table:table-cell office:value-type="float" office:value="0.231132" table:style-name="ce7">
            <text:p>0.231132</text:p>
          </table:table-cell>
          <table:table-cell office:value-type="float" office:value="4.6162300000000003E-2" table:style-name="ce7">
            <text:p>0.0461623</text:p>
          </table:table-cell>
          <table:table-cell table:number-columns-repeated="16369"/>
        </table:table-row>
        <table:table-row table:style-name="ro3">
          <table:table-cell office:value-type="float" office:value="14.6" table:style-name="ce1">
            <text:p>14.6</text:p>
          </table:table-cell>
          <table:table-cell office:value-type="float" office:value="8.6004999999999998E-2" table:style-name="ce1">
            <text:p>0.086005</text:p>
          </table:table-cell>
          <table:table-cell office:value-type="float" office:value="0.28028199999999998" table:style-name="ce1">
            <text:p>0.280282</text:p>
          </table:table-cell>
          <table:table-cell office:value-type="float" office:value="2.8268999999999999E-2" table:style-name="ce1">
            <text:p>0.028269</text:p>
          </table:table-cell>
          <table:table-cell table:style-name="ce3"/>
          <table:table-cell office:value-type="float" office:value="14.6" table:style-name="ce7">
            <text:p>14.6</text:p>
          </table:table-cell>
          <table:table-cell office:value-type="float" office:value="0.66486800000000001" table:style-name="ce7">
            <text:p>0.664868</text:p>
          </table:table-cell>
          <table:table-cell office:value-type="float" office:value="0.73067800000000005" table:style-name="ce7">
            <text:p>0.730678</text:p>
          </table:table-cell>
          <table:table-cell office:value-type="float" office:value="0.65019800000000005" table:style-name="ce7">
            <text:p>0.650198</text:p>
          </table:table-cell>
          <table:table-cell office:value-type="float" office:value="7.6880000000000281E-3" table:formula="of:=[.G151]-[.$G$5]" table:style-name="ce1">
            <text:p>0.007688</text:p>
          </table:table-cell>
          <table:table-cell office:value-type="float" office:value="7.3498000000000063E-2" table:formula="of:=[.H151]-[.$G$5]" table:style-name="ce1">
            <text:p>0.073498</text:p>
          </table:table-cell>
          <table:table-cell office:value-type="float" office:value="-6.9819999999999327E-3" table:formula="of:=[.I151]-[.$G$5]" table:style-name="ce1">
            <text:p>-0.006982</text:p>
          </table:table-cell>
          <table:table-cell office:value-type="float" office:value="14.6" table:style-name="ce7">
            <text:p>14.6</text:p>
          </table:table-cell>
          <table:table-cell office:value-type="float" office:value="0.23480300000000001" table:style-name="ce7">
            <text:p>0.234803</text:p>
          </table:table-cell>
          <table:table-cell office:value-type="float" office:value="1.3036799999999999E-2" table:style-name="ce7">
            <text:p>0.0130368</text:p>
          </table:table-cell>
          <table:table-cell table:number-columns-repeated="16369"/>
        </table:table-row>
        <table:table-row table:style-name="ro3">
          <table:table-cell office:value-type="float" office:value="14.7" table:style-name="ce1">
            <text:p>14.7</text:p>
          </table:table-cell>
          <table:table-cell office:value-type="float" office:value="8.6338999999999999E-2" table:style-name="ce1">
            <text:p>0.086339</text:p>
          </table:table-cell>
          <table:table-cell office:value-type="float" office:value="0.28124300000000002" table:style-name="ce1">
            <text:p>0.281243</text:p>
          </table:table-cell>
          <table:table-cell office:value-type="float" office:value="-2.5395999999999998E-2" table:style-name="ce1">
            <text:p>-0.025396</text:p>
          </table:table-cell>
          <table:table-cell table:style-name="ce3"/>
          <table:table-cell office:value-type="float" office:value="14.7" table:style-name="ce7">
            <text:p>14.7</text:p>
          </table:table-cell>
          <table:table-cell office:value-type="float" office:value="0.64170700000000003" table:style-name="ce7">
            <text:p>0.641707</text:p>
          </table:table-cell>
          <table:table-cell office:value-type="float" office:value="0.72630499999999998" table:style-name="ce7">
            <text:p>0.726305</text:p>
          </table:table-cell>
          <table:table-cell office:value-type="float" office:value="0.67491900000000005" table:style-name="ce7">
            <text:p>0.674919</text:p>
          </table:table-cell>
          <table:table-cell office:value-type="float" office:value="-1.5472999999999959E-2" table:formula="of:=[.G152]-[.$G$5]" table:style-name="ce1">
            <text:p>-0.015473</text:p>
          </table:table-cell>
          <table:table-cell office:value-type="float" office:value="6.9124999999999992E-2" table:formula="of:=[.H152]-[.$G$5]" table:style-name="ce1">
            <text:p>0.069125</text:p>
          </table:table-cell>
          <table:table-cell office:value-type="float" office:value="1.773900000000006E-2" table:formula="of:=[.I152]-[.$G$5]" table:style-name="ce1">
            <text:p>0.017739</text:p>
          </table:table-cell>
          <table:table-cell office:value-type="float" office:value="14.7" table:style-name="ce7">
            <text:p>14.7</text:p>
          </table:table-cell>
          <table:table-cell office:value-type="float" office:value="0.22780700000000001" table:style-name="ce7">
            <text:p>0.227807</text:p>
          </table:table-cell>
          <table:table-cell office:value-type="float" office:value="-2.92357E-2" table:style-name="ce7">
            <text:p>-0.0292357</text:p>
          </table:table-cell>
          <table:table-cell table:number-columns-repeated="16369"/>
        </table:table-row>
        <table:table-row table:style-name="ro3">
          <table:table-cell office:value-type="float" office:value="14.8" table:style-name="ce1">
            <text:p>14.8</text:p>
          </table:table-cell>
          <table:table-cell office:value-type="float" office:value="7.4765999999999999E-2" table:style-name="ce1">
            <text:p>0.074766</text:p>
          </table:table-cell>
          <table:table-cell office:value-type="float" office:value="0.24776500000000001" table:style-name="ce1">
            <text:p>0.247765</text:p>
          </table:table-cell>
          <table:table-cell office:value-type="float" office:value="-7.4871999999999994E-2" table:style-name="ce1">
            <text:p>-0.074872</text:p>
          </table:table-cell>
          <table:table-cell table:style-name="ce3"/>
          <table:table-cell office:value-type="float" office:value="14.8" table:style-name="ce7">
            <text:p>14.8</text:p>
          </table:table-cell>
          <table:table-cell office:value-type="float" office:value="0.62236499999999995" table:style-name="ce7">
            <text:p>0.622365</text:p>
          </table:table-cell>
          <table:table-cell office:value-type="float" office:value="0.71275999999999995" table:style-name="ce7">
            <text:p>0.71276</text:p>
          </table:table-cell>
          <table:table-cell office:value-type="float" office:value="0.70160299999999998" table:style-name="ce7">
            <text:p>0.701603</text:p>
          </table:table-cell>
          <table:table-cell office:value-type="float" office:value="-3.481500000000004E-2" table:formula="of:=[.G153]-[.$G$5]" table:style-name="ce1">
            <text:p>-0.034815</text:p>
          </table:table-cell>
          <table:table-cell office:value-type="float" office:value="5.5579999999999963E-2" table:formula="of:=[.H153]-[.$G$5]" table:style-name="ce1">
            <text:p>0.05558</text:p>
          </table:table-cell>
          <table:table-cell office:value-type="float" office:value="4.442299999999999E-2" table:formula="of:=[.I153]-[.$G$5]" table:style-name="ce1">
            <text:p>0.044423</text:p>
          </table:table-cell>
          <table:table-cell office:value-type="float" office:value="14.8" table:style-name="ce7">
            <text:p>14.8</text:p>
          </table:table-cell>
          <table:table-cell office:value-type="float" office:value="0.19706799999999999" table:style-name="ce7">
            <text:p>0.197068</text:p>
          </table:table-cell>
          <table:table-cell office:value-type="float" office:value="-7.2709599999999999E-2" table:style-name="ce7">
            <text:p>-0.0727096</text:p>
          </table:table-cell>
          <table:table-cell table:number-columns-repeated="16369"/>
        </table:table-row>
        <table:table-row table:style-name="ro3">
          <table:table-cell office:value-type="float" office:value="14.9" table:style-name="ce1">
            <text:p>14.9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0.18568699999999999" table:style-name="ce1">
            <text:p>0.185687</text:p>
          </table:table-cell>
          <table:table-cell office:value-type="float" office:value="-0.112376" table:style-name="ce1">
            <text:p>-0.112376</text:p>
          </table:table-cell>
          <table:table-cell table:style-name="ce3"/>
          <table:table-cell office:value-type="float" office:value="14.9" table:style-name="ce7">
            <text:p>14.9</text:p>
          </table:table-cell>
          <table:table-cell office:value-type="float" office:value="0.60790900000000003" table:style-name="ce7">
            <text:p>0.607909</text:p>
          </table:table-cell>
          <table:table-cell office:value-type="float" office:value="0.69403300000000001" table:style-name="ce7">
            <text:p>0.694033</text:p>
          </table:table-cell>
          <table:table-cell office:value-type="float" office:value="0.72434399999999999" table:style-name="ce7">
            <text:p>0.724344</text:p>
          </table:table-cell>
          <table:table-cell office:value-type="float" office:value="-4.9270999999999954E-2" table:formula="of:=[.G154]-[.$G$5]" table:style-name="ce1">
            <text:p>-0.049271</text:p>
          </table:table-cell>
          <table:table-cell office:value-type="float" office:value="3.6853000000000025E-2" table:formula="of:=[.H154]-[.$G$5]" table:style-name="ce1">
            <text:p>0.036853</text:p>
          </table:table-cell>
          <table:table-cell office:value-type="float" office:value="6.7164000000000001E-2" table:formula="of:=[.I154]-[.$G$5]" table:style-name="ce1">
            <text:p>0.067164</text:p>
          </table:table-cell>
          <table:table-cell office:value-type="float" office:value="14.9" table:style-name="ce7">
            <text:p>14.9</text:p>
          </table:table-cell>
          <table:table-cell office:value-type="float" office:value="0.136605" table:style-name="ce7">
            <text:p>0.136605</text:p>
          </table:table-cell>
          <table:table-cell office:value-type="float" office:value="-0.10059899999999999" table:style-name="ce7">
            <text:p>-0.100599</text:p>
          </table:table-cell>
          <table:table-cell table:number-columns-repeated="16369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2.7317000000000001E-2" table:style-name="ce1">
            <text:p>0.027317</text:p>
          </table:table-cell>
          <table:table-cell office:value-type="float" office:value="0.105309" table:style-name="ce1">
            <text:p>0.105309</text:p>
          </table:table-cell>
          <table:table-cell office:value-type="float" office:value="-0.13306599999999999" table:style-name="ce1">
            <text:p>-0.133066</text:p>
          </table:table-cell>
          <table:table-cell table:style-name="ce3"/>
          <table:table-cell office:value-type="float" office:value="15" table:style-name="ce7">
            <text:p>15</text:p>
          </table:table-cell>
          <table:table-cell office:value-type="float" office:value="0.59818700000000002" table:style-name="ce7">
            <text:p>0.598187</text:p>
          </table:table-cell>
          <table:table-cell office:value-type="float" office:value="0.673126" table:style-name="ce7">
            <text:p>0.673126</text:p>
          </table:table-cell>
          <table:table-cell office:value-type="float" office:value="0.73716400000000004" table:style-name="ce7">
            <text:p>0.737164</text:p>
          </table:table-cell>
          <table:table-cell office:value-type="float" office:value="-5.8992999999999962E-2" table:formula="of:=[.G155]-[.$G$5]" table:style-name="ce1">
            <text:p>-0.058993</text:p>
          </table:table-cell>
          <table:table-cell office:value-type="float" office:value="1.5946000000000016E-2" table:formula="of:=[.H155]-[.$G$5]" table:style-name="ce1">
            <text:p>0.015946</text:p>
          </table:table-cell>
          <table:table-cell office:value-type="float" office:value="7.9984000000000055E-2" table:formula="of:=[.I155]-[.$G$5]" table:style-name="ce1">
            <text:p>0.079984</text:p>
          </table:table-cell>
          <table:table-cell office:value-type="float" office:value="15" table:style-name="ce7">
            <text:p>15</text:p>
          </table:table-cell>
          <table:table-cell office:value-type="float" office:value="7.1836700000000003E-2" table:style-name="ce7">
            <text:p>0.0718367</text:p>
          </table:table-cell>
          <table:table-cell office:value-type="float" office:value="-0.10288899999999999" table:style-name="ce7">
            <text:p>-0.102889</text:p>
          </table:table-cell>
          <table:table-cell table:number-columns-repeated="16369"/>
        </table:table-row>
        <table:table-row table:number-rows-repeated="6" table:style-name="ro3">
          <table:table-cell table:number-columns-repeated="16384"/>
        </table:table-row>
        <table:table-row table:number-rows-repeated="160" table:style-name="ro3">
          <table:table-cell table:number-columns-repeated="4" table:style-name="ce1"/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number-rows-repeated="11" table:style-name="ro3">
          <table:table-cell table:number-columns-repeated="16384"/>
        </table:table-row>
        <table:table-row table:style-name="ro3">
          <table:table-cell table:number-columns-repeated="4" table:style-name="ce1"/>
          <table:table-cell table:style-name="ce3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number-rows-repeated="4" table:style-name="ro3">
          <table:table-cell table:number-columns-repeated="16384"/>
        </table:table-row>
        <table:table-row table:number-rows-repeated="68" table:style-name="ro3">
          <table:table-cell table:number-columns-repeated="4" table:style-name="ce1"/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number-rows-repeated="500" table:style-name="ro3">
          <table:table-cell table:number-columns-repeated="16384"/>
        </table:table-row>
        <table:table-row table:style-name="ro3">
          <table:table-cell table:number-columns-repeated="7"/>
          <table:table-cell table:style-name="ce8"/>
          <table:table-cell table:number-columns-repeated="16376"/>
        </table:table-row>
        <table:table-row table:number-rows-repeated="483" table:style-name="ro3">
          <table:table-cell table:number-columns-repeated="16384"/>
        </table:table-row>
        <table:table-row table:style-name="ro3">
          <table:table-cell table:number-columns-repeated="8"/>
          <table:table-cell table:style-name="ce8"/>
          <table:table-cell table:number-columns-repeated="16375"/>
        </table:table-row>
        <table:table-row table:number-rows-repeated="452" table:style-name="ro3">
          <table:table-cell table:number-columns-repeated="16384"/>
        </table:table-row>
        <table:table-row table:style-name="ro3">
          <table:table-cell table:number-columns-repeated="8"/>
          <table:table-cell table:style-name="ce8"/>
          <table:table-cell table:number-columns-repeated="16375"/>
        </table:table-row>
        <table:table-row table:number-rows-repeated="651" table:style-name="ro3">
          <table:table-cell table:number-columns-repeated="16384"/>
        </table:table-row>
        <table:table-row table:style-name="ro3">
          <table:table-cell table:number-columns-repeated="8"/>
          <table:table-cell table:style-name="ce8"/>
          <table:table-cell table:number-columns-repeated="16375"/>
        </table:table-row>
        <table:table-row table:number-rows-repeated="1046081" table:style-name="ro3">
          <table:table-cell table:number-columns-repeated="16384"/>
        </table:table-row>
      </table:table>
      <table:table table:name="IRREGULAR_BEAC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number-columns-repeated="3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9">
            <text:p>IRREGULAR_BEACH</text:p>
          </table:table-cell>
          <table:table-cell table:style-name="ce9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style-name="ro2">
          <table:table-cell office:value-type="string" table:style-name="ce4">
            <text:p>THEORY 2nd Order Stokes</text:p>
          </table:table-cell>
          <table:table-cell table:number-columns-repeated="2" table:style-name="ce4"/>
          <table:table-cell table:style-name="ce1"/>
          <table:table-cell table:style-name="ce3"/>
          <table:table-cell office:value-type="string" table:style-name="ce4">
            <text:p>SPH results</text:p>
          </table:table-cell>
          <table:table-cell table:style-name="ce5"/>
          <table:table-cell table:number-columns-repeated="5" table:style-name="ce1"/>
          <table:table-cell office:value-type="string" table:style-name="ce4">
            <text:p>SPH results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">
            <text:p>time:40 <text:s/>dt:0.1 <text:s/>xpos:6 <text:s/>zpos:-0.26</text:p>
          </table:table-cell>
          <table:table-cell table:number-columns-repeated="2" table:style-name="ce4"/>
          <table:table-cell table:style-name="ce1"/>
          <table:table-cell table:style-name="ce3"/>
          <table:table-cell office:value-type="string" table:style-name="ce6">
            <text:p>xpos:5,6,7 m<text:s/></text:p>
          </table:table-cell>
          <table:table-cell table:style-name="ce5"/>
          <table:table-cell table:number-columns-repeated="5" table:style-name="ce1"/>
          <table:table-cell office:value-type="string" table:style-name="ce6">
            <text:p>xpos:6 <text:s/>zpos:-0.26</text:p>
          </table:table-cell>
          <table:table-cell table:style-name="ce5"/>
          <table:table-cell table:style-name="ce1"/>
          <table:table-cell table:style-name="ce1">
            <draw:frame draw:z-index="1" draw:id="id3" draw:style-name="a3" draw:name="Gráfico 1" svg:x="0.80357in" svg:y="0.01488in" svg:width="9.15476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2">
          <table:table-cell office:value-type="string" table:style-name="ce1">
            <text:p>Time [s]</text:p>
          </table:table-cell>
          <table:table-cell office:value-type="string" table:style-name="ce1">
            <text:p>ETA_2ndStokes(x=6m)</text:p>
          </table:table-cell>
          <table:table-cell office:value-type="string" table:style-name="ce1">
            <text:p>VelX_1stStokes(x=6m;z=0.4m)</text:p>
          </table:table-cell>
          <table:table-cell office:value-type="string" table:style-name="ce1">
            <text:p>VelZ_1stStokes(x=6m;z=0.4m)</text:p>
          </table:table-cell>
          <table:table-cell table:style-name="ce3"/>
          <table:table-cell office:value-type="string" table:style-name="ce1">
            <text:p>Time [s]</text:p>
          </table:table-cell>
          <table:table-cell office:value-type="string" table:style-name="ce1">
            <text:p>Height_SPH(x=5m)</text:p>
          </table:table-cell>
          <table:table-cell office:value-type="string" table:style-name="ce1">
            <text:p>Height_SPH(x=6m)</text:p>
          </table:table-cell>
          <table:table-cell office:value-type="string" table:style-name="ce1">
            <text:p>Hegiht_SPH(x=7m)</text:p>
          </table:table-cell>
          <table:table-cell office:value-type="string" table:style-name="ce1">
            <text:p>ETA_SPH(x=5m)</text:p>
          </table:table-cell>
          <table:table-cell office:value-type="string" table:style-name="ce1">
            <text:p>ETA_SPH(x=6m)</text:p>
          </table:table-cell>
          <table:table-cell office:value-type="string" table:style-name="ce1">
            <text:p>ETA_SPH(x=7m)</text:p>
          </table:table-cell>
          <table:table-cell office:value-type="string" table:style-name="ce1">
            <text:p>Time [s]</text:p>
          </table:table-cell>
          <table:table-cell office:value-type="string" table:style-name="ce1">
            <text:p>VelX_SPH(x=6m;z=0.4m)</text:p>
          </table:table-cell>
          <table:table-cell office:value-type="string" table:style-name="ce1">
            <text:p>VelZ_SPH(x=6m;z=0.4m)</text:p>
          </table:table-cell>
          <table:table-cell table:number-columns-repeated="16369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-9.2250000000000006E-3" table:style-name="ce1">
            <text:p>-0.009225</text:p>
          </table:table-cell>
          <table:table-cell office:value-type="float" office:value="-5.9284000000000003E-2" table:style-name="ce1">
            <text:p>-0.059284</text:p>
          </table:table-cell>
          <table:table-cell office:value-type="float" office:value="6.2420000000000003E-2" table:style-name="ce1">
            <text:p>0.06242</text:p>
          </table:table-cell>
          <table:table-cell table:style-name="ce3"/>
          <table:table-cell office:value-type="float" office:value="0" table:style-name="ce7">
            <text:p>0</text:p>
          </table:table-cell>
          <table:table-cell office:value-type="float" office:value="0.65717999999999999" table:style-name="ce7">
            <text:p>0.65718</text:p>
          </table:table-cell>
          <table:table-cell office:value-type="float" office:value="0.65717999999999999" table:style-name="ce7">
            <text:p>0.65718</text:p>
          </table:table-cell>
          <table:table-cell office:value-type="float" office:value="0.65717999999999999" table:style-name="ce7">
            <text:p>0.65718</text:p>
          </table:table-cell>
          <table:table-cell office:value-type="float" office:value="0" table:formula="of:=[.G5]-[.$G$5]" table:style-name="ce1">
            <text:p>0</text:p>
          </table:table-cell>
          <table:table-cell office:value-type="float" office:value="0" table:formula="of:=[.H5]-[.$G$5]" table:style-name="ce1">
            <text:p>0</text:p>
          </table:table-cell>
          <table:table-cell office:value-type="float" office:value="0" table:formula="of:=[.I5]-[.$G$5]" table:style-name="ce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9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7.5199999999999996E-4" table:style-name="ce1">
            <text:p>0.000752</text:p>
          </table:table-cell>
          <table:table-cell office:value-type="float" office:value="-2.3352999999999999E-2" table:style-name="ce1">
            <text:p>-0.023353</text:p>
          </table:table-cell>
          <table:table-cell office:value-type="float" office:value="5.5112000000000001E-2" table:style-name="ce1">
            <text:p>0.055112</text:p>
          </table:table-cell>
          <table:table-cell table:style-name="ce3"/>
          <table:table-cell office:value-type="float" office:value="0.100059" table:style-name="ce7">
            <text:p>0.100059</text:p>
          </table:table-cell>
          <table:table-cell office:value-type="float" office:value="0.65718600000000005" table:style-name="ce7">
            <text:p>0.657186</text:p>
          </table:table-cell>
          <table:table-cell office:value-type="float" office:value="0.65718600000000005" table:style-name="ce7">
            <text:p>0.657186</text:p>
          </table:table-cell>
          <table:table-cell office:value-type="float" office:value="0.65718200000000004" table:style-name="ce7">
            <text:p>0.657182</text:p>
          </table:table-cell>
          <table:table-cell office:value-type="float" office:value="6.0000000000615117E-6" table:formula="of:=[.G6]-[.$G$5]" table:style-name="ce1">
            <text:p>6E-06</text:p>
          </table:table-cell>
          <table:table-cell office:value-type="float" office:value="6.0000000000615117E-6" table:formula="of:=[.H6]-[.$G$5]" table:style-name="ce1">
            <text:p>6E-06</text:p>
          </table:table-cell>
          <table:table-cell office:value-type="float" office:value="2.0000000000575113E-6" table:formula="of:=[.I6]-[.$G$5]" table:style-name="ce1">
            <text:p>2E-06</text:p>
          </table:table-cell>
          <table:table-cell office:value-type="float" office:value="0.100059" table:style-name="ce7">
            <text:p>0.100059</text:p>
          </table:table-cell>
          <table:table-cell office:value-type="float" office:value="4.6655600000000002E-4" table:style-name="ce7">
            <text:p>0.000466556</text:p>
          </table:table-cell>
          <table:table-cell office:value-type="float" office:value="1.30227E-2" table:style-name="ce7">
            <text:p>0.0130227</text:p>
          </table:table-cell>
          <table:table-cell table:number-columns-repeated="16369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6.4050000000000001E-3" table:style-name="ce1">
            <text:p>0.006405</text:p>
          </table:table-cell>
          <table:table-cell office:value-type="float" office:value="6.0530000000000002E-3" table:style-name="ce1">
            <text:p>0.006053</text:p>
          </table:table-cell>
          <table:table-cell office:value-type="float" office:value="4.6330000000000003E-2" table:style-name="ce1">
            <text:p>0.04633</text:p>
          </table:table-cell>
          <table:table-cell table:style-name="ce3"/>
          <table:table-cell office:value-type="float" office:value="0.200018" table:style-name="ce7">
            <text:p>0.200018</text:p>
          </table:table-cell>
          <table:table-cell office:value-type="float" office:value="0.65709600000000001" table:style-name="ce7">
            <text:p>0.657096</text:p>
          </table:table-cell>
          <table:table-cell office:value-type="float" office:value="0.65697899999999998" table:style-name="ce7">
            <text:p>0.656979</text:p>
          </table:table-cell>
          <table:table-cell office:value-type="float" office:value="0.65700199999999997" table:style-name="ce7">
            <text:p>0.657002</text:p>
          </table:table-cell>
          <table:table-cell office:value-type="float" office:value="-8.3999999999972985E-5" table:formula="of:=[.G7]-[.$G$5]" table:style-name="ce1">
            <text:p>-8.4E-05</text:p>
          </table:table-cell>
          <table:table-cell office:value-type="float" office:value="-2.0100000000000673E-4" table:formula="of:=[.H7]-[.$G$5]" table:style-name="ce1">
            <text:p>-0.000201</text:p>
          </table:table-cell>
          <table:table-cell office:value-type="float" office:value="-1.7800000000001148E-4" table:formula="of:=[.I7]-[.$G$5]" table:style-name="ce1">
            <text:p>-0.000178</text:p>
          </table:table-cell>
          <table:table-cell office:value-type="float" office:value="0.200018" table:style-name="ce7">
            <text:p>0.200018</text:p>
          </table:table-cell>
          <table:table-cell office:value-type="float" office:value="7.2379000000000002E-3" table:style-name="ce7">
            <text:p>0.0072379</text:p>
          </table:table-cell>
          <table:table-cell office:value-type="float" office:value="4.5750399999999997E-2" table:style-name="ce7">
            <text:p>0.0457504</text:p>
          </table:table-cell>
          <table:table-cell table:number-columns-repeated="16369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9.9740000000000002E-3" table:style-name="ce1">
            <text:p>0.009974</text:p>
          </table:table-cell>
          <table:table-cell office:value-type="float" office:value="3.0431E-2" table:style-name="ce1">
            <text:p>0.030431</text:p>
          </table:table-cell>
          <table:table-cell office:value-type="float" office:value="3.952E-2" table:style-name="ce1">
            <text:p>0.03952</text:p>
          </table:table-cell>
          <table:table-cell table:style-name="ce3"/>
          <table:table-cell office:value-type="float" office:value="0.30006699999999997" table:style-name="ce7">
            <text:p>0.300067</text:p>
          </table:table-cell>
          <table:table-cell office:value-type="float" office:value="0.65703199999999995" table:style-name="ce7">
            <text:p>0.657032</text:p>
          </table:table-cell>
          <table:table-cell office:value-type="float" office:value="0.65706900000000001" table:style-name="ce7">
            <text:p>0.657069</text:p>
          </table:table-cell>
          <table:table-cell office:value-type="float" office:value="0.65699399999999997" table:style-name="ce7">
            <text:p>0.656994</text:p>
          </table:table-cell>
          <table:table-cell office:value-type="float" office:value="-1.4800000000003699E-4" table:formula="of:=[.G8]-[.$G$5]" table:style-name="ce1">
            <text:p>-0.000148</text:p>
          </table:table-cell>
          <table:table-cell office:value-type="float" office:value="-1.1099999999997223E-4" table:formula="of:=[.H8]-[.$G$5]" table:style-name="ce1">
            <text:p>-0.000111</text:p>
          </table:table-cell>
          <table:table-cell office:value-type="float" office:value="-1.8600000000001948E-4" table:formula="of:=[.I8]-[.$G$5]" table:style-name="ce1">
            <text:p>-0.000186</text:p>
          </table:table-cell>
          <table:table-cell office:value-type="float" office:value="0.30006699999999997" table:style-name="ce7">
            <text:p>0.300067</text:p>
          </table:table-cell>
          <table:table-cell office:value-type="float" office:value="-2.5814000000000002E-3" table:style-name="ce7">
            <text:p>-0.0025814</text:p>
          </table:table-cell>
          <table:table-cell office:value-type="float" office:value="1.2242400000000001E-2" table:style-name="ce7">
            <text:p>0.0122424</text:p>
          </table:table-cell>
          <table:table-cell table:number-columns-repeated="16369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.4213999999999999E-2" table:style-name="ce1">
            <text:p>0.014214</text:p>
          </table:table-cell>
          <table:table-cell office:value-type="float" office:value="5.2318999999999997E-2" table:style-name="ce1">
            <text:p>0.052319</text:p>
          </table:table-cell>
          <table:table-cell office:value-type="float" office:value="3.4168999999999998E-2" table:style-name="ce1">
            <text:p>0.034169</text:p>
          </table:table-cell>
          <table:table-cell table:style-name="ce3"/>
          <table:table-cell office:value-type="float" office:value="0.40001300000000001" table:style-name="ce7">
            <text:p>0.400013</text:p>
          </table:table-cell>
          <table:table-cell office:value-type="float" office:value="0.65698500000000004" table:style-name="ce7">
            <text:p>0.656985</text:p>
          </table:table-cell>
          <table:table-cell office:value-type="float" office:value="0.65698500000000004" table:style-name="ce7">
            <text:p>0.656985</text:p>
          </table:table-cell>
          <table:table-cell office:value-type="float" office:value="0.65698599999999996" table:style-name="ce7">
            <text:p>0.656986</text:p>
          </table:table-cell>
          <table:table-cell office:value-type="float" office:value="-1.9499999999994522E-4" table:formula="of:=[.G9]-[.$G$5]" table:style-name="ce1">
            <text:p>-0.000195</text:p>
          </table:table-cell>
          <table:table-cell office:value-type="float" office:value="-1.9499999999994522E-4" table:formula="of:=[.H9]-[.$G$5]" table:style-name="ce1">
            <text:p>-0.000195</text:p>
          </table:table-cell>
          <table:table-cell office:value-type="float" office:value="-1.9400000000002748E-4" table:formula="of:=[.I9]-[.$G$5]" table:style-name="ce1">
            <text:p>-0.000194</text:p>
          </table:table-cell>
          <table:table-cell office:value-type="float" office:value="0.40001300000000001" table:style-name="ce7">
            <text:p>0.400013</text:p>
          </table:table-cell>
          <table:table-cell office:value-type="float" office:value="-3.5432900000000002E-3" table:style-name="ce7">
            <text:p>-0.00354329</text:p>
          </table:table-cell>
          <table:table-cell office:value-type="float" office:value="-1.0508999999999999E-2" table:style-name="ce7">
            <text:p>-0.010509</text:p>
          </table:table-cell>
          <table:table-cell table:number-columns-repeated="16369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2.0438999999999999E-2" table:style-name="ce1">
            <text:p>0.020439</text:p>
          </table:table-cell>
          <table:table-cell office:value-type="float" office:value="7.2286000000000003E-2" table:style-name="ce1">
            <text:p>0.072286</text:p>
          </table:table-cell>
          <table:table-cell office:value-type="float" office:value="2.6692E-2" table:style-name="ce1">
            <text:p>0.026692</text:p>
          </table:table-cell>
          <table:table-cell table:style-name="ce3"/>
          <table:table-cell office:value-type="float" office:value="0.50005500000000003" table:style-name="ce7">
            <text:p>0.500055</text:p>
          </table:table-cell>
          <table:table-cell office:value-type="float" office:value="0.65704899999999999" table:style-name="ce7">
            <text:p>0.657049</text:p>
          </table:table-cell>
          <table:table-cell office:value-type="float" office:value="0.65713600000000005" table:style-name="ce7">
            <text:p>0.657136</text:p>
          </table:table-cell>
          <table:table-cell office:value-type="float" office:value="0.65705999999999998" table:style-name="ce7">
            <text:p>0.65706</text:p>
          </table:table-cell>
          <table:table-cell office:value-type="float" office:value="-1.3099999999999223E-4" table:formula="of:=[.G10]-[.$G$5]" table:style-name="ce1">
            <text:p>-0.000131</text:p>
          </table:table-cell>
          <table:table-cell office:value-type="float" office:value="-4.3999999999932982E-5" table:formula="of:=[.H10]-[.$G$5]" table:style-name="ce1">
            <text:p>-4.4E-05</text:p>
          </table:table-cell>
          <table:table-cell office:value-type="float" office:value="-1.2000000000000899E-4" table:formula="of:=[.I10]-[.$G$5]" table:style-name="ce1">
            <text:p>-0.00012</text:p>
          </table:table-cell>
          <table:table-cell office:value-type="float" office:value="0.50005500000000003" table:style-name="ce7">
            <text:p>0.500055</text:p>
          </table:table-cell>
          <table:table-cell office:value-type="float" office:value="-2.2230800000000001E-3" table:style-name="ce7">
            <text:p>-0.00222308</text:p>
          </table:table-cell>
          <table:table-cell office:value-type="float" office:value="-3.3832599999999999E-3" table:style-name="ce7">
            <text:p>-0.00338326</text:p>
          </table:table-cell>
          <table:table-cell table:number-columns-repeated="16369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2.7501000000000001E-2" table:style-name="ce1">
            <text:p>0.027501</text:p>
          </table:table-cell>
          <table:table-cell office:value-type="float" office:value="8.7472999999999995E-2" table:style-name="ce1">
            <text:p>0.087473</text:p>
          </table:table-cell>
          <table:table-cell office:value-type="float" office:value="1.3306E-2" table:style-name="ce1">
            <text:p>0.013306</text:p>
          </table:table-cell>
          <table:table-cell table:style-name="ce3"/>
          <table:table-cell office:value-type="float" office:value="0.60000200000000004" table:style-name="ce7">
            <text:p>0.600002</text:p>
          </table:table-cell>
          <table:table-cell office:value-type="float" office:value="0.65702199999999999" table:style-name="ce7">
            <text:p>0.657022</text:p>
          </table:table-cell>
          <table:table-cell office:value-type="float" office:value="0.65724700000000003" table:style-name="ce7">
            <text:p>0.657247</text:p>
          </table:table-cell>
          <table:table-cell office:value-type="float" office:value="0.65713999999999995" table:style-name="ce7">
            <text:p>0.65714</text:p>
          </table:table-cell>
          <table:table-cell office:value-type="float" office:value="-1.5799999999999148E-4" table:formula="of:=[.G11]-[.$G$5]" table:style-name="ce1">
            <text:p>-0.000158</text:p>
          </table:table-cell>
          <table:table-cell office:value-type="float" office:value="6.700000000003925E-5" table:formula="of:=[.H11]-[.$G$5]" table:style-name="ce1">
            <text:p>6.7E-05</text:p>
          </table:table-cell>
          <table:table-cell office:value-type="float" office:value="-4.0000000000040004E-5" table:formula="of:=[.I11]-[.$G$5]" table:style-name="ce1">
            <text:p>-4E-05</text:p>
          </table:table-cell>
          <table:table-cell office:value-type="float" office:value="0.60000200000000004" table:style-name="ce7">
            <text:p>0.600002</text:p>
          </table:table-cell>
          <table:table-cell office:value-type="float" office:value="3.37003E-4" table:style-name="ce7">
            <text:p>0.000337003</text:p>
          </table:table-cell>
          <table:table-cell office:value-type="float" office:value="9.2516100000000004E-3" table:style-name="ce7">
            <text:p>0.00925161</text:p>
          </table:table-cell>
          <table:table-cell table:number-columns-repeated="16369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3.2280000000000003E-2" table:style-name="ce1">
            <text:p>0.03228</text:p>
          </table:table-cell>
          <table:table-cell office:value-type="float" office:value="9.2626E-2" table:style-name="ce1">
            <text:p>0.092626</text:p>
          </table:table-cell>
          <table:table-cell office:value-type="float" office:value="-6.7549999999999997E-3" table:style-name="ce1">
            <text:p>-0.006755</text:p>
          </table:table-cell>
          <table:table-cell table:style-name="ce3"/>
          <table:table-cell office:value-type="float" office:value="0.70000499999999999" table:style-name="ce7">
            <text:p>0.700005</text:p>
          </table:table-cell>
          <table:table-cell office:value-type="float" office:value="0.65716699999999995" table:style-name="ce7">
            <text:p>0.657167</text:p>
          </table:table-cell>
          <table:table-cell office:value-type="float" office:value="0.65739999999999998" table:style-name="ce7">
            <text:p>0.6574</text:p>
          </table:table-cell>
          <table:table-cell office:value-type="float" office:value="0.65707899999999997" table:style-name="ce7">
            <text:p>0.657079</text:p>
          </table:table-cell>
          <table:table-cell office:value-type="float" office:value="-1.3000000000040757E-5" table:formula="of:=[.G12]-[.$G$5]" table:style-name="ce1">
            <text:p>-1.3E-05</text:p>
          </table:table-cell>
          <table:table-cell office:value-type="float" office:value="2.1999999999999797E-4" table:formula="of:=[.H12]-[.$G$5]" table:style-name="ce1">
            <text:p>0.00022</text:p>
          </table:table-cell>
          <table:table-cell office:value-type="float" office:value="-1.0100000000001774E-4" table:formula="of:=[.I12]-[.$G$5]" table:style-name="ce1">
            <text:p>-0.000101</text:p>
          </table:table-cell>
          <table:table-cell office:value-type="float" office:value="0.70000499999999999" table:style-name="ce7">
            <text:p>0.700005</text:p>
          </table:table-cell>
          <table:table-cell office:value-type="float" office:value="-2.1558599999999999E-3" table:style-name="ce7">
            <text:p>-0.00215586</text:p>
          </table:table-cell>
          <table:table-cell office:value-type="float" office:value="1.83042E-2" table:style-name="ce7">
            <text:p>0.0183042</text:p>
          </table:table-cell>
          <table:table-cell table:number-columns-repeated="16369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3.1454999999999997E-2" table:style-name="ce1">
            <text:p>0.031455</text:p>
          </table:table-cell>
          <table:table-cell office:value-type="float" office:value="8.3171999999999996E-2" table:style-name="ce1">
            <text:p>0.083172</text:p>
          </table:table-cell>
          <table:table-cell office:value-type="float" office:value="-2.9599E-2" table:style-name="ce1">
            <text:p>-0.029599</text:p>
          </table:table-cell>
          <table:table-cell table:style-name="ce3"/>
          <table:table-cell office:value-type="float" office:value="0.800014" table:style-name="ce7">
            <text:p>0.800014</text:p>
          </table:table-cell>
          <table:table-cell office:value-type="float" office:value="0.65710999999999997" table:style-name="ce7">
            <text:p>0.65711</text:p>
          </table:table-cell>
          <table:table-cell office:value-type="float" office:value="0.65750799999999998" table:style-name="ce7">
            <text:p>0.657508</text:p>
          </table:table-cell>
          <table:table-cell office:value-type="float" office:value="0.65707899999999997" table:style-name="ce7">
            <text:p>0.657079</text:p>
          </table:table-cell>
          <table:table-cell office:value-type="float" office:value="-7.0000000000014495E-5" table:formula="of:=[.G13]-[.$G$5]" table:style-name="ce1">
            <text:p>-7E-05</text:p>
          </table:table-cell>
          <table:table-cell office:value-type="float" office:value="3.2799999999999496E-4" table:formula="of:=[.H13]-[.$G$5]" table:style-name="ce1">
            <text:p>0.000328</text:p>
          </table:table-cell>
          <table:table-cell office:value-type="float" office:value="-1.0100000000001774E-4" table:formula="of:=[.I13]-[.$G$5]" table:style-name="ce1">
            <text:p>-0.000101</text:p>
          </table:table-cell>
          <table:table-cell office:value-type="float" office:value="0.800014" table:style-name="ce7">
            <text:p>0.800014</text:p>
          </table:table-cell>
          <table:table-cell office:value-type="float" office:value="-2.2270300000000001E-4" table:style-name="ce7">
            <text:p>-0.000222703</text:p>
          </table:table-cell>
          <table:table-cell office:value-type="float" office:value="1.3118400000000001E-2" table:style-name="ce7">
            <text:p>0.0131184</text:p>
          </table:table-cell>
          <table:table-cell table:number-columns-repeated="16369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2.3597E-2" table:style-name="ce1">
            <text:p>0.023597</text:p>
          </table:table-cell>
          <table:table-cell office:value-type="float" office:value="5.8663E-2" table:style-name="ce1">
            <text:p>0.058663</text:p>
          </table:table-cell>
          <table:table-cell office:value-type="float" office:value="-4.7685999999999999E-2" table:style-name="ce1">
            <text:p>-0.047686</text:p>
          </table:table-cell>
          <table:table-cell table:style-name="ce3"/>
          <table:table-cell office:value-type="float" office:value="0.900065" table:style-name="ce7">
            <text:p>0.900065</text:p>
          </table:table-cell>
          <table:table-cell office:value-type="float" office:value="0.65698100000000004" table:style-name="ce7">
            <text:p>0.656981</text:p>
          </table:table-cell>
          <table:table-cell office:value-type="float" office:value="0.65756099999999995" table:style-name="ce7">
            <text:p>0.657561</text:p>
          </table:table-cell>
          <table:table-cell office:value-type="float" office:value="0.65706200000000003" table:style-name="ce7">
            <text:p>0.657062</text:p>
          </table:table-cell>
          <table:table-cell office:value-type="float" office:value="-1.9899999999994922E-4" table:formula="of:=[.G14]-[.$G$5]" table:style-name="ce1">
            <text:p>-0.000199</text:p>
          </table:table-cell>
          <table:table-cell office:value-type="float" office:value="3.809999999999647E-4" table:formula="of:=[.H14]-[.$G$5]" table:style-name="ce1">
            <text:p>0.000381</text:p>
          </table:table-cell>
          <table:table-cell office:value-type="float" office:value="-1.1799999999995148E-4" table:formula="of:=[.I14]-[.$G$5]" table:style-name="ce1">
            <text:p>-0.000118</text:p>
          </table:table-cell>
          <table:table-cell office:value-type="float" office:value="0.900065" table:style-name="ce7">
            <text:p>0.900065</text:p>
          </table:table-cell>
          <table:table-cell office:value-type="float" office:value="-1.41131E-3" table:style-name="ce7">
            <text:p>-0.00141131</text:p>
          </table:table-cell>
          <table:table-cell office:value-type="float" office:value="8.1010800000000001E-3" table:style-name="ce7">
            <text:p>0.00810108</text:p>
          </table:table-cell>
          <table:table-cell table:number-columns-repeated="1636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0416999999999999E-2" table:style-name="ce1">
            <text:p>0.010417</text:p>
          </table:table-cell>
          <table:table-cell office:value-type="float" office:value="2.4579E-2" table:style-name="ce1">
            <text:p>0.024579</text:p>
          </table:table-cell>
          <table:table-cell office:value-type="float" office:value="-5.3166999999999999E-2" table:style-name="ce1">
            <text:p>-0.053167</text:p>
          </table:table-cell>
          <table:table-cell table:style-name="ce3"/>
          <table:table-cell office:value-type="float" office:value="1.0000599999999999" table:style-name="ce7">
            <text:p>1.00006</text:p>
          </table:table-cell>
          <table:table-cell office:value-type="float" office:value="0.656945" table:style-name="ce7">
            <text:p>0.656945</text:p>
          </table:table-cell>
          <table:table-cell office:value-type="float" office:value="0.65744599999999997" table:style-name="ce7">
            <text:p>0.657446</text:p>
          </table:table-cell>
          <table:table-cell office:value-type="float" office:value="0.65712000000000004" table:style-name="ce7">
            <text:p>0.65712</text:p>
          </table:table-cell>
          <table:table-cell office:value-type="float" office:value="-2.3499999999998522E-4" table:formula="of:=[.G15]-[.$G$5]" table:style-name="ce1">
            <text:p>-0.000235</text:p>
          </table:table-cell>
          <table:table-cell office:value-type="float" office:value="2.6599999999998847E-4" table:formula="of:=[.H15]-[.$G$5]" table:style-name="ce1">
            <text:p>0.000266</text:p>
          </table:table-cell>
          <table:table-cell office:value-type="float" office:value="-5.9999999999948983E-5" table:formula="of:=[.I15]-[.$G$5]" table:style-name="ce1">
            <text:p>-6E-05</text:p>
          </table:table-cell>
          <table:table-cell office:value-type="float" office:value="1.0000599999999999" table:style-name="ce7">
            <text:p>1.00006</text:p>
          </table:table-cell>
          <table:table-cell office:value-type="float" office:value="-1.6887900000000001E-4" table:style-name="ce7">
            <text:p>-0.000168879</text:p>
          </table:table-cell>
          <table:table-cell office:value-type="float" office:value="1.18274E-2" table:style-name="ce7">
            <text:p>0.0118274</text:p>
          </table:table-cell>
          <table:table-cell table:number-columns-repeated="16369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-3.5569999999999998E-3" table:style-name="ce1">
            <text:p>-0.003557</text:p>
          </table:table-cell>
          <table:table-cell office:value-type="float" office:value="-8.7390000000000002E-3" table:style-name="ce1">
            <text:p>-0.008739</text:p>
          </table:table-cell>
          <table:table-cell office:value-type="float" office:value="-4.1957000000000001E-2" table:style-name="ce1">
            <text:p>-0.041957</text:p>
          </table:table-cell>
          <table:table-cell table:style-name="ce3"/>
          <table:table-cell office:value-type="float" office:value="1.1000399999999999" table:style-name="ce7">
            <text:p>1.10004</text:p>
          </table:table-cell>
          <table:table-cell office:value-type="float" office:value="0.65676699999999999" table:style-name="ce7">
            <text:p>0.656767</text:p>
          </table:table-cell>
          <table:table-cell office:value-type="float" office:value="0.65758700000000003" table:style-name="ce7">
            <text:p>0.657587</text:p>
          </table:table-cell>
          <table:table-cell office:value-type="float" office:value="0.657142" table:style-name="ce7">
            <text:p>0.657142</text:p>
          </table:table-cell>
          <table:table-cell office:value-type="float" office:value="-4.129999999999967E-4" table:formula="of:=[.G16]-[.$G$5]" table:style-name="ce1">
            <text:p>-0.000413</text:p>
          </table:table-cell>
          <table:table-cell office:value-type="float" office:value="4.0700000000004621E-4" table:formula="of:=[.H16]-[.$G$5]" table:style-name="ce1">
            <text:p>0.000407</text:p>
          </table:table-cell>
          <table:table-cell office:value-type="float" office:value="-3.7999999999982492E-5" table:formula="of:=[.I16]-[.$G$5]" table:style-name="ce1">
            <text:p>-3.8E-05</text:p>
          </table:table-cell>
          <table:table-cell office:value-type="float" office:value="1.1000399999999999" table:style-name="ce7">
            <text:p>1.10004</text:p>
          </table:table-cell>
          <table:table-cell office:value-type="float" office:value="-3.2715600000000002E-3" table:style-name="ce7">
            <text:p>-0.00327156</text:p>
          </table:table-cell>
          <table:table-cell office:value-type="float" office:value="1.33265E-2" table:style-name="ce7">
            <text:p>0.0133265</text:p>
          </table:table-cell>
          <table:table-cell table:number-columns-repeated="16369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-1.2828000000000001E-2" table:style-name="ce1">
            <text:p>-0.012828</text:p>
          </table:table-cell>
          <table:table-cell office:value-type="float" office:value="-2.9860999999999999E-2" table:style-name="ce1">
            <text:p>-0.029861</text:p>
          </table:table-cell>
          <table:table-cell office:value-type="float" office:value="-1.6428000000000002E-2" table:style-name="ce1">
            <text:p>-0.016428</text:p>
          </table:table-cell>
          <table:table-cell table:style-name="ce3"/>
          <table:table-cell office:value-type="float" office:value="1.20001" table:style-name="ce7">
            <text:p>1.20001</text:p>
          </table:table-cell>
          <table:table-cell office:value-type="float" office:value="0.65667900000000001" table:style-name="ce7">
            <text:p>0.656679</text:p>
          </table:table-cell>
          <table:table-cell office:value-type="float" office:value="0.65773899999999996" table:style-name="ce7">
            <text:p>0.657739</text:p>
          </table:table-cell>
          <table:table-cell office:value-type="float" office:value="0.65720500000000004" table:style-name="ce7">
            <text:p>0.657205</text:p>
          </table:table-cell>
          <table:table-cell office:value-type="float" office:value="-5.0099999999997369E-4" table:formula="of:=[.G17]-[.$G$5]" table:style-name="ce1">
            <text:p>-0.000501</text:p>
          </table:table-cell>
          <table:table-cell office:value-type="float" office:value="5.5899999999997618E-4" table:formula="of:=[.H17]-[.$G$5]" table:style-name="ce1">
            <text:p>0.000559</text:p>
          </table:table-cell>
          <table:table-cell office:value-type="float" office:value="2.5000000000052758E-5" table:formula="of:=[.I17]-[.$G$5]" table:style-name="ce1">
            <text:p>2.5E-05</text:p>
          </table:table-cell>
          <table:table-cell office:value-type="float" office:value="1.20001" table:style-name="ce7">
            <text:p>1.20001</text:p>
          </table:table-cell>
          <table:table-cell office:value-type="float" office:value="-3.84936E-3" table:style-name="ce7">
            <text:p>-0.00384936</text:p>
          </table:table-cell>
          <table:table-cell office:value-type="float" office:value="4.6021999999999999E-3" table:style-name="ce7">
            <text:p>0.0046022</text:p>
          </table:table-cell>
          <table:table-cell table:style-name="ce1">
            <draw:frame draw:z-index="2" draw:id="id4" draw:style-name="a4" draw:name="Gráfico 2" svg:x="0.74553in" svg:y="0.19196in" svg:width="9.09822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-1.3435000000000001E-2" table:style-name="ce1">
            <text:p>-0.013435</text:p>
          </table:table-cell>
          <table:table-cell office:value-type="float" office:value="-3.1095999999999999E-2" table:style-name="ce1">
            <text:p>-0.031096</text:p>
          </table:table-cell>
          <table:table-cell office:value-type="float" office:value="1.4779E-2" table:style-name="ce1">
            <text:p>0.014779</text:p>
          </table:table-cell>
          <table:table-cell table:style-name="ce3"/>
          <table:table-cell office:value-type="float" office:value="1.3000400000000001" table:style-name="ce7">
            <text:p>1.30004</text:p>
          </table:table-cell>
          <table:table-cell office:value-type="float" office:value="0.65646499999999997" table:style-name="ce7">
            <text:p>0.656465</text:p>
          </table:table-cell>
          <table:table-cell office:value-type="float" office:value="0.65753700000000004" table:style-name="ce7">
            <text:p>0.657537</text:p>
          </table:table-cell>
          <table:table-cell office:value-type="float" office:value="0.65712400000000004" table:style-name="ce7">
            <text:p>0.657124</text:p>
          </table:table-cell>
          <table:table-cell office:value-type="float" office:value="-7.1500000000002117E-4" table:formula="of:=[.G18]-[.$G$5]" table:style-name="ce1">
            <text:p>-0.000715</text:p>
          </table:table-cell>
          <table:table-cell office:value-type="float" office:value="3.5700000000005172E-4" table:formula="of:=[.H18]-[.$G$5]" table:style-name="ce1">
            <text:p>0.000357</text:p>
          </table:table-cell>
          <table:table-cell office:value-type="float" office:value="-5.5999999999944983E-5" table:formula="of:=[.I18]-[.$G$5]" table:style-name="ce1">
            <text:p>-5.6E-05</text:p>
          </table:table-cell>
          <table:table-cell office:value-type="float" office:value="1.3000400000000001" table:style-name="ce7">
            <text:p>1.30004</text:p>
          </table:table-cell>
          <table:table-cell office:value-type="float" office:value="-4.3953300000000002E-3" table:style-name="ce7">
            <text:p>-0.00439533</text:p>
          </table:table-cell>
          <table:table-cell office:value-type="float" office:value="1.0019300000000001E-3" table:style-name="ce7">
            <text:p>0.00100193</text:p>
          </table:table-cell>
          <table:table-cell table:number-columns-repeated="16369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-4.9069999999999999E-3" table:style-name="ce1">
            <text:p>-0.004907</text:p>
          </table:table-cell>
          <table:table-cell office:value-type="float" office:value="-1.2133E-2" table:style-name="ce1">
            <text:p>-0.012133</text:p>
          </table:table-cell>
          <table:table-cell office:value-type="float" office:value="3.9954000000000003E-2" table:style-name="ce1">
            <text:p>0.039954</text:p>
          </table:table-cell>
          <table:table-cell table:style-name="ce3"/>
          <table:table-cell office:value-type="float" office:value="1.40005" table:style-name="ce7">
            <text:p>1.40005</text:p>
          </table:table-cell>
          <table:table-cell office:value-type="float" office:value="0.65616399999999997" table:style-name="ce7">
            <text:p>0.656164</text:p>
          </table:table-cell>
          <table:table-cell office:value-type="float" office:value="0.65757500000000002" table:style-name="ce7">
            <text:p>0.657575</text:p>
          </table:table-cell>
          <table:table-cell office:value-type="float" office:value="0.65711799999999998" table:style-name="ce7">
            <text:p>0.657118</text:p>
          </table:table-cell>
          <table:table-cell office:value-type="float" office:value="-1.0160000000000169E-3" table:formula="of:=[.G19]-[.$G$5]" table:style-name="ce1">
            <text:p>-0.001016</text:p>
          </table:table-cell>
          <table:table-cell office:value-type="float" office:value="3.9500000000003421E-4" table:formula="of:=[.H19]-[.$G$5]" table:style-name="ce1">
            <text:p>0.000395</text:p>
          </table:table-cell>
          <table:table-cell office:value-type="float" office:value="-6.2000000000006494E-5" table:formula="of:=[.I19]-[.$G$5]" table:style-name="ce1">
            <text:p>-6.2E-05</text:p>
          </table:table-cell>
          <table:table-cell office:value-type="float" office:value="1.40005" table:style-name="ce7">
            <text:p>1.40005</text:p>
          </table:table-cell>
          <table:table-cell office:value-type="float" office:value="2.70748E-3" table:style-name="ce7">
            <text:p>0.00270748</text:p>
          </table:table-cell>
          <table:table-cell office:value-type="float" office:value="-3.8747600000000001E-3" table:style-name="ce7">
            <text:p>-0.00387476</text:p>
          </table:table-cell>
          <table:table-cell table:number-columns-repeated="16369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9.3290000000000005E-3" table:style-name="ce1">
            <text:p>0.009329</text:p>
          </table:table-cell>
          <table:table-cell office:value-type="float" office:value="1.9342000000000002E-2" table:style-name="ce1">
            <text:p>0.019342</text:p>
          </table:table-cell>
          <table:table-cell office:value-type="float" office:value="4.9168999999999997E-2" table:style-name="ce1">
            <text:p>0.049169</text:p>
          </table:table-cell>
          <table:table-cell table:style-name="ce3"/>
          <table:table-cell office:value-type="float" office:value="1.5000199999999999" table:style-name="ce7">
            <text:p>1.50002</text:p>
          </table:table-cell>
          <table:table-cell office:value-type="float" office:value="0.65586199999999995" table:style-name="ce7">
            <text:p>0.655862</text:p>
          </table:table-cell>
          <table:table-cell office:value-type="float" office:value="0.65746099999999996" table:style-name="ce7">
            <text:p>0.657461</text:p>
          </table:table-cell>
          <table:table-cell office:value-type="float" office:value="0.65692399999999995" table:style-name="ce7">
            <text:p>0.656924</text:p>
          </table:table-cell>
          <table:table-cell office:value-type="float" office:value="-1.3180000000000414E-3" table:formula="of:=[.G20]-[.$G$5]" table:style-name="ce1">
            <text:p>-0.001318</text:p>
          </table:table-cell>
          <table:table-cell office:value-type="float" office:value="2.8099999999997571E-4" table:formula="of:=[.H20]-[.$G$5]" table:style-name="ce1">
            <text:p>0.000281</text:p>
          </table:table-cell>
          <table:table-cell office:value-type="float" office:value="-2.5600000000003398E-4" table:formula="of:=[.I20]-[.$G$5]" table:style-name="ce1">
            <text:p>-0.000256</text:p>
          </table:table-cell>
          <table:table-cell office:value-type="float" office:value="1.5000199999999999" table:style-name="ce7">
            <text:p>1.50002</text:p>
          </table:table-cell>
          <table:table-cell office:value-type="float" office:value="5.1483500000000003E-3" table:style-name="ce7">
            <text:p>0.00514835</text:p>
          </table:table-cell>
          <table:table-cell office:value-type="float" office:value="-1.05831E-2" table:style-name="ce7">
            <text:p>-0.0105831</text:p>
          </table:table-cell>
          <table:table-cell table:number-columns-repeated="16369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2.3313E-2" table:style-name="ce1">
            <text:p>0.023313</text:p>
          </table:table-cell>
          <table:table-cell office:value-type="float" office:value="5.0483E-2" table:style-name="ce1">
            <text:p>0.050483</text:p>
          </table:table-cell>
          <table:table-cell office:value-type="float" office:value="3.8593000000000002E-2" table:style-name="ce1">
            <text:p>0.038593</text:p>
          </table:table-cell>
          <table:table-cell table:style-name="ce3"/>
          <table:table-cell office:value-type="float" office:value="1.60005" table:style-name="ce7">
            <text:p>1.60005</text:p>
          </table:table-cell>
          <table:table-cell office:value-type="float" office:value="0.65562799999999999" table:style-name="ce7">
            <text:p>0.655628</text:p>
          </table:table-cell>
          <table:table-cell office:value-type="float" office:value="0.657219" table:style-name="ce7">
            <text:p>0.657219</text:p>
          </table:table-cell>
          <table:table-cell office:value-type="float" office:value="0.65679900000000002" table:style-name="ce7">
            <text:p>0.656799</text:p>
          </table:table-cell>
          <table:table-cell office:value-type="float" office:value="-1.5519999999999978E-3" table:formula="of:=[.G21]-[.$G$5]" table:style-name="ce1">
            <text:p>-0.001552</text:p>
          </table:table-cell>
          <table:table-cell office:value-type="float" office:value="3.9000000000011248E-5" table:formula="of:=[.H21]-[.$G$5]" table:style-name="ce1">
            <text:p>3.9E-05</text:p>
          </table:table-cell>
          <table:table-cell office:value-type="float" office:value="-3.809999999999647E-4" table:formula="of:=[.I21]-[.$G$5]" table:style-name="ce1">
            <text:p>-0.000381</text:p>
          </table:table-cell>
          <table:table-cell office:value-type="float" office:value="1.60005" table:style-name="ce7">
            <text:p>1.60005</text:p>
          </table:table-cell>
          <table:table-cell office:value-type="float" office:value="4.1577899999999997E-3" table:style-name="ce7">
            <text:p>0.00415779</text:p>
          </table:table-cell>
          <table:table-cell office:value-type="float" office:value="-1.2226300000000001E-2" table:style-name="ce7">
            <text:p>-0.0122263</text:p>
          </table:table-cell>
          <table:table-cell table:number-columns-repeated="16369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3.1095999999999999E-2" table:style-name="ce1">
            <text:p>0.031096</text:p>
          </table:table-cell>
          <table:table-cell office:value-type="float" office:value="6.8436999999999998E-2" table:style-name="ce1">
            <text:p>0.068437</text:p>
          </table:table-cell>
          <table:table-cell office:value-type="float" office:value="1.2238000000000001E-2" table:style-name="ce1">
            <text:p>0.012238</text:p>
          </table:table-cell>
          <table:table-cell table:style-name="ce3"/>
          <table:table-cell office:value-type="float" office:value="1.7000599999999999" table:style-name="ce7">
            <text:p>1.70006</text:p>
          </table:table-cell>
          <table:table-cell office:value-type="float" office:value="0.65516200000000002" table:style-name="ce7">
            <text:p>0.655162</text:p>
          </table:table-cell>
          <table:table-cell office:value-type="float" office:value="0.65696100000000002" table:style-name="ce7">
            <text:p>0.656961</text:p>
          </table:table-cell>
          <table:table-cell office:value-type="float" office:value="0.65664699999999998" table:style-name="ce7">
            <text:p>0.656647</text:p>
          </table:table-cell>
          <table:table-cell office:value-type="float" office:value="-2.0179999999999643E-3" table:formula="of:=[.G22]-[.$G$5]" table:style-name="ce1">
            <text:p>-0.002018</text:p>
          </table:table-cell>
          <table:table-cell office:value-type="float" office:value="-2.1899999999996922E-4" table:formula="of:=[.H22]-[.$G$5]" table:style-name="ce1">
            <text:p>-0.000219</text:p>
          </table:table-cell>
          <table:table-cell office:value-type="float" office:value="-5.3300000000000569E-4" table:formula="of:=[.I22]-[.$G$5]" table:style-name="ce1">
            <text:p>-0.000533</text:p>
          </table:table-cell>
          <table:table-cell office:value-type="float" office:value="1.7000599999999999" table:style-name="ce7">
            <text:p>1.70006</text:p>
          </table:table-cell>
          <table:table-cell office:value-type="float" office:value="-1.12617E-4" table:style-name="ce7">
            <text:p>-0.000112617</text:p>
          </table:table-cell>
          <table:table-cell office:value-type="float" office:value="-2.4092200000000001E-2" table:style-name="ce7">
            <text:p>-0.0240922</text:p>
          </table:table-cell>
          <table:table-cell table:number-columns-repeated="16369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2.9298000000000001E-2" table:style-name="ce1">
            <text:p>0.029298</text:p>
          </table:table-cell>
          <table:table-cell office:value-type="float" office:value="6.5549999999999997E-2" table:style-name="ce1">
            <text:p>0.06555</text:p>
          </table:table-cell>
          <table:table-cell office:value-type="float" office:value="-1.9675000000000002E-2" table:style-name="ce1">
            <text:p>-0.019675</text:p>
          </table:table-cell>
          <table:table-cell table:style-name="ce3"/>
          <table:table-cell office:value-type="float" office:value="1.8000700000000001" table:style-name="ce7">
            <text:p>1.80007</text:p>
          </table:table-cell>
          <table:table-cell office:value-type="float" office:value="0.65466899999999995" table:style-name="ce7">
            <text:p>0.654669</text:p>
          </table:table-cell>
          <table:table-cell office:value-type="float" office:value="0.65670899999999999" table:style-name="ce7">
            <text:p>0.656709</text:p>
          </table:table-cell>
          <table:table-cell office:value-type="float" office:value="0.65670899999999999" table:style-name="ce7">
            <text:p>0.656709</text:p>
          </table:table-cell>
          <table:table-cell office:value-type="float" office:value="-2.511000000000041E-3" table:formula="of:=[.G23]-[.$G$5]" table:style-name="ce1">
            <text:p>-0.002511</text:p>
          </table:table-cell>
          <table:table-cell office:value-type="float" office:value="-4.709999999999992E-4" table:formula="of:=[.H23]-[.$G$5]" table:style-name="ce1">
            <text:p>-0.000471</text:p>
          </table:table-cell>
          <table:table-cell office:value-type="float" office:value="-4.709999999999992E-4" table:formula="of:=[.I23]-[.$G$5]" table:style-name="ce1">
            <text:p>-0.000471</text:p>
          </table:table-cell>
          <table:table-cell office:value-type="float" office:value="1.8000700000000001" table:style-name="ce7">
            <text:p>1.80007</text:p>
          </table:table-cell>
          <table:table-cell office:value-type="float" office:value="-4.9603700000000004E-3" table:style-name="ce7">
            <text:p>-0.00496037</text:p>
          </table:table-cell>
          <table:table-cell office:value-type="float" office:value="-1.58364E-2" table:style-name="ce7">
            <text:p>-0.0158364</text:p>
          </table:table-cell>
          <table:table-cell table:number-columns-repeated="16369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1.8518E-2" table:style-name="ce1">
            <text:p>0.018518</text:p>
          </table:table-cell>
          <table:table-cell office:value-type="float" office:value="4.2347999999999997E-2" table:style-name="ce1">
            <text:p>0.042348</text:p>
          </table:table-cell>
          <table:table-cell office:value-type="float" office:value="-4.5052000000000002E-2" table:style-name="ce1">
            <text:p>-0.045052</text:p>
          </table:table-cell>
          <table:table-cell table:style-name="ce3"/>
          <table:table-cell office:value-type="float" office:value="1.90001" table:style-name="ce7">
            <text:p>1.90001</text:p>
          </table:table-cell>
          <table:table-cell office:value-type="float" office:value="0.65400499999999995" table:style-name="ce7">
            <text:p>0.654005</text:p>
          </table:table-cell>
          <table:table-cell office:value-type="float" office:value="0.65624700000000002" table:style-name="ce7">
            <text:p>0.656247</text:p>
          </table:table-cell>
          <table:table-cell office:value-type="float" office:value="0.65676100000000004" table:style-name="ce7">
            <text:p>0.656761</text:p>
          </table:table-cell>
          <table:table-cell office:value-type="float" office:value="-3.1750000000000389E-3" table:formula="of:=[.G24]-[.$G$5]" table:style-name="ce1">
            <text:p>-0.003175</text:p>
          </table:table-cell>
          <table:table-cell office:value-type="float" office:value="-9.3299999999996164E-4" table:formula="of:=[.H24]-[.$G$5]" table:style-name="ce1">
            <text:p>-0.000933</text:p>
          </table:table-cell>
          <table:table-cell office:value-type="float" office:value="-4.1899999999994719E-4" table:formula="of:=[.I24]-[.$G$5]" table:style-name="ce1">
            <text:p>-0.000419</text:p>
          </table:table-cell>
          <table:table-cell office:value-type="float" office:value="1.90001" table:style-name="ce7">
            <text:p>1.90001</text:p>
          </table:table-cell>
          <table:table-cell office:value-type="float" office:value="-7.7899400000000004E-3" table:style-name="ce7">
            <text:p>-0.00778994</text:p>
          </table:table-cell>
          <table:table-cell office:value-type="float" office:value="-1.26293E-2" table:style-name="ce7">
            <text:p>-0.0126293</text:p>
          </table:table-cell>
          <table:table-cell table:number-columns-repeated="1636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.9759999999999999E-3" table:style-name="ce1">
            <text:p>0.002976</text:p>
          </table:table-cell>
          <table:table-cell office:value-type="float" office:value="7.012E-3" table:style-name="ce1">
            <text:p>0.007012</text:p>
          </table:table-cell>
          <table:table-cell office:value-type="float" office:value="-5.4993E-2" table:style-name="ce1">
            <text:p>-0.054993</text:p>
          </table:table-cell>
          <table:table-cell table:style-name="ce3"/>
          <table:table-cell office:value-type="float" office:value="2.0000300000000002" table:style-name="ce7">
            <text:p>2.00003</text:p>
          </table:table-cell>
          <table:table-cell office:value-type="float" office:value="0.65311200000000003" table:style-name="ce7">
            <text:p>0.653112</text:p>
          </table:table-cell>
          <table:table-cell office:value-type="float" office:value="0.65555399999999997" table:style-name="ce7">
            <text:p>0.655554</text:p>
          </table:table-cell>
          <table:table-cell office:value-type="float" office:value="0.65687300000000004" table:style-name="ce7">
            <text:p>0.656873</text:p>
          </table:table-cell>
          <table:table-cell office:value-type="float" office:value="-4.0679999999999605E-3" table:formula="of:=[.G25]-[.$G$5]" table:style-name="ce1">
            <text:p>-0.004068</text:p>
          </table:table-cell>
          <table:table-cell office:value-type="float" office:value="-1.6260000000000163E-3" table:formula="of:=[.H25]-[.$G$5]" table:style-name="ce1">
            <text:p>-0.001626</text:p>
          </table:table-cell>
          <table:table-cell office:value-type="float" office:value="-3.069999999999462E-4" table:formula="of:=[.I25]-[.$G$5]" table:style-name="ce1">
            <text:p>-0.000307</text:p>
          </table:table-cell>
          <table:table-cell office:value-type="float" office:value="2.0000300000000002" table:style-name="ce7">
            <text:p>2.00003</text:p>
          </table:table-cell>
          <table:table-cell office:value-type="float" office:value="-7.9209399999999996E-3" table:style-name="ce7">
            <text:p>-0.00792094</text:p>
          </table:table-cell>
          <table:table-cell office:value-type="float" office:value="-7.3015299999999997E-3" table:style-name="ce7">
            <text:p>-0.00730153</text:p>
          </table:table-cell>
          <table:table-cell table:number-columns-repeated="16369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-1.1421000000000001E-2" table:style-name="ce1">
            <text:p>-0.011421</text:p>
          </table:table-cell>
          <table:table-cell office:value-type="float" office:value="-2.8351000000000001E-2" table:style-name="ce1">
            <text:p>-0.028351</text:p>
          </table:table-cell>
          <table:table-cell office:value-type="float" office:value="-4.7357000000000003E-2" table:style-name="ce1">
            <text:p>-0.047357</text:p>
          </table:table-cell>
          <table:table-cell table:style-name="ce3"/>
          <table:table-cell office:value-type="float" office:value="2.1" table:style-name="ce7">
            <text:p>2.1</text:p>
          </table:table-cell>
          <table:table-cell office:value-type="float" office:value="0.65212899999999996" table:style-name="ce7">
            <text:p>0.652129</text:p>
          </table:table-cell>
          <table:table-cell office:value-type="float" office:value="0.65491299999999997" table:style-name="ce7">
            <text:p>0.654913</text:p>
          </table:table-cell>
          <table:table-cell office:value-type="float" office:value="0.65686900000000004" table:style-name="ce7">
            <text:p>0.656869</text:p>
          </table:table-cell>
          <table:table-cell office:value-type="float" office:value="-5.0510000000000277E-3" table:formula="of:=[.G26]-[.$G$5]" table:style-name="ce1">
            <text:p>-0.005051</text:p>
          </table:table-cell>
          <table:table-cell office:value-type="float" office:value="-2.267000000000019E-3" table:formula="of:=[.H26]-[.$G$5]" table:style-name="ce1">
            <text:p>-0.002267</text:p>
          </table:table-cell>
          <table:table-cell office:value-type="float" office:value="-3.1099999999995021E-4" table:formula="of:=[.I26]-[.$G$5]" table:style-name="ce1">
            <text:p>-0.000311</text:p>
          </table:table-cell>
          <table:table-cell office:value-type="float" office:value="2.1" table:style-name="ce7">
            <text:p>2.1</text:p>
          </table:table-cell>
          <table:table-cell office:value-type="float" office:value="-1.20135E-2" table:style-name="ce7">
            <text:p>-0.0120135</text:p>
          </table:table-cell>
          <table:table-cell office:value-type="float" office:value="-8.35785E-3" table:style-name="ce7">
            <text:p>-0.00835785</text:p>
          </table:table-cell>
          <table:table-cell table:number-columns-repeated="16369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-1.9671999999999999E-2" table:style-name="ce1">
            <text:p>-0.019672</text:p>
          </table:table-cell>
          <table:table-cell office:value-type="float" office:value="-5.2915999999999998E-2" table:style-name="ce1">
            <text:p>-0.052916</text:p>
          </table:table-cell>
          <table:table-cell office:value-type="float" office:value="-2.7286999999999999E-2" table:style-name="ce1">
            <text:p>-0.027287</text:p>
          </table:table-cell>
          <table:table-cell table:style-name="ce3"/>
          <table:table-cell office:value-type="float" office:value="2.20004" table:style-name="ce7">
            <text:p>2.20004</text:p>
          </table:table-cell>
          <table:table-cell office:value-type="float" office:value="0.65101100000000001" table:style-name="ce7">
            <text:p>0.651011</text:p>
          </table:table-cell>
          <table:table-cell office:value-type="float" office:value="0.65438700000000005" table:style-name="ce7">
            <text:p>0.654387</text:p>
          </table:table-cell>
          <table:table-cell office:value-type="float" office:value="0.65676000000000001" table:style-name="ce7">
            <text:p>0.65676</text:p>
          </table:table-cell>
          <table:table-cell office:value-type="float" office:value="-6.1689999999999801E-3" table:formula="of:=[.G27]-[.$G$5]" table:style-name="ce1">
            <text:p>-0.006169</text:p>
          </table:table-cell>
          <table:table-cell office:value-type="float" office:value="-2.7929999999999344E-3" table:formula="of:=[.H27]-[.$G$5]" table:style-name="ce1">
            <text:p>-0.002793</text:p>
          </table:table-cell>
          <table:table-cell office:value-type="float" office:value="-4.1999999999997595E-4" table:formula="of:=[.I27]-[.$G$5]" table:style-name="ce1">
            <text:p>-0.00042</text:p>
          </table:table-cell>
          <table:table-cell office:value-type="float" office:value="2.20004" table:style-name="ce7">
            <text:p>2.20004</text:p>
          </table:table-cell>
          <table:table-cell office:value-type="float" office:value="-5.9713300000000004E-3" table:style-name="ce7">
            <text:p>-0.00597133</text:p>
          </table:table-cell>
          <table:table-cell office:value-type="float" office:value="-2.2911899999999998E-3" table:style-name="ce7">
            <text:p>-0.00229119</text:p>
          </table:table-cell>
          <table:table-cell table:number-columns-repeated="16369"/>
        </table:table-row>
        <table:table-row table:style-name="ro3">
          <table:table-cell office:value-type="float" office:value="2.2999999999999998" table:style-name="ce1">
            <text:p>2.3</text:p>
          </table:table-cell>
          <table:table-cell office:value-type="float" office:value="-1.9772000000000001E-2" table:style-name="ce1">
            <text:p>-0.019772</text:p>
          </table:table-cell>
          <table:table-cell office:value-type="float" office:value="-6.1506999999999999E-2" table:style-name="ce1">
            <text:p>-0.061507</text:p>
          </table:table-cell>
          <table:table-cell office:value-type="float" office:value="-4.5620000000000001E-3" table:style-name="ce1">
            <text:p>-0.004562</text:p>
          </table:table-cell>
          <table:table-cell table:style-name="ce3"/>
          <table:table-cell office:value-type="float" office:value="2.30002" table:style-name="ce7">
            <text:p>2.30002</text:p>
          </table:table-cell>
          <table:table-cell office:value-type="float" office:value="0.65006699999999995" table:style-name="ce7">
            <text:p>0.650067</text:p>
          </table:table-cell>
          <table:table-cell office:value-type="float" office:value="0.65384900000000001" table:style-name="ce7">
            <text:p>0.653849</text:p>
          </table:table-cell>
          <table:table-cell office:value-type="float" office:value="0.65647100000000003" table:style-name="ce7">
            <text:p>0.656471</text:p>
          </table:table-cell>
          <table:table-cell office:value-type="float" office:value="-7.113000000000036E-3" table:formula="of:=[.G28]-[.$G$5]" table:style-name="ce1">
            <text:p>-0.007113</text:p>
          </table:table-cell>
          <table:table-cell office:value-type="float" office:value="-3.3309999999999729E-3" table:formula="of:=[.H28]-[.$G$5]" table:style-name="ce1">
            <text:p>-0.003331</text:p>
          </table:table-cell>
          <table:table-cell office:value-type="float" office:value="-7.0899999999995966E-4" table:formula="of:=[.I28]-[.$G$5]" table:style-name="ce1">
            <text:p>-0.000709</text:p>
          </table:table-cell>
          <table:table-cell office:value-type="float" office:value="2.30002" table:style-name="ce7">
            <text:p>2.30002</text:p>
          </table:table-cell>
          <table:table-cell office:value-type="float" office:value="-6.3695499999999999E-3" table:style-name="ce7">
            <text:p>-0.00636955</text:p>
          </table:table-cell>
          <table:table-cell office:value-type="float" office:value="3.8786400000000003E-4" table:style-name="ce7">
            <text:p>0.000387864</text:p>
          </table:table-cell>
          <table:table-cell table:number-columns-repeated="16369"/>
        </table:table-row>
        <table:table-row table:style-name="ro3">
          <table:table-cell office:value-type="float" office:value="2.4" table:style-name="ce1">
            <text:p>2.4</text:p>
          </table:table-cell>
          <table:table-cell office:value-type="float" office:value="-1.3383000000000001E-2" table:style-name="ce1">
            <text:p>-0.013383</text:p>
          </table:table-cell>
          <table:table-cell office:value-type="float" office:value="-5.6252000000000003E-2" table:style-name="ce1">
            <text:p>-0.056252</text:p>
          </table:table-cell>
          <table:table-cell office:value-type="float" office:value="1.0954999999999999E-2" table:style-name="ce1">
            <text:p>0.010955</text:p>
          </table:table-cell>
          <table:table-cell table:style-name="ce3"/>
          <table:table-cell office:value-type="float" office:value="2.4000499999999998" table:style-name="ce7">
            <text:p>2.40005</text:p>
          </table:table-cell>
          <table:table-cell office:value-type="float" office:value="0.64924800000000005" table:style-name="ce7">
            <text:p>0.649248</text:p>
          </table:table-cell>
          <table:table-cell office:value-type="float" office:value="0.65314099999999997" table:style-name="ce7">
            <text:p>0.653141</text:p>
          </table:table-cell>
          <table:table-cell office:value-type="float" office:value="0.656088" table:style-name="ce7">
            <text:p>0.656088</text:p>
          </table:table-cell>
          <table:table-cell office:value-type="float" office:value="-7.9319999999999391E-3" table:formula="of:=[.G29]-[.$G$5]" table:style-name="ce1">
            <text:p>-0.007932</text:p>
          </table:table-cell>
          <table:table-cell office:value-type="float" office:value="-4.0390000000000148E-3" table:formula="of:=[.H29]-[.$G$5]" table:style-name="ce1">
            <text:p>-0.004039</text:p>
          </table:table-cell>
          <table:table-cell office:value-type="float" office:value="-1.0919999999999819E-3" table:formula="of:=[.I29]-[.$G$5]" table:style-name="ce1">
            <text:p>-0.001092</text:p>
          </table:table-cell>
          <table:table-cell office:value-type="float" office:value="2.4000499999999998" table:style-name="ce7">
            <text:p>2.40005</text:p>
          </table:table-cell>
          <table:table-cell office:value-type="float" office:value="-8.5331899999999995E-3" table:style-name="ce7">
            <text:p>-0.00853319</text:p>
          </table:table-cell>
          <table:table-cell office:value-type="float" office:value="3.5567699999999999E-3" table:style-name="ce7">
            <text:p>0.00355677</text:p>
          </table:table-cell>
          <table:table-cell table:number-columns-repeated="16369"/>
        </table:table-row>
        <table:table-row table:style-name="ro3">
          <table:table-cell office:value-type="float" office:value="2.5" table:style-name="ce1">
            <text:p>2.5</text:p>
          </table:table-cell>
          <table:table-cell office:value-type="float" office:value="-4.862E-3" table:style-name="ce1">
            <text:p>-0.004862</text:p>
          </table:table-cell>
          <table:table-cell office:value-type="float" office:value="-4.4916999999999999E-2" table:style-name="ce1">
            <text:p>-0.044917</text:p>
          </table:table-cell>
          <table:table-cell office:value-type="float" office:value="1.3681E-2" table:style-name="ce1">
            <text:p>0.013681</text:p>
          </table:table-cell>
          <table:table-cell table:style-name="ce3"/>
          <table:table-cell office:value-type="float" office:value="2.5000599999999999" table:style-name="ce7">
            <text:p>2.50006</text:p>
          </table:table-cell>
          <table:table-cell office:value-type="float" office:value="0.64863000000000004" table:style-name="ce7">
            <text:p>0.64863</text:p>
          </table:table-cell>
          <table:table-cell office:value-type="float" office:value="0.65242999999999995" table:style-name="ce7">
            <text:p>0.65243</text:p>
          </table:table-cell>
          <table:table-cell office:value-type="float" office:value="0.65562500000000001" table:style-name="ce7">
            <text:p>0.655625</text:p>
          </table:table-cell>
          <table:table-cell office:value-type="float" office:value="-8.5499999999999465E-3" table:formula="of:=[.G30]-[.$G$5]" table:style-name="ce1">
            <text:p>-0.00855</text:p>
          </table:table-cell>
          <table:table-cell office:value-type="float" office:value="-4.750000000000032E-3" table:formula="of:=[.H30]-[.$G$5]" table:style-name="ce1">
            <text:p>-0.00475</text:p>
          </table:table-cell>
          <table:table-cell office:value-type="float" office:value="-1.5549999999999731E-3" table:formula="of:=[.I30]-[.$G$5]" table:style-name="ce1">
            <text:p>-0.001555</text:p>
          </table:table-cell>
          <table:table-cell office:value-type="float" office:value="2.5000599999999999" table:style-name="ce7">
            <text:p>2.50006</text:p>
          </table:table-cell>
          <table:table-cell office:value-type="float" office:value="-1.6522999999999999E-2" table:style-name="ce7">
            <text:p>-0.016523</text:p>
          </table:table-cell>
          <table:table-cell office:value-type="float" office:value="-1.4589399999999999E-3" table:style-name="ce7">
            <text:p>-0.00145894</text:p>
          </table:table-cell>
          <table:table-cell table:number-columns-repeated="16369"/>
        </table:table-row>
        <table:table-row table:style-name="ro3">
          <table:table-cell office:value-type="float" office:value="2.6" table:style-name="ce1">
            <text:p>2.6</text:p>
          </table:table-cell>
          <table:table-cell office:value-type="float" office:value="8.6300000000000005E-4" table:style-name="ce1">
            <text:p>0.000863</text:p>
          </table:table-cell>
          <table:table-cell office:value-type="float" office:value="-3.6829000000000001E-2" table:style-name="ce1">
            <text:p>-0.036829</text:p>
          </table:table-cell>
          <table:table-cell office:value-type="float" office:value="4.568E-3" table:style-name="ce1">
            <text:p>0.004568</text:p>
          </table:table-cell>
          <table:table-cell table:style-name="ce3"/>
          <table:table-cell office:value-type="float" office:value="2.60006" table:style-name="ce7">
            <text:p>2.60006</text:p>
          </table:table-cell>
          <table:table-cell office:value-type="float" office:value="0.64854100000000003" table:style-name="ce7">
            <text:p>0.648541</text:p>
          </table:table-cell>
          <table:table-cell office:value-type="float" office:value="0.65165200000000001" table:style-name="ce7">
            <text:p>0.651652</text:p>
          </table:table-cell>
          <table:table-cell office:value-type="float" office:value="0.65498400000000001" table:style-name="ce7">
            <text:p>0.654984</text:p>
          </table:table-cell>
          <table:table-cell office:value-type="float" office:value="-8.6389999999999523E-3" table:formula="of:=[.G31]-[.$G$5]" table:style-name="ce1">
            <text:p>-0.008639</text:p>
          </table:table-cell>
          <table:table-cell office:value-type="float" office:value="-5.5279999999999774E-3" table:formula="of:=[.H31]-[.$G$5]" table:style-name="ce1">
            <text:p>-0.005528</text:p>
          </table:table-cell>
          <table:table-cell office:value-type="float" office:value="-2.1959999999999757E-3" table:formula="of:=[.I31]-[.$G$5]" table:style-name="ce1">
            <text:p>-0.002196</text:p>
          </table:table-cell>
          <table:table-cell office:value-type="float" office:value="2.60006" table:style-name="ce7">
            <text:p>2.60006</text:p>
          </table:table-cell>
          <table:table-cell office:value-type="float" office:value="-2.16218E-2" table:style-name="ce7">
            <text:p>-0.0216218</text:p>
          </table:table-cell>
          <table:table-cell office:value-type="float" office:value="-2.1706899999999999E-3" table:style-name="ce7">
            <text:p>-0.00217069</text:p>
          </table:table-cell>
          <table:table-cell table:number-columns-repeated="16369"/>
        </table:table-row>
        <table:table-row table:style-name="ro3">
          <table:table-cell office:value-type="float" office:value="2.7" table:style-name="ce1">
            <text:p>2.7</text:p>
          </table:table-cell>
          <table:table-cell office:value-type="float" office:value="5.7899999999999998E-4" table:style-name="ce1">
            <text:p>0.000579</text:p>
          </table:table-cell>
          <table:table-cell office:value-type="float" office:value="-3.8299E-2" table:style-name="ce1">
            <text:p>-0.038299</text:p>
          </table:table-cell>
          <table:table-cell office:value-type="float" office:value="-9.6589999999999992E-3" table:style-name="ce1">
            <text:p>-0.009659</text:p>
          </table:table-cell>
          <table:table-cell table:style-name="ce3"/>
          <table:table-cell office:value-type="float" office:value="2.7000299999999999" table:style-name="ce7">
            <text:p>2.70003</text:p>
          </table:table-cell>
          <table:table-cell office:value-type="float" office:value="0.64923900000000001" table:style-name="ce7">
            <text:p>0.649239</text:p>
          </table:table-cell>
          <table:table-cell office:value-type="float" office:value="0.65102199999999999" table:style-name="ce7">
            <text:p>0.651022</text:p>
          </table:table-cell>
          <table:table-cell office:value-type="float" office:value="0.65427900000000005" table:style-name="ce7">
            <text:p>0.654279</text:p>
          </table:table-cell>
          <table:table-cell office:value-type="float" office:value="-7.9409999999999759E-3" table:formula="of:=[.G32]-[.$G$5]" table:style-name="ce1">
            <text:p>-0.007941</text:p>
          </table:table-cell>
          <table:table-cell office:value-type="float" office:value="-6.1579999999999968E-3" table:formula="of:=[.H32]-[.$G$5]" table:style-name="ce1">
            <text:p>-0.006158</text:p>
          </table:table-cell>
          <table:table-cell office:value-type="float" office:value="-2.9009999999999314E-3" table:formula="of:=[.I32]-[.$G$5]" table:style-name="ce1">
            <text:p>-0.002901</text:p>
          </table:table-cell>
          <table:table-cell office:value-type="float" office:value="2.7000299999999999" table:style-name="ce7">
            <text:p>2.70003</text:p>
          </table:table-cell>
          <table:table-cell office:value-type="float" office:value="-2.6275300000000001E-2" table:style-name="ce7">
            <text:p>-0.0262753</text:p>
          </table:table-cell>
          <table:table-cell office:value-type="float" office:value="-2.56113E-3" table:style-name="ce7">
            <text:p>-0.00256113</text:p>
          </table:table-cell>
          <table:table-cell table:style-name="ce1">
            <draw:frame draw:z-index="3" draw:id="id5" draw:style-name="a5" draw:name="Gráfico 3" svg:x="0.77232in" svg:y="0.07887in" svg:width="9.10268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3">
          <table:table-cell office:value-type="float" office:value="2.8" table:style-name="ce1">
            <text:p>2.8</text:p>
          </table:table-cell>
          <table:table-cell office:value-type="float" office:value="-5.7860000000000003E-3" table:style-name="ce1">
            <text:p>-0.005786</text:p>
          </table:table-cell>
          <table:table-cell office:value-type="float" office:value="-4.9630000000000001E-2" table:style-name="ce1">
            <text:p>-0.04963</text:p>
          </table:table-cell>
          <table:table-cell office:value-type="float" office:value="-1.9838999999999999E-2" table:style-name="ce1">
            <text:p>-0.019839</text:p>
          </table:table-cell>
          <table:table-cell table:style-name="ce3"/>
          <table:table-cell office:value-type="float" office:value="2.8000600000000002" table:style-name="ce7">
            <text:p>2.80006</text:p>
          </table:table-cell>
          <table:table-cell office:value-type="float" office:value="0.65084399999999998" table:style-name="ce7">
            <text:p>0.650844</text:p>
          </table:table-cell>
          <table:table-cell office:value-type="float" office:value="0.65054199999999995" table:style-name="ce7">
            <text:p>0.650542</text:p>
          </table:table-cell>
          <table:table-cell office:value-type="float" office:value="0.65359" table:style-name="ce7">
            <text:p>0.65359</text:p>
          </table:table-cell>
          <table:table-cell office:value-type="float" office:value="-6.3360000000000083E-3" table:formula="of:=[.G33]-[.$G$5]" table:style-name="ce1">
            <text:p>-0.006336</text:p>
          </table:table-cell>
          <table:table-cell office:value-type="float" office:value="-6.6380000000000328E-3" table:formula="of:=[.H33]-[.$G$5]" table:style-name="ce1">
            <text:p>-0.006638</text:p>
          </table:table-cell>
          <table:table-cell office:value-type="float" office:value="-3.5899999999999821E-3" table:formula="of:=[.I33]-[.$G$5]" table:style-name="ce1">
            <text:p>-0.00359</text:p>
          </table:table-cell>
          <table:table-cell office:value-type="float" office:value="2.8000600000000002" table:style-name="ce7">
            <text:p>2.80006</text:p>
          </table:table-cell>
          <table:table-cell office:value-type="float" office:value="-2.79931E-2" table:style-name="ce7">
            <text:p>-0.0279931</text:p>
          </table:table-cell>
          <table:table-cell office:value-type="float" office:value="-2.41259E-3" table:style-name="ce7">
            <text:p>-0.00241259</text:p>
          </table:table-cell>
          <table:table-cell table:number-columns-repeated="16369"/>
        </table:table-row>
        <table:table-row table:style-name="ro3">
          <table:table-cell office:value-type="float" office:value="2.9" table:style-name="ce1">
            <text:p>2.9</text:p>
          </table:table-cell>
          <table:table-cell office:value-type="float" office:value="-1.5197E-2" table:style-name="ce1">
            <text:p>-0.015197</text:p>
          </table:table-cell>
          <table:table-cell office:value-type="float" office:value="-6.4995999999999998E-2" table:style-name="ce1">
            <text:p>-0.064996</text:p>
          </table:table-cell>
          <table:table-cell office:value-type="float" office:value="-1.8700999999999999E-2" table:style-name="ce1">
            <text:p>-0.018701</text:p>
          </table:table-cell>
          <table:table-cell table:style-name="ce3"/>
          <table:table-cell office:value-type="float" office:value="2.9000699999999999" table:style-name="ce7">
            <text:p>2.90007</text:p>
          </table:table-cell>
          <table:table-cell office:value-type="float" office:value="0.65350799999999998" table:style-name="ce7">
            <text:p>0.653508</text:p>
          </table:table-cell>
          <table:table-cell office:value-type="float" office:value="0.65029700000000001" table:style-name="ce7">
            <text:p>0.650297</text:p>
          </table:table-cell>
          <table:table-cell office:value-type="float" office:value="0.65297099999999997" table:style-name="ce7">
            <text:p>0.652971</text:p>
          </table:table-cell>
          <table:table-cell office:value-type="float" office:value="-3.6720000000000086E-3" table:formula="of:=[.G34]-[.$G$5]" table:style-name="ce1">
            <text:p>-0.003672</text:p>
          </table:table-cell>
          <table:table-cell office:value-type="float" office:value="-6.8829999999999725E-3" table:formula="of:=[.H34]-[.$G$5]" table:style-name="ce1">
            <text:p>-0.006883</text:p>
          </table:table-cell>
          <table:table-cell office:value-type="float" office:value="-4.2090000000000183E-3" table:formula="of:=[.I34]-[.$G$5]" table:style-name="ce1">
            <text:p>-0.004209</text:p>
          </table:table-cell>
          <table:table-cell office:value-type="float" office:value="2.9000699999999999" table:style-name="ce7">
            <text:p>2.90007</text:p>
          </table:table-cell>
          <table:table-cell office:value-type="float" office:value="-3.09082E-2" table:style-name="ce7">
            <text:p>-0.0309082</text:p>
          </table:table-cell>
          <table:table-cell office:value-type="float" office:value="-2.0757100000000001E-3" table:style-name="ce7">
            <text:p>-0.00207571</text:p>
          </table:table-cell>
          <table:table-cell table:number-columns-repeated="16369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float" office:value="-2.2922000000000001E-2" table:style-name="ce1">
            <text:p>-0.022922</text:p>
          </table:table-cell>
          <table:table-cell office:value-type="float" office:value="-7.5152999999999998E-2" table:style-name="ce1">
            <text:p>-0.075153</text:p>
          </table:table-cell>
          <table:table-cell office:value-type="float" office:value="-4.2230000000000002E-3" table:style-name="ce1">
            <text:p>-0.004223</text:p>
          </table:table-cell>
          <table:table-cell table:style-name="ce3"/>
          <table:table-cell office:value-type="float" office:value="3.0000499999999999" table:style-name="ce7">
            <text:p>3.00005</text:p>
          </table:table-cell>
          <table:table-cell office:value-type="float" office:value="0.65709700000000004" table:style-name="ce7">
            <text:p>0.657097</text:p>
          </table:table-cell>
          <table:table-cell office:value-type="float" office:value="0.65032000000000001" table:style-name="ce7">
            <text:p>0.65032</text:p>
          </table:table-cell>
          <table:table-cell office:value-type="float" office:value="0.65248099999999998" table:style-name="ce7">
            <text:p>0.652481</text:p>
          </table:table-cell>
          <table:table-cell office:value-type="float" office:value="-8.299999999994423E-5" table:formula="of:=[.G35]-[.$G$5]" table:style-name="ce1">
            <text:p>-8.3E-05</text:p>
          </table:table-cell>
          <table:table-cell office:value-type="float" office:value="-6.8599999999999772E-3" table:formula="of:=[.H35]-[.$G$5]" table:style-name="ce1">
            <text:p>-0.00686</text:p>
          </table:table-cell>
          <table:table-cell office:value-type="float" office:value="-4.6990000000000087E-3" table:formula="of:=[.I35]-[.$G$5]" table:style-name="ce1">
            <text:p>-0.004699</text:p>
          </table:table-cell>
          <table:table-cell office:value-type="float" office:value="3.0000499999999999" table:style-name="ce7">
            <text:p>3.00005</text:p>
          </table:table-cell>
          <table:table-cell office:value-type="float" office:value="-2.9756899999999999E-2" table:style-name="ce7">
            <text:p>-0.0297569</text:p>
          </table:table-cell>
          <table:table-cell office:value-type="float" office:value="4.7066599999999997E-3" table:style-name="ce7">
            <text:p>0.00470666</text:p>
          </table:table-cell>
          <table:table-cell table:number-columns-repeated="16369"/>
        </table:table-row>
        <table:table-row table:style-name="ro3">
          <table:table-cell office:value-type="float" office:value="3.1" table:style-name="ce1">
            <text:p>3.1</text:p>
          </table:table-cell>
          <table:table-cell office:value-type="float" office:value="-2.4674000000000001E-2" table:style-name="ce1">
            <text:p>-0.024674</text:p>
          </table:table-cell>
          <table:table-cell office:value-type="float" office:value="-7.1709999999999996E-2" table:style-name="ce1">
            <text:p>-0.07171</text:p>
          </table:table-cell>
          <table:table-cell office:value-type="float" office:value="1.9434E-2" table:style-name="ce1">
            <text:p>0.019434</text:p>
          </table:table-cell>
          <table:table-cell table:style-name="ce3"/>
          <table:table-cell office:value-type="float" office:value="3.1" table:style-name="ce7">
            <text:p>3.1</text:p>
          </table:table-cell>
          <table:table-cell office:value-type="float" office:value="0.66159999999999997" table:style-name="ce7">
            <text:p>0.6616</text:p>
          </table:table-cell>
          <table:table-cell office:value-type="float" office:value="0.65077799999999997" table:style-name="ce7">
            <text:p>0.650778</text:p>
          </table:table-cell>
          <table:table-cell office:value-type="float" office:value="0.65198699999999998" table:style-name="ce7">
            <text:p>0.651987</text:p>
          </table:table-cell>
          <table:table-cell office:value-type="float" office:value="4.4199999999999795E-3" table:formula="of:=[.G36]-[.$G$5]" table:style-name="ce1">
            <text:p>0.00442</text:p>
          </table:table-cell>
          <table:table-cell office:value-type="float" office:value="-6.4020000000000188E-3" table:formula="of:=[.H36]-[.$G$5]" table:style-name="ce1">
            <text:p>-0.006402</text:p>
          </table:table-cell>
          <table:table-cell office:value-type="float" office:value="-5.1930000000000032E-3" table:formula="of:=[.I36]-[.$G$5]" table:style-name="ce1">
            <text:p>-0.005193</text:p>
          </table:table-cell>
          <table:table-cell office:value-type="float" office:value="3.1" table:style-name="ce7">
            <text:p>3.1</text:p>
          </table:table-cell>
          <table:table-cell office:value-type="float" office:value="-2.4666199999999999E-2" table:style-name="ce7">
            <text:p>-0.0246662</text:p>
          </table:table-cell>
          <table:table-cell office:value-type="float" office:value="1.63032E-2" table:style-name="ce7">
            <text:p>0.0163032</text:p>
          </table:table-cell>
          <table:table-cell table:number-columns-repeated="16369"/>
        </table:table-row>
        <table:table-row table:style-name="ro3">
          <table:table-cell office:value-type="float" office:value="3.2" table:style-name="ce1">
            <text:p>3.2</text:p>
          </table:table-cell>
          <table:table-cell office:value-type="float" office:value="-1.8506000000000002E-2" table:style-name="ce1">
            <text:p>-0.018506</text:p>
          </table:table-cell>
          <table:table-cell office:value-type="float" office:value="-5.1008999999999999E-2" table:style-name="ce1">
            <text:p>-0.051009</text:p>
          </table:table-cell>
          <table:table-cell office:value-type="float" office:value="4.3770999999999997E-2" table:style-name="ce1">
            <text:p>0.043771</text:p>
          </table:table-cell>
          <table:table-cell table:style-name="ce3"/>
          <table:table-cell office:value-type="float" office:value="3.2000500000000001" table:style-name="ce7">
            <text:p>3.20005</text:p>
          </table:table-cell>
          <table:table-cell office:value-type="float" office:value="0.66677299999999995" table:style-name="ce7">
            <text:p>0.666773</text:p>
          </table:table-cell>
          <table:table-cell office:value-type="float" office:value="0.65188400000000002" table:style-name="ce7">
            <text:p>0.651884</text:p>
          </table:table-cell>
          <table:table-cell office:value-type="float" office:value="0.651667" table:style-name="ce7">
            <text:p>0.651667</text:p>
          </table:table-cell>
          <table:table-cell office:value-type="float" office:value="9.5929999999999627E-3" table:formula="of:=[.G37]-[.$G$5]" table:style-name="ce1">
            <text:p>0.009593</text:p>
          </table:table-cell>
          <table:table-cell office:value-type="float" office:value="-5.2959999999999674E-3" table:formula="of:=[.H37]-[.$G$5]" table:style-name="ce1">
            <text:p>-0.005296</text:p>
          </table:table-cell>
          <table:table-cell office:value-type="float" office:value="-5.5129999999999901E-3" table:formula="of:=[.I37]-[.$G$5]" table:style-name="ce1">
            <text:p>-0.005513</text:p>
          </table:table-cell>
          <table:table-cell office:value-type="float" office:value="3.2000500000000001" table:style-name="ce7">
            <text:p>3.20005</text:p>
          </table:table-cell>
          <table:table-cell office:value-type="float" office:value="-1.72777E-2" table:style-name="ce7">
            <text:p>-0.0172777</text:p>
          </table:table-cell>
          <table:table-cell office:value-type="float" office:value="2.34089E-2" table:style-name="ce7">
            <text:p>0.0234089</text:p>
          </table:table-cell>
          <table:table-cell table:number-columns-repeated="16369"/>
        </table:table-row>
        <table:table-row table:style-name="ro3">
          <table:table-cell office:value-type="float" office:value="3.3" table:style-name="ce1">
            <text:p>3.3</text:p>
          </table:table-cell>
          <table:table-cell office:value-type="float" office:value="-5.6579999999999998E-3" table:style-name="ce1">
            <text:p>-0.005658</text:p>
          </table:table-cell>
          <table:table-cell office:value-type="float" office:value="-1.5907000000000001E-2" table:style-name="ce1">
            <text:p>-0.015907</text:p>
          </table:table-cell>
          <table:table-cell office:value-type="float" office:value="5.9674999999999999E-2" table:style-name="ce1">
            <text:p>0.059675</text:p>
          </table:table-cell>
          <table:table-cell table:style-name="ce3"/>
          <table:table-cell office:value-type="float" office:value="3.30002" table:style-name="ce7">
            <text:p>3.30002</text:p>
          </table:table-cell>
          <table:table-cell office:value-type="float" office:value="0.67219799999999996" table:style-name="ce7">
            <text:p>0.672198</text:p>
          </table:table-cell>
          <table:table-cell office:value-type="float" office:value="0.65385000000000004" table:style-name="ce7">
            <text:p>0.65385</text:p>
          </table:table-cell>
          <table:table-cell office:value-type="float" office:value="0.651447" table:style-name="ce7">
            <text:p>0.651447</text:p>
          </table:table-cell>
          <table:table-cell office:value-type="float" office:value="1.5017999999999976E-2" table:formula="of:=[.G38]-[.$G$5]" table:style-name="ce1">
            <text:p>0.015018</text:p>
          </table:table-cell>
          <table:table-cell office:value-type="float" office:value="-3.3299999999999441E-3" table:formula="of:=[.H38]-[.$G$5]" table:style-name="ce1">
            <text:p>-0.00333</text:p>
          </table:table-cell>
          <table:table-cell office:value-type="float" office:value="-5.7329999999999881E-3" table:formula="of:=[.I38]-[.$G$5]" table:style-name="ce1">
            <text:p>-0.005733</text:p>
          </table:table-cell>
          <table:table-cell office:value-type="float" office:value="3.30002" table:style-name="ce7">
            <text:p>3.30002</text:p>
          </table:table-cell>
          <table:table-cell office:value-type="float" office:value="-1.1931300000000001E-2" table:style-name="ce7">
            <text:p>-0.0119313</text:p>
          </table:table-cell>
          <table:table-cell office:value-type="float" office:value="2.1193199999999999E-2" table:style-name="ce7">
            <text:p>0.0211932</text:p>
          </table:table-cell>
          <table:table-cell table:number-columns-repeated="16369"/>
        </table:table-row>
        <table:table-row table:style-name="ro3">
          <table:table-cell office:value-type="float" office:value="3.4" table:style-name="ce1">
            <text:p>3.4</text:p>
          </table:table-cell>
          <table:table-cell office:value-type="float" office:value="1.0003E-2" table:style-name="ce1">
            <text:p>0.010003</text:p>
          </table:table-cell>
          <table:table-cell office:value-type="float" office:value="2.5277000000000001E-2" table:style-name="ce1">
            <text:p>0.025277</text:p>
          </table:table-cell>
          <table:table-cell office:value-type="float" office:value="6.1343000000000002E-2" table:style-name="ce1">
            <text:p>0.061343</text:p>
          </table:table-cell>
          <table:table-cell table:style-name="ce3"/>
          <table:table-cell office:value-type="float" office:value="3.4" table:style-name="ce7">
            <text:p>3.4</text:p>
          </table:table-cell>
          <table:table-cell office:value-type="float" office:value="0.67728900000000003" table:style-name="ce7">
            <text:p>0.677289</text:p>
          </table:table-cell>
          <table:table-cell office:value-type="float" office:value="0.65674200000000005" table:style-name="ce7">
            <text:p>0.656742</text:p>
          </table:table-cell>
          <table:table-cell office:value-type="float" office:value="0.651563" table:style-name="ce7">
            <text:p>0.651563</text:p>
          </table:table-cell>
          <table:table-cell office:value-type="float" office:value="2.0109000000000044E-2" table:formula="of:=[.G39]-[.$G$5]" table:style-name="ce1">
            <text:p>0.020109</text:p>
          </table:table-cell>
          <table:table-cell office:value-type="float" office:value="-4.3799999999993844E-4" table:formula="of:=[.H39]-[.$G$5]" table:style-name="ce1">
            <text:p>-0.000438</text:p>
          </table:table-cell>
          <table:table-cell office:value-type="float" office:value="-5.6169999999999831E-3" table:formula="of:=[.I39]-[.$G$5]" table:style-name="ce1">
            <text:p>-0.005617</text:p>
          </table:table-cell>
          <table:table-cell office:value-type="float" office:value="3.4" table:style-name="ce7">
            <text:p>3.4</text:p>
          </table:table-cell>
          <table:table-cell office:value-type="float" office:value="-1.8044000000000001E-3" table:style-name="ce7">
            <text:p>-0.0018044</text:p>
          </table:table-cell>
          <table:table-cell office:value-type="float" office:value="1.67291E-2" table:style-name="ce7">
            <text:p>0.0167291</text:p>
          </table:table-cell>
          <table:table-cell table:number-columns-repeated="16369"/>
        </table:table-row>
        <table:table-row table:style-name="ro3">
          <table:table-cell office:value-type="float" office:value="3.5" table:style-name="ce1">
            <text:p>3.5</text:p>
          </table:table-cell>
          <table:table-cell office:value-type="float" office:value="2.3642E-2" table:style-name="ce1">
            <text:p>0.023642</text:p>
          </table:table-cell>
          <table:table-cell office:value-type="float" office:value="6.2137999999999999E-2" table:style-name="ce1">
            <text:p>0.062138</text:p>
          </table:table-cell>
          <table:table-cell office:value-type="float" office:value="4.8661999999999997E-2" table:style-name="ce1">
            <text:p>0.048662</text:p>
          </table:table-cell>
          <table:table-cell table:style-name="ce3"/>
          <table:table-cell office:value-type="float" office:value="3.5000300000000002" table:style-name="ce7">
            <text:p>3.50003</text:p>
          </table:table-cell>
          <table:table-cell office:value-type="float" office:value="0.68120599999999998" table:style-name="ce7">
            <text:p>0.681206</text:p>
          </table:table-cell>
          <table:table-cell office:value-type="float" office:value="0.66053499999999998" table:style-name="ce7">
            <text:p>0.660535</text:p>
          </table:table-cell>
          <table:table-cell office:value-type="float" office:value="0.65202700000000002" table:style-name="ce7">
            <text:p>0.652027</text:p>
          </table:table-cell>
          <table:table-cell office:value-type="float" office:value="2.4025999999999992E-2" table:formula="of:=[.G40]-[.$G$5]" table:style-name="ce1">
            <text:p>0.024026</text:p>
          </table:table-cell>
          <table:table-cell office:value-type="float" office:value="3.3549999999999969E-3" table:formula="of:=[.H40]-[.$G$5]" table:style-name="ce1">
            <text:p>0.003355</text:p>
          </table:table-cell>
          <table:table-cell office:value-type="float" office:value="-5.1529999999999632E-3" table:formula="of:=[.I40]-[.$G$5]" table:style-name="ce1">
            <text:p>-0.005153</text:p>
          </table:table-cell>
          <table:table-cell office:value-type="float" office:value="3.5000300000000002" table:style-name="ce7">
            <text:p>3.50003</text:p>
          </table:table-cell>
          <table:table-cell office:value-type="float" office:value="1.2601899999999999E-2" table:style-name="ce7">
            <text:p>0.0126019</text:p>
          </table:table-cell>
          <table:table-cell office:value-type="float" office:value="1.7188599999999998E-2" table:style-name="ce7">
            <text:p>0.0171886</text:p>
          </table:table-cell>
          <table:table-cell table:number-columns-repeated="16369"/>
        </table:table-row>
        <table:table-row table:style-name="ro3">
          <table:table-cell office:value-type="float" office:value="3.6" table:style-name="ce1">
            <text:p>3.6</text:p>
          </table:table-cell>
          <table:table-cell office:value-type="float" office:value="3.1489000000000003E-2" table:style-name="ce1">
            <text:p>0.031489</text:p>
          </table:table-cell>
          <table:table-cell office:value-type="float" office:value="8.6342000000000002E-2" table:style-name="ce1">
            <text:p>0.086342</text:p>
          </table:table-cell>
          <table:table-cell office:value-type="float" office:value="2.7036000000000001E-2" table:style-name="ce1">
            <text:p>0.027036</text:p>
          </table:table-cell>
          <table:table-cell table:style-name="ce3"/>
          <table:table-cell office:value-type="float" office:value="3.6000299999999998" table:style-name="ce7">
            <text:p>3.60003</text:p>
          </table:table-cell>
          <table:table-cell office:value-type="float" office:value="0.682751" table:style-name="ce7">
            <text:p>0.682751</text:p>
          </table:table-cell>
          <table:table-cell office:value-type="float" office:value="0.66497099999999998" table:style-name="ce7">
            <text:p>0.664971</text:p>
          </table:table-cell>
          <table:table-cell office:value-type="float" office:value="0.65301699999999996" table:style-name="ce7">
            <text:p>0.653017</text:p>
          </table:table-cell>
          <table:table-cell office:value-type="float" office:value="2.557100000000001E-2" table:formula="of:=[.G41]-[.$G$5]" table:style-name="ce1">
            <text:p>0.025571</text:p>
          </table:table-cell>
          <table:table-cell office:value-type="float" office:value="7.7909999999999924E-3" table:formula="of:=[.H41]-[.$G$5]" table:style-name="ce1">
            <text:p>0.007791</text:p>
          </table:table-cell>
          <table:table-cell office:value-type="float" office:value="-4.1630000000000278E-3" table:formula="of:=[.I41]-[.$G$5]" table:style-name="ce1">
            <text:p>-0.004163</text:p>
          </table:table-cell>
          <table:table-cell office:value-type="float" office:value="3.6000299999999998" table:style-name="ce7">
            <text:p>3.60003</text:p>
          </table:table-cell>
          <table:table-cell office:value-type="float" office:value="3.0566900000000001E-2" table:style-name="ce7">
            <text:p>0.0305669</text:p>
          </table:table-cell>
          <table:table-cell office:value-type="float" office:value="2.2071500000000001E-2" table:style-name="ce7">
            <text:p>0.0220715</text:p>
          </table:table-cell>
          <table:table-cell table:number-columns-repeated="16369"/>
        </table:table-row>
        <table:table-row table:style-name="ro3">
          <table:table-cell office:value-type="float" office:value="3.7" table:style-name="ce1">
            <text:p>3.7</text:p>
          </table:table-cell>
          <table:table-cell office:value-type="float" office:value="3.2328000000000003E-2" table:style-name="ce1">
            <text:p>0.032328</text:p>
          </table:table-cell>
          <table:table-cell office:value-type="float" office:value="9.4728999999999994E-2" table:style-name="ce1">
            <text:p>0.094729</text:p>
          </table:table-cell>
          <table:table-cell office:value-type="float" office:value="4.8089999999999999E-3" table:style-name="ce1">
            <text:p>0.004809</text:p>
          </table:table-cell>
          <table:table-cell table:style-name="ce3"/>
          <table:table-cell office:value-type="float" office:value="3.7000299999999999" table:style-name="ce7">
            <text:p>3.70003</text:p>
          </table:table-cell>
          <table:table-cell office:value-type="float" office:value="0.68132300000000001" table:style-name="ce7">
            <text:p>0.681323</text:p>
          </table:table-cell>
          <table:table-cell office:value-type="float" office:value="0.66966599999999998" table:style-name="ce7">
            <text:p>0.669666</text:p>
          </table:table-cell>
          <table:table-cell office:value-type="float" office:value="0.65457500000000002" table:style-name="ce7">
            <text:p>0.654575</text:p>
          </table:table-cell>
          <table:table-cell office:value-type="float" office:value="2.4143000000000026E-2" table:formula="of:=[.G42]-[.$G$5]" table:style-name="ce1">
            <text:p>0.024143</text:p>
          </table:table-cell>
          <table:table-cell office:value-type="float" office:value="1.2485999999999997E-2" table:formula="of:=[.H42]-[.$G$5]" table:style-name="ce1">
            <text:p>0.012486</text:p>
          </table:table-cell>
          <table:table-cell office:value-type="float" office:value="-2.6049999999999685E-3" table:formula="of:=[.I42]-[.$G$5]" table:style-name="ce1">
            <text:p>-0.002605</text:p>
          </table:table-cell>
          <table:table-cell office:value-type="float" office:value="3.7000299999999999" table:style-name="ce7">
            <text:p>3.70003</text:p>
          </table:table-cell>
          <table:table-cell office:value-type="float" office:value="4.8673500000000001E-2" table:style-name="ce7">
            <text:p>0.0486735</text:p>
          </table:table-cell>
          <table:table-cell office:value-type="float" office:value="2.4307499999999999E-2" table:style-name="ce7">
            <text:p>0.0243075</text:p>
          </table:table-cell>
          <table:table-cell table:number-columns-repeated="16369"/>
        </table:table-row>
        <table:table-row table:style-name="ro3">
          <table:table-cell office:value-type="float" office:value="3.8" table:style-name="ce1">
            <text:p>3.8</text:p>
          </table:table-cell>
          <table:table-cell office:value-type="float" office:value="2.7810999999999999E-2" table:style-name="ce1">
            <text:p>0.027811</text:p>
          </table:table-cell>
          <table:table-cell office:value-type="float" office:value="9.0038000000000007E-2" table:style-name="ce1">
            <text:p>0.090038</text:p>
          </table:table-cell>
          <table:table-cell office:value-type="float" office:value="-1.0513E-2" table:style-name="ce1">
            <text:p>-0.010513</text:p>
          </table:table-cell>
          <table:table-cell table:style-name="ce3"/>
          <table:table-cell office:value-type="float" office:value="3.80002" table:style-name="ce7">
            <text:p>3.80002</text:p>
          </table:table-cell>
          <table:table-cell office:value-type="float" office:value="0.67698100000000005" table:style-name="ce7">
            <text:p>0.676981</text:p>
          </table:table-cell>
          <table:table-cell office:value-type="float" office:value="0.67418" table:style-name="ce7">
            <text:p>0.67418</text:p>
          </table:table-cell>
          <table:table-cell office:value-type="float" office:value="0.65686699999999998" table:style-name="ce7">
            <text:p>0.656867</text:p>
          </table:table-cell>
          <table:table-cell office:value-type="float" office:value="1.9801000000000069E-2" table:formula="of:=[.G43]-[.$G$5]" table:style-name="ce1">
            <text:p>0.019801</text:p>
          </table:table-cell>
          <table:table-cell office:value-type="float" office:value="1.7000000000000015E-2" table:formula="of:=[.H43]-[.$G$5]" table:style-name="ce1">
            <text:p>0.017</text:p>
          </table:table-cell>
          <table:table-cell office:value-type="float" office:value="-3.1300000000000772E-4" table:formula="of:=[.I43]-[.$G$5]" table:style-name="ce1">
            <text:p>-0.000313</text:p>
          </table:table-cell>
          <table:table-cell office:value-type="float" office:value="3.80002" table:style-name="ce7">
            <text:p>3.80002</text:p>
          </table:table-cell>
          <table:table-cell office:value-type="float" office:value="6.2863100000000005E-2" table:style-name="ce7">
            <text:p>0.0628631</text:p>
          </table:table-cell>
          <table:table-cell office:value-type="float" office:value="2.52035E-2" table:style-name="ce7">
            <text:p>0.0252035</text:p>
          </table:table-cell>
          <table:table-cell table:number-columns-repeated="16369"/>
        </table:table-row>
        <table:table-row table:style-name="ro3">
          <table:table-cell office:value-type="float" office:value="3.9" table:style-name="ce1">
            <text:p>3.9</text:p>
          </table:table-cell>
          <table:table-cell office:value-type="float" office:value="2.1493999999999999E-2" table:style-name="ce1">
            <text:p>0.021494</text:p>
          </table:table-cell>
          <table:table-cell office:value-type="float" office:value="7.9011999999999999E-2" table:style-name="ce1">
            <text:p>0.079012</text:p>
          </table:table-cell>
          <table:table-cell office:value-type="float" office:value="-1.5521E-2" table:style-name="ce1">
            <text:p>-0.015521</text:p>
          </table:table-cell>
          <table:table-cell table:style-name="ce3"/>
          <table:table-cell office:value-type="float" office:value="3.9000699999999999" table:style-name="ce7">
            <text:p>3.90007</text:p>
          </table:table-cell>
          <table:table-cell office:value-type="float" office:value="0.67011399999999999" table:style-name="ce7">
            <text:p>0.670114</text:p>
          </table:table-cell>
          <table:table-cell office:value-type="float" office:value="0.67794500000000002" table:style-name="ce7">
            <text:p>0.677945</text:p>
          </table:table-cell>
          <table:table-cell office:value-type="float" office:value="0.65993000000000002" table:style-name="ce7">
            <text:p>0.65993</text:p>
          </table:table-cell>
          <table:table-cell office:value-type="float" office:value="1.2934000000000001E-2" table:formula="of:=[.G44]-[.$G$5]" table:style-name="ce1">
            <text:p>0.012934</text:p>
          </table:table-cell>
          <table:table-cell office:value-type="float" office:value="2.0765000000000033E-2" table:formula="of:=[.H44]-[.$G$5]" table:style-name="ce1">
            <text:p>0.020765</text:p>
          </table:table-cell>
          <table:table-cell office:value-type="float" office:value="2.7500000000000302E-3" table:formula="of:=[.I44]-[.$G$5]" table:style-name="ce1">
            <text:p>0.00275</text:p>
          </table:table-cell>
          <table:table-cell office:value-type="float" office:value="3.9000699999999999" table:style-name="ce7">
            <text:p>3.90007</text:p>
          </table:table-cell>
          <table:table-cell office:value-type="float" office:value="7.4325199999999994E-2" table:style-name="ce7">
            <text:p>0.0743252</text:p>
          </table:table-cell>
          <table:table-cell office:value-type="float" office:value="1.7805700000000001E-2" table:style-name="ce7">
            <text:p>0.0178057</text:p>
          </table:table-cell>
          <table:table-cell table:number-columns-repeated="16369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1.704E-2" table:style-name="ce1">
            <text:p>0.01704</text:p>
          </table:table-cell>
          <table:table-cell office:value-type="float" office:value="6.8819000000000005E-2" table:style-name="ce1">
            <text:p>0.068819</text:p>
          </table:table-cell>
          <table:table-cell office:value-type="float" office:value="-1.217E-2" table:style-name="ce1">
            <text:p>-0.01217</text:p>
          </table:table-cell>
          <table:table-cell table:style-name="ce3"/>
          <table:table-cell office:value-type="float" office:value="4.0000099999999996" table:style-name="ce7">
            <text:p>4.00001</text:p>
          </table:table-cell>
          <table:table-cell office:value-type="float" office:value="0.66176199999999996" table:style-name="ce7">
            <text:p>0.661762</text:p>
          </table:table-cell>
          <table:table-cell office:value-type="float" office:value="0.68010599999999999" table:style-name="ce7">
            <text:p>0.680106</text:p>
          </table:table-cell>
          <table:table-cell office:value-type="float" office:value="0.66363899999999998" table:style-name="ce7">
            <text:p>0.663639</text:p>
          </table:table-cell>
          <table:table-cell office:value-type="float" office:value="4.581999999999975E-3" table:formula="of:=[.G45]-[.$G$5]" table:style-name="ce1">
            <text:p>0.004582</text:p>
          </table:table-cell>
          <table:table-cell office:value-type="float" office:value="2.2926000000000002E-2" table:formula="of:=[.H45]-[.$G$5]" table:style-name="ce1">
            <text:p>0.022926</text:p>
          </table:table-cell>
          <table:table-cell office:value-type="float" office:value="6.4589999999999925E-3" table:formula="of:=[.I45]-[.$G$5]" table:style-name="ce1">
            <text:p>0.006459</text:p>
          </table:table-cell>
          <table:table-cell office:value-type="float" office:value="4.0000099999999996" table:style-name="ce7">
            <text:p>4.00001</text:p>
          </table:table-cell>
          <table:table-cell office:value-type="float" office:value="8.21099E-2" table:style-name="ce7">
            <text:p>0.0821099</text:p>
          </table:table-cell>
          <table:table-cell office:value-type="float" office:value="3.9628299999999997E-3" table:style-name="ce7">
            <text:p>0.00396283</text:p>
          </table:table-cell>
          <table:table-cell table:number-columns-repeated="16369"/>
        </table:table-row>
        <table:table-row table:style-name="ro3">
          <table:table-cell office:value-type="float" office:value="4.0999999999999996" table:style-name="ce1">
            <text:p>4.1</text:p>
          </table:table-cell>
          <table:table-cell office:value-type="float" office:value="1.6435999999999999E-2" table:style-name="ce1">
            <text:p>0.016436</text:p>
          </table:table-cell>
          <table:table-cell office:value-type="float" office:value="6.3492000000000007E-2" table:style-name="ce1">
            <text:p>0.063492</text:p>
          </table:table-cell>
          <table:table-cell office:value-type="float" office:value="-6.5129999999999997E-3" table:style-name="ce1">
            <text:p>-0.006513</text:p>
          </table:table-cell>
          <table:table-cell table:style-name="ce3"/>
          <table:table-cell office:value-type="float" office:value="4.1000199999999998" table:style-name="ce7">
            <text:p>4.10002</text:p>
          </table:table-cell>
          <table:table-cell office:value-type="float" office:value="0.65306500000000001" table:style-name="ce7">
            <text:p>0.653065</text:p>
          </table:table-cell>
          <table:table-cell office:value-type="float" office:value="0.68010499999999996" table:style-name="ce7">
            <text:p>0.680105</text:p>
          </table:table-cell>
          <table:table-cell office:value-type="float" office:value="0.66767699999999996" table:style-name="ce7">
            <text:p>0.667677</text:p>
          </table:table-cell>
          <table:table-cell office:value-type="float" office:value="-4.1149999999999798E-3" table:formula="of:=[.G46]-[.$G$5]" table:style-name="ce1">
            <text:p>-0.004115</text:p>
          </table:table-cell>
          <table:table-cell office:value-type="float" office:value="2.2924999999999973E-2" table:formula="of:=[.H46]-[.$G$5]" table:style-name="ce1">
            <text:p>0.022925</text:p>
          </table:table-cell>
          <table:table-cell office:value-type="float" office:value="1.0496999999999979E-2" table:formula="of:=[.I46]-[.$G$5]" table:style-name="ce1">
            <text:p>0.010497</text:p>
          </table:table-cell>
          <table:table-cell office:value-type="float" office:value="4.1000199999999998" table:style-name="ce7">
            <text:p>4.10002</text:p>
          </table:table-cell>
          <table:table-cell office:value-type="float" office:value="8.3941600000000005E-2" table:style-name="ce7">
            <text:p>0.0839416</text:p>
          </table:table-cell>
          <table:table-cell office:value-type="float" office:value="-1.25773E-2" table:style-name="ce7">
            <text:p>-0.0125773</text:p>
          </table:table-cell>
          <table:table-cell table:number-columns-repeated="16369"/>
        </table:table-row>
        <table:table-row table:style-name="ro3">
          <table:table-cell office:value-type="float" office:value="4.2" table:style-name="ce1">
            <text:p>4.2</text:p>
          </table:table-cell>
          <table:table-cell office:value-type="float" office:value="1.9043000000000001E-2" table:style-name="ce1">
            <text:p>0.019043</text:p>
          </table:table-cell>
          <table:table-cell office:value-type="float" office:value="6.2038000000000003E-2" table:style-name="ce1">
            <text:p>0.062038</text:p>
          </table:table-cell>
          <table:table-cell office:value-type="float" office:value="-5.5160000000000001E-3" table:style-name="ce1">
            <text:p>-0.005516</text:p>
          </table:table-cell>
          <table:table-cell table:style-name="ce3"/>
          <table:table-cell office:value-type="float" office:value="4.2000099999999998" table:style-name="ce7">
            <text:p>4.20001</text:p>
          </table:table-cell>
          <table:table-cell office:value-type="float" office:value="0.64513299999999996" table:style-name="ce7">
            <text:p>0.645133</text:p>
          </table:table-cell>
          <table:table-cell office:value-type="float" office:value="0.67755600000000005" table:style-name="ce7">
            <text:p>0.677556</text:p>
          </table:table-cell>
          <table:table-cell office:value-type="float" office:value="0.67165399999999997" table:style-name="ce7">
            <text:p>0.671654</text:p>
          </table:table-cell>
          <table:table-cell office:value-type="float" office:value="-1.204700000000003E-2" table:formula="of:=[.G47]-[.$G$5]" table:style-name="ce1">
            <text:p>-0.012047</text:p>
          </table:table-cell>
          <table:table-cell office:value-type="float" office:value="2.0376000000000061E-2" table:formula="of:=[.H47]-[.$G$5]" table:style-name="ce1">
            <text:p>0.020376</text:p>
          </table:table-cell>
          <table:table-cell office:value-type="float" office:value="1.4473999999999987E-2" table:formula="of:=[.I47]-[.$G$5]" table:style-name="ce1">
            <text:p>0.014474</text:p>
          </table:table-cell>
          <table:table-cell office:value-type="float" office:value="4.2000099999999998" table:style-name="ce7">
            <text:p>4.20001</text:p>
          </table:table-cell>
          <table:table-cell office:value-type="float" office:value="7.48172E-2" table:style-name="ce7">
            <text:p>0.0748172</text:p>
          </table:table-cell>
          <table:table-cell office:value-type="float" office:value="-3.2162299999999998E-2" table:style-name="ce7">
            <text:p>-0.0321623</text:p>
          </table:table-cell>
          <table:table-cell table:number-columns-repeated="16369"/>
        </table:table-row>
        <table:table-row table:style-name="ro3">
          <table:table-cell office:value-type="float" office:value="4.3" table:style-name="ce1">
            <text:p>4.3</text:p>
          </table:table-cell>
          <table:table-cell office:value-type="float" office:value="2.1926999999999999E-2" table:style-name="ce1">
            <text:p>0.021927</text:p>
          </table:table-cell>
          <table:table-cell office:value-type="float" office:value="5.9110999999999997E-2" table:style-name="ce1">
            <text:p>0.059111</text:p>
          </table:table-cell>
          <table:table-cell office:value-type="float" office:value="-1.3448E-2" table:style-name="ce1">
            <text:p>-0.013448</text:p>
          </table:table-cell>
          <table:table-cell table:style-name="ce3"/>
          <table:table-cell office:value-type="float" office:value="4.3" table:style-name="ce7">
            <text:p>4.3</text:p>
          </table:table-cell>
          <table:table-cell office:value-type="float" office:value="0.63867399999999996" table:style-name="ce7">
            <text:p>0.638674</text:p>
          </table:table-cell>
          <table:table-cell office:value-type="float" office:value="0.67262599999999995" table:style-name="ce7">
            <text:p>0.672626</text:p>
          </table:table-cell>
          <table:table-cell office:value-type="float" office:value="0.674983" table:style-name="ce7">
            <text:p>0.674983</text:p>
          </table:table-cell>
          <table:table-cell office:value-type="float" office:value="-1.8506000000000022E-2" table:formula="of:=[.G48]-[.$G$5]" table:style-name="ce1">
            <text:p>-0.018506</text:p>
          </table:table-cell>
          <table:table-cell office:value-type="float" office:value="1.544599999999996E-2" table:formula="of:=[.H48]-[.$G$5]" table:style-name="ce1">
            <text:p>0.015446</text:p>
          </table:table-cell>
          <table:table-cell office:value-type="float" office:value="1.7803000000000013E-2" table:formula="of:=[.I48]-[.$G$5]" table:style-name="ce1">
            <text:p>0.017803</text:p>
          </table:table-cell>
          <table:table-cell office:value-type="float" office:value="4.3" table:style-name="ce7">
            <text:p>4.3</text:p>
          </table:table-cell>
          <table:table-cell office:value-type="float" office:value="6.0110299999999998E-2" table:style-name="ce7">
            <text:p>0.0601103</text:p>
          </table:table-cell>
          <table:table-cell office:value-type="float" office:value="-4.4857000000000001E-2" table:style-name="ce7">
            <text:p>-0.044857</text:p>
          </table:table-cell>
          <table:table-cell table:number-columns-repeated="16369"/>
        </table:table-row>
        <table:table-row table:style-name="ro3">
          <table:table-cell office:value-type="float" office:value="4.4000000000000004" table:style-name="ce1">
            <text:p>4.4</text:p>
          </table:table-cell>
          <table:table-cell office:value-type="float" office:value="2.1337999999999999E-2" table:style-name="ce1">
            <text:p>0.021338</text:p>
          </table:table-cell>
          <table:table-cell office:value-type="float" office:value="4.7928999999999999E-2" table:style-name="ce1">
            <text:p>0.047929</text:p>
          </table:table-cell>
          <table:table-cell office:value-type="float" office:value="-2.9544000000000001E-2" table:style-name="ce1">
            <text:p>-0.029544</text:p>
          </table:table-cell>
          <table:table-cell table:style-name="ce3"/>
          <table:table-cell office:value-type="float" office:value="4.4000000000000004" table:style-name="ce7">
            <text:p>4.4</text:p>
          </table:table-cell>
          <table:table-cell office:value-type="float" office:value="0.63404799999999994" table:style-name="ce7">
            <text:p>0.634048</text:p>
          </table:table-cell>
          <table:table-cell office:value-type="float" office:value="0.66578999999999999" table:style-name="ce7">
            <text:p>0.66579</text:p>
          </table:table-cell>
          <table:table-cell office:value-type="float" office:value="0.67715899999999996" table:style-name="ce7">
            <text:p>0.677159</text:p>
          </table:table-cell>
          <table:table-cell office:value-type="float" office:value="-2.3132000000000041E-2" table:formula="of:=[.G49]-[.$G$5]" table:style-name="ce1">
            <text:p>-0.023132</text:p>
          </table:table-cell>
          <table:table-cell office:value-type="float" office:value="8.6100000000000065E-3" table:formula="of:=[.H49]-[.$G$5]" table:style-name="ce1">
            <text:p>0.00861</text:p>
          </table:table-cell>
          <table:table-cell office:value-type="float" office:value="1.9978999999999969E-2" table:formula="of:=[.I49]-[.$G$5]" table:style-name="ce1">
            <text:p>0.019979</text:p>
          </table:table-cell>
          <table:table-cell office:value-type="float" office:value="4.4000000000000004" table:style-name="ce7">
            <text:p>4.4</text:p>
          </table:table-cell>
          <table:table-cell office:value-type="float" office:value="3.7801500000000002E-2" table:style-name="ce7">
            <text:p>0.0378015</text:p>
          </table:table-cell>
          <table:table-cell office:value-type="float" office:value="-4.6574600000000001E-2" table:style-name="ce7">
            <text:p>-0.0465746</text:p>
          </table:table-cell>
          <table:table-cell table:number-columns-repeated="16369"/>
        </table:table-row>
        <table:table-row table:style-name="ro3">
          <table:table-cell office:value-type="float" office:value="4.5" table:style-name="ce1">
            <text:p>4.5</text:p>
          </table:table-cell>
          <table:table-cell office:value-type="float" office:value="1.4643E-2" table:style-name="ce1">
            <text:p>0.014643</text:p>
          </table:table-cell>
          <table:table-cell office:value-type="float" office:value="2.4066000000000001E-2" table:style-name="ce1">
            <text:p>0.024066</text:p>
          </table:table-cell>
          <table:table-cell office:value-type="float" office:value="-4.8076000000000001E-2" table:style-name="ce1">
            <text:p>-0.048076</text:p>
          </table:table-cell>
          <table:table-cell table:style-name="ce3"/>
          <table:table-cell office:value-type="float" office:value="4.5" table:style-name="ce7">
            <text:p>4.5</text:p>
          </table:table-cell>
          <table:table-cell office:value-type="float" office:value="0.63188" table:style-name="ce7">
            <text:p>0.63188</text:p>
          </table:table-cell>
          <table:table-cell office:value-type="float" office:value="0.65796600000000005" table:style-name="ce7">
            <text:p>0.657966</text:p>
          </table:table-cell>
          <table:table-cell office:value-type="float" office:value="0.67766899999999997" table:style-name="ce7">
            <text:p>0.677669</text:p>
          </table:table-cell>
          <table:table-cell office:value-type="float" office:value="-2.5299999999999989E-2" table:formula="of:=[.G50]-[.$G$5]" table:style-name="ce1">
            <text:p>-0.0253</text:p>
          </table:table-cell>
          <table:table-cell office:value-type="float" office:value="7.8600000000006442E-4" table:formula="of:=[.H50]-[.$G$5]" table:style-name="ce1">
            <text:p>0.000786</text:p>
          </table:table-cell>
          <table:table-cell office:value-type="float" office:value="2.0488999999999979E-2" table:formula="of:=[.I50]-[.$G$5]" table:style-name="ce1">
            <text:p>0.020489</text:p>
          </table:table-cell>
          <table:table-cell office:value-type="float" office:value="4.5" table:style-name="ce7">
            <text:p>4.5</text:p>
          </table:table-cell>
          <table:table-cell office:value-type="float" office:value="1.2341E-2" table:style-name="ce7">
            <text:p>0.012341</text:p>
          </table:table-cell>
          <table:table-cell office:value-type="float" office:value="-4.3713399999999999E-2" table:style-name="ce7">
            <text:p>-0.0437134</text:p>
          </table:table-cell>
          <table:table-cell table:number-columns-repeated="16369"/>
        </table:table-row>
        <table:table-row table:style-name="ro3">
          <table:table-cell office:value-type="float" office:value="4.5999999999999996" table:style-name="ce1">
            <text:p>4.6</text:p>
          </table:table-cell>
          <table:table-cell office:value-type="float" office:value="1.8220000000000001E-3" table:style-name="ce1">
            <text:p>0.001822</text:p>
          </table:table-cell>
          <table:table-cell office:value-type="float" office:value="-1.1691999999999999E-2" table:style-name="ce1">
            <text:p>-0.011692</text:p>
          </table:table-cell>
          <table:table-cell office:value-type="float" office:value="-6.0831999999999997E-2" table:style-name="ce1">
            <text:p>-0.060832</text:p>
          </table:table-cell>
          <table:table-cell table:style-name="ce3"/>
          <table:table-cell office:value-type="float" office:value="4.60006" table:style-name="ce7">
            <text:p>4.60006</text:p>
          </table:table-cell>
          <table:table-cell office:value-type="float" office:value="0.63201700000000005" table:style-name="ce7">
            <text:p>0.632017</text:p>
          </table:table-cell>
          <table:table-cell office:value-type="float" office:value="0.65009399999999995" table:style-name="ce7">
            <text:p>0.650094</text:p>
          </table:table-cell>
          <table:table-cell office:value-type="float" office:value="0.67620800000000003" table:style-name="ce7">
            <text:p>0.676208</text:p>
          </table:table-cell>
          <table:table-cell office:value-type="float" office:value="-2.5162999999999935E-2" table:formula="of:=[.G51]-[.$G$5]" table:style-name="ce1">
            <text:p>-0.025163</text:p>
          </table:table-cell>
          <table:table-cell office:value-type="float" office:value="-7.0860000000000367E-3" table:formula="of:=[.H51]-[.$G$5]" table:style-name="ce1">
            <text:p>-0.007086</text:p>
          </table:table-cell>
          <table:table-cell office:value-type="float" office:value="1.9028000000000045E-2" table:formula="of:=[.I51]-[.$G$5]" table:style-name="ce1">
            <text:p>0.019028</text:p>
          </table:table-cell>
          <table:table-cell office:value-type="float" office:value="4.60006" table:style-name="ce7">
            <text:p>4.60006</text:p>
          </table:table-cell>
          <table:table-cell office:value-type="float" office:value="-1.5338900000000001E-2" table:style-name="ce7">
            <text:p>-0.0153389</text:p>
          </table:table-cell>
          <table:table-cell office:value-type="float" office:value="-4.1847500000000003E-2" table:style-name="ce7">
            <text:p>-0.0418475</text:p>
          </table:table-cell>
          <table:table-cell table:number-columns-repeated="16369"/>
        </table:table-row>
        <table:table-row table:style-name="ro3">
          <table:table-cell office:value-type="float" office:value="4.7" table:style-name="ce1">
            <text:p>4.7</text:p>
          </table:table-cell>
          <table:table-cell office:value-type="float" office:value="-1.422E-2" table:style-name="ce1">
            <text:p>-0.01422</text:p>
          </table:table-cell>
          <table:table-cell office:value-type="float" office:value="-5.2846999999999998E-2" table:style-name="ce1">
            <text:p>-0.052847</text:p>
          </table:table-cell>
          <table:table-cell office:value-type="float" office:value="-6.0898000000000001E-2" table:style-name="ce1">
            <text:p>-0.060898</text:p>
          </table:table-cell>
          <table:table-cell table:style-name="ce3"/>
          <table:table-cell office:value-type="float" office:value="4.7000599999999997" table:style-name="ce7">
            <text:p>4.70006</text:p>
          </table:table-cell>
          <table:table-cell office:value-type="float" office:value="0.63435900000000001" table:style-name="ce7">
            <text:p>0.634359</text:p>
          </table:table-cell>
          <table:table-cell office:value-type="float" office:value="0.64305199999999996" table:style-name="ce7">
            <text:p>0.643052</text:p>
          </table:table-cell>
          <table:table-cell office:value-type="float" office:value="0.67271599999999998" table:style-name="ce7">
            <text:p>0.672716</text:p>
          </table:table-cell>
          <table:table-cell office:value-type="float" office:value="-2.282099999999998E-2" table:formula="of:=[.G52]-[.$G$5]" table:style-name="ce1">
            <text:p>-0.022821</text:p>
          </table:table-cell>
          <table:table-cell office:value-type="float" office:value="-1.4128000000000029E-2" table:formula="of:=[.H52]-[.$G$5]" table:style-name="ce1">
            <text:p>-0.014128</text:p>
          </table:table-cell>
          <table:table-cell office:value-type="float" office:value="1.5535999999999994E-2" table:formula="of:=[.I52]-[.$G$5]" table:style-name="ce1">
            <text:p>0.015536</text:p>
          </table:table-cell>
          <table:table-cell office:value-type="float" office:value="4.7000599999999997" table:style-name="ce7">
            <text:p>4.70006</text:p>
          </table:table-cell>
          <table:table-cell office:value-type="float" office:value="-4.0586400000000002E-2" table:style-name="ce7">
            <text:p>-0.0405864</text:p>
          </table:table-cell>
          <table:table-cell office:value-type="float" office:value="-3.8784600000000002E-2" table:style-name="ce7">
            <text:p>-0.0387846</text:p>
          </table:table-cell>
          <table:table-cell table:number-columns-repeated="16369"/>
        </table:table-row>
        <table:table-row table:style-name="ro3">
          <table:table-cell office:value-type="float" office:value="4.8" table:style-name="ce1">
            <text:p>4.8</text:p>
          </table:table-cell>
          <table:table-cell office:value-type="float" office:value="-2.8709999999999999E-2" table:style-name="ce1">
            <text:p>-0.02871</text:p>
          </table:table-cell>
          <table:table-cell office:value-type="float" office:value="-8.9359999999999995E-2" table:style-name="ce1">
            <text:p>-0.08936</text:p>
          </table:table-cell>
          <table:table-cell office:value-type="float" office:value="-4.5992999999999999E-2" table:style-name="ce1">
            <text:p>-0.045993</text:p>
          </table:table-cell>
          <table:table-cell table:style-name="ce3"/>
          <table:table-cell office:value-type="float" office:value="4.8000400000000001" table:style-name="ce7">
            <text:p>4.80004</text:p>
          </table:table-cell>
          <table:table-cell office:value-type="float" office:value="0.63858300000000001" table:style-name="ce7">
            <text:p>0.638583</text:p>
          </table:table-cell>
          <table:table-cell office:value-type="float" office:value="0.63737100000000002" table:style-name="ce7">
            <text:p>0.637371</text:p>
          </table:table-cell>
          <table:table-cell office:value-type="float" office:value="0.66742400000000002" table:style-name="ce7">
            <text:p>0.667424</text:p>
          </table:table-cell>
          <table:table-cell office:value-type="float" office:value="-1.8596999999999975E-2" table:formula="of:=[.G53]-[.$G$5]" table:style-name="ce1">
            <text:p>-0.018597</text:p>
          </table:table-cell>
          <table:table-cell office:value-type="float" office:value="-1.9808999999999966E-2" table:formula="of:=[.H53]-[.$G$5]" table:style-name="ce1">
            <text:p>-0.019809</text:p>
          </table:table-cell>
          <table:table-cell office:value-type="float" office:value="1.0244000000000031E-2" table:formula="of:=[.I53]-[.$G$5]" table:style-name="ce1">
            <text:p>0.010244</text:p>
          </table:table-cell>
          <table:table-cell office:value-type="float" office:value="4.8000400000000001" table:style-name="ce7">
            <text:p>4.80004</text:p>
          </table:table-cell>
          <table:table-cell office:value-type="float" office:value="-6.0218800000000003E-2" table:style-name="ce7">
            <text:p>-0.0602188</text:p>
          </table:table-cell>
          <table:table-cell office:value-type="float" office:value="-3.3195000000000002E-2" table:style-name="ce7">
            <text:p>-0.033195</text:p>
          </table:table-cell>
          <table:table-cell table:number-columns-repeated="16369"/>
        </table:table-row>
        <table:table-row table:style-name="ro3">
          <table:table-cell office:value-type="float" office:value="4.9000000000000004" table:style-name="ce1">
            <text:p>4.9</text:p>
          </table:table-cell>
          <table:table-cell office:value-type="float" office:value="-3.6991999999999997E-2" table:style-name="ce1">
            <text:p>-0.036992</text:p>
          </table:table-cell>
          <table:table-cell office:value-type="float" office:value="-0.1116" table:style-name="ce1">
            <text:p>-0.1116</text:p>
          </table:table-cell>
          <table:table-cell office:value-type="float" office:value="-1.9771E-2" table:style-name="ce1">
            <text:p>-0.019771</text:p>
          </table:table-cell>
          <table:table-cell table:style-name="ce3"/>
          <table:table-cell office:value-type="float" office:value="4.9000199999999996" table:style-name="ce7">
            <text:p>4.90002</text:p>
          </table:table-cell>
          <table:table-cell office:value-type="float" office:value="0.64425900000000003" table:style-name="ce7">
            <text:p>0.644259</text:p>
          </table:table-cell>
          <table:table-cell office:value-type="float" office:value="0.63351999999999997" table:style-name="ce7">
            <text:p>0.63352</text:p>
          </table:table-cell>
          <table:table-cell office:value-type="float" office:value="0.66088199999999997" table:style-name="ce7">
            <text:p>0.660882</text:p>
          </table:table-cell>
          <table:table-cell office:value-type="float" office:value="-1.292099999999996E-2" table:formula="of:=[.G54]-[.$G$5]" table:style-name="ce1">
            <text:p>-0.012921</text:p>
          </table:table-cell>
          <table:table-cell office:value-type="float" office:value="-2.3660000000000014E-2" table:formula="of:=[.H54]-[.$G$5]" table:style-name="ce1">
            <text:p>-0.02366</text:p>
          </table:table-cell>
          <table:table-cell office:value-type="float" office:value="3.7019999999999831E-3" table:formula="of:=[.I54]-[.$G$5]" table:style-name="ce1">
            <text:p>0.003702</text:p>
          </table:table-cell>
          <table:table-cell office:value-type="float" office:value="4.9000199999999996" table:style-name="ce7">
            <text:p>4.90002</text:p>
          </table:table-cell>
          <table:table-cell office:value-type="float" office:value="-7.4643600000000004E-2" table:style-name="ce7">
            <text:p>-0.0746436</text:p>
          </table:table-cell>
          <table:table-cell office:value-type="float" office:value="-2.11691E-2" table:style-name="ce7">
            <text:p>-0.0211691</text:p>
          </table:table-cell>
          <table:table-cell table:number-columns-repeated="16369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float" office:value="-3.6552000000000001E-2" table:style-name="ce1">
            <text:p>-0.036552</text:p>
          </table:table-cell>
          <table:table-cell office:value-type="float" office:value="-0.114297" table:style-name="ce1">
            <text:p>-0.114297</text:p>
          </table:table-cell>
          <table:table-cell office:value-type="float" office:value="9.5530000000000007E-3" table:style-name="ce1">
            <text:p>0.009553</text:p>
          </table:table-cell>
          <table:table-cell table:style-name="ce3"/>
          <table:table-cell office:value-type="float" office:value="5.0000400000000003" table:style-name="ce7">
            <text:p>5.00004</text:p>
          </table:table-cell>
          <table:table-cell office:value-type="float" office:value="0.65059900000000004" table:style-name="ce7">
            <text:p>0.650599</text:p>
          </table:table-cell>
          <table:table-cell office:value-type="float" office:value="0.631826" table:style-name="ce7">
            <text:p>0.631826</text:p>
          </table:table-cell>
          <table:table-cell office:value-type="float" office:value="0.65381999999999996" table:style-name="ce7">
            <text:p>0.65382</text:p>
          </table:table-cell>
          <table:table-cell office:value-type="float" office:value="-6.580999999999948E-3" table:formula="of:=[.G55]-[.$G$5]" table:style-name="ce1">
            <text:p>-0.006581</text:p>
          </table:table-cell>
          <table:table-cell office:value-type="float" office:value="-2.5353999999999988E-2" table:formula="of:=[.H55]-[.$G$5]" table:style-name="ce1">
            <text:p>-0.025354</text:p>
          </table:table-cell>
          <table:table-cell office:value-type="float" office:value="-3.3600000000000296E-3" table:formula="of:=[.I55]-[.$G$5]" table:style-name="ce1">
            <text:p>-0.00336</text:p>
          </table:table-cell>
          <table:table-cell office:value-type="float" office:value="5.0000400000000003" table:style-name="ce7">
            <text:p>5.00004</text:p>
          </table:table-cell>
          <table:table-cell office:value-type="float" office:value="-8.4392400000000006E-2" table:style-name="ce7">
            <text:p>-0.0843924</text:p>
          </table:table-cell>
          <table:table-cell office:value-type="float" office:value="-1.07659E-2" table:style-name="ce7">
            <text:p>-0.0107659</text:p>
          </table:table-cell>
          <table:table-cell table:number-columns-repeated="16369"/>
        </table:table-row>
        <table:table-row table:style-name="ro3">
          <table:table-cell office:value-type="float" office:value="5.0999999999999996" table:style-name="ce1">
            <text:p>5.1</text:p>
          </table:table-cell>
          <table:table-cell office:value-type="float" office:value="-2.8126000000000002E-2" table:style-name="ce1">
            <text:p>-0.028126</text:p>
          </table:table-cell>
          <table:table-cell office:value-type="float" office:value="-9.8673999999999998E-2" table:style-name="ce1">
            <text:p>-0.098674</text:p>
          </table:table-cell>
          <table:table-cell office:value-type="float" office:value="3.2665E-2" table:style-name="ce1">
            <text:p>0.032665</text:p>
          </table:table-cell>
          <table:table-cell table:style-name="ce3"/>
          <table:table-cell office:value-type="float" office:value="5.1000500000000004" table:style-name="ce7">
            <text:p>5.10005</text:p>
          </table:table-cell>
          <table:table-cell office:value-type="float" office:value="0.65656999999999999" table:style-name="ce7">
            <text:p>0.65657</text:p>
          </table:table-cell>
          <table:table-cell office:value-type="float" office:value="0.63228600000000001" table:style-name="ce7">
            <text:p>0.632286</text:p>
          </table:table-cell>
          <table:table-cell office:value-type="float" office:value="0.64695100000000005" table:style-name="ce7">
            <text:p>0.646951</text:p>
          </table:table-cell>
          <table:table-cell office:value-type="float" office:value="-6.0999999999999943E-4" table:formula="of:=[.G56]-[.$G$5]" table:style-name="ce1">
            <text:p>-0.00061</text:p>
          </table:table-cell>
          <table:table-cell office:value-type="float" office:value="-2.4893999999999972E-2" table:formula="of:=[.H56]-[.$G$5]" table:style-name="ce1">
            <text:p>-0.024894</text:p>
          </table:table-cell>
          <table:table-cell office:value-type="float" office:value="-1.0228999999999933E-2" table:formula="of:=[.I56]-[.$G$5]" table:style-name="ce1">
            <text:p>-0.010229</text:p>
          </table:table-cell>
          <table:table-cell office:value-type="float" office:value="5.1000500000000004" table:style-name="ce7">
            <text:p>5.10005</text:p>
          </table:table-cell>
          <table:table-cell office:value-type="float" office:value="-8.6321499999999995E-2" table:style-name="ce7">
            <text:p>-0.0863215</text:p>
          </table:table-cell>
          <table:table-cell office:value-type="float" office:value="1.75709E-3" table:style-name="ce7">
            <text:p>0.00175709</text:p>
          </table:table-cell>
          <table:table-cell table:number-columns-repeated="16369"/>
        </table:table-row>
        <table:table-row table:style-name="ro3">
          <table:table-cell office:value-type="float" office:value="5.2" table:style-name="ce1">
            <text:p>5.2</text:p>
          </table:table-cell>
          <table:table-cell office:value-type="float" office:value="-1.5369000000000001E-2" table:style-name="ce1">
            <text:p>-0.015369</text:p>
          </table:table-cell>
          <table:table-cell office:value-type="float" office:value="-7.1789000000000006E-2" table:style-name="ce1">
            <text:p>-0.071789</text:p>
          </table:table-cell>
          <table:table-cell office:value-type="float" office:value="4.3119999999999999E-2" table:style-name="ce1">
            <text:p>0.04312</text:p>
          </table:table-cell>
          <table:table-cell table:style-name="ce3"/>
          <table:table-cell office:value-type="float" office:value="5.2000200000000003" table:style-name="ce7">
            <text:p>5.20002</text:p>
          </table:table-cell>
          <table:table-cell office:value-type="float" office:value="0.66117300000000001" table:style-name="ce7">
            <text:p>0.661173</text:p>
          </table:table-cell>
          <table:table-cell office:value-type="float" office:value="0.63477899999999998" table:style-name="ce7">
            <text:p>0.634779</text:p>
          </table:table-cell>
          <table:table-cell office:value-type="float" office:value="0.64097700000000002" table:style-name="ce7">
            <text:p>0.640977</text:p>
          </table:table-cell>
          <table:table-cell office:value-type="float" office:value="3.9930000000000243E-3" table:formula="of:=[.G57]-[.$G$5]" table:style-name="ce1">
            <text:p>0.003993</text:p>
          </table:table-cell>
          <table:table-cell office:value-type="float" office:value="-2.2401000000000004E-2" table:formula="of:=[.H57]-[.$G$5]" table:style-name="ce1">
            <text:p>-0.022401</text:p>
          </table:table-cell>
          <table:table-cell office:value-type="float" office:value="-1.6202999999999967E-2" table:formula="of:=[.I57]-[.$G$5]" table:style-name="ce1">
            <text:p>-0.016203</text:p>
          </table:table-cell>
          <table:table-cell office:value-type="float" office:value="5.2000200000000003" table:style-name="ce7">
            <text:p>5.20002</text:p>
          </table:table-cell>
          <table:table-cell office:value-type="float" office:value="-8.0110700000000007E-2" table:style-name="ce7">
            <text:p>-0.0801107</text:p>
          </table:table-cell>
          <table:table-cell office:value-type="float" office:value="1.8633899999999998E-2" table:style-name="ce7">
            <text:p>0.0186339</text:p>
          </table:table-cell>
          <table:table-cell table:number-columns-repeated="16369"/>
        </table:table-row>
        <table:table-row table:style-name="ro3">
          <table:table-cell office:value-type="float" office:value="5.3" table:style-name="ce1">
            <text:p>5.3</text:p>
          </table:table-cell>
          <table:table-cell office:value-type="float" office:value="-3.2160000000000001E-3" table:style-name="ce1">
            <text:p>-0.003216</text:p>
          </table:table-cell>
          <table:table-cell office:value-type="float" office:value="-4.3373000000000002E-2" table:style-name="ce1">
            <text:p>-0.043373</text:p>
          </table:table-cell>
          <table:table-cell office:value-type="float" office:value="3.9980000000000002E-2" table:style-name="ce1">
            <text:p>0.03998</text:p>
          </table:table-cell>
          <table:table-cell table:style-name="ce3"/>
          <table:table-cell office:value-type="float" office:value="5.3000600000000002" table:style-name="ce7">
            <text:p>5.30006</text:p>
          </table:table-cell>
          <table:table-cell office:value-type="float" office:value="0.663968" table:style-name="ce7">
            <text:p>0.663968</text:p>
          </table:table-cell>
          <table:table-cell office:value-type="float" office:value="0.63918299999999995" table:style-name="ce7">
            <text:p>0.639183</text:p>
          </table:table-cell>
          <table:table-cell office:value-type="float" office:value="0.63631800000000005" table:style-name="ce7">
            <text:p>0.636318</text:p>
          </table:table-cell>
          <table:table-cell office:value-type="float" office:value="6.7880000000000162E-3" table:formula="of:=[.G58]-[.$G$5]" table:style-name="ce1">
            <text:p>0.006788</text:p>
          </table:table-cell>
          <table:table-cell office:value-type="float" office:value="-1.7997000000000041E-2" table:formula="of:=[.H58]-[.$G$5]" table:style-name="ce1">
            <text:p>-0.017997</text:p>
          </table:table-cell>
          <table:table-cell office:value-type="float" office:value="-2.0861999999999936E-2" table:formula="of:=[.I58]-[.$G$5]" table:style-name="ce1">
            <text:p>-0.020862</text:p>
          </table:table-cell>
          <table:table-cell office:value-type="float" office:value="5.3000600000000002" table:style-name="ce7">
            <text:p>5.30006</text:p>
          </table:table-cell>
          <table:table-cell office:value-type="float" office:value="-6.64053E-2" table:style-name="ce7">
            <text:p>-0.0664053</text:p>
          </table:table-cell>
          <table:table-cell office:value-type="float" office:value="3.0415999999999999E-2" table:style-name="ce7">
            <text:p>0.030416</text:p>
          </table:table-cell>
          <table:table-cell table:number-columns-repeated="16369"/>
        </table:table-row>
        <table:table-row table:style-name="ro3">
          <table:table-cell office:value-type="float" office:value="5.4" table:style-name="ce1">
            <text:p>5.4</text:p>
          </table:table-cell>
          <table:table-cell office:value-type="float" office:value="4.3090000000000003E-3" table:style-name="ce1">
            <text:p>0.004309</text:p>
          </table:table-cell>
          <table:table-cell office:value-type="float" office:value="-2.1628000000000001E-2" table:style-name="ce1">
            <text:p>-0.021628</text:p>
          </table:table-cell>
          <table:table-cell office:value-type="float" office:value="2.7900999999999999E-2" table:style-name="ce1">
            <text:p>0.027901</text:p>
          </table:table-cell>
          <table:table-cell table:style-name="ce3"/>
          <table:table-cell office:value-type="float" office:value="5.4000599999999999" table:style-name="ce7">
            <text:p>5.40006</text:p>
          </table:table-cell>
          <table:table-cell office:value-type="float" office:value="0.66486000000000001" table:style-name="ce7">
            <text:p>0.66486</text:p>
          </table:table-cell>
          <table:table-cell office:value-type="float" office:value="0.64501200000000003" table:style-name="ce7">
            <text:p>0.645012</text:p>
          </table:table-cell>
          <table:table-cell office:value-type="float" office:value="0.63334500000000005" table:style-name="ce7">
            <text:p>0.633345</text:p>
          </table:table-cell>
          <table:table-cell office:value-type="float" office:value="7.6800000000000201E-3" table:formula="of:=[.G59]-[.$G$5]" table:style-name="ce1">
            <text:p>0.00768</text:p>
          </table:table-cell>
          <table:table-cell office:value-type="float" office:value="-1.2167999999999957E-2" table:formula="of:=[.H59]-[.$G$5]" table:style-name="ce1">
            <text:p>-0.012168</text:p>
          </table:table-cell>
          <table:table-cell office:value-type="float" office:value="-2.383499999999994E-2" table:formula="of:=[.I59]-[.$G$5]" table:style-name="ce1">
            <text:p>-0.023835</text:p>
          </table:table-cell>
          <table:table-cell office:value-type="float" office:value="5.4000599999999999" table:style-name="ce7">
            <text:p>5.40006</text:p>
          </table:table-cell>
          <table:table-cell office:value-type="float" office:value="-5.1618499999999998E-2" table:style-name="ce7">
            <text:p>-0.0516185</text:p>
          </table:table-cell>
          <table:table-cell office:value-type="float" office:value="3.40506E-2" table:style-name="ce7">
            <text:p>0.0340506</text:p>
          </table:table-cell>
          <table:table-cell table:number-columns-repeated="16369"/>
        </table:table-row>
        <table:table-row table:style-name="ro3">
          <table:table-cell office:value-type="float" office:value="5.5" table:style-name="ce1">
            <text:p>5.5</text:p>
          </table:table-cell>
          <table:table-cell office:value-type="float" office:value="5.8120000000000003E-3" table:style-name="ce1">
            <text:p>0.005812</text:p>
          </table:table-cell>
          <table:table-cell office:value-type="float" office:value="-9.9480000000000002E-3" table:style-name="ce1">
            <text:p>-0.009948</text:p>
          </table:table-cell>
          <table:table-cell office:value-type="float" office:value="1.464E-2" table:style-name="ce1">
            <text:p>0.01464</text:p>
          </table:table-cell>
          <table:table-cell table:style-name="ce3"/>
          <table:table-cell office:value-type="float" office:value="5.50007" table:style-name="ce7">
            <text:p>5.50007</text:p>
          </table:table-cell>
          <table:table-cell office:value-type="float" office:value="0.66413100000000003" table:style-name="ce7">
            <text:p>0.664131</text:p>
          </table:table-cell>
          <table:table-cell office:value-type="float" office:value="0.65154100000000004" table:style-name="ce7">
            <text:p>0.651541</text:p>
          </table:table-cell>
          <table:table-cell office:value-type="float" office:value="0.63232900000000003" table:style-name="ce7">
            <text:p>0.632329</text:p>
          </table:table-cell>
          <table:table-cell office:value-type="float" office:value="6.9510000000000405E-3" table:formula="of:=[.G60]-[.$G$5]" table:style-name="ce1">
            <text:p>0.006951</text:p>
          </table:table-cell>
          <table:table-cell office:value-type="float" office:value="-5.6389999999999496E-3" table:formula="of:=[.H60]-[.$G$5]" table:style-name="ce1">
            <text:p>-0.005639</text:p>
          </table:table-cell>
          <table:table-cell office:value-type="float" office:value="-2.4850999999999956E-2" table:formula="of:=[.I60]-[.$G$5]" table:style-name="ce1">
            <text:p>-0.024851</text:p>
          </table:table-cell>
          <table:table-cell office:value-type="float" office:value="5.50007" table:style-name="ce7">
            <text:p>5.50007</text:p>
          </table:table-cell>
          <table:table-cell office:value-type="float" office:value="-3.56526E-2" table:style-name="ce7">
            <text:p>-0.0356526</text:p>
          </table:table-cell>
          <table:table-cell office:value-type="float" office:value="3.12961E-2" table:style-name="ce7">
            <text:p>0.0312961</text:p>
          </table:table-cell>
          <table:table-cell table:number-columns-repeated="16369"/>
        </table:table-row>
        <table:table-row table:style-name="ro3">
          <table:table-cell office:value-type="float" office:value="5.6" table:style-name="ce1">
            <text:p>5.6</text:p>
          </table:table-cell>
          <table:table-cell office:value-type="float" office:value="2.9619999999999998E-3" table:style-name="ce1">
            <text:p>0.002962</text:p>
          </table:table-cell>
          <table:table-cell office:value-type="float" office:value="-6.0670000000000003E-3" table:style-name="ce1">
            <text:p>-0.006067</text:p>
          </table:table-cell>
          <table:table-cell office:value-type="float" office:value="7.2090000000000001E-3" table:style-name="ce1">
            <text:p>0.007209</text:p>
          </table:table-cell>
          <table:table-cell table:style-name="ce3"/>
          <table:table-cell office:value-type="float" office:value="5.6000300000000003" table:style-name="ce7">
            <text:p>5.60003</text:p>
          </table:table-cell>
          <table:table-cell office:value-type="float" office:value="0.66237100000000004" table:style-name="ce7">
            <text:p>0.662371</text:p>
          </table:table-cell>
          <table:table-cell office:value-type="float" office:value="0.65786100000000003" table:style-name="ce7">
            <text:p>0.657861</text:p>
          </table:table-cell>
          <table:table-cell office:value-type="float" office:value="0.63350099999999998" table:style-name="ce7">
            <text:p>0.633501</text:p>
          </table:table-cell>
          <table:table-cell office:value-type="float" office:value="5.1910000000000567E-3" table:formula="of:=[.G61]-[.$G$5]" table:style-name="ce1">
            <text:p>0.005191</text:p>
          </table:table-cell>
          <table:table-cell office:value-type="float" office:value="6.8100000000004268E-4" table:formula="of:=[.H61]-[.$G$5]" table:style-name="ce1">
            <text:p>0.000681</text:p>
          </table:table-cell>
          <table:table-cell office:value-type="float" office:value="-2.3679000000000006E-2" table:formula="of:=[.I61]-[.$G$5]" table:style-name="ce1">
            <text:p>-0.023679</text:p>
          </table:table-cell>
          <table:table-cell office:value-type="float" office:value="5.6000300000000003" table:style-name="ce7">
            <text:p>5.60003</text:p>
          </table:table-cell>
          <table:table-cell office:value-type="float" office:value="-1.79752E-2" table:style-name="ce7">
            <text:p>-0.0179752</text:p>
          </table:table-cell>
          <table:table-cell office:value-type="float" office:value="2.1472499999999999E-2" table:style-name="ce7">
            <text:p>0.0214725</text:p>
          </table:table-cell>
          <table:table-cell table:number-columns-repeated="16369"/>
        </table:table-row>
        <table:table-row table:style-name="ro3">
          <table:table-cell office:value-type="float" office:value="5.7" table:style-name="ce1">
            <text:p>5.7</text:p>
          </table:table-cell>
          <table:table-cell office:value-type="float" office:value="-5.4600000000000004E-4" table:style-name="ce1">
            <text:p>-0.000546</text:p>
          </table:table-cell>
          <table:table-cell office:value-type="float" office:value="-3.9529999999999999E-3" table:style-name="ce1">
            <text:p>-0.003953</text:p>
          </table:table-cell>
          <table:table-cell office:value-type="float" office:value="8.5310000000000004E-3" table:style-name="ce1">
            <text:p>0.008531</text:p>
          </table:table-cell>
          <table:table-cell table:style-name="ce3"/>
          <table:table-cell office:value-type="float" office:value="5.7000299999999999" table:style-name="ce7">
            <text:p>5.70003</text:p>
          </table:table-cell>
          <table:table-cell office:value-type="float" office:value="0.66025699999999998" table:style-name="ce7">
            <text:p>0.660257</text:p>
          </table:table-cell>
          <table:table-cell office:value-type="float" office:value="0.66309200000000001" table:style-name="ce7">
            <text:p>0.663092</text:p>
          </table:table-cell>
          <table:table-cell office:value-type="float" office:value="0.63647600000000004" table:style-name="ce7">
            <text:p>0.636476</text:p>
          </table:table-cell>
          <table:table-cell office:value-type="float" office:value="3.0769999999999964E-3" table:formula="of:=[.G62]-[.$G$5]" table:style-name="ce1">
            <text:p>0.003077</text:p>
          </table:table-cell>
          <table:table-cell office:value-type="float" office:value="5.9120000000000283E-3" table:formula="of:=[.H62]-[.$G$5]" table:style-name="ce1">
            <text:p>0.005912</text:p>
          </table:table-cell>
          <table:table-cell office:value-type="float" office:value="-2.0703999999999945E-2" table:formula="of:=[.I62]-[.$G$5]" table:style-name="ce1">
            <text:p>-0.020704</text:p>
          </table:table-cell>
          <table:table-cell office:value-type="float" office:value="5.7000299999999999" table:style-name="ce7">
            <text:p>5.70003</text:p>
          </table:table-cell>
          <table:table-cell office:value-type="float" office:value="9.4693800000000003E-4" table:style-name="ce7">
            <text:p>0.000946938</text:p>
          </table:table-cell>
          <table:table-cell office:value-type="float" office:value="1.29996E-2" table:style-name="ce7">
            <text:p>0.0129996</text:p>
          </table:table-cell>
          <table:table-cell table:number-columns-repeated="16369"/>
        </table:table-row>
        <table:table-row table:style-name="ro3">
          <table:table-cell office:value-type="float" office:value="5.8" table:style-name="ce1">
            <text:p>5.8</text:p>
          </table:table-cell>
          <table:table-cell office:value-type="float" office:value="-9.9400000000000009E-4" table:style-name="ce1">
            <text:p>-0.000994</text:p>
          </table:table-cell>
          <table:table-cell office:value-type="float" office:value="2.5360000000000001E-3" table:style-name="ce1">
            <text:p>0.002536</text:p>
          </table:table-cell>
          <table:table-cell office:value-type="float" office:value="1.6209999999999999E-2" table:style-name="ce1">
            <text:p>0.01621</text:p>
          </table:table-cell>
          <table:table-cell table:style-name="ce3"/>
          <table:table-cell office:value-type="float" office:value="5.8000499999999997" table:style-name="ce7">
            <text:p>5.80005</text:p>
          </table:table-cell>
          <table:table-cell office:value-type="float" office:value="0.65854400000000002" table:style-name="ce7">
            <text:p>0.658544</text:p>
          </table:table-cell>
          <table:table-cell office:value-type="float" office:value="0.66642199999999996" table:style-name="ce7">
            <text:p>0.666422</text:p>
          </table:table-cell>
          <table:table-cell office:value-type="float" office:value="0.64111499999999999" table:style-name="ce7">
            <text:p>0.641115</text:p>
          </table:table-cell>
          <table:table-cell office:value-type="float" office:value="1.3640000000000319E-3" table:formula="of:=[.G63]-[.$G$5]" table:style-name="ce1">
            <text:p>0.001364</text:p>
          </table:table-cell>
          <table:table-cell office:value-type="float" office:value="9.2419999999999725E-3" table:formula="of:=[.H63]-[.$G$5]" table:style-name="ce1">
            <text:p>0.009242</text:p>
          </table:table-cell>
          <table:table-cell office:value-type="float" office:value="-1.6064999999999996E-2" table:formula="of:=[.I63]-[.$G$5]" table:style-name="ce1">
            <text:p>-0.016065</text:p>
          </table:table-cell>
          <table:table-cell office:value-type="float" office:value="5.8000499999999997" table:style-name="ce7">
            <text:p>5.80005</text:p>
          </table:table-cell>
          <table:table-cell office:value-type="float" office:value="1.6801099999999999E-2" table:style-name="ce7">
            <text:p>0.0168011</text:p>
          </table:table-cell>
          <table:table-cell office:value-type="float" office:value="6.5858399999999999E-3" table:style-name="ce7">
            <text:p>0.00658584</text:p>
          </table:table-cell>
          <table:table-cell table:number-columns-repeated="16369"/>
        </table:table-row>
        <table:table-row table:style-name="ro3">
          <table:table-cell office:value-type="float" office:value="5.9" table:style-name="ce1">
            <text:p>5.9</text:p>
          </table:table-cell>
          <table:table-cell office:value-type="float" office:value="3.4030000000000002E-3" table:style-name="ce1">
            <text:p>0.003403</text:p>
          </table:table-cell>
          <table:table-cell office:value-type="float" office:value="1.6095000000000002E-2" table:style-name="ce1">
            <text:p>0.016095</text:p>
          </table:table-cell>
          <table:table-cell office:value-type="float" office:value="2.4011000000000001E-2" table:style-name="ce1">
            <text:p>0.024011</text:p>
          </table:table-cell>
          <table:table-cell table:style-name="ce3"/>
          <table:table-cell office:value-type="float" office:value="5.9000599999999999" table:style-name="ce7">
            <text:p>5.90006</text:p>
          </table:table-cell>
          <table:table-cell office:value-type="float" office:value="0.65786999999999995" table:style-name="ce7">
            <text:p>0.65787</text:p>
          </table:table-cell>
          <table:table-cell office:value-type="float" office:value="0.66750900000000002" table:style-name="ce7">
            <text:p>0.667509</text:p>
          </table:table-cell>
          <table:table-cell office:value-type="float" office:value="0.64707800000000004" table:style-name="ce7">
            <text:p>0.647078</text:p>
          </table:table-cell>
          <table:table-cell office:value-type="float" office:value="6.8999999999996842E-4" table:formula="of:=[.G64]-[.$G$5]" table:style-name="ce1">
            <text:p>0.00069</text:p>
          </table:table-cell>
          <table:table-cell office:value-type="float" office:value="1.0329000000000033E-2" table:formula="of:=[.H64]-[.$G$5]" table:style-name="ce1">
            <text:p>0.010329</text:p>
          </table:table-cell>
          <table:table-cell office:value-type="float" office:value="-1.0101999999999944E-2" table:formula="of:=[.I64]-[.$G$5]" table:style-name="ce1">
            <text:p>-0.010102</text:p>
          </table:table-cell>
          <table:table-cell office:value-type="float" office:value="5.9000599999999999" table:style-name="ce7">
            <text:p>5.90006</text:p>
          </table:table-cell>
          <table:table-cell office:value-type="float" office:value="2.5655000000000001E-2" table:style-name="ce7">
            <text:p>0.025655</text:p>
          </table:table-cell>
          <table:table-cell office:value-type="float" office:value="-3.9539099999999998E-4" table:style-name="ce7">
            <text:p>-0.000395391</text:p>
          </table:table-cell>
          <table:table-cell table:number-columns-repeated="16369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1.1542999999999999E-2" table:style-name="ce1">
            <text:p>0.011543</text:p>
          </table:table-cell>
          <table:table-cell office:value-type="float" office:value="3.4312000000000002E-2" table:style-name="ce1">
            <text:p>0.034312</text:p>
          </table:table-cell>
          <table:table-cell office:value-type="float" office:value="2.529E-2" table:style-name="ce1">
            <text:p>0.02529</text:p>
          </table:table-cell>
          <table:table-cell table:style-name="ce3"/>
          <table:table-cell office:value-type="float" office:value="6.0000099999999996" table:style-name="ce7">
            <text:p>6.00001</text:p>
          </table:table-cell>
          <table:table-cell office:value-type="float" office:value="0.65866400000000003" table:style-name="ce7">
            <text:p>0.658664</text:p>
          </table:table-cell>
          <table:table-cell office:value-type="float" office:value="0.66655200000000003" table:style-name="ce7">
            <text:p>0.666552</text:p>
          </table:table-cell>
          <table:table-cell office:value-type="float" office:value="0.65361499999999995" table:style-name="ce7">
            <text:p>0.653615</text:p>
          </table:table-cell>
          <table:table-cell office:value-type="float" office:value="1.4840000000000408E-3" table:formula="of:=[.G65]-[.$G$5]" table:style-name="ce1">
            <text:p>0.001484</text:p>
          </table:table-cell>
          <table:table-cell office:value-type="float" office:value="9.372000000000047E-3" table:formula="of:=[.H65]-[.$G$5]" table:style-name="ce1">
            <text:p>0.009372</text:p>
          </table:table-cell>
          <table:table-cell office:value-type="float" office:value="-3.5650000000000404E-3" table:formula="of:=[.I65]-[.$G$5]" table:style-name="ce1">
            <text:p>-0.003565</text:p>
          </table:table-cell>
          <table:table-cell office:value-type="float" office:value="6.0000099999999996" table:style-name="ce7">
            <text:p>6.00001</text:p>
          </table:table-cell>
          <table:table-cell office:value-type="float" office:value="2.4305299999999998E-2" table:style-name="ce7">
            <text:p>0.0243053</text:p>
          </table:table-cell>
          <table:table-cell office:value-type="float" office:value="-4.9924899999999996E-3" table:style-name="ce7">
            <text:p>-0.00499249</text:p>
          </table:table-cell>
          <table:table-cell table:number-columns-repeated="16369"/>
        </table:table-row>
        <table:table-row table:style-name="ro3">
          <table:table-cell office:value-type="float" office:value="6.1" table:style-name="ce1">
            <text:p>6.1</text:p>
          </table:table-cell>
          <table:table-cell office:value-type="float" office:value="1.9972E-2" table:style-name="ce1">
            <text:p>0.019972</text:p>
          </table:table-cell>
          <table:table-cell office:value-type="float" office:value="5.0750999999999998E-2" table:style-name="ce1">
            <text:p>0.050751</text:p>
          </table:table-cell>
          <table:table-cell office:value-type="float" office:value="1.6664999999999999E-2" table:style-name="ce1">
            <text:p>0.016665</text:p>
          </table:table-cell>
          <table:table-cell table:style-name="ce3"/>
          <table:table-cell office:value-type="float" office:value="6.1000399999999999" table:style-name="ce7">
            <text:p>6.10004</text:p>
          </table:table-cell>
          <table:table-cell office:value-type="float" office:value="0.66110100000000005" table:style-name="ce7">
            <text:p>0.661101</text:p>
          </table:table-cell>
          <table:table-cell office:value-type="float" office:value="0.66430699999999998" table:style-name="ce7">
            <text:p>0.664307</text:p>
          </table:table-cell>
          <table:table-cell office:value-type="float" office:value="0.65998699999999999" table:style-name="ce7">
            <text:p>0.659987</text:p>
          </table:table-cell>
          <table:table-cell office:value-type="float" office:value="3.9210000000000633E-3" table:formula="of:=[.G66]-[.$G$5]" table:style-name="ce1">
            <text:p>0.003921</text:p>
          </table:table-cell>
          <table:table-cell office:value-type="float" office:value="7.1269999999999945E-3" table:formula="of:=[.H66]-[.$G$5]" table:style-name="ce1">
            <text:p>0.007127</text:p>
          </table:table-cell>
          <table:table-cell office:value-type="float" office:value="2.8070000000000039E-3" table:formula="of:=[.I66]-[.$G$5]" table:style-name="ce1">
            <text:p>0.002807</text:p>
          </table:table-cell>
          <table:table-cell office:value-type="float" office:value="6.1000399999999999" table:style-name="ce7">
            <text:p>6.10004</text:p>
          </table:table-cell>
          <table:table-cell office:value-type="float" office:value="2.0320600000000001E-2" table:style-name="ce7">
            <text:p>0.0203206</text:p>
          </table:table-cell>
          <table:table-cell office:value-type="float" office:value="-8.3221500000000004E-3" table:style-name="ce7">
            <text:p>-0.00832215</text:p>
          </table:table-cell>
          <table:table-cell table:number-columns-repeated="16369"/>
        </table:table-row>
        <table:table-row table:style-name="ro3">
          <table:table-cell office:value-type="float" office:value="6.2" table:style-name="ce1">
            <text:p>6.2</text:p>
          </table:table-cell>
          <table:table-cell office:value-type="float" office:value="2.4648E-2" table:style-name="ce1">
            <text:p>0.024648</text:p>
          </table:table-cell>
          <table:table-cell office:value-type="float" office:value="5.8262000000000001E-2" table:style-name="ce1">
            <text:p>0.058262</text:p>
          </table:table-cell>
          <table:table-cell office:value-type="float" office:value="7.4999999999999993E-5" table:style-name="ce1">
            <text:p>0.000075</text:p>
          </table:table-cell>
          <table:table-cell table:style-name="ce3"/>
          <table:table-cell office:value-type="float" office:value="6.2000599999999997" table:style-name="ce7">
            <text:p>6.20006</text:p>
          </table:table-cell>
          <table:table-cell office:value-type="float" office:value="0.66503400000000001" table:style-name="ce7">
            <text:p>0.665034</text:p>
          </table:table-cell>
          <table:table-cell office:value-type="float" office:value="0.66173499999999996" table:style-name="ce7">
            <text:p>0.661735</text:p>
          </table:table-cell>
          <table:table-cell office:value-type="float" office:value="0.66523900000000002" table:style-name="ce7">
            <text:p>0.665239</text:p>
          </table:table-cell>
          <table:table-cell office:value-type="float" office:value="7.8540000000000276E-3" table:formula="of:=[.G67]-[.$G$5]" table:style-name="ce1">
            <text:p>0.007854</text:p>
          </table:table-cell>
          <table:table-cell office:value-type="float" office:value="4.5549999999999757E-3" table:formula="of:=[.H67]-[.$G$5]" table:style-name="ce1">
            <text:p>0.004555</text:p>
          </table:table-cell>
          <table:table-cell office:value-type="float" office:value="8.0590000000000384E-3" table:formula="of:=[.I67]-[.$G$5]" table:style-name="ce1">
            <text:p>0.008059</text:p>
          </table:table-cell>
          <table:table-cell office:value-type="float" office:value="6.2000599999999997" table:style-name="ce7">
            <text:p>6.20006</text:p>
          </table:table-cell>
          <table:table-cell office:value-type="float" office:value="1.53674E-2" table:style-name="ce7">
            <text:p>0.0153674</text:p>
          </table:table-cell>
          <table:table-cell office:value-type="float" office:value="-9.9565299999999999E-3" table:style-name="ce7">
            <text:p>-0.00995653</text:p>
          </table:table-cell>
          <table:table-cell table:number-columns-repeated="16369"/>
        </table:table-row>
        <table:table-row table:style-name="ro3">
          <table:table-cell office:value-type="float" office:value="6.3" table:style-name="ce1">
            <text:p>6.3</text:p>
          </table:table-cell>
          <table:table-cell office:value-type="float" office:value="2.3050999999999999E-2" table:style-name="ce1">
            <text:p>0.023051</text:p>
          </table:table-cell>
          <table:table-cell office:value-type="float" office:value="5.2873999999999997E-2" table:style-name="ce1">
            <text:p>0.052874</text:p>
          </table:table-cell>
          <table:table-cell office:value-type="float" office:value="-1.7829999999999999E-2" table:style-name="ce1">
            <text:p>-0.01783</text:p>
          </table:table-cell>
          <table:table-cell table:style-name="ce3"/>
          <table:table-cell office:value-type="float" office:value="6.3" table:style-name="ce7">
            <text:p>6.3</text:p>
          </table:table-cell>
          <table:table-cell office:value-type="float" office:value="0.66993000000000003" table:style-name="ce7">
            <text:p>0.66993</text:p>
          </table:table-cell>
          <table:table-cell office:value-type="float" office:value="0.65976599999999996" table:style-name="ce7">
            <text:p>0.659766</text:p>
          </table:table-cell>
          <table:table-cell office:value-type="float" office:value="0.66861700000000002" table:style-name="ce7">
            <text:p>0.668617</text:p>
          </table:table-cell>
          <table:table-cell office:value-type="float" office:value="1.2750000000000039E-2" table:formula="of:=[.G68]-[.$G$5]" table:style-name="ce1">
            <text:p>0.01275</text:p>
          </table:table-cell>
          <table:table-cell office:value-type="float" office:value="2.5859999999999772E-3" table:formula="of:=[.H68]-[.$G$5]" table:style-name="ce1">
            <text:p>0.002586</text:p>
          </table:table-cell>
          <table:table-cell office:value-type="float" office:value="1.143700000000003E-2" table:formula="of:=[.I68]-[.$G$5]" table:style-name="ce1">
            <text:p>0.011437</text:p>
          </table:table-cell>
          <table:table-cell office:value-type="float" office:value="6.3" table:style-name="ce7">
            <text:p>6.3</text:p>
          </table:table-cell>
          <table:table-cell office:value-type="float" office:value="1.32011E-2" table:style-name="ce7">
            <text:p>0.0132011</text:p>
          </table:table-cell>
          <table:table-cell office:value-type="float" office:value="-7.5100000000000002E-3" table:style-name="ce7">
            <text:p>-0.00751</text:p>
          </table:table-cell>
          <table:table-cell table:number-columns-repeated="16369"/>
        </table:table-row>
        <table:table-row table:style-name="ro3">
          <table:table-cell office:value-type="float" office:value="6.4" table:style-name="ce1">
            <text:p>6.4</text:p>
          </table:table-cell>
          <table:table-cell office:value-type="float" office:value="1.5592E-2" table:style-name="ce1">
            <text:p>0.015592</text:p>
          </table:table-cell>
          <table:table-cell office:value-type="float" office:value="3.6299999999999999E-2" table:style-name="ce1">
            <text:p>0.0363</text:p>
          </table:table-cell>
          <table:table-cell office:value-type="float" office:value="-2.8745E-2" table:style-name="ce1">
            <text:p>-0.028745</text:p>
          </table:table-cell>
          <table:table-cell table:style-name="ce3"/>
          <table:table-cell office:value-type="float" office:value="6.4000599999999999" table:style-name="ce7">
            <text:p>6.40006</text:p>
          </table:table-cell>
          <table:table-cell office:value-type="float" office:value="0.67472699999999997" table:style-name="ce7">
            <text:p>0.674727</text:p>
          </table:table-cell>
          <table:table-cell office:value-type="float" office:value="0.65909399999999996" table:style-name="ce7">
            <text:p>0.659094</text:p>
          </table:table-cell>
          <table:table-cell office:value-type="float" office:value="0.66980600000000001" table:style-name="ce7">
            <text:p>0.669806</text:p>
          </table:table-cell>
          <table:table-cell office:value-type="float" office:value="1.7546999999999979E-2" table:formula="of:=[.G69]-[.$G$5]" table:style-name="ce1">
            <text:p>0.017547</text:p>
          </table:table-cell>
          <table:table-cell office:value-type="float" office:value="1.9139999999999713E-3" table:formula="of:=[.H69]-[.$G$5]" table:style-name="ce1">
            <text:p>0.001914</text:p>
          </table:table-cell>
          <table:table-cell office:value-type="float" office:value="1.2626000000000026E-2" table:formula="of:=[.I69]-[.$G$5]" table:style-name="ce1">
            <text:p>0.012626</text:p>
          </table:table-cell>
          <table:table-cell office:value-type="float" office:value="6.4000599999999999" table:style-name="ce7">
            <text:p>6.40006</text:p>
          </table:table-cell>
          <table:table-cell office:value-type="float" office:value="1.55549E-2" table:style-name="ce7">
            <text:p>0.0155549</text:p>
          </table:table-cell>
          <table:table-cell office:value-type="float" office:value="-3.9298099999999997E-3" table:style-name="ce7">
            <text:p>-0.00392981</text:p>
          </table:table-cell>
          <table:table-cell table:number-columns-repeated="16369"/>
        </table:table-row>
        <table:table-row table:style-name="ro3">
          <table:table-cell office:value-type="float" office:value="6.5" table:style-name="ce1">
            <text:p>6.5</text:p>
          </table:table-cell>
          <table:table-cell office:value-type="float" office:value="5.5900000000000004E-3" table:style-name="ce1">
            <text:p>0.00559</text:p>
          </table:table-cell>
          <table:table-cell office:value-type="float" office:value="1.5729E-2" table:style-name="ce1">
            <text:p>0.015729</text:p>
          </table:table-cell>
          <table:table-cell office:value-type="float" office:value="-2.6748999999999998E-2" table:style-name="ce1">
            <text:p>-0.026749</text:p>
          </table:table-cell>
          <table:table-cell table:style-name="ce3"/>
          <table:table-cell office:value-type="float" office:value="6.5000200000000001" table:style-name="ce7">
            <text:p>6.50002</text:p>
          </table:table-cell>
          <table:table-cell office:value-type="float" office:value="0.67824799999999996" table:style-name="ce7">
            <text:p>0.678248</text:p>
          </table:table-cell>
          <table:table-cell office:value-type="float" office:value="0.65997499999999998" table:style-name="ce7">
            <text:p>0.659975</text:p>
          </table:table-cell>
          <table:table-cell office:value-type="float" office:value="0.66883300000000001" table:style-name="ce7">
            <text:p>0.668833</text:p>
          </table:table-cell>
          <table:table-cell office:value-type="float" office:value="2.1067999999999976E-2" table:formula="of:=[.G70]-[.$G$5]" table:style-name="ce1">
            <text:p>0.021068</text:p>
          </table:table-cell>
          <table:table-cell office:value-type="float" office:value="2.7949999999999919E-3" table:formula="of:=[.H70]-[.$G$5]" table:style-name="ce1">
            <text:p>0.002795</text:p>
          </table:table-cell>
          <table:table-cell office:value-type="float" office:value="1.1653000000000024E-2" table:formula="of:=[.I70]-[.$G$5]" table:style-name="ce1">
            <text:p>0.011653</text:p>
          </table:table-cell>
          <table:table-cell office:value-type="float" office:value="6.5000200000000001" table:style-name="ce7">
            <text:p>6.50002</text:p>
          </table:table-cell>
          <table:table-cell office:value-type="float" office:value="2.2794399999999999E-2" table:style-name="ce7">
            <text:p>0.0227944</text:p>
          </table:table-cell>
          <table:table-cell office:value-type="float" office:value="5.0930999999999997E-3" table:style-name="ce7">
            <text:p>0.0050931</text:p>
          </table:table-cell>
          <table:table-cell table:number-columns-repeated="16369"/>
        </table:table-row>
        <table:table-row table:style-name="ro3">
          <table:table-cell office:value-type="float" office:value="6.6" table:style-name="ce1">
            <text:p>6.6</text:p>
          </table:table-cell>
          <table:table-cell office:value-type="float" office:value="-2.1919999999999999E-3" table:style-name="ce1">
            <text:p>-0.002192</text:p>
          </table:table-cell>
          <table:table-cell office:value-type="float" office:value="8.9800000000000004E-4" table:style-name="ce1">
            <text:p>0.000898</text:p>
          </table:table-cell>
          <table:table-cell office:value-type="float" office:value="-1.1384999999999999E-2" table:style-name="ce1">
            <text:p>-0.011385</text:p>
          </table:table-cell>
          <table:table-cell table:style-name="ce3"/>
          <table:table-cell office:value-type="float" office:value="6.6000399999999999" table:style-name="ce7">
            <text:p>6.60004</text:p>
          </table:table-cell>
          <table:table-cell office:value-type="float" office:value="0.679593" table:style-name="ce7">
            <text:p>0.679593</text:p>
          </table:table-cell>
          <table:table-cell office:value-type="float" office:value="0.66237900000000005" table:style-name="ce7">
            <text:p>0.662379</text:p>
          </table:table-cell>
          <table:table-cell office:value-type="float" office:value="0.66634400000000005" table:style-name="ce7">
            <text:p>0.666344</text:p>
          </table:table-cell>
          <table:table-cell office:value-type="float" office:value="2.2413000000000016E-2" table:formula="of:=[.G71]-[.$G$5]" table:style-name="ce1">
            <text:p>0.022413</text:p>
          </table:table-cell>
          <table:table-cell office:value-type="float" office:value="5.1990000000000647E-3" table:formula="of:=[.H71]-[.$G$5]" table:style-name="ce1">
            <text:p>0.005199</text:p>
          </table:table-cell>
          <table:table-cell office:value-type="float" office:value="9.164000000000061E-3" table:formula="of:=[.I71]-[.$G$5]" table:style-name="ce1">
            <text:p>0.009164</text:p>
          </table:table-cell>
          <table:table-cell office:value-type="float" office:value="6.6000399999999999" table:style-name="ce7">
            <text:p>6.60004</text:p>
          </table:table-cell>
          <table:table-cell office:value-type="float" office:value="3.2792500000000002E-2" table:style-name="ce7">
            <text:p>0.0327925</text:p>
          </table:table-cell>
          <table:table-cell office:value-type="float" office:value="1.43029E-2" table:style-name="ce7">
            <text:p>0.0143029</text:p>
          </table:table-cell>
          <table:table-cell table:number-columns-repeated="16369"/>
        </table:table-row>
        <table:table-row table:style-name="ro3">
          <table:table-cell office:value-type="float" office:value="6.7" table:style-name="ce1">
            <text:p>6.7</text:p>
          </table:table-cell>
          <table:table-cell office:value-type="float" office:value="-3.7659999999999998E-3" table:style-name="ce1">
            <text:p>-0.003766</text:p>
          </table:table-cell>
          <table:table-cell office:value-type="float" office:value="-2.52E-4" table:style-name="ce1">
            <text:p>-0.000252</text:p>
          </table:table-cell>
          <table:table-cell office:value-type="float" office:value="1.1724E-2" table:style-name="ce1">
            <text:p>0.011724</text:p>
          </table:table-cell>
          <table:table-cell table:style-name="ce3"/>
          <table:table-cell office:value-type="float" office:value="6.7000299999999999" table:style-name="ce7">
            <text:p>6.70003</text:p>
          </table:table-cell>
          <table:table-cell office:value-type="float" office:value="0.67783400000000005" table:style-name="ce7">
            <text:p>0.677834</text:p>
          </table:table-cell>
          <table:table-cell office:value-type="float" office:value="0.66591699999999998" table:style-name="ce7">
            <text:p>0.665917</text:p>
          </table:table-cell>
          <table:table-cell office:value-type="float" office:value="0.66334199999999999" table:style-name="ce7">
            <text:p>0.663342</text:p>
          </table:table-cell>
          <table:table-cell office:value-type="float" office:value="2.0654000000000061E-2" table:formula="of:=[.G72]-[.$G$5]" table:style-name="ce1">
            <text:p>0.020654</text:p>
          </table:table-cell>
          <table:table-cell office:value-type="float" office:value="8.7369999999999948E-3" table:formula="of:=[.H72]-[.$G$5]" table:style-name="ce1">
            <text:p>0.008737</text:p>
          </table:table-cell>
          <table:table-cell office:value-type="float" office:value="6.1620000000000008E-3" table:formula="of:=[.I72]-[.$G$5]" table:style-name="ce1">
            <text:p>0.006162</text:p>
          </table:table-cell>
          <table:table-cell office:value-type="float" office:value="6.7000299999999999" table:style-name="ce7">
            <text:p>6.70003</text:p>
          </table:table-cell>
          <table:table-cell office:value-type="float" office:value="4.3535600000000001E-2" table:style-name="ce7">
            <text:p>0.0435356</text:p>
          </table:table-cell>
          <table:table-cell office:value-type="float" office:value="1.7409899999999999E-2" table:style-name="ce7">
            <text:p>0.0174099</text:p>
          </table:table-cell>
          <table:table-cell table:number-columns-repeated="16369"/>
        </table:table-row>
        <table:table-row table:style-name="ro3">
          <table:table-cell office:value-type="float" office:value="6.8" table:style-name="ce1">
            <text:p>6.8</text:p>
          </table:table-cell>
          <table:table-cell office:value-type="float" office:value="2.1740000000000002E-3" table:style-name="ce1">
            <text:p>0.002174</text:p>
          </table:table-cell>
          <table:table-cell office:value-type="float" office:value="1.4671E-2" table:style-name="ce1">
            <text:p>0.014671</text:p>
          </table:table-cell>
          <table:table-cell office:value-type="float" office:value="3.3051999999999998E-2" table:style-name="ce1">
            <text:p>0.033052</text:p>
          </table:table-cell>
          <table:table-cell table:style-name="ce3"/>
          <table:table-cell office:value-type="float" office:value="6.8000100000000003" table:style-name="ce7">
            <text:p>6.80001</text:p>
          </table:table-cell>
          <table:table-cell office:value-type="float" office:value="0.67255900000000002" table:style-name="ce7">
            <text:p>0.672559</text:p>
          </table:table-cell>
          <table:table-cell office:value-type="float" office:value="0.66991800000000001" table:style-name="ce7">
            <text:p>0.669918</text:p>
          </table:table-cell>
          <table:table-cell office:value-type="float" office:value="0.66081999999999996" table:style-name="ce7">
            <text:p>0.66082</text:p>
          </table:table-cell>
          <table:table-cell office:value-type="float" office:value="1.5379000000000032E-2" table:formula="of:=[.G73]-[.$G$5]" table:style-name="ce1">
            <text:p>0.015379</text:p>
          </table:table-cell>
          <table:table-cell office:value-type="float" office:value="1.2738000000000027E-2" table:formula="of:=[.H73]-[.$G$5]" table:style-name="ce1">
            <text:p>0.012738</text:p>
          </table:table-cell>
          <table:table-cell office:value-type="float" office:value="3.6399999999999766E-3" table:formula="of:=[.I73]-[.$G$5]" table:style-name="ce1">
            <text:p>0.00364</text:p>
          </table:table-cell>
          <table:table-cell office:value-type="float" office:value="6.8000100000000003" table:style-name="ce7">
            <text:p>6.80001</text:p>
          </table:table-cell>
          <table:table-cell office:value-type="float" office:value="5.2620899999999998E-2" table:style-name="ce7">
            <text:p>0.0526209</text:p>
          </table:table-cell>
          <table:table-cell office:value-type="float" office:value="1.3021400000000001E-2" table:style-name="ce7">
            <text:p>0.0130214</text:p>
          </table:table-cell>
          <table:table-cell table:number-columns-repeated="16369"/>
        </table:table-row>
        <table:table-row table:style-name="ro3">
          <table:table-cell office:value-type="float" office:value="6.9" table:style-name="ce1">
            <text:p>6.9</text:p>
          </table:table-cell>
          <table:table-cell office:value-type="float" office:value="1.3556E-2" table:style-name="ce1">
            <text:p>0.013556</text:p>
          </table:table-cell>
          <table:table-cell office:value-type="float" office:value="4.1093999999999999E-2" table:style-name="ce1">
            <text:p>0.041094</text:p>
          </table:table-cell>
          <table:table-cell office:value-type="float" office:value="4.3171000000000001E-2" table:style-name="ce1">
            <text:p>0.043171</text:p>
          </table:table-cell>
          <table:table-cell table:style-name="ce3"/>
          <table:table-cell office:value-type="float" office:value="6.9000500000000002" table:style-name="ce7">
            <text:p>6.90005</text:p>
          </table:table-cell>
          <table:table-cell office:value-type="float" office:value="0.66434499999999996" table:style-name="ce7">
            <text:p>0.664345</text:p>
          </table:table-cell>
          <table:table-cell office:value-type="float" office:value="0.67355600000000004" table:style-name="ce7">
            <text:p>0.673556</text:p>
          </table:table-cell>
          <table:table-cell office:value-type="float" office:value="0.65953499999999998" table:style-name="ce7">
            <text:p>0.659535</text:p>
          </table:table-cell>
          <table:table-cell office:value-type="float" office:value="7.1649999999999769E-3" table:formula="of:=[.G74]-[.$G$5]" table:style-name="ce1">
            <text:p>0.007165</text:p>
          </table:table-cell>
          <table:table-cell office:value-type="float" office:value="1.6376000000000057E-2" table:formula="of:=[.H74]-[.$G$5]" table:style-name="ce1">
            <text:p>0.016376</text:p>
          </table:table-cell>
          <table:table-cell office:value-type="float" office:value="2.354999999999996E-3" table:formula="of:=[.I74]-[.$G$5]" table:style-name="ce1">
            <text:p>0.002355</text:p>
          </table:table-cell>
          <table:table-cell office:value-type="float" office:value="6.9000500000000002" table:style-name="ce7">
            <text:p>6.90005</text:p>
          </table:table-cell>
          <table:table-cell office:value-type="float" office:value="6.1157900000000001E-2" table:style-name="ce7">
            <text:p>0.0611579</text:p>
          </table:table-cell>
          <table:table-cell office:value-type="float" office:value="3.7572199999999999E-3" table:style-name="ce7">
            <text:p>0.00375722</text:p>
          </table:table-cell>
          <table:table-cell table:number-columns-repeated="16369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float" office:value="2.5777999999999999E-2" table:style-name="ce1">
            <text:p>0.025778</text:p>
          </table:table-cell>
          <table:table-cell office:value-type="float" office:value="6.9065000000000001E-2" table:style-name="ce1">
            <text:p>0.069065</text:p>
          </table:table-cell>
          <table:table-cell office:value-type="float" office:value="3.6726000000000002E-2" table:style-name="ce1">
            <text:p>0.036726</text:p>
          </table:table-cell>
          <table:table-cell table:style-name="ce3"/>
          <table:table-cell office:value-type="float" office:value="7" table:style-name="ce7">
            <text:p>7</text:p>
          </table:table-cell>
          <table:table-cell office:value-type="float" office:value="0.65458000000000005" table:style-name="ce7">
            <text:p>0.65458</text:p>
          </table:table-cell>
          <table:table-cell office:value-type="float" office:value="0.67586999999999997" table:style-name="ce7">
            <text:p>0.67587</text:p>
          </table:table-cell>
          <table:table-cell office:value-type="float" office:value="0.65983800000000004" table:style-name="ce7">
            <text:p>0.659838</text:p>
          </table:table-cell>
          <table:table-cell office:value-type="float" office:value="-2.5999999999999357E-3" table:formula="of:=[.G75]-[.$G$5]" table:style-name="ce1">
            <text:p>-0.0026</text:p>
          </table:table-cell>
          <table:table-cell office:value-type="float" office:value="1.8689999999999984E-2" table:formula="of:=[.H75]-[.$G$5]" table:style-name="ce1">
            <text:p>0.01869</text:p>
          </table:table-cell>
          <table:table-cell office:value-type="float" office:value="2.6580000000000492E-3" table:formula="of:=[.I75]-[.$G$5]" table:style-name="ce1">
            <text:p>0.002658</text:p>
          </table:table-cell>
          <table:table-cell office:value-type="float" office:value="7" table:style-name="ce7">
            <text:p>7</text:p>
          </table:table-cell>
          <table:table-cell office:value-type="float" office:value="6.4410800000000004E-2" table:style-name="ce7">
            <text:p>0.0644108</text:p>
          </table:table-cell>
          <table:table-cell office:value-type="float" office:value="-6.5924800000000004E-3" table:style-name="ce7">
            <text:p>-0.00659248</text:p>
          </table:table-cell>
          <table:table-cell table:number-columns-repeated="16369"/>
        </table:table-row>
        <table:table-row table:style-name="ro3">
          <table:table-cell office:value-type="float" office:value="7.1" table:style-name="ce1">
            <text:p>7.1</text:p>
          </table:table-cell>
          <table:table-cell office:value-type="float" office:value="3.3666000000000001E-2" table:style-name="ce1">
            <text:p>0.033666</text:p>
          </table:table-cell>
          <table:table-cell office:value-type="float" office:value="8.7115999999999999E-2" table:style-name="ce1">
            <text:p>0.087116</text:p>
          </table:table-cell>
          <table:table-cell office:value-type="float" office:value="1.4626E-2" table:style-name="ce1">
            <text:p>0.014626</text:p>
          </table:table-cell>
          <table:table-cell table:style-name="ce3"/>
          <table:table-cell office:value-type="float" office:value="7.1000199999999998" table:style-name="ce7">
            <text:p>7.10002</text:p>
          </table:table-cell>
          <table:table-cell office:value-type="float" office:value="0.64485700000000001" table:style-name="ce7">
            <text:p>0.644857</text:p>
          </table:table-cell>
          <table:table-cell office:value-type="float" office:value="0.67595000000000005" table:style-name="ce7">
            <text:p>0.67595</text:p>
          </table:table-cell>
          <table:table-cell office:value-type="float" office:value="0.66175300000000004" table:style-name="ce7">
            <text:p>0.661753</text:p>
          </table:table-cell>
          <table:table-cell office:value-type="float" office:value="-1.2322999999999973E-2" table:formula="of:=[.G76]-[.$G$5]" table:style-name="ce1">
            <text:p>-0.012323</text:p>
          </table:table-cell>
          <table:table-cell office:value-type="float" office:value="1.8770000000000064E-2" table:formula="of:=[.H76]-[.$G$5]" table:style-name="ce1">
            <text:p>0.01877</text:p>
          </table:table-cell>
          <table:table-cell office:value-type="float" office:value="4.5730000000000492E-3" table:formula="of:=[.I76]-[.$G$5]" table:style-name="ce1">
            <text:p>0.004573</text:p>
          </table:table-cell>
          <table:table-cell office:value-type="float" office:value="7.1000199999999998" table:style-name="ce7">
            <text:p>7.10002</text:p>
          </table:table-cell>
          <table:table-cell office:value-type="float" office:value="5.9847499999999998E-2" table:style-name="ce7">
            <text:p>0.0598475</text:p>
          </table:table-cell>
          <table:table-cell office:value-type="float" office:value="-1.4745100000000001E-2" table:style-name="ce7">
            <text:p>-0.0147451</text:p>
          </table:table-cell>
          <table:table-cell table:number-columns-repeated="16369"/>
        </table:table-row>
        <table:table-row table:style-name="ro3">
          <table:table-cell office:value-type="float" office:value="7.2" table:style-name="ce1">
            <text:p>7.2</text:p>
          </table:table-cell>
          <table:table-cell office:value-type="float" office:value="3.3639000000000002E-2" table:style-name="ce1">
            <text:p>0.033639</text:p>
          </table:table-cell>
          <table:table-cell office:value-type="float" office:value="8.6685999999999999E-2" table:style-name="ce1">
            <text:p>0.086686</text:p>
          </table:table-cell>
          <table:table-cell office:value-type="float" office:value="-1.6455999999999998E-2" table:style-name="ce1">
            <text:p>-0.016456</text:p>
          </table:table-cell>
          <table:table-cell table:style-name="ce3"/>
          <table:table-cell office:value-type="float" office:value="7.2000400000000004" table:style-name="ce7">
            <text:p>7.20004</text:p>
          </table:table-cell>
          <table:table-cell office:value-type="float" office:value="0.63655300000000004" table:style-name="ce7">
            <text:p>0.636553</text:p>
          </table:table-cell>
          <table:table-cell office:value-type="float" office:value="0.67329799999999995" table:style-name="ce7">
            <text:p>0.673298</text:p>
          </table:table-cell>
          <table:table-cell office:value-type="float" office:value="0.664852" table:style-name="ce7">
            <text:p>0.664852</text:p>
          </table:table-cell>
          <table:table-cell office:value-type="float" office:value="-2.0626999999999951E-2" table:formula="of:=[.G77]-[.$G$5]" table:style-name="ce1">
            <text:p>-0.020627</text:p>
          </table:table-cell>
          <table:table-cell office:value-type="float" office:value="1.6117999999999966E-2" table:formula="of:=[.H77]-[.$G$5]" table:style-name="ce1">
            <text:p>0.016118</text:p>
          </table:table-cell>
          <table:table-cell office:value-type="float" office:value="7.6720000000000121E-3" table:formula="of:=[.I77]-[.$G$5]" table:style-name="ce1">
            <text:p>0.007672</text:p>
          </table:table-cell>
          <table:table-cell office:value-type="float" office:value="7.2000400000000004" table:style-name="ce7">
            <text:p>7.20004</text:p>
          </table:table-cell>
          <table:table-cell office:value-type="float" office:value="4.7869200000000001E-2" table:style-name="ce7">
            <text:p>0.0478692</text:p>
          </table:table-cell>
          <table:table-cell office:value-type="float" office:value="-2.6840800000000001E-2" table:style-name="ce7">
            <text:p>-0.0268408</text:p>
          </table:table-cell>
          <table:table-cell table:number-columns-repeated="16369"/>
        </table:table-row>
        <table:table-row table:style-name="ro3">
          <table:table-cell office:value-type="float" office:value="7.3" table:style-name="ce1">
            <text:p>7.3</text:p>
          </table:table-cell>
          <table:table-cell office:value-type="float" office:value="2.5073000000000002E-2" table:style-name="ce1">
            <text:p>0.025073</text:p>
          </table:table-cell>
          <table:table-cell office:value-type="float" office:value="6.5202999999999997E-2" table:style-name="ce1">
            <text:p>0.065203</text:p>
          </table:table-cell>
          <table:table-cell office:value-type="float" office:value="-4.6919000000000002E-2" table:style-name="ce1">
            <text:p>-0.046919</text:p>
          </table:table-cell>
          <table:table-cell table:style-name="ce3"/>
          <table:table-cell office:value-type="float" office:value="7.30002" table:style-name="ce7">
            <text:p>7.30002</text:p>
          </table:table-cell>
          <table:table-cell office:value-type="float" office:value="0.63069799999999998" table:style-name="ce7">
            <text:p>0.630698</text:p>
          </table:table-cell>
          <table:table-cell office:value-type="float" office:value="0.66789299999999996" table:style-name="ce7">
            <text:p>0.667893</text:p>
          </table:table-cell>
          <table:table-cell office:value-type="float" office:value="0.66839499999999996" table:style-name="ce7">
            <text:p>0.668395</text:p>
          </table:table-cell>
          <table:table-cell office:value-type="float" office:value="-2.6482000000000006E-2" table:formula="of:=[.G78]-[.$G$5]" table:style-name="ce1">
            <text:p>-0.026482</text:p>
          </table:table-cell>
          <table:table-cell office:value-type="float" office:value="1.0712999999999973E-2" table:formula="of:=[.H78]-[.$G$5]" table:style-name="ce1">
            <text:p>0.010713</text:p>
          </table:table-cell>
          <table:table-cell office:value-type="float" office:value="1.1214999999999975E-2" table:formula="of:=[.I78]-[.$G$5]" table:style-name="ce1">
            <text:p>0.011215</text:p>
          </table:table-cell>
          <table:table-cell office:value-type="float" office:value="7.30002" table:style-name="ce7">
            <text:p>7.30002</text:p>
          </table:table-cell>
          <table:table-cell office:value-type="float" office:value="3.1549199999999999E-2" table:style-name="ce7">
            <text:p>0.0315492</text:p>
          </table:table-cell>
          <table:table-cell office:value-type="float" office:value="-3.85543E-2" table:style-name="ce7">
            <text:p>-0.0385543</text:p>
          </table:table-cell>
          <table:table-cell table:number-columns-repeated="16369"/>
        </table:table-row>
        <table:table-row table:style-name="ro3">
          <table:table-cell office:value-type="float" office:value="7.4" table:style-name="ce1">
            <text:p>7.4</text:p>
          </table:table-cell>
          <table:table-cell office:value-type="float" office:value="1.0331E-2" table:style-name="ce1">
            <text:p>0.010331</text:p>
          </table:table-cell>
          <table:table-cell office:value-type="float" office:value="2.6648000000000002E-2" table:style-name="ce1">
            <text:p>0.026648</text:p>
          </table:table-cell>
          <table:table-cell office:value-type="float" office:value="-6.8028000000000005E-2" table:style-name="ce1">
            <text:p>-0.068028</text:p>
          </table:table-cell>
          <table:table-cell table:style-name="ce3"/>
          <table:table-cell office:value-type="float" office:value="7.4000500000000002" table:style-name="ce7">
            <text:p>7.40005</text:p>
          </table:table-cell>
          <table:table-cell office:value-type="float" office:value="0.62765400000000005" table:style-name="ce7">
            <text:p>0.627654</text:p>
          </table:table-cell>
          <table:table-cell office:value-type="float" office:value="0.66040100000000002" table:style-name="ce7">
            <text:p>0.660401</text:p>
          </table:table-cell>
          <table:table-cell office:value-type="float" office:value="0.67139499999999996" table:style-name="ce7">
            <text:p>0.671395</text:p>
          </table:table-cell>
          <table:table-cell office:value-type="float" office:value="-2.9525999999999941E-2" table:formula="of:=[.G79]-[.$G$5]" table:style-name="ce1">
            <text:p>-0.029526</text:p>
          </table:table-cell>
          <table:table-cell office:value-type="float" office:value="3.2210000000000294E-3" table:formula="of:=[.H79]-[.$G$5]" table:style-name="ce1">
            <text:p>0.003221</text:p>
          </table:table-cell>
          <table:table-cell office:value-type="float" office:value="1.4214999999999978E-2" table:formula="of:=[.I79]-[.$G$5]" table:style-name="ce1">
            <text:p>0.014215</text:p>
          </table:table-cell>
          <table:table-cell office:value-type="float" office:value="7.4000500000000002" table:style-name="ce7">
            <text:p>7.40005</text:p>
          </table:table-cell>
          <table:table-cell office:value-type="float" office:value="9.1098199999999994E-3" table:style-name="ce7">
            <text:p>0.00910982</text:p>
          </table:table-cell>
          <table:table-cell office:value-type="float" office:value="-4.6539200000000003E-2" table:style-name="ce7">
            <text:p>-0.0465392</text:p>
          </table:table-cell>
          <table:table-cell table:number-columns-repeated="16369"/>
        </table:table-row>
        <table:table-row table:style-name="ro3">
          <table:table-cell office:value-type="float" office:value="7.5" table:style-name="ce1">
            <text:p>7.5</text:p>
          </table:table-cell>
          <table:table-cell office:value-type="float" office:value="-6.4559999999999999E-3" table:style-name="ce1">
            <text:p>-0.006456</text:p>
          </table:table-cell>
          <table:table-cell office:value-type="float" office:value="-2.0412E-2" table:style-name="ce1">
            <text:p>-0.020412</text:p>
          </table:table-cell>
          <table:table-cell office:value-type="float" office:value="-7.4953000000000006E-2" table:style-name="ce1">
            <text:p>-0.074953</text:p>
          </table:table-cell>
          <table:table-cell table:style-name="ce3"/>
          <table:table-cell office:value-type="float" office:value="7.5000299999999998" table:style-name="ce7">
            <text:p>7.50003</text:p>
          </table:table-cell>
          <table:table-cell office:value-type="float" office:value="0.62688299999999997" table:style-name="ce7">
            <text:p>0.626883</text:p>
          </table:table-cell>
          <table:table-cell office:value-type="float" office:value="0.65186299999999997" table:style-name="ce7">
            <text:p>0.651863</text:p>
          </table:table-cell>
          <table:table-cell office:value-type="float" office:value="0.67287600000000003" table:style-name="ce7">
            <text:p>0.672876</text:p>
          </table:table-cell>
          <table:table-cell office:value-type="float" office:value="-3.0297000000000018E-2" table:formula="of:=[.G80]-[.$G$5]" table:style-name="ce1">
            <text:p>-0.030297</text:p>
          </table:table-cell>
          <table:table-cell office:value-type="float" office:value="-5.3170000000000162E-3" table:formula="of:=[.H80]-[.$G$5]" table:style-name="ce1">
            <text:p>-0.005317</text:p>
          </table:table-cell>
          <table:table-cell office:value-type="float" office:value="1.5696000000000043E-2" table:formula="of:=[.I80]-[.$G$5]" table:style-name="ce1">
            <text:p>0.015696</text:p>
          </table:table-cell>
          <table:table-cell office:value-type="float" office:value="7.5000299999999998" table:style-name="ce7">
            <text:p>7.50003</text:p>
          </table:table-cell>
          <table:table-cell office:value-type="float" office:value="-1.6324399999999999E-2" table:style-name="ce7">
            <text:p>-0.0163244</text:p>
          </table:table-cell>
          <table:table-cell office:value-type="float" office:value="-5.1281899999999998E-2" table:style-name="ce7">
            <text:p>-0.0512819</text:p>
          </table:table-cell>
          <table:table-cell table:number-columns-repeated="16369"/>
        </table:table-row>
        <table:table-row table:style-name="ro3">
          <table:table-cell office:value-type="float" office:value="7.6" table:style-name="ce1">
            <text:p>7.6</text:p>
          </table:table-cell>
          <table:table-cell office:value-type="float" office:value="-2.1177999999999999E-2" table:style-name="ce1">
            <text:p>-0.021178</text:p>
          </table:table-cell>
          <table:table-cell office:value-type="float" office:value="-6.6201999999999997E-2" table:style-name="ce1">
            <text:p>-0.066202</text:p>
          </table:table-cell>
          <table:table-cell office:value-type="float" office:value="-6.7859000000000003E-2" table:style-name="ce1">
            <text:p>-0.067859</text:p>
          </table:table-cell>
          <table:table-cell table:style-name="ce3"/>
          <table:table-cell office:value-type="float" office:value="7.6000199999999998" table:style-name="ce7">
            <text:p>7.60002</text:p>
          </table:table-cell>
          <table:table-cell office:value-type="float" office:value="0.627942" table:style-name="ce7">
            <text:p>0.627942</text:p>
          </table:table-cell>
          <table:table-cell office:value-type="float" office:value="0.64330100000000001" table:style-name="ce7">
            <text:p>0.643301</text:p>
          </table:table-cell>
          <table:table-cell office:value-type="float" office:value="0.67205700000000002" table:style-name="ce7">
            <text:p>0.672057</text:p>
          </table:table-cell>
          <table:table-cell office:value-type="float" office:value="-2.9237999999999986E-2" table:formula="of:=[.G81]-[.$G$5]" table:style-name="ce1">
            <text:p>-0.029238</text:p>
          </table:table-cell>
          <table:table-cell office:value-type="float" office:value="-1.3878999999999975E-2" table:formula="of:=[.H81]-[.$G$5]" table:style-name="ce1">
            <text:p>-0.013879</text:p>
          </table:table-cell>
          <table:table-cell office:value-type="float" office:value="1.4877000000000029E-2" table:formula="of:=[.I81]-[.$G$5]" table:style-name="ce1">
            <text:p>0.014877</text:p>
          </table:table-cell>
          <table:table-cell office:value-type="float" office:value="7.6000199999999998" table:style-name="ce7">
            <text:p>7.60002</text:p>
          </table:table-cell>
          <table:table-cell office:value-type="float" office:value="-4.5089700000000003E-2" table:style-name="ce7">
            <text:p>-0.0450897</text:p>
          </table:table-cell>
          <table:table-cell office:value-type="float" office:value="-5.2752300000000002E-2" table:style-name="ce7">
            <text:p>-0.0527523</text:p>
          </table:table-cell>
          <table:table-cell table:number-columns-repeated="16369"/>
        </table:table-row>
        <table:table-row table:style-name="ro3">
          <table:table-cell office:value-type="float" office:value="7.7" table:style-name="ce1">
            <text:p>7.7</text:p>
          </table:table-cell>
          <table:table-cell office:value-type="float" office:value="-3.124E-2" table:style-name="ce1">
            <text:p>-0.03124</text:p>
          </table:table-cell>
          <table:table-cell office:value-type="float" office:value="-0.10295700000000001" table:style-name="ce1">
            <text:p>-0.102957</text:p>
          </table:table-cell>
          <table:table-cell office:value-type="float" office:value="-5.0854000000000003E-2" table:style-name="ce1">
            <text:p>-0.050854</text:p>
          </table:table-cell>
          <table:table-cell table:style-name="ce3"/>
          <table:table-cell office:value-type="float" office:value="7.7000200000000003" table:style-name="ce7">
            <text:p>7.70002</text:p>
          </table:table-cell>
          <table:table-cell office:value-type="float" office:value="0.63036599999999998" table:style-name="ce7">
            <text:p>0.630366</text:p>
          </table:table-cell>
          <table:table-cell office:value-type="float" office:value="0.63561299999999998" table:style-name="ce7">
            <text:p>0.635613</text:p>
          </table:table-cell>
          <table:table-cell office:value-type="float" office:value="0.66871100000000006" table:style-name="ce7">
            <text:p>0.668711</text:p>
          </table:table-cell>
          <table:table-cell office:value-type="float" office:value="-2.6814000000000004E-2" table:formula="of:=[.G82]-[.$G$5]" table:style-name="ce1">
            <text:p>-0.026814</text:p>
          </table:table-cell>
          <table:table-cell office:value-type="float" office:value="-2.1567000000000003E-2" table:formula="of:=[.H82]-[.$G$5]" table:style-name="ce1">
            <text:p>-0.021567</text:p>
          </table:table-cell>
          <table:table-cell office:value-type="float" office:value="1.1531000000000069E-2" table:formula="of:=[.I82]-[.$G$5]" table:style-name="ce1">
            <text:p>0.011531</text:p>
          </table:table-cell>
          <table:table-cell office:value-type="float" office:value="7.7000200000000003" table:style-name="ce7">
            <text:p>7.70002</text:p>
          </table:table-cell>
          <table:table-cell office:value-type="float" office:value="-7.1695200000000001E-2" table:style-name="ce7">
            <text:p>-0.0716952</text:p>
          </table:table-cell>
          <table:table-cell office:value-type="float" office:value="-4.5411800000000002E-2" table:style-name="ce7">
            <text:p>-0.0454118</text:p>
          </table:table-cell>
          <table:table-cell table:number-columns-repeated="16369"/>
        </table:table-row>
        <table:table-row table:style-name="ro3">
          <table:table-cell office:value-type="float" office:value="7.8" table:style-name="ce1">
            <text:p>7.8</text:p>
          </table:table-cell>
          <table:table-cell office:value-type="float" office:value="-3.6136000000000001E-2" table:style-name="ce1">
            <text:p>-0.036136</text:p>
          </table:table-cell>
          <table:table-cell office:value-type="float" office:value="-0.12667800000000001" table:style-name="ce1">
            <text:p>-0.126678</text:p>
          </table:table-cell>
          <table:table-cell office:value-type="float" office:value="-2.9578E-2" table:style-name="ce1">
            <text:p>-0.029578</text:p>
          </table:table-cell>
          <table:table-cell table:style-name="ce3"/>
          <table:table-cell office:value-type="float" office:value="7.8000400000000001" table:style-name="ce7">
            <text:p>7.80004</text:p>
          </table:table-cell>
          <table:table-cell office:value-type="float" office:value="0.63386900000000002" table:style-name="ce7">
            <text:p>0.633869</text:p>
          </table:table-cell>
          <table:table-cell office:value-type="float" office:value="0.62961800000000001" table:style-name="ce7">
            <text:p>0.629618</text:p>
          </table:table-cell>
          <table:table-cell office:value-type="float" office:value="0.66309700000000005" table:style-name="ce7">
            <text:p>0.663097</text:p>
          </table:table-cell>
          <table:table-cell office:value-type="float" office:value="-2.3310999999999971E-2" table:formula="of:=[.G83]-[.$G$5]" table:style-name="ce1">
            <text:p>-0.023311</text:p>
          </table:table-cell>
          <table:table-cell office:value-type="float" office:value="-2.7561999999999975E-2" table:formula="of:=[.H83]-[.$G$5]" table:style-name="ce1">
            <text:p>-0.027562</text:p>
          </table:table-cell>
          <table:table-cell office:value-type="float" office:value="5.9170000000000611E-3" table:formula="of:=[.I83]-[.$G$5]" table:style-name="ce1">
            <text:p>0.005917</text:p>
          </table:table-cell>
          <table:table-cell office:value-type="float" office:value="7.8000400000000001" table:style-name="ce7">
            <text:p>7.80004</text:p>
          </table:table-cell>
          <table:table-cell office:value-type="float" office:value="-9.4935599999999995E-2" table:style-name="ce7">
            <text:p>-0.0949356</text:p>
          </table:table-cell>
          <table:table-cell office:value-type="float" office:value="-3.28863E-2" table:style-name="ce7">
            <text:p>-0.0328863</text:p>
          </table:table-cell>
          <table:table-cell table:number-columns-repeated="16369"/>
        </table:table-row>
        <table:table-row table:style-name="ro3">
          <table:table-cell office:value-type="float" office:value="7.9" table:style-name="ce1">
            <text:p>7.9</text:p>
          </table:table-cell>
          <table:table-cell office:value-type="float" office:value="-3.6979999999999999E-2" table:style-name="ce1">
            <text:p>-0.03698</text:p>
          </table:table-cell>
          <table:table-cell office:value-type="float" office:value="-0.137021" table:style-name="ce1">
            <text:p>-0.137021</text:p>
          </table:table-cell>
          <table:table-cell office:value-type="float" office:value="-8.7410000000000005E-3" table:style-name="ce1">
            <text:p>-0.008741</text:p>
          </table:table-cell>
          <table:table-cell table:style-name="ce3"/>
          <table:table-cell office:value-type="float" office:value="7.9" table:style-name="ce7">
            <text:p>7.9</text:p>
          </table:table-cell>
          <table:table-cell office:value-type="float" office:value="0.63813799999999998" table:style-name="ce7">
            <text:p>0.638138</text:p>
          </table:table-cell>
          <table:table-cell office:value-type="float" office:value="0.62589300000000003" table:style-name="ce7">
            <text:p>0.625893</text:p>
          </table:table-cell>
          <table:table-cell office:value-type="float" office:value="0.655945" table:style-name="ce7">
            <text:p>0.655945</text:p>
          </table:table-cell>
          <table:table-cell office:value-type="float" office:value="-1.9042000000000003E-2" table:formula="of:=[.G84]-[.$G$5]" table:style-name="ce1">
            <text:p>-0.019042</text:p>
          </table:table-cell>
          <table:table-cell office:value-type="float" office:value="-3.1286999999999954E-2" table:formula="of:=[.H84]-[.$G$5]" table:style-name="ce1">
            <text:p>-0.031287</text:p>
          </table:table-cell>
          <table:table-cell office:value-type="float" office:value="-1.2349999999999861E-3" table:formula="of:=[.I84]-[.$G$5]" table:style-name="ce1">
            <text:p>-0.001235</text:p>
          </table:table-cell>
          <table:table-cell office:value-type="float" office:value="7.9" table:style-name="ce7">
            <text:p>7.9</text:p>
          </table:table-cell>
          <table:table-cell office:value-type="float" office:value="-0.109557" table:style-name="ce7">
            <text:p>-0.109557</text:p>
          </table:table-cell>
          <table:table-cell office:value-type="float" office:value="-1.44309E-2" table:style-name="ce7">
            <text:p>-0.0144309</text:p>
          </table:table-cell>
          <table:table-cell table:number-columns-repeated="16369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float" office:value="-3.5414000000000001E-2" table:style-name="ce1">
            <text:p>-0.035414</text:p>
          </table:table-cell>
          <table:table-cell office:value-type="float" office:value="-0.135795" table:style-name="ce1">
            <text:p>-0.135795</text:p>
          </table:table-cell>
          <table:table-cell office:value-type="float" office:value="9.273E-3" table:style-name="ce1">
            <text:p>0.009273</text:p>
          </table:table-cell>
          <table:table-cell table:style-name="ce3"/>
          <table:table-cell office:value-type="float" office:value="8.0000499999999999" table:style-name="ce7">
            <text:p>8.00005</text:p>
          </table:table-cell>
          <table:table-cell office:value-type="float" office:value="0.64351000000000003" table:style-name="ce7">
            <text:p>0.64351</text:p>
          </table:table-cell>
          <table:table-cell office:value-type="float" office:value="0.62460899999999997" table:style-name="ce7">
            <text:p>0.624609</text:p>
          </table:table-cell>
          <table:table-cell office:value-type="float" office:value="0.64811700000000005" table:style-name="ce7">
            <text:p>0.648117</text:p>
          </table:table-cell>
          <table:table-cell office:value-type="float" office:value="-1.366999999999996E-2" table:formula="of:=[.G85]-[.$G$5]" table:style-name="ce1">
            <text:p>-0.01367</text:p>
          </table:table-cell>
          <table:table-cell office:value-type="float" office:value="-3.2571000000000017E-2" table:formula="of:=[.H85]-[.$G$5]" table:style-name="ce1">
            <text:p>-0.032571</text:p>
          </table:table-cell>
          <table:table-cell office:value-type="float" office:value="-9.0629999999999322E-3" table:formula="of:=[.I85]-[.$G$5]" table:style-name="ce1">
            <text:p>-0.009063</text:p>
          </table:table-cell>
          <table:table-cell office:value-type="float" office:value="8.0000499999999999" table:style-name="ce7">
            <text:p>8.00005</text:p>
          </table:table-cell>
          <table:table-cell office:value-type="float" office:value="-0.114382" table:style-name="ce7">
            <text:p>-0.114382</text:p>
          </table:table-cell>
          <table:table-cell office:value-type="float" office:value="4.76078E-3" table:style-name="ce7">
            <text:p>0.00476078</text:p>
          </table:table-cell>
          <table:table-cell table:number-columns-repeated="16369"/>
        </table:table-row>
        <table:table-row table:style-name="ro3">
          <table:table-cell office:value-type="float" office:value="8.1" table:style-name="ce1">
            <text:p>8.1</text:p>
          </table:table-cell>
          <table:table-cell office:value-type="float" office:value="-3.2549000000000002E-2" table:style-name="ce1">
            <text:p>-0.032549</text:p>
          </table:table-cell>
          <table:table-cell office:value-type="float" office:value="-0.12514900000000001" table:style-name="ce1">
            <text:p>-0.125149</text:p>
          </table:table-cell>
          <table:table-cell office:value-type="float" office:value="2.4330999999999998E-2" table:style-name="ce1">
            <text:p>0.024331</text:p>
          </table:table-cell>
          <table:table-cell table:style-name="ce3"/>
          <table:table-cell office:value-type="float" office:value="8.1000599999999991" table:style-name="ce7">
            <text:p>8.10006</text:p>
          </table:table-cell>
          <table:table-cell office:value-type="float" office:value="0.65083999999999997" table:style-name="ce7">
            <text:p>0.65084</text:p>
          </table:table-cell>
          <table:table-cell office:value-type="float" office:value="0.62588200000000005" table:style-name="ce7">
            <text:p>0.625882</text:p>
          </table:table-cell>
          <table:table-cell office:value-type="float" office:value="0.64059500000000003" table:style-name="ce7">
            <text:p>0.640595</text:p>
          </table:table-cell>
          <table:table-cell office:value-type="float" office:value="-6.3400000000000123E-3" table:formula="of:=[.G86]-[.$G$5]" table:style-name="ce1">
            <text:p>-0.00634</text:p>
          </table:table-cell>
          <table:table-cell office:value-type="float" office:value="-3.1297999999999937E-2" table:formula="of:=[.H86]-[.$G$5]" table:style-name="ce1">
            <text:p>-0.031298</text:p>
          </table:table-cell>
          <table:table-cell office:value-type="float" office:value="-1.6584999999999961E-2" table:formula="of:=[.I86]-[.$G$5]" table:style-name="ce1">
            <text:p>-0.016585</text:p>
          </table:table-cell>
          <table:table-cell office:value-type="float" office:value="8.1000599999999991" table:style-name="ce7">
            <text:p>8.10006</text:p>
          </table:table-cell>
          <table:table-cell office:value-type="float" office:value="-0.10957600000000001" table:style-name="ce7">
            <text:p>-0.109576</text:p>
          </table:table-cell>
          <table:table-cell office:value-type="float" office:value="2.21798E-2" table:style-name="ce7">
            <text:p>0.0221798</text:p>
          </table:table-cell>
          <table:table-cell table:number-columns-repeated="16369"/>
        </table:table-row>
        <table:table-row table:style-name="ro3">
          <table:table-cell office:value-type="float" office:value="8.1999999999999993" table:style-name="ce1">
            <text:p>8.2</text:p>
          </table:table-cell>
          <table:table-cell office:value-type="float" office:value="-2.8490999999999999E-2" table:style-name="ce1">
            <text:p>-0.028491</text:p>
          </table:table-cell>
          <table:table-cell office:value-type="float" office:value="-0.10642600000000001" table:style-name="ce1">
            <text:p>-0.106426</text:p>
          </table:table-cell>
          <table:table-cell office:value-type="float" office:value="3.7388999999999999E-2" table:style-name="ce1">
            <text:p>0.037389</text:p>
          </table:table-cell>
          <table:table-cell table:style-name="ce3"/>
          <table:table-cell office:value-type="float" office:value="8.2000299999999999" table:style-name="ce7">
            <text:p>8.20003</text:p>
          </table:table-cell>
          <table:table-cell office:value-type="float" office:value="0.66124899999999998" table:style-name="ce7">
            <text:p>0.661249</text:p>
          </table:table-cell>
          <table:table-cell office:value-type="float" office:value="0.62967600000000001" table:style-name="ce7">
            <text:p>0.629676</text:p>
          </table:table-cell>
          <table:table-cell office:value-type="float" office:value="0.63408799999999998" table:style-name="ce7">
            <text:p>0.634088</text:p>
          </table:table-cell>
          <table:table-cell office:value-type="float" office:value="4.0689999999999893E-3" table:formula="of:=[.G87]-[.$G$5]" table:style-name="ce1">
            <text:p>0.004069</text:p>
          </table:table-cell>
          <table:table-cell office:value-type="float" office:value="-2.7503999999999973E-2" table:formula="of:=[.H87]-[.$G$5]" table:style-name="ce1">
            <text:p>-0.027504</text:p>
          </table:table-cell>
          <table:table-cell office:value-type="float" office:value="-2.3092000000000001E-2" table:formula="of:=[.I87]-[.$G$5]" table:style-name="ce1">
            <text:p>-0.023092</text:p>
          </table:table-cell>
          <table:table-cell office:value-type="float" office:value="8.2000299999999999" table:style-name="ce7">
            <text:p>8.20003</text:p>
          </table:table-cell>
          <table:table-cell office:value-type="float" office:value="-9.8064200000000004E-2" table:style-name="ce7">
            <text:p>-0.0980642</text:p>
          </table:table-cell>
          <table:table-cell office:value-type="float" office:value="3.4744499999999998E-2" table:style-name="ce7">
            <text:p>0.0347445</text:p>
          </table:table-cell>
          <table:table-cell table:number-columns-repeated="16369"/>
        </table:table-row>
        <table:table-row table:style-name="ro3">
          <table:table-cell office:value-type="float" office:value="8.3000000000000007" table:style-name="ce1">
            <text:p>8.3</text:p>
          </table:table-cell>
          <table:table-cell office:value-type="float" office:value="-2.2603999999999999E-2" table:style-name="ce1">
            <text:p>-0.022604</text:p>
          </table:table-cell>
          <table:table-cell office:value-type="float" office:value="-8.0120999999999998E-2" table:style-name="ce1">
            <text:p>-0.080121</text:p>
          </table:table-cell>
          <table:table-cell office:value-type="float" office:value="4.9098000000000003E-2" table:style-name="ce1">
            <text:p>0.049098</text:p>
          </table:table-cell>
          <table:table-cell table:style-name="ce3"/>
          <table:table-cell office:value-type="float" office:value="8.30002" table:style-name="ce7">
            <text:p>8.30002</text:p>
          </table:table-cell>
          <table:table-cell office:value-type="float" office:value="0.675288" table:style-name="ce7">
            <text:p>0.675288</text:p>
          </table:table-cell>
          <table:table-cell office:value-type="float" office:value="0.635799" table:style-name="ce7">
            <text:p>0.635799</text:p>
          </table:table-cell>
          <table:table-cell office:value-type="float" office:value="0.62921099999999996" table:style-name="ce7">
            <text:p>0.629211</text:p>
          </table:table-cell>
          <table:table-cell office:value-type="float" office:value="1.8108000000000013E-2" table:formula="of:=[.G88]-[.$G$5]" table:style-name="ce1">
            <text:p>0.018108</text:p>
          </table:table-cell>
          <table:table-cell office:value-type="float" office:value="-2.1380999999999983E-2" table:formula="of:=[.H88]-[.$G$5]" table:style-name="ce1">
            <text:p>-0.021381</text:p>
          </table:table-cell>
          <table:table-cell office:value-type="float" office:value="-2.7969000000000022E-2" table:formula="of:=[.I88]-[.$G$5]" table:style-name="ce1">
            <text:p>-0.027969</text:p>
          </table:table-cell>
          <table:table-cell office:value-type="float" office:value="8.30002" table:style-name="ce7">
            <text:p>8.30002</text:p>
          </table:table-cell>
          <table:table-cell office:value-type="float" office:value="-7.6763999999999999E-2" table:style-name="ce7">
            <text:p>-0.076764</text:p>
          </table:table-cell>
          <table:table-cell office:value-type="float" office:value="4.4790200000000002E-2" table:style-name="ce7">
            <text:p>0.0447902</text:p>
          </table:table-cell>
          <table:table-cell table:number-columns-repeated="16369"/>
        </table:table-row>
        <table:table-row table:style-name="ro3">
          <table:table-cell office:value-type="float" office:value="8.4" table:style-name="ce1">
            <text:p>8.4</text:p>
          </table:table-cell>
          <table:table-cell office:value-type="float" office:value="-1.4234999999999999E-2" table:style-name="ce1">
            <text:p>-0.014235</text:p>
          </table:table-cell>
          <table:table-cell office:value-type="float" office:value="-4.6684000000000003E-2" table:style-name="ce1">
            <text:p>-0.046684</text:p>
          </table:table-cell>
          <table:table-cell office:value-type="float" office:value="5.9020000000000003E-2" table:style-name="ce1">
            <text:p>0.05902</text:p>
          </table:table-cell>
          <table:table-cell table:style-name="ce3"/>
          <table:table-cell office:value-type="float" office:value="8.4000699999999995" table:style-name="ce7">
            <text:p>8.40007</text:p>
          </table:table-cell>
          <table:table-cell office:value-type="float" office:value="0.69224600000000003" table:style-name="ce7">
            <text:p>0.692246</text:p>
          </table:table-cell>
          <table:table-cell office:value-type="float" office:value="0.64390800000000004" table:style-name="ce7">
            <text:p>0.643908</text:p>
          </table:table-cell>
          <table:table-cell office:value-type="float" office:value="0.62631300000000001" table:style-name="ce7">
            <text:p>0.626313</text:p>
          </table:table-cell>
          <table:table-cell office:value-type="float" office:value="3.5066000000000042E-2" table:formula="of:=[.G89]-[.$G$5]" table:style-name="ce1">
            <text:p>0.035066</text:p>
          </table:table-cell>
          <table:table-cell office:value-type="float" office:value="-1.3271999999999951E-2" table:formula="of:=[.H89]-[.$G$5]" table:style-name="ce1">
            <text:p>-0.013272</text:p>
          </table:table-cell>
          <table:table-cell office:value-type="float" office:value="-3.0866999999999978E-2" table:formula="of:=[.I89]-[.$G$5]" table:style-name="ce1">
            <text:p>-0.030867</text:p>
          </table:table-cell>
          <table:table-cell office:value-type="float" office:value="8.4000699999999995" table:style-name="ce7">
            <text:p>8.40007</text:p>
          </table:table-cell>
          <table:table-cell office:value-type="float" office:value="-4.8476199999999997E-2" table:style-name="ce7">
            <text:p>-0.0484762</text:p>
          </table:table-cell>
          <table:table-cell office:value-type="float" office:value="5.2291200000000003E-2" table:style-name="ce7">
            <text:p>0.0522912</text:p>
          </table:table-cell>
          <table:table-cell table:number-columns-repeated="16369"/>
        </table:table-row>
        <table:table-row table:style-name="ro3">
          <table:table-cell office:value-type="float" office:value="8.5" table:style-name="ce1">
            <text:p>8.5</text:p>
          </table:table-cell>
          <table:table-cell office:value-type="float" office:value="-3.4160000000000002E-3" table:style-name="ce1">
            <text:p>-0.003416</text:p>
          </table:table-cell>
          <table:table-cell office:value-type="float" office:value="-7.4619999999999999E-3" table:style-name="ce1">
            <text:p>-0.007462</text:p>
          </table:table-cell>
          <table:table-cell office:value-type="float" office:value="6.5762000000000001E-2" table:style-name="ce1">
            <text:p>0.065762</text:p>
          </table:table-cell>
          <table:table-cell table:style-name="ce3"/>
          <table:table-cell office:value-type="float" office:value="8.5" table:style-name="ce7">
            <text:p>8.5</text:p>
          </table:table-cell>
          <table:table-cell office:value-type="float" office:value="0.70810399999999996" table:style-name="ce7">
            <text:p>0.708104</text:p>
          </table:table-cell>
          <table:table-cell office:value-type="float" office:value="0.65350200000000003" table:style-name="ce7">
            <text:p>0.653502</text:p>
          </table:table-cell>
          <table:table-cell office:value-type="float" office:value="0.62583100000000003" table:style-name="ce7">
            <text:p>0.625831</text:p>
          </table:table-cell>
          <table:table-cell office:value-type="float" office:value="5.0923999999999969E-2" table:formula="of:=[.G90]-[.$G$5]" table:style-name="ce1">
            <text:p>0.050924</text:p>
          </table:table-cell>
          <table:table-cell office:value-type="float" office:value="-3.6779999999999591E-3" table:formula="of:=[.H90]-[.$G$5]" table:style-name="ce1">
            <text:p>-0.003678</text:p>
          </table:table-cell>
          <table:table-cell office:value-type="float" office:value="-3.134899999999996E-2" table:formula="of:=[.I90]-[.$G$5]" table:style-name="ce1">
            <text:p>-0.031349</text:p>
          </table:table-cell>
          <table:table-cell office:value-type="float" office:value="8.5" table:style-name="ce7">
            <text:p>8.5</text:p>
          </table:table-cell>
          <table:table-cell office:value-type="float" office:value="-1.8195200000000002E-2" table:style-name="ce7">
            <text:p>-0.0181952</text:p>
          </table:table-cell>
          <table:table-cell office:value-type="float" office:value="5.6093799999999999E-2" table:style-name="ce7">
            <text:p>0.0560938</text:p>
          </table:table-cell>
          <table:table-cell table:number-columns-repeated="16369"/>
        </table:table-row>
        <table:table-row table:style-name="ro3">
          <table:table-cell office:value-type="float" office:value="8.6" table:style-name="ce1">
            <text:p>8.6</text:p>
          </table:table-cell>
          <table:table-cell office:value-type="float" office:value="8.8979999999999997E-3" table:style-name="ce1">
            <text:p>0.008898</text:p>
          </table:table-cell>
          <table:table-cell office:value-type="float" office:value="3.4873000000000001E-2" table:style-name="ce1">
            <text:p>0.034873</text:p>
          </table:table-cell>
          <table:table-cell office:value-type="float" office:value="6.7770999999999998E-2" table:style-name="ce1">
            <text:p>0.067771</text:p>
          </table:table-cell>
          <table:table-cell table:style-name="ce3"/>
          <table:table-cell office:value-type="float" office:value="8.6000499999999995" table:style-name="ce7">
            <text:p>8.60005</text:p>
          </table:table-cell>
          <table:table-cell office:value-type="float" office:value="0.71677999999999997" table:style-name="ce7">
            <text:p>0.71678</text:p>
          </table:table-cell>
          <table:table-cell office:value-type="float" office:value="0.66394699999999995" table:style-name="ce7">
            <text:p>0.663947</text:p>
          </table:table-cell>
          <table:table-cell office:value-type="float" office:value="0.62783900000000004" table:style-name="ce7">
            <text:p>0.627839</text:p>
          </table:table-cell>
          <table:table-cell office:value-type="float" office:value="5.9599999999999986E-2" table:formula="of:=[.G91]-[.$G$5]" table:style-name="ce1">
            <text:p>0.0596</text:p>
          </table:table-cell>
          <table:table-cell office:value-type="float" office:value="6.7669999999999675E-3" table:formula="of:=[.H91]-[.$G$5]" table:style-name="ce1">
            <text:p>0.006767</text:p>
          </table:table-cell>
          <table:table-cell office:value-type="float" office:value="-2.934099999999995E-2" table:formula="of:=[.I91]-[.$G$5]" table:style-name="ce1">
            <text:p>-0.029341</text:p>
          </table:table-cell>
          <table:table-cell office:value-type="float" office:value="8.6000499999999995" table:style-name="ce7">
            <text:p>8.60005</text:p>
          </table:table-cell>
          <table:table-cell office:value-type="float" office:value="1.49341E-2" table:style-name="ce7">
            <text:p>0.0149341</text:p>
          </table:table-cell>
          <table:table-cell office:value-type="float" office:value="6.1064100000000003E-2" table:style-name="ce7">
            <text:p>0.0610641</text:p>
          </table:table-cell>
          <table:table-cell table:number-columns-repeated="16369"/>
        </table:table-row>
        <table:table-row table:style-name="ro3">
          <table:table-cell office:value-type="float" office:value="8.6999999999999993" table:style-name="ce1">
            <text:p>8.7</text:p>
          </table:table-cell>
          <table:table-cell office:value-type="float" office:value="2.1145000000000001E-2" table:style-name="ce1">
            <text:p>0.021145</text:p>
          </table:table-cell>
          <table:table-cell office:value-type="float" office:value="7.6661999999999994E-2" table:style-name="ce1">
            <text:p>0.076662</text:p>
          </table:table-cell>
          <table:table-cell office:value-type="float" office:value="6.4181000000000002E-2" table:style-name="ce1">
            <text:p>0.064181</text:p>
          </table:table-cell>
          <table:table-cell table:style-name="ce3"/>
          <table:table-cell office:value-type="float" office:value="8.7000100000000007" table:style-name="ce7">
            <text:p>8.70001</text:p>
          </table:table-cell>
          <table:table-cell office:value-type="float" office:value="0.71365599999999996" table:style-name="ce7">
            <text:p>0.713656</text:p>
          </table:table-cell>
          <table:table-cell office:value-type="float" office:value="0.67464900000000005" table:style-name="ce7">
            <text:p>0.674649</text:p>
          </table:table-cell>
          <table:table-cell office:value-type="float" office:value="0.63251100000000005" table:style-name="ce7">
            <text:p>0.632511</text:p>
          </table:table-cell>
          <table:table-cell office:value-type="float" office:value="5.6475999999999971E-2" table:formula="of:=[.G92]-[.$G$5]" table:style-name="ce1">
            <text:p>0.056476</text:p>
          </table:table-cell>
          <table:table-cell office:value-type="float" office:value="1.7469000000000068E-2" table:formula="of:=[.H92]-[.$G$5]" table:style-name="ce1">
            <text:p>0.017469</text:p>
          </table:table-cell>
          <table:table-cell office:value-type="float" office:value="-2.4668999999999941E-2" table:formula="of:=[.I92]-[.$G$5]" table:style-name="ce1">
            <text:p>-0.024669</text:p>
          </table:table-cell>
          <table:table-cell office:value-type="float" office:value="8.7000100000000007" table:style-name="ce7">
            <text:p>8.70001</text:p>
          </table:table-cell>
          <table:table-cell office:value-type="float" office:value="5.1479900000000002E-2" table:style-name="ce7">
            <text:p>0.0514799</text:p>
          </table:table-cell>
          <table:table-cell office:value-type="float" office:value="6.3589300000000001E-2" table:style-name="ce7">
            <text:p>0.0635893</text:p>
          </table:table-cell>
          <table:table-cell table:number-columns-repeated="16369"/>
        </table:table-row>
        <table:table-row table:style-name="ro3">
          <table:table-cell office:value-type="float" office:value="8.8000000000000007" table:style-name="ce1">
            <text:p>8.8</text:p>
          </table:table-cell>
          <table:table-cell office:value-type="float" office:value="3.1784E-2" table:style-name="ce1">
            <text:p>0.031784</text:p>
          </table:table-cell>
          <table:table-cell office:value-type="float" office:value="0.114095" table:style-name="ce1">
            <text:p>0.114095</text:p>
          </table:table-cell>
          <table:table-cell office:value-type="float" office:value="5.5142999999999998E-2" table:style-name="ce1">
            <text:p>0.055143</text:p>
          </table:table-cell>
          <table:table-cell table:style-name="ce3"/>
          <table:table-cell office:value-type="float" office:value="8.8000500000000006" table:style-name="ce7">
            <text:p>8.80005</text:p>
          </table:table-cell>
          <table:table-cell office:value-type="float" office:value="0.69959899999999997" table:style-name="ce7">
            <text:p>0.699599</text:p>
          </table:table-cell>
          <table:table-cell office:value-type="float" office:value="0.68520700000000001" table:style-name="ce7">
            <text:p>0.685207</text:p>
          </table:table-cell>
          <table:table-cell office:value-type="float" office:value="0.63984700000000005" table:style-name="ce7">
            <text:p>0.639847</text:p>
          </table:table-cell>
          <table:table-cell office:value-type="float" office:value="4.2418999999999984E-2" table:formula="of:=[.G93]-[.$G$5]" table:style-name="ce1">
            <text:p>0.042419</text:p>
          </table:table-cell>
          <table:table-cell office:value-type="float" office:value="2.8027000000000024E-2" table:formula="of:=[.H93]-[.$G$5]" table:style-name="ce1">
            <text:p>0.028027</text:p>
          </table:table-cell>
          <table:table-cell office:value-type="float" office:value="-1.7332999999999932E-2" table:formula="of:=[.I93]-[.$G$5]" table:style-name="ce1">
            <text:p>-0.017333</text:p>
          </table:table-cell>
          <table:table-cell office:value-type="float" office:value="8.8000500000000006" table:style-name="ce7">
            <text:p>8.80005</text:p>
          </table:table-cell>
          <table:table-cell office:value-type="float" office:value="9.3394599999999994E-2" table:style-name="ce7">
            <text:p>0.0933946</text:p>
          </table:table-cell>
          <table:table-cell office:value-type="float" office:value="5.6153099999999997E-2" table:style-name="ce7">
            <text:p>0.0561531</text:p>
          </table:table-cell>
          <table:table-cell table:number-columns-repeated="16369"/>
        </table:table-row>
        <table:table-row table:style-name="ro3">
          <table:table-cell office:value-type="float" office:value="8.9" table:style-name="ce1">
            <text:p>8.9</text:p>
          </table:table-cell>
          <table:table-cell office:value-type="float" office:value="3.9843000000000003E-2" table:style-name="ce1">
            <text:p>0.039843</text:p>
          </table:table-cell>
          <table:table-cell office:value-type="float" office:value="0.143986" table:style-name="ce1">
            <text:p>0.143986</text:p>
          </table:table-cell>
          <table:table-cell office:value-type="float" office:value="4.1506000000000001E-2" table:style-name="ce1">
            <text:p>0.041506</text:p>
          </table:table-cell>
          <table:table-cell table:style-name="ce3"/>
          <table:table-cell office:value-type="float" office:value="8.9000500000000002" table:style-name="ce7">
            <text:p>8.90005</text:p>
          </table:table-cell>
          <table:table-cell office:value-type="float" office:value="0.67990399999999995" table:style-name="ce7">
            <text:p>0.679904</text:p>
          </table:table-cell>
          <table:table-cell office:value-type="float" office:value="0.69527399999999995" table:style-name="ce7">
            <text:p>0.695274</text:p>
          </table:table-cell>
          <table:table-cell office:value-type="float" office:value="0.64962399999999998" table:style-name="ce7">
            <text:p>0.649624</text:p>
          </table:table-cell>
          <table:table-cell office:value-type="float" office:value="2.2723999999999966E-2" table:formula="of:=[.G94]-[.$G$5]" table:style-name="ce1">
            <text:p>0.022724</text:p>
          </table:table-cell>
          <table:table-cell office:value-type="float" office:value="3.8093999999999961E-2" table:formula="of:=[.H94]-[.$G$5]" table:style-name="ce1">
            <text:p>0.038094</text:p>
          </table:table-cell>
          <table:table-cell office:value-type="float" office:value="-7.5560000000000072E-3" table:formula="of:=[.I94]-[.$G$5]" table:style-name="ce1">
            <text:p>-0.007556</text:p>
          </table:table-cell>
          <table:table-cell office:value-type="float" office:value="8.9000500000000002" table:style-name="ce7">
            <text:p>8.90005</text:p>
          </table:table-cell>
          <table:table-cell office:value-type="float" office:value="0.12894700000000001" table:style-name="ce7">
            <text:p>0.128947</text:p>
          </table:table-cell>
          <table:table-cell office:value-type="float" office:value="4.7638699999999999E-2" table:style-name="ce7">
            <text:p>0.0476387</text:p>
          </table:table-cell>
          <table:table-cell table:number-columns-repeated="16369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float" office:value="4.5019000000000003E-2" table:style-name="ce1">
            <text:p>0.045019</text:p>
          </table:table-cell>
          <table:table-cell office:value-type="float" office:value="0.16403999999999999" table:style-name="ce1">
            <text:p>0.16404</text:p>
          </table:table-cell>
          <table:table-cell office:value-type="float" office:value="2.4177000000000001E-2" table:style-name="ce1">
            <text:p>0.024177</text:p>
          </table:table-cell>
          <table:table-cell table:style-name="ce3"/>
          <table:table-cell office:value-type="float" office:value="9.0000300000000006" table:style-name="ce7">
            <text:p>9.00003</text:p>
          </table:table-cell>
          <table:table-cell office:value-type="float" office:value="0.66059100000000004" table:style-name="ce7">
            <text:p>0.660591</text:p>
          </table:table-cell>
          <table:table-cell office:value-type="float" office:value="0.70367900000000005" table:style-name="ce7">
            <text:p>0.703679</text:p>
          </table:table-cell>
          <table:table-cell office:value-type="float" office:value="0.66117800000000004" table:style-name="ce7">
            <text:p>0.661178</text:p>
          </table:table-cell>
          <table:table-cell office:value-type="float" office:value="3.4110000000000529E-3" table:formula="of:=[.G95]-[.$G$5]" table:style-name="ce1">
            <text:p>0.003411</text:p>
          </table:table-cell>
          <table:table-cell office:value-type="float" office:value="4.6499000000000068E-2" table:formula="of:=[.H95]-[.$G$5]" table:style-name="ce1">
            <text:p>0.046499</text:p>
          </table:table-cell>
          <table:table-cell office:value-type="float" office:value="3.9980000000000571E-3" table:formula="of:=[.I95]-[.$G$5]" table:style-name="ce1">
            <text:p>0.003998</text:p>
          </table:table-cell>
          <table:table-cell office:value-type="float" office:value="9.0000300000000006" table:style-name="ce7">
            <text:p>9.00003</text:p>
          </table:table-cell>
          <table:table-cell office:value-type="float" office:value="0.157494" table:style-name="ce7">
            <text:p>0.157494</text:p>
          </table:table-cell>
          <table:table-cell office:value-type="float" office:value="3.1803600000000001E-2" table:style-name="ce7">
            <text:p>0.0318036</text:p>
          </table:table-cell>
          <table:table-cell table:number-columns-repeated="16369"/>
        </table:table-row>
        <table:table-row table:style-name="ro3">
          <table:table-cell office:value-type="float" office:value="9.1" table:style-name="ce1">
            <text:p>9.1</text:p>
          </table:table-cell>
          <table:table-cell office:value-type="float" office:value="4.7341000000000001E-2" table:style-name="ce1">
            <text:p>0.047341</text:p>
          </table:table-cell>
          <table:table-cell office:value-type="float" office:value="0.17255599999999999" table:style-name="ce1">
            <text:p>0.172556</text:p>
          </table:table-cell>
          <table:table-cell office:value-type="float" office:value="3.6979999999999999E-3" table:style-name="ce1">
            <text:p>0.003698</text:p>
          </table:table-cell>
          <table:table-cell table:style-name="ce3"/>
          <table:table-cell office:value-type="float" office:value="9.1000599999999991" table:style-name="ce7">
            <text:p>9.10006</text:p>
          </table:table-cell>
          <table:table-cell office:value-type="float" office:value="0.644312" table:style-name="ce7">
            <text:p>0.644312</text:p>
          </table:table-cell>
          <table:table-cell office:value-type="float" office:value="0.70780500000000002" table:style-name="ce7">
            <text:p>0.707805</text:p>
          </table:table-cell>
          <table:table-cell office:value-type="float" office:value="0.67343699999999995" table:style-name="ce7">
            <text:p>0.673437</text:p>
          </table:table-cell>
          <table:table-cell office:value-type="float" office:value="-1.2867999999999991E-2" table:formula="of:=[.G96]-[.$G$5]" table:style-name="ce1">
            <text:p>-0.012868</text:p>
          </table:table-cell>
          <table:table-cell office:value-type="float" office:value="5.0625000000000031E-2" table:formula="of:=[.H96]-[.$G$5]" table:style-name="ce1">
            <text:p>0.050625</text:p>
          </table:table-cell>
          <table:table-cell office:value-type="float" office:value="1.6256999999999966E-2" table:formula="of:=[.I96]-[.$G$5]" table:style-name="ce1">
            <text:p>0.016257</text:p>
          </table:table-cell>
          <table:table-cell office:value-type="float" office:value="9.1000599999999991" table:style-name="ce7">
            <text:p>9.10006</text:p>
          </table:table-cell>
          <table:table-cell office:value-type="float" office:value="0.166687" table:style-name="ce7">
            <text:p>0.166687</text:p>
          </table:table-cell>
          <table:table-cell office:value-type="float" office:value="6.8524500000000002E-4" table:style-name="ce7">
            <text:p>0.000685245</text:p>
          </table:table-cell>
          <table:table-cell table:number-columns-repeated="16369"/>
        </table:table-row>
        <table:table-row table:style-name="ro3">
          <table:table-cell office:value-type="float" office:value="9.1999999999999993" table:style-name="ce1">
            <text:p>9.2</text:p>
          </table:table-cell>
          <table:table-cell office:value-type="float" office:value="4.6647000000000001E-2" table:style-name="ce1">
            <text:p>0.046647</text:p>
          </table:table-cell>
          <table:table-cell office:value-type="float" office:value="0.167962" table:style-name="ce1">
            <text:p>0.167962</text:p>
          </table:table-cell>
          <table:table-cell office:value-type="float" office:value="-1.9560999999999999E-2" table:style-name="ce1">
            <text:p>-0.019561</text:p>
          </table:table-cell>
          <table:table-cell table:style-name="ce3"/>
          <table:table-cell office:value-type="float" office:value="9.2000499999999992" table:style-name="ce7">
            <text:p>9.20005</text:p>
          </table:table-cell>
          <table:table-cell office:value-type="float" office:value="0.63254500000000002" table:style-name="ce7">
            <text:p>0.632545</text:p>
          </table:table-cell>
          <table:table-cell office:value-type="float" office:value="0.70552000000000004" table:style-name="ce7">
            <text:p>0.70552</text:p>
          </table:table-cell>
          <table:table-cell office:value-type="float" office:value="0.68516299999999997" table:style-name="ce7">
            <text:p>0.685163</text:p>
          </table:table-cell>
          <table:table-cell office:value-type="float" office:value="-2.4634999999999962E-2" table:formula="of:=[.G97]-[.$G$5]" table:style-name="ce1">
            <text:p>-0.024635</text:p>
          </table:table-cell>
          <table:table-cell office:value-type="float" office:value="4.834000000000005E-2" table:formula="of:=[.H97]-[.$G$5]" table:style-name="ce1">
            <text:p>0.04834</text:p>
          </table:table-cell>
          <table:table-cell office:value-type="float" office:value="2.798299999999998E-2" table:formula="of:=[.I97]-[.$G$5]" table:style-name="ce1">
            <text:p>0.027983</text:p>
          </table:table-cell>
          <table:table-cell office:value-type="float" office:value="9.2000499999999992" table:style-name="ce7">
            <text:p>9.20005</text:p>
          </table:table-cell>
          <table:table-cell office:value-type="float" office:value="0.159964" table:style-name="ce7">
            <text:p>0.159964</text:p>
          </table:table-cell>
          <table:table-cell office:value-type="float" office:value="-3.1756100000000002E-2" table:style-name="ce7">
            <text:p>-0.0317561</text:p>
          </table:table-cell>
          <table:table-cell table:number-columns-repeated="16369"/>
        </table:table-row>
        <table:table-row table:style-name="ro3">
          <table:table-cell office:value-type="float" office:value="9.3000000000000007" table:style-name="ce1">
            <text:p>9.3</text:p>
          </table:table-cell>
          <table:table-cell office:value-type="float" office:value="4.2285999999999997E-2" table:style-name="ce1">
            <text:p>0.042286</text:p>
          </table:table-cell>
          <table:table-cell office:value-type="float" office:value="0.14871999999999999" table:style-name="ce1">
            <text:p>0.14872</text:p>
          </table:table-cell>
          <table:table-cell office:value-type="float" office:value="-4.4652999999999998E-2" table:style-name="ce1">
            <text:p>-0.044653</text:p>
          </table:table-cell>
          <table:table-cell table:style-name="ce3"/>
          <table:table-cell office:value-type="float" office:value="9.3000500000000006" table:style-name="ce7">
            <text:p>9.30005</text:p>
          </table:table-cell>
          <table:table-cell office:value-type="float" office:value="0.62526800000000005" table:style-name="ce7">
            <text:p>0.625268</text:p>
          </table:table-cell>
          <table:table-cell office:value-type="float" office:value="0.69503700000000002" table:style-name="ce7">
            <text:p>0.695037</text:p>
          </table:table-cell>
          <table:table-cell office:value-type="float" office:value="0.69477800000000001" table:style-name="ce7">
            <text:p>0.694778</text:p>
          </table:table-cell>
          <table:table-cell office:value-type="float" office:value="-3.191199999999994E-2" table:formula="of:=[.G98]-[.$G$5]" table:style-name="ce1">
            <text:p>-0.031912</text:p>
          </table:table-cell>
          <table:table-cell office:value-type="float" office:value="3.785700000000003E-2" table:formula="of:=[.H98]-[.$G$5]" table:style-name="ce1">
            <text:p>0.037857</text:p>
          </table:table-cell>
          <table:table-cell office:value-type="float" office:value="3.759800000000002E-2" table:formula="of:=[.I98]-[.$G$5]" table:style-name="ce1">
            <text:p>0.037598</text:p>
          </table:table-cell>
          <table:table-cell office:value-type="float" office:value="9.3000500000000006" table:style-name="ce7">
            <text:p>9.30005</text:p>
          </table:table-cell>
          <table:table-cell office:value-type="float" office:value="0.13395899999999999" table:style-name="ce7">
            <text:p>0.133959</text:p>
          </table:table-cell>
          <table:table-cell office:value-type="float" office:value="-5.96E-2" table:style-name="ce7">
            <text:p>-0.0596</text:p>
          </table:table-cell>
          <table:table-cell table:number-columns-repeated="16369"/>
        </table:table-row>
        <table:table-row table:style-name="ro3">
          <table:table-cell office:value-type="float" office:value="9.4" table:style-name="ce1">
            <text:p>9.4</text:p>
          </table:table-cell>
          <table:table-cell office:value-type="float" office:value="3.3342999999999998E-2" table:style-name="ce1">
            <text:p>0.033343</text:p>
          </table:table-cell>
          <table:table-cell office:value-type="float" office:value="0.113951" table:style-name="ce1">
            <text:p>0.113951</text:p>
          </table:table-cell>
          <table:table-cell office:value-type="float" office:value="-6.9255999999999998E-2" table:style-name="ce1">
            <text:p>-0.069256</text:p>
          </table:table-cell>
          <table:table-cell table:style-name="ce3"/>
          <table:table-cell office:value-type="float" office:value="9.4000400000000006" table:style-name="ce7">
            <text:p>9.40004</text:p>
          </table:table-cell>
          <table:table-cell office:value-type="float" office:value="0.62119000000000002" table:style-name="ce7">
            <text:p>0.62119</text:p>
          </table:table-cell>
          <table:table-cell office:value-type="float" office:value="0.67811399999999999" table:style-name="ce7">
            <text:p>0.678114</text:p>
          </table:table-cell>
          <table:table-cell office:value-type="float" office:value="0.700685" table:style-name="ce7">
            <text:p>0.700685</text:p>
          </table:table-cell>
          <table:table-cell office:value-type="float" office:value="-3.5989999999999966E-2" table:formula="of:=[.G99]-[.$G$5]" table:style-name="ce1">
            <text:p>-0.03599</text:p>
          </table:table-cell>
          <table:table-cell office:value-type="float" office:value="2.0934000000000008E-2" table:formula="of:=[.H99]-[.$G$5]" table:style-name="ce1">
            <text:p>0.020934</text:p>
          </table:table-cell>
          <table:table-cell office:value-type="float" office:value="4.3505000000000016E-2" table:formula="of:=[.I99]-[.$G$5]" table:style-name="ce1">
            <text:p>0.043505</text:p>
          </table:table-cell>
          <table:table-cell office:value-type="float" office:value="9.4000400000000006" table:style-name="ce7">
            <text:p>9.40004</text:p>
          </table:table-cell>
          <table:table-cell office:value-type="float" office:value="8.6684899999999995E-2" table:style-name="ce7">
            <text:p>0.0866849</text:p>
          </table:table-cell>
          <table:table-cell office:value-type="float" office:value="-8.5780499999999996E-2" table:style-name="ce7">
            <text:p>-0.0857805</text:p>
          </table:table-cell>
          <table:table-cell table:number-columns-repeated="16369"/>
        </table:table-row>
        <table:table-row table:style-name="ro3">
          <table:table-cell office:value-type="float" office:value="9.5" table:style-name="ce1">
            <text:p>9.5</text:p>
          </table:table-cell>
          <table:table-cell office:value-type="float" office:value="1.9316E-2" table:style-name="ce1">
            <text:p>0.019316</text:p>
          </table:table-cell>
          <table:table-cell office:value-type="float" office:value="6.4593999999999999E-2" table:style-name="ce1">
            <text:p>0.064594</text:p>
          </table:table-cell>
          <table:table-cell office:value-type="float" office:value="-8.9473999999999998E-2" table:style-name="ce1">
            <text:p>-0.089474</text:p>
          </table:table-cell>
          <table:table-cell table:style-name="ce3"/>
          <table:table-cell office:value-type="float" office:value="9.5000199999999992" table:style-name="ce7">
            <text:p>9.50002</text:p>
          </table:table-cell>
          <table:table-cell office:value-type="float" office:value="0.61860199999999999" table:style-name="ce7">
            <text:p>0.618602</text:p>
          </table:table-cell>
          <table:table-cell office:value-type="float" office:value="0.65851999999999999" table:style-name="ce7">
            <text:p>0.65852</text:p>
          </table:table-cell>
          <table:table-cell office:value-type="float" office:value="0.70274899999999996" table:style-name="ce7">
            <text:p>0.702749</text:p>
          </table:table-cell>
          <table:table-cell office:value-type="float" office:value="-3.8578000000000001E-2" table:formula="of:=[.G100]-[.$G$5]" table:style-name="ce1">
            <text:p>-0.038578</text:p>
          </table:table-cell>
          <table:table-cell office:value-type="float" office:value="1.3400000000000079E-3" table:formula="of:=[.H100]-[.$G$5]" table:style-name="ce1">
            <text:p>0.00134</text:p>
          </table:table-cell>
          <table:table-cell office:value-type="float" office:value="4.5568999999999971E-2" table:formula="of:=[.I100]-[.$G$5]" table:style-name="ce1">
            <text:p>0.045569</text:p>
          </table:table-cell>
          <table:table-cell office:value-type="float" office:value="9.5000199999999992" table:style-name="ce7">
            <text:p>9.50002</text:p>
          </table:table-cell>
          <table:table-cell office:value-type="float" office:value="2.8603900000000002E-2" table:style-name="ce7">
            <text:p>0.0286039</text:p>
          </table:table-cell>
          <table:table-cell office:value-type="float" office:value="-9.7342600000000001E-2" table:style-name="ce7">
            <text:p>-0.0973426</text:p>
          </table:table-cell>
          <table:table-cell table:number-columns-repeated="16369"/>
        </table:table-row>
        <table:table-row table:style-name="ro3">
          <table:table-cell office:value-type="float" office:value="9.6" table:style-name="ce1">
            <text:p>9.6</text:p>
          </table:table-cell>
          <table:table-cell office:value-type="float" office:value="8.9400000000000005E-4" table:style-name="ce1">
            <text:p>0.000894</text:p>
          </table:table-cell>
          <table:table-cell office:value-type="float" office:value="4.4860000000000004E-3" table:style-name="ce1">
            <text:p>0.004486</text:p>
          </table:table-cell>
          <table:table-cell office:value-type="float" office:value="-0.100635" table:style-name="ce1">
            <text:p>-0.100635</text:p>
          </table:table-cell>
          <table:table-cell table:style-name="ce3"/>
          <table:table-cell office:value-type="float" office:value="9.6000499999999995" table:style-name="ce7">
            <text:p>9.60005</text:p>
          </table:table-cell>
          <table:table-cell office:value-type="float" office:value="0.61791799999999997" table:style-name="ce7">
            <text:p>0.617918</text:p>
          </table:table-cell>
          <table:table-cell office:value-type="float" office:value="0.64012599999999997" table:style-name="ce7">
            <text:p>0.640126</text:p>
          </table:table-cell>
          <table:table-cell office:value-type="float" office:value="0.699959" table:style-name="ce7">
            <text:p>0.699959</text:p>
          </table:table-cell>
          <table:table-cell office:value-type="float" office:value="-3.9262000000000019E-2" table:formula="of:=[.G101]-[.$G$5]" table:style-name="ce1">
            <text:p>-0.039262</text:p>
          </table:table-cell>
          <table:table-cell office:value-type="float" office:value="-1.7054000000000014E-2" table:formula="of:=[.H101]-[.$G$5]" table:style-name="ce1">
            <text:p>-0.017054</text:p>
          </table:table-cell>
          <table:table-cell office:value-type="float" office:value="4.2779000000000011E-2" table:formula="of:=[.I101]-[.$G$5]" table:style-name="ce1">
            <text:p>0.042779</text:p>
          </table:table-cell>
          <table:table-cell office:value-type="float" office:value="9.6000499999999995" table:style-name="ce7">
            <text:p>9.60005</text:p>
          </table:table-cell>
          <table:table-cell office:value-type="float" office:value="-2.8054200000000001E-2" table:style-name="ce7">
            <text:p>-0.0280542</text:p>
          </table:table-cell>
          <table:table-cell office:value-type="float" office:value="-9.4096299999999994E-2" table:style-name="ce7">
            <text:p>-0.0940963</text:p>
          </table:table-cell>
          <table:table-cell table:number-columns-repeated="16369"/>
        </table:table-row>
        <table:table-row table:style-name="ro3">
          <table:table-cell office:value-type="float" office:value="9.6999999999999993" table:style-name="ce1">
            <text:p>9.7</text:p>
          </table:table-cell>
          <table:table-cell office:value-type="float" office:value="-1.9663E-2" table:style-name="ce1">
            <text:p>-0.019663</text:p>
          </table:table-cell>
          <table:table-cell office:value-type="float" office:value="-5.9415999999999997E-2" table:style-name="ce1">
            <text:p>-0.059416</text:p>
          </table:table-cell>
          <table:table-cell office:value-type="float" office:value="-9.8926E-2" table:style-name="ce1">
            <text:p>-0.098926</text:p>
          </table:table-cell>
          <table:table-cell table:style-name="ce3"/>
          <table:table-cell office:value-type="float" office:value="9.7000600000000006" table:style-name="ce7">
            <text:p>9.70006</text:p>
          </table:table-cell>
          <table:table-cell office:value-type="float" office:value="0.61907900000000005" table:style-name="ce7">
            <text:p>0.619079</text:p>
          </table:table-cell>
          <table:table-cell office:value-type="float" office:value="0.62551400000000001" table:style-name="ce7">
            <text:p>0.625514</text:p>
          </table:table-cell>
          <table:table-cell office:value-type="float" office:value="0.69282699999999997" table:style-name="ce7">
            <text:p>0.692827</text:p>
          </table:table-cell>
          <table:table-cell office:value-type="float" office:value="-3.810099999999994E-2" table:formula="of:=[.G102]-[.$G$5]" table:style-name="ce1">
            <text:p>-0.038101</text:p>
          </table:table-cell>
          <table:table-cell office:value-type="float" office:value="-3.1665999999999972E-2" table:formula="of:=[.H102]-[.$G$5]" table:style-name="ce1">
            <text:p>-0.031666</text:p>
          </table:table-cell>
          <table:table-cell office:value-type="float" office:value="3.5646999999999984E-2" table:formula="of:=[.I102]-[.$G$5]" table:style-name="ce1">
            <text:p>0.035647</text:p>
          </table:table-cell>
          <table:table-cell office:value-type="float" office:value="9.7000600000000006" table:style-name="ce7">
            <text:p>9.70006</text:p>
          </table:table-cell>
          <table:table-cell office:value-type="float" office:value="-8.1910300000000005E-2" table:style-name="ce7">
            <text:p>-0.0819103</text:p>
          </table:table-cell>
          <table:table-cell office:value-type="float" office:value="-7.3830999999999994E-2" table:style-name="ce7">
            <text:p>-0.073831</text:p>
          </table:table-cell>
          <table:table-cell table:number-columns-repeated="16369"/>
        </table:table-row>
        <table:table-row table:style-name="ro3">
          <table:table-cell office:value-type="float" office:value="9.8000000000000007" table:style-name="ce1">
            <text:p>9.8</text:p>
          </table:table-cell>
          <table:table-cell office:value-type="float" office:value="-3.8868E-2" table:style-name="ce1">
            <text:p>-0.038868</text:p>
          </table:table-cell>
          <table:table-cell office:value-type="float" office:value="-0.118117" table:style-name="ce1">
            <text:p>-0.118117</text:p>
          </table:table-cell>
          <table:table-cell office:value-type="float" office:value="-8.3145999999999998E-2" table:style-name="ce1">
            <text:p>-0.083146</text:p>
          </table:table-cell>
          <table:table-cell table:style-name="ce3"/>
          <table:table-cell office:value-type="float" office:value="9.8000100000000003" table:style-name="ce7">
            <text:p>9.80001</text:p>
          </table:table-cell>
          <table:table-cell office:value-type="float" office:value="0.62154200000000004" table:style-name="ce7">
            <text:p>0.621542</text:p>
          </table:table-cell>
          <table:table-cell office:value-type="float" office:value="0.61613200000000001" table:style-name="ce7">
            <text:p>0.616132</text:p>
          </table:table-cell>
          <table:table-cell office:value-type="float" office:value="0.68185300000000004" table:style-name="ce7">
            <text:p>0.681853</text:p>
          </table:table-cell>
          <table:table-cell office:value-type="float" office:value="-3.5637999999999947E-2" table:formula="of:=[.G103]-[.$G$5]" table:style-name="ce1">
            <text:p>-0.035638</text:p>
          </table:table-cell>
          <table:table-cell office:value-type="float" office:value="-4.1047999999999973E-2" table:formula="of:=[.H103]-[.$G$5]" table:style-name="ce1">
            <text:p>-0.041048</text:p>
          </table:table-cell>
          <table:table-cell office:value-type="float" office:value="2.4673000000000056E-2" table:formula="of:=[.I103]-[.$G$5]" table:style-name="ce1">
            <text:p>0.024673</text:p>
          </table:table-cell>
          <table:table-cell office:value-type="float" office:value="9.8000100000000003" table:style-name="ce7">
            <text:p>9.80001</text:p>
          </table:table-cell>
          <table:table-cell office:value-type="float" office:value="-0.124779" table:style-name="ce7">
            <text:p>-0.124779</text:p>
          </table:table-cell>
          <table:table-cell office:value-type="float" office:value="-4.8393100000000001E-2" table:style-name="ce7">
            <text:p>-0.0483931</text:p>
          </table:table-cell>
          <table:table-cell table:number-columns-repeated="16369"/>
        </table:table-row>
        <table:table-row table:style-name="ro3">
          <table:table-cell office:value-type="float" office:value="9.9" table:style-name="ce1">
            <text:p>9.9</text:p>
          </table:table-cell>
          <table:table-cell office:value-type="float" office:value="-5.3046000000000003E-2" table:style-name="ce1">
            <text:p>-0.053046</text:p>
          </table:table-cell>
          <table:table-cell office:value-type="float" office:value="-0.162795" table:style-name="ce1">
            <text:p>-0.162795</text:p>
          </table:table-cell>
          <table:table-cell office:value-type="float" office:value="-5.5692999999999999E-2" table:style-name="ce1">
            <text:p>-0.055693</text:p>
          </table:table-cell>
          <table:table-cell table:style-name="ce3"/>
          <table:table-cell office:value-type="float" office:value="9.9000699999999995" table:style-name="ce7">
            <text:p>9.90007</text:p>
          </table:table-cell>
          <table:table-cell office:value-type="float" office:value="0.62555300000000003" table:style-name="ce7">
            <text:p>0.625553</text:p>
          </table:table-cell>
          <table:table-cell office:value-type="float" office:value="0.61157499999999998" table:style-name="ce7">
            <text:p>0.611575</text:p>
          </table:table-cell>
          <table:table-cell office:value-type="float" office:value="0.66821600000000003" table:style-name="ce7">
            <text:p>0.668216</text:p>
          </table:table-cell>
          <table:table-cell office:value-type="float" office:value="-3.1626999999999961E-2" table:formula="of:=[.G104]-[.$G$5]" table:style-name="ce1">
            <text:p>-0.031627</text:p>
          </table:table-cell>
          <table:table-cell office:value-type="float" office:value="-4.5605000000000007E-2" table:formula="of:=[.H104]-[.$G$5]" table:style-name="ce1">
            <text:p>-0.045605</text:p>
          </table:table-cell>
          <table:table-cell office:value-type="float" office:value="1.1036000000000046E-2" table:formula="of:=[.I104]-[.$G$5]" table:style-name="ce1">
            <text:p>0.011036</text:p>
          </table:table-cell>
          <table:table-cell office:value-type="float" office:value="9.9000699999999995" table:style-name="ce7">
            <text:p>9.90007</text:p>
          </table:table-cell>
          <table:table-cell office:value-type="float" office:value="-0.150146" table:style-name="ce7">
            <text:p>-0.150146</text:p>
          </table:table-cell>
          <table:table-cell office:value-type="float" office:value="-2.1793699999999999E-2" table:style-name="ce7">
            <text:p>-0.0217937</text:p>
          </table:table-cell>
          <table:table-cell table:number-columns-repeated="16369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-5.9623000000000002E-2" table:style-name="ce1">
            <text:p>-0.059623</text:p>
          </table:table-cell>
          <table:table-cell office:value-type="float" office:value="-0.187308" table:style-name="ce1">
            <text:p>-0.187308</text:p>
          </table:table-cell>
          <table:table-cell office:value-type="float" office:value="-2.2144E-2" table:style-name="ce1">
            <text:p>-0.022144</text:p>
          </table:table-cell>
          <table:table-cell table:style-name="ce3"/>
          <table:table-cell office:value-type="float" office:value="10.0001" table:style-name="ce7">
            <text:p>10.0001</text:p>
          </table:table-cell>
          <table:table-cell office:value-type="float" office:value="0.63141099999999994" table:style-name="ce7">
            <text:p>0.631411</text:p>
          </table:table-cell>
          <table:table-cell office:value-type="float" office:value="0.61131000000000002" table:style-name="ce7">
            <text:p>0.61131</text:p>
          </table:table-cell>
          <table:table-cell office:value-type="float" office:value="0.65327599999999997" table:style-name="ce7">
            <text:p>0.653276</text:p>
          </table:table-cell>
          <table:table-cell office:value-type="float" office:value="-2.5769000000000042E-2" table:formula="of:=[.G105]-[.$G$5]" table:style-name="ce1">
            <text:p>-0.025769</text:p>
          </table:table-cell>
          <table:table-cell office:value-type="float" office:value="-4.5869999999999966E-2" table:formula="of:=[.H105]-[.$G$5]" table:style-name="ce1">
            <text:p>-0.04587</text:p>
          </table:table-cell>
          <table:table-cell office:value-type="float" office:value="-3.9040000000000186E-3" table:formula="of:=[.I105]-[.$G$5]" table:style-name="ce1">
            <text:p>-0.003904</text:p>
          </table:table-cell>
          <table:table-cell office:value-type="float" office:value="10.0001" table:style-name="ce7">
            <text:p>10.0001</text:p>
          </table:table-cell>
          <table:table-cell office:value-type="float" office:value="-0.157134" table:style-name="ce7">
            <text:p>-0.157134</text:p>
          </table:table-cell>
          <table:table-cell office:value-type="float" office:value="1.9382399999999999E-3" table:style-name="ce7">
            <text:p>0.00193824</text:p>
          </table:table-cell>
          <table:table-cell table:number-columns-repeated="16369"/>
        </table:table-row>
        <table:table-row table:style-name="ro3">
          <table:table-cell office:value-type="float" office:value="10.1" table:style-name="ce1">
            <text:p>10.1</text:p>
          </table:table-cell>
          <table:table-cell office:value-type="float" office:value="-5.8075000000000002E-2" table:style-name="ce1">
            <text:p>-0.058075</text:p>
          </table:table-cell>
          <table:table-cell office:value-type="float" office:value="-0.18995000000000001" table:style-name="ce1">
            <text:p>-0.18995</text:p>
          </table:table-cell>
          <table:table-cell office:value-type="float" office:value="1.0508999999999999E-2" table:style-name="ce1">
            <text:p>0.010509</text:p>
          </table:table-cell>
          <table:table-cell table:style-name="ce3"/>
          <table:table-cell office:value-type="float" office:value="10.100099999999999" table:style-name="ce7">
            <text:p>10.1001</text:p>
          </table:table-cell>
          <table:table-cell office:value-type="float" office:value="0.638795" table:style-name="ce7">
            <text:p>0.638795</text:p>
          </table:table-cell>
          <table:table-cell office:value-type="float" office:value="0.61435700000000004" table:style-name="ce7">
            <text:p>0.614357</text:p>
          </table:table-cell>
          <table:table-cell office:value-type="float" office:value="0.63854699999999998" table:style-name="ce7">
            <text:p>0.638547</text:p>
          </table:table-cell>
          <table:table-cell office:value-type="float" office:value="-1.8384999999999985E-2" table:formula="of:=[.G106]-[.$G$5]" table:style-name="ce1">
            <text:p>-0.018385</text:p>
          </table:table-cell>
          <table:table-cell office:value-type="float" office:value="-4.2822999999999944E-2" table:formula="of:=[.H106]-[.$G$5]" table:style-name="ce1">
            <text:p>-0.042823</text:p>
          </table:table-cell>
          <table:table-cell office:value-type="float" office:value="-1.8633000000000011E-2" table:formula="of:=[.I106]-[.$G$5]" table:style-name="ce1">
            <text:p>-0.018633</text:p>
          </table:table-cell>
          <table:table-cell office:value-type="float" office:value="10.100099999999999" table:style-name="ce7">
            <text:p>10.1001</text:p>
          </table:table-cell>
          <table:table-cell office:value-type="float" office:value="-0.150922" table:style-name="ce7">
            <text:p>-0.150922</text:p>
          </table:table-cell>
          <table:table-cell office:value-type="float" office:value="1.7306999999999999E-2" table:style-name="ce7">
            <text:p>0.017307</text:p>
          </table:table-cell>
          <table:table-cell table:number-columns-repeated="16369"/>
        </table:table-row>
        <table:table-row table:style-name="ro3">
          <table:table-cell office:value-type="float" office:value="10.199999999999999" table:style-name="ce1">
            <text:p>10.2</text:p>
          </table:table-cell>
          <table:table-cell office:value-type="float" office:value="-5.0049999999999997E-2" table:style-name="ce1">
            <text:p>-0.05005</text:p>
          </table:table-cell>
          <table:table-cell office:value-type="float" office:value="-0.17363300000000001" table:style-name="ce1">
            <text:p>-0.173633</text:p>
          </table:table-cell>
          <table:table-cell office:value-type="float" office:value="3.6268000000000002E-2" table:style-name="ce1">
            <text:p>0.036268</text:p>
          </table:table-cell>
          <table:table-cell table:style-name="ce3"/>
          <table:table-cell office:value-type="float" office:value="10.199999999999999" table:style-name="ce7">
            <text:p>10.2</text:p>
          </table:table-cell>
          <table:table-cell office:value-type="float" office:value="0.64745600000000003" table:style-name="ce7">
            <text:p>0.647456</text:p>
          </table:table-cell>
          <table:table-cell office:value-type="float" office:value="0.61972700000000003" table:style-name="ce7">
            <text:p>0.619727</text:p>
          </table:table-cell>
          <table:table-cell office:value-type="float" office:value="0.62559100000000001" table:style-name="ce7">
            <text:p>0.625591</text:p>
          </table:table-cell>
          <table:table-cell office:value-type="float" office:value="-9.7239999999999549E-3" table:formula="of:=[.G107]-[.$G$5]" table:style-name="ce1">
            <text:p>-0.009724</text:p>
          </table:table-cell>
          <table:table-cell office:value-type="float" office:value="-3.7452999999999959E-2" table:formula="of:=[.H107]-[.$G$5]" table:style-name="ce1">
            <text:p>-0.037453</text:p>
          </table:table-cell>
          <table:table-cell office:value-type="float" office:value="-3.1588999999999978E-2" table:formula="of:=[.I107]-[.$G$5]" table:style-name="ce1">
            <text:p>-0.031589</text:p>
          </table:table-cell>
          <table:table-cell office:value-type="float" office:value="10.199999999999999" table:style-name="ce7">
            <text:p>10.2</text:p>
          </table:table-cell>
          <table:table-cell office:value-type="float" office:value="-0.13645399999999999" table:style-name="ce7">
            <text:p>-0.136454</text:p>
          </table:table-cell>
          <table:table-cell office:value-type="float" office:value="3.0425600000000001E-2" table:style-name="ce7">
            <text:p>0.0304256</text:p>
          </table:table-cell>
          <table:table-cell table:number-columns-repeated="16369"/>
        </table:table-row>
        <table:table-row table:style-name="ro3">
          <table:table-cell office:value-type="float" office:value="10.3" table:style-name="ce1">
            <text:p>10.3</text:p>
          </table:table-cell>
          <table:table-cell office:value-type="float" office:value="-3.8589999999999999E-2" table:style-name="ce1">
            <text:p>-0.03859</text:p>
          </table:table-cell>
          <table:table-cell office:value-type="float" office:value="-0.14441999999999999" table:style-name="ce1">
            <text:p>-0.14442</text:p>
          </table:table-cell>
          <table:table-cell office:value-type="float" office:value="5.2107000000000001E-2" table:style-name="ce1">
            <text:p>0.052107</text:p>
          </table:table-cell>
          <table:table-cell table:style-name="ce3"/>
          <table:table-cell office:value-type="float" office:value="10.3" table:style-name="ce7">
            <text:p>10.3</text:p>
          </table:table-cell>
          <table:table-cell office:value-type="float" office:value="0.65680899999999998" table:style-name="ce7">
            <text:p>0.656809</text:p>
          </table:table-cell>
          <table:table-cell office:value-type="float" office:value="0.62613300000000005" table:style-name="ce7">
            <text:p>0.626133</text:p>
          </table:table-cell>
          <table:table-cell office:value-type="float" office:value="0.61547700000000005" table:style-name="ce7">
            <text:p>0.615477</text:p>
          </table:table-cell>
          <table:table-cell office:value-type="float" office:value="-3.7100000000001021E-4" table:formula="of:=[.G108]-[.$G$5]" table:style-name="ce1">
            <text:p>-0.000371</text:p>
          </table:table-cell>
          <table:table-cell office:value-type="float" office:value="-3.1046999999999936E-2" table:formula="of:=[.H108]-[.$G$5]" table:style-name="ce1">
            <text:p>-0.031047</text:p>
          </table:table-cell>
          <table:table-cell office:value-type="float" office:value="-4.1702999999999935E-2" table:formula="of:=[.I108]-[.$G$5]" table:style-name="ce1">
            <text:p>-0.041703</text:p>
          </table:table-cell>
          <table:table-cell office:value-type="float" office:value="10.3" table:style-name="ce7">
            <text:p>10.3</text:p>
          </table:table-cell>
          <table:table-cell office:value-type="float" office:value="-0.11855" table:style-name="ce7">
            <text:p>-0.11855</text:p>
          </table:table-cell>
          <table:table-cell office:value-type="float" office:value="3.7029100000000002E-2" table:style-name="ce7">
            <text:p>0.0370291</text:p>
          </table:table-cell>
          <table:table-cell table:number-columns-repeated="16369"/>
        </table:table-row>
        <table:table-row table:style-name="ro3">
          <table:table-cell office:value-type="float" office:value="10.4" table:style-name="ce1">
            <text:p>10.4</text:p>
          </table:table-cell>
          <table:table-cell office:value-type="float" office:value="-2.6817000000000001E-2" table:style-name="ce1">
            <text:p>-0.026817</text:p>
          </table:table-cell>
          <table:table-cell office:value-type="float" office:value="-0.109043" table:style-name="ce1">
            <text:p>-0.109043</text:p>
          </table:table-cell>
          <table:table-cell office:value-type="float" office:value="5.8620999999999999E-2" table:style-name="ce1">
            <text:p>0.058621</text:p>
          </table:table-cell>
          <table:table-cell table:style-name="ce3"/>
          <table:table-cell office:value-type="float" office:value="10.4" table:style-name="ce7">
            <text:p>10.4</text:p>
          </table:table-cell>
          <table:table-cell office:value-type="float" office:value="0.66576500000000005" table:style-name="ce7">
            <text:p>0.665765</text:p>
          </table:table-cell>
          <table:table-cell office:value-type="float" office:value="0.63282400000000005" table:style-name="ce7">
            <text:p>0.632824</text:p>
          </table:table-cell>
          <table:table-cell office:value-type="float" office:value="0.60902599999999996" table:style-name="ce7">
            <text:p>0.609026</text:p>
          </table:table-cell>
          <table:table-cell office:value-type="float" office:value="8.5850000000000648E-3" table:formula="of:=[.G109]-[.$G$5]" table:style-name="ce1">
            <text:p>0.008585</text:p>
          </table:table-cell>
          <table:table-cell office:value-type="float" office:value="-2.4355999999999933E-2" table:formula="of:=[.H109]-[.$G$5]" table:style-name="ce1">
            <text:p>-0.024356</text:p>
          </table:table-cell>
          <table:table-cell office:value-type="float" office:value="-4.815400000000003E-2" table:formula="of:=[.I109]-[.$G$5]" table:style-name="ce1">
            <text:p>-0.048154</text:p>
          </table:table-cell>
          <table:table-cell office:value-type="float" office:value="10.4" table:style-name="ce7">
            <text:p>10.4</text:p>
          </table:table-cell>
          <table:table-cell office:value-type="float" office:value="-9.7043599999999994E-2" table:style-name="ce7">
            <text:p>-0.0970436</text:p>
          </table:table-cell>
          <table:table-cell office:value-type="float" office:value="3.8328000000000001E-2" table:style-name="ce7">
            <text:p>0.038328</text:p>
          </table:table-cell>
          <table:table-cell table:number-columns-repeated="16369"/>
        </table:table-row>
        <table:table-row table:style-name="ro3">
          <table:table-cell office:value-type="float" office:value="10.5" table:style-name="ce1">
            <text:p>10.5</text:p>
          </table:table-cell>
          <table:table-cell office:value-type="float" office:value="-1.6709000000000002E-2" table:style-name="ce1">
            <text:p>-0.016709</text:p>
          </table:table-cell>
          <table:table-cell office:value-type="float" office:value="-7.2562000000000001E-2" table:style-name="ce1">
            <text:p>-0.072562</text:p>
          </table:table-cell>
          <table:table-cell office:value-type="float" office:value="5.9118999999999998E-2" table:style-name="ce1">
            <text:p>0.059119</text:p>
          </table:table-cell>
          <table:table-cell table:style-name="ce3"/>
          <table:table-cell office:value-type="float" office:value="10.5" table:style-name="ce7">
            <text:p>10.5</text:p>
          </table:table-cell>
          <table:table-cell office:value-type="float" office:value="0.67385799999999996" table:style-name="ce7">
            <text:p>0.673858</text:p>
          </table:table-cell>
          <table:table-cell office:value-type="float" office:value="0.63941999999999999" table:style-name="ce7">
            <text:p>0.63942</text:p>
          </table:table-cell>
          <table:table-cell office:value-type="float" office:value="0.60679400000000006" table:style-name="ce7">
            <text:p>0.606794</text:p>
          </table:table-cell>
          <table:table-cell office:value-type="float" office:value="1.6677999999999971E-2" table:formula="of:=[.G110]-[.$G$5]" table:style-name="ce1">
            <text:p>0.016678</text:p>
          </table:table-cell>
          <table:table-cell office:value-type="float" office:value="-1.7759999999999998E-2" table:formula="of:=[.H110]-[.$G$5]" table:style-name="ce1">
            <text:p>-0.01776</text:p>
          </table:table-cell>
          <table:table-cell office:value-type="float" office:value="-5.0385999999999931E-2" table:formula="of:=[.I110]-[.$G$5]" table:style-name="ce1">
            <text:p>-0.050386</text:p>
          </table:table-cell>
          <table:table-cell office:value-type="float" office:value="10.5" table:style-name="ce7">
            <text:p>10.5</text:p>
          </table:table-cell>
          <table:table-cell office:value-type="float" office:value="-7.2243600000000005E-2" table:style-name="ce7">
            <text:p>-0.0722436</text:p>
          </table:table-cell>
          <table:table-cell office:value-type="float" office:value="4.4788799999999997E-2" table:style-name="ce7">
            <text:p>0.0447888</text:p>
          </table:table-cell>
          <table:table-cell table:number-columns-repeated="16369"/>
        </table:table-row>
        <table:table-row table:style-name="ro3">
          <table:table-cell office:value-type="float" office:value="10.6" table:style-name="ce1">
            <text:p>10.6</text:p>
          </table:table-cell>
          <table:table-cell office:value-type="float" office:value="-8.5419999999999992E-3" table:style-name="ce1">
            <text:p>-0.008542</text:p>
          </table:table-cell>
          <table:table-cell office:value-type="float" office:value="-3.7159999999999999E-2" table:style-name="ce1">
            <text:p>-0.03716</text:p>
          </table:table-cell>
          <table:table-cell office:value-type="float" office:value="5.7644000000000001E-2" table:style-name="ce1">
            <text:p>0.057644</text:p>
          </table:table-cell>
          <table:table-cell table:style-name="ce3"/>
          <table:table-cell office:value-type="float" office:value="10.6" table:style-name="ce7">
            <text:p>10.6</text:p>
          </table:table-cell>
          <table:table-cell office:value-type="float" office:value="0.68163899999999999" table:style-name="ce7">
            <text:p>0.681639</text:p>
          </table:table-cell>
          <table:table-cell office:value-type="float" office:value="0.64617400000000003" table:style-name="ce7">
            <text:p>0.646174</text:p>
          </table:table-cell>
          <table:table-cell office:value-type="float" office:value="0.60880100000000004" table:style-name="ce7">
            <text:p>0.608801</text:p>
          </table:table-cell>
          <table:table-cell office:value-type="float" office:value="2.4459000000000009E-2" table:formula="of:=[.G111]-[.$G$5]" table:style-name="ce1">
            <text:p>0.024459</text:p>
          </table:table-cell>
          <table:table-cell office:value-type="float" office:value="-1.100599999999996E-2" table:formula="of:=[.H111]-[.$G$5]" table:style-name="ce1">
            <text:p>-0.011006</text:p>
          </table:table-cell>
          <table:table-cell office:value-type="float" office:value="-4.837899999999995E-2" table:formula="of:=[.I111]-[.$G$5]" table:style-name="ce1">
            <text:p>-0.048379</text:p>
          </table:table-cell>
          <table:table-cell office:value-type="float" office:value="10.6" table:style-name="ce7">
            <text:p>10.6</text:p>
          </table:table-cell>
          <table:table-cell office:value-type="float" office:value="-4.4389400000000002E-2" table:style-name="ce7">
            <text:p>-0.0443894</text:p>
          </table:table-cell>
          <table:table-cell office:value-type="float" office:value="5.3136200000000001E-2" table:style-name="ce7">
            <text:p>0.0531362</text:p>
          </table:table-cell>
          <table:table-cell table:number-columns-repeated="16369"/>
        </table:table-row>
        <table:table-row table:style-name="ro3">
          <table:table-cell office:value-type="float" office:value="10.7" table:style-name="ce1">
            <text:p>10.7</text:p>
          </table:table-cell>
          <table:table-cell office:value-type="float" office:value="-1.217E-3" table:style-name="ce1">
            <text:p>-0.001217</text:p>
          </table:table-cell>
          <table:table-cell office:value-type="float" office:value="-2.4970000000000001E-3" table:style-name="ce1">
            <text:p>-0.002497</text:p>
          </table:table-cell>
          <table:table-cell office:value-type="float" office:value="5.6949E-2" table:style-name="ce1">
            <text:p>0.056949</text:p>
          </table:table-cell>
          <table:table-cell table:style-name="ce3"/>
          <table:table-cell office:value-type="float" office:value="10.7" table:style-name="ce7">
            <text:p>10.7</text:p>
          </table:table-cell>
          <table:table-cell office:value-type="float" office:value="0.69033" table:style-name="ce7">
            <text:p>0.69033</text:p>
          </table:table-cell>
          <table:table-cell office:value-type="float" office:value="0.653694" table:style-name="ce7">
            <text:p>0.653694</text:p>
          </table:table-cell>
          <table:table-cell office:value-type="float" office:value="0.61454500000000001" table:style-name="ce7">
            <text:p>0.614545</text:p>
          </table:table-cell>
          <table:table-cell office:value-type="float" office:value="3.3150000000000013E-2" table:formula="of:=[.G112]-[.$G$5]" table:style-name="ce1">
            <text:p>0.03315</text:p>
          </table:table-cell>
          <table:table-cell office:value-type="float" office:value="-3.4859999999999891E-3" table:formula="of:=[.H112]-[.$G$5]" table:style-name="ce1">
            <text:p>-0.003486</text:p>
          </table:table-cell>
          <table:table-cell office:value-type="float" office:value="-4.2634999999999978E-2" table:formula="of:=[.I112]-[.$G$5]" table:style-name="ce1">
            <text:p>-0.042635</text:p>
          </table:table-cell>
          <table:table-cell office:value-type="float" office:value="10.7" table:style-name="ce7">
            <text:p>10.7</text:p>
          </table:table-cell>
          <table:table-cell office:value-type="float" office:value="-8.4001300000000004E-3" table:style-name="ce7">
            <text:p>-0.00840013</text:p>
          </table:table-cell>
          <table:table-cell office:value-type="float" office:value="5.9455399999999999E-2" table:style-name="ce7">
            <text:p>0.0594554</text:p>
          </table:table-cell>
          <table:table-cell table:number-columns-repeated="16369"/>
        </table:table-row>
        <table:table-row table:style-name="ro3">
          <table:table-cell office:value-type="float" office:value="10.8" table:style-name="ce1">
            <text:p>10.8</text:p>
          </table:table-cell>
          <table:table-cell office:value-type="float" office:value="6.7629999999999999E-3" table:style-name="ce1">
            <text:p>0.006763</text:p>
          </table:table-cell>
          <table:table-cell office:value-type="float" office:value="3.2743000000000001E-2" table:style-name="ce1">
            <text:p>0.032743</text:p>
          </table:table-cell>
          <table:table-cell office:value-type="float" office:value="5.7389999999999997E-2" table:style-name="ce1">
            <text:p>0.05739</text:p>
          </table:table-cell>
          <table:table-cell table:style-name="ce3"/>
          <table:table-cell office:value-type="float" office:value="10.8001" table:style-name="ce7">
            <text:p>10.8001</text:p>
          </table:table-cell>
          <table:table-cell office:value-type="float" office:value="0.70115799999999995" table:style-name="ce7">
            <text:p>0.701158</text:p>
          </table:table-cell>
          <table:table-cell office:value-type="float" office:value="0.66261800000000004" table:style-name="ce7">
            <text:p>0.662618</text:p>
          </table:table-cell>
          <table:table-cell office:value-type="float" office:value="0.62371699999999997" table:style-name="ce7">
            <text:p>0.623717</text:p>
          </table:table-cell>
          <table:table-cell office:value-type="float" office:value="4.3977999999999962E-2" table:formula="of:=[.G113]-[.$G$5]" table:style-name="ce1">
            <text:p>0.043978</text:p>
          </table:table-cell>
          <table:table-cell office:value-type="float" office:value="5.4380000000000539E-3" table:formula="of:=[.H113]-[.$G$5]" table:style-name="ce1">
            <text:p>0.005438</text:p>
          </table:table-cell>
          <table:table-cell office:value-type="float" office:value="-3.3463000000000021E-2" table:formula="of:=[.I113]-[.$G$5]" table:style-name="ce1">
            <text:p>-0.033463</text:p>
          </table:table-cell>
          <table:table-cell office:value-type="float" office:value="10.8001" table:style-name="ce7">
            <text:p>10.8001</text:p>
          </table:table-cell>
          <table:table-cell office:value-type="float" office:value="2.85119E-2" table:style-name="ce7">
            <text:p>0.0285119</text:p>
          </table:table-cell>
          <table:table-cell office:value-type="float" office:value="6.32741E-2" table:style-name="ce7">
            <text:p>0.0632741</text:p>
          </table:table-cell>
          <table:table-cell table:number-columns-repeated="16369"/>
        </table:table-row>
        <table:table-row table:style-name="ro3">
          <table:table-cell office:value-type="float" office:value="10.9" table:style-name="ce1">
            <text:p>10.9</text:p>
          </table:table-cell>
          <table:table-cell office:value-type="float" office:value="1.6216999999999999E-2" table:style-name="ce1">
            <text:p>0.016217</text:p>
          </table:table-cell>
          <table:table-cell office:value-type="float" office:value="6.9044999999999995E-2" table:style-name="ce1">
            <text:p>0.069045</text:p>
          </table:table-cell>
          <table:table-cell office:value-type="float" office:value="5.7195000000000003E-2" table:style-name="ce1">
            <text:p>0.057195</text:p>
          </table:table-cell>
          <table:table-cell table:style-name="ce3"/>
          <table:table-cell office:value-type="float" office:value="10.9" table:style-name="ce7">
            <text:p>10.9</text:p>
          </table:table-cell>
          <table:table-cell office:value-type="float" office:value="0.71311000000000002" table:style-name="ce7">
            <text:p>0.71311</text:p>
          </table:table-cell>
          <table:table-cell office:value-type="float" office:value="0.67307700000000004" table:style-name="ce7">
            <text:p>0.673077</text:p>
          </table:table-cell>
          <table:table-cell office:value-type="float" office:value="0.63531199999999999" table:style-name="ce7">
            <text:p>0.635312</text:p>
          </table:table-cell>
          <table:table-cell office:value-type="float" office:value="5.5930000000000035E-2" table:formula="of:=[.G114]-[.$G$5]" table:style-name="ce1">
            <text:p>0.05593</text:p>
          </table:table-cell>
          <table:table-cell office:value-type="float" office:value="1.589700000000005E-2" table:formula="of:=[.H114]-[.$G$5]" table:style-name="ce1">
            <text:p>0.015897</text:p>
          </table:table-cell>
          <table:table-cell office:value-type="float" office:value="-2.1867999999999999E-2" table:formula="of:=[.I114]-[.$G$5]" table:style-name="ce1">
            <text:p>-0.021868</text:p>
          </table:table-cell>
          <table:table-cell office:value-type="float" office:value="10.9" table:style-name="ce7">
            <text:p>10.9</text:p>
          </table:table-cell>
          <table:table-cell office:value-type="float" office:value="6.7645499999999997E-2" table:style-name="ce7">
            <text:p>0.0676455</text:p>
          </table:table-cell>
          <table:table-cell office:value-type="float" office:value="6.0968000000000001E-2" table:style-name="ce7">
            <text:p>0.060968</text:p>
          </table:table-cell>
          <table:table-cell table:number-columns-repeated="16369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float" office:value="2.6692E-2" table:style-name="ce1">
            <text:p>0.026692</text:p>
          </table:table-cell>
          <table:table-cell office:value-type="float" office:value="0.104977" table:style-name="ce1">
            <text:p>0.104977</text:p>
          </table:table-cell>
          <table:table-cell office:value-type="float" office:value="5.3822000000000002E-2" table:style-name="ce1">
            <text:p>0.053822</text:p>
          </table:table-cell>
          <table:table-cell table:style-name="ce3"/>
          <table:table-cell office:value-type="float" office:value="11" table:style-name="ce7">
            <text:p>11</text:p>
          </table:table-cell>
          <table:table-cell office:value-type="float" office:value="0.72313799999999995" table:style-name="ce7">
            <text:p>0.723138</text:p>
          </table:table-cell>
          <table:table-cell office:value-type="float" office:value="0.68438100000000002" table:style-name="ce7">
            <text:p>0.684381</text:p>
          </table:table-cell>
          <table:table-cell office:value-type="float" office:value="0.64788900000000005" table:style-name="ce7">
            <text:p>0.647889</text:p>
          </table:table-cell>
          <table:table-cell office:value-type="float" office:value="6.5957999999999961E-2" table:formula="of:=[.G115]-[.$G$5]" table:style-name="ce1">
            <text:p>0.065958</text:p>
          </table:table-cell>
          <table:table-cell office:value-type="float" office:value="2.7201000000000031E-2" table:formula="of:=[.H115]-[.$G$5]" table:style-name="ce1">
            <text:p>0.027201</text:p>
          </table:table-cell>
          <table:table-cell office:value-type="float" office:value="-9.2909999999999382E-3" table:formula="of:=[.I115]-[.$G$5]" table:style-name="ce1">
            <text:p>-0.009291</text:p>
          </table:table-cell>
          <table:table-cell office:value-type="float" office:value="11" table:style-name="ce7">
            <text:p>11</text:p>
          </table:table-cell>
          <table:table-cell office:value-type="float" office:value="0.105043" table:style-name="ce7">
            <text:p>0.105043</text:p>
          </table:table-cell>
          <table:table-cell office:value-type="float" office:value="5.28765E-2" table:style-name="ce7">
            <text:p>0.0528765</text:p>
          </table:table-cell>
          <table:table-cell table:number-columns-repeated="16369"/>
        </table:table-row>
        <table:table-row table:style-name="ro3">
          <table:table-cell office:value-type="float" office:value="11.1" table:style-name="ce1">
            <text:p>11.1</text:p>
          </table:table-cell>
          <table:table-cell office:value-type="float" office:value="3.6627E-2" table:style-name="ce1">
            <text:p>0.036627</text:p>
          </table:table-cell>
          <table:table-cell office:value-type="float" office:value="0.13733799999999999" table:style-name="ce1">
            <text:p>0.137338</text:p>
          </table:table-cell>
          <table:table-cell office:value-type="float" office:value="4.5552000000000002E-2" table:style-name="ce1">
            <text:p>0.045552</text:p>
          </table:table-cell>
          <table:table-cell table:style-name="ce3"/>
          <table:table-cell office:value-type="float" office:value="11.1" table:style-name="ce7">
            <text:p>11.1</text:p>
          </table:table-cell>
          <table:table-cell office:value-type="float" office:value="0.72424999999999995" table:style-name="ce7">
            <text:p>0.72425</text:p>
          </table:table-cell>
          <table:table-cell office:value-type="float" office:value="0.69504299999999997" table:style-name="ce7">
            <text:p>0.695043</text:p>
          </table:table-cell>
          <table:table-cell office:value-type="float" office:value="0.65972299999999995" table:style-name="ce7">
            <text:p>0.659723</text:p>
          </table:table-cell>
          <table:table-cell office:value-type="float" office:value="6.7069999999999963E-2" table:formula="of:=[.G116]-[.$G$5]" table:style-name="ce1">
            <text:p>0.06707</text:p>
          </table:table-cell>
          <table:table-cell office:value-type="float" office:value="3.786299999999998E-2" table:formula="of:=[.H116]-[.$G$5]" table:style-name="ce1">
            <text:p>0.037863</text:p>
          </table:table-cell>
          <table:table-cell office:value-type="float" office:value="2.542999999999962E-3" table:formula="of:=[.I116]-[.$G$5]" table:style-name="ce1">
            <text:p>0.002543</text:p>
          </table:table-cell>
          <table:table-cell office:value-type="float" office:value="11.1" table:style-name="ce7">
            <text:p>11.1</text:p>
          </table:table-cell>
          <table:table-cell office:value-type="float" office:value="0.137235" table:style-name="ce7">
            <text:p>0.137235</text:p>
          </table:table-cell>
          <table:table-cell office:value-type="float" office:value="4.1134400000000002E-2" table:style-name="ce7">
            <text:p>0.0411344</text:p>
          </table:table-cell>
          <table:table-cell table:number-columns-repeated="16369"/>
        </table:table-row>
        <table:table-row table:style-name="ro3">
          <table:table-cell office:value-type="float" office:value="11.2" table:style-name="ce1">
            <text:p>11.2</text:p>
          </table:table-cell>
          <table:table-cell office:value-type="float" office:value="4.4144000000000003E-2" table:style-name="ce1">
            <text:p>0.044144</text:p>
          </table:table-cell>
          <table:table-cell office:value-type="float" office:value="0.16233900000000001" table:style-name="ce1">
            <text:p>0.162339</text:p>
          </table:table-cell>
          <table:table-cell office:value-type="float" office:value="3.2427999999999998E-2" table:style-name="ce1">
            <text:p>0.032428</text:p>
          </table:table-cell>
          <table:table-cell table:style-name="ce3"/>
          <table:table-cell office:value-type="float" office:value="11.2" table:style-name="ce7">
            <text:p>11.2</text:p>
          </table:table-cell>
          <table:table-cell office:value-type="float" office:value="0.710619" table:style-name="ce7">
            <text:p>0.710619</text:p>
          </table:table-cell>
          <table:table-cell office:value-type="float" office:value="0.70329200000000003" table:style-name="ce7">
            <text:p>0.703292</text:p>
          </table:table-cell>
          <table:table-cell office:value-type="float" office:value="0.66964699999999999" table:style-name="ce7">
            <text:p>0.669647</text:p>
          </table:table-cell>
          <table:table-cell office:value-type="float" office:value="5.3439000000000014E-2" table:formula="of:=[.G117]-[.$G$5]" table:style-name="ce1">
            <text:p>0.053439</text:p>
          </table:table-cell>
          <table:table-cell office:value-type="float" office:value="4.6112000000000042E-2" table:formula="of:=[.H117]-[.$G$5]" table:style-name="ce1">
            <text:p>0.046112</text:p>
          </table:table-cell>
          <table:table-cell office:value-type="float" office:value="1.2467000000000006E-2" table:formula="of:=[.I117]-[.$G$5]" table:style-name="ce1">
            <text:p>0.012467</text:p>
          </table:table-cell>
          <table:table-cell office:value-type="float" office:value="11.2" table:style-name="ce7">
            <text:p>11.2</text:p>
          </table:table-cell>
          <table:table-cell office:value-type="float" office:value="0.166156" table:style-name="ce7">
            <text:p>0.166156</text:p>
          </table:table-cell>
          <table:table-cell office:value-type="float" office:value="2.89506E-2" table:style-name="ce7">
            <text:p>0.0289506</text:p>
          </table:table-cell>
          <table:table-cell table:number-columns-repeated="16369"/>
        </table:table-row>
        <table:table-row table:style-name="ro3">
          <table:table-cell office:value-type="float" office:value="11.3" table:style-name="ce1">
            <text:p>11.3</text:p>
          </table:table-cell>
          <table:table-cell office:value-type="float" office:value="4.7969999999999999E-2" table:style-name="ce1">
            <text:p>0.04797</text:p>
          </table:table-cell>
          <table:table-cell office:value-type="float" office:value="0.17704300000000001" table:style-name="ce1">
            <text:p>0.177043</text:p>
          </table:table-cell>
          <table:table-cell office:value-type="float" office:value="1.6025000000000001E-2" table:style-name="ce1">
            <text:p>0.016025</text:p>
          </table:table-cell>
          <table:table-cell table:style-name="ce3"/>
          <table:table-cell office:value-type="float" office:value="11.3" table:style-name="ce7">
            <text:p>11.3</text:p>
          </table:table-cell>
          <table:table-cell office:value-type="float" office:value="0.68440100000000004" table:style-name="ce7">
            <text:p>0.684401</text:p>
          </table:table-cell>
          <table:table-cell office:value-type="float" office:value="0.70796899999999996" table:style-name="ce7">
            <text:p>0.707969</text:p>
          </table:table-cell>
          <table:table-cell office:value-type="float" office:value="0.67754800000000004" table:style-name="ce7">
            <text:p>0.677548</text:p>
          </table:table-cell>
          <table:table-cell office:value-type="float" office:value="2.7221000000000051E-2" table:formula="of:=[.G118]-[.$G$5]" table:style-name="ce1">
            <text:p>0.027221</text:p>
          </table:table-cell>
          <table:table-cell office:value-type="float" office:value="5.0788999999999973E-2" table:formula="of:=[.H118]-[.$G$5]" table:style-name="ce1">
            <text:p>0.050789</text:p>
          </table:table-cell>
          <table:table-cell office:value-type="float" office:value="2.0368000000000053E-2" table:formula="of:=[.I118]-[.$G$5]" table:style-name="ce1">
            <text:p>0.020368</text:p>
          </table:table-cell>
          <table:table-cell office:value-type="float" office:value="11.3" table:style-name="ce7">
            <text:p>11.3</text:p>
          </table:table-cell>
          <table:table-cell office:value-type="float" office:value="0.185116" table:style-name="ce7">
            <text:p>0.185116</text:p>
          </table:table-cell>
          <table:table-cell office:value-type="float" office:value="1.728E-2" table:style-name="ce7">
            <text:p>0.01728</text:p>
          </table:table-cell>
          <table:table-cell table:number-columns-repeated="16369"/>
        </table:table-row>
        <table:table-row table:style-name="ro3">
          <table:table-cell office:value-type="float" office:value="11.4" table:style-name="ce1">
            <text:p>11.4</text:p>
          </table:table-cell>
          <table:table-cell office:value-type="float" office:value="4.7951000000000001E-2" table:style-name="ce1">
            <text:p>0.047951</text:p>
          </table:table-cell>
          <table:table-cell office:value-type="float" office:value="0.18019499999999999" table:style-name="ce1">
            <text:p>0.180195</text:p>
          </table:table-cell>
          <table:table-cell office:value-type="float" office:value="-1.699E-3" table:style-name="ce1">
            <text:p>-0.001699</text:p>
          </table:table-cell>
          <table:table-cell table:style-name="ce3"/>
          <table:table-cell office:value-type="float" office:value="11.4" table:style-name="ce7">
            <text:p>11.4</text:p>
          </table:table-cell>
          <table:table-cell office:value-type="float" office:value="0.65382399999999996" table:style-name="ce7">
            <text:p>0.653824</text:p>
          </table:table-cell>
          <table:table-cell office:value-type="float" office:value="0.70915300000000003" table:style-name="ce7">
            <text:p>0.709153</text:p>
          </table:table-cell>
          <table:table-cell office:value-type="float" office:value="0.68445299999999998" table:style-name="ce7">
            <text:p>0.684453</text:p>
          </table:table-cell>
          <table:table-cell office:value-type="float" office:value="-3.3560000000000256E-3" table:formula="of:=[.G119]-[.$G$5]" table:style-name="ce1">
            <text:p>-0.003356</text:p>
          </table:table-cell>
          <table:table-cell office:value-type="float" office:value="5.1973000000000047E-2" table:formula="of:=[.H119]-[.$G$5]" table:style-name="ce1">
            <text:p>0.051973</text:p>
          </table:table-cell>
          <table:table-cell office:value-type="float" office:value="2.7272999999999992E-2" table:formula="of:=[.I119]-[.$G$5]" table:style-name="ce1">
            <text:p>0.027273</text:p>
          </table:table-cell>
          <table:table-cell office:value-type="float" office:value="11.4" table:style-name="ce7">
            <text:p>11.4</text:p>
          </table:table-cell>
          <table:table-cell office:value-type="float" office:value="0.18818199999999999" table:style-name="ce7">
            <text:p>0.188182</text:p>
          </table:table-cell>
          <table:table-cell office:value-type="float" office:value="-7.4236900000000001E-3" table:style-name="ce7">
            <text:p>-0.00742369</text:p>
          </table:table-cell>
          <table:table-cell table:number-columns-repeated="16369"/>
        </table:table-row>
        <table:table-row table:style-name="ro3">
          <table:table-cell office:value-type="float" office:value="11.5" table:style-name="ce1">
            <text:p>11.5</text:p>
          </table:table-cell>
          <table:table-cell office:value-type="float" office:value="4.4866999999999997E-2" table:style-name="ce1">
            <text:p>0.044867</text:p>
          </table:table-cell>
          <table:table-cell office:value-type="float" office:value="0.17196400000000001" table:style-name="ce1">
            <text:p>0.171964</text:p>
          </table:table-cell>
          <table:table-cell office:value-type="float" office:value="-1.9733000000000001E-2" table:style-name="ce1">
            <text:p>-0.019733</text:p>
          </table:table-cell>
          <table:table-cell table:style-name="ce3"/>
          <table:table-cell office:value-type="float" office:value="11.5" table:style-name="ce7">
            <text:p>11.5</text:p>
          </table:table-cell>
          <table:table-cell office:value-type="float" office:value="0.625054" table:style-name="ce7">
            <text:p>0.625054</text:p>
          </table:table-cell>
          <table:table-cell office:value-type="float" office:value="0.70665800000000001" table:style-name="ce7">
            <text:p>0.706658</text:p>
          </table:table-cell>
          <table:table-cell office:value-type="float" office:value="0.69165100000000002" table:style-name="ce7">
            <text:p>0.691651</text:p>
          </table:table-cell>
          <table:table-cell office:value-type="float" office:value="-3.2125999999999988E-2" table:formula="of:=[.G120]-[.$G$5]" table:style-name="ce1">
            <text:p>-0.032126</text:p>
          </table:table-cell>
          <table:table-cell office:value-type="float" office:value="4.9478000000000022E-2" table:formula="of:=[.H120]-[.$G$5]" table:style-name="ce1">
            <text:p>0.049478</text:p>
          </table:table-cell>
          <table:table-cell office:value-type="float" office:value="3.4471000000000029E-2" table:formula="of:=[.I120]-[.$G$5]" table:style-name="ce1">
            <text:p>0.034471</text:p>
          </table:table-cell>
          <table:table-cell office:value-type="float" office:value="11.5" table:style-name="ce7">
            <text:p>11.5</text:p>
          </table:table-cell>
          <table:table-cell office:value-type="float" office:value="0.180393" table:style-name="ce7">
            <text:p>0.180393</text:p>
          </table:table-cell>
          <table:table-cell office:value-type="float" office:value="-3.49533E-2" table:style-name="ce7">
            <text:p>-0.0349533</text:p>
          </table:table-cell>
          <table:table-cell table:number-columns-repeated="16369"/>
        </table:table-row>
        <table:table-row table:style-name="ro3">
          <table:table-cell office:value-type="float" office:value="11.6" table:style-name="ce1">
            <text:p>11.6</text:p>
          </table:table-cell>
          <table:table-cell office:value-type="float" office:value="3.9659E-2" table:style-name="ce1">
            <text:p>0.039659</text:p>
          </table:table-cell>
          <table:table-cell office:value-type="float" office:value="0.15282100000000001" table:style-name="ce1">
            <text:p>0.152821</text:p>
          </table:table-cell>
          <table:table-cell office:value-type="float" office:value="-3.8601999999999997E-2" table:style-name="ce1">
            <text:p>-0.038602</text:p>
          </table:table-cell>
          <table:table-cell table:style-name="ce3"/>
          <table:table-cell office:value-type="float" office:value="11.6" table:style-name="ce7">
            <text:p>11.6</text:p>
          </table:table-cell>
          <table:table-cell office:value-type="float" office:value="0.60196000000000005" table:style-name="ce7">
            <text:p>0.60196</text:p>
          </table:table-cell>
          <table:table-cell office:value-type="float" office:value="0.70058799999999999" table:style-name="ce7">
            <text:p>0.700588</text:p>
          </table:table-cell>
          <table:table-cell office:value-type="float" office:value="0.69921699999999998" table:style-name="ce7">
            <text:p>0.699217</text:p>
          </table:table-cell>
          <table:table-cell office:value-type="float" office:value="-5.5219999999999936E-2" table:formula="of:=[.G121]-[.$G$5]" table:style-name="ce1">
            <text:p>-0.05522</text:p>
          </table:table-cell>
          <table:table-cell office:value-type="float" office:value="4.3408000000000002E-2" table:formula="of:=[.H121]-[.$G$5]" table:style-name="ce1">
            <text:p>0.043408</text:p>
          </table:table-cell>
          <table:table-cell office:value-type="float" office:value="4.2036999999999991E-2" table:formula="of:=[.I121]-[.$G$5]" table:style-name="ce1">
            <text:p>0.042037</text:p>
          </table:table-cell>
          <table:table-cell office:value-type="float" office:value="11.6" table:style-name="ce7">
            <text:p>11.6</text:p>
          </table:table-cell>
          <table:table-cell office:value-type="float" office:value="0.152443" table:style-name="ce7">
            <text:p>0.152443</text:p>
          </table:table-cell>
          <table:table-cell office:value-type="float" office:value="-5.79321E-2" table:style-name="ce7">
            <text:p>-0.0579321</text:p>
          </table:table-cell>
          <table:table-cell table:number-columns-repeated="16369"/>
        </table:table-row>
        <table:table-row table:style-name="ro3">
          <table:table-cell office:value-type="float" office:value="11.7" table:style-name="ce1">
            <text:p>11.7</text:p>
          </table:table-cell>
          <table:table-cell office:value-type="float" office:value="3.2545999999999999E-2" table:style-name="ce1">
            <text:p>0.032546</text:p>
          </table:table-cell>
          <table:table-cell office:value-type="float" office:value="0.122334" table:style-name="ce1">
            <text:p>0.122334</text:p>
          </table:table-cell>
          <table:table-cell office:value-type="float" office:value="-5.9733000000000001E-2" table:style-name="ce1">
            <text:p>-0.059733</text:p>
          </table:table-cell>
          <table:table-cell table:style-name="ce3"/>
          <table:table-cell office:value-type="float" office:value="11.700100000000001" table:style-name="ce7">
            <text:p>11.7001</text:p>
          </table:table-cell>
          <table:table-cell office:value-type="float" office:value="0.58450899999999995" table:style-name="ce7">
            <text:p>0.584509</text:p>
          </table:table-cell>
          <table:table-cell office:value-type="float" office:value="0.68926200000000004" table:style-name="ce7">
            <text:p>0.689262</text:p>
          </table:table-cell>
          <table:table-cell office:value-type="float" office:value="0.70592600000000005" table:style-name="ce7">
            <text:p>0.705926</text:p>
          </table:table-cell>
          <table:table-cell office:value-type="float" office:value="-7.2671000000000041E-2" table:formula="of:=[.G122]-[.$G$5]" table:style-name="ce1">
            <text:p>-0.072671</text:p>
          </table:table-cell>
          <table:table-cell office:value-type="float" office:value="3.2082000000000055E-2" table:formula="of:=[.H122]-[.$G$5]" table:style-name="ce1">
            <text:p>0.032082</text:p>
          </table:table-cell>
          <table:table-cell office:value-type="float" office:value="4.8746000000000067E-2" table:formula="of:=[.I122]-[.$G$5]" table:style-name="ce1">
            <text:p>0.048746</text:p>
          </table:table-cell>
          <table:table-cell office:value-type="float" office:value="11.700100000000001" table:style-name="ce7">
            <text:p>11.7001</text:p>
          </table:table-cell>
          <table:table-cell office:value-type="float" office:value="0.101212" table:style-name="ce7">
            <text:p>0.101212</text:p>
          </table:table-cell>
          <table:table-cell office:value-type="float" office:value="-8.4564600000000004E-2" table:style-name="ce7">
            <text:p>-0.0845646</text:p>
          </table:table-cell>
          <table:table-cell table:number-columns-repeated="16369"/>
        </table:table-row>
        <table:table-row table:style-name="ro3">
          <table:table-cell office:value-type="float" office:value="11.8" table:style-name="ce1">
            <text:p>11.8</text:p>
          </table:table-cell>
          <table:table-cell office:value-type="float" office:value="2.2592000000000001E-2" table:style-name="ce1">
            <text:p>0.022592</text:p>
          </table:table-cell>
          <table:table-cell office:value-type="float" office:value="7.8813999999999995E-2" table:style-name="ce1">
            <text:p>0.078814</text:p>
          </table:table-cell>
          <table:table-cell office:value-type="float" office:value="-8.3826999999999999E-2" table:style-name="ce1">
            <text:p>-0.083827</text:p>
          </table:table-cell>
          <table:table-cell table:style-name="ce3"/>
          <table:table-cell office:value-type="float" office:value="11.8" table:style-name="ce7">
            <text:p>11.8</text:p>
          </table:table-cell>
          <table:table-cell office:value-type="float" office:value="0.57389900000000005" table:style-name="ce7">
            <text:p>0.573899</text:p>
          </table:table-cell>
          <table:table-cell office:value-type="float" office:value="0.67204399999999997" table:style-name="ce7">
            <text:p>0.672044</text:p>
          </table:table-cell>
          <table:table-cell office:value-type="float" office:value="0.70917200000000002" table:style-name="ce7">
            <text:p>0.709172</text:p>
          </table:table-cell>
          <table:table-cell office:value-type="float" office:value="-8.3280999999999938E-2" table:formula="of:=[.G123]-[.$G$5]" table:style-name="ce1">
            <text:p>-0.083281</text:p>
          </table:table-cell>
          <table:table-cell office:value-type="float" office:value="1.4863999999999988E-2" table:formula="of:=[.H123]-[.$G$5]" table:style-name="ce1">
            <text:p>0.014864</text:p>
          </table:table-cell>
          <table:table-cell office:value-type="float" office:value="5.1992000000000038E-2" table:formula="of:=[.I123]-[.$G$5]" table:style-name="ce1">
            <text:p>0.051992</text:p>
          </table:table-cell>
          <table:table-cell office:value-type="float" office:value="11.8" table:style-name="ce7">
            <text:p>11.8</text:p>
          </table:table-cell>
          <table:table-cell office:value-type="float" office:value="2.87841E-2" table:style-name="ce7">
            <text:p>0.0287841</text:p>
          </table:table-cell>
          <table:table-cell office:value-type="float" office:value="-0.109071" table:style-name="ce7">
            <text:p>-0.109071</text:p>
          </table:table-cell>
          <table:table-cell table:number-columns-repeated="16369"/>
        </table:table-row>
        <table:table-row table:style-name="ro3">
          <table:table-cell office:value-type="float" office:value="11.9" table:style-name="ce1">
            <text:p>11.9</text:p>
          </table:table-cell>
          <table:table-cell office:value-type="float" office:value="8.0839999999999992E-3" table:style-name="ce1">
            <text:p>0.008084</text:p>
          </table:table-cell>
          <table:table-cell office:value-type="float" office:value="2.0324999999999999E-2" table:style-name="ce1">
            <text:p>0.020325</text:p>
          </table:table-cell>
          <table:table-cell office:value-type="float" office:value="-0.109085" table:style-name="ce1">
            <text:p>-0.109085</text:p>
          </table:table-cell>
          <table:table-cell table:style-name="ce3"/>
          <table:table-cell office:value-type="float" office:value="11.9" table:style-name="ce7">
            <text:p>11.9</text:p>
          </table:table-cell>
          <table:table-cell office:value-type="float" office:value="0.57017399999999996" table:style-name="ce7">
            <text:p>0.570174</text:p>
          </table:table-cell>
          <table:table-cell office:value-type="float" office:value="0.65063400000000005" table:style-name="ce7">
            <text:p>0.650634</text:p>
          </table:table-cell>
          <table:table-cell office:value-type="float" office:value="0.70617099999999999" table:style-name="ce7">
            <text:p>0.706171</text:p>
          </table:table-cell>
          <table:table-cell office:value-type="float" office:value="-8.7006000000000028E-2" table:formula="of:=[.G124]-[.$G$5]" table:style-name="ce1">
            <text:p>-0.087006</text:p>
          </table:table-cell>
          <table:table-cell office:value-type="float" office:value="-6.5459999999999408E-3" table:formula="of:=[.H124]-[.$G$5]" table:style-name="ce1">
            <text:p>-0.006546</text:p>
          </table:table-cell>
          <table:table-cell office:value-type="float" office:value="4.8991000000000007E-2" table:formula="of:=[.I124]-[.$G$5]" table:style-name="ce1">
            <text:p>0.048991</text:p>
          </table:table-cell>
          <table:table-cell office:value-type="float" office:value="11.9" table:style-name="ce7">
            <text:p>11.9</text:p>
          </table:table-cell>
          <table:table-cell office:value-type="float" office:value="-4.53625E-2" table:style-name="ce7">
            <text:p>-0.0453625</text:p>
          </table:table-cell>
          <table:table-cell office:value-type="float" office:value="-0.124546" table:style-name="ce7">
            <text:p>-0.124546</text:p>
          </table:table-cell>
          <table:table-cell table:number-columns-repeated="16369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float" office:value="-1.239E-2" table:style-name="ce1">
            <text:p>-0.01239</text:p>
          </table:table-cell>
          <table:table-cell office:value-type="float" office:value="-5.3190000000000001E-2" table:style-name="ce1">
            <text:p>-0.05319</text:p>
          </table:table-cell>
          <table:table-cell office:value-type="float" office:value="-0.13036600000000001" table:style-name="ce1">
            <text:p>-0.130366</text:p>
          </table:table-cell>
          <table:table-cell table:style-name="ce3"/>
          <table:table-cell office:value-type="float" office:value="12" table:style-name="ce7">
            <text:p>12</text:p>
          </table:table-cell>
          <table:table-cell office:value-type="float" office:value="0.57193700000000003" table:style-name="ce7">
            <text:p>0.571937</text:p>
          </table:table-cell>
          <table:table-cell office:value-type="float" office:value="0.62796099999999999" table:style-name="ce7">
            <text:p>0.627961</text:p>
          </table:table-cell>
          <table:table-cell office:value-type="float" office:value="0.69708599999999998" table:style-name="ce7">
            <text:p>0.697086</text:p>
          </table:table-cell>
          <table:table-cell office:value-type="float" office:value="-8.5242999999999958E-2" table:formula="of:=[.G125]-[.$G$5]" table:style-name="ce1">
            <text:p>-0.085243</text:p>
          </table:table-cell>
          <table:table-cell office:value-type="float" office:value="-2.9218999999999995E-2" table:formula="of:=[.H125]-[.$G$5]" table:style-name="ce1">
            <text:p>-0.029219</text:p>
          </table:table-cell>
          <table:table-cell office:value-type="float" office:value="3.9905999999999997E-2" table:formula="of:=[.I125]-[.$G$5]" table:style-name="ce1">
            <text:p>0.039906</text:p>
          </table:table-cell>
          <table:table-cell office:value-type="float" office:value="12" table:style-name="ce7">
            <text:p>12</text:p>
          </table:table-cell>
          <table:table-cell office:value-type="float" office:value="-0.118781" table:style-name="ce7">
            <text:p>-0.118781</text:p>
          </table:table-cell>
          <table:table-cell office:value-type="float" office:value="-0.135519" table:style-name="ce7">
            <text:p>-0.135519</text:p>
          </table:table-cell>
          <table:table-cell table:number-columns-repeated="16369"/>
        </table:table-row>
        <table:table-row table:style-name="ro3">
          <table:table-cell office:value-type="float" office:value="12.1" table:style-name="ce1">
            <text:p>12.1</text:p>
          </table:table-cell>
          <table:table-cell office:value-type="float" office:value="-3.8630999999999999E-2" table:style-name="ce1">
            <text:p>-0.038631</text:p>
          </table:table-cell>
          <table:table-cell office:value-type="float" office:value="-0.13761799999999999" table:style-name="ce1">
            <text:p>-0.137618</text:p>
          </table:table-cell>
          <table:table-cell office:value-type="float" office:value="-0.13999500000000001" table:style-name="ce1">
            <text:p>-0.139995</text:p>
          </table:table-cell>
          <table:table-cell table:style-name="ce3"/>
          <table:table-cell office:value-type="float" office:value="12.1" table:style-name="ce7">
            <text:p>12.1</text:p>
          </table:table-cell>
          <table:table-cell office:value-type="float" office:value="0.58015499999999998" table:style-name="ce7">
            <text:p>0.580155</text:p>
          </table:table-cell>
          <table:table-cell office:value-type="float" office:value="0.60702500000000004" table:style-name="ce7">
            <text:p>0.607025</text:p>
          </table:table-cell>
          <table:table-cell office:value-type="float" office:value="0.68384400000000001" table:style-name="ce7">
            <text:p>0.683844</text:p>
          </table:table-cell>
          <table:table-cell office:value-type="float" office:value="-7.702500000000001E-2" table:formula="of:=[.G126]-[.$G$5]" table:style-name="ce1">
            <text:p>-0.077025</text:p>
          </table:table-cell>
          <table:table-cell office:value-type="float" office:value="-5.015499999999995E-2" table:formula="of:=[.H126]-[.$G$5]" table:style-name="ce1">
            <text:p>-0.050155</text:p>
          </table:table-cell>
          <table:table-cell office:value-type="float" office:value="2.6664000000000021E-2" table:formula="of:=[.I126]-[.$G$5]" table:style-name="ce1">
            <text:p>0.026664</text:p>
          </table:table-cell>
          <table:table-cell office:value-type="float" office:value="12.1" table:style-name="ce7">
            <text:p>12.1</text:p>
          </table:table-cell>
          <table:table-cell office:value-type="float" office:value="-0.18976699999999999" table:style-name="ce7">
            <text:p>-0.189767</text:p>
          </table:table-cell>
          <table:table-cell office:value-type="float" office:value="-0.123125" table:style-name="ce7">
            <text:p>-0.123125</text:p>
          </table:table-cell>
          <table:table-cell table:number-columns-repeated="16369"/>
        </table:table-row>
        <table:table-row table:style-name="ro3">
          <table:table-cell office:value-type="float" office:value="12.2" table:style-name="ce1">
            <text:p>12.2</text:p>
          </table:table-cell>
          <table:table-cell office:value-type="float" office:value="-6.7983000000000002E-2" table:style-name="ce1">
            <text:p>-0.067983</text:p>
          </table:table-cell>
          <table:table-cell office:value-type="float" office:value="-0.223464" table:style-name="ce1">
            <text:p>-0.223464</text:p>
          </table:table-cell>
          <table:table-cell office:value-type="float" office:value="-0.13017799999999999" table:style-name="ce1">
            <text:p>-0.130178</text:p>
          </table:table-cell>
          <table:table-cell table:style-name="ce3"/>
          <table:table-cell office:value-type="float" office:value="12.2" table:style-name="ce7">
            <text:p>12.2</text:p>
          </table:table-cell>
          <table:table-cell office:value-type="float" office:value="0.59370299999999998" table:style-name="ce7">
            <text:p>0.593703</text:p>
          </table:table-cell>
          <table:table-cell office:value-type="float" office:value="0.590696" table:style-name="ce7">
            <text:p>0.590696</text:p>
          </table:table-cell>
          <table:table-cell office:value-type="float" office:value="0.66856599999999999" table:style-name="ce7">
            <text:p>0.668566</text:p>
          </table:table-cell>
          <table:table-cell office:value-type="float" office:value="-6.3477000000000006E-2" table:formula="of:=[.G127]-[.$G$5]" table:style-name="ce1">
            <text:p>-0.063477</text:p>
          </table:table-cell>
          <table:table-cell office:value-type="float" office:value="-6.6483999999999988E-2" table:formula="of:=[.H127]-[.$G$5]" table:style-name="ce1">
            <text:p>-0.066484</text:p>
          </table:table-cell>
          <table:table-cell office:value-type="float" office:value="1.1386000000000007E-2" table:formula="of:=[.I127]-[.$G$5]" table:style-name="ce1">
            <text:p>0.011386</text:p>
          </table:table-cell>
          <table:table-cell office:value-type="float" office:value="12.2" table:style-name="ce7">
            <text:p>12.2</text:p>
          </table:table-cell>
          <table:table-cell office:value-type="float" office:value="-0.24061099999999999" table:style-name="ce7">
            <text:p>-0.240611</text:p>
          </table:table-cell>
          <table:table-cell office:value-type="float" office:value="-9.8256200000000002E-2" table:style-name="ce7">
            <text:p>-0.0982562</text:p>
          </table:table-cell>
          <table:table-cell table:number-columns-repeated="16369"/>
        </table:table-row>
        <table:table-row table:style-name="ro3">
          <table:table-cell office:value-type="float" office:value="12.3" table:style-name="ce1">
            <text:p>12.3</text:p>
          </table:table-cell>
          <table:table-cell office:value-type="float" office:value="-9.5443E-2" table:style-name="ce1">
            <text:p>-0.095443</text:p>
          </table:table-cell>
          <table:table-cell office:value-type="float" office:value="-0.29664099999999999" table:style-name="ce1">
            <text:p>-0.296641</text:p>
          </table:table-cell>
          <table:table-cell office:value-type="float" office:value="-9.6167000000000002E-2" table:style-name="ce1">
            <text:p>-0.096167</text:p>
          </table:table-cell>
          <table:table-cell table:style-name="ce3"/>
          <table:table-cell office:value-type="float" office:value="12.3001" table:style-name="ce7">
            <text:p>12.3001</text:p>
          </table:table-cell>
          <table:table-cell office:value-type="float" office:value="0.61330200000000001" table:style-name="ce7">
            <text:p>0.613302</text:p>
          </table:table-cell>
          <table:table-cell office:value-type="float" office:value="0.57860999999999996" table:style-name="ce7">
            <text:p>0.57861</text:p>
          </table:table-cell>
          <table:table-cell office:value-type="float" office:value="0.65284900000000001" table:style-name="ce7">
            <text:p>0.652849</text:p>
          </table:table-cell>
          <table:table-cell office:value-type="float" office:value="-4.3877999999999973E-2" table:formula="of:=[.G128]-[.$G$5]" table:style-name="ce1">
            <text:p>-0.043878</text:p>
          </table:table-cell>
          <table:table-cell office:value-type="float" office:value="-7.8570000000000029E-2" table:formula="of:=[.H128]-[.$G$5]" table:style-name="ce1">
            <text:p>-0.07857</text:p>
          </table:table-cell>
          <table:table-cell office:value-type="float" office:value="-4.3309999999999738E-3" table:formula="of:=[.I128]-[.$G$5]" table:style-name="ce1">
            <text:p>-0.004331</text:p>
          </table:table-cell>
          <table:table-cell office:value-type="float" office:value="12.3001" table:style-name="ce7">
            <text:p>12.3001</text:p>
          </table:table-cell>
          <table:table-cell office:value-type="float" office:value="-0.29293799999999998" table:style-name="ce7">
            <text:p>-0.292938</text:p>
          </table:table-cell>
          <table:table-cell office:value-type="float" office:value="-6.3422000000000006E-2" table:style-name="ce7">
            <text:p>-0.063422</text:p>
          </table:table-cell>
          <table:table-cell table:number-columns-repeated="16369"/>
        </table:table-row>
        <table:table-row table:style-name="ro3">
          <table:table-cell office:value-type="float" office:value="12.4" table:style-name="ce1">
            <text:p>12.4</text:p>
          </table:table-cell>
          <table:table-cell office:value-type="float" office:value="-0.11483500000000001" table:style-name="ce1">
            <text:p>-0.114835</text:p>
          </table:table-cell>
          <table:table-cell office:value-type="float" office:value="-0.34138499999999999" table:style-name="ce1">
            <text:p>-0.341385</text:p>
          </table:table-cell>
          <table:table-cell office:value-type="float" office:value="-3.8886999999999998E-2" table:style-name="ce1">
            <text:p>-0.038887</text:p>
          </table:table-cell>
          <table:table-cell table:style-name="ce3"/>
          <table:table-cell office:value-type="float" office:value="12.4" table:style-name="ce7">
            <text:p>12.4</text:p>
          </table:table-cell>
          <table:table-cell office:value-type="float" office:value="0.63882399999999995" table:style-name="ce7">
            <text:p>0.638824</text:p>
          </table:table-cell>
          <table:table-cell office:value-type="float" office:value="0.57245699999999999" table:style-name="ce7">
            <text:p>0.572457</text:p>
          </table:table-cell>
          <table:table-cell office:value-type="float" office:value="0.63738300000000003" table:style-name="ce7">
            <text:p>0.637383</text:p>
          </table:table-cell>
          <table:table-cell office:value-type="float" office:value="-1.8356000000000039E-2" table:formula="of:=[.G129]-[.$G$5]" table:style-name="ce1">
            <text:p>-0.018356</text:p>
          </table:table-cell>
          <table:table-cell office:value-type="float" office:value="-8.4722999999999993E-2" table:formula="of:=[.H129]-[.$G$5]" table:style-name="ce1">
            <text:p>-0.084723</text:p>
          </table:table-cell>
          <table:table-cell office:value-type="float" office:value="-1.9796999999999954E-2" table:formula="of:=[.I129]-[.$G$5]" table:style-name="ce1">
            <text:p>-0.019797</text:p>
          </table:table-cell>
          <table:table-cell office:value-type="float" office:value="12.4" table:style-name="ce7">
            <text:p>12.4</text:p>
          </table:table-cell>
          <table:table-cell office:value-type="float" office:value="-0.31401699999999999" table:style-name="ce7">
            <text:p>-0.314017</text:p>
          </table:table-cell>
          <table:table-cell office:value-type="float" office:value="-1.30308E-2" table:style-name="ce7">
            <text:p>-0.0130308</text:p>
          </table:table-cell>
          <table:table-cell table:number-columns-repeated="16369"/>
        </table:table-row>
        <table:table-row table:style-name="ro3">
          <table:table-cell office:value-type="float" office:value="12.5" table:style-name="ce1">
            <text:p>12.5</text:p>
          </table:table-cell>
          <table:table-cell office:value-type="float" office:value="-0.120657" table:style-name="ce1">
            <text:p>-0.120657</text:p>
          </table:table-cell>
          <table:table-cell office:value-type="float" office:value="-0.34449200000000002" table:style-name="ce1">
            <text:p>-0.344492</text:p>
          </table:table-cell>
          <table:table-cell office:value-type="float" office:value="3.4157E-2" table:style-name="ce1">
            <text:p>0.034157</text:p>
          </table:table-cell>
          <table:table-cell table:style-name="ce3"/>
          <table:table-cell office:value-type="float" office:value="12.5" table:style-name="ce7">
            <text:p>12.5</text:p>
          </table:table-cell>
          <table:table-cell office:value-type="float" office:value="0.66841899999999999" table:style-name="ce7">
            <text:p>0.668419</text:p>
          </table:table-cell>
          <table:table-cell office:value-type="float" office:value="0.572268" table:style-name="ce7">
            <text:p>0.572268</text:p>
          </table:table-cell>
          <table:table-cell office:value-type="float" office:value="0.62233499999999997" table:style-name="ce7">
            <text:p>0.622335</text:p>
          </table:table-cell>
          <table:table-cell office:value-type="float" office:value="1.1238999999999999E-2" table:formula="of:=[.G130]-[.$G$5]" table:style-name="ce1">
            <text:p>0.011239</text:p>
          </table:table-cell>
          <table:table-cell office:value-type="float" office:value="-8.4911999999999987E-2" table:formula="of:=[.H130]-[.$G$5]" table:style-name="ce1">
            <text:p>-0.084912</text:p>
          </table:table-cell>
          <table:table-cell office:value-type="float" office:value="-3.4845000000000015E-2" table:formula="of:=[.I130]-[.$G$5]" table:style-name="ce1">
            <text:p>-0.034845</text:p>
          </table:table-cell>
          <table:table-cell office:value-type="float" office:value="12.5" table:style-name="ce7">
            <text:p>12.5</text:p>
          </table:table-cell>
          <table:table-cell office:value-type="float" office:value="-0.32086599999999998" table:style-name="ce7">
            <text:p>-0.320866</text:p>
          </table:table-cell>
          <table:table-cell office:value-type="float" office:value="2.7174299999999998E-2" table:style-name="ce7">
            <text:p>0.0271743</text:p>
          </table:table-cell>
          <table:table-cell table:number-columns-repeated="16369"/>
        </table:table-row>
        <table:table-row table:style-name="ro3">
          <table:table-cell office:value-type="float" office:value="12.6" table:style-name="ce1">
            <text:p>12.6</text:p>
          </table:table-cell>
          <table:table-cell office:value-type="float" office:value="-0.10990900000000001" table:style-name="ce1">
            <text:p>-0.109909</text:p>
          </table:table-cell>
          <table:table-cell office:value-type="float" office:value="-0.29944199999999999" table:style-name="ce1">
            <text:p>-0.299442</text:p>
          </table:table-cell>
          <table:table-cell office:value-type="float" office:value="0.110198" table:style-name="ce1">
            <text:p>0.110198</text:p>
          </table:table-cell>
          <table:table-cell table:style-name="ce3"/>
          <table:table-cell office:value-type="float" office:value="12.6" table:style-name="ce7">
            <text:p>12.6</text:p>
          </table:table-cell>
          <table:table-cell office:value-type="float" office:value="0.69904900000000003" table:style-name="ce7">
            <text:p>0.699049</text:p>
          </table:table-cell>
          <table:table-cell office:value-type="float" office:value="0.57913300000000001" table:style-name="ce7">
            <text:p>0.579133</text:p>
          </table:table-cell>
          <table:table-cell office:value-type="float" office:value="0.60813600000000001" table:style-name="ce7">
            <text:p>0.608136</text:p>
          </table:table-cell>
          <table:table-cell office:value-type="float" office:value="4.1869000000000045E-2" table:formula="of:=[.G131]-[.$G$5]" table:style-name="ce1">
            <text:p>0.041869</text:p>
          </table:table-cell>
          <table:table-cell office:value-type="float" office:value="-7.8046999999999978E-2" table:formula="of:=[.H131]-[.$G$5]" table:style-name="ce1">
            <text:p>-0.078047</text:p>
          </table:table-cell>
          <table:table-cell office:value-type="float" office:value="-4.9043999999999977E-2" table:formula="of:=[.I131]-[.$G$5]" table:style-name="ce1">
            <text:p>-0.049044</text:p>
          </table:table-cell>
          <table:table-cell office:value-type="float" office:value="12.6" table:style-name="ce7">
            <text:p>12.6</text:p>
          </table:table-cell>
          <table:table-cell office:value-type="float" office:value="-0.29540499999999997" table:style-name="ce7">
            <text:p>-0.295405</text:p>
          </table:table-cell>
          <table:table-cell office:value-type="float" office:value="9.3642000000000003E-2" table:style-name="ce7">
            <text:p>0.093642</text:p>
          </table:table-cell>
          <table:table-cell table:number-columns-repeated="16369"/>
        </table:table-row>
        <table:table-row table:style-name="ro3">
          <table:table-cell office:value-type="float" office:value="12.7" table:style-name="ce1">
            <text:p>12.7</text:p>
          </table:table-cell>
          <table:table-cell office:value-type="float" office:value="-8.3196999999999993E-2" table:style-name="ce1">
            <text:p>-0.083197</text:p>
          </table:table-cell>
          <table:table-cell office:value-type="float" office:value="-0.208954" table:style-name="ce1">
            <text:p>-0.208954</text:p>
          </table:table-cell>
          <table:table-cell office:value-type="float" office:value="0.17438799999999999" table:style-name="ce1">
            <text:p>0.174388</text:p>
          </table:table-cell>
          <table:table-cell table:style-name="ce3"/>
          <table:table-cell office:value-type="float" office:value="12.7" table:style-name="ce7">
            <text:p>12.7</text:p>
          </table:table-cell>
          <table:table-cell office:value-type="float" office:value="0.72612100000000002" table:style-name="ce7">
            <text:p>0.726121</text:p>
          </table:table-cell>
          <table:table-cell office:value-type="float" office:value="0.59329500000000002" table:style-name="ce7">
            <text:p>0.593295</text:p>
          </table:table-cell>
          <table:table-cell office:value-type="float" office:value="0.59615899999999999" table:style-name="ce7">
            <text:p>0.596159</text:p>
          </table:table-cell>
          <table:table-cell office:value-type="float" office:value="6.894100000000003E-2" table:formula="of:=[.G132]-[.$G$5]" table:style-name="ce1">
            <text:p>0.068941</text:p>
          </table:table-cell>
          <table:table-cell office:value-type="float" office:value="-6.388499999999997E-2" table:formula="of:=[.H132]-[.$G$5]" table:style-name="ce1">
            <text:p>-0.063885</text:p>
          </table:table-cell>
          <table:table-cell office:value-type="float" office:value="-6.1020999999999992E-2" table:formula="of:=[.I132]-[.$G$5]" table:style-name="ce1">
            <text:p>-0.061021</text:p>
          </table:table-cell>
          <table:table-cell office:value-type="float" office:value="12.7" table:style-name="ce7">
            <text:p>12.7</text:p>
          </table:table-cell>
          <table:table-cell office:value-type="float" office:value="-0.230098" table:style-name="ce7">
            <text:p>-0.230098</text:p>
          </table:table-cell>
          <table:table-cell office:value-type="float" office:value="0.13326199999999999" table:style-name="ce7">
            <text:p>0.133262</text:p>
          </table:table-cell>
          <table:table-cell table:number-columns-repeated="16369"/>
        </table:table-row>
        <table:table-row table:style-name="ro3">
          <table:table-cell office:value-type="float" office:value="12.8" table:style-name="ce1">
            <text:p>12.8</text:p>
          </table:table-cell>
          <table:table-cell office:value-type="float" office:value="-4.4724E-2" table:style-name="ce1">
            <text:p>-0.044724</text:p>
          </table:table-cell>
          <table:table-cell office:value-type="float" office:value="-8.5028000000000006E-2" table:style-name="ce1">
            <text:p>-0.085028</text:p>
          </table:table-cell>
          <table:table-cell office:value-type="float" office:value="0.21377099999999999" table:style-name="ce1">
            <text:p>0.213771</text:p>
          </table:table-cell>
          <table:table-cell table:style-name="ce3"/>
          <table:table-cell office:value-type="float" office:value="12.8" table:style-name="ce7">
            <text:p>12.8</text:p>
          </table:table-cell>
          <table:table-cell office:value-type="float" office:value="0.74398600000000004" table:style-name="ce7">
            <text:p>0.743986</text:p>
          </table:table-cell>
          <table:table-cell office:value-type="float" office:value="0.61598200000000003" table:style-name="ce7">
            <text:p>0.615982</text:p>
          </table:table-cell>
          <table:table-cell office:value-type="float" office:value="0.58712799999999998" table:style-name="ce7">
            <text:p>0.587128</text:p>
          </table:table-cell>
          <table:table-cell office:value-type="float" office:value="8.680600000000005E-2" table:formula="of:=[.G133]-[.$G$5]" table:style-name="ce1">
            <text:p>0.086806</text:p>
          </table:table-cell>
          <table:table-cell office:value-type="float" office:value="-4.1197999999999957E-2" table:formula="of:=[.H133]-[.$G$5]" table:style-name="ce1">
            <text:p>-0.041198</text:p>
          </table:table-cell>
          <table:table-cell office:value-type="float" office:value="-7.0052000000000003E-2" table:formula="of:=[.I133]-[.$G$5]" table:style-name="ce1">
            <text:p>-0.070052</text:p>
          </table:table-cell>
          <table:table-cell office:value-type="float" office:value="12.8" table:style-name="ce7">
            <text:p>12.8</text:p>
          </table:table-cell>
          <table:table-cell office:value-type="float" office:value="-0.130408" table:style-name="ce7">
            <text:p>-0.130408</text:p>
          </table:table-cell>
          <table:table-cell office:value-type="float" office:value="0.16833600000000001" table:style-name="ce7">
            <text:p>0.168336</text:p>
          </table:table-cell>
          <table:table-cell table:number-columns-repeated="16369"/>
        </table:table-row>
        <table:table-row table:style-name="ro3">
          <table:table-cell office:value-type="float" office:value="12.9" table:style-name="ce1">
            <text:p>12.9</text:p>
          </table:table-cell>
          <table:table-cell office:value-type="float" office:value="-1.1950000000000001E-3" table:style-name="ce1">
            <text:p>-0.001195</text:p>
          </table:table-cell>
          <table:table-cell office:value-type="float" office:value="5.3547999999999998E-2" table:style-name="ce1">
            <text:p>0.053548</text:p>
          </table:table-cell>
          <table:table-cell office:value-type="float" office:value="0.22067500000000001" table:style-name="ce1">
            <text:p>0.220675</text:p>
          </table:table-cell>
          <table:table-cell table:style-name="ce3"/>
          <table:table-cell office:value-type="float" office:value="12.9" table:style-name="ce7">
            <text:p>12.9</text:p>
          </table:table-cell>
          <table:table-cell office:value-type="float" office:value="0.75098399999999998" table:style-name="ce7">
            <text:p>0.750984</text:p>
          </table:table-cell>
          <table:table-cell office:value-type="float" office:value="0.64689799999999997" table:style-name="ce7">
            <text:p>0.646898</text:p>
          </table:table-cell>
          <table:table-cell office:value-type="float" office:value="0.58192100000000002" table:style-name="ce7">
            <text:p>0.581921</text:p>
          </table:table-cell>
          <table:table-cell office:value-type="float" office:value="9.3803999999999998E-2" table:formula="of:=[.G134]-[.$G$5]" table:style-name="ce1">
            <text:p>0.093804</text:p>
          </table:table-cell>
          <table:table-cell office:value-type="float" office:value="-1.0282000000000013E-2" table:formula="of:=[.H134]-[.$G$5]" table:style-name="ce1">
            <text:p>-0.010282</text:p>
          </table:table-cell>
          <table:table-cell office:value-type="float" office:value="-7.5258999999999965E-2" table:formula="of:=[.I134]-[.$G$5]" table:style-name="ce1">
            <text:p>-0.075259</text:p>
          </table:table-cell>
          <table:table-cell office:value-type="float" office:value="12.9" table:style-name="ce7">
            <text:p>12.9</text:p>
          </table:table-cell>
          <table:table-cell office:value-type="float" office:value="-1.69144E-2" table:style-name="ce7">
            <text:p>-0.0169144</text:p>
          </table:table-cell>
          <table:table-cell office:value-type="float" office:value="0.186503" table:style-name="ce7">
            <text:p>0.186503</text:p>
          </table:table-cell>
          <table:table-cell table:number-columns-repeated="16369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float" office:value="3.9921999999999999E-2" table:style-name="ce1">
            <text:p>0.039922</text:p>
          </table:table-cell>
          <table:table-cell office:value-type="float" office:value="0.18541099999999999" table:style-name="ce1">
            <text:p>0.185411</text:p>
          </table:table-cell>
          <table:table-cell office:value-type="float" office:value="0.19448099999999999" table:style-name="ce1">
            <text:p>0.194481</text:p>
          </table:table-cell>
          <table:table-cell table:style-name="ce3"/>
          <table:table-cell office:value-type="float" office:value="13.0001" table:style-name="ce7">
            <text:p>13.0001</text:p>
          </table:table-cell>
          <table:table-cell office:value-type="float" office:value="0.74561999999999995" table:style-name="ce7">
            <text:p>0.74562</text:p>
          </table:table-cell>
          <table:table-cell office:value-type="float" office:value="0.68374900000000005" table:style-name="ce7">
            <text:p>0.683749</text:p>
          </table:table-cell>
          <table:table-cell office:value-type="float" office:value="0.58134699999999995" table:style-name="ce7">
            <text:p>0.581347</text:p>
          </table:table-cell>
          <table:table-cell office:value-type="float" office:value="8.8439999999999963E-2" table:formula="of:=[.G135]-[.$G$5]" table:style-name="ce1">
            <text:p>0.08844</text:p>
          </table:table-cell>
          <table:table-cell office:value-type="float" office:value="2.6569000000000065E-2" table:formula="of:=[.H135]-[.$G$5]" table:style-name="ce1">
            <text:p>0.026569</text:p>
          </table:table-cell>
          <table:table-cell office:value-type="float" office:value="-7.5833000000000039E-2" table:formula="of:=[.I135]-[.$G$5]" table:style-name="ce1">
            <text:p>-0.075833</text:p>
          </table:table-cell>
          <table:table-cell office:value-type="float" office:value="13.0001" table:style-name="ce7">
            <text:p>13.0001</text:p>
          </table:table-cell>
          <table:table-cell office:value-type="float" office:value="9.8624600000000007E-2" table:style-name="ce7">
            <text:p>0.0986246</text:p>
          </table:table-cell>
          <table:table-cell office:value-type="float" office:value="0.173787" table:style-name="ce7">
            <text:p>0.173787</text:p>
          </table:table-cell>
          <table:table-cell table:number-columns-repeated="16369"/>
        </table:table-row>
        <table:table-row table:style-name="ro3">
          <table:table-cell office:value-type="float" office:value="13.1" table:style-name="ce1">
            <text:p>13.1</text:p>
          </table:table-cell>
          <table:table-cell office:value-type="float" office:value="7.2177000000000005E-2" table:style-name="ce1">
            <text:p>0.072177</text:p>
          </table:table-cell>
          <table:table-cell office:value-type="float" office:value="0.29124100000000003" table:style-name="ce1">
            <text:p>0.291241</text:p>
          </table:table-cell>
          <table:table-cell office:value-type="float" office:value="0.141321" table:style-name="ce1">
            <text:p>0.141321</text:p>
          </table:table-cell>
          <table:table-cell table:style-name="ce3"/>
          <table:table-cell office:value-type="float" office:value="13.1" table:style-name="ce7">
            <text:p>13.1</text:p>
          </table:table-cell>
          <table:table-cell office:value-type="float" office:value="0.72865500000000005" table:style-name="ce7">
            <text:p>0.728655</text:p>
          </table:table-cell>
          <table:table-cell office:value-type="float" office:value="0.72048400000000001" table:style-name="ce7">
            <text:p>0.720484</text:p>
          </table:table-cell>
          <table:table-cell office:value-type="float" office:value="0.58724699999999996" table:style-name="ce7">
            <text:p>0.587247</text:p>
          </table:table-cell>
          <table:table-cell office:value-type="float" office:value="7.1475000000000066E-2" table:formula="of:=[.G136]-[.$G$5]" table:style-name="ce1">
            <text:p>0.071475</text:p>
          </table:table-cell>
          <table:table-cell office:value-type="float" office:value="6.3304000000000027E-2" table:formula="of:=[.H136]-[.$G$5]" table:style-name="ce1">
            <text:p>0.063304</text:p>
          </table:table-cell>
          <table:table-cell office:value-type="float" office:value="-6.9933000000000023E-2" table:formula="of:=[.I136]-[.$G$5]" table:style-name="ce1">
            <text:p>-0.069933</text:p>
          </table:table-cell>
          <table:table-cell office:value-type="float" office:value="13.1" table:style-name="ce7">
            <text:p>13.1</text:p>
          </table:table-cell>
          <table:table-cell office:value-type="float" office:value="0.208206" table:style-name="ce7">
            <text:p>0.208206</text:p>
          </table:table-cell>
          <table:table-cell office:value-type="float" office:value="0.14988799999999999" table:style-name="ce7">
            <text:p>0.149888</text:p>
          </table:table-cell>
          <table:table-cell table:number-columns-repeated="16369"/>
        </table:table-row>
        <table:table-row table:style-name="ro3">
          <table:table-cell office:value-type="float" office:value="13.2" table:style-name="ce1">
            <text:p>13.2</text:p>
          </table:table-cell>
          <table:table-cell office:value-type="float" office:value="9.1417999999999999E-2" table:style-name="ce1">
            <text:p>0.091418</text:p>
          </table:table-cell>
          <table:table-cell office:value-type="float" office:value="0.35747200000000001" table:style-name="ce1">
            <text:p>0.357472</text:p>
          </table:table-cell>
          <table:table-cell office:value-type="float" office:value="7.2008000000000003E-2" table:style-name="ce1">
            <text:p>0.072008</text:p>
          </table:table-cell>
          <table:table-cell table:style-name="ce3"/>
          <table:table-cell office:value-type="float" office:value="13.200100000000001" table:style-name="ce7">
            <text:p>13.2001</text:p>
          </table:table-cell>
          <table:table-cell office:value-type="float" office:value="0.70126299999999997" table:style-name="ce7">
            <text:p>0.701263</text:p>
          </table:table-cell>
          <table:table-cell office:value-type="float" office:value="0.74787899999999996" table:style-name="ce7">
            <text:p>0.747879</text:p>
          </table:table-cell>
          <table:table-cell office:value-type="float" office:value="0.60057400000000005" table:style-name="ce7">
            <text:p>0.600574</text:p>
          </table:table-cell>
          <table:table-cell office:value-type="float" office:value="4.4082999999999983E-2" table:formula="of:=[.G137]-[.$G$5]" table:style-name="ce1">
            <text:p>0.044083</text:p>
          </table:table-cell>
          <table:table-cell office:value-type="float" office:value="9.0698999999999974E-2" table:formula="of:=[.H137]-[.$G$5]" table:style-name="ce1">
            <text:p>0.090699</text:p>
          </table:table-cell>
          <table:table-cell office:value-type="float" office:value="-5.6605999999999934E-2" table:formula="of:=[.I137]-[.$G$5]" table:style-name="ce1">
            <text:p>-0.056606</text:p>
          </table:table-cell>
          <table:table-cell office:value-type="float" office:value="13.200100000000001" table:style-name="ce7">
            <text:p>13.2001</text:p>
          </table:table-cell>
          <table:table-cell office:value-type="float" office:value="0.268237" table:style-name="ce7">
            <text:p>0.268237</text:p>
          </table:table-cell>
          <table:table-cell office:value-type="float" office:value="0.101997" table:style-name="ce7">
            <text:p>0.101997</text:p>
          </table:table-cell>
          <table:table-cell table:number-columns-repeated="16369"/>
        </table:table-row>
        <table:table-row table:style-name="ro3">
          <table:table-cell office:value-type="float" office:value="13.3" table:style-name="ce1">
            <text:p>13.3</text:p>
          </table:table-cell>
          <table:table-cell office:value-type="float" office:value="9.6298999999999996E-2" table:style-name="ce1">
            <text:p>0.096299</text:p>
          </table:table-cell>
          <table:table-cell office:value-type="float" office:value="0.37822699999999998" table:style-name="ce1">
            <text:p>0.378227</text:p>
          </table:table-cell>
          <table:table-cell office:value-type="float" office:value="-9.7000000000000005E-4" table:style-name="ce1">
            <text:p>-0.00097</text:p>
          </table:table-cell>
          <table:table-cell table:style-name="ce3"/>
          <table:table-cell office:value-type="float" office:value="13.3001" table:style-name="ce7">
            <text:p>13.3001</text:p>
          </table:table-cell>
          <table:table-cell office:value-type="float" office:value="0.667489" table:style-name="ce7">
            <text:p>0.667489</text:p>
          </table:table-cell>
          <table:table-cell office:value-type="float" office:value="0.75722699999999998" table:style-name="ce7">
            <text:p>0.757227</text:p>
          </table:table-cell>
          <table:table-cell office:value-type="float" office:value="0.62305600000000005" table:style-name="ce7">
            <text:p>0.623056</text:p>
          </table:table-cell>
          <table:table-cell office:value-type="float" office:value="1.0309000000000013E-2" table:formula="of:=[.G138]-[.$G$5]" table:style-name="ce1">
            <text:p>0.010309</text:p>
          </table:table-cell>
          <table:table-cell office:value-type="float" office:value="0.100047" table:formula="of:=[.H138]-[.$G$5]" table:style-name="ce1">
            <text:p>0.100047</text:p>
          </table:table-cell>
          <table:table-cell office:value-type="float" office:value="-3.4123999999999932E-2" table:formula="of:=[.I138]-[.$G$5]" table:style-name="ce1">
            <text:p>-0.034124</text:p>
          </table:table-cell>
          <table:table-cell office:value-type="float" office:value="13.3001" table:style-name="ce7">
            <text:p>13.3001</text:p>
          </table:table-cell>
          <table:table-cell office:value-type="float" office:value="0.31282399999999999" table:style-name="ce7">
            <text:p>0.312824</text:p>
          </table:table-cell>
          <table:table-cell office:value-type="float" office:value="1.4366200000000001E-2" table:style-name="ce7">
            <text:p>0.0143662</text:p>
          </table:table-cell>
          <table:table-cell table:number-columns-repeated="16369"/>
        </table:table-row>
        <table:table-row table:style-name="ro3">
          <table:table-cell office:value-type="float" office:value="13.4" table:style-name="ce1">
            <text:p>13.4</text:p>
          </table:table-cell>
          <table:table-cell office:value-type="float" office:value="8.8028999999999996E-2" table:style-name="ce1">
            <text:p>0.088029</text:p>
          </table:table-cell>
          <table:table-cell office:value-type="float" office:value="0.355267" table:style-name="ce1">
            <text:p>0.355267</text:p>
          </table:table-cell>
          <table:table-cell office:value-type="float" office:value="-6.6430000000000003E-2" table:style-name="ce1">
            <text:p>-0.06643</text:p>
          </table:table-cell>
          <table:table-cell table:style-name="ce3"/>
          <table:table-cell office:value-type="float" office:value="13.4001" table:style-name="ce7">
            <text:p>13.4001</text:p>
          </table:table-cell>
          <table:table-cell office:value-type="float" office:value="0.63385499999999995" table:style-name="ce7">
            <text:p>0.633855</text:p>
          </table:table-cell>
          <table:table-cell office:value-type="float" office:value="0.74781200000000003" table:style-name="ce7">
            <text:p>0.747812</text:p>
          </table:table-cell>
          <table:table-cell office:value-type="float" office:value="0.65556499999999995" table:style-name="ce7">
            <text:p>0.655565</text:p>
          </table:table-cell>
          <table:table-cell office:value-type="float" office:value="-2.332500000000004E-2" table:formula="of:=[.G139]-[.$G$5]" table:style-name="ce1">
            <text:p>-0.023325</text:p>
          </table:table-cell>
          <table:table-cell office:value-type="float" office:value="9.0632000000000046E-2" table:formula="of:=[.H139]-[.$G$5]" table:style-name="ce1">
            <text:p>0.090632</text:p>
          </table:table-cell>
          <table:table-cell office:value-type="float" office:value="-1.6150000000000331E-3" table:formula="of:=[.I139]-[.$G$5]" table:style-name="ce1">
            <text:p>-0.001615</text:p>
          </table:table-cell>
          <table:table-cell office:value-type="float" office:value="13.4001" table:style-name="ce7">
            <text:p>13.4001</text:p>
          </table:table-cell>
          <table:table-cell office:value-type="float" office:value="0.29170499999999999" table:style-name="ce7">
            <text:p>0.291705</text:p>
          </table:table-cell>
          <table:table-cell office:value-type="float" office:value="-3.4744400000000002E-2" table:style-name="ce7">
            <text:p>-0.0347444</text:p>
          </table:table-cell>
          <table:table-cell table:number-columns-repeated="16369"/>
        </table:table-row>
        <table:table-row table:style-name="ro3">
          <table:table-cell office:value-type="float" office:value="13.5" table:style-name="ce1">
            <text:p>13.5</text:p>
          </table:table-cell>
          <table:table-cell office:value-type="float" office:value="6.9598999999999994E-2" table:style-name="ce1">
            <text:p>0.069599</text:p>
          </table:table-cell>
          <table:table-cell office:value-type="float" office:value="0.296296" table:style-name="ce1">
            <text:p>0.296296</text:p>
          </table:table-cell>
          <table:table-cell office:value-type="float" office:value="-0.116631" table:style-name="ce1">
            <text:p>-0.116631</text:p>
          </table:table-cell>
          <table:table-cell table:style-name="ce3"/>
          <table:table-cell office:value-type="float" office:value="13.5" table:style-name="ce7">
            <text:p>13.5</text:p>
          </table:table-cell>
          <table:table-cell office:value-type="float" office:value="0.60544299999999995" table:style-name="ce7">
            <text:p>0.605443</text:p>
          </table:table-cell>
          <table:table-cell office:value-type="float" office:value="0.72599199999999997" table:style-name="ce7">
            <text:p>0.725992</text:p>
          </table:table-cell>
          <table:table-cell office:value-type="float" office:value="0.69701100000000005" table:style-name="ce7">
            <text:p>0.697011</text:p>
          </table:table-cell>
          <table:table-cell office:value-type="float" office:value="-5.1737000000000033E-2" table:formula="of:=[.G140]-[.$G$5]" table:style-name="ce1">
            <text:p>-0.051737</text:p>
          </table:table-cell>
          <table:table-cell office:value-type="float" office:value="6.8811999999999984E-2" table:formula="of:=[.H140]-[.$G$5]" table:style-name="ce1">
            <text:p>0.068812</text:p>
          </table:table-cell>
          <table:table-cell office:value-type="float" office:value="3.9831000000000061E-2" table:formula="of:=[.I140]-[.$G$5]" table:style-name="ce1">
            <text:p>0.039831</text:p>
          </table:table-cell>
          <table:table-cell office:value-type="float" office:value="13.5" table:style-name="ce7">
            <text:p>13.5</text:p>
          </table:table-cell>
          <table:table-cell office:value-type="float" office:value="0.236762" table:style-name="ce7">
            <text:p>0.236762</text:p>
          </table:table-cell>
          <table:table-cell office:value-type="float" office:value="-0.107214" table:style-name="ce7">
            <text:p>-0.107214</text:p>
          </table:table-cell>
          <table:table-cell table:number-columns-repeated="16369"/>
        </table:table-row>
        <table:table-row table:style-name="ro3">
          <table:table-cell office:value-type="float" office:value="13.6" table:style-name="ce1">
            <text:p>13.6</text:p>
          </table:table-cell>
          <table:table-cell office:value-type="float" office:value="4.4810999999999997E-2" table:style-name="ce1">
            <text:p>0.044811</text:p>
          </table:table-cell>
          <table:table-cell office:value-type="float" office:value="0.21237900000000001" table:style-name="ce1">
            <text:p>0.212379</text:p>
          </table:table-cell>
          <table:table-cell office:value-type="float" office:value="-0.14815700000000001" table:style-name="ce1">
            <text:p>-0.148157</text:p>
          </table:table-cell>
          <table:table-cell table:style-name="ce3"/>
          <table:table-cell office:value-type="float" office:value="13.6" table:style-name="ce7">
            <text:p>13.6</text:p>
          </table:table-cell>
          <table:table-cell office:value-type="float" office:value="0.58476700000000004" table:style-name="ce7">
            <text:p>0.584767</text:p>
          </table:table-cell>
          <table:table-cell office:value-type="float" office:value="0.69948200000000005" table:style-name="ce7">
            <text:p>0.699482</text:p>
          </table:table-cell>
          <table:table-cell office:value-type="float" office:value="0.740394" table:style-name="ce7">
            <text:p>0.740394</text:p>
          </table:table-cell>
          <table:table-cell office:value-type="float" office:value="-7.241299999999995E-2" table:formula="of:=[.G141]-[.$G$5]" table:style-name="ce1">
            <text:p>-0.072413</text:p>
          </table:table-cell>
          <table:table-cell office:value-type="float" office:value="4.2302000000000062E-2" table:formula="of:=[.H141]-[.$G$5]" table:style-name="ce1">
            <text:p>0.042302</text:p>
          </table:table-cell>
          <table:table-cell office:value-type="float" office:value="8.321400000000001E-2" table:formula="of:=[.I141]-[.$G$5]" table:style-name="ce1">
            <text:p>0.083214</text:p>
          </table:table-cell>
          <table:table-cell office:value-type="float" office:value="13.6" table:style-name="ce7">
            <text:p>13.6</text:p>
          </table:table-cell>
          <table:table-cell office:value-type="float" office:value="0.152392" table:style-name="ce7">
            <text:p>0.152392</text:p>
          </table:table-cell>
          <table:table-cell office:value-type="float" office:value="-0.14546899999999999" table:style-name="ce7">
            <text:p>-0.145469</text:p>
          </table:table-cell>
          <table:table-cell table:number-columns-repeated="16369"/>
        </table:table-row>
        <table:table-row table:style-name="ro3">
          <table:table-cell office:value-type="float" office:value="13.7" table:style-name="ce1">
            <text:p>13.7</text:p>
          </table:table-cell>
          <table:table-cell office:value-type="float" office:value="1.7373E-2" table:style-name="ce1">
            <text:p>0.017373</text:p>
          </table:table-cell>
          <table:table-cell office:value-type="float" office:value="0.11526699999999999" table:style-name="ce1">
            <text:p>0.115267</text:p>
          </table:table-cell>
          <table:table-cell office:value-type="float" office:value="-0.16153799999999999" table:style-name="ce1">
            <text:p>-0.161538</text:p>
          </table:table-cell>
          <table:table-cell table:style-name="ce3"/>
          <table:table-cell office:value-type="float" office:value="13.7" table:style-name="ce7">
            <text:p>13.7</text:p>
          </table:table-cell>
          <table:table-cell office:value-type="float" office:value="0.57102600000000003" table:style-name="ce7">
            <text:p>0.571026</text:p>
          </table:table-cell>
          <table:table-cell office:value-type="float" office:value="0.672601" table:style-name="ce7">
            <text:p>0.672601</text:p>
          </table:table-cell>
          <table:table-cell office:value-type="float" office:value="0.76898599999999995" table:style-name="ce7">
            <text:p>0.768986</text:p>
          </table:table-cell>
          <table:table-cell office:value-type="float" office:value="-8.6153999999999953E-2" table:formula="of:=[.G142]-[.$G$5]" table:style-name="ce1">
            <text:p>-0.086154</text:p>
          </table:table-cell>
          <table:table-cell office:value-type="float" office:value="1.5421000000000018E-2" table:formula="of:=[.H142]-[.$G$5]" table:style-name="ce1">
            <text:p>0.015421</text:p>
          </table:table-cell>
          <table:table-cell office:value-type="float" office:value="0.11180599999999996" table:formula="of:=[.I142]-[.$G$5]" table:style-name="ce1">
            <text:p>0.111806</text:p>
          </table:table-cell>
          <table:table-cell office:value-type="float" office:value="13.7" table:style-name="ce7">
            <text:p>13.7</text:p>
          </table:table-cell>
          <table:table-cell office:value-type="float" office:value="5.3491200000000003E-2" table:style-name="ce7">
            <text:p>0.0534912</text:p>
          </table:table-cell>
          <table:table-cell office:value-type="float" office:value="-0.15931999999999999" table:style-name="ce7">
            <text:p>-0.15932</text:p>
          </table:table-cell>
          <table:table-cell table:number-columns-repeated="16369"/>
        </table:table-row>
        <table:table-row table:style-name="ro3">
          <table:table-cell office:value-type="float" office:value="13.8" table:style-name="ce1">
            <text:p>13.8</text:p>
          </table:table-cell>
          <table:table-cell office:value-type="float" office:value="-9.7529999999999995E-3" table:style-name="ce1">
            <text:p>-0.009753</text:p>
          </table:table-cell>
          <table:table-cell office:value-type="float" office:value="1.5306999999999999E-2" table:style-name="ce1">
            <text:p>0.015307</text:p>
          </table:table-cell>
          <table:table-cell office:value-type="float" office:value="-0.159937" table:style-name="ce1">
            <text:p>-0.159937</text:p>
          </table:table-cell>
          <table:table-cell table:style-name="ce3"/>
          <table:table-cell office:value-type="float" office:value="13.8001" table:style-name="ce7">
            <text:p>13.8001</text:p>
          </table:table-cell>
          <table:table-cell office:value-type="float" office:value="0.56451600000000002" table:style-name="ce7">
            <text:p>0.564516</text:p>
          </table:table-cell>
          <table:table-cell office:value-type="float" office:value="0.647872" table:style-name="ce7">
            <text:p>0.647872</text:p>
          </table:table-cell>
          <table:table-cell office:value-type="float" office:value="0.76745300000000005" table:style-name="ce7">
            <text:p>0.767453</text:p>
          </table:table-cell>
          <table:table-cell office:value-type="float" office:value="-9.2663999999999969E-2" table:formula="of:=[.G143]-[.$G$5]" table:style-name="ce1">
            <text:p>-0.092664</text:p>
          </table:table-cell>
          <table:table-cell office:value-type="float" office:value="-9.307999999999983E-3" table:formula="of:=[.H143]-[.$G$5]" table:style-name="ce1">
            <text:p>-0.009308</text:p>
          </table:table-cell>
          <table:table-cell office:value-type="float" office:value="0.11027300000000007" table:formula="of:=[.I143]-[.$G$5]" table:style-name="ce1">
            <text:p>0.110273</text:p>
          </table:table-cell>
          <table:table-cell office:value-type="float" office:value="13.8001" table:style-name="ce7">
            <text:p>13.8001</text:p>
          </table:table-cell>
          <table:table-cell office:value-type="float" office:value="-3.5281800000000002E-2" table:style-name="ce7">
            <text:p>-0.0352818</text:p>
          </table:table-cell>
          <table:table-cell office:value-type="float" office:value="-0.160412" table:style-name="ce7">
            <text:p>-0.160412</text:p>
          </table:table-cell>
          <table:table-cell table:number-columns-repeated="16369"/>
        </table:table-row>
        <table:table-row table:style-name="ro3">
          <table:table-cell office:value-type="float" office:value="13.9" table:style-name="ce1">
            <text:p>13.9</text:p>
          </table:table-cell>
          <table:table-cell office:value-type="float" office:value="-3.4657E-2" table:style-name="ce1">
            <text:p>-0.034657</text:p>
          </table:table-cell>
          <table:table-cell office:value-type="float" office:value="-7.9641000000000003E-2" table:style-name="ce1">
            <text:p>-0.079641</text:p>
          </table:table-cell>
          <table:table-cell office:value-type="float" office:value="-0.14740500000000001" table:style-name="ce1">
            <text:p>-0.147405</text:p>
          </table:table-cell>
          <table:table-cell table:style-name="ce3"/>
          <table:table-cell office:value-type="float" office:value="13.9" table:style-name="ce7">
            <text:p>13.9</text:p>
          </table:table-cell>
          <table:table-cell office:value-type="float" office:value="0.56406199999999995" table:style-name="ce7">
            <text:p>0.564062</text:p>
          </table:table-cell>
          <table:table-cell office:value-type="float" office:value="0.62598399999999998" table:style-name="ce7">
            <text:p>0.625984</text:p>
          </table:table-cell>
          <table:table-cell office:value-type="float" office:value="0.74240499999999998" table:style-name="ce7">
            <text:p>0.742405</text:p>
          </table:table-cell>
          <table:table-cell office:value-type="float" office:value="-9.3118000000000034E-2" table:formula="of:=[.G144]-[.$G$5]" table:style-name="ce1">
            <text:p>-0.093118</text:p>
          </table:table-cell>
          <table:table-cell office:value-type="float" office:value="-3.1196000000000002E-2" table:formula="of:=[.H144]-[.$G$5]" table:style-name="ce1">
            <text:p>-0.031196</text:p>
          </table:table-cell>
          <table:table-cell office:value-type="float" office:value="8.5224999999999995E-2" table:formula="of:=[.I144]-[.$G$5]" table:style-name="ce1">
            <text:p>0.085225</text:p>
          </table:table-cell>
          <table:table-cell office:value-type="float" office:value="13.9" table:style-name="ce7">
            <text:p>13.9</text:p>
          </table:table-cell>
          <table:table-cell office:value-type="float" office:value="-0.117365" table:style-name="ce7">
            <text:p>-0.117365</text:p>
          </table:table-cell>
          <table:table-cell office:value-type="float" office:value="-0.14788399999999999" table:style-name="ce7">
            <text:p>-0.147884</text:p>
          </table:table-cell>
          <table:table-cell table:number-columns-repeated="16369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float" office:value="-5.6419999999999998E-2" table:style-name="ce1">
            <text:p>-0.05642</text:p>
          </table:table-cell>
          <table:table-cell office:value-type="float" office:value="-0.16420499999999999" table:style-name="ce1">
            <text:p>-0.164205</text:p>
          </table:table-cell>
          <table:table-cell office:value-type="float" office:value="-0.12726499999999999" table:style-name="ce1">
            <text:p>-0.127265</text:p>
          </table:table-cell>
          <table:table-cell table:style-name="ce3"/>
          <table:table-cell office:value-type="float" office:value="14" table:style-name="ce7">
            <text:p>14</text:p>
          </table:table-cell>
          <table:table-cell office:value-type="float" office:value="0.56998499999999996" table:style-name="ce7">
            <text:p>0.569985</text:p>
          </table:table-cell>
          <table:table-cell office:value-type="float" office:value="0.607375" table:style-name="ce7">
            <text:p>0.607375</text:p>
          </table:table-cell>
          <table:table-cell office:value-type="float" office:value="0.70878699999999994" table:style-name="ce7">
            <text:p>0.708787</text:p>
          </table:table-cell>
          <table:table-cell office:value-type="float" office:value="-8.7195000000000022E-2" table:formula="of:=[.G145]-[.$G$5]" table:style-name="ce1">
            <text:p>-0.087195</text:p>
          </table:table-cell>
          <table:table-cell office:value-type="float" office:value="-4.9804999999999988E-2" table:formula="of:=[.H145]-[.$G$5]" table:style-name="ce1">
            <text:p>-0.049805</text:p>
          </table:table-cell>
          <table:table-cell office:value-type="float" office:value="5.1606999999999958E-2" table:formula="of:=[.I145]-[.$G$5]" table:style-name="ce1">
            <text:p>0.051607</text:p>
          </table:table-cell>
          <table:table-cell office:value-type="float" office:value="14" table:style-name="ce7">
            <text:p>14</text:p>
          </table:table-cell>
          <table:table-cell office:value-type="float" office:value="-0.20130400000000001" table:style-name="ce7">
            <text:p>-0.201304</text:p>
          </table:table-cell>
          <table:table-cell office:value-type="float" office:value="-0.121669" table:style-name="ce7">
            <text:p>-0.121669</text:p>
          </table:table-cell>
          <table:table-cell table:number-columns-repeated="16369"/>
        </table:table-row>
        <table:table-row table:style-name="ro3">
          <table:table-cell office:value-type="float" office:value="14.1" table:style-name="ce1">
            <text:p>14.1</text:p>
          </table:table-cell>
          <table:table-cell office:value-type="float" office:value="-7.4737999999999999E-2" table:style-name="ce1">
            <text:p>-0.074738</text:p>
          </table:table-cell>
          <table:table-cell office:value-type="float" office:value="-0.23464699999999999" table:style-name="ce1">
            <text:p>-0.234647</text:p>
          </table:table-cell>
          <table:table-cell office:value-type="float" office:value="-0.101136" table:style-name="ce1">
            <text:p>-0.101136</text:p>
          </table:table-cell>
          <table:table-cell table:style-name="ce3"/>
          <table:table-cell office:value-type="float" office:value="14.100099999999999" table:style-name="ce7">
            <text:p>14.1001</text:p>
          </table:table-cell>
          <table:table-cell office:value-type="float" office:value="0.58196499999999995" table:style-name="ce7">
            <text:p>0.581965</text:p>
          </table:table-cell>
          <table:table-cell office:value-type="float" office:value="0.592198" table:style-name="ce7">
            <text:p>0.592198</text:p>
          </table:table-cell>
          <table:table-cell office:value-type="float" office:value="0.67675799999999997" table:style-name="ce7">
            <text:p>0.676758</text:p>
          </table:table-cell>
          <table:table-cell office:value-type="float" office:value="-7.5215000000000032E-2" table:formula="of:=[.G146]-[.$G$5]" table:style-name="ce1">
            <text:p>-0.075215</text:p>
          </table:table-cell>
          <table:table-cell office:value-type="float" office:value="-6.4981999999999984E-2" table:formula="of:=[.H146]-[.$G$5]" table:style-name="ce1">
            <text:p>-0.064982</text:p>
          </table:table-cell>
          <table:table-cell office:value-type="float" office:value="1.9577999999999984E-2" table:formula="of:=[.I146]-[.$G$5]" table:style-name="ce1">
            <text:p>0.019578</text:p>
          </table:table-cell>
          <table:table-cell office:value-type="float" office:value="14.100099999999999" table:style-name="ce7">
            <text:p>14.1001</text:p>
          </table:table-cell>
          <table:table-cell office:value-type="float" office:value="-0.25928099999999998" table:style-name="ce7">
            <text:p>-0.259281</text:p>
          </table:table-cell>
          <table:table-cell office:value-type="float" office:value="-9.4404000000000002E-2" table:style-name="ce7">
            <text:p>-0.094404</text:p>
          </table:table-cell>
          <table:table-cell table:number-columns-repeated="16369"/>
        </table:table-row>
        <table:table-row table:style-name="ro3">
          <table:table-cell office:value-type="float" office:value="14.2" table:style-name="ce1">
            <text:p>14.2</text:p>
          </table:table-cell>
          <table:table-cell office:value-type="float" office:value="-8.9351E-2" table:style-name="ce1">
            <text:p>-0.089351</text:p>
          </table:table-cell>
          <table:table-cell office:value-type="float" office:value="-0.28763499999999997" table:style-name="ce1">
            <text:p>-0.287635</text:p>
          </table:table-cell>
          <table:table-cell office:value-type="float" office:value="-6.8898000000000001E-2" table:style-name="ce1">
            <text:p>-0.068898</text:p>
          </table:table-cell>
          <table:table-cell table:style-name="ce3"/>
          <table:table-cell office:value-type="float" office:value="14.2" table:style-name="ce7">
            <text:p>14.2</text:p>
          </table:table-cell>
          <table:table-cell office:value-type="float" office:value="0.59918000000000005" table:style-name="ce7">
            <text:p>0.59918</text:p>
          </table:table-cell>
          <table:table-cell office:value-type="float" office:value="0.5806" table:style-name="ce7">
            <text:p>0.5806</text:p>
          </table:table-cell>
          <table:table-cell office:value-type="float" office:value="0.64938899999999999" table:style-name="ce7">
            <text:p>0.649389</text:p>
          </table:table-cell>
          <table:table-cell office:value-type="float" office:value="-5.799999999999994E-2" table:formula="of:=[.G147]-[.$G$5]" table:style-name="ce1">
            <text:p>-0.058</text:p>
          </table:table-cell>
          <table:table-cell office:value-type="float" office:value="-7.6579999999999981E-2" table:formula="of:=[.H147]-[.$G$5]" table:style-name="ce1">
            <text:p>-0.07658</text:p>
          </table:table-cell>
          <table:table-cell office:value-type="float" office:value="-7.7909999999999924E-3" table:formula="of:=[.I147]-[.$G$5]" table:style-name="ce1">
            <text:p>-0.007791</text:p>
          </table:table-cell>
          <table:table-cell office:value-type="float" office:value="14.2" table:style-name="ce7">
            <text:p>14.2</text:p>
          </table:table-cell>
          <table:table-cell office:value-type="float" office:value="-0.301512" table:style-name="ce7">
            <text:p>-0.301512</text:p>
          </table:table-cell>
          <table:table-cell office:value-type="float" office:value="-6.73961E-2" table:style-name="ce7">
            <text:p>-0.0673961</text:p>
          </table:table-cell>
          <table:table-cell table:number-columns-repeated="16369"/>
        </table:table-row>
        <table:table-row table:style-name="ro3">
          <table:table-cell office:value-type="float" office:value="14.3" table:style-name="ce1">
            <text:p>14.3</text:p>
          </table:table-cell>
          <table:table-cell office:value-type="float" office:value="-9.9499000000000004E-2" table:style-name="ce1">
            <text:p>-0.099499</text:p>
          </table:table-cell>
          <table:table-cell office:value-type="float" office:value="-0.31927499999999998" table:style-name="ce1">
            <text:p>-0.319275</text:p>
          </table:table-cell>
          <table:table-cell office:value-type="float" office:value="-2.9648999999999998E-2" table:style-name="ce1">
            <text:p>-0.029649</text:p>
          </table:table-cell>
          <table:table-cell table:style-name="ce3"/>
          <table:table-cell office:value-type="float" office:value="14.3" table:style-name="ce7">
            <text:p>14.3</text:p>
          </table:table-cell>
          <table:table-cell office:value-type="float" office:value="0.62094899999999997" table:style-name="ce7">
            <text:p>0.620949</text:p>
          </table:table-cell>
          <table:table-cell office:value-type="float" office:value="0.57295499999999999" table:style-name="ce7">
            <text:p>0.572955</text:p>
          </table:table-cell>
          <table:table-cell office:value-type="float" office:value="0.62785000000000002" table:style-name="ce7">
            <text:p>0.62785</text:p>
          </table:table-cell>
          <table:table-cell office:value-type="float" office:value="-3.6231000000000013E-2" table:formula="of:=[.G148]-[.$G$5]" table:style-name="ce1">
            <text:p>-0.036231</text:p>
          </table:table-cell>
          <table:table-cell office:value-type="float" office:value="-8.4224999999999994E-2" table:formula="of:=[.H148]-[.$G$5]" table:style-name="ce1">
            <text:p>-0.084225</text:p>
          </table:table-cell>
          <table:table-cell office:value-type="float" office:value="-2.9329999999999967E-2" table:formula="of:=[.I148]-[.$G$5]" table:style-name="ce1">
            <text:p>-0.02933</text:p>
          </table:table-cell>
          <table:table-cell office:value-type="float" office:value="14.3" table:style-name="ce7">
            <text:p>14.3</text:p>
          </table:table-cell>
          <table:table-cell office:value-type="float" office:value="-0.328652" table:style-name="ce7">
            <text:p>-0.328652</text:p>
          </table:table-cell>
          <table:table-cell office:value-type="float" office:value="-3.5975199999999999E-2" table:style-name="ce7">
            <text:p>-0.0359752</text:p>
          </table:table-cell>
          <table:table-cell table:number-columns-repeated="16369"/>
        </table:table-row>
        <table:table-row table:style-name="ro3">
          <table:table-cell office:value-type="float" office:value="14.4" table:style-name="ce1">
            <text:p>14.4</text:p>
          </table:table-cell>
          <table:table-cell office:value-type="float" office:value="-0.10367800000000001" table:style-name="ce1">
            <text:p>-0.103678</text:p>
          </table:table-cell>
          <table:table-cell office:value-type="float" office:value="-0.324984" table:style-name="ce1">
            <text:p>-0.324984</text:p>
          </table:table-cell>
          <table:table-cell office:value-type="float" office:value="1.6711E-2" table:style-name="ce1">
            <text:p>0.016711</text:p>
          </table:table-cell>
          <table:table-cell table:style-name="ce3"/>
          <table:table-cell office:value-type="float" office:value="14.4" table:style-name="ce7">
            <text:p>14.4</text:p>
          </table:table-cell>
          <table:table-cell office:value-type="float" office:value="0.64565899999999998" table:style-name="ce7">
            <text:p>0.645659</text:p>
          </table:table-cell>
          <table:table-cell office:value-type="float" office:value="0.56986199999999998" table:style-name="ce7">
            <text:p>0.569862</text:p>
          </table:table-cell>
          <table:table-cell office:value-type="float" office:value="0.61199499999999996" table:style-name="ce7">
            <text:p>0.611995</text:p>
          </table:table-cell>
          <table:table-cell office:value-type="float" office:value="-1.1521000000000003E-2" table:formula="of:=[.G149]-[.$G$5]" table:style-name="ce1">
            <text:p>-0.011521</text:p>
          </table:table-cell>
          <table:table-cell office:value-type="float" office:value="-8.7318000000000007E-2" table:formula="of:=[.H149]-[.$G$5]" table:style-name="ce1">
            <text:p>-0.087318</text:p>
          </table:table-cell>
          <table:table-cell office:value-type="float" office:value="-4.5185000000000031E-2" table:formula="of:=[.I149]-[.$G$5]" table:style-name="ce1">
            <text:p>-0.045185</text:p>
          </table:table-cell>
          <table:table-cell office:value-type="float" office:value="14.4" table:style-name="ce7">
            <text:p>14.4</text:p>
          </table:table-cell>
          <table:table-cell office:value-type="float" office:value="-0.33816299999999999" table:style-name="ce7">
            <text:p>-0.338163</text:p>
          </table:table-cell>
          <table:table-cell office:value-type="float" office:value="2.63057E-3" table:style-name="ce7">
            <text:p>0.00263057</text:p>
          </table:table-cell>
          <table:table-cell table:number-columns-repeated="16369"/>
        </table:table-row>
        <table:table-row table:style-name="ro3">
          <table:table-cell office:value-type="float" office:value="14.5" table:style-name="ce1">
            <text:p>14.5</text:p>
          </table:table-cell>
          <table:table-cell office:value-type="float" office:value="-9.9881999999999999E-2" table:style-name="ce1">
            <text:p>-0.099882</text:p>
          </table:table-cell>
          <table:table-cell office:value-type="float" office:value="-0.30048000000000002" table:style-name="ce1">
            <text:p>-0.30048</text:p>
          </table:table-cell>
          <table:table-cell office:value-type="float" office:value="6.7875000000000005E-2" table:style-name="ce1">
            <text:p>0.067875</text:p>
          </table:table-cell>
          <table:table-cell table:style-name="ce3"/>
          <table:table-cell office:value-type="float" office:value="14.5" table:style-name="ce7">
            <text:p>14.5</text:p>
          </table:table-cell>
          <table:table-cell office:value-type="float" office:value="0.67050200000000004" table:style-name="ce7">
            <text:p>0.670502</text:p>
          </table:table-cell>
          <table:table-cell office:value-type="float" office:value="0.57219399999999998" table:style-name="ce7">
            <text:p>0.572194</text:p>
          </table:table-cell>
          <table:table-cell office:value-type="float" office:value="0.59925899999999999" table:style-name="ce7">
            <text:p>0.599259</text:p>
          </table:table-cell>
          <table:table-cell office:value-type="float" office:value="1.3322000000000056E-2" table:formula="of:=[.G150]-[.$G$5]" table:style-name="ce1">
            <text:p>0.013322</text:p>
          </table:table-cell>
          <table:table-cell office:value-type="float" office:value="-8.4986000000000006E-2" table:formula="of:=[.H150]-[.$G$5]" table:style-name="ce1">
            <text:p>-0.084986</text:p>
          </table:table-cell>
          <table:table-cell office:value-type="float" office:value="-5.7921E-2" table:formula="of:=[.I150]-[.$G$5]" table:style-name="ce1">
            <text:p>-0.057921</text:p>
          </table:table-cell>
          <table:table-cell office:value-type="float" office:value="14.5" table:style-name="ce7">
            <text:p>14.5</text:p>
          </table:table-cell>
          <table:table-cell office:value-type="float" office:value="-0.32625500000000002" table:style-name="ce7">
            <text:p>-0.326255</text:p>
          </table:table-cell>
          <table:table-cell office:value-type="float" office:value="4.5678999999999997E-2" table:style-name="ce7">
            <text:p>0.045679</text:p>
          </table:table-cell>
          <table:table-cell table:number-columns-repeated="16369"/>
        </table:table-row>
        <table:table-row table:style-name="ro3">
          <table:table-cell office:value-type="float" office:value="14.6" table:style-name="ce1">
            <text:p>14.6</text:p>
          </table:table-cell>
          <table:table-cell office:value-type="float" office:value="-8.6364999999999997E-2" table:style-name="ce1">
            <text:p>-0.086365</text:p>
          </table:table-cell>
          <table:table-cell office:value-type="float" office:value="-0.243701" table:style-name="ce1">
            <text:p>-0.243701</text:p>
          </table:table-cell>
          <table:table-cell office:value-type="float" office:value="0.11831700000000001" table:style-name="ce1">
            <text:p>0.118317</text:p>
          </table:table-cell>
          <table:table-cell table:style-name="ce3"/>
          <table:table-cell office:value-type="float" office:value="14.6" table:style-name="ce7">
            <text:p>14.6</text:p>
          </table:table-cell>
          <table:table-cell office:value-type="float" office:value="0.69185200000000002" table:style-name="ce7">
            <text:p>0.691852</text:p>
          </table:table-cell>
          <table:table-cell office:value-type="float" office:value="0.58020799999999995" table:style-name="ce7">
            <text:p>0.580208</text:p>
          </table:table-cell>
          <table:table-cell office:value-type="float" office:value="0.58977599999999997" table:style-name="ce7">
            <text:p>0.589776</text:p>
          </table:table-cell>
          <table:table-cell office:value-type="float" office:value="3.4672000000000036E-2" table:formula="of:=[.G151]-[.$G$5]" table:style-name="ce1">
            <text:p>0.034672</text:p>
          </table:table-cell>
          <table:table-cell office:value-type="float" office:value="-7.697200000000004E-2" table:formula="of:=[.H151]-[.$G$5]" table:style-name="ce1">
            <text:p>-0.076972</text:p>
          </table:table-cell>
          <table:table-cell office:value-type="float" office:value="-6.7404000000000019E-2" table:formula="of:=[.I151]-[.$G$5]" table:style-name="ce1">
            <text:p>-0.067404</text:p>
          </table:table-cell>
          <table:table-cell office:value-type="float" office:value="14.6" table:style-name="ce7">
            <text:p>14.6</text:p>
          </table:table-cell>
          <table:table-cell office:value-type="float" office:value="-0.293929" table:style-name="ce7">
            <text:p>-0.293929</text:p>
          </table:table-cell>
          <table:table-cell office:value-type="float" office:value="8.8171799999999995E-2" table:style-name="ce7">
            <text:p>0.0881718</text:p>
          </table:table-cell>
          <table:table-cell table:number-columns-repeated="16369"/>
        </table:table-row>
        <table:table-row table:style-name="ro3">
          <table:table-cell office:value-type="float" office:value="14.7" table:style-name="ce1">
            <text:p>14.7</text:p>
          </table:table-cell>
          <table:table-cell office:value-type="float" office:value="-6.2678999999999999E-2" table:style-name="ce1">
            <text:p>-0.062679</text:p>
          </table:table-cell>
          <table:table-cell office:value-type="float" office:value="-0.15696199999999999" table:style-name="ce1">
            <text:p>-0.156962</text:p>
          </table:table-cell>
          <table:table-cell office:value-type="float" office:value="0.15981400000000001" table:style-name="ce1">
            <text:p>0.159814</text:p>
          </table:table-cell>
          <table:table-cell table:style-name="ce3"/>
          <table:table-cell office:value-type="float" office:value="14.700100000000001" table:style-name="ce7">
            <text:p>14.7001</text:p>
          </table:table-cell>
          <table:table-cell office:value-type="float" office:value="0.70789299999999999" table:style-name="ce7">
            <text:p>0.707893</text:p>
          </table:table-cell>
          <table:table-cell office:value-type="float" office:value="0.59471399999999996" table:style-name="ce7">
            <text:p>0.594714</text:p>
          </table:table-cell>
          <table:table-cell office:value-type="float" office:value="0.58316699999999999" table:style-name="ce7">
            <text:p>0.583167</text:p>
          </table:table-cell>
          <table:table-cell office:value-type="float" office:value="5.0713000000000008E-2" table:formula="of:=[.G152]-[.$G$5]" table:style-name="ce1">
            <text:p>0.050713</text:p>
          </table:table-cell>
          <table:table-cell office:value-type="float" office:value="-6.2466000000000022E-2" table:formula="of:=[.H152]-[.$G$5]" table:style-name="ce1">
            <text:p>-0.062466</text:p>
          </table:table-cell>
          <table:table-cell office:value-type="float" office:value="-7.4012999999999995E-2" table:formula="of:=[.I152]-[.$G$5]" table:style-name="ce1">
            <text:p>-0.074013</text:p>
          </table:table-cell>
          <table:table-cell office:value-type="float" office:value="14.700100000000001" table:style-name="ce7">
            <text:p>14.7001</text:p>
          </table:table-cell>
          <table:table-cell office:value-type="float" office:value="-0.22950699999999999" table:style-name="ce7">
            <text:p>-0.229507</text:p>
          </table:table-cell>
          <table:table-cell office:value-type="float" office:value="0.135772" table:style-name="ce7">
            <text:p>0.135772</text:p>
          </table:table-cell>
          <table:table-cell table:number-columns-repeated="16369"/>
        </table:table-row>
        <table:table-row table:style-name="ro3">
          <table:table-cell office:value-type="float" office:value="14.8" table:style-name="ce1">
            <text:p>14.8</text:p>
          </table:table-cell>
          <table:table-cell office:value-type="float" office:value="-3.0554999999999999E-2" table:style-name="ce1">
            <text:p>-0.030555</text:p>
          </table:table-cell>
          <table:table-cell office:value-type="float" office:value="-4.8351999999999999E-2" table:style-name="ce1">
            <text:p>-0.048352</text:p>
          </table:table-cell>
          <table:table-cell office:value-type="float" office:value="0.183418" table:style-name="ce1">
            <text:p>0.183418</text:p>
          </table:table-cell>
          <table:table-cell table:style-name="ce3"/>
          <table:table-cell office:value-type="float" office:value="14.8" table:style-name="ce7">
            <text:p>14.8</text:p>
          </table:table-cell>
          <table:table-cell office:value-type="float" office:value="0.71882800000000002" table:style-name="ce7">
            <text:p>0.718828</text:p>
          </table:table-cell>
          <table:table-cell office:value-type="float" office:value="0.61704499999999995" table:style-name="ce7">
            <text:p>0.617045</text:p>
          </table:table-cell>
          <table:table-cell office:value-type="float" office:value="0.57915099999999997" table:style-name="ce7">
            <text:p>0.579151</text:p>
          </table:table-cell>
          <table:table-cell office:value-type="float" office:value="6.1648000000000036E-2" table:formula="of:=[.G153]-[.$G$5]" table:style-name="ce1">
            <text:p>0.061648</text:p>
          </table:table-cell>
          <table:table-cell office:value-type="float" office:value="-4.0135000000000032E-2" table:formula="of:=[.H153]-[.$G$5]" table:style-name="ce1">
            <text:p>-0.040135</text:p>
          </table:table-cell>
          <table:table-cell office:value-type="float" office:value="-7.8029000000000015E-2" table:formula="of:=[.I153]-[.$G$5]" table:style-name="ce1">
            <text:p>-0.078029</text:p>
          </table:table-cell>
          <table:table-cell office:value-type="float" office:value="14.8" table:style-name="ce7">
            <text:p>14.8</text:p>
          </table:table-cell>
          <table:table-cell office:value-type="float" office:value="-0.136798" table:style-name="ce7">
            <text:p>-0.136798</text:p>
          </table:table-cell>
          <table:table-cell office:value-type="float" office:value="0.16561400000000001" table:style-name="ce7">
            <text:p>0.165614</text:p>
          </table:table-cell>
          <table:table-cell table:number-columns-repeated="16369"/>
        </table:table-row>
        <table:table-row table:style-name="ro3">
          <table:table-cell office:value-type="float" office:value="14.9" table:style-name="ce1">
            <text:p>14.9</text:p>
          </table:table-cell>
          <table:table-cell office:value-type="float" office:value="5.8510000000000003E-3" table:style-name="ce1">
            <text:p>0.005851</text:p>
          </table:table-cell>
          <table:table-cell office:value-type="float" office:value="6.8502999999999994E-2" table:style-name="ce1">
            <text:p>0.068503</text:p>
          </table:table-cell>
          <table:table-cell office:value-type="float" office:value="0.18231800000000001" table:style-name="ce1">
            <text:p>0.182318</text:p>
          </table:table-cell>
          <table:table-cell table:style-name="ce3"/>
          <table:table-cell office:value-type="float" office:value="14.9" table:style-name="ce7">
            <text:p>14.9</text:p>
          </table:table-cell>
          <table:table-cell office:value-type="float" office:value="0.72626000000000002" table:style-name="ce7">
            <text:p>0.72626</text:p>
          </table:table-cell>
          <table:table-cell office:value-type="float" office:value="0.64698100000000003" table:style-name="ce7">
            <text:p>0.646981</text:p>
          </table:table-cell>
          <table:table-cell office:value-type="float" office:value="0.578148" table:style-name="ce7">
            <text:p>0.578148</text:p>
          </table:table-cell>
          <table:table-cell office:value-type="float" office:value="6.908000000000003E-2" table:formula="of:=[.G154]-[.$G$5]" table:style-name="ce1">
            <text:p>0.06908</text:p>
          </table:table-cell>
          <table:table-cell office:value-type="float" office:value="-1.0198999999999958E-2" table:formula="of:=[.H154]-[.$G$5]" table:style-name="ce1">
            <text:p>-0.010199</text:p>
          </table:table-cell>
          <table:table-cell office:value-type="float" office:value="-7.9031999999999991E-2" table:formula="of:=[.I154]-[.$G$5]" table:style-name="ce1">
            <text:p>-0.079032</text:p>
          </table:table-cell>
          <table:table-cell office:value-type="float" office:value="14.9" table:style-name="ce7">
            <text:p>14.9</text:p>
          </table:table-cell>
          <table:table-cell office:value-type="float" office:value="-2.5898999999999998E-2" table:style-name="ce7">
            <text:p>-0.025899</text:p>
          </table:table-cell>
          <table:table-cell office:value-type="float" office:value="0.17264199999999999" table:style-name="ce7">
            <text:p>0.172642</text:p>
          </table:table-cell>
          <table:table-cell table:number-columns-repeated="16369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.0641999999999998E-2" table:style-name="ce1">
            <text:p>0.040642</text:p>
          </table:table-cell>
          <table:table-cell office:value-type="float" office:value="0.176679" table:style-name="ce1">
            <text:p>0.176679</text:p>
          </table:table-cell>
          <table:table-cell office:value-type="float" office:value="0.15454300000000001" table:style-name="ce1">
            <text:p>0.154543</text:p>
          </table:table-cell>
          <table:table-cell table:style-name="ce3"/>
          <table:table-cell office:value-type="float" office:value="15" table:style-name="ce7">
            <text:p>15</text:p>
          </table:table-cell>
          <table:table-cell office:value-type="float" office:value="0.72847399999999995" table:style-name="ce7">
            <text:p>0.728474</text:p>
          </table:table-cell>
          <table:table-cell office:value-type="float" office:value="0.68193700000000002" table:style-name="ce7">
            <text:p>0.681937</text:p>
          </table:table-cell>
          <table:table-cell office:value-type="float" office:value="0.58101499999999995" table:style-name="ce7">
            <text:p>0.581015</text:p>
          </table:table-cell>
          <table:table-cell office:value-type="float" office:value="7.1293999999999969E-2" table:formula="of:=[.G155]-[.$G$5]" table:style-name="ce1">
            <text:p>0.071294</text:p>
          </table:table-cell>
          <table:table-cell office:value-type="float" office:value="2.4757000000000029E-2" table:formula="of:=[.H155]-[.$G$5]" table:style-name="ce1">
            <text:p>0.024757</text:p>
          </table:table-cell>
          <table:table-cell office:value-type="float" office:value="-7.6165000000000038E-2" table:formula="of:=[.I155]-[.$G$5]" table:style-name="ce1">
            <text:p>-0.076165</text:p>
          </table:table-cell>
          <table:table-cell office:value-type="float" office:value="15" table:style-name="ce7">
            <text:p>15</text:p>
          </table:table-cell>
          <table:table-cell office:value-type="float" office:value="8.9743799999999999E-2" table:style-name="ce7">
            <text:p>0.0897438</text:p>
          </table:table-cell>
          <table:table-cell office:value-type="float" office:value="0.15800400000000001" table:style-name="ce7">
            <text:p>0.158004</text:p>
          </table:table-cell>
          <table:table-cell table:number-columns-repeated="16369"/>
        </table:table-row>
        <table:table-row table:number-rows-repeated="6" table:style-name="ro3">
          <table:table-cell table:number-columns-repeated="16384"/>
        </table:table-row>
        <table:table-row table:number-rows-repeated="160" table:style-name="ro3">
          <table:table-cell table:number-columns-repeated="4" table:style-name="ce1"/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number-rows-repeated="11" table:style-name="ro3">
          <table:table-cell table:number-columns-repeated="16384"/>
        </table:table-row>
        <table:table-row table:style-name="ro3">
          <table:table-cell table:number-columns-repeated="4" table:style-name="ce1"/>
          <table:table-cell table:style-name="ce3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number-rows-repeated="4" table:style-name="ro3">
          <table:table-cell table:number-columns-repeated="16384"/>
        </table:table-row>
        <table:table-row table:number-rows-repeated="68" table:style-name="ro3">
          <table:table-cell table:number-columns-repeated="4" table:style-name="ce1"/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number-rows-repeated="500" table:style-name="ro3">
          <table:table-cell table:number-columns-repeated="16384"/>
        </table:table-row>
        <table:table-row table:style-name="ro3">
          <table:table-cell table:number-columns-repeated="7"/>
          <table:table-cell table:style-name="ce8"/>
          <table:table-cell table:number-columns-repeated="16376"/>
        </table:table-row>
        <table:table-row table:number-rows-repeated="483" table:style-name="ro3">
          <table:table-cell table:number-columns-repeated="16384"/>
        </table:table-row>
        <table:table-row table:style-name="ro3">
          <table:table-cell table:number-columns-repeated="8"/>
          <table:table-cell table:style-name="ce8"/>
          <table:table-cell table:number-columns-repeated="16375"/>
        </table:table-row>
        <table:table-row table:number-rows-repeated="452" table:style-name="ro3">
          <table:table-cell table:number-columns-repeated="16384"/>
        </table:table-row>
        <table:table-row table:style-name="ro3">
          <table:table-cell table:number-columns-repeated="8"/>
          <table:table-cell table:style-name="ce8"/>
          <table:table-cell table:number-columns-repeated="16375"/>
        </table:table-row>
        <table:table-row table:number-rows-repeated="651" table:style-name="ro3">
          <table:table-cell table:number-columns-repeated="16384"/>
        </table:table-row>
        <table:table-row table:style-name="ro3">
          <table:table-cell table:number-columns-repeated="8"/>
          <table:table-cell table:style-name="ce8"/>
          <table:table-cell table:number-columns-repeated="16375"/>
        </table:table-row>
        <table:table-row table:number-rows-repeated="1046081" table:style-name="ro3">
          <table:table-cell table:number-columns-repeated="16384"/>
        </table:table-row>
      </table:table>
      <table:table table:name="REGULAR_DAMP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number-columns-repeated="3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2">
            <text:p>REGULAR_DAMPING</text:p>
          </table:table-cell>
          <table:table-cell table:style-name="ce2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style-name="ro2">
          <table:table-cell office:value-type="string" table:style-name="ce4">
            <text:p>THEORY 2nd Order Stokes</text:p>
          </table:table-cell>
          <table:table-cell table:number-columns-repeated="2" table:style-name="ce4"/>
          <table:table-cell table:style-name="ce1"/>
          <table:table-cell table:style-name="ce3"/>
          <table:table-cell office:value-type="string" table:style-name="ce4">
            <text:p>SPH results</text:p>
          </table:table-cell>
          <table:table-cell table:style-name="ce5"/>
          <table:table-cell table:number-columns-repeated="5" table:style-name="ce1"/>
          <table:table-cell office:value-type="string" table:style-name="ce4">
            <text:p>SPH results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">
            <text:p>time:40 <text:s/>dt:0.1 <text:s/>xpos:6 <text:s/>zpos:-0.26</text:p>
          </table:table-cell>
          <table:table-cell table:number-columns-repeated="2" table:style-name="ce4"/>
          <table:table-cell table:style-name="ce1"/>
          <table:table-cell table:style-name="ce3"/>
          <table:table-cell office:value-type="string" table:style-name="ce6">
            <text:p>xpos:5,6,7 m<text:s/></text:p>
          </table:table-cell>
          <table:table-cell table:style-name="ce5"/>
          <table:table-cell table:number-columns-repeated="5" table:style-name="ce1"/>
          <table:table-cell office:value-type="string" table:style-name="ce6">
            <text:p>xpos:6 <text:s/>zpos:-0.26</text:p>
          </table:table-cell>
          <table:table-cell table:style-name="ce5"/>
          <table:table-cell table:style-name="ce1"/>
          <table:table-cell table:style-name="ce1">
            <draw:frame draw:z-index="1" draw:id="id6" draw:style-name="a6" draw:name="Gráfico 1" svg:x="0.80357in" svg:y="0.01488in" svg:width="9.16518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2">
          <table:table-cell office:value-type="string" table:style-name="ce1">
            <text:p>Time [s]</text:p>
          </table:table-cell>
          <table:table-cell office:value-type="string" table:style-name="ce1">
            <text:p>ETA_2ndStokes(x=6m)</text:p>
          </table:table-cell>
          <table:table-cell office:value-type="string" table:style-name="ce1">
            <text:p>VelX_2ndStokes(x=6m;z=0.4m)</text:p>
          </table:table-cell>
          <table:table-cell office:value-type="string" table:style-name="ce1">
            <text:p>VelZ_2ndStokes(x=6m;z=0.4m)</text:p>
          </table:table-cell>
          <table:table-cell table:style-name="ce3"/>
          <table:table-cell office:value-type="string" table:style-name="ce1">
            <text:p>Time [s]</text:p>
          </table:table-cell>
          <table:table-cell office:value-type="string" table:style-name="ce1">
            <text:p>Height_SPH(x=5m)</text:p>
          </table:table-cell>
          <table:table-cell office:value-type="string" table:style-name="ce1">
            <text:p>Height_SPH(x=6m)</text:p>
          </table:table-cell>
          <table:table-cell office:value-type="string" table:style-name="ce1">
            <text:p>Hegiht_SPH(x=7m)</text:p>
          </table:table-cell>
          <table:table-cell office:value-type="string" table:style-name="ce1">
            <text:p>ETA_SPH(x=5m)</text:p>
          </table:table-cell>
          <table:table-cell office:value-type="string" table:style-name="ce1">
            <text:p>ETA_SPH(x=6m)</text:p>
          </table:table-cell>
          <table:table-cell office:value-type="string" table:style-name="ce1">
            <text:p>ETA_SPH(x=7m)</text:p>
          </table:table-cell>
          <table:table-cell office:value-type="string" table:style-name="ce1">
            <text:p>Time [s]</text:p>
          </table:table-cell>
          <table:table-cell office:value-type="string" table:style-name="ce1">
            <text:p>VelX_SPH(x=6m;z=0.4m)</text:p>
          </table:table-cell>
          <table:table-cell office:value-type="string" table:style-name="ce1">
            <text:p>VelZ_SPH(x=6m;z=0.4m)</text:p>
          </table:table-cell>
          <table:table-cell table:number-columns-repeated="16369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3"/>
          <table:table-cell office:value-type="float" office:value="0" table:style-name="ce7">
            <text:p>0</text:p>
          </table:table-cell>
          <table:table-cell office:value-type="float" office:value="0.65717999999999999" table:style-name="ce7">
            <text:p>0.65718</text:p>
          </table:table-cell>
          <table:table-cell office:value-type="float" office:value="0.65717999999999999" table:style-name="ce7">
            <text:p>0.65718</text:p>
          </table:table-cell>
          <table:table-cell office:value-type="float" office:value="0.65717999999999999" table:style-name="ce7">
            <text:p>0.65718</text:p>
          </table:table-cell>
          <table:table-cell office:value-type="float" office:value="0" table:formula="of:=[.G5]-[.$G$5]" table:style-name="ce1">
            <text:p>0</text:p>
          </table:table-cell>
          <table:table-cell office:value-type="float" office:value="0" table:formula="of:=[.H5]-[.$G$5]" table:style-name="ce1">
            <text:p>0</text:p>
          </table:table-cell>
          <table:table-cell office:value-type="float" office:value="0" table:formula="of:=[.I5]-[.$G$5]" table:style-name="ce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9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-3.4200000000000002E-4" table:style-name="ce1">
            <text:p>-0.000342</text:p>
          </table:table-cell>
          <table:table-cell office:value-type="float" office:value="-9.3800000000000003E-4" table:style-name="ce1">
            <text:p>-0.000938</text:p>
          </table:table-cell>
          <table:table-cell office:value-type="float" office:value="1.72E-3" table:style-name="ce1">
            <text:p>0.00172</text:p>
          </table:table-cell>
          <table:table-cell table:style-name="ce3"/>
          <table:table-cell office:value-type="float" office:value="0.10005500000000001" table:style-name="ce7">
            <text:p>0.100055</text:p>
          </table:table-cell>
          <table:table-cell office:value-type="float" office:value="0.65718600000000005" table:style-name="ce7">
            <text:p>0.657186</text:p>
          </table:table-cell>
          <table:table-cell office:value-type="float" office:value="0.65718600000000005" table:style-name="ce7">
            <text:p>0.657186</text:p>
          </table:table-cell>
          <table:table-cell office:value-type="float" office:value="0.65718600000000005" table:style-name="ce7">
            <text:p>0.657186</text:p>
          </table:table-cell>
          <table:table-cell office:value-type="float" office:value="6.0000000000615117E-6" table:formula="of:=[.G6]-[.$G$5]" table:style-name="ce1">
            <text:p>6E-06</text:p>
          </table:table-cell>
          <table:table-cell office:value-type="float" office:value="6.0000000000615117E-6" table:formula="of:=[.H6]-[.$G$5]" table:style-name="ce1">
            <text:p>6E-06</text:p>
          </table:table-cell>
          <table:table-cell office:value-type="float" office:value="6.0000000000615117E-6" table:formula="of:=[.I6]-[.$G$5]" table:style-name="ce1">
            <text:p>6E-06</text:p>
          </table:table-cell>
          <table:table-cell office:value-type="float" office:value="0.10005500000000001" table:style-name="ce7">
            <text:p>0.100055</text:p>
          </table:table-cell>
          <table:table-cell office:value-type="float" office:value="-1.8359399999999999E-6" table:style-name="ce10">
            <text:p>-1.84E-06</text:p>
          </table:table-cell>
          <table:table-cell office:value-type="float" office:value="1.3225199999999999E-2" table:style-name="ce7">
            <text:p>0.0132252</text:p>
          </table:table-cell>
          <table:table-cell table:number-columns-repeated="16369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-5.5999999999999999E-5" table:style-name="ce1">
            <text:p>-0.000056</text:p>
          </table:table-cell>
          <table:table-cell office:value-type="float" office:value="7.3899999999999997E-4" table:style-name="ce1">
            <text:p>0.000739</text:p>
          </table:table-cell>
          <table:table-cell office:value-type="float" office:value="7.0949999999999997E-3" table:style-name="ce1">
            <text:p>0.007095</text:p>
          </table:table-cell>
          <table:table-cell table:style-name="ce3"/>
          <table:table-cell office:value-type="float" office:value="0.200013" table:style-name="ce7">
            <text:p>0.200013</text:p>
          </table:table-cell>
          <table:table-cell office:value-type="float" office:value="0.65701399999999999" table:style-name="ce7">
            <text:p>0.657014</text:p>
          </table:table-cell>
          <table:table-cell office:value-type="float" office:value="0.65701799999999999" table:style-name="ce7">
            <text:p>0.657018</text:p>
          </table:table-cell>
          <table:table-cell office:value-type="float" office:value="0.65701299999999996" table:style-name="ce7">
            <text:p>0.657013</text:p>
          </table:table-cell>
          <table:table-cell office:value-type="float" office:value="-1.6599999999999948E-4" table:formula="of:=[.G7]-[.$G$5]" table:style-name="ce1">
            <text:p>-0.000166</text:p>
          </table:table-cell>
          <table:table-cell office:value-type="float" office:value="-1.6199999999999548E-4" table:formula="of:=[.H7]-[.$G$5]" table:style-name="ce1">
            <text:p>-0.000162</text:p>
          </table:table-cell>
          <table:table-cell office:value-type="float" office:value="-1.6700000000002824E-4" table:formula="of:=[.I7]-[.$G$5]" table:style-name="ce1">
            <text:p>-0.000167</text:p>
          </table:table-cell>
          <table:table-cell office:value-type="float" office:value="0.200013" table:style-name="ce7">
            <text:p>0.200013</text:p>
          </table:table-cell>
          <table:table-cell office:value-type="float" office:value="8.6093200000000002E-4" table:style-name="ce7">
            <text:p>0.000860932</text:p>
          </table:table-cell>
          <table:table-cell office:value-type="float" office:value="2.2969099999999999E-2" table:style-name="ce7">
            <text:p>0.0229691</text:p>
          </table:table-cell>
          <table:table-cell table:number-columns-repeated="16369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2.8279999999999998E-3" table:style-name="ce1">
            <text:p>0.002828</text:p>
          </table:table-cell>
          <table:table-cell office:value-type="float" office:value="1.1024000000000001E-2" table:style-name="ce1">
            <text:p>0.011024</text:p>
          </table:table-cell>
          <table:table-cell office:value-type="float" office:value="1.464E-2" table:style-name="ce1">
            <text:p>0.01464</text:p>
          </table:table-cell>
          <table:table-cell table:style-name="ce3"/>
          <table:table-cell office:value-type="float" office:value="0.30000300000000002" table:style-name="ce7">
            <text:p>0.300003</text:p>
          </table:table-cell>
          <table:table-cell office:value-type="float" office:value="0.65700099999999995" table:style-name="ce7">
            <text:p>0.657001</text:p>
          </table:table-cell>
          <table:table-cell office:value-type="float" office:value="0.656999" table:style-name="ce7">
            <text:p>0.656999</text:p>
          </table:table-cell>
          <table:table-cell office:value-type="float" office:value="0.65699399999999997" table:style-name="ce7">
            <text:p>0.656994</text:p>
          </table:table-cell>
          <table:table-cell office:value-type="float" office:value="-1.7900000000004024E-4" table:formula="of:=[.G8]-[.$G$5]" table:style-name="ce1">
            <text:p>-0.000179</text:p>
          </table:table-cell>
          <table:table-cell office:value-type="float" office:value="-1.8099999999998673E-4" table:formula="of:=[.H8]-[.$G$5]" table:style-name="ce1">
            <text:p>-0.000181</text:p>
          </table:table-cell>
          <table:table-cell office:value-type="float" office:value="-1.8600000000001948E-4" table:formula="of:=[.I8]-[.$G$5]" table:style-name="ce1">
            <text:p>-0.000186</text:p>
          </table:table-cell>
          <table:table-cell office:value-type="float" office:value="0.30000300000000002" table:style-name="ce7">
            <text:p>0.300003</text:p>
          </table:table-cell>
          <table:table-cell office:value-type="float" office:value="-9.5014000000000003E-4" table:style-name="ce7">
            <text:p>-0.00095014</text:p>
          </table:table-cell>
          <table:table-cell office:value-type="float" office:value="2.45248E-7" table:style-name="ce10">
            <text:p>2.45E-07</text:p>
          </table:table-cell>
          <table:table-cell table:number-columns-repeated="16369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9.4669999999999997E-3" table:style-name="ce1">
            <text:p>0.009467</text:p>
          </table:table-cell>
          <table:table-cell office:value-type="float" office:value="3.2849000000000003E-2" table:style-name="ce1">
            <text:p>0.032849</text:p>
          </table:table-cell>
          <table:table-cell office:value-type="float" office:value="2.0603E-2" table:style-name="ce1">
            <text:p>0.020603</text:p>
          </table:table-cell>
          <table:table-cell table:style-name="ce3"/>
          <table:table-cell office:value-type="float" office:value="0.40006199999999997" table:style-name="ce7">
            <text:p>0.400062</text:p>
          </table:table-cell>
          <table:table-cell office:value-type="float" office:value="0.65696699999999997" table:style-name="ce7">
            <text:p>0.656967</text:p>
          </table:table-cell>
          <table:table-cell office:value-type="float" office:value="0.656972" table:style-name="ce7">
            <text:p>0.656972</text:p>
          </table:table-cell>
          <table:table-cell office:value-type="float" office:value="0.65696500000000002" table:style-name="ce7">
            <text:p>0.656965</text:p>
          </table:table-cell>
          <table:table-cell office:value-type="float" office:value="-2.1300000000001873E-4" table:formula="of:=[.G9]-[.$G$5]" table:style-name="ce1">
            <text:p>-0.000213</text:p>
          </table:table-cell>
          <table:table-cell office:value-type="float" office:value="-2.0799999999998597E-4" table:formula="of:=[.H9]-[.$G$5]" table:style-name="ce1">
            <text:p>-0.000208</text:p>
          </table:table-cell>
          <table:table-cell office:value-type="float" office:value="-2.1499999999996522E-4" table:formula="of:=[.I9]-[.$G$5]" table:style-name="ce1">
            <text:p>-0.000215</text:p>
          </table:table-cell>
          <table:table-cell office:value-type="float" office:value="0.40006199999999997" table:style-name="ce7">
            <text:p>0.400062</text:p>
          </table:table-cell>
          <table:table-cell office:value-type="float" office:value="-9.2042800000000004E-4" table:style-name="ce7">
            <text:p>-0.000920428</text:p>
          </table:table-cell>
          <table:table-cell office:value-type="float" office:value="-1.9464100000000002E-2" table:style-name="ce7">
            <text:p>-0.0194641</text:p>
          </table:table-cell>
          <table:table-cell table:number-columns-repeated="16369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1.9324000000000001E-2" table:style-name="ce1">
            <text:p>0.019324</text:p>
          </table:table-cell>
          <table:table-cell office:value-type="float" office:value="6.4133999999999997E-2" table:style-name="ce1">
            <text:p>0.064134</text:p>
          </table:table-cell>
          <table:table-cell office:value-type="float" office:value="2.0223999999999999E-2" table:style-name="ce1">
            <text:p>0.020224</text:p>
          </table:table-cell>
          <table:table-cell table:style-name="ce3"/>
          <table:table-cell office:value-type="float" office:value="0.50004800000000005" table:style-name="ce7">
            <text:p>0.500048</text:p>
          </table:table-cell>
          <table:table-cell office:value-type="float" office:value="0.65707000000000004" table:style-name="ce7">
            <text:p>0.65707</text:p>
          </table:table-cell>
          <table:table-cell office:value-type="float" office:value="0.65709300000000004" table:style-name="ce7">
            <text:p>0.657093</text:p>
          </table:table-cell>
          <table:table-cell office:value-type="float" office:value="0.65704099999999999" table:style-name="ce7">
            <text:p>0.657041</text:p>
          </table:table-cell>
          <table:table-cell office:value-type="float" office:value="-1.0999999999994348E-4" table:formula="of:=[.G10]-[.$G$5]" table:style-name="ce1">
            <text:p>-0.00011</text:p>
          </table:table-cell>
          <table:table-cell office:value-type="float" office:value="-8.699999999994823E-5" table:formula="of:=[.H10]-[.$G$5]" table:style-name="ce1">
            <text:p>-8.7E-05</text:p>
          </table:table-cell>
          <table:table-cell office:value-type="float" office:value="-1.3900000000000023E-4" table:formula="of:=[.I10]-[.$G$5]" table:style-name="ce1">
            <text:p>-0.000139</text:p>
          </table:table-cell>
          <table:table-cell office:value-type="float" office:value="0.50004800000000005" table:style-name="ce7">
            <text:p>0.500048</text:p>
          </table:table-cell>
          <table:table-cell office:value-type="float" office:value="-2.2982599999999999E-3" table:style-name="ce7">
            <text:p>-0.00229826</text:p>
          </table:table-cell>
          <table:table-cell office:value-type="float" office:value="-1.4332900000000001E-2" table:style-name="ce7">
            <text:p>-0.0143329</text:p>
          </table:table-cell>
          <table:table-cell table:number-columns-repeated="16369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2.9954999999999999E-2" table:style-name="ce1">
            <text:p>0.029955</text:p>
          </table:table-cell>
          <table:table-cell office:value-type="float" office:value="9.7622E-2" table:style-name="ce1">
            <text:p>0.097622</text:p>
          </table:table-cell>
          <table:table-cell office:value-type="float" office:value="9.8460000000000006E-3" table:style-name="ce1">
            <text:p>0.009846</text:p>
          </table:table-cell>
          <table:table-cell table:style-name="ce3"/>
          <table:table-cell office:value-type="float" office:value="0.60001800000000005" table:style-name="ce7">
            <text:p>0.600018</text:p>
          </table:table-cell>
          <table:table-cell office:value-type="float" office:value="0.65710100000000005" table:style-name="ce7">
            <text:p>0.657101</text:p>
          </table:table-cell>
          <table:table-cell office:value-type="float" office:value="0.65712499999999996" table:style-name="ce7">
            <text:p>0.657125</text:p>
          </table:table-cell>
          <table:table-cell office:value-type="float" office:value="0.65700599999999998" table:style-name="ce7">
            <text:p>0.657006</text:p>
          </table:table-cell>
          <table:table-cell office:value-type="float" office:value="-7.8999999999940229E-5" table:formula="of:=[.G11]-[.$G$5]" table:style-name="ce1">
            <text:p>-7.9E-05</text:p>
          </table:table-cell>
          <table:table-cell office:value-type="float" office:value="-5.5000000000027249E-5" table:formula="of:=[.H11]-[.$G$5]" table:style-name="ce1">
            <text:p>-5.5E-05</text:p>
          </table:table-cell>
          <table:table-cell office:value-type="float" office:value="-1.7400000000000748E-4" table:formula="of:=[.I11]-[.$G$5]" table:style-name="ce1">
            <text:p>-0.000174</text:p>
          </table:table-cell>
          <table:table-cell office:value-type="float" office:value="0.60001800000000005" table:style-name="ce7">
            <text:p>0.600018</text:p>
          </table:table-cell>
          <table:table-cell office:value-type="float" office:value="-6.7238699999999998E-4" table:style-name="ce7">
            <text:p>-0.000672387</text:p>
          </table:table-cell>
          <table:table-cell office:value-type="float" office:value="-6.4621299999999997E-4" table:style-name="ce7">
            <text:p>-0.000646213</text:p>
          </table:table-cell>
          <table:table-cell table:number-columns-repeated="16369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3.7732000000000002E-2" table:style-name="ce1">
            <text:p>0.037732</text:p>
          </table:table-cell>
          <table:table-cell office:value-type="float" office:value="0.122909" table:style-name="ce1">
            <text:p>0.122909</text:p>
          </table:table-cell>
          <table:table-cell office:value-type="float" office:value="-1.1098E-2" table:style-name="ce1">
            <text:p>-0.011098</text:p>
          </table:table-cell>
          <table:table-cell table:style-name="ce3"/>
          <table:table-cell office:value-type="float" office:value="0.70000700000000005" table:style-name="ce7">
            <text:p>0.700007</text:p>
          </table:table-cell>
          <table:table-cell office:value-type="float" office:value="0.65713100000000002" table:style-name="ce7">
            <text:p>0.657131</text:p>
          </table:table-cell>
          <table:table-cell office:value-type="float" office:value="0.65714600000000001" table:style-name="ce7">
            <text:p>0.657146</text:p>
          </table:table-cell>
          <table:table-cell office:value-type="float" office:value="0.65688199999999997" table:style-name="ce7">
            <text:p>0.656882</text:p>
          </table:table-cell>
          <table:table-cell office:value-type="float" office:value="-4.8999999999965738E-5" table:formula="of:=[.G12]-[.$G$5]" table:style-name="ce1">
            <text:p>-4.9E-05</text:p>
          </table:table-cell>
          <table:table-cell office:value-type="float" office:value="-3.3999999999978492E-5" table:formula="of:=[.H12]-[.$G$5]" table:style-name="ce1">
            <text:p>-3.4E-05</text:p>
          </table:table-cell>
          <table:table-cell office:value-type="float" office:value="-2.9800000000002047E-4" table:formula="of:=[.I12]-[.$G$5]" table:style-name="ce1">
            <text:p>-0.000298</text:p>
          </table:table-cell>
          <table:table-cell office:value-type="float" office:value="0.70000700000000005" table:style-name="ce7">
            <text:p>0.700007</text:p>
          </table:table-cell>
          <table:table-cell office:value-type="float" office:value="-3.8716699999999998E-3" table:style-name="ce7">
            <text:p>-0.00387167</text:p>
          </table:table-cell>
          <table:table-cell office:value-type="float" office:value="1.0681100000000001E-2" table:style-name="ce7">
            <text:p>0.0106811</text:p>
          </table:table-cell>
          <table:table-cell table:number-columns-repeated="16369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3.9237000000000001E-2" table:style-name="ce1">
            <text:p>0.039237</text:p>
          </table:table-cell>
          <table:table-cell office:value-type="float" office:value="0.130027" table:style-name="ce1">
            <text:p>0.130027</text:p>
          </table:table-cell>
          <table:table-cell office:value-type="float" office:value="-3.9293000000000002E-2" table:style-name="ce1">
            <text:p>-0.039293</text:p>
          </table:table-cell>
          <table:table-cell table:style-name="ce3"/>
          <table:table-cell office:value-type="float" office:value="0.80005199999999999" table:style-name="ce7">
            <text:p>0.800052</text:p>
          </table:table-cell>
          <table:table-cell office:value-type="float" office:value="0.65710299999999999" table:style-name="ce7">
            <text:p>0.657103</text:p>
          </table:table-cell>
          <table:table-cell office:value-type="float" office:value="0.65700099999999995" table:style-name="ce7">
            <text:p>0.657001</text:p>
          </table:table-cell>
          <table:table-cell office:value-type="float" office:value="0.65662799999999999" table:style-name="ce7">
            <text:p>0.656628</text:p>
          </table:table-cell>
          <table:table-cell office:value-type="float" office:value="-7.699999999999374E-5" table:formula="of:=[.G13]-[.$G$5]" table:style-name="ce1">
            <text:p>-7.7E-05</text:p>
          </table:table-cell>
          <table:table-cell office:value-type="float" office:value="-1.7900000000004024E-4" table:formula="of:=[.H13]-[.$G$5]" table:style-name="ce1">
            <text:p>-0.000179</text:p>
          </table:table-cell>
          <table:table-cell office:value-type="float" office:value="-5.5199999999999694E-4" table:formula="of:=[.I13]-[.$G$5]" table:style-name="ce1">
            <text:p>-0.000552</text:p>
          </table:table-cell>
          <table:table-cell office:value-type="float" office:value="0.80005199999999999" table:style-name="ce7">
            <text:p>0.800052</text:p>
          </table:table-cell>
          <table:table-cell office:value-type="float" office:value="-7.7948899999999996E-3" table:style-name="ce7">
            <text:p>-0.00779489</text:p>
          </table:table-cell>
          <table:table-cell office:value-type="float" office:value="8.9161899999999992E-3" table:style-name="ce7">
            <text:p>0.00891619</text:p>
          </table:table-cell>
          <table:table-cell table:number-columns-repeated="16369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3.2704999999999998E-2" table:style-name="ce1">
            <text:p>0.032705</text:p>
          </table:table-cell>
          <table:table-cell office:value-type="float" office:value="0.11308699999999999" table:style-name="ce1">
            <text:p>0.113087</text:p>
          </table:table-cell>
          <table:table-cell office:value-type="float" office:value="-6.8439E-2" table:style-name="ce1">
            <text:p>-0.068439</text:p>
          </table:table-cell>
          <table:table-cell table:style-name="ce3"/>
          <table:table-cell office:value-type="float" office:value="0.90001699999999996" table:style-name="ce7">
            <text:p>0.900017</text:p>
          </table:table-cell>
          <table:table-cell office:value-type="float" office:value="0.65705999999999998" table:style-name="ce7">
            <text:p>0.65706</text:p>
          </table:table-cell>
          <table:table-cell office:value-type="float" office:value="0.65691100000000002" table:style-name="ce7">
            <text:p>0.656911</text:p>
          </table:table-cell>
          <table:table-cell office:value-type="float" office:value="0.65646000000000004" table:style-name="ce7">
            <text:p>0.65646</text:p>
          </table:table-cell>
          <table:table-cell office:value-type="float" office:value="-1.2000000000000899E-4" table:formula="of:=[.G14]-[.$G$5]" table:style-name="ce1">
            <text:p>-0.00012</text:p>
          </table:table-cell>
          <table:table-cell office:value-type="float" office:value="-2.6899999999996371E-4" table:formula="of:=[.H14]-[.$G$5]" table:style-name="ce1">
            <text:p>-0.000269</text:p>
          </table:table-cell>
          <table:table-cell office:value-type="float" office:value="-7.1999999999994291E-4" table:formula="of:=[.I14]-[.$G$5]" table:style-name="ce1">
            <text:p>-0.00072</text:p>
          </table:table-cell>
          <table:table-cell office:value-type="float" office:value="0.90001699999999996" table:style-name="ce7">
            <text:p>0.900017</text:p>
          </table:table-cell>
          <table:table-cell office:value-type="float" office:value="-1.08471E-2" table:style-name="ce7">
            <text:p>-0.0108471</text:p>
          </table:table-cell>
          <table:table-cell office:value-type="float" office:value="7.3214400000000002E-3" table:style-name="ce7">
            <text:p>0.00732144</text:p>
          </table:table-cell>
          <table:table-cell table:number-columns-repeated="1636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8780000000000002E-2" table:style-name="ce1">
            <text:p>0.01878</text:p>
          </table:table-cell>
          <table:table-cell office:value-type="float" office:value="7.2400000000000006E-2" table:style-name="ce1">
            <text:p>0.0724</text:p>
          </table:table-cell>
          <table:table-cell office:value-type="float" office:value="-9.1482999999999995E-2" table:style-name="ce1">
            <text:p>-0.091483</text:p>
          </table:table-cell>
          <table:table-cell table:style-name="ce3"/>
          <table:table-cell office:value-type="float" office:value="1.0000599999999999" table:style-name="ce7">
            <text:p>1.00006</text:p>
          </table:table-cell>
          <table:table-cell office:value-type="float" office:value="0.65697899999999998" table:style-name="ce7">
            <text:p>0.656979</text:p>
          </table:table-cell>
          <table:table-cell office:value-type="float" office:value="0.65690700000000002" table:style-name="ce7">
            <text:p>0.656907</text:p>
          </table:table-cell>
          <table:table-cell office:value-type="float" office:value="0.65643399999999996" table:style-name="ce7">
            <text:p>0.656434</text:p>
          </table:table-cell>
          <table:table-cell office:value-type="float" office:value="-2.0100000000000673E-4" table:formula="of:=[.G15]-[.$G$5]" table:style-name="ce1">
            <text:p>-0.000201</text:p>
          </table:table-cell>
          <table:table-cell office:value-type="float" office:value="-2.7299999999996771E-4" table:formula="of:=[.H15]-[.$G$5]" table:style-name="ce1">
            <text:p>-0.000273</text:p>
          </table:table-cell>
          <table:table-cell office:value-type="float" office:value="-7.4600000000002442E-4" table:formula="of:=[.I15]-[.$G$5]" table:style-name="ce1">
            <text:p>-0.000746</text:p>
          </table:table-cell>
          <table:table-cell office:value-type="float" office:value="1.0000599999999999" table:style-name="ce7">
            <text:p>1.00006</text:p>
          </table:table-cell>
          <table:table-cell office:value-type="float" office:value="-1.2355400000000001E-2" table:style-name="ce7">
            <text:p>-0.0123554</text:p>
          </table:table-cell>
          <table:table-cell office:value-type="float" office:value="-4.7559799999999999E-3" table:style-name="ce7">
            <text:p>-0.00475598</text:p>
          </table:table-cell>
          <table:table-cell table:number-columns-repeated="16369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2.5300000000000002E-4" table:style-name="ce1">
            <text:p>0.000253</text:p>
          </table:table-cell>
          <table:table-cell office:value-type="float" office:value="1.4238000000000001E-2" table:style-name="ce1">
            <text:p>0.014238</text:p>
          </table:table-cell>
          <table:table-cell office:value-type="float" office:value="-0.10313600000000001" table:style-name="ce1">
            <text:p>-0.103136</text:p>
          </table:table-cell>
          <table:table-cell table:style-name="ce3"/>
          <table:table-cell office:value-type="float" office:value="1.1000000000000001" table:style-name="ce7">
            <text:p>1.1</text:p>
          </table:table-cell>
          <table:table-cell office:value-type="float" office:value="0.65696500000000002" table:style-name="ce7">
            <text:p>0.656965</text:p>
          </table:table-cell>
          <table:table-cell office:value-type="float" office:value="0.65697399999999995" table:style-name="ce7">
            <text:p>0.656974</text:p>
          </table:table-cell>
          <table:table-cell office:value-type="float" office:value="0.65656300000000001" table:style-name="ce7">
            <text:p>0.656563</text:p>
          </table:table-cell>
          <table:table-cell office:value-type="float" office:value="-2.1499999999996522E-4" table:formula="of:=[.G16]-[.$G$5]" table:style-name="ce1">
            <text:p>-0.000215</text:p>
          </table:table-cell>
          <table:table-cell office:value-type="float" office:value="-2.0600000000003948E-4" table:formula="of:=[.H16]-[.$G$5]" table:style-name="ce1">
            <text:p>-0.000206</text:p>
          </table:table-cell>
          <table:table-cell office:value-type="float" office:value="-6.1699999999997868E-4" table:formula="of:=[.I16]-[.$G$5]" table:style-name="ce1">
            <text:p>-0.000617</text:p>
          </table:table-cell>
          <table:table-cell office:value-type="float" office:value="1.1000000000000001" table:style-name="ce7">
            <text:p>1.1</text:p>
          </table:table-cell>
          <table:table-cell office:value-type="float" office:value="-1.1305600000000001E-2" table:style-name="ce7">
            <text:p>-0.0113056</text:p>
          </table:table-cell>
          <table:table-cell office:value-type="float" office:value="1.1503500000000001E-3" table:style-name="ce7">
            <text:p>0.00115035</text:p>
          </table:table-cell>
          <table:table-cell table:number-columns-repeated="16369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-1.9095999999999998E-2" table:style-name="ce1">
            <text:p>-0.019096</text:p>
          </table:table-cell>
          <table:table-cell office:value-type="float" office:value="-5.1522999999999999E-2" table:style-name="ce1">
            <text:p>-0.051523</text:p>
          </table:table-cell>
          <table:table-cell office:value-type="float" office:value="-0.10151200000000001" table:style-name="ce1">
            <text:p>-0.101512</text:p>
          </table:table-cell>
          <table:table-cell table:style-name="ce3"/>
          <table:table-cell office:value-type="float" office:value="1.2000200000000001" table:style-name="ce7">
            <text:p>1.20002</text:p>
          </table:table-cell>
          <table:table-cell office:value-type="float" office:value="0.65735600000000005" table:style-name="ce7">
            <text:p>0.657356</text:p>
          </table:table-cell>
          <table:table-cell office:value-type="float" office:value="0.65723900000000002" table:style-name="ce7">
            <text:p>0.657239</text:p>
          </table:table-cell>
          <table:table-cell office:value-type="float" office:value="0.65681599999999996" table:style-name="ce7">
            <text:p>0.656816</text:p>
          </table:table-cell>
          <table:table-cell office:value-type="float" office:value="1.7600000000006499E-4" table:formula="of:=[.G17]-[.$G$5]" table:style-name="ce1">
            <text:p>0.000176</text:p>
          </table:table-cell>
          <table:table-cell office:value-type="float" office:value="5.900000000003125E-5" table:formula="of:=[.H17]-[.$G$5]" table:style-name="ce1">
            <text:p>5.9E-05</text:p>
          </table:table-cell>
          <table:table-cell office:value-type="float" office:value="-3.6400000000003097E-4" table:formula="of:=[.I17]-[.$G$5]" table:style-name="ce1">
            <text:p>-0.000364</text:p>
          </table:table-cell>
          <table:table-cell office:value-type="float" office:value="1.2000200000000001" table:style-name="ce7">
            <text:p>1.20002</text:p>
          </table:table-cell>
          <table:table-cell office:value-type="float" office:value="-8.3548100000000007E-3" table:style-name="ce7">
            <text:p>-0.00835481</text:p>
          </table:table-cell>
          <table:table-cell office:value-type="float" office:value="6.6702300000000001E-3" table:style-name="ce7">
            <text:p>0.00667023</text:p>
          </table:table-cell>
          <table:table-cell table:number-columns-repeated="16369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-3.5928000000000002E-2" table:style-name="ce1">
            <text:p>-0.035928</text:p>
          </table:table-cell>
          <table:table-cell office:value-type="float" office:value="-0.114658" table:style-name="ce1">
            <text:p>-0.114658</text:p>
          </table:table-cell>
          <table:table-cell office:value-type="float" office:value="-8.8204000000000005E-2" table:style-name="ce1">
            <text:p>-0.088204</text:p>
          </table:table-cell>
          <table:table-cell table:style-name="ce3"/>
          <table:table-cell office:value-type="float" office:value="1.3000100000000001" table:style-name="ce7">
            <text:p>1.30001</text:p>
          </table:table-cell>
          <table:table-cell office:value-type="float" office:value="0.65747999999999995" table:style-name="ce7">
            <text:p>0.65748</text:p>
          </table:table-cell>
          <table:table-cell office:value-type="float" office:value="0.65745100000000001" table:style-name="ce7">
            <text:p>0.657451</text:p>
          </table:table-cell>
          <table:table-cell office:value-type="float" office:value="0.65695899999999996" table:style-name="ce7">
            <text:p>0.656959</text:p>
          </table:table-cell>
          <table:table-cell office:value-type="float" office:value="2.9999999999996696E-4" table:formula="of:=[.G18]-[.$G$5]" table:style-name="ce1">
            <text:p>0.0003</text:p>
          </table:table-cell>
          <table:table-cell office:value-type="float" office:value="2.7100000000002122E-4" table:formula="of:=[.H18]-[.$G$5]" table:style-name="ce1">
            <text:p>0.000271</text:p>
          </table:table-cell>
          <table:table-cell office:value-type="float" office:value="-2.2100000000002673E-4" table:formula="of:=[.I18]-[.$G$5]" table:style-name="ce1">
            <text:p>-0.000221</text:p>
          </table:table-cell>
          <table:table-cell office:value-type="float" office:value="1.3000100000000001" table:style-name="ce7">
            <text:p>1.30001</text:p>
          </table:table-cell>
          <table:table-cell office:value-type="float" office:value="-1.0276899999999999E-3" table:style-name="ce7">
            <text:p>-0.00102769</text:p>
          </table:table-cell>
          <table:table-cell office:value-type="float" office:value="8.0495299999999992E-3" table:style-name="ce7">
            <text:p>0.00804953</text:p>
          </table:table-cell>
          <table:table-cell table:style-name="ce1">
            <draw:frame draw:z-index="2" draw:id="id7" draw:style-name="a7" draw:name="Gráfico 2" svg:x="0.79762in" svg:y="0.05655in" svg:width="9.1190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-4.8377000000000003E-2" table:style-name="ce1">
            <text:p>-0.048377</text:p>
          </table:table-cell>
          <table:table-cell office:value-type="float" office:value="-0.16727400000000001" table:style-name="ce1">
            <text:p>-0.167274</text:p>
          </table:table-cell>
          <table:table-cell office:value-type="float" office:value="-6.6921999999999995E-2" table:style-name="ce1">
            <text:p>-0.066922</text:p>
          </table:table-cell>
          <table:table-cell table:style-name="ce3"/>
          <table:table-cell office:value-type="float" office:value="1.4" table:style-name="ce7">
            <text:p>1.4</text:p>
          </table:table-cell>
          <table:table-cell office:value-type="float" office:value="0.65742199999999995" table:style-name="ce7">
            <text:p>0.657422</text:p>
          </table:table-cell>
          <table:table-cell office:value-type="float" office:value="0.65747800000000001" table:style-name="ce7">
            <text:p>0.657478</text:p>
          </table:table-cell>
          <table:table-cell office:value-type="float" office:value="0.65707800000000005" table:style-name="ce7">
            <text:p>0.657078</text:p>
          </table:table-cell>
          <table:table-cell office:value-type="float" office:value="2.4199999999996447E-4" table:formula="of:=[.G19]-[.$G$5]" table:style-name="ce1">
            <text:p>0.000242</text:p>
          </table:table-cell>
          <table:table-cell office:value-type="float" office:value="2.9800000000002047E-4" table:formula="of:=[.H19]-[.$G$5]" table:style-name="ce1">
            <text:p>0.000298</text:p>
          </table:table-cell>
          <table:table-cell office:value-type="float" office:value="-1.0199999999993548E-4" table:formula="of:=[.I19]-[.$G$5]" table:style-name="ce1">
            <text:p>-0.000102</text:p>
          </table:table-cell>
          <table:table-cell office:value-type="float" office:value="1.4" table:style-name="ce7">
            <text:p>1.4</text:p>
          </table:table-cell>
          <table:table-cell office:value-type="float" office:value="1.4591000000000001E-3" table:style-name="ce7">
            <text:p>0.0014591</text:p>
          </table:table-cell>
          <table:table-cell office:value-type="float" office:value="5.3824199999999997E-3" table:style-name="ce7">
            <text:p>0.00538242</text:p>
          </table:table-cell>
          <table:table-cell table:number-columns-repeated="16369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-5.6224000000000003E-2" table:style-name="ce1">
            <text:p>-0.056224</text:p>
          </table:table-cell>
          <table:table-cell office:value-type="float" office:value="-0.20489199999999999" table:style-name="ce1">
            <text:p>-0.204892</text:p>
          </table:table-cell>
          <table:table-cell office:value-type="float" office:value="-4.1535999999999997E-2" table:style-name="ce1">
            <text:p>-0.041536</text:p>
          </table:table-cell>
          <table:table-cell table:style-name="ce3"/>
          <table:table-cell office:value-type="float" office:value="1.50003" table:style-name="ce7">
            <text:p>1.50003</text:p>
          </table:table-cell>
          <table:table-cell office:value-type="float" office:value="0.65733299999999995" table:style-name="ce7">
            <text:p>0.657333</text:p>
          </table:table-cell>
          <table:table-cell office:value-type="float" office:value="0.65723799999999999" table:style-name="ce7">
            <text:p>0.657238</text:p>
          </table:table-cell>
          <table:table-cell office:value-type="float" office:value="0.65698699999999999" table:style-name="ce7">
            <text:p>0.656987</text:p>
          </table:table-cell>
          <table:table-cell office:value-type="float" office:value="1.5299999999995872E-4" table:formula="of:=[.G20]-[.$G$5]" table:style-name="ce1">
            <text:p>0.000153</text:p>
          </table:table-cell>
          <table:table-cell office:value-type="float" office:value="5.8000000000002494E-5" table:formula="of:=[.H20]-[.$G$5]" table:style-name="ce1">
            <text:p>5.8E-05</text:p>
          </table:table-cell>
          <table:table-cell office:value-type="float" office:value="-1.9299999999999873E-4" table:formula="of:=[.I20]-[.$G$5]" table:style-name="ce1">
            <text:p>-0.000193</text:p>
          </table:table-cell>
          <table:table-cell office:value-type="float" office:value="1.50003" table:style-name="ce7">
            <text:p>1.50003</text:p>
          </table:table-cell>
          <table:table-cell office:value-type="float" office:value="5.3447E-4" table:style-name="ce7">
            <text:p>0.00053447</text:p>
          </table:table-cell>
          <table:table-cell office:value-type="float" office:value="7.03712E-3" table:style-name="ce7">
            <text:p>0.00703712</text:p>
          </table:table-cell>
          <table:table-cell table:number-columns-repeated="16369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-6.0257999999999999E-2" table:style-name="ce1">
            <text:p>-0.060258</text:p>
          </table:table-cell>
          <table:table-cell office:value-type="float" office:value="-0.225857" table:style-name="ce1">
            <text:p>-0.225857</text:p>
          </table:table-cell>
          <table:table-cell office:value-type="float" office:value="-1.4552000000000001E-2" table:style-name="ce1">
            <text:p>-0.014552</text:p>
          </table:table-cell>
          <table:table-cell table:style-name="ce3"/>
          <table:table-cell office:value-type="float" office:value="1.6000099999999999" table:style-name="ce7">
            <text:p>1.60001</text:p>
          </table:table-cell>
          <table:table-cell office:value-type="float" office:value="0.65746800000000005" table:style-name="ce7">
            <text:p>0.657468</text:p>
          </table:table-cell>
          <table:table-cell office:value-type="float" office:value="0.65715000000000001" table:style-name="ce7">
            <text:p>0.65715</text:p>
          </table:table-cell>
          <table:table-cell office:value-type="float" office:value="0.65691900000000003" table:style-name="ce7">
            <text:p>0.656919</text:p>
          </table:table-cell>
          <table:table-cell office:value-type="float" office:value="2.8800000000006598E-4" table:formula="of:=[.G21]-[.$G$5]" table:style-name="ce1">
            <text:p>0.000288</text:p>
          </table:table-cell>
          <table:table-cell office:value-type="float" office:value="-2.9999999999974492E-5" table:formula="of:=[.H21]-[.$G$5]" table:style-name="ce1">
            <text:p>-3E-05</text:p>
          </table:table-cell>
          <table:table-cell office:value-type="float" office:value="-2.6099999999995571E-4" table:formula="of:=[.I21]-[.$G$5]" table:style-name="ce1">
            <text:p>-0.000261</text:p>
          </table:table-cell>
          <table:table-cell office:value-type="float" office:value="1.6000099999999999" table:style-name="ce7">
            <text:p>1.60001</text:p>
          </table:table-cell>
          <table:table-cell office:value-type="float" office:value="-1.81514E-3" table:style-name="ce7">
            <text:p>-0.00181514</text:p>
          </table:table-cell>
          <table:table-cell office:value-type="float" office:value="7.6649099999999996E-3" table:style-name="ce7">
            <text:p>0.00766491</text:p>
          </table:table-cell>
          <table:table-cell table:number-columns-repeated="16369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-6.1266000000000001E-2" table:style-name="ce1">
            <text:p>-0.061266</text:p>
          </table:table-cell>
          <table:table-cell office:value-type="float" office:value="-0.22980999999999999" table:style-name="ce1">
            <text:p>-0.22981</text:p>
          </table:table-cell>
          <table:table-cell office:value-type="float" office:value="1.3252999999999999E-2" table:style-name="ce1">
            <text:p>0.013253</text:p>
          </table:table-cell>
          <table:table-cell table:style-name="ce3"/>
          <table:table-cell office:value-type="float" office:value="1.7000200000000001" table:style-name="ce7">
            <text:p>1.70002</text:p>
          </table:table-cell>
          <table:table-cell office:value-type="float" office:value="0.65770499999999998" table:style-name="ce7">
            <text:p>0.657705</text:p>
          </table:table-cell>
          <table:table-cell office:value-type="float" office:value="0.65712099999999996" table:style-name="ce7">
            <text:p>0.657121</text:p>
          </table:table-cell>
          <table:table-cell office:value-type="float" office:value="0.65685700000000002" table:style-name="ce7">
            <text:p>0.656857</text:p>
          </table:table-cell>
          <table:table-cell office:value-type="float" office:value="5.2499999999999769E-4" table:formula="of:=[.G22]-[.$G$5]" table:style-name="ce1">
            <text:p>0.000525</text:p>
          </table:table-cell>
          <table:table-cell office:value-type="float" office:value="-5.900000000003125E-5" table:formula="of:=[.H22]-[.$G$5]" table:style-name="ce1">
            <text:p>-5.9E-05</text:p>
          </table:table-cell>
          <table:table-cell office:value-type="float" office:value="-3.2299999999996221E-4" table:formula="of:=[.I22]-[.$G$5]" table:style-name="ce1">
            <text:p>-0.000323</text:p>
          </table:table-cell>
          <table:table-cell office:value-type="float" office:value="1.7000200000000001" table:style-name="ce7">
            <text:p>1.70002</text:p>
          </table:table-cell>
          <table:table-cell office:value-type="float" office:value="5.3703300000000002E-4" table:style-name="ce7">
            <text:p>0.000537033</text:p>
          </table:table-cell>
          <table:table-cell office:value-type="float" office:value="4.7090600000000002E-3" table:style-name="ce7">
            <text:p>0.00470906</text:p>
          </table:table-cell>
          <table:table-cell table:number-columns-repeated="16369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-5.9241000000000002E-2" table:style-name="ce1">
            <text:p>-0.059241</text:p>
          </table:table-cell>
          <table:table-cell office:value-type="float" office:value="-0.21636" table:style-name="ce1">
            <text:p>-0.21636</text:p>
          </table:table-cell>
          <table:table-cell office:value-type="float" office:value="4.2020000000000002E-2" table:style-name="ce1">
            <text:p>0.04202</text:p>
          </table:table-cell>
          <table:table-cell table:style-name="ce3"/>
          <table:table-cell office:value-type="float" office:value="1.80003" table:style-name="ce7">
            <text:p>1.80003</text:p>
          </table:table-cell>
          <table:table-cell office:value-type="float" office:value="0.65812400000000004" table:style-name="ce7">
            <text:p>0.658124</text:p>
          </table:table-cell>
          <table:table-cell office:value-type="float" office:value="0.65723200000000004" table:style-name="ce7">
            <text:p>0.657232</text:p>
          </table:table-cell>
          <table:table-cell office:value-type="float" office:value="0.65692399999999995" table:style-name="ce7">
            <text:p>0.656924</text:p>
          </table:table-cell>
          <table:table-cell office:value-type="float" office:value="9.4400000000005591E-4" table:formula="of:=[.G23]-[.$G$5]" table:style-name="ce1">
            <text:p>0.000944</text:p>
          </table:table-cell>
          <table:table-cell office:value-type="float" office:value="5.2000000000052005E-5" table:formula="of:=[.H23]-[.$G$5]" table:style-name="ce1">
            <text:p>5.2E-05</text:p>
          </table:table-cell>
          <table:table-cell office:value-type="float" office:value="-2.5600000000003398E-4" table:formula="of:=[.I23]-[.$G$5]" table:style-name="ce1">
            <text:p>-0.000256</text:p>
          </table:table-cell>
          <table:table-cell office:value-type="float" office:value="1.80003" table:style-name="ce7">
            <text:p>1.80003</text:p>
          </table:table-cell>
          <table:table-cell office:value-type="float" office:value="4.0241399999999998E-3" table:style-name="ce7">
            <text:p>0.00402414</text:p>
          </table:table-cell>
          <table:table-cell office:value-type="float" office:value="1.92907E-3" table:style-name="ce7">
            <text:p>0.00192907</text:p>
          </table:table-cell>
          <table:table-cell table:number-columns-repeated="16369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-5.3240999999999997E-2" table:style-name="ce1">
            <text:p>-0.053241</text:p>
          </table:table-cell>
          <table:table-cell office:value-type="float" office:value="-0.18473000000000001" table:style-name="ce1">
            <text:p>-0.18473</text:p>
          </table:table-cell>
          <table:table-cell office:value-type="float" office:value="7.1418999999999996E-2" table:style-name="ce1">
            <text:p>0.071419</text:p>
          </table:table-cell>
          <table:table-cell table:style-name="ce3"/>
          <table:table-cell office:value-type="float" office:value="1.90002" table:style-name="ce7">
            <text:p>1.90002</text:p>
          </table:table-cell>
          <table:table-cell office:value-type="float" office:value="0.65859800000000002" table:style-name="ce7">
            <text:p>0.658598</text:p>
          </table:table-cell>
          <table:table-cell office:value-type="float" office:value="0.65742699999999998" table:style-name="ce7">
            <text:p>0.657427</text:p>
          </table:table-cell>
          <table:table-cell office:value-type="float" office:value="0.65700700000000001" table:style-name="ce7">
            <text:p>0.657007</text:p>
          </table:table-cell>
          <table:table-cell office:value-type="float" office:value="1.4180000000000303E-3" table:formula="of:=[.G24]-[.$G$5]" table:style-name="ce1">
            <text:p>0.001418</text:p>
          </table:table-cell>
          <table:table-cell office:value-type="float" office:value="2.4699999999999722E-4" table:formula="of:=[.H24]-[.$G$5]" table:style-name="ce1">
            <text:p>0.000247</text:p>
          </table:table-cell>
          <table:table-cell office:value-type="float" office:value="-1.7299999999997873E-4" table:formula="of:=[.I24]-[.$G$5]" table:style-name="ce1">
            <text:p>-0.000173</text:p>
          </table:table-cell>
          <table:table-cell office:value-type="float" office:value="1.90002" table:style-name="ce7">
            <text:p>1.90002</text:p>
          </table:table-cell>
          <table:table-cell office:value-type="float" office:value="4.5678699999999999E-3" table:style-name="ce7">
            <text:p>0.00456787</text:p>
          </table:table-cell>
          <table:table-cell office:value-type="float" office:value="1.80175E-3" table:style-name="ce7">
            <text:p>0.00180175</text:p>
          </table:table-cell>
          <table:table-cell table:number-columns-repeated="1636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-4.1918999999999998E-2" table:style-name="ce1">
            <text:p>-0.041919</text:p>
          </table:table-cell>
          <table:table-cell office:value-type="float" office:value="-0.13450699999999999" table:style-name="ce1">
            <text:p>-0.134507</text:p>
          </table:table-cell>
          <table:table-cell office:value-type="float" office:value="9.9548999999999999E-2" table:style-name="ce1">
            <text:p>0.099549</text:p>
          </table:table-cell>
          <table:table-cell table:style-name="ce3"/>
          <table:table-cell office:value-type="float" office:value="2.0000100000000001" table:style-name="ce7">
            <text:p>2.00001</text:p>
          </table:table-cell>
          <table:table-cell office:value-type="float" office:value="0.65905800000000003" table:style-name="ce7">
            <text:p>0.659058</text:p>
          </table:table-cell>
          <table:table-cell office:value-type="float" office:value="0.65779900000000002" table:style-name="ce7">
            <text:p>0.657799</text:p>
          </table:table-cell>
          <table:table-cell office:value-type="float" office:value="0.65724899999999997" table:style-name="ce7">
            <text:p>0.657249</text:p>
          </table:table-cell>
          <table:table-cell office:value-type="float" office:value="1.8780000000000463E-3" table:formula="of:=[.G25]-[.$G$5]" table:style-name="ce1">
            <text:p>0.001878</text:p>
          </table:table-cell>
          <table:table-cell office:value-type="float" office:value="6.1900000000003619E-4" table:formula="of:=[.H25]-[.$G$5]" table:style-name="ce1">
            <text:p>0.000619</text:p>
          </table:table-cell>
          <table:table-cell office:value-type="float" office:value="6.8999999999985739E-5" table:formula="of:=[.I25]-[.$G$5]" table:style-name="ce1">
            <text:p>6.9E-05</text:p>
          </table:table-cell>
          <table:table-cell office:value-type="float" office:value="2.0000100000000001" table:style-name="ce7">
            <text:p>2.00001</text:p>
          </table:table-cell>
          <table:table-cell office:value-type="float" office:value="7.0024099999999997E-3" table:style-name="ce7">
            <text:p>0.00700241</text:p>
          </table:table-cell>
          <table:table-cell office:value-type="float" office:value="6.4995699999999997E-3" table:style-name="ce7">
            <text:p>0.00649957</text:p>
          </table:table-cell>
          <table:table-cell table:number-columns-repeated="16369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-2.4395E-2" table:style-name="ce1">
            <text:p>-0.024395</text:p>
          </table:table-cell>
          <table:table-cell office:value-type="float" office:value="-6.6880999999999996E-2" table:style-name="ce1">
            <text:p>-0.066881</text:p>
          </table:table-cell>
          <table:table-cell office:value-type="float" office:value="0.12266100000000001" table:style-name="ce1">
            <text:p>0.122661</text:p>
          </table:table-cell>
          <table:table-cell table:style-name="ce3"/>
          <table:table-cell office:value-type="float" office:value="2.1000100000000002" table:style-name="ce7">
            <text:p>2.10001</text:p>
          </table:table-cell>
          <table:table-cell office:value-type="float" office:value="0.65936700000000004" table:style-name="ce7">
            <text:p>0.659367</text:p>
          </table:table-cell>
          <table:table-cell office:value-type="float" office:value="0.65813100000000002" table:style-name="ce7">
            <text:p>0.658131</text:p>
          </table:table-cell>
          <table:table-cell office:value-type="float" office:value="0.65751999999999999" table:style-name="ce7">
            <text:p>0.65752</text:p>
          </table:table-cell>
          <table:table-cell office:value-type="float" office:value="2.18700000000005E-3" table:formula="of:=[.G26]-[.$G$5]" table:style-name="ce1">
            <text:p>0.002187</text:p>
          </table:table-cell>
          <table:table-cell office:value-type="float" office:value="9.5100000000003515E-4" table:formula="of:=[.H26]-[.$G$5]" table:style-name="ce1">
            <text:p>0.000951</text:p>
          </table:table-cell>
          <table:table-cell office:value-type="float" office:value="3.4000000000000696E-4" table:formula="of:=[.I26]-[.$G$5]" table:style-name="ce1">
            <text:p>0.00034</text:p>
          </table:table-cell>
          <table:table-cell office:value-type="float" office:value="2.1000100000000002" table:style-name="ce7">
            <text:p>2.10001</text:p>
          </table:table-cell>
          <table:table-cell office:value-type="float" office:value="9.6905800000000007E-3" table:style-name="ce7">
            <text:p>0.00969058</text:p>
          </table:table-cell>
          <table:table-cell office:value-type="float" office:value="1.1783399999999999E-2" table:style-name="ce7">
            <text:p>0.0117834</text:p>
          </table:table-cell>
          <table:table-cell table:number-columns-repeated="16369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-1.0640000000000001E-3" table:style-name="ce1">
            <text:p>-0.001064</text:p>
          </table:table-cell>
          <table:table-cell office:value-type="float" office:value="1.4126E-2" table:style-name="ce1">
            <text:p>0.014126</text:p>
          </table:table-cell>
          <table:table-cell office:value-type="float" office:value="0.135657" table:style-name="ce1">
            <text:p>0.135657</text:p>
          </table:table-cell>
          <table:table-cell table:style-name="ce3"/>
          <table:table-cell office:value-type="float" office:value="2.20004" table:style-name="ce7">
            <text:p>2.20004</text:p>
          </table:table-cell>
          <table:table-cell office:value-type="float" office:value="0.65964599999999995" table:style-name="ce7">
            <text:p>0.659646</text:p>
          </table:table-cell>
          <table:table-cell office:value-type="float" office:value="0.658273" table:style-name="ce7">
            <text:p>0.658273</text:p>
          </table:table-cell>
          <table:table-cell office:value-type="float" office:value="0.65768199999999999" table:style-name="ce7">
            <text:p>0.657682</text:p>
          </table:table-cell>
          <table:table-cell office:value-type="float" office:value="2.4659999999999682E-3" table:formula="of:=[.G27]-[.$G$5]" table:style-name="ce1">
            <text:p>0.002466</text:p>
          </table:table-cell>
          <table:table-cell office:value-type="float" office:value="1.0930000000000106E-3" table:formula="of:=[.H27]-[.$G$5]" table:style-name="ce1">
            <text:p>0.001093</text:p>
          </table:table-cell>
          <table:table-cell office:value-type="float" office:value="5.0200000000000244E-4" table:formula="of:=[.I27]-[.$G$5]" table:style-name="ce1">
            <text:p>0.000502</text:p>
          </table:table-cell>
          <table:table-cell office:value-type="float" office:value="2.20004" table:style-name="ce7">
            <text:p>2.20004</text:p>
          </table:table-cell>
          <table:table-cell office:value-type="float" office:value="1.18513E-2" table:style-name="ce7">
            <text:p>0.0118513</text:p>
          </table:table-cell>
          <table:table-cell office:value-type="float" office:value="1.3674800000000001E-2" table:style-name="ce7">
            <text:p>0.0136748</text:p>
          </table:table-cell>
          <table:table-cell table:number-columns-repeated="16369"/>
        </table:table-row>
        <table:table-row table:style-name="ro3">
          <table:table-cell office:value-type="float" office:value="2.2999999999999998" table:style-name="ce1">
            <text:p>2.3</text:p>
          </table:table-cell>
          <table:table-cell office:value-type="float" office:value="2.5826000000000002E-2" table:style-name="ce1">
            <text:p>0.025826</text:p>
          </table:table-cell>
          <table:table-cell office:value-type="float" office:value="0.100659" table:style-name="ce1">
            <text:p>0.100659</text:p>
          </table:table-cell>
          <table:table-cell office:value-type="float" office:value="0.13367100000000001" table:style-name="ce1">
            <text:p>0.133671</text:p>
          </table:table-cell>
          <table:table-cell table:style-name="ce3"/>
          <table:table-cell office:value-type="float" office:value="2.3000699999999998" table:style-name="ce7">
            <text:p>2.30007</text:p>
          </table:table-cell>
          <table:table-cell office:value-type="float" office:value="0.65973899999999996" table:style-name="ce7">
            <text:p>0.659739</text:p>
          </table:table-cell>
          <table:table-cell office:value-type="float" office:value="0.65826300000000004" table:style-name="ce7">
            <text:p>0.658263</text:p>
          </table:table-cell>
          <table:table-cell office:value-type="float" office:value="0.65772799999999998" table:style-name="ce7">
            <text:p>0.657728</text:p>
          </table:table-cell>
          <table:table-cell office:value-type="float" office:value="2.558999999999978E-3" table:formula="of:=[.G28]-[.$G$5]" table:style-name="ce1">
            <text:p>0.002559</text:p>
          </table:table-cell>
          <table:table-cell office:value-type="float" office:value="1.0830000000000561E-3" table:formula="of:=[.H28]-[.$G$5]" table:style-name="ce1">
            <text:p>0.001083</text:p>
          </table:table-cell>
          <table:table-cell office:value-type="float" office:value="5.4799999999999294E-4" table:formula="of:=[.I28]-[.$G$5]" table:style-name="ce1">
            <text:p>0.000548</text:p>
          </table:table-cell>
          <table:table-cell office:value-type="float" office:value="2.3000699999999998" table:style-name="ce7">
            <text:p>2.30007</text:p>
          </table:table-cell>
          <table:table-cell office:value-type="float" office:value="1.5654299999999999E-2" table:style-name="ce7">
            <text:p>0.0156543</text:p>
          </table:table-cell>
          <table:table-cell office:value-type="float" office:value="6.8525599999999997E-3" table:style-name="ce7">
            <text:p>0.00685256</text:p>
          </table:table-cell>
          <table:table-cell table:number-columns-repeated="16369"/>
        </table:table-row>
        <table:table-row table:style-name="ro3">
          <table:table-cell office:value-type="float" office:value="2.4" table:style-name="ce1">
            <text:p>2.4</text:p>
          </table:table-cell>
          <table:table-cell office:value-type="float" office:value="5.2361999999999999E-2" table:style-name="ce1">
            <text:p>0.052362</text:p>
          </table:table-cell>
          <table:table-cell office:value-type="float" office:value="0.18168599999999999" table:style-name="ce1">
            <text:p>0.181686</text:p>
          </table:table-cell>
          <table:table-cell office:value-type="float" office:value="0.113957" table:style-name="ce1">
            <text:p>0.113957</text:p>
          </table:table-cell>
          <table:table-cell table:style-name="ce3"/>
          <table:table-cell office:value-type="float" office:value="2.4000300000000001" table:style-name="ce7">
            <text:p>2.40003</text:p>
          </table:table-cell>
          <table:table-cell office:value-type="float" office:value="0.65957200000000005" table:style-name="ce7">
            <text:p>0.659572</text:p>
          </table:table-cell>
          <table:table-cell office:value-type="float" office:value="0.65840699999999996" table:style-name="ce7">
            <text:p>0.658407</text:p>
          </table:table-cell>
          <table:table-cell office:value-type="float" office:value="0.65775300000000003" table:style-name="ce7">
            <text:p>0.657753</text:p>
          </table:table-cell>
          <table:table-cell office:value-type="float" office:value="2.3920000000000607E-3" table:formula="of:=[.G29]-[.$G$5]" table:style-name="ce1">
            <text:p>0.002392</text:p>
          </table:table-cell>
          <table:table-cell office:value-type="float" office:value="1.2269999999999781E-3" table:formula="of:=[.H29]-[.$G$5]" table:style-name="ce1">
            <text:p>0.001227</text:p>
          </table:table-cell>
          <table:table-cell office:value-type="float" office:value="5.730000000000457E-4" table:formula="of:=[.I29]-[.$G$5]" table:style-name="ce1">
            <text:p>0.000573</text:p>
          </table:table-cell>
          <table:table-cell office:value-type="float" office:value="2.4000300000000001" table:style-name="ce7">
            <text:p>2.40003</text:p>
          </table:table-cell>
          <table:table-cell office:value-type="float" office:value="1.40987E-2" table:style-name="ce7">
            <text:p>0.0140987</text:p>
          </table:table-cell>
          <table:table-cell office:value-type="float" office:value="9.6001800000000003E-6" table:style-name="ce10">
            <text:p>9.60E-06</text:p>
          </table:table-cell>
          <table:table-cell table:number-columns-repeated="16369"/>
        </table:table-row>
        <table:table-row table:style-name="ro3">
          <table:table-cell office:value-type="float" office:value="2.5" table:style-name="ce1">
            <text:p>2.5</text:p>
          </table:table-cell>
          <table:table-cell office:value-type="float" office:value="7.3833999999999997E-2" table:style-name="ce1">
            <text:p>0.073834</text:p>
          </table:table-cell>
          <table:table-cell office:value-type="float" office:value="0.24505099999999999" table:style-name="ce1">
            <text:p>0.245051</text:p>
          </table:table-cell>
          <table:table-cell office:value-type="float" office:value="7.7274999999999996E-2" table:style-name="ce1">
            <text:p>0.077275</text:p>
          </table:table-cell>
          <table:table-cell table:style-name="ce3"/>
          <table:table-cell office:value-type="float" office:value="2.5000599999999999" table:style-name="ce7">
            <text:p>2.50006</text:p>
          </table:table-cell>
          <table:table-cell office:value-type="float" office:value="0.65905000000000002" table:style-name="ce7">
            <text:p>0.65905</text:p>
          </table:table-cell>
          <table:table-cell office:value-type="float" office:value="0.65866800000000003" table:style-name="ce7">
            <text:p>0.658668</text:p>
          </table:table-cell>
          <table:table-cell office:value-type="float" office:value="0.65786800000000001" table:style-name="ce7">
            <text:p>0.657868</text:p>
          </table:table-cell>
          <table:table-cell office:value-type="float" office:value="1.8700000000000383E-3" table:formula="of:=[.G30]-[.$G$5]" table:style-name="ce1">
            <text:p>0.00187</text:p>
          </table:table-cell>
          <table:table-cell office:value-type="float" office:value="1.4880000000000448E-3" table:formula="of:=[.H30]-[.$G$5]" table:style-name="ce1">
            <text:p>0.001488</text:p>
          </table:table-cell>
          <table:table-cell office:value-type="float" office:value="6.8800000000002193E-4" table:formula="of:=[.I30]-[.$G$5]" table:style-name="ce1">
            <text:p>0.000688</text:p>
          </table:table-cell>
          <table:table-cell office:value-type="float" office:value="2.5000599999999999" table:style-name="ce7">
            <text:p>2.50006</text:p>
          </table:table-cell>
          <table:table-cell office:value-type="float" office:value="1.3350600000000001E-2" table:style-name="ce7">
            <text:p>0.0133506</text:p>
          </table:table-cell>
          <table:table-cell office:value-type="float" office:value="-9.4833999999999995E-3" table:style-name="ce7">
            <text:p>-0.0094834</text:p>
          </table:table-cell>
          <table:table-cell table:number-columns-repeated="16369"/>
        </table:table-row>
        <table:table-row table:style-name="ro3">
          <table:table-cell office:value-type="float" office:value="2.6" table:style-name="ce1">
            <text:p>2.6</text:p>
          </table:table-cell>
          <table:table-cell office:value-type="float" office:value="8.6004999999999998E-2" table:style-name="ce1">
            <text:p>0.086005</text:p>
          </table:table-cell>
          <table:table-cell office:value-type="float" office:value="0.28028199999999998" table:style-name="ce1">
            <text:p>0.280282</text:p>
          </table:table-cell>
          <table:table-cell office:value-type="float" office:value="2.8268999999999999E-2" table:style-name="ce1">
            <text:p>0.028269</text:p>
          </table:table-cell>
          <table:table-cell table:style-name="ce3"/>
          <table:table-cell office:value-type="float" office:value="2.6000700000000001" table:style-name="ce7">
            <text:p>2.60007</text:p>
          </table:table-cell>
          <table:table-cell office:value-type="float" office:value="0.65817800000000004" table:style-name="ce7">
            <text:p>0.658178</text:p>
          </table:table-cell>
          <table:table-cell office:value-type="float" office:value="0.65894900000000001" table:style-name="ce7">
            <text:p>0.658949</text:p>
          </table:table-cell>
          <table:table-cell office:value-type="float" office:value="0.65810900000000006" table:style-name="ce7">
            <text:p>0.658109</text:p>
          </table:table-cell>
          <table:table-cell office:value-type="float" office:value="9.980000000000544E-4" table:formula="of:=[.G31]-[.$G$5]" table:style-name="ce1">
            <text:p>0.000998</text:p>
          </table:table-cell>
          <table:table-cell office:value-type="float" office:value="1.7690000000000206E-3" table:formula="of:=[.H31]-[.$G$5]" table:style-name="ce1">
            <text:p>0.001769</text:p>
          </table:table-cell>
          <table:table-cell office:value-type="float" office:value="9.2900000000006866E-4" table:formula="of:=[.I31]-[.$G$5]" table:style-name="ce1">
            <text:p>0.000929</text:p>
          </table:table-cell>
          <table:table-cell office:value-type="float" office:value="2.6000700000000001" table:style-name="ce7">
            <text:p>2.60007</text:p>
          </table:table-cell>
          <table:table-cell office:value-type="float" office:value="1.04554E-2" table:style-name="ce7">
            <text:p>0.0104554</text:p>
          </table:table-cell>
          <table:table-cell office:value-type="float" office:value="-1.2551E-2" table:style-name="ce7">
            <text:p>-0.012551</text:p>
          </table:table-cell>
          <table:table-cell table:number-columns-repeated="16369"/>
        </table:table-row>
        <table:table-row table:style-name="ro3">
          <table:table-cell office:value-type="float" office:value="2.7" table:style-name="ce1">
            <text:p>2.7</text:p>
          </table:table-cell>
          <table:table-cell office:value-type="float" office:value="8.6338999999999999E-2" table:style-name="ce1">
            <text:p>0.086339</text:p>
          </table:table-cell>
          <table:table-cell office:value-type="float" office:value="0.28124300000000002" table:style-name="ce1">
            <text:p>0.281243</text:p>
          </table:table-cell>
          <table:table-cell office:value-type="float" office:value="-2.5395999999999998E-2" table:style-name="ce1">
            <text:p>-0.025396</text:p>
          </table:table-cell>
          <table:table-cell table:style-name="ce3"/>
          <table:table-cell office:value-type="float" office:value="2.7000500000000001" table:style-name="ce7">
            <text:p>2.70005</text:p>
          </table:table-cell>
          <table:table-cell office:value-type="float" office:value="0.65684100000000001" table:style-name="ce7">
            <text:p>0.656841</text:p>
          </table:table-cell>
          <table:table-cell office:value-type="float" office:value="0.65912499999999996" table:style-name="ce7">
            <text:p>0.659125</text:p>
          </table:table-cell>
          <table:table-cell office:value-type="float" office:value="0.65848700000000004" table:style-name="ce7">
            <text:p>0.658487</text:p>
          </table:table-cell>
          <table:table-cell office:value-type="float" office:value="-3.3899999999997821E-4" table:formula="of:=[.G32]-[.$G$5]" table:style-name="ce1">
            <text:p>-0.000339</text:p>
          </table:table-cell>
          <table:table-cell office:value-type="float" office:value="1.9449999999999745E-3" table:formula="of:=[.H32]-[.$G$5]" table:style-name="ce1">
            <text:p>0.001945</text:p>
          </table:table-cell>
          <table:table-cell office:value-type="float" office:value="1.3070000000000581E-3" table:formula="of:=[.I32]-[.$G$5]" table:style-name="ce1">
            <text:p>0.001307</text:p>
          </table:table-cell>
          <table:table-cell office:value-type="float" office:value="2.7000500000000001" table:style-name="ce7">
            <text:p>2.70005</text:p>
          </table:table-cell>
          <table:table-cell office:value-type="float" office:value="1.03281E-2" table:style-name="ce7">
            <text:p>0.0103281</text:p>
          </table:table-cell>
          <table:table-cell office:value-type="float" office:value="-1.62034E-2" table:style-name="ce7">
            <text:p>-0.0162034</text:p>
          </table:table-cell>
          <table:table-cell table:number-columns-repeated="16369"/>
        </table:table-row>
        <table:table-row table:style-name="ro3">
          <table:table-cell office:value-type="float" office:value="2.8" table:style-name="ce1">
            <text:p>2.8</text:p>
          </table:table-cell>
          <table:table-cell office:value-type="float" office:value="7.4765999999999999E-2" table:style-name="ce1">
            <text:p>0.074766</text:p>
          </table:table-cell>
          <table:table-cell office:value-type="float" office:value="0.24776500000000001" table:style-name="ce1">
            <text:p>0.247765</text:p>
          </table:table-cell>
          <table:table-cell office:value-type="float" office:value="-7.4871999999999994E-2" table:style-name="ce1">
            <text:p>-0.074872</text:p>
          </table:table-cell>
          <table:table-cell table:style-name="ce3"/>
          <table:table-cell office:value-type="float" office:value="2.8000099999999999" table:style-name="ce7">
            <text:p>2.80001</text:p>
          </table:table-cell>
          <table:table-cell office:value-type="float" office:value="0.65487700000000004" table:style-name="ce7">
            <text:p>0.654877</text:p>
          </table:table-cell>
          <table:table-cell office:value-type="float" office:value="0.65903900000000004" table:style-name="ce7">
            <text:p>0.659039</text:p>
          </table:table-cell>
          <table:table-cell office:value-type="float" office:value="0.65888500000000005" table:style-name="ce7">
            <text:p>0.658885</text:p>
          </table:table-cell>
          <table:table-cell office:value-type="float" office:value="-2.302999999999944E-3" table:formula="of:=[.G33]-[.$G$5]" table:style-name="ce1">
            <text:p>-0.002303</text:p>
          </table:table-cell>
          <table:table-cell office:value-type="float" office:value="1.8590000000000551E-3" table:formula="of:=[.H33]-[.$G$5]" table:style-name="ce1">
            <text:p>0.001859</text:p>
          </table:table-cell>
          <table:table-cell office:value-type="float" office:value="1.7050000000000676E-3" table:formula="of:=[.I33]-[.$G$5]" table:style-name="ce1">
            <text:p>0.001705</text:p>
          </table:table-cell>
          <table:table-cell office:value-type="float" office:value="2.8000099999999999" table:style-name="ce7">
            <text:p>2.80001</text:p>
          </table:table-cell>
          <table:table-cell office:value-type="float" office:value="1.10226E-2" table:style-name="ce7">
            <text:p>0.0110226</text:p>
          </table:table-cell>
          <table:table-cell office:value-type="float" office:value="-1.12628E-2" table:style-name="ce7">
            <text:p>-0.0112628</text:p>
          </table:table-cell>
          <table:table-cell table:style-name="ce1">
            <draw:frame draw:z-index="3" draw:id="id8" draw:style-name="a8" draw:name="Gráfico 3" svg:x="0.77232in" svg:y="0.1622in" svg:width="9.13393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3">
          <table:table-cell office:value-type="float" office:value="2.9" table:style-name="ce1">
            <text:p>2.9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0.18568699999999999" table:style-name="ce1">
            <text:p>0.185687</text:p>
          </table:table-cell>
          <table:table-cell office:value-type="float" office:value="-0.112376" table:style-name="ce1">
            <text:p>-0.112376</text:p>
          </table:table-cell>
          <table:table-cell table:style-name="ce3"/>
          <table:table-cell office:value-type="float" office:value="2.90001" table:style-name="ce7">
            <text:p>2.90001</text:p>
          </table:table-cell>
          <table:table-cell office:value-type="float" office:value="0.652339" table:style-name="ce7">
            <text:p>0.652339</text:p>
          </table:table-cell>
          <table:table-cell office:value-type="float" office:value="0.65864400000000001" table:style-name="ce7">
            <text:p>0.658644</text:p>
          </table:table-cell>
          <table:table-cell office:value-type="float" office:value="0.65919000000000005" table:style-name="ce7">
            <text:p>0.65919</text:p>
          </table:table-cell>
          <table:table-cell office:value-type="float" office:value="-4.8409999999999842E-3" table:formula="of:=[.G34]-[.$G$5]" table:style-name="ce1">
            <text:p>-0.004841</text:p>
          </table:table-cell>
          <table:table-cell office:value-type="float" office:value="1.4640000000000208E-3" table:formula="of:=[.H34]-[.$G$5]" table:style-name="ce1">
            <text:p>0.001464</text:p>
          </table:table-cell>
          <table:table-cell office:value-type="float" office:value="2.0100000000000673E-3" table:formula="of:=[.I34]-[.$G$5]" table:style-name="ce1">
            <text:p>0.00201</text:p>
          </table:table-cell>
          <table:table-cell office:value-type="float" office:value="2.90001" table:style-name="ce7">
            <text:p>2.90001</text:p>
          </table:table-cell>
          <table:table-cell office:value-type="float" office:value="8.097E-3" table:style-name="ce7">
            <text:p>0.008097</text:p>
          </table:table-cell>
          <table:table-cell office:value-type="float" office:value="-7.0590799999999997E-3" table:style-name="ce7">
            <text:p>-0.00705908</text:p>
          </table:table-cell>
          <table:table-cell table:number-columns-repeated="16369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float" office:value="2.7317000000000001E-2" table:style-name="ce1">
            <text:p>0.027317</text:p>
          </table:table-cell>
          <table:table-cell office:value-type="float" office:value="0.105309" table:style-name="ce1">
            <text:p>0.105309</text:p>
          </table:table-cell>
          <table:table-cell office:value-type="float" office:value="-0.13306599999999999" table:style-name="ce1">
            <text:p>-0.133066</text:p>
          </table:table-cell>
          <table:table-cell table:style-name="ce3"/>
          <table:table-cell office:value-type="float" office:value="3.0000499999999999" table:style-name="ce7">
            <text:p>3.00005</text:p>
          </table:table-cell>
          <table:table-cell office:value-type="float" office:value="0.64932299999999998" table:style-name="ce7">
            <text:p>0.649323</text:p>
          </table:table-cell>
          <table:table-cell office:value-type="float" office:value="0.65787499999999999" table:style-name="ce7">
            <text:p>0.657875</text:p>
          </table:table-cell>
          <table:table-cell office:value-type="float" office:value="0.65925900000000004" table:style-name="ce7">
            <text:p>0.659259</text:p>
          </table:table-cell>
          <table:table-cell office:value-type="float" office:value="-7.8570000000000029E-3" table:formula="of:=[.G35]-[.$G$5]" table:style-name="ce1">
            <text:p>-0.007857</text:p>
          </table:table-cell>
          <table:table-cell office:value-type="float" office:value="6.9500000000000117E-4" table:formula="of:=[.H35]-[.$G$5]" table:style-name="ce1">
            <text:p>0.000695</text:p>
          </table:table-cell>
          <table:table-cell office:value-type="float" office:value="2.079000000000053E-3" table:formula="of:=[.I35]-[.$G$5]" table:style-name="ce1">
            <text:p>0.002079</text:p>
          </table:table-cell>
          <table:table-cell office:value-type="float" office:value="3.0000499999999999" table:style-name="ce7">
            <text:p>3.00005</text:p>
          </table:table-cell>
          <table:table-cell office:value-type="float" office:value="4.5804299999999999E-3" table:style-name="ce7">
            <text:p>0.00458043</text:p>
          </table:table-cell>
          <table:table-cell office:value-type="float" office:value="-4.8776799999999997E-3" table:style-name="ce7">
            <text:p>-0.00487768</text:p>
          </table:table-cell>
          <table:table-cell table:number-columns-repeated="16369"/>
        </table:table-row>
        <table:table-row table:style-name="ro3">
          <table:table-cell office:value-type="float" office:value="3.1" table:style-name="ce1">
            <text:p>3.1</text:p>
          </table:table-cell>
          <table:table-cell office:value-type="float" office:value="3.3300000000000002E-4" table:style-name="ce1">
            <text:p>0.000333</text:p>
          </table:table-cell>
          <table:table-cell office:value-type="float" office:value="1.8770999999999999E-2" table:style-name="ce1">
            <text:p>0.018771</text:p>
          </table:table-cell>
          <table:table-cell office:value-type="float" office:value="-0.13597100000000001" table:style-name="ce1">
            <text:p>-0.135971</text:p>
          </table:table-cell>
          <table:table-cell table:style-name="ce3"/>
          <table:table-cell office:value-type="float" office:value="3.1000399999999999" table:style-name="ce7">
            <text:p>3.10004</text:p>
          </table:table-cell>
          <table:table-cell office:value-type="float" office:value="0.64606300000000005" table:style-name="ce7">
            <text:p>0.646063</text:p>
          </table:table-cell>
          <table:table-cell office:value-type="float" office:value="0.65676400000000001" table:style-name="ce7">
            <text:p>0.656764</text:p>
          </table:table-cell>
          <table:table-cell office:value-type="float" office:value="0.65919899999999998" table:style-name="ce7">
            <text:p>0.659199</text:p>
          </table:table-cell>
          <table:table-cell office:value-type="float" office:value="-1.1116999999999932E-2" table:formula="of:=[.G36]-[.$G$5]" table:style-name="ce1">
            <text:p>-0.011117</text:p>
          </table:table-cell>
          <table:table-cell office:value-type="float" office:value="-4.1599999999997195E-4" table:formula="of:=[.H36]-[.$G$5]" table:style-name="ce1">
            <text:p>-0.000416</text:p>
          </table:table-cell>
          <table:table-cell office:value-type="float" office:value="2.018999999999993E-3" table:formula="of:=[.I36]-[.$G$5]" table:style-name="ce1">
            <text:p>0.002019</text:p>
          </table:table-cell>
          <table:table-cell office:value-type="float" office:value="3.1000399999999999" table:style-name="ce7">
            <text:p>3.10004</text:p>
          </table:table-cell>
          <table:table-cell office:value-type="float" office:value="-1.6715300000000001E-3" table:style-name="ce7">
            <text:p>-0.00167153</text:p>
          </table:table-cell>
          <table:table-cell office:value-type="float" office:value="-5.9240600000000001E-3" table:style-name="ce7">
            <text:p>-0.00592406</text:p>
          </table:table-cell>
          <table:table-cell table:number-columns-repeated="16369"/>
        </table:table-row>
        <table:table-row table:style-name="ro3">
          <table:table-cell office:value-type="float" office:value="3.2" table:style-name="ce1">
            <text:p>3.2</text:p>
          </table:table-cell>
          <table:table-cell office:value-type="float" office:value="-2.3265000000000001E-2" table:style-name="ce1">
            <text:p>-0.023265</text:p>
          </table:table-cell>
          <table:table-cell office:value-type="float" office:value="-6.2771999999999994E-2" table:style-name="ce1">
            <text:p>-0.062772</text:p>
          </table:table-cell>
          <table:table-cell office:value-type="float" office:value="-0.12367499999999999" table:style-name="ce1">
            <text:p>-0.123675</text:p>
          </table:table-cell>
          <table:table-cell table:style-name="ce3"/>
          <table:table-cell office:value-type="float" office:value="3.2000099999999998" table:style-name="ce7">
            <text:p>3.20001</text:p>
          </table:table-cell>
          <table:table-cell office:value-type="float" office:value="0.642926" table:style-name="ce7">
            <text:p>0.642926</text:p>
          </table:table-cell>
          <table:table-cell office:value-type="float" office:value="0.65516099999999999" table:style-name="ce7">
            <text:p>0.655161</text:p>
          </table:table-cell>
          <table:table-cell office:value-type="float" office:value="0.65890099999999996" table:style-name="ce7">
            <text:p>0.658901</text:p>
          </table:table-cell>
          <table:table-cell office:value-type="float" office:value="-1.4253999999999989E-2" table:formula="of:=[.G37]-[.$G$5]" table:style-name="ce1">
            <text:p>-0.014254</text:p>
          </table:table-cell>
          <table:table-cell office:value-type="float" office:value="-2.018999999999993E-3" table:formula="of:=[.H37]-[.$G$5]" table:style-name="ce1">
            <text:p>-0.002019</text:p>
          </table:table-cell>
          <table:table-cell office:value-type="float" office:value="1.7209999999999726E-3" table:formula="of:=[.I37]-[.$G$5]" table:style-name="ce1">
            <text:p>0.001721</text:p>
          </table:table-cell>
          <table:table-cell office:value-type="float" office:value="3.2000099999999998" table:style-name="ce7">
            <text:p>3.20001</text:p>
          </table:table-cell>
          <table:table-cell office:value-type="float" office:value="-6.78927E-3" table:style-name="ce7">
            <text:p>-0.00678927</text:p>
          </table:table-cell>
          <table:table-cell office:value-type="float" office:value="-8.1791299999999997E-3" table:style-name="ce7">
            <text:p>-0.00817913</text:p>
          </table:table-cell>
          <table:table-cell table:number-columns-repeated="16369"/>
        </table:table-row>
        <table:table-row table:style-name="ro3">
          <table:table-cell office:value-type="float" office:value="3.3" table:style-name="ce1">
            <text:p>3.3</text:p>
          </table:table-cell>
          <table:table-cell office:value-type="float" office:value="-4.113E-2" table:style-name="ce1">
            <text:p>-0.04113</text:p>
          </table:table-cell>
          <table:table-cell office:value-type="float" office:value="-0.13125999999999999" table:style-name="ce1">
            <text:p>-0.13126</text:p>
          </table:table-cell>
          <table:table-cell office:value-type="float" office:value="-0.100975" table:style-name="ce1">
            <text:p>-0.100975</text:p>
          </table:table-cell>
          <table:table-cell table:style-name="ce3"/>
          <table:table-cell office:value-type="float" office:value="3.3000400000000001" table:style-name="ce7">
            <text:p>3.30004</text:p>
          </table:table-cell>
          <table:table-cell office:value-type="float" office:value="0.64043600000000001" table:style-name="ce7">
            <text:p>0.640436</text:p>
          </table:table-cell>
          <table:table-cell office:value-type="float" office:value="0.65309899999999999" table:style-name="ce7">
            <text:p>0.653099</text:p>
          </table:table-cell>
          <table:table-cell office:value-type="float" office:value="0.65839700000000001" table:style-name="ce7">
            <text:p>0.658397</text:p>
          </table:table-cell>
          <table:table-cell office:value-type="float" office:value="-1.6743999999999981E-2" table:formula="of:=[.G38]-[.$G$5]" table:style-name="ce1">
            <text:p>-0.016744</text:p>
          </table:table-cell>
          <table:table-cell office:value-type="float" office:value="-4.0810000000000013E-3" table:formula="of:=[.H38]-[.$G$5]" table:style-name="ce1">
            <text:p>-0.004081</text:p>
          </table:table-cell>
          <table:table-cell office:value-type="float" office:value="1.2170000000000236E-3" table:formula="of:=[.I38]-[.$G$5]" table:style-name="ce1">
            <text:p>0.001217</text:p>
          </table:table-cell>
          <table:table-cell office:value-type="float" office:value="3.3000400000000001" table:style-name="ce7">
            <text:p>3.30004</text:p>
          </table:table-cell>
          <table:table-cell office:value-type="float" office:value="-1.42875E-2" table:style-name="ce7">
            <text:p>-0.0142875</text:p>
          </table:table-cell>
          <table:table-cell office:value-type="float" office:value="-1.09576E-2" table:style-name="ce7">
            <text:p>-0.0109576</text:p>
          </table:table-cell>
          <table:table-cell table:number-columns-repeated="16369"/>
        </table:table-row>
        <table:table-row table:style-name="ro3">
          <table:table-cell office:value-type="float" office:value="3.4" table:style-name="ce1">
            <text:p>3.4</text:p>
          </table:table-cell>
          <table:table-cell office:value-type="float" office:value="-5.2796000000000003E-2" table:style-name="ce1">
            <text:p>-0.052796</text:p>
          </table:table-cell>
          <table:table-cell office:value-type="float" office:value="-0.18255399999999999" table:style-name="ce1">
            <text:p>-0.182554</text:p>
          </table:table-cell>
          <table:table-cell office:value-type="float" office:value="-7.3035000000000003E-2" table:style-name="ce1">
            <text:p>-0.073035</text:p>
          </table:table-cell>
          <table:table-cell table:style-name="ce3"/>
          <table:table-cell office:value-type="float" office:value="3.4000499999999998" table:style-name="ce7">
            <text:p>3.40005</text:p>
          </table:table-cell>
          <table:table-cell office:value-type="float" office:value="0.63916300000000004" table:style-name="ce7">
            <text:p>0.639163</text:p>
          </table:table-cell>
          <table:table-cell office:value-type="float" office:value="0.65068800000000004" table:style-name="ce7">
            <text:p>0.650688</text:p>
          </table:table-cell>
          <table:table-cell office:value-type="float" office:value="0.65760099999999999" table:style-name="ce7">
            <text:p>0.657601</text:p>
          </table:table-cell>
          <table:table-cell office:value-type="float" office:value="-1.801699999999995E-2" table:formula="of:=[.G39]-[.$G$5]" table:style-name="ce1">
            <text:p>-0.018017</text:p>
          </table:table-cell>
          <table:table-cell office:value-type="float" office:value="-6.4919999999999423E-3" table:formula="of:=[.H39]-[.$G$5]" table:style-name="ce1">
            <text:p>-0.006492</text:p>
          </table:table-cell>
          <table:table-cell office:value-type="float" office:value="4.210000000000047E-4" table:formula="of:=[.I39]-[.$G$5]" table:style-name="ce1">
            <text:p>0.000421</text:p>
          </table:table-cell>
          <table:table-cell office:value-type="float" office:value="3.4000499999999998" table:style-name="ce7">
            <text:p>3.40005</text:p>
          </table:table-cell>
          <table:table-cell office:value-type="float" office:value="-2.3855100000000001E-2" table:style-name="ce7">
            <text:p>-0.0238551</text:p>
          </table:table-cell>
          <table:table-cell office:value-type="float" office:value="-1.19308E-2" table:style-name="ce7">
            <text:p>-0.0119308</text:p>
          </table:table-cell>
          <table:table-cell table:number-columns-repeated="16369"/>
        </table:table-row>
        <table:table-row table:style-name="ro3">
          <table:table-cell office:value-type="float" office:value="3.5" table:style-name="ce1">
            <text:p>3.5</text:p>
          </table:table-cell>
          <table:table-cell office:value-type="float" office:value="-5.9230999999999999E-2" table:style-name="ce1">
            <text:p>-0.059231</text:p>
          </table:table-cell>
          <table:table-cell office:value-type="float" office:value="-0.21585399999999999" table:style-name="ce1">
            <text:p>-0.215854</text:p>
          </table:table-cell>
          <table:table-cell office:value-type="float" office:value="-4.3757999999999998E-2" table:style-name="ce1">
            <text:p>-0.043758</text:p>
          </table:table-cell>
          <table:table-cell table:style-name="ce3"/>
          <table:table-cell office:value-type="float" office:value="3.5000100000000001" table:style-name="ce7">
            <text:p>3.50001</text:p>
          </table:table-cell>
          <table:table-cell office:value-type="float" office:value="0.63972099999999998" table:style-name="ce7">
            <text:p>0.639721</text:p>
          </table:table-cell>
          <table:table-cell office:value-type="float" office:value="0.64819300000000002" table:style-name="ce7">
            <text:p>0.648193</text:p>
          </table:table-cell>
          <table:table-cell office:value-type="float" office:value="0.65656899999999996" table:style-name="ce7">
            <text:p>0.656569</text:p>
          </table:table-cell>
          <table:table-cell office:value-type="float" office:value="-1.7459000000000002E-2" table:formula="of:=[.G40]-[.$G$5]" table:style-name="ce1">
            <text:p>-0.017459</text:p>
          </table:table-cell>
          <table:table-cell office:value-type="float" office:value="-8.9869999999999672E-3" table:formula="of:=[.H40]-[.$G$5]" table:style-name="ce1">
            <text:p>-0.008987</text:p>
          </table:table-cell>
          <table:table-cell office:value-type="float" office:value="-6.1100000000002819E-4" table:formula="of:=[.I40]-[.$G$5]" table:style-name="ce1">
            <text:p>-0.000611</text:p>
          </table:table-cell>
          <table:table-cell office:value-type="float" office:value="3.5000100000000001" table:style-name="ce7">
            <text:p>3.50001</text:p>
          </table:table-cell>
          <table:table-cell office:value-type="float" office:value="-3.4766600000000002E-2" table:style-name="ce7">
            <text:p>-0.0347666</text:p>
          </table:table-cell>
          <table:table-cell office:value-type="float" office:value="-1.11444E-2" table:style-name="ce7">
            <text:p>-0.0111444</text:p>
          </table:table-cell>
          <table:table-cell table:number-columns-repeated="16369"/>
        </table:table-row>
        <table:table-row table:style-name="ro3">
          <table:table-cell office:value-type="float" office:value="3.6" table:style-name="ce1">
            <text:p>3.6</text:p>
          </table:table-cell>
          <table:table-cell office:value-type="float" office:value="-6.1942999999999998E-2" table:style-name="ce1">
            <text:p>-0.061943</text:p>
          </table:table-cell>
          <table:table-cell office:value-type="float" office:value="-0.23217199999999999" table:style-name="ce1">
            <text:p>-0.232172</text:p>
          </table:table-cell>
          <table:table-cell office:value-type="float" office:value="-1.4959E-2" table:style-name="ce1">
            <text:p>-0.014959</text:p>
          </table:table-cell>
          <table:table-cell table:style-name="ce3"/>
          <table:table-cell office:value-type="float" office:value="3.60005" table:style-name="ce7">
            <text:p>3.60005</text:p>
          </table:table-cell>
          <table:table-cell office:value-type="float" office:value="0.64268099999999995" table:style-name="ce7">
            <text:p>0.642681</text:p>
          </table:table-cell>
          <table:table-cell office:value-type="float" office:value="0.64585899999999996" table:style-name="ce7">
            <text:p>0.645859</text:p>
          </table:table-cell>
          <table:table-cell office:value-type="float" office:value="0.65521300000000005" table:style-name="ce7">
            <text:p>0.655213</text:p>
          </table:table-cell>
          <table:table-cell office:value-type="float" office:value="-1.449900000000004E-2" table:formula="of:=[.G41]-[.$G$5]" table:style-name="ce1">
            <text:p>-0.014499</text:p>
          </table:table-cell>
          <table:table-cell office:value-type="float" office:value="-1.1321000000000025E-2" table:formula="of:=[.H41]-[.$G$5]" table:style-name="ce1">
            <text:p>-0.011321</text:p>
          </table:table-cell>
          <table:table-cell office:value-type="float" office:value="-1.966999999999941E-3" table:formula="of:=[.I41]-[.$G$5]" table:style-name="ce1">
            <text:p>-0.001967</text:p>
          </table:table-cell>
          <table:table-cell office:value-type="float" office:value="3.60005" table:style-name="ce7">
            <text:p>3.60005</text:p>
          </table:table-cell>
          <table:table-cell office:value-type="float" office:value="-4.5949200000000003E-2" table:style-name="ce7">
            <text:p>-0.0459492</text:p>
          </table:table-cell>
          <table:table-cell office:value-type="float" office:value="-8.5761699999999993E-3" table:style-name="ce7">
            <text:p>-0.00857617</text:p>
          </table:table-cell>
          <table:table-cell table:number-columns-repeated="16369"/>
        </table:table-row>
        <table:table-row table:style-name="ro3">
          <table:table-cell office:value-type="float" office:value="3.7" table:style-name="ce1">
            <text:p>3.7</text:p>
          </table:table-cell>
          <table:table-cell office:value-type="float" office:value="-6.2009000000000002E-2" table:style-name="ce1">
            <text:p>-0.062009</text:p>
          </table:table-cell>
          <table:table-cell office:value-type="float" office:value="-0.232597" table:style-name="ce1">
            <text:p>-0.232597</text:p>
          </table:table-cell>
          <table:table-cell office:value-type="float" office:value="1.3414000000000001E-2" table:style-name="ce1">
            <text:p>0.013414</text:p>
          </table:table-cell>
          <table:table-cell table:style-name="ce3"/>
          <table:table-cell office:value-type="float" office:value="3.70004" table:style-name="ce7">
            <text:p>3.70004</text:p>
          </table:table-cell>
          <table:table-cell office:value-type="float" office:value="0.64856599999999998" table:style-name="ce7">
            <text:p>0.648566</text:p>
          </table:table-cell>
          <table:table-cell office:value-type="float" office:value="0.643957" table:style-name="ce7">
            <text:p>0.643957</text:p>
          </table:table-cell>
          <table:table-cell office:value-type="float" office:value="0.65355399999999997" table:style-name="ce7">
            <text:p>0.653554</text:p>
          </table:table-cell>
          <table:table-cell office:value-type="float" office:value="-8.6140000000000105E-3" table:formula="of:=[.G42]-[.$G$5]" table:style-name="ce1">
            <text:p>-0.008614</text:p>
          </table:table-cell>
          <table:table-cell office:value-type="float" office:value="-1.3222999999999985E-2" table:formula="of:=[.H42]-[.$G$5]" table:style-name="ce1">
            <text:p>-0.013223</text:p>
          </table:table-cell>
          <table:table-cell office:value-type="float" office:value="-3.6260000000000181E-3" table:formula="of:=[.I42]-[.$G$5]" table:style-name="ce1">
            <text:p>-0.003626</text:p>
          </table:table-cell>
          <table:table-cell office:value-type="float" office:value="3.70004" table:style-name="ce7">
            <text:p>3.70004</text:p>
          </table:table-cell>
          <table:table-cell office:value-type="float" office:value="-5.4106099999999997E-2" table:style-name="ce7">
            <text:p>-0.0541061</text:p>
          </table:table-cell>
          <table:table-cell office:value-type="float" office:value="-4.2995999999999998E-3" table:style-name="ce7">
            <text:p>-0.0042996</text:p>
          </table:table-cell>
          <table:table-cell table:number-columns-repeated="16369"/>
        </table:table-row>
        <table:table-row table:style-name="ro3">
          <table:table-cell office:value-type="float" office:value="3.8" table:style-name="ce1">
            <text:p>3.8</text:p>
          </table:table-cell>
          <table:table-cell office:value-type="float" office:value="-5.9461E-2" table:style-name="ce1">
            <text:p>-0.059461</text:p>
          </table:table-cell>
          <table:table-cell office:value-type="float" office:value="-0.217164" table:style-name="ce1">
            <text:p>-0.217164</text:p>
          </table:table-cell>
          <table:table-cell office:value-type="float" office:value="4.2175999999999998E-2" table:style-name="ce1">
            <text:p>0.042176</text:p>
          </table:table-cell>
          <table:table-cell table:style-name="ce3"/>
          <table:table-cell office:value-type="float" office:value="3.8000500000000001" table:style-name="ce7">
            <text:p>3.80005</text:p>
          </table:table-cell>
          <table:table-cell office:value-type="float" office:value="0.65785199999999999" table:style-name="ce7">
            <text:p>0.657852</text:p>
          </table:table-cell>
          <table:table-cell office:value-type="float" office:value="0.64292899999999997" table:style-name="ce7">
            <text:p>0.642929</text:p>
          </table:table-cell>
          <table:table-cell office:value-type="float" office:value="0.65168899999999996" table:style-name="ce7">
            <text:p>0.651689</text:p>
          </table:table-cell>
          <table:table-cell office:value-type="float" office:value="6.7200000000000593E-4" table:formula="of:=[.G43]-[.$G$5]" table:style-name="ce1">
            <text:p>0.000672</text:p>
          </table:table-cell>
          <table:table-cell office:value-type="float" office:value="-1.4251000000000014E-2" table:formula="of:=[.H43]-[.$G$5]" table:style-name="ce1">
            <text:p>-0.014251</text:p>
          </table:table-cell>
          <table:table-cell office:value-type="float" office:value="-5.4910000000000236E-3" table:formula="of:=[.I43]-[.$G$5]" table:style-name="ce1">
            <text:p>-0.005491</text:p>
          </table:table-cell>
          <table:table-cell office:value-type="float" office:value="3.8000500000000001" table:style-name="ce7">
            <text:p>3.80005</text:p>
          </table:table-cell>
          <table:table-cell office:value-type="float" office:value="-5.8089099999999998E-2" table:style-name="ce7">
            <text:p>-0.0580891</text:p>
          </table:table-cell>
          <table:table-cell office:value-type="float" office:value="2.70412E-3" table:style-name="ce7">
            <text:p>0.00270412</text:p>
          </table:table-cell>
          <table:table-cell table:number-columns-repeated="16369"/>
        </table:table-row>
        <table:table-row table:style-name="ro3">
          <table:table-cell office:value-type="float" office:value="3.9" table:style-name="ce1">
            <text:p>3.9</text:p>
          </table:table-cell>
          <table:table-cell office:value-type="float" office:value="-5.3266000000000001E-2" table:style-name="ce1">
            <text:p>-0.053266</text:p>
          </table:table-cell>
          <table:table-cell office:value-type="float" office:value="-0.18481900000000001" table:style-name="ce1">
            <text:p>-0.184819</text:p>
          </table:table-cell>
          <table:table-cell office:value-type="float" office:value="7.1454000000000004E-2" table:style-name="ce1">
            <text:p>0.071454</text:p>
          </table:table-cell>
          <table:table-cell table:style-name="ce3"/>
          <table:table-cell office:value-type="float" office:value="3.9000499999999998" table:style-name="ce7">
            <text:p>3.90005</text:p>
          </table:table-cell>
          <table:table-cell office:value-type="float" office:value="0.67074800000000001" table:style-name="ce7">
            <text:p>0.670748</text:p>
          </table:table-cell>
          <table:table-cell office:value-type="float" office:value="0.643181" table:style-name="ce7">
            <text:p>0.643181</text:p>
          </table:table-cell>
          <table:table-cell office:value-type="float" office:value="0.64976100000000003" table:style-name="ce7">
            <text:p>0.649761</text:p>
          </table:table-cell>
          <table:table-cell office:value-type="float" office:value="1.3568000000000024E-2" table:formula="of:=[.G44]-[.$G$5]" table:style-name="ce1">
            <text:p>0.013568</text:p>
          </table:table-cell>
          <table:table-cell office:value-type="float" office:value="-1.3998999999999984E-2" table:formula="of:=[.H44]-[.$G$5]" table:style-name="ce1">
            <text:p>-0.013999</text:p>
          </table:table-cell>
          <table:table-cell office:value-type="float" office:value="-7.4189999999999534E-3" table:formula="of:=[.I44]-[.$G$5]" table:style-name="ce1">
            <text:p>-0.007419</text:p>
          </table:table-cell>
          <table:table-cell office:value-type="float" office:value="3.9000499999999998" table:style-name="ce7">
            <text:p>3.90005</text:p>
          </table:table-cell>
          <table:table-cell office:value-type="float" office:value="-5.5471699999999999E-2" table:style-name="ce7">
            <text:p>-0.0554717</text:p>
          </table:table-cell>
          <table:table-cell office:value-type="float" office:value="1.2504899999999999E-2" table:style-name="ce7">
            <text:p>0.0125049</text:p>
          </table:table-cell>
          <table:table-cell table:number-columns-repeated="16369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-4.1918999999999998E-2" table:style-name="ce1">
            <text:p>-0.041919</text:p>
          </table:table-cell>
          <table:table-cell office:value-type="float" office:value="-0.13450699999999999" table:style-name="ce1">
            <text:p>-0.134507</text:p>
          </table:table-cell>
          <table:table-cell office:value-type="float" office:value="9.9548999999999999E-2" table:style-name="ce1">
            <text:p>0.099549</text:p>
          </table:table-cell>
          <table:table-cell table:style-name="ce3"/>
          <table:table-cell office:value-type="float" office:value="4.0000600000000004" table:style-name="ce7">
            <text:p>4.00006</text:p>
          </table:table-cell>
          <table:table-cell office:value-type="float" office:value="0.68652800000000003" table:style-name="ce7">
            <text:p>0.686528</text:p>
          </table:table-cell>
          <table:table-cell office:value-type="float" office:value="0.64523299999999995" table:style-name="ce7">
            <text:p>0.645233</text:p>
          </table:table-cell>
          <table:table-cell office:value-type="float" office:value="0.64792499999999997" table:style-name="ce7">
            <text:p>0.647925</text:p>
          </table:table-cell>
          <table:table-cell office:value-type="float" office:value="2.9348000000000041E-2" table:formula="of:=[.G45]-[.$G$5]" table:style-name="ce1">
            <text:p>0.029348</text:p>
          </table:table-cell>
          <table:table-cell office:value-type="float" office:value="-1.1947000000000041E-2" table:formula="of:=[.H45]-[.$G$5]" table:style-name="ce1">
            <text:p>-0.011947</text:p>
          </table:table-cell>
          <table:table-cell office:value-type="float" office:value="-9.2550000000000132E-3" table:formula="of:=[.I45]-[.$G$5]" table:style-name="ce1">
            <text:p>-0.009255</text:p>
          </table:table-cell>
          <table:table-cell office:value-type="float" office:value="4.0000600000000004" table:style-name="ce7">
            <text:p>4.00006</text:p>
          </table:table-cell>
          <table:table-cell office:value-type="float" office:value="-4.4320100000000001E-2" table:style-name="ce7">
            <text:p>-0.0443201</text:p>
          </table:table-cell>
          <table:table-cell office:value-type="float" office:value="2.7054499999999999E-2" table:style-name="ce7">
            <text:p>0.0270545</text:p>
          </table:table-cell>
          <table:table-cell table:number-columns-repeated="16369"/>
        </table:table-row>
        <table:table-row table:style-name="ro3">
          <table:table-cell office:value-type="float" office:value="4.0999999999999996" table:style-name="ce1">
            <text:p>4.1</text:p>
          </table:table-cell>
          <table:table-cell office:value-type="float" office:value="-2.4395E-2" table:style-name="ce1">
            <text:p>-0.024395</text:p>
          </table:table-cell>
          <table:table-cell office:value-type="float" office:value="-6.6880999999999996E-2" table:style-name="ce1">
            <text:p>-0.066881</text:p>
          </table:table-cell>
          <table:table-cell office:value-type="float" office:value="0.12266100000000001" table:style-name="ce1">
            <text:p>0.122661</text:p>
          </table:table-cell>
          <table:table-cell table:style-name="ce3"/>
          <table:table-cell office:value-type="float" office:value="4.10006" table:style-name="ce7">
            <text:p>4.10006</text:p>
          </table:table-cell>
          <table:table-cell office:value-type="float" office:value="0.70288200000000001" table:style-name="ce7">
            <text:p>0.702882</text:p>
          </table:table-cell>
          <table:table-cell office:value-type="float" office:value="0.64963800000000005" table:style-name="ce7">
            <text:p>0.649638</text:p>
          </table:table-cell>
          <table:table-cell office:value-type="float" office:value="0.64644999999999997" table:style-name="ce7">
            <text:p>0.64645</text:p>
          </table:table-cell>
          <table:table-cell office:value-type="float" office:value="4.570200000000002E-2" table:formula="of:=[.G46]-[.$G$5]" table:style-name="ce1">
            <text:p>0.045702</text:p>
          </table:table-cell>
          <table:table-cell office:value-type="float" office:value="-7.5419999999999376E-3" table:formula="of:=[.H46]-[.$G$5]" table:style-name="ce1">
            <text:p>-0.007542</text:p>
          </table:table-cell>
          <table:table-cell office:value-type="float" office:value="-1.0730000000000017E-2" table:formula="of:=[.I46]-[.$G$5]" table:style-name="ce1">
            <text:p>-0.01073</text:p>
          </table:table-cell>
          <table:table-cell office:value-type="float" office:value="4.10006" table:style-name="ce7">
            <text:p>4.10006</text:p>
          </table:table-cell>
          <table:table-cell office:value-type="float" office:value="-2.5240499999999999E-2" table:style-name="ce7">
            <text:p>-0.0252405</text:p>
          </table:table-cell>
          <table:table-cell office:value-type="float" office:value="4.2969500000000001E-2" table:style-name="ce7">
            <text:p>0.0429695</text:p>
          </table:table-cell>
          <table:table-cell table:number-columns-repeated="16369"/>
        </table:table-row>
        <table:table-row table:style-name="ro3">
          <table:table-cell office:value-type="float" office:value="4.2" table:style-name="ce1">
            <text:p>4.2</text:p>
          </table:table-cell>
          <table:table-cell office:value-type="float" office:value="-1.0640000000000001E-3" table:style-name="ce1">
            <text:p>-0.001064</text:p>
          </table:table-cell>
          <table:table-cell office:value-type="float" office:value="1.4126E-2" table:style-name="ce1">
            <text:p>0.014126</text:p>
          </table:table-cell>
          <table:table-cell office:value-type="float" office:value="0.135657" table:style-name="ce1">
            <text:p>0.135657</text:p>
          </table:table-cell>
          <table:table-cell table:style-name="ce3"/>
          <table:table-cell office:value-type="float" office:value="4.2000099999999998" table:style-name="ce7">
            <text:p>4.20001</text:p>
          </table:table-cell>
          <table:table-cell office:value-type="float" office:value="0.716669" table:style-name="ce7">
            <text:p>0.716669</text:p>
          </table:table-cell>
          <table:table-cell office:value-type="float" office:value="0.65682300000000005" table:style-name="ce7">
            <text:p>0.656823</text:p>
          </table:table-cell>
          <table:table-cell office:value-type="float" office:value="0.64569900000000002" table:style-name="ce7">
            <text:p>0.645699</text:p>
          </table:table-cell>
          <table:table-cell office:value-type="float" office:value="5.9489000000000014E-2" table:formula="of:=[.G47]-[.$G$5]" table:style-name="ce1">
            <text:p>0.059489</text:p>
          </table:table-cell>
          <table:table-cell office:value-type="float" office:value="-3.569999999999407E-4" table:formula="of:=[.H47]-[.$G$5]" table:style-name="ce1">
            <text:p>-0.000357</text:p>
          </table:table-cell>
          <table:table-cell office:value-type="float" office:value="-1.1480999999999963E-2" table:formula="of:=[.I47]-[.$G$5]" table:style-name="ce1">
            <text:p>-0.011481</text:p>
          </table:table-cell>
          <table:table-cell office:value-type="float" office:value="4.2000099999999998" table:style-name="ce7">
            <text:p>4.20001</text:p>
          </table:table-cell>
          <table:table-cell office:value-type="float" office:value="3.9872800000000002E-3" table:style-name="ce7">
            <text:p>0.00398728</text:p>
          </table:table-cell>
          <table:table-cell office:value-type="float" office:value="5.7859000000000001E-2" table:style-name="ce7">
            <text:p>0.057859</text:p>
          </table:table-cell>
          <table:table-cell table:number-columns-repeated="16369"/>
        </table:table-row>
        <table:table-row table:style-name="ro3">
          <table:table-cell office:value-type="float" office:value="4.3" table:style-name="ce1">
            <text:p>4.3</text:p>
          </table:table-cell>
          <table:table-cell office:value-type="float" office:value="2.5826000000000002E-2" table:style-name="ce1">
            <text:p>0.025826</text:p>
          </table:table-cell>
          <table:table-cell office:value-type="float" office:value="0.100659" table:style-name="ce1">
            <text:p>0.100659</text:p>
          </table:table-cell>
          <table:table-cell office:value-type="float" office:value="0.13367100000000001" table:style-name="ce1">
            <text:p>0.133671</text:p>
          </table:table-cell>
          <table:table-cell table:style-name="ce3"/>
          <table:table-cell office:value-type="float" office:value="4.3000100000000003" table:style-name="ce7">
            <text:p>4.30001</text:p>
          </table:table-cell>
          <table:table-cell office:value-type="float" office:value="0.72336" table:style-name="ce7">
            <text:p>0.72336</text:p>
          </table:table-cell>
          <table:table-cell office:value-type="float" office:value="0.66698199999999996" table:style-name="ce7">
            <text:p>0.666982</text:p>
          </table:table-cell>
          <table:table-cell office:value-type="float" office:value="0.64604899999999998" table:style-name="ce7">
            <text:p>0.646049</text:p>
          </table:table-cell>
          <table:table-cell office:value-type="float" office:value="6.6180000000000017E-2" table:formula="of:=[.G48]-[.$G$5]" table:style-name="ce1">
            <text:p>0.06618</text:p>
          </table:table-cell>
          <table:table-cell office:value-type="float" office:value="9.8019999999999774E-3" table:formula="of:=[.H48]-[.$G$5]" table:style-name="ce1">
            <text:p>0.009802</text:p>
          </table:table-cell>
          <table:table-cell office:value-type="float" office:value="-1.1131000000000002E-2" table:formula="of:=[.I48]-[.$G$5]" table:style-name="ce1">
            <text:p>-0.011131</text:p>
          </table:table-cell>
          <table:table-cell office:value-type="float" office:value="4.3000100000000003" table:style-name="ce7">
            <text:p>4.30001</text:p>
          </table:table-cell>
          <table:table-cell office:value-type="float" office:value="4.15892E-2" table:style-name="ce7">
            <text:p>0.0415892</text:p>
          </table:table-cell>
          <table:table-cell office:value-type="float" office:value="6.5378800000000001E-2" table:style-name="ce7">
            <text:p>0.0653788</text:p>
          </table:table-cell>
          <table:table-cell table:number-columns-repeated="16369"/>
        </table:table-row>
        <table:table-row table:style-name="ro3">
          <table:table-cell office:value-type="float" office:value="4.4000000000000004" table:style-name="ce1">
            <text:p>4.4</text:p>
          </table:table-cell>
          <table:table-cell office:value-type="float" office:value="5.2361999999999999E-2" table:style-name="ce1">
            <text:p>0.052362</text:p>
          </table:table-cell>
          <table:table-cell office:value-type="float" office:value="0.18168599999999999" table:style-name="ce1">
            <text:p>0.181686</text:p>
          </table:table-cell>
          <table:table-cell office:value-type="float" office:value="0.113957" table:style-name="ce1">
            <text:p>0.113957</text:p>
          </table:table-cell>
          <table:table-cell table:style-name="ce3"/>
          <table:table-cell office:value-type="float" office:value="4.4000500000000002" table:style-name="ce7">
            <text:p>4.40005</text:p>
          </table:table-cell>
          <table:table-cell office:value-type="float" office:value="0.719167" table:style-name="ce7">
            <text:p>0.719167</text:p>
          </table:table-cell>
          <table:table-cell office:value-type="float" office:value="0.67971400000000004" table:style-name="ce7">
            <text:p>0.679714</text:p>
          </table:table-cell>
          <table:table-cell office:value-type="float" office:value="0.64791100000000001" table:style-name="ce7">
            <text:p>0.647911</text:p>
          </table:table-cell>
          <table:table-cell office:value-type="float" office:value="6.1987000000000014E-2" table:formula="of:=[.G49]-[.$G$5]" table:style-name="ce1">
            <text:p>0.061987</text:p>
          </table:table-cell>
          <table:table-cell office:value-type="float" office:value="2.2534000000000054E-2" table:formula="of:=[.H49]-[.$G$5]" table:style-name="ce1">
            <text:p>0.022534</text:p>
          </table:table-cell>
          <table:table-cell office:value-type="float" office:value="-9.2689999999999717E-3" table:formula="of:=[.I49]-[.$G$5]" table:style-name="ce1">
            <text:p>-0.009269</text:p>
          </table:table-cell>
          <table:table-cell office:value-type="float" office:value="4.4000500000000002" table:style-name="ce7">
            <text:p>4.40005</text:p>
          </table:table-cell>
          <table:table-cell office:value-type="float" office:value="8.6779899999999993E-2" table:style-name="ce7">
            <text:p>0.0867799</text:p>
          </table:table-cell>
          <table:table-cell office:value-type="float" office:value="6.38711E-2" table:style-name="ce7">
            <text:p>0.0638711</text:p>
          </table:table-cell>
          <table:table-cell table:number-columns-repeated="16369"/>
        </table:table-row>
        <table:table-row table:style-name="ro3">
          <table:table-cell office:value-type="float" office:value="4.5" table:style-name="ce1">
            <text:p>4.5</text:p>
          </table:table-cell>
          <table:table-cell office:value-type="float" office:value="7.3833999999999997E-2" table:style-name="ce1">
            <text:p>0.073834</text:p>
          </table:table-cell>
          <table:table-cell office:value-type="float" office:value="0.24505099999999999" table:style-name="ce1">
            <text:p>0.245051</text:p>
          </table:table-cell>
          <table:table-cell office:value-type="float" office:value="7.7274999999999996E-2" table:style-name="ce1">
            <text:p>0.077275</text:p>
          </table:table-cell>
          <table:table-cell table:style-name="ce3"/>
          <table:table-cell office:value-type="float" office:value="4.5000499999999999" table:style-name="ce7">
            <text:p>4.50005</text:p>
          </table:table-cell>
          <table:table-cell office:value-type="float" office:value="0.70442899999999997" table:style-name="ce7">
            <text:p>0.704429</text:p>
          </table:table-cell>
          <table:table-cell office:value-type="float" office:value="0.69354899999999997" table:style-name="ce7">
            <text:p>0.693549</text:p>
          </table:table-cell>
          <table:table-cell office:value-type="float" office:value="0.65166800000000003" table:style-name="ce7">
            <text:p>0.651668</text:p>
          </table:table-cell>
          <table:table-cell office:value-type="float" office:value="4.7248999999999985E-2" table:formula="of:=[.G50]-[.$G$5]" table:style-name="ce1">
            <text:p>0.047249</text:p>
          </table:table-cell>
          <table:table-cell office:value-type="float" office:value="3.6368999999999985E-2" table:formula="of:=[.H50]-[.$G$5]" table:style-name="ce1">
            <text:p>0.036369</text:p>
          </table:table-cell>
          <table:table-cell office:value-type="float" office:value="-5.5119999999999614E-3" table:formula="of:=[.I50]-[.$G$5]" table:style-name="ce1">
            <text:p>-0.005512</text:p>
          </table:table-cell>
          <table:table-cell office:value-type="float" office:value="4.5000499999999999" table:style-name="ce7">
            <text:p>4.50005</text:p>
          </table:table-cell>
          <table:table-cell office:value-type="float" office:value="0.13223699999999999" table:style-name="ce7">
            <text:p>0.132237</text:p>
          </table:table-cell>
          <table:table-cell office:value-type="float" office:value="5.3524099999999998E-2" table:style-name="ce7">
            <text:p>0.0535241</text:p>
          </table:table-cell>
          <table:table-cell table:number-columns-repeated="16369"/>
        </table:table-row>
        <table:table-row table:style-name="ro3">
          <table:table-cell office:value-type="float" office:value="4.5999999999999996" table:style-name="ce1">
            <text:p>4.6</text:p>
          </table:table-cell>
          <table:table-cell office:value-type="float" office:value="8.6004999999999998E-2" table:style-name="ce1">
            <text:p>0.086005</text:p>
          </table:table-cell>
          <table:table-cell office:value-type="float" office:value="0.28028199999999998" table:style-name="ce1">
            <text:p>0.280282</text:p>
          </table:table-cell>
          <table:table-cell office:value-type="float" office:value="2.8268999999999999E-2" table:style-name="ce1">
            <text:p>0.028269</text:p>
          </table:table-cell>
          <table:table-cell table:style-name="ce3"/>
          <table:table-cell office:value-type="float" office:value="4.6000300000000003" table:style-name="ce7">
            <text:p>4.60003</text:p>
          </table:table-cell>
          <table:table-cell office:value-type="float" office:value="0.68224200000000002" table:style-name="ce7">
            <text:p>0.682242</text:p>
          </table:table-cell>
          <table:table-cell office:value-type="float" office:value="0.70675100000000002" table:style-name="ce7">
            <text:p>0.706751</text:p>
          </table:table-cell>
          <table:table-cell office:value-type="float" office:value="0.65756899999999996" table:style-name="ce7">
            <text:p>0.657569</text:p>
          </table:table-cell>
          <table:table-cell office:value-type="float" office:value="2.5062000000000029E-2" table:formula="of:=[.G51]-[.$G$5]" table:style-name="ce1">
            <text:p>0.025062</text:p>
          </table:table-cell>
          <table:table-cell office:value-type="float" office:value="4.9571000000000032E-2" table:formula="of:=[.H51]-[.$G$5]" table:style-name="ce1">
            <text:p>0.049571</text:p>
          </table:table-cell>
          <table:table-cell office:value-type="float" office:value="3.889999999999727E-4" table:formula="of:=[.I51]-[.$G$5]" table:style-name="ce1">
            <text:p>0.000389</text:p>
          </table:table-cell>
          <table:table-cell office:value-type="float" office:value="4.6000300000000003" table:style-name="ce7">
            <text:p>4.60003</text:p>
          </table:table-cell>
          <table:table-cell office:value-type="float" office:value="0.16957900000000001" table:style-name="ce7">
            <text:p>0.169579</text:p>
          </table:table-cell>
          <table:table-cell office:value-type="float" office:value="3.5937799999999999E-2" table:style-name="ce7">
            <text:p>0.0359378</text:p>
          </table:table-cell>
          <table:table-cell table:number-columns-repeated="16369"/>
        </table:table-row>
        <table:table-row table:style-name="ro3">
          <table:table-cell office:value-type="float" office:value="4.7" table:style-name="ce1">
            <text:p>4.7</text:p>
          </table:table-cell>
          <table:table-cell office:value-type="float" office:value="8.6338999999999999E-2" table:style-name="ce1">
            <text:p>0.086339</text:p>
          </table:table-cell>
          <table:table-cell office:value-type="float" office:value="0.28124300000000002" table:style-name="ce1">
            <text:p>0.281243</text:p>
          </table:table-cell>
          <table:table-cell office:value-type="float" office:value="-2.5395999999999998E-2" table:style-name="ce1">
            <text:p>-0.025396</text:p>
          </table:table-cell>
          <table:table-cell table:style-name="ce3"/>
          <table:table-cell office:value-type="float" office:value="4.7000200000000003" table:style-name="ce7">
            <text:p>4.70002</text:p>
          </table:table-cell>
          <table:table-cell office:value-type="float" office:value="0.65742900000000004" table:style-name="ce7">
            <text:p>0.657429</text:p>
          </table:table-cell>
          <table:table-cell office:value-type="float" office:value="0.71495699999999995" table:style-name="ce7">
            <text:p>0.714957</text:p>
          </table:table-cell>
          <table:table-cell office:value-type="float" office:value="0.66573099999999996" table:style-name="ce7">
            <text:p>0.665731</text:p>
          </table:table-cell>
          <table:table-cell office:value-type="float" office:value="2.4900000000005473E-4" table:formula="of:=[.G52]-[.$G$5]" table:style-name="ce1">
            <text:p>0.000249</text:p>
          </table:table-cell>
          <table:table-cell office:value-type="float" office:value="5.7776999999999967E-2" table:formula="of:=[.H52]-[.$G$5]" table:style-name="ce1">
            <text:p>0.057777</text:p>
          </table:table-cell>
          <table:table-cell office:value-type="float" office:value="8.5509999999999753E-3" table:formula="of:=[.I52]-[.$G$5]" table:style-name="ce1">
            <text:p>0.008551</text:p>
          </table:table-cell>
          <table:table-cell office:value-type="float" office:value="4.7000200000000003" table:style-name="ce7">
            <text:p>4.70002</text:p>
          </table:table-cell>
          <table:table-cell office:value-type="float" office:value="0.19078300000000001" table:style-name="ce7">
            <text:p>0.190783</text:p>
          </table:table-cell>
          <table:table-cell office:value-type="float" office:value="8.0105300000000001E-3" table:style-name="ce7">
            <text:p>0.00801053</text:p>
          </table:table-cell>
          <table:table-cell table:number-columns-repeated="16369"/>
        </table:table-row>
        <table:table-row table:style-name="ro3">
          <table:table-cell office:value-type="float" office:value="4.8" table:style-name="ce1">
            <text:p>4.8</text:p>
          </table:table-cell>
          <table:table-cell office:value-type="float" office:value="7.4765999999999999E-2" table:style-name="ce1">
            <text:p>0.074766</text:p>
          </table:table-cell>
          <table:table-cell office:value-type="float" office:value="0.24776500000000001" table:style-name="ce1">
            <text:p>0.247765</text:p>
          </table:table-cell>
          <table:table-cell office:value-type="float" office:value="-7.4871999999999994E-2" table:style-name="ce1">
            <text:p>-0.074872</text:p>
          </table:table-cell>
          <table:table-cell table:style-name="ce3"/>
          <table:table-cell office:value-type="float" office:value="4.8000400000000001" table:style-name="ce7">
            <text:p>4.80004</text:p>
          </table:table-cell>
          <table:table-cell office:value-type="float" office:value="0.63385999999999998" table:style-name="ce7">
            <text:p>0.63386</text:p>
          </table:table-cell>
          <table:table-cell office:value-type="float" office:value="0.715333" table:style-name="ce7">
            <text:p>0.715333</text:p>
          </table:table-cell>
          <table:table-cell office:value-type="float" office:value="0.67596599999999996" table:style-name="ce7">
            <text:p>0.675966</text:p>
          </table:table-cell>
          <table:table-cell office:value-type="float" office:value="-2.3320000000000007E-2" table:formula="of:=[.G53]-[.$G$5]" table:style-name="ce1">
            <text:p>-0.02332</text:p>
          </table:table-cell>
          <table:table-cell office:value-type="float" office:value="5.815300000000001E-2" table:formula="of:=[.H53]-[.$G$5]" table:style-name="ce1">
            <text:p>0.058153</text:p>
          </table:table-cell>
          <table:table-cell office:value-type="float" office:value="1.8785999999999969E-2" table:formula="of:=[.I53]-[.$G$5]" table:style-name="ce1">
            <text:p>0.018786</text:p>
          </table:table-cell>
          <table:table-cell office:value-type="float" office:value="4.8000400000000001" table:style-name="ce7">
            <text:p>4.80004</text:p>
          </table:table-cell>
          <table:table-cell office:value-type="float" office:value="0.18914400000000001" table:style-name="ce7">
            <text:p>0.189144</text:p>
          </table:table-cell>
          <table:table-cell office:value-type="float" office:value="-3.0606399999999999E-2" table:style-name="ce7">
            <text:p>-0.0306064</text:p>
          </table:table-cell>
          <table:table-cell table:number-columns-repeated="16369"/>
        </table:table-row>
        <table:table-row table:style-name="ro3">
          <table:table-cell office:value-type="float" office:value="4.9000000000000004" table:style-name="ce1">
            <text:p>4.9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0.18568699999999999" table:style-name="ce1">
            <text:p>0.185687</text:p>
          </table:table-cell>
          <table:table-cell office:value-type="float" office:value="-0.112376" table:style-name="ce1">
            <text:p>-0.112376</text:p>
          </table:table-cell>
          <table:table-cell table:style-name="ce3"/>
          <table:table-cell office:value-type="float" office:value="4.9000399999999997" table:style-name="ce7">
            <text:p>4.90004</text:p>
          </table:table-cell>
          <table:table-cell office:value-type="float" office:value="0.61449299999999996" table:style-name="ce7">
            <text:p>0.614493</text:p>
          </table:table-cell>
          <table:table-cell office:value-type="float" office:value="0.70698399999999995" table:style-name="ce7">
            <text:p>0.706984</text:p>
          </table:table-cell>
          <table:table-cell office:value-type="float" office:value="0.68745500000000004" table:style-name="ce7">
            <text:p>0.687455</text:p>
          </table:table-cell>
          <table:table-cell office:value-type="float" office:value="-4.268700000000003E-2" table:formula="of:=[.G54]-[.$G$5]" table:style-name="ce1">
            <text:p>-0.042687</text:p>
          </table:table-cell>
          <table:table-cell office:value-type="float" office:value="4.9803999999999959E-2" table:formula="of:=[.H54]-[.$G$5]" table:style-name="ce1">
            <text:p>0.049804</text:p>
          </table:table-cell>
          <table:table-cell office:value-type="float" office:value="3.0275000000000052E-2" table:formula="of:=[.I54]-[.$G$5]" table:style-name="ce1">
            <text:p>0.030275</text:p>
          </table:table-cell>
          <table:table-cell office:value-type="float" office:value="4.9000399999999997" table:style-name="ce7">
            <text:p>4.90004</text:p>
          </table:table-cell>
          <table:table-cell office:value-type="float" office:value="0.163573" table:style-name="ce7">
            <text:p>0.163573</text:p>
          </table:table-cell>
          <table:table-cell office:value-type="float" office:value="-6.7086400000000004E-2" table:style-name="ce7">
            <text:p>-0.0670864</text:p>
          </table:table-cell>
          <table:table-cell table:number-columns-repeated="16369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float" office:value="2.7317000000000001E-2" table:style-name="ce1">
            <text:p>0.027317</text:p>
          </table:table-cell>
          <table:table-cell office:value-type="float" office:value="0.105309" table:style-name="ce1">
            <text:p>0.105309</text:p>
          </table:table-cell>
          <table:table-cell office:value-type="float" office:value="-0.13306599999999999" table:style-name="ce1">
            <text:p>-0.133066</text:p>
          </table:table-cell>
          <table:table-cell table:style-name="ce3"/>
          <table:table-cell office:value-type="float" office:value="5.0000200000000001" table:style-name="ce7">
            <text:p>5.00002</text:p>
          </table:table-cell>
          <table:table-cell office:value-type="float" office:value="0.59993099999999999" table:style-name="ce7">
            <text:p>0.599931</text:p>
          </table:table-cell>
          <table:table-cell office:value-type="float" office:value="0.69067900000000004" table:style-name="ce7">
            <text:p>0.690679</text:p>
          </table:table-cell>
          <table:table-cell office:value-type="float" office:value="0.69857199999999997" table:style-name="ce7">
            <text:p>0.698572</text:p>
          </table:table-cell>
          <table:table-cell office:value-type="float" office:value="-5.7248999999999994E-2" table:formula="of:=[.G55]-[.$G$5]" table:style-name="ce1">
            <text:p>-0.057249</text:p>
          </table:table-cell>
          <table:table-cell office:value-type="float" office:value="3.3499000000000057E-2" table:formula="of:=[.H55]-[.$G$5]" table:style-name="ce1">
            <text:p>0.033499</text:p>
          </table:table-cell>
          <table:table-cell office:value-type="float" office:value="4.1391999999999984E-2" table:formula="of:=[.I55]-[.$G$5]" table:style-name="ce1">
            <text:p>0.041392</text:p>
          </table:table-cell>
          <table:table-cell office:value-type="float" office:value="5.0000200000000001" table:style-name="ce7">
            <text:p>5.00002</text:p>
          </table:table-cell>
          <table:table-cell office:value-type="float" office:value="0.119254" table:style-name="ce7">
            <text:p>0.119254</text:p>
          </table:table-cell>
          <table:table-cell office:value-type="float" office:value="-9.7237799999999999E-2" table:style-name="ce7">
            <text:p>-0.0972378</text:p>
          </table:table-cell>
          <table:table-cell table:number-columns-repeated="16369"/>
        </table:table-row>
        <table:table-row table:style-name="ro3">
          <table:table-cell office:value-type="float" office:value="5.0999999999999996" table:style-name="ce1">
            <text:p>5.1</text:p>
          </table:table-cell>
          <table:table-cell office:value-type="float" office:value="3.3300000000000002E-4" table:style-name="ce1">
            <text:p>0.000333</text:p>
          </table:table-cell>
          <table:table-cell office:value-type="float" office:value="1.8770999999999999E-2" table:style-name="ce1">
            <text:p>0.018771</text:p>
          </table:table-cell>
          <table:table-cell office:value-type="float" office:value="-0.13597100000000001" table:style-name="ce1">
            <text:p>-0.135971</text:p>
          </table:table-cell>
          <table:table-cell table:style-name="ce3"/>
          <table:table-cell office:value-type="float" office:value="5.10006" table:style-name="ce7">
            <text:p>5.10006</text:p>
          </table:table-cell>
          <table:table-cell office:value-type="float" office:value="0.59089100000000006" table:style-name="ce7">
            <text:p>0.590891</text:p>
          </table:table-cell>
          <table:table-cell office:value-type="float" office:value="0.66985399999999995" table:style-name="ce7">
            <text:p>0.669854</text:p>
          </table:table-cell>
          <table:table-cell office:value-type="float" office:value="0.70699400000000001" table:style-name="ce7">
            <text:p>0.706994</text:p>
          </table:table-cell>
          <table:table-cell office:value-type="float" office:value="-6.6288999999999931E-2" table:formula="of:=[.G56]-[.$G$5]" table:style-name="ce1">
            <text:p>-0.066289</text:p>
          </table:table-cell>
          <table:table-cell office:value-type="float" office:value="1.2673999999999963E-2" table:formula="of:=[.H56]-[.$G$5]" table:style-name="ce1">
            <text:p>0.012674</text:p>
          </table:table-cell>
          <table:table-cell office:value-type="float" office:value="4.9814000000000025E-2" table:formula="of:=[.I56]-[.$G$5]" table:style-name="ce1">
            <text:p>0.049814</text:p>
          </table:table-cell>
          <table:table-cell office:value-type="float" office:value="5.10006" table:style-name="ce7">
            <text:p>5.10006</text:p>
          </table:table-cell>
          <table:table-cell office:value-type="float" office:value="5.90742E-2" table:style-name="ce7">
            <text:p>0.0590742</text:p>
          </table:table-cell>
          <table:table-cell office:value-type="float" office:value="-0.11962399999999999" table:style-name="ce7">
            <text:p>-0.119624</text:p>
          </table:table-cell>
          <table:table-cell table:number-columns-repeated="16369"/>
        </table:table-row>
        <table:table-row table:style-name="ro3">
          <table:table-cell office:value-type="float" office:value="5.2" table:style-name="ce1">
            <text:p>5.2</text:p>
          </table:table-cell>
          <table:table-cell office:value-type="float" office:value="-2.3265000000000001E-2" table:style-name="ce1">
            <text:p>-0.023265</text:p>
          </table:table-cell>
          <table:table-cell office:value-type="float" office:value="-6.2771999999999994E-2" table:style-name="ce1">
            <text:p>-0.062772</text:p>
          </table:table-cell>
          <table:table-cell office:value-type="float" office:value="-0.12367499999999999" table:style-name="ce1">
            <text:p>-0.123675</text:p>
          </table:table-cell>
          <table:table-cell table:style-name="ce3"/>
          <table:table-cell office:value-type="float" office:value="5.2000299999999999" table:style-name="ce7">
            <text:p>5.20003</text:p>
          </table:table-cell>
          <table:table-cell office:value-type="float" office:value="0.58637099999999998" table:style-name="ce7">
            <text:p>0.586371</text:p>
          </table:table-cell>
          <table:table-cell office:value-type="float" office:value="0.64831399999999995" table:style-name="ce7">
            <text:p>0.648314</text:p>
          </table:table-cell>
          <table:table-cell office:value-type="float" office:value="0.71013899999999996" table:style-name="ce7">
            <text:p>0.710139</text:p>
          </table:table-cell>
          <table:table-cell office:value-type="float" office:value="-7.0809000000000011E-2" table:formula="of:=[.G57]-[.$G$5]" table:style-name="ce1">
            <text:p>-0.070809</text:p>
          </table:table-cell>
          <table:table-cell office:value-type="float" office:value="-8.8660000000000405E-3" table:formula="of:=[.H57]-[.$G$5]" table:style-name="ce1">
            <text:p>-0.008866</text:p>
          </table:table-cell>
          <table:table-cell office:value-type="float" office:value="5.2958999999999978E-2" table:formula="of:=[.I57]-[.$G$5]" table:style-name="ce1">
            <text:p>0.052959</text:p>
          </table:table-cell>
          <table:table-cell office:value-type="float" office:value="5.2000299999999999" table:style-name="ce7">
            <text:p>5.20003</text:p>
          </table:table-cell>
          <table:table-cell office:value-type="float" office:value="-1.9560399999999999E-2" table:style-name="ce7">
            <text:p>-0.0195604</text:p>
          </table:table-cell>
          <table:table-cell office:value-type="float" office:value="-0.127775" table:style-name="ce7">
            <text:p>-0.127775</text:p>
          </table:table-cell>
          <table:table-cell table:number-columns-repeated="16369"/>
        </table:table-row>
        <table:table-row table:style-name="ro3">
          <table:table-cell office:value-type="float" office:value="5.3" table:style-name="ce1">
            <text:p>5.3</text:p>
          </table:table-cell>
          <table:table-cell office:value-type="float" office:value="-4.113E-2" table:style-name="ce1">
            <text:p>-0.04113</text:p>
          </table:table-cell>
          <table:table-cell office:value-type="float" office:value="-0.13125999999999999" table:style-name="ce1">
            <text:p>-0.13126</text:p>
          </table:table-cell>
          <table:table-cell office:value-type="float" office:value="-0.100975" table:style-name="ce1">
            <text:p>-0.100975</text:p>
          </table:table-cell>
          <table:table-cell table:style-name="ce3"/>
          <table:table-cell office:value-type="float" office:value="5.30002" table:style-name="ce7">
            <text:p>5.30002</text:p>
          </table:table-cell>
          <table:table-cell office:value-type="float" office:value="0.58743400000000001" table:style-name="ce7">
            <text:p>0.587434</text:p>
          </table:table-cell>
          <table:table-cell office:value-type="float" office:value="0.62850200000000001" table:style-name="ce7">
            <text:p>0.628502</text:p>
          </table:table-cell>
          <table:table-cell office:value-type="float" office:value="0.706063" table:style-name="ce7">
            <text:p>0.706063</text:p>
          </table:table-cell>
          <table:table-cell office:value-type="float" office:value="-6.9745999999999975E-2" table:formula="of:=[.G58]-[.$G$5]" table:style-name="ce1">
            <text:p>-0.069746</text:p>
          </table:table-cell>
          <table:table-cell office:value-type="float" office:value="-2.8677999999999981E-2" table:formula="of:=[.H58]-[.$G$5]" table:style-name="ce1">
            <text:p>-0.028678</text:p>
          </table:table-cell>
          <table:table-cell office:value-type="float" office:value="4.888300000000001E-2" table:formula="of:=[.I58]-[.$G$5]" table:style-name="ce1">
            <text:p>0.048883</text:p>
          </table:table-cell>
          <table:table-cell office:value-type="float" office:value="5.30002" table:style-name="ce7">
            <text:p>5.30002</text:p>
          </table:table-cell>
          <table:table-cell office:value-type="float" office:value="-9.6183599999999994E-2" table:style-name="ce7">
            <text:p>-0.0961836</text:p>
          </table:table-cell>
          <table:table-cell office:value-type="float" office:value="-0.116415" table:style-name="ce7">
            <text:p>-0.116415</text:p>
          </table:table-cell>
          <table:table-cell table:number-columns-repeated="16369"/>
        </table:table-row>
        <table:table-row table:style-name="ro3">
          <table:table-cell office:value-type="float" office:value="5.4" table:style-name="ce1">
            <text:p>5.4</text:p>
          </table:table-cell>
          <table:table-cell office:value-type="float" office:value="-5.2796000000000003E-2" table:style-name="ce1">
            <text:p>-0.052796</text:p>
          </table:table-cell>
          <table:table-cell office:value-type="float" office:value="-0.18255399999999999" table:style-name="ce1">
            <text:p>-0.182554</text:p>
          </table:table-cell>
          <table:table-cell office:value-type="float" office:value="-7.3035000000000003E-2" table:style-name="ce1">
            <text:p>-0.073035</text:p>
          </table:table-cell>
          <table:table-cell table:style-name="ce3"/>
          <table:table-cell office:value-type="float" office:value="5.40001" table:style-name="ce7">
            <text:p>5.40001</text:p>
          </table:table-cell>
          <table:table-cell office:value-type="float" office:value="0.59395799999999999" table:style-name="ce7">
            <text:p>0.593958</text:p>
          </table:table-cell>
          <table:table-cell office:value-type="float" office:value="0.61190800000000001" table:style-name="ce7">
            <text:p>0.611908</text:p>
          </table:table-cell>
          <table:table-cell office:value-type="float" office:value="0.69479800000000003" table:style-name="ce7">
            <text:p>0.694798</text:p>
          </table:table-cell>
          <table:table-cell office:value-type="float" office:value="-6.3222E-2" table:formula="of:=[.G59]-[.$G$5]" table:style-name="ce1">
            <text:p>-0.063222</text:p>
          </table:table-cell>
          <table:table-cell office:value-type="float" office:value="-4.5271999999999979E-2" table:formula="of:=[.H59]-[.$G$5]" table:style-name="ce1">
            <text:p>-0.045272</text:p>
          </table:table-cell>
          <table:table-cell office:value-type="float" office:value="3.761800000000004E-2" table:formula="of:=[.I59]-[.$G$5]" table:style-name="ce1">
            <text:p>0.037618</text:p>
          </table:table-cell>
          <table:table-cell office:value-type="float" office:value="5.40001" table:style-name="ce7">
            <text:p>5.40001</text:p>
          </table:table-cell>
          <table:table-cell office:value-type="float" office:value="-0.15264900000000001" table:style-name="ce7">
            <text:p>-0.152649</text:p>
          </table:table-cell>
          <table:table-cell office:value-type="float" office:value="-9.7887399999999999E-2" table:style-name="ce7">
            <text:p>-0.0978874</text:p>
          </table:table-cell>
          <table:table-cell table:number-columns-repeated="16369"/>
        </table:table-row>
        <table:table-row table:style-name="ro3">
          <table:table-cell office:value-type="float" office:value="5.5" table:style-name="ce1">
            <text:p>5.5</text:p>
          </table:table-cell>
          <table:table-cell office:value-type="float" office:value="-5.9230999999999999E-2" table:style-name="ce1">
            <text:p>-0.059231</text:p>
          </table:table-cell>
          <table:table-cell office:value-type="float" office:value="-0.21585399999999999" table:style-name="ce1">
            <text:p>-0.215854</text:p>
          </table:table-cell>
          <table:table-cell office:value-type="float" office:value="-4.3757999999999998E-2" table:style-name="ce1">
            <text:p>-0.043758</text:p>
          </table:table-cell>
          <table:table-cell table:style-name="ce3"/>
          <table:table-cell office:value-type="float" office:value="5.5000200000000001" table:style-name="ce7">
            <text:p>5.50002</text:p>
          </table:table-cell>
          <table:table-cell office:value-type="float" office:value="0.60608799999999996" table:style-name="ce7">
            <text:p>0.606088</text:p>
          </table:table-cell>
          <table:table-cell office:value-type="float" office:value="0.59966900000000001" table:style-name="ce7">
            <text:p>0.599669</text:p>
          </table:table-cell>
          <table:table-cell office:value-type="float" office:value="0.67824899999999999" table:style-name="ce7">
            <text:p>0.678249</text:p>
          </table:table-cell>
          <table:table-cell office:value-type="float" office:value="-5.1092000000000026E-2" table:formula="of:=[.G60]-[.$G$5]" table:style-name="ce1">
            <text:p>-0.051092</text:p>
          </table:table-cell>
          <table:table-cell office:value-type="float" office:value="-5.7510999999999979E-2" table:formula="of:=[.H60]-[.$G$5]" table:style-name="ce1">
            <text:p>-0.057511</text:p>
          </table:table-cell>
          <table:table-cell office:value-type="float" office:value="2.1069000000000004E-2" table:formula="of:=[.I60]-[.$G$5]" table:style-name="ce1">
            <text:p>0.021069</text:p>
          </table:table-cell>
          <table:table-cell office:value-type="float" office:value="5.5000200000000001" table:style-name="ce7">
            <text:p>5.50002</text:p>
          </table:table-cell>
          <table:table-cell office:value-type="float" office:value="-0.20177600000000001" table:style-name="ce7">
            <text:p>-0.201776</text:p>
          </table:table-cell>
          <table:table-cell office:value-type="float" office:value="-7.4822399999999997E-2" table:style-name="ce7">
            <text:p>-0.0748224</text:p>
          </table:table-cell>
          <table:table-cell table:number-columns-repeated="16369"/>
        </table:table-row>
        <table:table-row table:style-name="ro3">
          <table:table-cell office:value-type="float" office:value="5.6" table:style-name="ce1">
            <text:p>5.6</text:p>
          </table:table-cell>
          <table:table-cell office:value-type="float" office:value="-6.1942999999999998E-2" table:style-name="ce1">
            <text:p>-0.061943</text:p>
          </table:table-cell>
          <table:table-cell office:value-type="float" office:value="-0.23217199999999999" table:style-name="ce1">
            <text:p>-0.232172</text:p>
          </table:table-cell>
          <table:table-cell office:value-type="float" office:value="-1.4959E-2" table:style-name="ce1">
            <text:p>-0.014959</text:p>
          </table:table-cell>
          <table:table-cell table:style-name="ce3"/>
          <table:table-cell office:value-type="float" office:value="5.6000399999999999" table:style-name="ce7">
            <text:p>5.60004</text:p>
          </table:table-cell>
          <table:table-cell office:value-type="float" office:value="0.62362600000000001" table:style-name="ce7">
            <text:p>0.623626</text:p>
          </table:table-cell>
          <table:table-cell office:value-type="float" office:value="0.59220300000000003" table:style-name="ce7">
            <text:p>0.592203</text:p>
          </table:table-cell>
          <table:table-cell office:value-type="float" office:value="0.65931899999999999" table:style-name="ce7">
            <text:p>0.659319</text:p>
          </table:table-cell>
          <table:table-cell office:value-type="float" office:value="-3.3553999999999973E-2" table:formula="of:=[.G61]-[.$G$5]" table:style-name="ce1">
            <text:p>-0.033554</text:p>
          </table:table-cell>
          <table:table-cell office:value-type="float" office:value="-6.4976999999999951E-2" table:formula="of:=[.H61]-[.$G$5]" table:style-name="ce1">
            <text:p>-0.064977</text:p>
          </table:table-cell>
          <table:table-cell office:value-type="float" office:value="2.139000000000002E-3" table:formula="of:=[.I61]-[.$G$5]" table:style-name="ce1">
            <text:p>0.002139</text:p>
          </table:table-cell>
          <table:table-cell office:value-type="float" office:value="5.6000399999999999" table:style-name="ce7">
            <text:p>5.60004</text:p>
          </table:table-cell>
          <table:table-cell office:value-type="float" office:value="-0.233768" table:style-name="ce7">
            <text:p>-0.233768</text:p>
          </table:table-cell>
          <table:table-cell office:value-type="float" office:value="-4.4537500000000001E-2" table:style-name="ce7">
            <text:p>-0.0445375</text:p>
          </table:table-cell>
          <table:table-cell table:number-columns-repeated="16369"/>
        </table:table-row>
        <table:table-row table:style-name="ro3">
          <table:table-cell office:value-type="float" office:value="5.7" table:style-name="ce1">
            <text:p>5.7</text:p>
          </table:table-cell>
          <table:table-cell office:value-type="float" office:value="-6.2009000000000002E-2" table:style-name="ce1">
            <text:p>-0.062009</text:p>
          </table:table-cell>
          <table:table-cell office:value-type="float" office:value="-0.232597" table:style-name="ce1">
            <text:p>-0.232597</text:p>
          </table:table-cell>
          <table:table-cell office:value-type="float" office:value="1.3414000000000001E-2" table:style-name="ce1">
            <text:p>0.013414</text:p>
          </table:table-cell>
          <table:table-cell table:style-name="ce3"/>
          <table:table-cell office:value-type="float" office:value="5.7000299999999999" table:style-name="ce7">
            <text:p>5.70003</text:p>
          </table:table-cell>
          <table:table-cell office:value-type="float" office:value="0.64619499999999996" table:style-name="ce7">
            <text:p>0.646195</text:p>
          </table:table-cell>
          <table:table-cell office:value-type="float" office:value="0.58903700000000003" table:style-name="ce7">
            <text:p>0.589037</text:p>
          </table:table-cell>
          <table:table-cell office:value-type="float" office:value="0.64051100000000005" table:style-name="ce7">
            <text:p>0.640511</text:p>
          </table:table-cell>
          <table:table-cell office:value-type="float" office:value="-1.0985000000000023E-2" table:formula="of:=[.G62]-[.$G$5]" table:style-name="ce1">
            <text:p>-0.010985</text:p>
          </table:table-cell>
          <table:table-cell office:value-type="float" office:value="-6.8142999999999954E-2" table:formula="of:=[.H62]-[.$G$5]" table:style-name="ce1">
            <text:p>-0.068143</text:p>
          </table:table-cell>
          <table:table-cell office:value-type="float" office:value="-1.6668999999999934E-2" table:formula="of:=[.I62]-[.$G$5]" table:style-name="ce1">
            <text:p>-0.016669</text:p>
          </table:table-cell>
          <table:table-cell office:value-type="float" office:value="5.7000299999999999" table:style-name="ce7">
            <text:p>5.70003</text:p>
          </table:table-cell>
          <table:table-cell office:value-type="float" office:value="-0.24473300000000001" table:style-name="ce7">
            <text:p>-0.244733</text:p>
          </table:table-cell>
          <table:table-cell office:value-type="float" office:value="-6.2265000000000003E-3" table:style-name="ce7">
            <text:p>-0.0062265</text:p>
          </table:table-cell>
          <table:table-cell table:number-columns-repeated="16369"/>
        </table:table-row>
        <table:table-row table:style-name="ro3">
          <table:table-cell office:value-type="float" office:value="5.8" table:style-name="ce1">
            <text:p>5.8</text:p>
          </table:table-cell>
          <table:table-cell office:value-type="float" office:value="-5.9461E-2" table:style-name="ce1">
            <text:p>-0.059461</text:p>
          </table:table-cell>
          <table:table-cell office:value-type="float" office:value="-0.217164" table:style-name="ce1">
            <text:p>-0.217164</text:p>
          </table:table-cell>
          <table:table-cell office:value-type="float" office:value="4.2175999999999998E-2" table:style-name="ce1">
            <text:p>0.042176</text:p>
          </table:table-cell>
          <table:table-cell table:style-name="ce3"/>
          <table:table-cell office:value-type="float" office:value="5.8000400000000001" table:style-name="ce7">
            <text:p>5.80004</text:p>
          </table:table-cell>
          <table:table-cell office:value-type="float" office:value="0.67269699999999999" table:style-name="ce7">
            <text:p>0.672697</text:p>
          </table:table-cell>
          <table:table-cell office:value-type="float" office:value="0.59089499999999995" table:style-name="ce7">
            <text:p>0.590895</text:p>
          </table:table-cell>
          <table:table-cell office:value-type="float" office:value="0.62361999999999995" table:style-name="ce7">
            <text:p>0.62362</text:p>
          </table:table-cell>
          <table:table-cell office:value-type="float" office:value="1.5517000000000003E-2" table:formula="of:=[.G63]-[.$G$5]" table:style-name="ce1">
            <text:p>0.015517</text:p>
          </table:table-cell>
          <table:table-cell office:value-type="float" office:value="-6.6285000000000038E-2" table:formula="of:=[.H63]-[.$G$5]" table:style-name="ce1">
            <text:p>-0.066285</text:p>
          </table:table-cell>
          <table:table-cell office:value-type="float" office:value="-3.3560000000000034E-2" table:formula="of:=[.I63]-[.$G$5]" table:style-name="ce1">
            <text:p>-0.03356</text:p>
          </table:table-cell>
          <table:table-cell office:value-type="float" office:value="5.8000400000000001" table:style-name="ce7">
            <text:p>5.80004</text:p>
          </table:table-cell>
          <table:table-cell office:value-type="float" office:value="-0.236877" table:style-name="ce7">
            <text:p>-0.236877</text:p>
          </table:table-cell>
          <table:table-cell office:value-type="float" office:value="3.4093100000000001E-2" table:style-name="ce7">
            <text:p>0.0340931</text:p>
          </table:table-cell>
          <table:table-cell table:number-columns-repeated="16369"/>
        </table:table-row>
        <table:table-row table:style-name="ro3">
          <table:table-cell office:value-type="float" office:value="5.9" table:style-name="ce1">
            <text:p>5.9</text:p>
          </table:table-cell>
          <table:table-cell office:value-type="float" office:value="-5.3266000000000001E-2" table:style-name="ce1">
            <text:p>-0.053266</text:p>
          </table:table-cell>
          <table:table-cell office:value-type="float" office:value="-0.18481900000000001" table:style-name="ce1">
            <text:p>-0.184819</text:p>
          </table:table-cell>
          <table:table-cell office:value-type="float" office:value="7.1454000000000004E-2" table:style-name="ce1">
            <text:p>0.071454</text:p>
          </table:table-cell>
          <table:table-cell table:style-name="ce3"/>
          <table:table-cell office:value-type="float" office:value="5.90001" table:style-name="ce7">
            <text:p>5.90001</text:p>
          </table:table-cell>
          <table:table-cell office:value-type="float" office:value="0.69963399999999998" table:style-name="ce7">
            <text:p>0.699634</text:p>
          </table:table-cell>
          <table:table-cell office:value-type="float" office:value="0.59837499999999999" table:style-name="ce7">
            <text:p>0.598375</text:p>
          </table:table-cell>
          <table:table-cell office:value-type="float" office:value="0.60992400000000002" table:style-name="ce7">
            <text:p>0.609924</text:p>
          </table:table-cell>
          <table:table-cell office:value-type="float" office:value="4.2453999999999992E-2" table:formula="of:=[.G64]-[.$G$5]" table:style-name="ce1">
            <text:p>0.042454</text:p>
          </table:table-cell>
          <table:table-cell office:value-type="float" office:value="-5.8804999999999996E-2" table:formula="of:=[.H64]-[.$G$5]" table:style-name="ce1">
            <text:p>-0.058805</text:p>
          </table:table-cell>
          <table:table-cell office:value-type="float" office:value="-4.7255999999999965E-2" table:formula="of:=[.I64]-[.$G$5]" table:style-name="ce1">
            <text:p>-0.047256</text:p>
          </table:table-cell>
          <table:table-cell office:value-type="float" office:value="5.90001" table:style-name="ce7">
            <text:p>5.90001</text:p>
          </table:table-cell>
          <table:table-cell office:value-type="float" office:value="-0.21390999999999999" table:style-name="ce7">
            <text:p>-0.21391</text:p>
          </table:table-cell>
          <table:table-cell office:value-type="float" office:value="7.0582900000000004E-2" table:style-name="ce7">
            <text:p>0.0705829</text:p>
          </table:table-cell>
          <table:table-cell table:number-columns-repeated="16369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-4.1918999999999998E-2" table:style-name="ce1">
            <text:p>-0.041919</text:p>
          </table:table-cell>
          <table:table-cell office:value-type="float" office:value="-0.13450699999999999" table:style-name="ce1">
            <text:p>-0.134507</text:p>
          </table:table-cell>
          <table:table-cell office:value-type="float" office:value="9.9548999999999999E-2" table:style-name="ce1">
            <text:p>0.099549</text:p>
          </table:table-cell>
          <table:table-cell table:style-name="ce3"/>
          <table:table-cell office:value-type="float" office:value="6.0000299999999998" table:style-name="ce7">
            <text:p>6.00003</text:p>
          </table:table-cell>
          <table:table-cell office:value-type="float" office:value="0.72157099999999996" table:style-name="ce7">
            <text:p>0.721571</text:p>
          </table:table-cell>
          <table:table-cell office:value-type="float" office:value="0.611595" table:style-name="ce7">
            <text:p>0.611595</text:p>
          </table:table-cell>
          <table:table-cell office:value-type="float" office:value="0.59994000000000003" table:style-name="ce7">
            <text:p>0.59994</text:p>
          </table:table-cell>
          <table:table-cell office:value-type="float" office:value="6.4390999999999976E-2" table:formula="of:=[.G65]-[.$G$5]" table:style-name="ce1">
            <text:p>0.064391</text:p>
          </table:table-cell>
          <table:table-cell office:value-type="float" office:value="-4.5584999999999987E-2" table:formula="of:=[.H65]-[.$G$5]" table:style-name="ce1">
            <text:p>-0.045585</text:p>
          </table:table-cell>
          <table:table-cell office:value-type="float" office:value="-5.7239999999999958E-2" table:formula="of:=[.I65]-[.$G$5]" table:style-name="ce1">
            <text:p>-0.05724</text:p>
          </table:table-cell>
          <table:table-cell office:value-type="float" office:value="6.0000299999999998" table:style-name="ce7">
            <text:p>6.00003</text:p>
          </table:table-cell>
          <table:table-cell office:value-type="float" office:value="-0.155969" table:style-name="ce7">
            <text:p>-0.155969</text:p>
          </table:table-cell>
          <table:table-cell office:value-type="float" office:value="0.114138" table:style-name="ce7">
            <text:p>0.114138</text:p>
          </table:table-cell>
          <table:table-cell table:number-columns-repeated="16369"/>
        </table:table-row>
        <table:table-row table:style-name="ro3">
          <table:table-cell office:value-type="float" office:value="6.1" table:style-name="ce1">
            <text:p>6.1</text:p>
          </table:table-cell>
          <table:table-cell office:value-type="float" office:value="-2.4395E-2" table:style-name="ce1">
            <text:p>-0.024395</text:p>
          </table:table-cell>
          <table:table-cell office:value-type="float" office:value="-6.6880999999999996E-2" table:style-name="ce1">
            <text:p>-0.066881</text:p>
          </table:table-cell>
          <table:table-cell office:value-type="float" office:value="0.12266100000000001" table:style-name="ce1">
            <text:p>0.122661</text:p>
          </table:table-cell>
          <table:table-cell table:style-name="ce3"/>
          <table:table-cell office:value-type="float" office:value="6.1000100000000002" table:style-name="ce7">
            <text:p>6.10001</text:p>
          </table:table-cell>
          <table:table-cell office:value-type="float" office:value="0.73308600000000002" table:style-name="ce7">
            <text:p>0.733086</text:p>
          </table:table-cell>
          <table:table-cell office:value-type="float" office:value="0.63095900000000005" table:style-name="ce7">
            <text:p>0.630959</text:p>
          </table:table-cell>
          <table:table-cell office:value-type="float" office:value="0.59430899999999998" table:style-name="ce7">
            <text:p>0.594309</text:p>
          </table:table-cell>
          <table:table-cell office:value-type="float" office:value="7.5906000000000029E-2" table:formula="of:=[.G66]-[.$G$5]" table:style-name="ce1">
            <text:p>0.075906</text:p>
          </table:table-cell>
          <table:table-cell office:value-type="float" office:value="-2.6220999999999939E-2" table:formula="of:=[.H66]-[.$G$5]" table:style-name="ce1">
            <text:p>-0.026221</text:p>
          </table:table-cell>
          <table:table-cell office:value-type="float" office:value="-6.287100000000001E-2" table:formula="of:=[.I66]-[.$G$5]" table:style-name="ce1">
            <text:p>-0.062871</text:p>
          </table:table-cell>
          <table:table-cell office:value-type="float" office:value="6.1000100000000002" table:style-name="ce7">
            <text:p>6.10001</text:p>
          </table:table-cell>
          <table:table-cell office:value-type="float" office:value="-8.2796400000000006E-2" table:style-name="ce7">
            <text:p>-0.0827964</text:p>
          </table:table-cell>
          <table:table-cell office:value-type="float" office:value="0.13837099999999999" table:style-name="ce7">
            <text:p>0.138371</text:p>
          </table:table-cell>
          <table:table-cell table:number-columns-repeated="16369"/>
        </table:table-row>
        <table:table-row table:style-name="ro3">
          <table:table-cell office:value-type="float" office:value="6.2" table:style-name="ce1">
            <text:p>6.2</text:p>
          </table:table-cell>
          <table:table-cell office:value-type="float" office:value="-1.0640000000000001E-3" table:style-name="ce1">
            <text:p>-0.001064</text:p>
          </table:table-cell>
          <table:table-cell office:value-type="float" office:value="1.4126E-2" table:style-name="ce1">
            <text:p>0.014126</text:p>
          </table:table-cell>
          <table:table-cell office:value-type="float" office:value="0.135657" table:style-name="ce1">
            <text:p>0.135657</text:p>
          </table:table-cell>
          <table:table-cell table:style-name="ce3"/>
          <table:table-cell office:value-type="float" office:value="6.2000400000000004" table:style-name="ce7">
            <text:p>6.20004</text:p>
          </table:table-cell>
          <table:table-cell office:value-type="float" office:value="0.73268699999999998" table:style-name="ce7">
            <text:p>0.732687</text:p>
          </table:table-cell>
          <table:table-cell office:value-type="float" office:value="0.65635500000000002" table:style-name="ce7">
            <text:p>0.656355</text:p>
          </table:table-cell>
          <table:table-cell office:value-type="float" office:value="0.59276600000000002" table:style-name="ce7">
            <text:p>0.592766</text:p>
          </table:table-cell>
          <table:table-cell office:value-type="float" office:value="7.5506999999999991E-2" table:formula="of:=[.G67]-[.$G$5]" table:style-name="ce1">
            <text:p>0.075507</text:p>
          </table:table-cell>
          <table:table-cell office:value-type="float" office:value="-8.2499999999996465E-4" table:formula="of:=[.H67]-[.$G$5]" table:style-name="ce1">
            <text:p>-0.000825</text:p>
          </table:table-cell>
          <table:table-cell office:value-type="float" office:value="-6.4413999999999971E-2" table:formula="of:=[.I67]-[.$G$5]" table:style-name="ce1">
            <text:p>-0.064414</text:p>
          </table:table-cell>
          <table:table-cell office:value-type="float" office:value="6.2000400000000004" table:style-name="ce7">
            <text:p>6.20004</text:p>
          </table:table-cell>
          <table:table-cell office:value-type="float" office:value="1.0182699999999999E-2" table:style-name="ce7">
            <text:p>0.0101827</text:p>
          </table:table-cell>
          <table:table-cell office:value-type="float" office:value="0.140905" table:style-name="ce7">
            <text:p>0.140905</text:p>
          </table:table-cell>
          <table:table-cell table:number-columns-repeated="16369"/>
        </table:table-row>
        <table:table-row table:style-name="ro3">
          <table:table-cell office:value-type="float" office:value="6.3" table:style-name="ce1">
            <text:p>6.3</text:p>
          </table:table-cell>
          <table:table-cell office:value-type="float" office:value="2.5826000000000002E-2" table:style-name="ce1">
            <text:p>0.025826</text:p>
          </table:table-cell>
          <table:table-cell office:value-type="float" office:value="0.100659" table:style-name="ce1">
            <text:p>0.100659</text:p>
          </table:table-cell>
          <table:table-cell office:value-type="float" office:value="0.13367100000000001" table:style-name="ce1">
            <text:p>0.133671</text:p>
          </table:table-cell>
          <table:table-cell table:style-name="ce3"/>
          <table:table-cell office:value-type="float" office:value="6.3000600000000002" table:style-name="ce7">
            <text:p>6.30006</text:p>
          </table:table-cell>
          <table:table-cell office:value-type="float" office:value="0.72204400000000002" table:style-name="ce7">
            <text:p>0.722044</text:p>
          </table:table-cell>
          <table:table-cell office:value-type="float" office:value="0.68541600000000003" table:style-name="ce7">
            <text:p>0.685416</text:p>
          </table:table-cell>
          <table:table-cell office:value-type="float" office:value="0.59627200000000002" table:style-name="ce7">
            <text:p>0.596272</text:p>
          </table:table-cell>
          <table:table-cell office:value-type="float" office:value="6.4864000000000033E-2" table:formula="of:=[.G68]-[.$G$5]" table:style-name="ce1">
            <text:p>0.064864</text:p>
          </table:table-cell>
          <table:table-cell office:value-type="float" office:value="2.8236000000000039E-2" table:formula="of:=[.H68]-[.$G$5]" table:style-name="ce1">
            <text:p>0.028236</text:p>
          </table:table-cell>
          <table:table-cell office:value-type="float" office:value="-6.0907999999999962E-2" table:formula="of:=[.I68]-[.$G$5]" table:style-name="ce1">
            <text:p>-0.060908</text:p>
          </table:table-cell>
          <table:table-cell office:value-type="float" office:value="6.3000600000000002" table:style-name="ce7">
            <text:p>6.30006</text:p>
          </table:table-cell>
          <table:table-cell office:value-type="float" office:value="0.10495599999999999" table:style-name="ce7">
            <text:p>0.104956</text:p>
          </table:table-cell>
          <table:table-cell office:value-type="float" office:value="0.12501000000000001" table:style-name="ce7">
            <text:p>0.12501</text:p>
          </table:table-cell>
          <table:table-cell table:number-columns-repeated="16369"/>
        </table:table-row>
        <table:table-row table:style-name="ro3">
          <table:table-cell office:value-type="float" office:value="6.4" table:style-name="ce1">
            <text:p>6.4</text:p>
          </table:table-cell>
          <table:table-cell office:value-type="float" office:value="5.2361999999999999E-2" table:style-name="ce1">
            <text:p>0.052362</text:p>
          </table:table-cell>
          <table:table-cell office:value-type="float" office:value="0.18168599999999999" table:style-name="ce1">
            <text:p>0.181686</text:p>
          </table:table-cell>
          <table:table-cell office:value-type="float" office:value="0.113957" table:style-name="ce1">
            <text:p>0.113957</text:p>
          </table:table-cell>
          <table:table-cell table:style-name="ce3"/>
          <table:table-cell office:value-type="float" office:value="6.40001" table:style-name="ce7">
            <text:p>6.40001</text:p>
          </table:table-cell>
          <table:table-cell office:value-type="float" office:value="0.70533299999999999" table:style-name="ce7">
            <text:p>0.705333</text:p>
          </table:table-cell>
          <table:table-cell office:value-type="float" office:value="0.71435599999999999" table:style-name="ce7">
            <text:p>0.714356</text:p>
          </table:table-cell>
          <table:table-cell office:value-type="float" office:value="0.60506599999999999" table:style-name="ce7">
            <text:p>0.605066</text:p>
          </table:table-cell>
          <table:table-cell office:value-type="float" office:value="4.8153000000000001E-2" table:formula="of:=[.G69]-[.$G$5]" table:style-name="ce1">
            <text:p>0.048153</text:p>
          </table:table-cell>
          <table:table-cell office:value-type="float" office:value="5.7176000000000005E-2" table:formula="of:=[.H69]-[.$G$5]" table:style-name="ce1">
            <text:p>0.057176</text:p>
          </table:table-cell>
          <table:table-cell office:value-type="float" office:value="-5.2113999999999994E-2" table:formula="of:=[.I69]-[.$G$5]" table:style-name="ce1">
            <text:p>-0.052114</text:p>
          </table:table-cell>
          <table:table-cell office:value-type="float" office:value="6.40001" table:style-name="ce7">
            <text:p>6.40001</text:p>
          </table:table-cell>
          <table:table-cell office:value-type="float" office:value="0.201824" table:style-name="ce7">
            <text:p>0.201824</text:p>
          </table:table-cell>
          <table:table-cell office:value-type="float" office:value="7.9072900000000002E-2" table:style-name="ce7">
            <text:p>0.0790729</text:p>
          </table:table-cell>
          <table:table-cell table:number-columns-repeated="16369"/>
        </table:table-row>
        <table:table-row table:style-name="ro3">
          <table:table-cell office:value-type="float" office:value="6.5" table:style-name="ce1">
            <text:p>6.5</text:p>
          </table:table-cell>
          <table:table-cell office:value-type="float" office:value="7.3833999999999997E-2" table:style-name="ce1">
            <text:p>0.073834</text:p>
          </table:table-cell>
          <table:table-cell office:value-type="float" office:value="0.24505099999999999" table:style-name="ce1">
            <text:p>0.245051</text:p>
          </table:table-cell>
          <table:table-cell office:value-type="float" office:value="7.7274999999999996E-2" table:style-name="ce1">
            <text:p>0.077275</text:p>
          </table:table-cell>
          <table:table-cell table:style-name="ce3"/>
          <table:table-cell office:value-type="float" office:value="6.5000099999999996" table:style-name="ce7">
            <text:p>6.50001</text:p>
          </table:table-cell>
          <table:table-cell office:value-type="float" office:value="0.68550299999999997" table:style-name="ce7">
            <text:p>0.685503</text:p>
          </table:table-cell>
          <table:table-cell office:value-type="float" office:value="0.734711" table:style-name="ce7">
            <text:p>0.734711</text:p>
          </table:table-cell>
          <table:table-cell office:value-type="float" office:value="0.61980000000000002" table:style-name="ce7">
            <text:p>0.6198</text:p>
          </table:table-cell>
          <table:table-cell office:value-type="float" office:value="2.8322999999999987E-2" table:formula="of:=[.G70]-[.$G$5]" table:style-name="ce1">
            <text:p>0.028323</text:p>
          </table:table-cell>
          <table:table-cell office:value-type="float" office:value="7.7531000000000017E-2" table:formula="of:=[.H70]-[.$G$5]" table:style-name="ce1">
            <text:p>0.077531</text:p>
          </table:table-cell>
          <table:table-cell office:value-type="float" office:value="-3.7379999999999969E-2" table:formula="of:=[.I70]-[.$G$5]" table:style-name="ce1">
            <text:p>-0.03738</text:p>
          </table:table-cell>
          <table:table-cell office:value-type="float" office:value="6.5000099999999996" table:style-name="ce7">
            <text:p>6.50001</text:p>
          </table:table-cell>
          <table:table-cell office:value-type="float" office:value="0.245203" table:style-name="ce7">
            <text:p>0.245203</text:p>
          </table:table-cell>
          <table:table-cell office:value-type="float" office:value="5.4046299999999999E-2" table:style-name="ce7">
            <text:p>0.0540463</text:p>
          </table:table-cell>
          <table:table-cell table:number-columns-repeated="16369"/>
        </table:table-row>
        <table:table-row table:style-name="ro3">
          <table:table-cell office:value-type="float" office:value="6.6" table:style-name="ce1">
            <text:p>6.6</text:p>
          </table:table-cell>
          <table:table-cell office:value-type="float" office:value="8.6004999999999998E-2" table:style-name="ce1">
            <text:p>0.086005</text:p>
          </table:table-cell>
          <table:table-cell office:value-type="float" office:value="0.28028199999999998" table:style-name="ce1">
            <text:p>0.280282</text:p>
          </table:table-cell>
          <table:table-cell office:value-type="float" office:value="2.8268999999999999E-2" table:style-name="ce1">
            <text:p>0.028269</text:p>
          </table:table-cell>
          <table:table-cell table:style-name="ce3"/>
          <table:table-cell office:value-type="float" office:value="6.6000399999999999" table:style-name="ce7">
            <text:p>6.60004</text:p>
          </table:table-cell>
          <table:table-cell office:value-type="float" office:value="0.66494200000000003" table:style-name="ce7">
            <text:p>0.664942</text:p>
          </table:table-cell>
          <table:table-cell office:value-type="float" office:value="0.74118600000000001" table:style-name="ce7">
            <text:p>0.741186</text:p>
          </table:table-cell>
          <table:table-cell office:value-type="float" office:value="0.64064200000000004" table:style-name="ce7">
            <text:p>0.640642</text:p>
          </table:table-cell>
          <table:table-cell office:value-type="float" office:value="7.7620000000000466E-3" table:formula="of:=[.G71]-[.$G$5]" table:style-name="ce1">
            <text:p>0.007762</text:p>
          </table:table-cell>
          <table:table-cell office:value-type="float" office:value="8.4006000000000025E-2" table:formula="of:=[.H71]-[.$G$5]" table:style-name="ce1">
            <text:p>0.084006</text:p>
          </table:table-cell>
          <table:table-cell office:value-type="float" office:value="-1.6537999999999942E-2" table:formula="of:=[.I71]-[.$G$5]" table:style-name="ce1">
            <text:p>-0.016538</text:p>
          </table:table-cell>
          <table:table-cell office:value-type="float" office:value="6.6000399999999999" table:style-name="ce7">
            <text:p>6.60004</text:p>
          </table:table-cell>
          <table:table-cell office:value-type="float" office:value="0.24582200000000001" table:style-name="ce7">
            <text:p>0.245822</text:p>
          </table:table-cell>
          <table:table-cell office:value-type="float" office:value="7.0780000000000001E-3" table:style-name="ce7">
            <text:p>0.007078</text:p>
          </table:table-cell>
          <table:table-cell table:number-columns-repeated="16369"/>
        </table:table-row>
        <table:table-row table:style-name="ro3">
          <table:table-cell office:value-type="float" office:value="6.7" table:style-name="ce1">
            <text:p>6.7</text:p>
          </table:table-cell>
          <table:table-cell office:value-type="float" office:value="8.6338999999999999E-2" table:style-name="ce1">
            <text:p>0.086339</text:p>
          </table:table-cell>
          <table:table-cell office:value-type="float" office:value="0.28124300000000002" table:style-name="ce1">
            <text:p>0.281243</text:p>
          </table:table-cell>
          <table:table-cell office:value-type="float" office:value="-2.5395999999999998E-2" table:style-name="ce1">
            <text:p>-0.025396</text:p>
          </table:table-cell>
          <table:table-cell table:style-name="ce3"/>
          <table:table-cell office:value-type="float" office:value="6.7000099999999998" table:style-name="ce7">
            <text:p>6.70001</text:p>
          </table:table-cell>
          <table:table-cell office:value-type="float" office:value="0.64559" table:style-name="ce7">
            <text:p>0.64559</text:p>
          </table:table-cell>
          <table:table-cell office:value-type="float" office:value="0.73199700000000001" table:style-name="ce7">
            <text:p>0.731997</text:p>
          </table:table-cell>
          <table:table-cell office:value-type="float" office:value="0.667462" table:style-name="ce7">
            <text:p>0.667462</text:p>
          </table:table-cell>
          <table:table-cell office:value-type="float" office:value="-1.1589999999999989E-2" table:formula="of:=[.G72]-[.$G$5]" table:style-name="ce1">
            <text:p>-0.01159</text:p>
          </table:table-cell>
          <table:table-cell office:value-type="float" office:value="7.4817000000000022E-2" table:formula="of:=[.H72]-[.$G$5]" table:style-name="ce1">
            <text:p>0.074817</text:p>
          </table:table-cell>
          <table:table-cell office:value-type="float" office:value="1.0282000000000013E-2" table:formula="of:=[.I72]-[.$G$5]" table:style-name="ce1">
            <text:p>0.010282</text:p>
          </table:table-cell>
          <table:table-cell office:value-type="float" office:value="6.7000099999999998" table:style-name="ce7">
            <text:p>6.70001</text:p>
          </table:table-cell>
          <table:table-cell office:value-type="float" office:value="0.24193799999999999" table:style-name="ce7">
            <text:p>0.241938</text:p>
          </table:table-cell>
          <table:table-cell office:value-type="float" office:value="-5.01961E-2" table:style-name="ce7">
            <text:p>-0.0501961</text:p>
          </table:table-cell>
          <table:table-cell table:number-columns-repeated="16369"/>
        </table:table-row>
        <table:table-row table:style-name="ro3">
          <table:table-cell office:value-type="float" office:value="6.8" table:style-name="ce1">
            <text:p>6.8</text:p>
          </table:table-cell>
          <table:table-cell office:value-type="float" office:value="7.4765999999999999E-2" table:style-name="ce1">
            <text:p>0.074766</text:p>
          </table:table-cell>
          <table:table-cell office:value-type="float" office:value="0.24776500000000001" table:style-name="ce1">
            <text:p>0.247765</text:p>
          </table:table-cell>
          <table:table-cell office:value-type="float" office:value="-7.4871999999999994E-2" table:style-name="ce1">
            <text:p>-0.074872</text:p>
          </table:table-cell>
          <table:table-cell table:style-name="ce3"/>
          <table:table-cell office:value-type="float" office:value="6.8000400000000001" table:style-name="ce7">
            <text:p>6.80004</text:p>
          </table:table-cell>
          <table:table-cell office:value-type="float" office:value="0.62843199999999999" table:style-name="ce7">
            <text:p>0.628432</text:p>
          </table:table-cell>
          <table:table-cell office:value-type="float" office:value="0.71204000000000001" table:style-name="ce7">
            <text:p>0.71204</text:p>
          </table:table-cell>
          <table:table-cell office:value-type="float" office:value="0.69788700000000004" table:style-name="ce7">
            <text:p>0.697887</text:p>
          </table:table-cell>
          <table:table-cell office:value-type="float" office:value="-2.8747999999999996E-2" table:formula="of:=[.G73]-[.$G$5]" table:style-name="ce1">
            <text:p>-0.028748</text:p>
          </table:table-cell>
          <table:table-cell office:value-type="float" office:value="5.486000000000002E-2" table:formula="of:=[.H73]-[.$G$5]" table:style-name="ce1">
            <text:p>0.05486</text:p>
          </table:table-cell>
          <table:table-cell office:value-type="float" office:value="4.0707000000000049E-2" table:formula="of:=[.I73]-[.$G$5]" table:style-name="ce1">
            <text:p>0.040707</text:p>
          </table:table-cell>
          <table:table-cell office:value-type="float" office:value="6.8000400000000001" table:style-name="ce7">
            <text:p>6.80004</text:p>
          </table:table-cell>
          <table:table-cell office:value-type="float" office:value="0.1951" table:style-name="ce7">
            <text:p>0.1951</text:p>
          </table:table-cell>
          <table:table-cell office:value-type="float" office:value="-8.5754899999999995E-2" table:style-name="ce7">
            <text:p>-0.0857549</text:p>
          </table:table-cell>
          <table:table-cell table:number-columns-repeated="16369"/>
        </table:table-row>
        <table:table-row table:style-name="ro3">
          <table:table-cell office:value-type="float" office:value="6.9" table:style-name="ce1">
            <text:p>6.9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0.18568699999999999" table:style-name="ce1">
            <text:p>0.185687</text:p>
          </table:table-cell>
          <table:table-cell office:value-type="float" office:value="-0.112376" table:style-name="ce1">
            <text:p>-0.112376</text:p>
          </table:table-cell>
          <table:table-cell table:style-name="ce3"/>
          <table:table-cell office:value-type="float" office:value="6.9000399999999997" table:style-name="ce7">
            <text:p>6.90004</text:p>
          </table:table-cell>
          <table:table-cell office:value-type="float" office:value="0.61414100000000005" table:style-name="ce7">
            <text:p>0.614141</text:p>
          </table:table-cell>
          <table:table-cell office:value-type="float" office:value="0.68884100000000004" table:style-name="ce7">
            <text:p>0.688841</text:p>
          </table:table-cell>
          <table:table-cell office:value-type="float" office:value="0.72569099999999997" table:style-name="ce7">
            <text:p>0.725691</text:p>
          </table:table-cell>
          <table:table-cell office:value-type="float" office:value="-4.3038999999999938E-2" table:formula="of:=[.G74]-[.$G$5]" table:style-name="ce1">
            <text:p>-0.043039</text:p>
          </table:table-cell>
          <table:table-cell office:value-type="float" office:value="3.166100000000005E-2" table:formula="of:=[.H74]-[.$G$5]" table:style-name="ce1">
            <text:p>0.031661</text:p>
          </table:table-cell>
          <table:table-cell office:value-type="float" office:value="6.8510999999999989E-2" table:formula="of:=[.I74]-[.$G$5]" table:style-name="ce1">
            <text:p>0.068511</text:p>
          </table:table-cell>
          <table:table-cell office:value-type="float" office:value="6.9000399999999997" table:style-name="ce7">
            <text:p>6.90004</text:p>
          </table:table-cell>
          <table:table-cell office:value-type="float" office:value="0.12239800000000001" table:style-name="ce7">
            <text:p>0.122398</text:p>
          </table:table-cell>
          <table:table-cell office:value-type="float" office:value="-0.104161" table:style-name="ce7">
            <text:p>-0.104161</text:p>
          </table:table-cell>
          <table:table-cell table:number-columns-repeated="16369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float" office:value="2.7317000000000001E-2" table:style-name="ce1">
            <text:p>0.027317</text:p>
          </table:table-cell>
          <table:table-cell office:value-type="float" office:value="0.105309" table:style-name="ce1">
            <text:p>0.105309</text:p>
          </table:table-cell>
          <table:table-cell office:value-type="float" office:value="-0.13306599999999999" table:style-name="ce1">
            <text:p>-0.133066</text:p>
          </table:table-cell>
          <table:table-cell table:style-name="ce3"/>
          <table:table-cell office:value-type="float" office:value="7.0000600000000004" table:style-name="ce7">
            <text:p>7.00006</text:p>
          </table:table-cell>
          <table:table-cell office:value-type="float" office:value="0.60302800000000001" table:style-name="ce7">
            <text:p>0.603028</text:p>
          </table:table-cell>
          <table:table-cell office:value-type="float" office:value="0.66686999999999996" table:style-name="ce7">
            <text:p>0.66687</text:p>
          </table:table-cell>
          <table:table-cell office:value-type="float" office:value="0.743062" table:style-name="ce7">
            <text:p>0.743062</text:p>
          </table:table-cell>
          <table:table-cell office:value-type="float" office:value="-5.4151999999999978E-2" table:formula="of:=[.G75]-[.$G$5]" table:style-name="ce1">
            <text:p>-0.054152</text:p>
          </table:table-cell>
          <table:table-cell office:value-type="float" office:value="9.6899999999999764E-3" table:formula="of:=[.H75]-[.$G$5]" table:style-name="ce1">
            <text:p>0.00969</text:p>
          </table:table-cell>
          <table:table-cell office:value-type="float" office:value="8.5882000000000014E-2" table:formula="of:=[.I75]-[.$G$5]" table:style-name="ce1">
            <text:p>0.085882</text:p>
          </table:table-cell>
          <table:table-cell office:value-type="float" office:value="7.0000600000000004" table:style-name="ce7">
            <text:p>7.00006</text:p>
          </table:table-cell>
          <table:table-cell office:value-type="float" office:value="5.5225099999999999E-2" table:style-name="ce7">
            <text:p>0.0552251</text:p>
          </table:table-cell>
          <table:table-cell office:value-type="float" office:value="-0.101308" table:style-name="ce7">
            <text:p>-0.101308</text:p>
          </table:table-cell>
          <table:table-cell table:number-columns-repeated="16369"/>
        </table:table-row>
        <table:table-row table:style-name="ro3">
          <table:table-cell office:value-type="float" office:value="7.1" table:style-name="ce1">
            <text:p>7.1</text:p>
          </table:table-cell>
          <table:table-cell office:value-type="float" office:value="3.3300000000000002E-4" table:style-name="ce1">
            <text:p>0.000333</text:p>
          </table:table-cell>
          <table:table-cell office:value-type="float" office:value="1.8770999999999999E-2" table:style-name="ce1">
            <text:p>0.018771</text:p>
          </table:table-cell>
          <table:table-cell office:value-type="float" office:value="-0.13597100000000001" table:style-name="ce1">
            <text:p>-0.135971</text:p>
          </table:table-cell>
          <table:table-cell table:style-name="ce3"/>
          <table:table-cell office:value-type="float" office:value="7.10006" table:style-name="ce7">
            <text:p>7.10006</text:p>
          </table:table-cell>
          <table:table-cell office:value-type="float" office:value="0.596414" table:style-name="ce7">
            <text:p>0.596414</text:p>
          </table:table-cell>
          <table:table-cell office:value-type="float" office:value="0.64790099999999995" table:style-name="ce7">
            <text:p>0.647901</text:p>
          </table:table-cell>
          <table:table-cell office:value-type="float" office:value="0.74286700000000006" table:style-name="ce7">
            <text:p>0.742867</text:p>
          </table:table-cell>
          <table:table-cell office:value-type="float" office:value="-6.0765999999999987E-2" table:formula="of:=[.G76]-[.$G$5]" table:style-name="ce1">
            <text:p>-0.060766</text:p>
          </table:table-cell>
          <table:table-cell office:value-type="float" office:value="-9.2790000000000372E-3" table:formula="of:=[.H76]-[.$G$5]" table:style-name="ce1">
            <text:p>-0.009279</text:p>
          </table:table-cell>
          <table:table-cell office:value-type="float" office:value="8.5687000000000069E-2" table:formula="of:=[.I76]-[.$G$5]" table:style-name="ce1">
            <text:p>0.085687</text:p>
          </table:table-cell>
          <table:table-cell office:value-type="float" office:value="7.10006" table:style-name="ce7">
            <text:p>7.10006</text:p>
          </table:table-cell>
          <table:table-cell office:value-type="float" office:value="-7.1584700000000001E-3" table:style-name="ce7">
            <text:p>-0.00715847</text:p>
          </table:table-cell>
          <table:table-cell office:value-type="float" office:value="-9.0393899999999999E-2" table:style-name="ce7">
            <text:p>-0.0903939</text:p>
          </table:table-cell>
          <table:table-cell table:number-columns-repeated="16369"/>
        </table:table-row>
        <table:table-row table:style-name="ro3">
          <table:table-cell office:value-type="float" office:value="7.2" table:style-name="ce1">
            <text:p>7.2</text:p>
          </table:table-cell>
          <table:table-cell office:value-type="float" office:value="-2.3265000000000001E-2" table:style-name="ce1">
            <text:p>-0.023265</text:p>
          </table:table-cell>
          <table:table-cell office:value-type="float" office:value="-6.2771999999999994E-2" table:style-name="ce1">
            <text:p>-0.062772</text:p>
          </table:table-cell>
          <table:table-cell office:value-type="float" office:value="-0.12367499999999999" table:style-name="ce1">
            <text:p>-0.123675</text:p>
          </table:table-cell>
          <table:table-cell table:style-name="ce3"/>
          <table:table-cell office:value-type="float" office:value="7.2000299999999999" table:style-name="ce7">
            <text:p>7.20003</text:p>
          </table:table-cell>
          <table:table-cell office:value-type="float" office:value="0.59328700000000001" table:style-name="ce7">
            <text:p>0.593287</text:p>
          </table:table-cell>
          <table:table-cell office:value-type="float" office:value="0.63234699999999999" table:style-name="ce7">
            <text:p>0.632347</text:p>
          </table:table-cell>
          <table:table-cell office:value-type="float" office:value="0.72659700000000005" table:style-name="ce7">
            <text:p>0.726597</text:p>
          </table:table-cell>
          <table:table-cell office:value-type="float" office:value="-6.3892999999999978E-2" table:formula="of:=[.G77]-[.$G$5]" table:style-name="ce1">
            <text:p>-0.063893</text:p>
          </table:table-cell>
          <table:table-cell office:value-type="float" office:value="-2.4832999999999994E-2" table:formula="of:=[.H77]-[.$G$5]" table:style-name="ce1">
            <text:p>-0.024833</text:p>
          </table:table-cell>
          <table:table-cell office:value-type="float" office:value="6.9417000000000062E-2" table:formula="of:=[.I77]-[.$G$5]" table:style-name="ce1">
            <text:p>0.069417</text:p>
          </table:table-cell>
          <table:table-cell office:value-type="float" office:value="7.2000299999999999" table:style-name="ce7">
            <text:p>7.20003</text:p>
          </table:table-cell>
          <table:table-cell office:value-type="float" office:value="-7.3309899999999997E-2" table:style-name="ce7">
            <text:p>-0.0733099</text:p>
          </table:table-cell>
          <table:table-cell office:value-type="float" office:value="-8.2438300000000006E-2" table:style-name="ce7">
            <text:p>-0.0824383</text:p>
          </table:table-cell>
          <table:table-cell table:number-columns-repeated="16369"/>
        </table:table-row>
        <table:table-row table:style-name="ro3">
          <table:table-cell office:value-type="float" office:value="7.3" table:style-name="ce1">
            <text:p>7.3</text:p>
          </table:table-cell>
          <table:table-cell office:value-type="float" office:value="-4.113E-2" table:style-name="ce1">
            <text:p>-0.04113</text:p>
          </table:table-cell>
          <table:table-cell office:value-type="float" office:value="-0.13125999999999999" table:style-name="ce1">
            <text:p>-0.13126</text:p>
          </table:table-cell>
          <table:table-cell office:value-type="float" office:value="-0.100975" table:style-name="ce1">
            <text:p>-0.100975</text:p>
          </table:table-cell>
          <table:table-cell table:style-name="ce3"/>
          <table:table-cell office:value-type="float" office:value="7.3000499999999997" table:style-name="ce7">
            <text:p>7.30005</text:p>
          </table:table-cell>
          <table:table-cell office:value-type="float" office:value="0.59490900000000002" table:style-name="ce7">
            <text:p>0.594909</text:p>
          </table:table-cell>
          <table:table-cell office:value-type="float" office:value="0.619981" table:style-name="ce7">
            <text:p>0.619981</text:p>
          </table:table-cell>
          <table:table-cell office:value-type="float" office:value="0.70149600000000001" table:style-name="ce7">
            <text:p>0.701496</text:p>
          </table:table-cell>
          <table:table-cell office:value-type="float" office:value="-6.2270999999999965E-2" table:formula="of:=[.G78]-[.$G$5]" table:style-name="ce1">
            <text:p>-0.062271</text:p>
          </table:table-cell>
          <table:table-cell office:value-type="float" office:value="-3.7198999999999982E-2" table:formula="of:=[.H78]-[.$G$5]" table:style-name="ce1">
            <text:p>-0.037199</text:p>
          </table:table-cell>
          <table:table-cell office:value-type="float" office:value="4.4316000000000022E-2" table:formula="of:=[.I78]-[.$G$5]" table:style-name="ce1">
            <text:p>0.044316</text:p>
          </table:table-cell>
          <table:table-cell office:value-type="float" office:value="7.3000499999999997" table:style-name="ce7">
            <text:p>7.30005</text:p>
          </table:table-cell>
          <table:table-cell office:value-type="float" office:value="-0.13514599999999999" table:style-name="ce7">
            <text:p>-0.135146</text:p>
          </table:table-cell>
          <table:table-cell office:value-type="float" office:value="-7.1682200000000001E-2" table:style-name="ce7">
            <text:p>-0.0716822</text:p>
          </table:table-cell>
          <table:table-cell table:number-columns-repeated="16369"/>
        </table:table-row>
        <table:table-row table:style-name="ro3">
          <table:table-cell office:value-type="float" office:value="7.4" table:style-name="ce1">
            <text:p>7.4</text:p>
          </table:table-cell>
          <table:table-cell office:value-type="float" office:value="-5.2796000000000003E-2" table:style-name="ce1">
            <text:p>-0.052796</text:p>
          </table:table-cell>
          <table:table-cell office:value-type="float" office:value="-0.18255399999999999" table:style-name="ce1">
            <text:p>-0.182554</text:p>
          </table:table-cell>
          <table:table-cell office:value-type="float" office:value="-7.3035000000000003E-2" table:style-name="ce1">
            <text:p>-0.073035</text:p>
          </table:table-cell>
          <table:table-cell table:style-name="ce3"/>
          <table:table-cell office:value-type="float" office:value="7.4000300000000001" table:style-name="ce7">
            <text:p>7.40003</text:p>
          </table:table-cell>
          <table:table-cell office:value-type="float" office:value="0.60117600000000004" table:style-name="ce7">
            <text:p>0.601176</text:p>
          </table:table-cell>
          <table:table-cell office:value-type="float" office:value="0.61061200000000004" table:style-name="ce7">
            <text:p>0.610612</text:p>
          </table:table-cell>
          <table:table-cell office:value-type="float" office:value="0.67505999999999999" table:style-name="ce7">
            <text:p>0.67506</text:p>
          </table:table-cell>
          <table:table-cell office:value-type="float" office:value="-5.6003999999999943E-2" table:formula="of:=[.G79]-[.$G$5]" table:style-name="ce1">
            <text:p>-0.056004</text:p>
          </table:table-cell>
          <table:table-cell office:value-type="float" office:value="-4.6567999999999943E-2" table:formula="of:=[.H79]-[.$G$5]" table:style-name="ce1">
            <text:p>-0.046568</text:p>
          </table:table-cell>
          <table:table-cell office:value-type="float" office:value="1.7880000000000007E-2" table:formula="of:=[.I79]-[.$G$5]" table:style-name="ce1">
            <text:p>0.01788</text:p>
          </table:table-cell>
          <table:table-cell office:value-type="float" office:value="7.4000300000000001" table:style-name="ce7">
            <text:p>7.40003</text:p>
          </table:table-cell>
          <table:table-cell office:value-type="float" office:value="-0.18041499999999999" table:style-name="ce7">
            <text:p>-0.180415</text:p>
          </table:table-cell>
          <table:table-cell office:value-type="float" office:value="-5.5117600000000003E-2" table:style-name="ce7">
            <text:p>-0.0551176</text:p>
          </table:table-cell>
          <table:table-cell table:number-columns-repeated="16369"/>
        </table:table-row>
        <table:table-row table:style-name="ro3">
          <table:table-cell office:value-type="float" office:value="7.5" table:style-name="ce1">
            <text:p>7.5</text:p>
          </table:table-cell>
          <table:table-cell office:value-type="float" office:value="-5.9230999999999999E-2" table:style-name="ce1">
            <text:p>-0.059231</text:p>
          </table:table-cell>
          <table:table-cell office:value-type="float" office:value="-0.21585399999999999" table:style-name="ce1">
            <text:p>-0.215854</text:p>
          </table:table-cell>
          <table:table-cell office:value-type="float" office:value="-4.3757999999999998E-2" table:style-name="ce1">
            <text:p>-0.043758</text:p>
          </table:table-cell>
          <table:table-cell table:style-name="ce3"/>
          <table:table-cell office:value-type="float" office:value="7.5000400000000003" table:style-name="ce7">
            <text:p>7.50004</text:p>
          </table:table-cell>
          <table:table-cell office:value-type="float" office:value="0.61226499999999995" table:style-name="ce7">
            <text:p>0.612265</text:p>
          </table:table-cell>
          <table:table-cell office:value-type="float" office:value="0.60391099999999998" table:style-name="ce7">
            <text:p>0.603911</text:p>
          </table:table-cell>
          <table:table-cell office:value-type="float" office:value="0.65182099999999998" table:style-name="ce7">
            <text:p>0.651821</text:p>
          </table:table-cell>
          <table:table-cell office:value-type="float" office:value="-4.4915000000000038E-2" table:formula="of:=[.G80]-[.$G$5]" table:style-name="ce1">
            <text:p>-0.044915</text:p>
          </table:table-cell>
          <table:table-cell office:value-type="float" office:value="-5.3269000000000011E-2" table:formula="of:=[.H80]-[.$G$5]" table:style-name="ce1">
            <text:p>-0.053269</text:p>
          </table:table-cell>
          <table:table-cell office:value-type="float" office:value="-5.3590000000000027E-3" table:formula="of:=[.I80]-[.$G$5]" table:style-name="ce1">
            <text:p>-0.005359</text:p>
          </table:table-cell>
          <table:table-cell office:value-type="float" office:value="7.5000400000000003" table:style-name="ce7">
            <text:p>7.50004</text:p>
          </table:table-cell>
          <table:table-cell office:value-type="float" office:value="-0.20741999999999999" table:style-name="ce7">
            <text:p>-0.20742</text:p>
          </table:table-cell>
          <table:table-cell office:value-type="float" office:value="-2.4870400000000001E-2" table:style-name="ce7">
            <text:p>-0.0248704</text:p>
          </table:table-cell>
          <table:table-cell table:number-columns-repeated="16369"/>
        </table:table-row>
        <table:table-row table:style-name="ro3">
          <table:table-cell office:value-type="float" office:value="7.6" table:style-name="ce1">
            <text:p>7.6</text:p>
          </table:table-cell>
          <table:table-cell office:value-type="float" office:value="-6.1942999999999998E-2" table:style-name="ce1">
            <text:p>-0.061943</text:p>
          </table:table-cell>
          <table:table-cell office:value-type="float" office:value="-0.23217199999999999" table:style-name="ce1">
            <text:p>-0.232172</text:p>
          </table:table-cell>
          <table:table-cell office:value-type="float" office:value="-1.4959E-2" table:style-name="ce1">
            <text:p>-0.014959</text:p>
          </table:table-cell>
          <table:table-cell table:style-name="ce3"/>
          <table:table-cell office:value-type="float" office:value="7.6000399999999999" table:style-name="ce7">
            <text:p>7.60004</text:p>
          </table:table-cell>
          <table:table-cell office:value-type="float" office:value="0.62807299999999999" table:style-name="ce7">
            <text:p>0.628073</text:p>
          </table:table-cell>
          <table:table-cell office:value-type="float" office:value="0.60000600000000004" table:style-name="ce7">
            <text:p>0.600006</text:p>
          </table:table-cell>
          <table:table-cell office:value-type="float" office:value="0.63334999999999997" table:style-name="ce7">
            <text:p>0.63335</text:p>
          </table:table-cell>
          <table:table-cell office:value-type="float" office:value="-2.9106999999999994E-2" table:formula="of:=[.G81]-[.$G$5]" table:style-name="ce1">
            <text:p>-0.029107</text:p>
          </table:table-cell>
          <table:table-cell office:value-type="float" office:value="-5.7173999999999947E-2" table:formula="of:=[.H81]-[.$G$5]" table:style-name="ce1">
            <text:p>-0.057174</text:p>
          </table:table-cell>
          <table:table-cell office:value-type="float" office:value="-2.3830000000000018E-2" table:formula="of:=[.I81]-[.$G$5]" table:style-name="ce1">
            <text:p>-0.02383</text:p>
          </table:table-cell>
          <table:table-cell office:value-type="float" office:value="7.6000399999999999" table:style-name="ce7">
            <text:p>7.60004</text:p>
          </table:table-cell>
          <table:table-cell office:value-type="float" office:value="-0.21559300000000001" table:style-name="ce7">
            <text:p>-0.215593</text:p>
          </table:table-cell>
          <table:table-cell office:value-type="float" office:value="-8.1556500000000004E-3" table:style-name="ce7">
            <text:p>-0.00815565</text:p>
          </table:table-cell>
          <table:table-cell table:number-columns-repeated="16369"/>
        </table:table-row>
        <table:table-row table:style-name="ro3">
          <table:table-cell office:value-type="float" office:value="7.7" table:style-name="ce1">
            <text:p>7.7</text:p>
          </table:table-cell>
          <table:table-cell office:value-type="float" office:value="-6.2009000000000002E-2" table:style-name="ce1">
            <text:p>-0.062009</text:p>
          </table:table-cell>
          <table:table-cell office:value-type="float" office:value="-0.232597" table:style-name="ce1">
            <text:p>-0.232597</text:p>
          </table:table-cell>
          <table:table-cell office:value-type="float" office:value="1.3414000000000001E-2" table:style-name="ce1">
            <text:p>0.013414</text:p>
          </table:table-cell>
          <table:table-cell table:style-name="ce3"/>
          <table:table-cell office:value-type="float" office:value="7.7000299999999999" table:style-name="ce7">
            <text:p>7.70003</text:p>
          </table:table-cell>
          <table:table-cell office:value-type="float" office:value="0.64863099999999996" table:style-name="ce7">
            <text:p>0.648631</text:p>
          </table:table-cell>
          <table:table-cell office:value-type="float" office:value="0.59903600000000001" table:style-name="ce7">
            <text:p>0.599036</text:p>
          </table:table-cell>
          <table:table-cell office:value-type="float" office:value="0.62005399999999999" table:style-name="ce7">
            <text:p>0.620054</text:p>
          </table:table-cell>
          <table:table-cell office:value-type="float" office:value="-8.5490000000000288E-3" table:formula="of:=[.G82]-[.$G$5]" table:style-name="ce1">
            <text:p>-0.008549</text:p>
          </table:table-cell>
          <table:table-cell office:value-type="float" office:value="-5.8143999999999973E-2" table:formula="of:=[.H82]-[.$G$5]" table:style-name="ce1">
            <text:p>-0.058144</text:p>
          </table:table-cell>
          <table:table-cell office:value-type="float" office:value="-3.7125999999999992E-2" table:formula="of:=[.I82]-[.$G$5]" table:style-name="ce1">
            <text:p>-0.037126</text:p>
          </table:table-cell>
          <table:table-cell office:value-type="float" office:value="7.7000299999999999" table:style-name="ce7">
            <text:p>7.70003</text:p>
          </table:table-cell>
          <table:table-cell office:value-type="float" office:value="-0.22525899999999999" table:style-name="ce7">
            <text:p>-0.225259</text:p>
          </table:table-cell>
          <table:table-cell office:value-type="float" office:value="1.19084E-2" table:style-name="ce7">
            <text:p>0.0119084</text:p>
          </table:table-cell>
          <table:table-cell table:number-columns-repeated="16369"/>
        </table:table-row>
        <table:table-row table:style-name="ro3">
          <table:table-cell office:value-type="float" office:value="7.8" table:style-name="ce1">
            <text:p>7.8</text:p>
          </table:table-cell>
          <table:table-cell office:value-type="float" office:value="-5.9461E-2" table:style-name="ce1">
            <text:p>-0.059461</text:p>
          </table:table-cell>
          <table:table-cell office:value-type="float" office:value="-0.217164" table:style-name="ce1">
            <text:p>-0.217164</text:p>
          </table:table-cell>
          <table:table-cell office:value-type="float" office:value="4.2175999999999998E-2" table:style-name="ce1">
            <text:p>0.042176</text:p>
          </table:table-cell>
          <table:table-cell table:style-name="ce3"/>
          <table:table-cell office:value-type="float" office:value="7.8" table:style-name="ce7">
            <text:p>7.8</text:p>
          </table:table-cell>
          <table:table-cell office:value-type="float" office:value="0.67216500000000001" table:style-name="ce7">
            <text:p>0.672165</text:p>
          </table:table-cell>
          <table:table-cell office:value-type="float" office:value="0.60142899999999999" table:style-name="ce7">
            <text:p>0.601429</text:p>
          </table:table-cell>
          <table:table-cell office:value-type="float" office:value="0.61080100000000004" table:style-name="ce7">
            <text:p>0.610801</text:p>
          </table:table-cell>
          <table:table-cell office:value-type="float" office:value="1.4985000000000026E-2" table:formula="of:=[.G83]-[.$G$5]" table:style-name="ce1">
            <text:p>0.014985</text:p>
          </table:table-cell>
          <table:table-cell office:value-type="float" office:value="-5.5750999999999995E-2" table:formula="of:=[.H83]-[.$G$5]" table:style-name="ce1">
            <text:p>-0.055751</text:p>
          </table:table-cell>
          <table:table-cell office:value-type="float" office:value="-4.6378999999999948E-2" table:formula="of:=[.I83]-[.$G$5]" table:style-name="ce1">
            <text:p>-0.046379</text:p>
          </table:table-cell>
          <table:table-cell office:value-type="float" office:value="7.8" table:style-name="ce7">
            <text:p>7.8</text:p>
          </table:table-cell>
          <table:table-cell office:value-type="float" office:value="-0.221526" table:style-name="ce7">
            <text:p>-0.221526</text:p>
          </table:table-cell>
          <table:table-cell office:value-type="float" office:value="4.2135800000000001E-2" table:style-name="ce7">
            <text:p>0.0421358</text:p>
          </table:table-cell>
          <table:table-cell table:number-columns-repeated="16369"/>
        </table:table-row>
        <table:table-row table:style-name="ro3">
          <table:table-cell office:value-type="float" office:value="7.9" table:style-name="ce1">
            <text:p>7.9</text:p>
          </table:table-cell>
          <table:table-cell office:value-type="float" office:value="-5.3266000000000001E-2" table:style-name="ce1">
            <text:p>-0.053266</text:p>
          </table:table-cell>
          <table:table-cell office:value-type="float" office:value="-0.18481900000000001" table:style-name="ce1">
            <text:p>-0.184819</text:p>
          </table:table-cell>
          <table:table-cell office:value-type="float" office:value="7.1454000000000004E-2" table:style-name="ce1">
            <text:p>0.071454</text:p>
          </table:table-cell>
          <table:table-cell table:style-name="ce3"/>
          <table:table-cell office:value-type="float" office:value="7.9000500000000002" table:style-name="ce7">
            <text:p>7.90005</text:p>
          </table:table-cell>
          <table:table-cell office:value-type="float" office:value="0.69565299999999997" table:style-name="ce7">
            <text:p>0.695653</text:p>
          </table:table-cell>
          <table:table-cell office:value-type="float" office:value="0.60779499999999997" table:style-name="ce7">
            <text:p>0.607795</text:p>
          </table:table-cell>
          <table:table-cell office:value-type="float" office:value="0.60497000000000001" table:style-name="ce7">
            <text:p>0.60497</text:p>
          </table:table-cell>
          <table:table-cell office:value-type="float" office:value="3.8472999999999979E-2" table:formula="of:=[.G84]-[.$G$5]" table:style-name="ce1">
            <text:p>0.038473</text:p>
          </table:table-cell>
          <table:table-cell office:value-type="float" office:value="-4.9385000000000012E-2" table:formula="of:=[.H84]-[.$G$5]" table:style-name="ce1">
            <text:p>-0.049385</text:p>
          </table:table-cell>
          <table:table-cell office:value-type="float" office:value="-5.2209999999999979E-2" table:formula="of:=[.I84]-[.$G$5]" table:style-name="ce1">
            <text:p>-0.05221</text:p>
          </table:table-cell>
          <table:table-cell office:value-type="float" office:value="7.9000500000000002" table:style-name="ce7">
            <text:p>7.90005</text:p>
          </table:table-cell>
          <table:table-cell office:value-type="float" office:value="-0.18913099999999999" table:style-name="ce7">
            <text:p>-0.189131</text:p>
          </table:table-cell>
          <table:table-cell office:value-type="float" office:value="6.9847999999999993E-2" table:style-name="ce7">
            <text:p>0.069848</text:p>
          </table:table-cell>
          <table:table-cell table:number-columns-repeated="16369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float" office:value="-4.1918999999999998E-2" table:style-name="ce1">
            <text:p>-0.041919</text:p>
          </table:table-cell>
          <table:table-cell office:value-type="float" office:value="-0.13450699999999999" table:style-name="ce1">
            <text:p>-0.134507</text:p>
          </table:table-cell>
          <table:table-cell office:value-type="float" office:value="9.9548999999999999E-2" table:style-name="ce1">
            <text:p>0.099549</text:p>
          </table:table-cell>
          <table:table-cell table:style-name="ce3"/>
          <table:table-cell office:value-type="float" office:value="8.0000099999999996" table:style-name="ce7">
            <text:p>8.00001</text:p>
          </table:table-cell>
          <table:table-cell office:value-type="float" office:value="0.71554899999999999" table:style-name="ce7">
            <text:p>0.715549</text:p>
          </table:table-cell>
          <table:table-cell office:value-type="float" office:value="0.61894000000000005" table:style-name="ce7">
            <text:p>0.61894</text:p>
          </table:table-cell>
          <table:table-cell office:value-type="float" office:value="0.60238100000000006" table:style-name="ce7">
            <text:p>0.602381</text:p>
          </table:table-cell>
          <table:table-cell office:value-type="float" office:value="5.8369000000000004E-2" table:formula="of:=[.G85]-[.$G$5]" table:style-name="ce1">
            <text:p>0.058369</text:p>
          </table:table-cell>
          <table:table-cell office:value-type="float" office:value="-3.8239999999999941E-2" table:formula="of:=[.H85]-[.$G$5]" table:style-name="ce1">
            <text:p>-0.03824</text:p>
          </table:table-cell>
          <table:table-cell office:value-type="float" office:value="-5.4798999999999931E-2" table:formula="of:=[.I85]-[.$G$5]" table:style-name="ce1">
            <text:p>-0.054799</text:p>
          </table:table-cell>
          <table:table-cell office:value-type="float" office:value="8.0000099999999996" table:style-name="ce7">
            <text:p>8.00001</text:p>
          </table:table-cell>
          <table:table-cell office:value-type="float" office:value="-0.129162" table:style-name="ce7">
            <text:p>-0.129162</text:p>
          </table:table-cell>
          <table:table-cell office:value-type="float" office:value="9.7509700000000005E-2" table:style-name="ce7">
            <text:p>0.0975097</text:p>
          </table:table-cell>
          <table:table-cell table:number-columns-repeated="16369"/>
        </table:table-row>
        <table:table-row table:style-name="ro3">
          <table:table-cell office:value-type="float" office:value="8.1" table:style-name="ce1">
            <text:p>8.1</text:p>
          </table:table-cell>
          <table:table-cell office:value-type="float" office:value="-2.4395E-2" table:style-name="ce1">
            <text:p>-0.024395</text:p>
          </table:table-cell>
          <table:table-cell office:value-type="float" office:value="-6.6880999999999996E-2" table:style-name="ce1">
            <text:p>-0.066881</text:p>
          </table:table-cell>
          <table:table-cell office:value-type="float" office:value="0.12266100000000001" table:style-name="ce1">
            <text:p>0.122661</text:p>
          </table:table-cell>
          <table:table-cell table:style-name="ce3"/>
          <table:table-cell office:value-type="float" office:value="8.1000499999999995" table:style-name="ce7">
            <text:p>8.10005</text:p>
          </table:table-cell>
          <table:table-cell office:value-type="float" office:value="0.72849299999999995" table:style-name="ce7">
            <text:p>0.728493</text:p>
          </table:table-cell>
          <table:table-cell office:value-type="float" office:value="0.63575599999999999" table:style-name="ce7">
            <text:p>0.635756</text:p>
          </table:table-cell>
          <table:table-cell office:value-type="float" office:value="0.60247099999999998" table:style-name="ce7">
            <text:p>0.602471</text:p>
          </table:table-cell>
          <table:table-cell office:value-type="float" office:value="7.131299999999996E-2" table:formula="of:=[.G86]-[.$G$5]" table:style-name="ce1">
            <text:p>0.071313</text:p>
          </table:table-cell>
          <table:table-cell office:value-type="float" office:value="-2.1423999999999999E-2" table:formula="of:=[.H86]-[.$G$5]" table:style-name="ce1">
            <text:p>-0.021424</text:p>
          </table:table-cell>
          <table:table-cell office:value-type="float" office:value="-5.4709000000000008E-2" table:formula="of:=[.I86]-[.$G$5]" table:style-name="ce1">
            <text:p>-0.054709</text:p>
          </table:table-cell>
          <table:table-cell office:value-type="float" office:value="8.1000499999999995" table:style-name="ce7">
            <text:p>8.10005</text:p>
          </table:table-cell>
          <table:table-cell office:value-type="float" office:value="-6.4343499999999998E-2" table:style-name="ce7">
            <text:p>-0.0643435</text:p>
          </table:table-cell>
          <table:table-cell office:value-type="float" office:value="0.119337" table:style-name="ce7">
            <text:p>0.119337</text:p>
          </table:table-cell>
          <table:table-cell table:number-columns-repeated="16369"/>
        </table:table-row>
        <table:table-row table:style-name="ro3">
          <table:table-cell office:value-type="float" office:value="8.1999999999999993" table:style-name="ce1">
            <text:p>8.2</text:p>
          </table:table-cell>
          <table:table-cell office:value-type="float" office:value="-1.0640000000000001E-3" table:style-name="ce1">
            <text:p>-0.001064</text:p>
          </table:table-cell>
          <table:table-cell office:value-type="float" office:value="1.4126E-2" table:style-name="ce1">
            <text:p>0.014126</text:p>
          </table:table-cell>
          <table:table-cell office:value-type="float" office:value="0.135657" table:style-name="ce1">
            <text:p>0.135657</text:p>
          </table:table-cell>
          <table:table-cell table:style-name="ce3"/>
          <table:table-cell office:value-type="float" office:value="8.2000399999999996" table:style-name="ce7">
            <text:p>8.20004</text:p>
          </table:table-cell>
          <table:table-cell office:value-type="float" office:value="0.73237399999999997" table:style-name="ce7">
            <text:p>0.732374</text:p>
          </table:table-cell>
          <table:table-cell office:value-type="float" office:value="0.65796500000000002" table:style-name="ce7">
            <text:p>0.657965</text:p>
          </table:table-cell>
          <table:table-cell office:value-type="float" office:value="0.60489700000000002" table:style-name="ce7">
            <text:p>0.604897</text:p>
          </table:table-cell>
          <table:table-cell office:value-type="float" office:value="7.5193999999999983E-2" table:formula="of:=[.G87]-[.$G$5]" table:style-name="ce1">
            <text:p>0.075194</text:p>
          </table:table-cell>
          <table:table-cell office:value-type="float" office:value="7.8500000000003567E-4" table:formula="of:=[.H87]-[.$G$5]" table:style-name="ce1">
            <text:p>0.000785</text:p>
          </table:table-cell>
          <table:table-cell office:value-type="float" office:value="-5.2282999999999968E-2" table:formula="of:=[.I87]-[.$G$5]" table:style-name="ce1">
            <text:p>-0.052283</text:p>
          </table:table-cell>
          <table:table-cell office:value-type="float" office:value="8.2000399999999996" table:style-name="ce7">
            <text:p>8.20004</text:p>
          </table:table-cell>
          <table:table-cell office:value-type="float" office:value="5.5363299999999999E-3" table:style-name="ce7">
            <text:p>0.00553633</text:p>
          </table:table-cell>
          <table:table-cell office:value-type="float" office:value="0.12890799999999999" table:style-name="ce7">
            <text:p>0.128908</text:p>
          </table:table-cell>
          <table:table-cell table:number-columns-repeated="16369"/>
        </table:table-row>
        <table:table-row table:style-name="ro3">
          <table:table-cell office:value-type="float" office:value="8.3000000000000007" table:style-name="ce1">
            <text:p>8.3</text:p>
          </table:table-cell>
          <table:table-cell office:value-type="float" office:value="2.5826000000000002E-2" table:style-name="ce1">
            <text:p>0.025826</text:p>
          </table:table-cell>
          <table:table-cell office:value-type="float" office:value="0.100659" table:style-name="ce1">
            <text:p>0.100659</text:p>
          </table:table-cell>
          <table:table-cell office:value-type="float" office:value="0.13367100000000001" table:style-name="ce1">
            <text:p>0.133671</text:p>
          </table:table-cell>
          <table:table-cell table:style-name="ce3"/>
          <table:table-cell office:value-type="float" office:value="8.3000299999999996" table:style-name="ce7">
            <text:p>8.30003</text:p>
          </table:table-cell>
          <table:table-cell office:value-type="float" office:value="0.72667800000000005" table:style-name="ce7">
            <text:p>0.726678</text:p>
          </table:table-cell>
          <table:table-cell office:value-type="float" office:value="0.68400099999999997" table:style-name="ce7">
            <text:p>0.684001</text:p>
          </table:table-cell>
          <table:table-cell office:value-type="float" office:value="0.61014199999999996" table:style-name="ce7">
            <text:p>0.610142</text:p>
          </table:table-cell>
          <table:table-cell office:value-type="float" office:value="6.949800000000006E-2" table:formula="of:=[.G88]-[.$G$5]" table:style-name="ce1">
            <text:p>0.069498</text:p>
          </table:table-cell>
          <table:table-cell office:value-type="float" office:value="2.6820999999999984E-2" table:formula="of:=[.H88]-[.$G$5]" table:style-name="ce1">
            <text:p>0.026821</text:p>
          </table:table-cell>
          <table:table-cell office:value-type="float" office:value="-4.7038000000000024E-2" table:formula="of:=[.I88]-[.$G$5]" table:style-name="ce1">
            <text:p>-0.047038</text:p>
          </table:table-cell>
          <table:table-cell office:value-type="float" office:value="8.3000299999999996" table:style-name="ce7">
            <text:p>8.30003</text:p>
          </table:table-cell>
          <table:table-cell office:value-type="float" office:value="7.7393100000000006E-2" table:style-name="ce7">
            <text:p>0.0773931</text:p>
          </table:table-cell>
          <table:table-cell office:value-type="float" office:value="0.11880400000000001" table:style-name="ce7">
            <text:p>0.118804</text:p>
          </table:table-cell>
          <table:table-cell table:number-columns-repeated="16369"/>
        </table:table-row>
        <table:table-row table:style-name="ro3">
          <table:table-cell office:value-type="float" office:value="8.4" table:style-name="ce1">
            <text:p>8.4</text:p>
          </table:table-cell>
          <table:table-cell office:value-type="float" office:value="5.2361999999999999E-2" table:style-name="ce1">
            <text:p>0.052362</text:p>
          </table:table-cell>
          <table:table-cell office:value-type="float" office:value="0.18168599999999999" table:style-name="ce1">
            <text:p>0.181686</text:p>
          </table:table-cell>
          <table:table-cell office:value-type="float" office:value="0.113957" table:style-name="ce1">
            <text:p>0.113957</text:p>
          </table:table-cell>
          <table:table-cell table:style-name="ce3"/>
          <table:table-cell office:value-type="float" office:value="8.40001" table:style-name="ce7">
            <text:p>8.40001</text:p>
          </table:table-cell>
          <table:table-cell office:value-type="float" office:value="0.71180200000000005" table:style-name="ce7">
            <text:p>0.711802</text:p>
          </table:table-cell>
          <table:table-cell office:value-type="float" office:value="0.71007399999999998" table:style-name="ce7">
            <text:p>0.710074</text:p>
          </table:table-cell>
          <table:table-cell office:value-type="float" office:value="0.61855099999999996" table:style-name="ce7">
            <text:p>0.618551</text:p>
          </table:table-cell>
          <table:table-cell office:value-type="float" office:value="5.4622000000000059E-2" table:formula="of:=[.G89]-[.$G$5]" table:style-name="ce1">
            <text:p>0.054622</text:p>
          </table:table-cell>
          <table:table-cell office:value-type="float" office:value="5.2893999999999997E-2" table:formula="of:=[.H89]-[.$G$5]" table:style-name="ce1">
            <text:p>0.052894</text:p>
          </table:table-cell>
          <table:table-cell office:value-type="float" office:value="-3.8629000000000024E-2" table:formula="of:=[.I89]-[.$G$5]" table:style-name="ce1">
            <text:p>-0.038629</text:p>
          </table:table-cell>
          <table:table-cell office:value-type="float" office:value="8.40001" table:style-name="ce7">
            <text:p>8.40001</text:p>
          </table:table-cell>
          <table:table-cell office:value-type="float" office:value="0.14860799999999999" table:style-name="ce7">
            <text:p>0.148608</text:p>
          </table:table-cell>
          <table:table-cell office:value-type="float" office:value="8.4889900000000004E-2" table:style-name="ce7">
            <text:p>0.0848899</text:p>
          </table:table-cell>
          <table:table-cell table:number-columns-repeated="16369"/>
        </table:table-row>
        <table:table-row table:style-name="ro3">
          <table:table-cell office:value-type="float" office:value="8.5" table:style-name="ce1">
            <text:p>8.5</text:p>
          </table:table-cell>
          <table:table-cell office:value-type="float" office:value="7.3833999999999997E-2" table:style-name="ce1">
            <text:p>0.073834</text:p>
          </table:table-cell>
          <table:table-cell office:value-type="float" office:value="0.24505099999999999" table:style-name="ce1">
            <text:p>0.245051</text:p>
          </table:table-cell>
          <table:table-cell office:value-type="float" office:value="7.7274999999999996E-2" table:style-name="ce1">
            <text:p>0.077275</text:p>
          </table:table-cell>
          <table:table-cell table:style-name="ce3"/>
          <table:table-cell office:value-type="float" office:value="8.5000300000000006" table:style-name="ce7">
            <text:p>8.50003</text:p>
          </table:table-cell>
          <table:table-cell office:value-type="float" office:value="0.69062299999999999" table:style-name="ce7">
            <text:p>0.690623</text:p>
          </table:table-cell>
          <table:table-cell office:value-type="float" office:value="0.72945800000000005" table:style-name="ce7">
            <text:p>0.729458</text:p>
          </table:table-cell>
          <table:table-cell office:value-type="float" office:value="0.63109700000000002" table:style-name="ce7">
            <text:p>0.631097</text:p>
          </table:table-cell>
          <table:table-cell office:value-type="float" office:value="3.3443000000000001E-2" table:formula="of:=[.G90]-[.$G$5]" table:style-name="ce1">
            <text:p>0.033443</text:p>
          </table:table-cell>
          <table:table-cell office:value-type="float" office:value="7.2278000000000064E-2" table:formula="of:=[.H90]-[.$G$5]" table:style-name="ce1">
            <text:p>0.072278</text:p>
          </table:table-cell>
          <table:table-cell office:value-type="float" office:value="-2.6082999999999967E-2" table:formula="of:=[.I90]-[.$G$5]" table:style-name="ce1">
            <text:p>-0.026083</text:p>
          </table:table-cell>
          <table:table-cell office:value-type="float" office:value="8.5000300000000006" table:style-name="ce7">
            <text:p>8.50003</text:p>
          </table:table-cell>
          <table:table-cell office:value-type="float" office:value="0.20639099999999999" table:style-name="ce7">
            <text:p>0.206391</text:p>
          </table:table-cell>
          <table:table-cell office:value-type="float" office:value="3.7810400000000001E-2" table:style-name="ce7">
            <text:p>0.0378104</text:p>
          </table:table-cell>
          <table:table-cell table:number-columns-repeated="16369"/>
        </table:table-row>
        <table:table-row table:style-name="ro3">
          <table:table-cell office:value-type="float" office:value="8.6" table:style-name="ce1">
            <text:p>8.6</text:p>
          </table:table-cell>
          <table:table-cell office:value-type="float" office:value="8.6004999999999998E-2" table:style-name="ce1">
            <text:p>0.086005</text:p>
          </table:table-cell>
          <table:table-cell office:value-type="float" office:value="0.28028199999999998" table:style-name="ce1">
            <text:p>0.280282</text:p>
          </table:table-cell>
          <table:table-cell office:value-type="float" office:value="2.8268999999999999E-2" table:style-name="ce1">
            <text:p>0.028269</text:p>
          </table:table-cell>
          <table:table-cell table:style-name="ce3"/>
          <table:table-cell office:value-type="float" office:value="8.6" table:style-name="ce7">
            <text:p>8.6</text:p>
          </table:table-cell>
          <table:table-cell office:value-type="float" office:value="0.666933" table:style-name="ce7">
            <text:p>0.666933</text:p>
          </table:table-cell>
          <table:table-cell office:value-type="float" office:value="0.736572" table:style-name="ce7">
            <text:p>0.736572</text:p>
          </table:table-cell>
          <table:table-cell office:value-type="float" office:value="0.64817000000000002" table:style-name="ce7">
            <text:p>0.64817</text:p>
          </table:table-cell>
          <table:table-cell office:value-type="float" office:value="9.7530000000000117E-3" table:formula="of:=[.G91]-[.$G$5]" table:style-name="ce1">
            <text:p>0.009753</text:p>
          </table:table-cell>
          <table:table-cell office:value-type="float" office:value="7.9392000000000018E-2" table:formula="of:=[.H91]-[.$G$5]" table:style-name="ce1">
            <text:p>0.079392</text:p>
          </table:table-cell>
          <table:table-cell office:value-type="float" office:value="-9.0099999999999625E-3" table:formula="of:=[.I91]-[.$G$5]" table:style-name="ce1">
            <text:p>-0.00901</text:p>
          </table:table-cell>
          <table:table-cell office:value-type="float" office:value="8.6" table:style-name="ce7">
            <text:p>8.6</text:p>
          </table:table-cell>
          <table:table-cell office:value-type="float" office:value="0.23572699999999999" table:style-name="ce7">
            <text:p>0.235727</text:p>
          </table:table-cell>
          <table:table-cell office:value-type="float" office:value="-1.6653299999999999E-2" table:style-name="ce7">
            <text:p>-0.0166533</text:p>
          </table:table-cell>
          <table:table-cell table:number-columns-repeated="16369"/>
        </table:table-row>
        <table:table-row table:style-name="ro3">
          <table:table-cell office:value-type="float" office:value="8.6999999999999993" table:style-name="ce1">
            <text:p>8.7</text:p>
          </table:table-cell>
          <table:table-cell office:value-type="float" office:value="8.6338999999999999E-2" table:style-name="ce1">
            <text:p>0.086339</text:p>
          </table:table-cell>
          <table:table-cell office:value-type="float" office:value="0.28124300000000002" table:style-name="ce1">
            <text:p>0.281243</text:p>
          </table:table-cell>
          <table:table-cell office:value-type="float" office:value="-2.5395999999999998E-2" table:style-name="ce1">
            <text:p>-0.025396</text:p>
          </table:table-cell>
          <table:table-cell table:style-name="ce3"/>
          <table:table-cell office:value-type="float" office:value="8.7000399999999996" table:style-name="ce7">
            <text:p>8.70004</text:p>
          </table:table-cell>
          <table:table-cell office:value-type="float" office:value="0.64420100000000002" table:style-name="ce7">
            <text:p>0.644201</text:p>
          </table:table-cell>
          <table:table-cell office:value-type="float" office:value="0.72997999999999996" table:style-name="ce7">
            <text:p>0.72998</text:p>
          </table:table-cell>
          <table:table-cell office:value-type="float" office:value="0.66962200000000005" table:style-name="ce7">
            <text:p>0.669622</text:p>
          </table:table-cell>
          <table:table-cell office:value-type="float" office:value="-1.2978999999999963E-2" table:formula="of:=[.G92]-[.$G$5]" table:style-name="ce1">
            <text:p>-0.012979</text:p>
          </table:table-cell>
          <table:table-cell office:value-type="float" office:value="7.2799999999999976E-2" table:formula="of:=[.H92]-[.$G$5]" table:style-name="ce1">
            <text:p>0.0728</text:p>
          </table:table-cell>
          <table:table-cell office:value-type="float" office:value="1.2442000000000064E-2" table:formula="of:=[.I92]-[.$G$5]" table:style-name="ce1">
            <text:p>0.012442</text:p>
          </table:table-cell>
          <table:table-cell office:value-type="float" office:value="8.7000399999999996" table:style-name="ce7">
            <text:p>8.70004</text:p>
          </table:table-cell>
          <table:table-cell office:value-type="float" office:value="0.23061899999999999" table:style-name="ce7">
            <text:p>0.230619</text:p>
          </table:table-cell>
          <table:table-cell office:value-type="float" office:value="-5.6705100000000001E-2" table:style-name="ce7">
            <text:p>-0.0567051</text:p>
          </table:table-cell>
          <table:table-cell table:number-columns-repeated="16369"/>
        </table:table-row>
        <table:table-row table:style-name="ro3">
          <table:table-cell office:value-type="float" office:value="8.8000000000000007" table:style-name="ce1">
            <text:p>8.8</text:p>
          </table:table-cell>
          <table:table-cell office:value-type="float" office:value="7.4765999999999999E-2" table:style-name="ce1">
            <text:p>0.074766</text:p>
          </table:table-cell>
          <table:table-cell office:value-type="float" office:value="0.24776500000000001" table:style-name="ce1">
            <text:p>0.247765</text:p>
          </table:table-cell>
          <table:table-cell office:value-type="float" office:value="-7.4871999999999994E-2" table:style-name="ce1">
            <text:p>-0.074872</text:p>
          </table:table-cell>
          <table:table-cell table:style-name="ce3"/>
          <table:table-cell office:value-type="float" office:value="8.8000600000000002" table:style-name="ce7">
            <text:p>8.80006</text:p>
          </table:table-cell>
          <table:table-cell office:value-type="float" office:value="0.62484899999999999" table:style-name="ce7">
            <text:p>0.624849</text:p>
          </table:table-cell>
          <table:table-cell office:value-type="float" office:value="0.71380999999999994" table:style-name="ce7">
            <text:p>0.71381</text:p>
          </table:table-cell>
          <table:table-cell office:value-type="float" office:value="0.694554" table:style-name="ce7">
            <text:p>0.694554</text:p>
          </table:table-cell>
          <table:table-cell office:value-type="float" office:value="-3.2330999999999999E-2" table:formula="of:=[.G93]-[.$G$5]" table:style-name="ce1">
            <text:p>-0.032331</text:p>
          </table:table-cell>
          <table:table-cell office:value-type="float" office:value="5.6629999999999958E-2" table:formula="of:=[.H93]-[.$G$5]" table:style-name="ce1">
            <text:p>0.05663</text:p>
          </table:table-cell>
          <table:table-cell office:value-type="float" office:value="3.7374000000000018E-2" table:formula="of:=[.I93]-[.$G$5]" table:style-name="ce1">
            <text:p>0.037374</text:p>
          </table:table-cell>
          <table:table-cell office:value-type="float" office:value="8.8000600000000002" table:style-name="ce7">
            <text:p>8.80006</text:p>
          </table:table-cell>
          <table:table-cell office:value-type="float" office:value="0.19128700000000001" table:style-name="ce7">
            <text:p>0.191287</text:p>
          </table:table-cell>
          <table:table-cell office:value-type="float" office:value="-8.8549299999999997E-2" table:style-name="ce7">
            <text:p>-0.0885493</text:p>
          </table:table-cell>
          <table:table-cell table:number-columns-repeated="16369"/>
        </table:table-row>
        <table:table-row table:style-name="ro3">
          <table:table-cell office:value-type="float" office:value="8.9" table:style-name="ce1">
            <text:p>8.9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0.18568699999999999" table:style-name="ce1">
            <text:p>0.185687</text:p>
          </table:table-cell>
          <table:table-cell office:value-type="float" office:value="-0.112376" table:style-name="ce1">
            <text:p>-0.112376</text:p>
          </table:table-cell>
          <table:table-cell table:style-name="ce3"/>
          <table:table-cell office:value-type="float" office:value="8.9000400000000006" table:style-name="ce7">
            <text:p>8.90004</text:p>
          </table:table-cell>
          <table:table-cell office:value-type="float" office:value="0.60990100000000003" table:style-name="ce7">
            <text:p>0.609901</text:p>
          </table:table-cell>
          <table:table-cell office:value-type="float" office:value="0.69330700000000001" table:style-name="ce7">
            <text:p>0.693307</text:p>
          </table:table-cell>
          <table:table-cell office:value-type="float" office:value="0.71904400000000002" table:style-name="ce7">
            <text:p>0.719044</text:p>
          </table:table-cell>
          <table:table-cell office:value-type="float" office:value="-4.727899999999996E-2" table:formula="of:=[.G94]-[.$G$5]" table:style-name="ce1">
            <text:p>-0.047279</text:p>
          </table:table-cell>
          <table:table-cell office:value-type="float" office:value="3.612700000000002E-2" table:formula="of:=[.H94]-[.$G$5]" table:style-name="ce1">
            <text:p>0.036127</text:p>
          </table:table-cell>
          <table:table-cell office:value-type="float" office:value="6.186400000000003E-2" table:formula="of:=[.I94]-[.$G$5]" table:style-name="ce1">
            <text:p>0.061864</text:p>
          </table:table-cell>
          <table:table-cell office:value-type="float" office:value="8.9000400000000006" table:style-name="ce7">
            <text:p>8.90004</text:p>
          </table:table-cell>
          <table:table-cell office:value-type="float" office:value="0.13181999999999999" table:style-name="ce7">
            <text:p>0.13182</text:p>
          </table:table-cell>
          <table:table-cell office:value-type="float" office:value="-0.10442700000000001" table:style-name="ce7">
            <text:p>-0.104427</text:p>
          </table:table-cell>
          <table:table-cell table:number-columns-repeated="16369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float" office:value="2.7317000000000001E-2" table:style-name="ce1">
            <text:p>0.027317</text:p>
          </table:table-cell>
          <table:table-cell office:value-type="float" office:value="0.105309" table:style-name="ce1">
            <text:p>0.105309</text:p>
          </table:table-cell>
          <table:table-cell office:value-type="float" office:value="-0.13306599999999999" table:style-name="ce1">
            <text:p>-0.133066</text:p>
          </table:table-cell>
          <table:table-cell table:style-name="ce3"/>
          <table:table-cell office:value-type="float" office:value="9.0000099999999996" table:style-name="ce7">
            <text:p>9.00001</text:p>
          </table:table-cell>
          <table:table-cell office:value-type="float" office:value="0.59986300000000004" table:style-name="ce7">
            <text:p>0.599863</text:p>
          </table:table-cell>
          <table:table-cell office:value-type="float" office:value="0.67218699999999998" table:style-name="ce7">
            <text:p>0.672187</text:p>
          </table:table-cell>
          <table:table-cell office:value-type="float" office:value="0.73627799999999999" table:style-name="ce7">
            <text:p>0.736278</text:p>
          </table:table-cell>
          <table:table-cell office:value-type="float" office:value="-5.7316999999999951E-2" table:formula="of:=[.G95]-[.$G$5]" table:style-name="ce1">
            <text:p>-0.057317</text:p>
          </table:table-cell>
          <table:table-cell office:value-type="float" office:value="1.5006999999999993E-2" table:formula="of:=[.H95]-[.$G$5]" table:style-name="ce1">
            <text:p>0.015007</text:p>
          </table:table-cell>
          <table:table-cell office:value-type="float" office:value="7.9098000000000002E-2" table:formula="of:=[.I95]-[.$G$5]" table:style-name="ce1">
            <text:p>0.079098</text:p>
          </table:table-cell>
          <table:table-cell office:value-type="float" office:value="9.0000099999999996" table:style-name="ce7">
            <text:p>9.00001</text:p>
          </table:table-cell>
          <table:table-cell office:value-type="float" office:value="5.6299200000000001E-2" table:style-name="ce7">
            <text:p>0.0562992</text:p>
          </table:table-cell>
          <table:table-cell office:value-type="float" office:value="-0.110109" table:style-name="ce7">
            <text:p>-0.110109</text:p>
          </table:table-cell>
          <table:table-cell table:number-columns-repeated="16369"/>
        </table:table-row>
        <table:table-row table:style-name="ro3">
          <table:table-cell office:value-type="float" office:value="9.1" table:style-name="ce1">
            <text:p>9.1</text:p>
          </table:table-cell>
          <table:table-cell office:value-type="float" office:value="3.3300000000000002E-4" table:style-name="ce1">
            <text:p>0.000333</text:p>
          </table:table-cell>
          <table:table-cell office:value-type="float" office:value="1.8770999999999999E-2" table:style-name="ce1">
            <text:p>0.018771</text:p>
          </table:table-cell>
          <table:table-cell office:value-type="float" office:value="-0.13597100000000001" table:style-name="ce1">
            <text:p>-0.135971</text:p>
          </table:table-cell>
          <table:table-cell table:style-name="ce3"/>
          <table:table-cell office:value-type="float" office:value="9.1000300000000003" table:style-name="ce7">
            <text:p>9.10003</text:p>
          </table:table-cell>
          <table:table-cell office:value-type="float" office:value="0.59420099999999998" table:style-name="ce7">
            <text:p>0.594201</text:p>
          </table:table-cell>
          <table:table-cell office:value-type="float" office:value="0.65260300000000004" table:style-name="ce7">
            <text:p>0.652603</text:p>
          </table:table-cell>
          <table:table-cell office:value-type="float" office:value="0.73943499999999995" table:style-name="ce7">
            <text:p>0.739435</text:p>
          </table:table-cell>
          <table:table-cell office:value-type="float" office:value="-6.2979000000000007E-2" table:formula="of:=[.G96]-[.$G$5]" table:style-name="ce1">
            <text:p>-0.062979</text:p>
          </table:table-cell>
          <table:table-cell office:value-type="float" office:value="-4.5769999999999422E-3" table:formula="of:=[.H96]-[.$G$5]" table:style-name="ce1">
            <text:p>-0.004577</text:p>
          </table:table-cell>
          <table:table-cell office:value-type="float" office:value="8.2254999999999967E-2" table:formula="of:=[.I96]-[.$G$5]" table:style-name="ce1">
            <text:p>0.082255</text:p>
          </table:table-cell>
          <table:table-cell office:value-type="float" office:value="9.1000300000000003" table:style-name="ce7">
            <text:p>9.10003</text:p>
          </table:table-cell>
          <table:table-cell office:value-type="float" office:value="-1.8149800000000001E-2" table:style-name="ce7">
            <text:p>-0.0181498</text:p>
          </table:table-cell>
          <table:table-cell office:value-type="float" office:value="-0.112536" table:style-name="ce7">
            <text:p>-0.112536</text:p>
          </table:table-cell>
          <table:table-cell table:number-columns-repeated="16369"/>
        </table:table-row>
        <table:table-row table:style-name="ro3">
          <table:table-cell office:value-type="float" office:value="9.1999999999999993" table:style-name="ce1">
            <text:p>9.2</text:p>
          </table:table-cell>
          <table:table-cell office:value-type="float" office:value="-2.3265000000000001E-2" table:style-name="ce1">
            <text:p>-0.023265</text:p>
          </table:table-cell>
          <table:table-cell office:value-type="float" office:value="-6.2771999999999994E-2" table:style-name="ce1">
            <text:p>-0.062772</text:p>
          </table:table-cell>
          <table:table-cell office:value-type="float" office:value="-0.12367499999999999" table:style-name="ce1">
            <text:p>-0.123675</text:p>
          </table:table-cell>
          <table:table-cell table:style-name="ce3"/>
          <table:table-cell office:value-type="float" office:value="9.2000600000000006" table:style-name="ce7">
            <text:p>9.20006</text:p>
          </table:table-cell>
          <table:table-cell office:value-type="float" office:value="0.593391" table:style-name="ce7">
            <text:p>0.593391</text:p>
          </table:table-cell>
          <table:table-cell office:value-type="float" office:value="0.63542699999999996" table:style-name="ce7">
            <text:p>0.635427</text:p>
          </table:table-cell>
          <table:table-cell office:value-type="float" office:value="0.72742099999999998" table:style-name="ce7">
            <text:p>0.727421</text:p>
          </table:table-cell>
          <table:table-cell office:value-type="float" office:value="-6.3788999999999985E-2" table:formula="of:=[.G97]-[.$G$5]" table:style-name="ce1">
            <text:p>-0.063789</text:p>
          </table:table-cell>
          <table:table-cell office:value-type="float" office:value="-2.1753000000000022E-2" table:formula="of:=[.H97]-[.$G$5]" table:style-name="ce1">
            <text:p>-0.021753</text:p>
          </table:table-cell>
          <table:table-cell office:value-type="float" office:value="7.0240999999999998E-2" table:formula="of:=[.I97]-[.$G$5]" table:style-name="ce1">
            <text:p>0.070241</text:p>
          </table:table-cell>
          <table:table-cell office:value-type="float" office:value="9.2000600000000006" table:style-name="ce7">
            <text:p>9.20006</text:p>
          </table:table-cell>
          <table:table-cell office:value-type="float" office:value="-8.0988699999999997E-2" table:style-name="ce7">
            <text:p>-0.0809887</text:p>
          </table:table-cell>
          <table:table-cell office:value-type="float" office:value="-0.10202899999999999" table:style-name="ce7">
            <text:p>-0.102029</text:p>
          </table:table-cell>
          <table:table-cell table:number-columns-repeated="16369"/>
        </table:table-row>
        <table:table-row table:style-name="ro3">
          <table:table-cell office:value-type="float" office:value="9.3000000000000007" table:style-name="ce1">
            <text:p>9.3</text:p>
          </table:table-cell>
          <table:table-cell office:value-type="float" office:value="-4.113E-2" table:style-name="ce1">
            <text:p>-0.04113</text:p>
          </table:table-cell>
          <table:table-cell office:value-type="float" office:value="-0.13125999999999999" table:style-name="ce1">
            <text:p>-0.13126</text:p>
          </table:table-cell>
          <table:table-cell office:value-type="float" office:value="-0.100975" table:style-name="ce1">
            <text:p>-0.100975</text:p>
          </table:table-cell>
          <table:table-cell table:style-name="ce3"/>
          <table:table-cell office:value-type="float" office:value="9.3000000000000007" table:style-name="ce7">
            <text:p>9.3</text:p>
          </table:table-cell>
          <table:table-cell office:value-type="float" office:value="0.59684300000000001" table:style-name="ce7">
            <text:p>0.596843</text:p>
          </table:table-cell>
          <table:table-cell office:value-type="float" office:value="0.62106700000000004" table:style-name="ce7">
            <text:p>0.621067</text:p>
          </table:table-cell>
          <table:table-cell office:value-type="float" office:value="0.70567199999999997" table:style-name="ce7">
            <text:p>0.705672</text:p>
          </table:table-cell>
          <table:table-cell office:value-type="float" office:value="-6.0336999999999974E-2" table:formula="of:=[.G98]-[.$G$5]" table:style-name="ce1">
            <text:p>-0.060337</text:p>
          </table:table-cell>
          <table:table-cell office:value-type="float" office:value="-3.6112999999999951E-2" table:formula="of:=[.H98]-[.$G$5]" table:style-name="ce1">
            <text:p>-0.036113</text:p>
          </table:table-cell>
          <table:table-cell office:value-type="float" office:value="4.849199999999998E-2" table:formula="of:=[.I98]-[.$G$5]" table:style-name="ce1">
            <text:p>0.048492</text:p>
          </table:table-cell>
          <table:table-cell office:value-type="float" office:value="9.3000000000000007" table:style-name="ce7">
            <text:p>9.3</text:p>
          </table:table-cell>
          <table:table-cell office:value-type="float" office:value="-0.13816600000000001" table:style-name="ce7">
            <text:p>-0.138166</text:p>
          </table:table-cell>
          <table:table-cell office:value-type="float" office:value="-8.6277699999999999E-2" table:style-name="ce7">
            <text:p>-0.0862777</text:p>
          </table:table-cell>
          <table:table-cell table:number-columns-repeated="16369"/>
        </table:table-row>
        <table:table-row table:style-name="ro3">
          <table:table-cell office:value-type="float" office:value="9.4" table:style-name="ce1">
            <text:p>9.4</text:p>
          </table:table-cell>
          <table:table-cell office:value-type="float" office:value="-5.2796000000000003E-2" table:style-name="ce1">
            <text:p>-0.052796</text:p>
          </table:table-cell>
          <table:table-cell office:value-type="float" office:value="-0.18255399999999999" table:style-name="ce1">
            <text:p>-0.182554</text:p>
          </table:table-cell>
          <table:table-cell office:value-type="float" office:value="-7.3035000000000003E-2" table:style-name="ce1">
            <text:p>-0.073035</text:p>
          </table:table-cell>
          <table:table-cell table:style-name="ce3"/>
          <table:table-cell office:value-type="float" office:value="9.4000199999999996" table:style-name="ce7">
            <text:p>9.40002</text:p>
          </table:table-cell>
          <table:table-cell office:value-type="float" office:value="0.60434900000000003" table:style-name="ce7">
            <text:p>0.604349</text:p>
          </table:table-cell>
          <table:table-cell office:value-type="float" office:value="0.60980000000000001" table:style-name="ce7">
            <text:p>0.6098</text:p>
          </table:table-cell>
          <table:table-cell office:value-type="float" office:value="0.68118999999999996" table:style-name="ce7">
            <text:p>0.68119</text:p>
          </table:table-cell>
          <table:table-cell office:value-type="float" office:value="-5.2830999999999961E-2" table:formula="of:=[.G99]-[.$G$5]" table:style-name="ce1">
            <text:p>-0.052831</text:p>
          </table:table-cell>
          <table:table-cell office:value-type="float" office:value="-4.7379999999999978E-2" table:formula="of:=[.H99]-[.$G$5]" table:style-name="ce1">
            <text:p>-0.04738</text:p>
          </table:table-cell>
          <table:table-cell office:value-type="float" office:value="2.4009999999999976E-2" table:formula="of:=[.I99]-[.$G$5]" table:style-name="ce1">
            <text:p>0.02401</text:p>
          </table:table-cell>
          <table:table-cell office:value-type="float" office:value="9.4000199999999996" table:style-name="ce7">
            <text:p>9.40002</text:p>
          </table:table-cell>
          <table:table-cell office:value-type="float" office:value="-0.18257599999999999" table:style-name="ce7">
            <text:p>-0.182576</text:p>
          </table:table-cell>
          <table:table-cell office:value-type="float" office:value="-6.1499400000000003E-2" table:style-name="ce7">
            <text:p>-0.0614994</text:p>
          </table:table-cell>
          <table:table-cell table:number-columns-repeated="16369"/>
        </table:table-row>
        <table:table-row table:style-name="ro3">
          <table:table-cell office:value-type="float" office:value="9.5" table:style-name="ce1">
            <text:p>9.5</text:p>
          </table:table-cell>
          <table:table-cell office:value-type="float" office:value="-5.9230999999999999E-2" table:style-name="ce1">
            <text:p>-0.059231</text:p>
          </table:table-cell>
          <table:table-cell office:value-type="float" office:value="-0.21585399999999999" table:style-name="ce1">
            <text:p>-0.215854</text:p>
          </table:table-cell>
          <table:table-cell office:value-type="float" office:value="-4.3757999999999998E-2" table:style-name="ce1">
            <text:p>-0.043758</text:p>
          </table:table-cell>
          <table:table-cell table:style-name="ce3"/>
          <table:table-cell office:value-type="float" office:value="9.5000199999999992" table:style-name="ce7">
            <text:p>9.50002</text:p>
          </table:table-cell>
          <table:table-cell office:value-type="float" office:value="0.61643700000000001" table:style-name="ce7">
            <text:p>0.616437</text:p>
          </table:table-cell>
          <table:table-cell office:value-type="float" office:value="0.60193700000000006" table:style-name="ce7">
            <text:p>0.601937</text:p>
          </table:table-cell>
          <table:table-cell office:value-type="float" office:value="0.65849800000000003" table:style-name="ce7">
            <text:p>0.658498</text:p>
          </table:table-cell>
          <table:table-cell office:value-type="float" office:value="-4.0742999999999974E-2" table:formula="of:=[.G100]-[.$G$5]" table:style-name="ce1">
            <text:p>-0.040743</text:p>
          </table:table-cell>
          <table:table-cell office:value-type="float" office:value="-5.5242999999999931E-2" table:formula="of:=[.H100]-[.$G$5]" table:style-name="ce1">
            <text:p>-0.055243</text:p>
          </table:table-cell>
          <table:table-cell office:value-type="float" office:value="1.3180000000000414E-3" table:formula="of:=[.I100]-[.$G$5]" table:style-name="ce1">
            <text:p>0.001318</text:p>
          </table:table-cell>
          <table:table-cell office:value-type="float" office:value="9.5000199999999992" table:style-name="ce7">
            <text:p>9.50002</text:p>
          </table:table-cell>
          <table:table-cell office:value-type="float" office:value="-0.21632199999999999" table:style-name="ce7">
            <text:p>-0.216322</text:p>
          </table:table-cell>
          <table:table-cell office:value-type="float" office:value="-4.6086799999999997E-2" table:style-name="ce7">
            <text:p>-0.0460868</text:p>
          </table:table-cell>
          <table:table-cell table:number-columns-repeated="16369"/>
        </table:table-row>
        <table:table-row table:style-name="ro3">
          <table:table-cell office:value-type="float" office:value="9.6" table:style-name="ce1">
            <text:p>9.6</text:p>
          </table:table-cell>
          <table:table-cell office:value-type="float" office:value="-6.1942999999999998E-2" table:style-name="ce1">
            <text:p>-0.061943</text:p>
          </table:table-cell>
          <table:table-cell office:value-type="float" office:value="-0.23217199999999999" table:style-name="ce1">
            <text:p>-0.232172</text:p>
          </table:table-cell>
          <table:table-cell office:value-type="float" office:value="-1.4959E-2" table:style-name="ce1">
            <text:p>-0.014959</text:p>
          </table:table-cell>
          <table:table-cell table:style-name="ce3"/>
          <table:table-cell office:value-type="float" office:value="9.6000399999999999" table:style-name="ce7">
            <text:p>9.60004</text:p>
          </table:table-cell>
          <table:table-cell office:value-type="float" office:value="0.63233899999999998" table:style-name="ce7">
            <text:p>0.632339</text:p>
          </table:table-cell>
          <table:table-cell office:value-type="float" office:value="0.59755100000000005" table:style-name="ce7">
            <text:p>0.597551</text:p>
          </table:table-cell>
          <table:table-cell office:value-type="float" office:value="0.64004499999999998" table:style-name="ce7">
            <text:p>0.640045</text:p>
          </table:table-cell>
          <table:table-cell office:value-type="float" office:value="-2.4841000000000002E-2" table:formula="of:=[.G101]-[.$G$5]" table:style-name="ce1">
            <text:p>-0.024841</text:p>
          </table:table-cell>
          <table:table-cell office:value-type="float" office:value="-5.9628999999999932E-2" table:formula="of:=[.H101]-[.$G$5]" table:style-name="ce1">
            <text:p>-0.059629</text:p>
          </table:table-cell>
          <table:table-cell office:value-type="float" office:value="-1.7135000000000011E-2" table:formula="of:=[.I101]-[.$G$5]" table:style-name="ce1">
            <text:p>-0.017135</text:p>
          </table:table-cell>
          <table:table-cell office:value-type="float" office:value="9.6000399999999999" table:style-name="ce7">
            <text:p>9.60004</text:p>
          </table:table-cell>
          <table:table-cell office:value-type="float" office:value="-0.23502799999999999" table:style-name="ce7">
            <text:p>-0.235028</text:p>
          </table:table-cell>
          <table:table-cell office:value-type="float" office:value="-1.8540399999999999E-2" table:style-name="ce7">
            <text:p>-0.0185404</text:p>
          </table:table-cell>
          <table:table-cell table:number-columns-repeated="16369"/>
        </table:table-row>
        <table:table-row table:style-name="ro3">
          <table:table-cell office:value-type="float" office:value="9.6999999999999993" table:style-name="ce1">
            <text:p>9.7</text:p>
          </table:table-cell>
          <table:table-cell office:value-type="float" office:value="-6.2009000000000002E-2" table:style-name="ce1">
            <text:p>-0.062009</text:p>
          </table:table-cell>
          <table:table-cell office:value-type="float" office:value="-0.232597" table:style-name="ce1">
            <text:p>-0.232597</text:p>
          </table:table-cell>
          <table:table-cell office:value-type="float" office:value="1.3414000000000001E-2" table:style-name="ce1">
            <text:p>0.013414</text:p>
          </table:table-cell>
          <table:table-cell table:style-name="ce3"/>
          <table:table-cell office:value-type="float" office:value="9.6999999999999993" table:style-name="ce7">
            <text:p>9.7</text:p>
          </table:table-cell>
          <table:table-cell office:value-type="float" office:value="0.65124700000000002" table:style-name="ce7">
            <text:p>0.651247</text:p>
          </table:table-cell>
          <table:table-cell office:value-type="float" office:value="0.59688200000000002" table:style-name="ce7">
            <text:p>0.596882</text:p>
          </table:table-cell>
          <table:table-cell office:value-type="float" office:value="0.62587300000000001" table:style-name="ce7">
            <text:p>0.625873</text:p>
          </table:table-cell>
          <table:table-cell office:value-type="float" office:value="-5.9329999999999661E-3" table:formula="of:=[.G102]-[.$G$5]" table:style-name="ce1">
            <text:p>-0.005933</text:p>
          </table:table-cell>
          <table:table-cell office:value-type="float" office:value="-6.0297999999999963E-2" table:formula="of:=[.H102]-[.$G$5]" table:style-name="ce1">
            <text:p>-0.060298</text:p>
          </table:table-cell>
          <table:table-cell office:value-type="float" office:value="-3.1306999999999974E-2" table:formula="of:=[.I102]-[.$G$5]" table:style-name="ce1">
            <text:p>-0.031307</text:p>
          </table:table-cell>
          <table:table-cell office:value-type="float" office:value="9.6999999999999993" table:style-name="ce7">
            <text:p>9.7</text:p>
          </table:table-cell>
          <table:table-cell office:value-type="float" office:value="-0.24293200000000001" table:style-name="ce7">
            <text:p>-0.242932</text:p>
          </table:table-cell>
          <table:table-cell office:value-type="float" office:value="2.4594700000000001E-2" table:style-name="ce7">
            <text:p>0.0245947</text:p>
          </table:table-cell>
          <table:table-cell table:number-columns-repeated="16369"/>
        </table:table-row>
        <table:table-row table:style-name="ro3">
          <table:table-cell office:value-type="float" office:value="9.8000000000000007" table:style-name="ce1">
            <text:p>9.8</text:p>
          </table:table-cell>
          <table:table-cell office:value-type="float" office:value="-5.9461E-2" table:style-name="ce1">
            <text:p>-0.059461</text:p>
          </table:table-cell>
          <table:table-cell office:value-type="float" office:value="-0.217164" table:style-name="ce1">
            <text:p>-0.217164</text:p>
          </table:table-cell>
          <table:table-cell office:value-type="float" office:value="4.2175999999999998E-2" table:style-name="ce1">
            <text:p>0.042176</text:p>
          </table:table-cell>
          <table:table-cell table:style-name="ce3"/>
          <table:table-cell office:value-type="float" office:value="9.8000500000000006" table:style-name="ce7">
            <text:p>9.80005</text:p>
          </table:table-cell>
          <table:table-cell office:value-type="float" office:value="0.67230199999999996" table:style-name="ce7">
            <text:p>0.672302</text:p>
          </table:table-cell>
          <table:table-cell office:value-type="float" office:value="0.60086200000000001" table:style-name="ce7">
            <text:p>0.600862</text:p>
          </table:table-cell>
          <table:table-cell office:value-type="float" office:value="0.615954" table:style-name="ce7">
            <text:p>0.615954</text:p>
          </table:table-cell>
          <table:table-cell office:value-type="float" office:value="1.5121999999999969E-2" table:formula="of:=[.G103]-[.$G$5]" table:style-name="ce1">
            <text:p>0.015122</text:p>
          </table:table-cell>
          <table:table-cell office:value-type="float" office:value="-5.6317999999999979E-2" table:formula="of:=[.H103]-[.$G$5]" table:style-name="ce1">
            <text:p>-0.056318</text:p>
          </table:table-cell>
          <table:table-cell office:value-type="float" office:value="-4.1225999999999985E-2" table:formula="of:=[.I103]-[.$G$5]" table:style-name="ce1">
            <text:p>-0.041226</text:p>
          </table:table-cell>
          <table:table-cell office:value-type="float" office:value="9.8000500000000006" table:style-name="ce7">
            <text:p>9.80005</text:p>
          </table:table-cell>
          <table:table-cell office:value-type="float" office:value="-0.229408" table:style-name="ce7">
            <text:p>-0.229408</text:p>
          </table:table-cell>
          <table:table-cell office:value-type="float" office:value="6.01275E-2" table:style-name="ce7">
            <text:p>0.0601275</text:p>
          </table:table-cell>
          <table:table-cell table:number-columns-repeated="16369"/>
        </table:table-row>
        <table:table-row table:style-name="ro3">
          <table:table-cell office:value-type="float" office:value="9.9" table:style-name="ce1">
            <text:p>9.9</text:p>
          </table:table-cell>
          <table:table-cell office:value-type="float" office:value="-5.3266000000000001E-2" table:style-name="ce1">
            <text:p>-0.053266</text:p>
          </table:table-cell>
          <table:table-cell office:value-type="float" office:value="-0.18481900000000001" table:style-name="ce1">
            <text:p>-0.184819</text:p>
          </table:table-cell>
          <table:table-cell office:value-type="float" office:value="7.1454000000000004E-2" table:style-name="ce1">
            <text:p>0.071454</text:p>
          </table:table-cell>
          <table:table-cell table:style-name="ce3"/>
          <table:table-cell office:value-type="float" office:value="9.9000299999999992" table:style-name="ce7">
            <text:p>9.90003</text:p>
          </table:table-cell>
          <table:table-cell office:value-type="float" office:value="0.69433800000000001" table:style-name="ce7">
            <text:p>0.694338</text:p>
          </table:table-cell>
          <table:table-cell office:value-type="float" office:value="0.60965800000000003" table:style-name="ce7">
            <text:p>0.609658</text:p>
          </table:table-cell>
          <table:table-cell office:value-type="float" office:value="0.609213" table:style-name="ce7">
            <text:p>0.609213</text:p>
          </table:table-cell>
          <table:table-cell office:value-type="float" office:value="3.7158000000000024E-2" table:formula="of:=[.G104]-[.$G$5]" table:style-name="ce1">
            <text:p>0.037158</text:p>
          </table:table-cell>
          <table:table-cell office:value-type="float" office:value="-4.7521999999999953E-2" table:formula="of:=[.H104]-[.$G$5]" table:style-name="ce1">
            <text:p>-0.047522</text:p>
          </table:table-cell>
          <table:table-cell office:value-type="float" office:value="-4.7966999999999982E-2" table:formula="of:=[.I104]-[.$G$5]" table:style-name="ce1">
            <text:p>-0.047967</text:p>
          </table:table-cell>
          <table:table-cell office:value-type="float" office:value="9.9000299999999992" table:style-name="ce7">
            <text:p>9.90003</text:p>
          </table:table-cell>
          <table:table-cell office:value-type="float" office:value="-0.19012000000000001" table:style-name="ce7">
            <text:p>-0.19012</text:p>
          </table:table-cell>
          <table:table-cell office:value-type="float" office:value="7.7579300000000004E-2" table:style-name="ce7">
            <text:p>0.0775793</text:p>
          </table:table-cell>
          <table:table-cell table:number-columns-repeated="16369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-4.1918999999999998E-2" table:style-name="ce1">
            <text:p>-0.041919</text:p>
          </table:table-cell>
          <table:table-cell office:value-type="float" office:value="-0.13450699999999999" table:style-name="ce1">
            <text:p>-0.134507</text:p>
          </table:table-cell>
          <table:table-cell office:value-type="float" office:value="9.9548999999999999E-2" table:style-name="ce1">
            <text:p>0.099549</text:p>
          </table:table-cell>
          <table:table-cell table:style-name="ce3"/>
          <table:table-cell office:value-type="float" office:value="10" table:style-name="ce7">
            <text:p>10</text:p>
          </table:table-cell>
          <table:table-cell office:value-type="float" office:value="0.71501000000000003" table:style-name="ce7">
            <text:p>0.71501</text:p>
          </table:table-cell>
          <table:table-cell office:value-type="float" office:value="0.62396099999999999" table:style-name="ce7">
            <text:p>0.623961</text:p>
          </table:table-cell>
          <table:table-cell office:value-type="float" office:value="0.60517399999999999" table:style-name="ce7">
            <text:p>0.605174</text:p>
          </table:table-cell>
          <table:table-cell office:value-type="float" office:value="5.7830000000000048E-2" table:formula="of:=[.G105]-[.$G$5]" table:style-name="ce1">
            <text:p>0.05783</text:p>
          </table:table-cell>
          <table:table-cell office:value-type="float" office:value="-3.3218999999999999E-2" table:formula="of:=[.H105]-[.$G$5]" table:style-name="ce1">
            <text:p>-0.033219</text:p>
          </table:table-cell>
          <table:table-cell office:value-type="float" office:value="-5.2005999999999997E-2" table:formula="of:=[.I105]-[.$G$5]" table:style-name="ce1">
            <text:p>-0.052006</text:p>
          </table:table-cell>
          <table:table-cell office:value-type="float" office:value="10" table:style-name="ce7">
            <text:p>10</text:p>
          </table:table-cell>
          <table:table-cell office:value-type="float" office:value="-0.12728800000000001" table:style-name="ce7">
            <text:p>-0.127288</text:p>
          </table:table-cell>
          <table:table-cell office:value-type="float" office:value="0.10291500000000001" table:style-name="ce7">
            <text:p>0.102915</text:p>
          </table:table-cell>
          <table:table-cell table:number-columns-repeated="16369"/>
        </table:table-row>
        <table:table-row table:style-name="ro3">
          <table:table-cell office:value-type="float" office:value="10.1" table:style-name="ce1">
            <text:p>10.1</text:p>
          </table:table-cell>
          <table:table-cell office:value-type="float" office:value="-2.4395E-2" table:style-name="ce1">
            <text:p>-0.024395</text:p>
          </table:table-cell>
          <table:table-cell office:value-type="float" office:value="-6.6880999999999996E-2" table:style-name="ce1">
            <text:p>-0.066881</text:p>
          </table:table-cell>
          <table:table-cell office:value-type="float" office:value="0.12266100000000001" table:style-name="ce1">
            <text:p>0.122661</text:p>
          </table:table-cell>
          <table:table-cell table:style-name="ce3"/>
          <table:table-cell office:value-type="float" office:value="10.100099999999999" table:style-name="ce7">
            <text:p>10.1001</text:p>
          </table:table-cell>
          <table:table-cell office:value-type="float" office:value="0.73028899999999997" table:style-name="ce7">
            <text:p>0.730289</text:p>
          </table:table-cell>
          <table:table-cell office:value-type="float" office:value="0.64306099999999999" table:style-name="ce7">
            <text:p>0.643061</text:p>
          </table:table-cell>
          <table:table-cell office:value-type="float" office:value="0.603661" table:style-name="ce7">
            <text:p>0.603661</text:p>
          </table:table-cell>
          <table:table-cell office:value-type="float" office:value="7.310899999999998E-2" table:formula="of:=[.G106]-[.$G$5]" table:style-name="ce1">
            <text:p>0.073109</text:p>
          </table:table-cell>
          <table:table-cell office:value-type="float" office:value="-1.4118999999999993E-2" table:formula="of:=[.H106]-[.$G$5]" table:style-name="ce1">
            <text:p>-0.014119</text:p>
          </table:table-cell>
          <table:table-cell office:value-type="float" office:value="-5.3518999999999983E-2" table:formula="of:=[.I106]-[.$G$5]" table:style-name="ce1">
            <text:p>-0.053519</text:p>
          </table:table-cell>
          <table:table-cell office:value-type="float" office:value="10.100099999999999" table:style-name="ce7">
            <text:p>10.1001</text:p>
          </table:table-cell>
          <table:table-cell office:value-type="float" office:value="-5.84468E-2" table:style-name="ce7">
            <text:p>-0.0584468</text:p>
          </table:table-cell>
          <table:table-cell office:value-type="float" office:value="0.12528600000000001" table:style-name="ce7">
            <text:p>0.125286</text:p>
          </table:table-cell>
          <table:table-cell table:number-columns-repeated="16369"/>
        </table:table-row>
        <table:table-row table:style-name="ro3">
          <table:table-cell office:value-type="float" office:value="10.199999999999999" table:style-name="ce1">
            <text:p>10.2</text:p>
          </table:table-cell>
          <table:table-cell office:value-type="float" office:value="-1.0640000000000001E-3" table:style-name="ce1">
            <text:p>-0.001064</text:p>
          </table:table-cell>
          <table:table-cell office:value-type="float" office:value="1.4126E-2" table:style-name="ce1">
            <text:p>0.014126</text:p>
          </table:table-cell>
          <table:table-cell office:value-type="float" office:value="0.135657" table:style-name="ce1">
            <text:p>0.135657</text:p>
          </table:table-cell>
          <table:table-cell table:style-name="ce3"/>
          <table:table-cell office:value-type="float" office:value="10.200100000000001" table:style-name="ce7">
            <text:p>10.2001</text:p>
          </table:table-cell>
          <table:table-cell office:value-type="float" office:value="0.73661200000000004" table:style-name="ce7">
            <text:p>0.736612</text:p>
          </table:table-cell>
          <table:table-cell office:value-type="float" office:value="0.66594299999999995" table:style-name="ce7">
            <text:p>0.665943</text:p>
          </table:table-cell>
          <table:table-cell office:value-type="float" office:value="0.60472899999999996" table:style-name="ce7">
            <text:p>0.604729</text:p>
          </table:table-cell>
          <table:table-cell office:value-type="float" office:value="7.9432000000000058E-2" table:formula="of:=[.G107]-[.$G$5]" table:style-name="ce1">
            <text:p>0.079432</text:p>
          </table:table-cell>
          <table:table-cell office:value-type="float" office:value="8.7629999999999653E-3" table:formula="of:=[.H107]-[.$G$5]" table:style-name="ce1">
            <text:p>0.008763</text:p>
          </table:table-cell>
          <table:table-cell office:value-type="float" office:value="-5.2451000000000025E-2" table:formula="of:=[.I107]-[.$G$5]" table:style-name="ce1">
            <text:p>-0.052451</text:p>
          </table:table-cell>
          <table:table-cell office:value-type="float" office:value="10.200100000000001" table:style-name="ce7">
            <text:p>10.2001</text:p>
          </table:table-cell>
          <table:table-cell office:value-type="float" office:value="1.4976E-2" table:style-name="ce7">
            <text:p>0.014976</text:p>
          </table:table-cell>
          <table:table-cell office:value-type="float" office:value="0.131687" table:style-name="ce7">
            <text:p>0.131687</text:p>
          </table:table-cell>
          <table:table-cell table:number-columns-repeated="16369"/>
        </table:table-row>
        <table:table-row table:style-name="ro3">
          <table:table-cell office:value-type="float" office:value="10.3" table:style-name="ce1">
            <text:p>10.3</text:p>
          </table:table-cell>
          <table:table-cell office:value-type="float" office:value="2.5826000000000002E-2" table:style-name="ce1">
            <text:p>0.025826</text:p>
          </table:table-cell>
          <table:table-cell office:value-type="float" office:value="0.100659" table:style-name="ce1">
            <text:p>0.100659</text:p>
          </table:table-cell>
          <table:table-cell office:value-type="float" office:value="0.13367100000000001" table:style-name="ce1">
            <text:p>0.133671</text:p>
          </table:table-cell>
          <table:table-cell table:style-name="ce3"/>
          <table:table-cell office:value-type="float" office:value="10.3" table:style-name="ce7">
            <text:p>10.3</text:p>
          </table:table-cell>
          <table:table-cell office:value-type="float" office:value="0.73121999999999998" table:style-name="ce7">
            <text:p>0.73122</text:p>
          </table:table-cell>
          <table:table-cell office:value-type="float" office:value="0.69086800000000004" table:style-name="ce7">
            <text:p>0.690868</text:p>
          </table:table-cell>
          <table:table-cell office:value-type="float" office:value="0.60942600000000002" table:style-name="ce7">
            <text:p>0.609426</text:p>
          </table:table-cell>
          <table:table-cell office:value-type="float" office:value="7.4039999999999995E-2" table:formula="of:=[.G108]-[.$G$5]" table:style-name="ce1">
            <text:p>0.07404</text:p>
          </table:table-cell>
          <table:table-cell office:value-type="float" office:value="3.3688000000000051E-2" table:formula="of:=[.H108]-[.$G$5]" table:style-name="ce1">
            <text:p>0.033688</text:p>
          </table:table-cell>
          <table:table-cell office:value-type="float" office:value="-4.7753999999999963E-2" table:formula="of:=[.I108]-[.$G$5]" table:style-name="ce1">
            <text:p>-0.047754</text:p>
          </table:table-cell>
          <table:table-cell office:value-type="float" office:value="10.3" table:style-name="ce7">
            <text:p>10.3</text:p>
          </table:table-cell>
          <table:table-cell office:value-type="float" office:value="8.5511900000000002E-2" table:style-name="ce7">
            <text:p>0.0855119</text:p>
          </table:table-cell>
          <table:table-cell office:value-type="float" office:value="0.12252200000000001" table:style-name="ce7">
            <text:p>0.122522</text:p>
          </table:table-cell>
          <table:table-cell table:number-columns-repeated="16369"/>
        </table:table-row>
        <table:table-row table:style-name="ro3">
          <table:table-cell office:value-type="float" office:value="10.4" table:style-name="ce1">
            <text:p>10.4</text:p>
          </table:table-cell>
          <table:table-cell office:value-type="float" office:value="5.2361999999999999E-2" table:style-name="ce1">
            <text:p>0.052362</text:p>
          </table:table-cell>
          <table:table-cell office:value-type="float" office:value="0.18168599999999999" table:style-name="ce1">
            <text:p>0.181686</text:p>
          </table:table-cell>
          <table:table-cell office:value-type="float" office:value="0.113957" table:style-name="ce1">
            <text:p>0.113957</text:p>
          </table:table-cell>
          <table:table-cell table:style-name="ce3"/>
          <table:table-cell office:value-type="float" office:value="10.4" table:style-name="ce7">
            <text:p>10.4</text:p>
          </table:table-cell>
          <table:table-cell office:value-type="float" office:value="0.71549099999999999" table:style-name="ce7">
            <text:p>0.715491</text:p>
          </table:table-cell>
          <table:table-cell office:value-type="float" office:value="0.71412399999999998" table:style-name="ce7">
            <text:p>0.714124</text:p>
          </table:table-cell>
          <table:table-cell office:value-type="float" office:value="0.61812100000000003" table:style-name="ce7">
            <text:p>0.618121</text:p>
          </table:table-cell>
          <table:table-cell office:value-type="float" office:value="5.8311000000000002E-2" table:formula="of:=[.G109]-[.$G$5]" table:style-name="ce1">
            <text:p>0.058311</text:p>
          </table:table-cell>
          <table:table-cell office:value-type="float" office:value="5.6943999999999995E-2" table:formula="of:=[.H109]-[.$G$5]" table:style-name="ce1">
            <text:p>0.056944</text:p>
          </table:table-cell>
          <table:table-cell office:value-type="float" office:value="-3.9058999999999955E-2" table:formula="of:=[.I109]-[.$G$5]" table:style-name="ce1">
            <text:p>-0.039059</text:p>
          </table:table-cell>
          <table:table-cell office:value-type="float" office:value="10.4" table:style-name="ce7">
            <text:p>10.4</text:p>
          </table:table-cell>
          <table:table-cell office:value-type="float" office:value="0.14576500000000001" table:style-name="ce7">
            <text:p>0.145765</text:p>
          </table:table-cell>
          <table:table-cell office:value-type="float" office:value="9.8228899999999994E-2" table:style-name="ce7">
            <text:p>0.0982289</text:p>
          </table:table-cell>
          <table:table-cell table:number-columns-repeated="16369"/>
        </table:table-row>
        <table:table-row table:style-name="ro3">
          <table:table-cell office:value-type="float" office:value="10.5" table:style-name="ce1">
            <text:p>10.5</text:p>
          </table:table-cell>
          <table:table-cell office:value-type="float" office:value="7.3833999999999997E-2" table:style-name="ce1">
            <text:p>0.073834</text:p>
          </table:table-cell>
          <table:table-cell office:value-type="float" office:value="0.24505099999999999" table:style-name="ce1">
            <text:p>0.245051</text:p>
          </table:table-cell>
          <table:table-cell office:value-type="float" office:value="7.7274999999999996E-2" table:style-name="ce1">
            <text:p>0.077275</text:p>
          </table:table-cell>
          <table:table-cell table:style-name="ce3"/>
          <table:table-cell office:value-type="float" office:value="10.5" table:style-name="ce7">
            <text:p>10.5</text:p>
          </table:table-cell>
          <table:table-cell office:value-type="float" office:value="0.69375799999999999" table:style-name="ce7">
            <text:p>0.693758</text:p>
          </table:table-cell>
          <table:table-cell office:value-type="float" office:value="0.73044500000000001" table:style-name="ce7">
            <text:p>0.730445</text:p>
          </table:table-cell>
          <table:table-cell office:value-type="float" office:value="0.63124800000000003" table:style-name="ce7">
            <text:p>0.631248</text:p>
          </table:table-cell>
          <table:table-cell office:value-type="float" office:value="3.6577999999999999E-2" table:formula="of:=[.G110]-[.$G$5]" table:style-name="ce1">
            <text:p>0.036578</text:p>
          </table:table-cell>
          <table:table-cell office:value-type="float" office:value="7.3265000000000025E-2" table:formula="of:=[.H110]-[.$G$5]" table:style-name="ce1">
            <text:p>0.073265</text:p>
          </table:table-cell>
          <table:table-cell office:value-type="float" office:value="-2.5931999999999955E-2" table:formula="of:=[.I110]-[.$G$5]" table:style-name="ce1">
            <text:p>-0.025932</text:p>
          </table:table-cell>
          <table:table-cell office:value-type="float" office:value="10.5" table:style-name="ce7">
            <text:p>10.5</text:p>
          </table:table-cell>
          <table:table-cell office:value-type="float" office:value="0.203041" table:style-name="ce7">
            <text:p>0.203041</text:p>
          </table:table-cell>
          <table:table-cell office:value-type="float" office:value="5.3388400000000003E-2" table:style-name="ce7">
            <text:p>0.0533884</text:p>
          </table:table-cell>
          <table:table-cell table:number-columns-repeated="16369"/>
        </table:table-row>
        <table:table-row table:style-name="ro3">
          <table:table-cell office:value-type="float" office:value="10.6" table:style-name="ce1">
            <text:p>10.6</text:p>
          </table:table-cell>
          <table:table-cell office:value-type="float" office:value="8.6004999999999998E-2" table:style-name="ce1">
            <text:p>0.086005</text:p>
          </table:table-cell>
          <table:table-cell office:value-type="float" office:value="0.28028199999999998" table:style-name="ce1">
            <text:p>0.280282</text:p>
          </table:table-cell>
          <table:table-cell office:value-type="float" office:value="2.8268999999999999E-2" table:style-name="ce1">
            <text:p>0.028269</text:p>
          </table:table-cell>
          <table:table-cell table:style-name="ce3"/>
          <table:table-cell office:value-type="float" office:value="10.6" table:style-name="ce7">
            <text:p>10.6</text:p>
          </table:table-cell>
          <table:table-cell office:value-type="float" office:value="0.66974699999999998" table:style-name="ce7">
            <text:p>0.669747</text:p>
          </table:table-cell>
          <table:table-cell office:value-type="float" office:value="0.73660400000000004" table:style-name="ce7">
            <text:p>0.736604</text:p>
          </table:table-cell>
          <table:table-cell office:value-type="float" office:value="0.64949699999999999" table:style-name="ce7">
            <text:p>0.649497</text:p>
          </table:table-cell>
          <table:table-cell office:value-type="float" office:value="1.2566999999999995E-2" table:formula="of:=[.G111]-[.$G$5]" table:style-name="ce1">
            <text:p>0.012567</text:p>
          </table:table-cell>
          <table:table-cell office:value-type="float" office:value="7.942400000000005E-2" table:formula="of:=[.H111]-[.$G$5]" table:style-name="ce1">
            <text:p>0.079424</text:p>
          </table:table-cell>
          <table:table-cell office:value-type="float" office:value="-7.6829999999999954E-3" table:formula="of:=[.I111]-[.$G$5]" table:style-name="ce1">
            <text:p>-0.007683</text:p>
          </table:table-cell>
          <table:table-cell office:value-type="float" office:value="10.6" table:style-name="ce7">
            <text:p>10.6</text:p>
          </table:table-cell>
          <table:table-cell office:value-type="float" office:value="0.22875799999999999" table:style-name="ce7">
            <text:p>0.228758</text:p>
          </table:table-cell>
          <table:table-cell office:value-type="float" office:value="9.3749999999999997E-3" table:style-name="ce7">
            <text:p>0.009375</text:p>
          </table:table-cell>
          <table:table-cell table:number-columns-repeated="16369"/>
        </table:table-row>
        <table:table-row table:style-name="ro3">
          <table:table-cell office:value-type="float" office:value="10.7" table:style-name="ce1">
            <text:p>10.7</text:p>
          </table:table-cell>
          <table:table-cell office:value-type="float" office:value="8.6338999999999999E-2" table:style-name="ce1">
            <text:p>0.086339</text:p>
          </table:table-cell>
          <table:table-cell office:value-type="float" office:value="0.28124300000000002" table:style-name="ce1">
            <text:p>0.281243</text:p>
          </table:table-cell>
          <table:table-cell office:value-type="float" office:value="-2.5395999999999998E-2" table:style-name="ce1">
            <text:p>-0.025396</text:p>
          </table:table-cell>
          <table:table-cell table:style-name="ce3"/>
          <table:table-cell office:value-type="float" office:value="10.7" table:style-name="ce7">
            <text:p>10.7</text:p>
          </table:table-cell>
          <table:table-cell office:value-type="float" office:value="0.64747600000000005" table:style-name="ce7">
            <text:p>0.647476</text:p>
          </table:table-cell>
          <table:table-cell office:value-type="float" office:value="0.73180800000000001" table:style-name="ce7">
            <text:p>0.731808</text:p>
          </table:table-cell>
          <table:table-cell office:value-type="float" office:value="0.67253099999999999" table:style-name="ce7">
            <text:p>0.672531</text:p>
          </table:table-cell>
          <table:table-cell office:value-type="float" office:value="-9.7039999999999349E-3" table:formula="of:=[.G112]-[.$G$5]" table:style-name="ce1">
            <text:p>-0.009704</text:p>
          </table:table-cell>
          <table:table-cell office:value-type="float" office:value="7.4628000000000028E-2" table:formula="of:=[.H112]-[.$G$5]" table:style-name="ce1">
            <text:p>0.074628</text:p>
          </table:table-cell>
          <table:table-cell office:value-type="float" office:value="1.5351000000000004E-2" table:formula="of:=[.I112]-[.$G$5]" table:style-name="ce1">
            <text:p>0.015351</text:p>
          </table:table-cell>
          <table:table-cell office:value-type="float" office:value="10.7" table:style-name="ce7">
            <text:p>10.7</text:p>
          </table:table-cell>
          <table:table-cell office:value-type="float" office:value="0.223633" table:style-name="ce7">
            <text:p>0.223633</text:p>
          </table:table-cell>
          <table:table-cell office:value-type="float" office:value="-5.0264000000000003E-2" table:style-name="ce7">
            <text:p>-0.050264</text:p>
          </table:table-cell>
          <table:table-cell table:number-columns-repeated="16369"/>
        </table:table-row>
        <table:table-row table:style-name="ro3">
          <table:table-cell office:value-type="float" office:value="10.8" table:style-name="ce1">
            <text:p>10.8</text:p>
          </table:table-cell>
          <table:table-cell office:value-type="float" office:value="7.4765999999999999E-2" table:style-name="ce1">
            <text:p>0.074766</text:p>
          </table:table-cell>
          <table:table-cell office:value-type="float" office:value="0.24776500000000001" table:style-name="ce1">
            <text:p>0.247765</text:p>
          </table:table-cell>
          <table:table-cell office:value-type="float" office:value="-7.4871999999999994E-2" table:style-name="ce1">
            <text:p>-0.074872</text:p>
          </table:table-cell>
          <table:table-cell table:style-name="ce3"/>
          <table:table-cell office:value-type="float" office:value="10.8" table:style-name="ce7">
            <text:p>10.8</text:p>
          </table:table-cell>
          <table:table-cell office:value-type="float" office:value="0.62881500000000001" table:style-name="ce7">
            <text:p>0.628815</text:p>
          </table:table-cell>
          <table:table-cell office:value-type="float" office:value="0.71795100000000001" table:style-name="ce7">
            <text:p>0.717951</text:p>
          </table:table-cell>
          <table:table-cell office:value-type="float" office:value="0.69803499999999996" table:style-name="ce7">
            <text:p>0.698035</text:p>
          </table:table-cell>
          <table:table-cell office:value-type="float" office:value="-2.8364999999999974E-2" table:formula="of:=[.G113]-[.$G$5]" table:style-name="ce1">
            <text:p>-0.028365</text:p>
          </table:table-cell>
          <table:table-cell office:value-type="float" office:value="6.0771000000000019E-2" table:formula="of:=[.H113]-[.$G$5]" table:style-name="ce1">
            <text:p>0.060771</text:p>
          </table:table-cell>
          <table:table-cell office:value-type="float" office:value="4.0854999999999975E-2" table:formula="of:=[.I113]-[.$G$5]" table:style-name="ce1">
            <text:p>0.040855</text:p>
          </table:table-cell>
          <table:table-cell office:value-type="float" office:value="10.8" table:style-name="ce7">
            <text:p>10.8</text:p>
          </table:table-cell>
          <table:table-cell office:value-type="float" office:value="0.18451200000000001" table:style-name="ce7">
            <text:p>0.184512</text:p>
          </table:table-cell>
          <table:table-cell office:value-type="float" office:value="-7.1512500000000007E-2" table:style-name="ce7">
            <text:p>-0.0715125</text:p>
          </table:table-cell>
          <table:table-cell table:number-columns-repeated="16369"/>
        </table:table-row>
        <table:table-row table:style-name="ro3">
          <table:table-cell office:value-type="float" office:value="10.9" table:style-name="ce1">
            <text:p>10.9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0.18568699999999999" table:style-name="ce1">
            <text:p>0.185687</text:p>
          </table:table-cell>
          <table:table-cell office:value-type="float" office:value="-0.112376" table:style-name="ce1">
            <text:p>-0.112376</text:p>
          </table:table-cell>
          <table:table-cell table:style-name="ce3"/>
          <table:table-cell office:value-type="float" office:value="10.9001" table:style-name="ce7">
            <text:p>10.9001</text:p>
          </table:table-cell>
          <table:table-cell office:value-type="float" office:value="0.61412100000000003" table:style-name="ce7">
            <text:p>0.614121</text:p>
          </table:table-cell>
          <table:table-cell office:value-type="float" office:value="0.69854099999999997" table:style-name="ce7">
            <text:p>0.698541</text:p>
          </table:table-cell>
          <table:table-cell office:value-type="float" office:value="0.72156500000000001" table:style-name="ce7">
            <text:p>0.721565</text:p>
          </table:table-cell>
          <table:table-cell office:value-type="float" office:value="-4.3058999999999958E-2" table:formula="of:=[.G114]-[.$G$5]" table:style-name="ce1">
            <text:p>-0.043059</text:p>
          </table:table-cell>
          <table:table-cell office:value-type="float" office:value="4.1360999999999981E-2" table:formula="of:=[.H114]-[.$G$5]" table:style-name="ce1">
            <text:p>0.041361</text:p>
          </table:table-cell>
          <table:table-cell office:value-type="float" office:value="6.4385000000000026E-2" table:formula="of:=[.I114]-[.$G$5]" table:style-name="ce1">
            <text:p>0.064385</text:p>
          </table:table-cell>
          <table:table-cell office:value-type="float" office:value="10.9001" table:style-name="ce7">
            <text:p>10.9001</text:p>
          </table:table-cell>
          <table:table-cell office:value-type="float" office:value="0.120556" table:style-name="ce7">
            <text:p>0.120556</text:p>
          </table:table-cell>
          <table:table-cell office:value-type="float" office:value="-0.108621" table:style-name="ce7">
            <text:p>-0.108621</text:p>
          </table:table-cell>
          <table:table-cell table:number-columns-repeated="16369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float" office:value="2.7317000000000001E-2" table:style-name="ce1">
            <text:p>0.027317</text:p>
          </table:table-cell>
          <table:table-cell office:value-type="float" office:value="0.105309" table:style-name="ce1">
            <text:p>0.105309</text:p>
          </table:table-cell>
          <table:table-cell office:value-type="float" office:value="-0.13306599999999999" table:style-name="ce1">
            <text:p>-0.133066</text:p>
          </table:table-cell>
          <table:table-cell table:style-name="ce3"/>
          <table:table-cell office:value-type="float" office:value="11" table:style-name="ce7">
            <text:p>11</text:p>
          </table:table-cell>
          <table:table-cell office:value-type="float" office:value="0.60397400000000001" table:style-name="ce7">
            <text:p>0.603974</text:p>
          </table:table-cell>
          <table:table-cell office:value-type="float" office:value="0.67655399999999999" table:style-name="ce7">
            <text:p>0.676554</text:p>
          </table:table-cell>
          <table:table-cell office:value-type="float" office:value="0.73519299999999999" table:style-name="ce7">
            <text:p>0.735193</text:p>
          </table:table-cell>
          <table:table-cell office:value-type="float" office:value="-5.3205999999999976E-2" table:formula="of:=[.G115]-[.$G$5]" table:style-name="ce1">
            <text:p>-0.053206</text:p>
          </table:table-cell>
          <table:table-cell office:value-type="float" office:value="1.9374000000000002E-2" table:formula="of:=[.H115]-[.$G$5]" table:style-name="ce1">
            <text:p>0.019374</text:p>
          </table:table-cell>
          <table:table-cell office:value-type="float" office:value="7.8012999999999999E-2" table:formula="of:=[.I115]-[.$G$5]" table:style-name="ce1">
            <text:p>0.078013</text:p>
          </table:table-cell>
          <table:table-cell office:value-type="float" office:value="11" table:style-name="ce7">
            <text:p>11</text:p>
          </table:table-cell>
          <table:table-cell office:value-type="float" office:value="5.8172700000000001E-2" table:style-name="ce7">
            <text:p>0.0581727</text:p>
          </table:table-cell>
          <table:table-cell office:value-type="float" office:value="-0.112023" table:style-name="ce7">
            <text:p>-0.112023</text:p>
          </table:table-cell>
          <table:table-cell table:number-columns-repeated="16369"/>
        </table:table-row>
        <table:table-row table:style-name="ro3">
          <table:table-cell office:value-type="float" office:value="11.1" table:style-name="ce1">
            <text:p>11.1</text:p>
          </table:table-cell>
          <table:table-cell office:value-type="float" office:value="3.3300000000000002E-4" table:style-name="ce1">
            <text:p>0.000333</text:p>
          </table:table-cell>
          <table:table-cell office:value-type="float" office:value="1.8770999999999999E-2" table:style-name="ce1">
            <text:p>0.018771</text:p>
          </table:table-cell>
          <table:table-cell office:value-type="float" office:value="-0.13597100000000001" table:style-name="ce1">
            <text:p>-0.135971</text:p>
          </table:table-cell>
          <table:table-cell table:style-name="ce3"/>
          <table:table-cell office:value-type="float" office:value="11.1" table:style-name="ce7">
            <text:p>11.1</text:p>
          </table:table-cell>
          <table:table-cell office:value-type="float" office:value="0.59783799999999998" table:style-name="ce7">
            <text:p>0.597838</text:p>
          </table:table-cell>
          <table:table-cell office:value-type="float" office:value="0.654887" table:style-name="ce7">
            <text:p>0.654887</text:p>
          </table:table-cell>
          <table:table-cell office:value-type="float" office:value="0.73452200000000001" table:style-name="ce7">
            <text:p>0.734522</text:p>
          </table:table-cell>
          <table:table-cell office:value-type="float" office:value="-5.9342000000000006E-2" table:formula="of:=[.G116]-[.$G$5]" table:style-name="ce1">
            <text:p>-0.059342</text:p>
          </table:table-cell>
          <table:table-cell office:value-type="float" office:value="-2.2929999999999895E-3" table:formula="of:=[.H116]-[.$G$5]" table:style-name="ce1">
            <text:p>-0.002293</text:p>
          </table:table-cell>
          <table:table-cell office:value-type="float" office:value="7.7342000000000022E-2" table:formula="of:=[.I116]-[.$G$5]" table:style-name="ce1">
            <text:p>0.077342</text:p>
          </table:table-cell>
          <table:table-cell office:value-type="float" office:value="11.1" table:style-name="ce7">
            <text:p>11.1</text:p>
          </table:table-cell>
          <table:table-cell office:value-type="float" office:value="-1.15742E-2" table:style-name="ce7">
            <text:p>-0.0115742</text:p>
          </table:table-cell>
          <table:table-cell office:value-type="float" office:value="-0.107086" table:style-name="ce7">
            <text:p>-0.107086</text:p>
          </table:table-cell>
          <table:table-cell table:number-columns-repeated="16369"/>
        </table:table-row>
        <table:table-row table:style-name="ro3">
          <table:table-cell office:value-type="float" office:value="11.2" table:style-name="ce1">
            <text:p>11.2</text:p>
          </table:table-cell>
          <table:table-cell office:value-type="float" office:value="-2.3265000000000001E-2" table:style-name="ce1">
            <text:p>-0.023265</text:p>
          </table:table-cell>
          <table:table-cell office:value-type="float" office:value="-6.2771999999999994E-2" table:style-name="ce1">
            <text:p>-0.062772</text:p>
          </table:table-cell>
          <table:table-cell office:value-type="float" office:value="-0.12367499999999999" table:style-name="ce1">
            <text:p>-0.123675</text:p>
          </table:table-cell>
          <table:table-cell table:style-name="ce3"/>
          <table:table-cell office:value-type="float" office:value="11.2" table:style-name="ce7">
            <text:p>11.2</text:p>
          </table:table-cell>
          <table:table-cell office:value-type="float" office:value="0.59614100000000003" table:style-name="ce7">
            <text:p>0.596141</text:p>
          </table:table-cell>
          <table:table-cell office:value-type="float" office:value="0.635521" table:style-name="ce7">
            <text:p>0.635521</text:p>
          </table:table-cell>
          <table:table-cell office:value-type="float" office:value="0.72089199999999998" table:style-name="ce7">
            <text:p>0.720892</text:p>
          </table:table-cell>
          <table:table-cell office:value-type="float" office:value="-6.1038999999999954E-2" table:formula="of:=[.G117]-[.$G$5]" table:style-name="ce1">
            <text:p>-0.061039</text:p>
          </table:table-cell>
          <table:table-cell office:value-type="float" office:value="-2.1658999999999984E-2" table:formula="of:=[.H117]-[.$G$5]" table:style-name="ce1">
            <text:p>-0.021659</text:p>
          </table:table-cell>
          <table:table-cell office:value-type="float" office:value="6.3711999999999991E-2" table:formula="of:=[.I117]-[.$G$5]" table:style-name="ce1">
            <text:p>0.063712</text:p>
          </table:table-cell>
          <table:table-cell office:value-type="float" office:value="11.2" table:style-name="ce7">
            <text:p>11.2</text:p>
          </table:table-cell>
          <table:table-cell office:value-type="float" office:value="-8.2950399999999994E-2" table:style-name="ce7">
            <text:p>-0.0829504</text:p>
          </table:table-cell>
          <table:table-cell office:value-type="float" office:value="-0.10068199999999999" table:style-name="ce7">
            <text:p>-0.100682</text:p>
          </table:table-cell>
          <table:table-cell table:number-columns-repeated="16369"/>
        </table:table-row>
        <table:table-row table:style-name="ro3">
          <table:table-cell office:value-type="float" office:value="11.3" table:style-name="ce1">
            <text:p>11.3</text:p>
          </table:table-cell>
          <table:table-cell office:value-type="float" office:value="-4.113E-2" table:style-name="ce1">
            <text:p>-0.04113</text:p>
          </table:table-cell>
          <table:table-cell office:value-type="float" office:value="-0.13125999999999999" table:style-name="ce1">
            <text:p>-0.13126</text:p>
          </table:table-cell>
          <table:table-cell office:value-type="float" office:value="-0.100975" table:style-name="ce1">
            <text:p>-0.100975</text:p>
          </table:table-cell>
          <table:table-cell table:style-name="ce3"/>
          <table:table-cell office:value-type="float" office:value="11.3" table:style-name="ce7">
            <text:p>11.3</text:p>
          </table:table-cell>
          <table:table-cell office:value-type="float" office:value="0.59864200000000001" table:style-name="ce7">
            <text:p>0.598642</text:p>
          </table:table-cell>
          <table:table-cell office:value-type="float" office:value="0.61926899999999996" table:style-name="ce7">
            <text:p>0.619269</text:p>
          </table:table-cell>
          <table:table-cell office:value-type="float" office:value="0.70018000000000002" table:style-name="ce7">
            <text:p>0.70018</text:p>
          </table:table-cell>
          <table:table-cell office:value-type="float" office:value="-5.8537999999999979E-2" table:formula="of:=[.G118]-[.$G$5]" table:style-name="ce1">
            <text:p>-0.058538</text:p>
          </table:table-cell>
          <table:table-cell office:value-type="float" office:value="-3.7911000000000028E-2" table:formula="of:=[.H118]-[.$G$5]" table:style-name="ce1">
            <text:p>-0.037911</text:p>
          </table:table-cell>
          <table:table-cell office:value-type="float" office:value="4.3000000000000038E-2" table:formula="of:=[.I118]-[.$G$5]" table:style-name="ce1">
            <text:p>0.043</text:p>
          </table:table-cell>
          <table:table-cell office:value-type="float" office:value="11.3" table:style-name="ce7">
            <text:p>11.3</text:p>
          </table:table-cell>
          <table:table-cell office:value-type="float" office:value="-0.12987699999999999" table:style-name="ce7">
            <text:p>-0.129877</text:p>
          </table:table-cell>
          <table:table-cell office:value-type="float" office:value="-9.0087299999999995E-2" table:style-name="ce7">
            <text:p>-0.0900873</text:p>
          </table:table-cell>
          <table:table-cell table:number-columns-repeated="16369"/>
        </table:table-row>
        <table:table-row table:style-name="ro3">
          <table:table-cell office:value-type="float" office:value="11.4" table:style-name="ce1">
            <text:p>11.4</text:p>
          </table:table-cell>
          <table:table-cell office:value-type="float" office:value="-5.2796000000000003E-2" table:style-name="ce1">
            <text:p>-0.052796</text:p>
          </table:table-cell>
          <table:table-cell office:value-type="float" office:value="-0.18255399999999999" table:style-name="ce1">
            <text:p>-0.182554</text:p>
          </table:table-cell>
          <table:table-cell office:value-type="float" office:value="-7.3035000000000003E-2" table:style-name="ce1">
            <text:p>-0.073035</text:p>
          </table:table-cell>
          <table:table-cell table:style-name="ce3"/>
          <table:table-cell office:value-type="float" office:value="11.4" table:style-name="ce7">
            <text:p>11.4</text:p>
          </table:table-cell>
          <table:table-cell office:value-type="float" office:value="0.60548299999999999" table:style-name="ce7">
            <text:p>0.605483</text:p>
          </table:table-cell>
          <table:table-cell office:value-type="float" office:value="0.60693900000000001" table:style-name="ce7">
            <text:p>0.606939</text:p>
          </table:table-cell>
          <table:table-cell office:value-type="float" office:value="0.67795000000000005" table:style-name="ce7">
            <text:p>0.67795</text:p>
          </table:table-cell>
          <table:table-cell office:value-type="float" office:value="-5.1696999999999993E-2" table:formula="of:=[.G119]-[.$G$5]" table:style-name="ce1">
            <text:p>-0.051697</text:p>
          </table:table-cell>
          <table:table-cell office:value-type="float" office:value="-5.024099999999998E-2" table:formula="of:=[.H119]-[.$G$5]" table:style-name="ce1">
            <text:p>-0.050241</text:p>
          </table:table-cell>
          <table:table-cell office:value-type="float" office:value="2.0770000000000066E-2" table:formula="of:=[.I119]-[.$G$5]" table:style-name="ce1">
            <text:p>0.02077</text:p>
          </table:table-cell>
          <table:table-cell office:value-type="float" office:value="11.4" table:style-name="ce7">
            <text:p>11.4</text:p>
          </table:table-cell>
          <table:table-cell office:value-type="float" office:value="-0.17998400000000001" table:style-name="ce7">
            <text:p>-0.179984</text:p>
          </table:table-cell>
          <table:table-cell office:value-type="float" office:value="-7.0269200000000004E-2" table:style-name="ce7">
            <text:p>-0.0702692</text:p>
          </table:table-cell>
          <table:table-cell table:number-columns-repeated="16369"/>
        </table:table-row>
        <table:table-row table:style-name="ro3">
          <table:table-cell office:value-type="float" office:value="11.5" table:style-name="ce1">
            <text:p>11.5</text:p>
          </table:table-cell>
          <table:table-cell office:value-type="float" office:value="-5.9230999999999999E-2" table:style-name="ce1">
            <text:p>-0.059231</text:p>
          </table:table-cell>
          <table:table-cell office:value-type="float" office:value="-0.21585399999999999" table:style-name="ce1">
            <text:p>-0.215854</text:p>
          </table:table-cell>
          <table:table-cell office:value-type="float" office:value="-4.3757999999999998E-2" table:style-name="ce1">
            <text:p>-0.043758</text:p>
          </table:table-cell>
          <table:table-cell table:style-name="ce3"/>
          <table:table-cell office:value-type="float" office:value="11.5" table:style-name="ce7">
            <text:p>11.5</text:p>
          </table:table-cell>
          <table:table-cell office:value-type="float" office:value="0.61622699999999997" table:style-name="ce7">
            <text:p>0.616227</text:p>
          </table:table-cell>
          <table:table-cell office:value-type="float" office:value="0.59868100000000002" table:style-name="ce7">
            <text:p>0.598681</text:p>
          </table:table-cell>
          <table:table-cell office:value-type="float" office:value="0.65753700000000004" table:style-name="ce7">
            <text:p>0.657537</text:p>
          </table:table-cell>
          <table:table-cell office:value-type="float" office:value="-4.0953000000000017E-2" table:formula="of:=[.G120]-[.$G$5]" table:style-name="ce1">
            <text:p>-0.040953</text:p>
          </table:table-cell>
          <table:table-cell office:value-type="float" office:value="-5.8498999999999968E-2" table:formula="of:=[.H120]-[.$G$5]" table:style-name="ce1">
            <text:p>-0.058499</text:p>
          </table:table-cell>
          <table:table-cell office:value-type="float" office:value="3.5700000000005172E-4" table:formula="of:=[.I120]-[.$G$5]" table:style-name="ce1">
            <text:p>0.000357</text:p>
          </table:table-cell>
          <table:table-cell office:value-type="float" office:value="11.5" table:style-name="ce7">
            <text:p>11.5</text:p>
          </table:table-cell>
          <table:table-cell office:value-type="float" office:value="-0.21796699999999999" table:style-name="ce7">
            <text:p>-0.217967</text:p>
          </table:table-cell>
          <table:table-cell office:value-type="float" office:value="-5.6034500000000001E-2" table:style-name="ce7">
            <text:p>-0.0560345</text:p>
          </table:table-cell>
          <table:table-cell table:number-columns-repeated="16369"/>
        </table:table-row>
        <table:table-row table:style-name="ro3">
          <table:table-cell office:value-type="float" office:value="11.6" table:style-name="ce1">
            <text:p>11.6</text:p>
          </table:table-cell>
          <table:table-cell office:value-type="float" office:value="-6.1942999999999998E-2" table:style-name="ce1">
            <text:p>-0.061943</text:p>
          </table:table-cell>
          <table:table-cell office:value-type="float" office:value="-0.23217199999999999" table:style-name="ce1">
            <text:p>-0.232172</text:p>
          </table:table-cell>
          <table:table-cell office:value-type="float" office:value="-1.4959E-2" table:style-name="ce1">
            <text:p>-0.014959</text:p>
          </table:table-cell>
          <table:table-cell table:style-name="ce3"/>
          <table:table-cell office:value-type="float" office:value="11.600099999999999" table:style-name="ce7">
            <text:p>11.6001</text:p>
          </table:table-cell>
          <table:table-cell office:value-type="float" office:value="0.63158300000000001" table:style-name="ce7">
            <text:p>0.631583</text:p>
          </table:table-cell>
          <table:table-cell office:value-type="float" office:value="0.59465900000000005" table:style-name="ce7">
            <text:p>0.594659</text:p>
          </table:table-cell>
          <table:table-cell office:value-type="float" office:value="0.64014700000000002" table:style-name="ce7">
            <text:p>0.640147</text:p>
          </table:table-cell>
          <table:table-cell office:value-type="float" office:value="-2.5596999999999981E-2" table:formula="of:=[.G121]-[.$G$5]" table:style-name="ce1">
            <text:p>-0.025597</text:p>
          </table:table-cell>
          <table:table-cell office:value-type="float" office:value="-6.2520999999999938E-2" table:formula="of:=[.H121]-[.$G$5]" table:style-name="ce1">
            <text:p>-0.062521</text:p>
          </table:table-cell>
          <table:table-cell office:value-type="float" office:value="-1.7032999999999965E-2" table:formula="of:=[.I121]-[.$G$5]" table:style-name="ce1">
            <text:p>-0.017033</text:p>
          </table:table-cell>
          <table:table-cell office:value-type="float" office:value="11.600099999999999" table:style-name="ce7">
            <text:p>11.6001</text:p>
          </table:table-cell>
          <table:table-cell office:value-type="float" office:value="-0.228714" table:style-name="ce7">
            <text:p>-0.228714</text:p>
          </table:table-cell>
          <table:table-cell office:value-type="float" office:value="-2.5611800000000001E-2" table:style-name="ce7">
            <text:p>-0.0256118</text:p>
          </table:table-cell>
          <table:table-cell table:number-columns-repeated="16369"/>
        </table:table-row>
        <table:table-row table:style-name="ro3">
          <table:table-cell office:value-type="float" office:value="11.7" table:style-name="ce1">
            <text:p>11.7</text:p>
          </table:table-cell>
          <table:table-cell office:value-type="float" office:value="-6.2009000000000002E-2" table:style-name="ce1">
            <text:p>-0.062009</text:p>
          </table:table-cell>
          <table:table-cell office:value-type="float" office:value="-0.232597" table:style-name="ce1">
            <text:p>-0.232597</text:p>
          </table:table-cell>
          <table:table-cell office:value-type="float" office:value="1.3414000000000001E-2" table:style-name="ce1">
            <text:p>0.013414</text:p>
          </table:table-cell>
          <table:table-cell table:style-name="ce3"/>
          <table:table-cell office:value-type="float" office:value="11.700100000000001" table:style-name="ce7">
            <text:p>11.7001</text:p>
          </table:table-cell>
          <table:table-cell office:value-type="float" office:value="0.650146" table:style-name="ce7">
            <text:p>0.650146</text:p>
          </table:table-cell>
          <table:table-cell office:value-type="float" office:value="0.59434699999999996" table:style-name="ce7">
            <text:p>0.594347</text:p>
          </table:table-cell>
          <table:table-cell office:value-type="float" office:value="0.62625699999999995" table:style-name="ce7">
            <text:p>0.626257</text:p>
          </table:table-cell>
          <table:table-cell office:value-type="float" office:value="-7.0339999999999847E-3" table:formula="of:=[.G122]-[.$G$5]" table:style-name="ce1">
            <text:p>-0.007034</text:p>
          </table:table-cell>
          <table:table-cell office:value-type="float" office:value="-6.2833000000000028E-2" table:formula="of:=[.H122]-[.$G$5]" table:style-name="ce1">
            <text:p>-0.062833</text:p>
          </table:table-cell>
          <table:table-cell office:value-type="float" office:value="-3.0923000000000034E-2" table:formula="of:=[.I122]-[.$G$5]" table:style-name="ce1">
            <text:p>-0.030923</text:p>
          </table:table-cell>
          <table:table-cell office:value-type="float" office:value="11.700100000000001" table:style-name="ce7">
            <text:p>11.7001</text:p>
          </table:table-cell>
          <table:table-cell office:value-type="float" office:value="-0.22639400000000001" table:style-name="ce7">
            <text:p>-0.226394</text:p>
          </table:table-cell>
          <table:table-cell office:value-type="float" office:value="1.7609400000000001E-2" table:style-name="ce7">
            <text:p>0.0176094</text:p>
          </table:table-cell>
          <table:table-cell table:number-columns-repeated="16369"/>
        </table:table-row>
        <table:table-row table:style-name="ro3">
          <table:table-cell office:value-type="float" office:value="11.8" table:style-name="ce1">
            <text:p>11.8</text:p>
          </table:table-cell>
          <table:table-cell office:value-type="float" office:value="-5.9461E-2" table:style-name="ce1">
            <text:p>-0.059461</text:p>
          </table:table-cell>
          <table:table-cell office:value-type="float" office:value="-0.217164" table:style-name="ce1">
            <text:p>-0.217164</text:p>
          </table:table-cell>
          <table:table-cell office:value-type="float" office:value="4.2175999999999998E-2" table:style-name="ce1">
            <text:p>0.042176</text:p>
          </table:table-cell>
          <table:table-cell table:style-name="ce3"/>
          <table:table-cell office:value-type="float" office:value="11.8" table:style-name="ce7">
            <text:p>11.8</text:p>
          </table:table-cell>
          <table:table-cell office:value-type="float" office:value="0.67118" table:style-name="ce7">
            <text:p>0.67118</text:p>
          </table:table-cell>
          <table:table-cell office:value-type="float" office:value="0.59884700000000002" table:style-name="ce7">
            <text:p>0.598847</text:p>
          </table:table-cell>
          <table:table-cell office:value-type="float" office:value="0.61544299999999996" table:style-name="ce7">
            <text:p>0.615443</text:p>
          </table:table-cell>
          <table:table-cell office:value-type="float" office:value="1.4000000000000012E-2" table:formula="of:=[.G123]-[.$G$5]" table:style-name="ce1">
            <text:p>0.014</text:p>
          </table:table-cell>
          <table:table-cell office:value-type="float" office:value="-5.8332999999999968E-2" table:formula="of:=[.H123]-[.$G$5]" table:style-name="ce1">
            <text:p>-0.058333</text:p>
          </table:table-cell>
          <table:table-cell office:value-type="float" office:value="-4.1737000000000024E-2" table:formula="of:=[.I123]-[.$G$5]" table:style-name="ce1">
            <text:p>-0.041737</text:p>
          </table:table-cell>
          <table:table-cell office:value-type="float" office:value="11.8" table:style-name="ce7">
            <text:p>11.8</text:p>
          </table:table-cell>
          <table:table-cell office:value-type="float" office:value="-0.20814299999999999" table:style-name="ce7">
            <text:p>-0.208143</text:p>
          </table:table-cell>
          <table:table-cell office:value-type="float" office:value="5.2862199999999998E-2" table:style-name="ce7">
            <text:p>0.0528622</text:p>
          </table:table-cell>
          <table:table-cell table:number-columns-repeated="16369"/>
        </table:table-row>
        <table:table-row table:style-name="ro3">
          <table:table-cell office:value-type="float" office:value="11.9" table:style-name="ce1">
            <text:p>11.9</text:p>
          </table:table-cell>
          <table:table-cell office:value-type="float" office:value="-5.3266000000000001E-2" table:style-name="ce1">
            <text:p>-0.053266</text:p>
          </table:table-cell>
          <table:table-cell office:value-type="float" office:value="-0.18481900000000001" table:style-name="ce1">
            <text:p>-0.184819</text:p>
          </table:table-cell>
          <table:table-cell office:value-type="float" office:value="7.1454000000000004E-2" table:style-name="ce1">
            <text:p>0.071454</text:p>
          </table:table-cell>
          <table:table-cell table:style-name="ce3"/>
          <table:table-cell office:value-type="float" office:value="11.9001" table:style-name="ce7">
            <text:p>11.9001</text:p>
          </table:table-cell>
          <table:table-cell office:value-type="float" office:value="0.69289500000000004" table:style-name="ce7">
            <text:p>0.692895</text:p>
          </table:table-cell>
          <table:table-cell office:value-type="float" office:value="0.60795600000000005" table:style-name="ce7">
            <text:p>0.607956</text:p>
          </table:table-cell>
          <table:table-cell office:value-type="float" office:value="0.60738000000000003" table:style-name="ce7">
            <text:p>0.60738</text:p>
          </table:table-cell>
          <table:table-cell office:value-type="float" office:value="3.5715000000000052E-2" table:formula="of:=[.G124]-[.$G$5]" table:style-name="ce1">
            <text:p>0.035715</text:p>
          </table:table-cell>
          <table:table-cell office:value-type="float" office:value="-4.9223999999999934E-2" table:formula="of:=[.H124]-[.$G$5]" table:style-name="ce1">
            <text:p>-0.049224</text:p>
          </table:table-cell>
          <table:table-cell office:value-type="float" office:value="-4.9799999999999955E-2" table:formula="of:=[.I124]-[.$G$5]" table:style-name="ce1">
            <text:p>-0.0498</text:p>
          </table:table-cell>
          <table:table-cell office:value-type="float" office:value="11.9001" table:style-name="ce7">
            <text:p>11.9001</text:p>
          </table:table-cell>
          <table:table-cell office:value-type="float" office:value="-0.16994000000000001" table:style-name="ce7">
            <text:p>-0.16994</text:p>
          </table:table-cell>
          <table:table-cell office:value-type="float" office:value="7.6514899999999997E-2" table:style-name="ce7">
            <text:p>0.0765149</text:p>
          </table:table-cell>
          <table:table-cell table:number-columns-repeated="16369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float" office:value="-4.1918999999999998E-2" table:style-name="ce1">
            <text:p>-0.041919</text:p>
          </table:table-cell>
          <table:table-cell office:value-type="float" office:value="-0.13450699999999999" table:style-name="ce1">
            <text:p>-0.134507</text:p>
          </table:table-cell>
          <table:table-cell office:value-type="float" office:value="9.9548999999999999E-2" table:style-name="ce1">
            <text:p>0.099549</text:p>
          </table:table-cell>
          <table:table-cell table:style-name="ce3"/>
          <table:table-cell office:value-type="float" office:value="12" table:style-name="ce7">
            <text:p>12</text:p>
          </table:table-cell>
          <table:table-cell office:value-type="float" office:value="0.71261799999999997" table:style-name="ce7">
            <text:p>0.712618</text:p>
          </table:table-cell>
          <table:table-cell office:value-type="float" office:value="0.62195500000000004" table:style-name="ce7">
            <text:p>0.621955</text:p>
          </table:table-cell>
          <table:table-cell office:value-type="float" office:value="0.60211300000000001" table:style-name="ce7">
            <text:p>0.602113</text:p>
          </table:table-cell>
          <table:table-cell office:value-type="float" office:value="5.5437999999999987E-2" table:formula="of:=[.G125]-[.$G$5]" table:style-name="ce1">
            <text:p>0.055438</text:p>
          </table:table-cell>
          <table:table-cell office:value-type="float" office:value="-3.5224999999999951E-2" table:formula="of:=[.H125]-[.$G$5]" table:style-name="ce1">
            <text:p>-0.035225</text:p>
          </table:table-cell>
          <table:table-cell office:value-type="float" office:value="-5.5066999999999977E-2" table:formula="of:=[.I125]-[.$G$5]" table:style-name="ce1">
            <text:p>-0.055067</text:p>
          </table:table-cell>
          <table:table-cell office:value-type="float" office:value="12" table:style-name="ce7">
            <text:p>12</text:p>
          </table:table-cell>
          <table:table-cell office:value-type="float" office:value="-0.119229" table:style-name="ce7">
            <text:p>-0.119229</text:p>
          </table:table-cell>
          <table:table-cell office:value-type="float" office:value="0.114574" table:style-name="ce7">
            <text:p>0.114574</text:p>
          </table:table-cell>
          <table:table-cell table:number-columns-repeated="16369"/>
        </table:table-row>
        <table:table-row table:style-name="ro3">
          <table:table-cell office:value-type="float" office:value="12.1" table:style-name="ce1">
            <text:p>12.1</text:p>
          </table:table-cell>
          <table:table-cell office:value-type="float" office:value="-2.4395E-2" table:style-name="ce1">
            <text:p>-0.024395</text:p>
          </table:table-cell>
          <table:table-cell office:value-type="float" office:value="-6.6880999999999996E-2" table:style-name="ce1">
            <text:p>-0.066881</text:p>
          </table:table-cell>
          <table:table-cell office:value-type="float" office:value="0.12266100000000001" table:style-name="ce1">
            <text:p>0.122661</text:p>
          </table:table-cell>
          <table:table-cell table:style-name="ce3"/>
          <table:table-cell office:value-type="float" office:value="12.1" table:style-name="ce7">
            <text:p>12.1</text:p>
          </table:table-cell>
          <table:table-cell office:value-type="float" office:value="0.72698300000000005" table:style-name="ce7">
            <text:p>0.726983</text:p>
          </table:table-cell>
          <table:table-cell office:value-type="float" office:value="0.64041700000000001" table:style-name="ce7">
            <text:p>0.640417</text:p>
          </table:table-cell>
          <table:table-cell office:value-type="float" office:value="0.60022900000000001" table:style-name="ce7">
            <text:p>0.600229</text:p>
          </table:table-cell>
          <table:table-cell office:value-type="float" office:value="6.9803000000000059E-2" table:formula="of:=[.G126]-[.$G$5]" table:style-name="ce1">
            <text:p>0.069803</text:p>
          </table:table-cell>
          <table:table-cell office:value-type="float" office:value="-1.6762999999999972E-2" table:formula="of:=[.H126]-[.$G$5]" table:style-name="ce1">
            <text:p>-0.016763</text:p>
          </table:table-cell>
          <table:table-cell office:value-type="float" office:value="-5.6950999999999974E-2" table:formula="of:=[.I126]-[.$G$5]" table:style-name="ce1">
            <text:p>-0.056951</text:p>
          </table:table-cell>
          <table:table-cell office:value-type="float" office:value="12.1" table:style-name="ce7">
            <text:p>12.1</text:p>
          </table:table-cell>
          <table:table-cell office:value-type="float" office:value="-4.9292200000000001E-2" table:style-name="ce7">
            <text:p>-0.0492922</text:p>
          </table:table-cell>
          <table:table-cell office:value-type="float" office:value="0.13492299999999999" table:style-name="ce7">
            <text:p>0.134923</text:p>
          </table:table-cell>
          <table:table-cell table:number-columns-repeated="16369"/>
        </table:table-row>
        <table:table-row table:style-name="ro3">
          <table:table-cell office:value-type="float" office:value="12.2" table:style-name="ce1">
            <text:p>12.2</text:p>
          </table:table-cell>
          <table:table-cell office:value-type="float" office:value="-1.0640000000000001E-3" table:style-name="ce1">
            <text:p>-0.001064</text:p>
          </table:table-cell>
          <table:table-cell office:value-type="float" office:value="1.4126E-2" table:style-name="ce1">
            <text:p>0.014126</text:p>
          </table:table-cell>
          <table:table-cell office:value-type="float" office:value="0.135657" table:style-name="ce1">
            <text:p>0.135657</text:p>
          </table:table-cell>
          <table:table-cell table:style-name="ce3"/>
          <table:table-cell office:value-type="float" office:value="12.200100000000001" table:style-name="ce7">
            <text:p>12.2001</text:p>
          </table:table-cell>
          <table:table-cell office:value-type="float" office:value="0.73296099999999997" table:style-name="ce7">
            <text:p>0.732961</text:p>
          </table:table-cell>
          <table:table-cell office:value-type="float" office:value="0.66297799999999996" table:style-name="ce7">
            <text:p>0.662978</text:p>
          </table:table-cell>
          <table:table-cell office:value-type="float" office:value="0.60159200000000002" table:style-name="ce7">
            <text:p>0.601592</text:p>
          </table:table-cell>
          <table:table-cell office:value-type="float" office:value="7.5780999999999987E-2" table:formula="of:=[.G127]-[.$G$5]" table:style-name="ce1">
            <text:p>0.075781</text:p>
          </table:table-cell>
          <table:table-cell office:value-type="float" office:value="5.7979999999999698E-3" table:formula="of:=[.H127]-[.$G$5]" table:style-name="ce1">
            <text:p>0.005798</text:p>
          </table:table-cell>
          <table:table-cell office:value-type="float" office:value="-5.5587999999999971E-2" table:formula="of:=[.I127]-[.$G$5]" table:style-name="ce1">
            <text:p>-0.055588</text:p>
          </table:table-cell>
          <table:table-cell office:value-type="float" office:value="12.200100000000001" table:style-name="ce7">
            <text:p>12.2001</text:p>
          </table:table-cell>
          <table:table-cell office:value-type="float" office:value="3.2234199999999998E-2" table:style-name="ce7">
            <text:p>0.0322342</text:p>
          </table:table-cell>
          <table:table-cell office:value-type="float" office:value="0.13084899999999999" table:style-name="ce7">
            <text:p>0.130849</text:p>
          </table:table-cell>
          <table:table-cell table:number-columns-repeated="16369"/>
        </table:table-row>
        <table:table-row table:style-name="ro3">
          <table:table-cell office:value-type="float" office:value="12.3" table:style-name="ce1">
            <text:p>12.3</text:p>
          </table:table-cell>
          <table:table-cell office:value-type="float" office:value="2.5826000000000002E-2" table:style-name="ce1">
            <text:p>0.025826</text:p>
          </table:table-cell>
          <table:table-cell office:value-type="float" office:value="0.100659" table:style-name="ce1">
            <text:p>0.100659</text:p>
          </table:table-cell>
          <table:table-cell office:value-type="float" office:value="0.13367100000000001" table:style-name="ce1">
            <text:p>0.133671</text:p>
          </table:table-cell>
          <table:table-cell table:style-name="ce3"/>
          <table:table-cell office:value-type="float" office:value="12.3" table:style-name="ce7">
            <text:p>12.3</text:p>
          </table:table-cell>
          <table:table-cell office:value-type="float" office:value="0.72785900000000003" table:style-name="ce7">
            <text:p>0.727859</text:p>
          </table:table-cell>
          <table:table-cell office:value-type="float" office:value="0.68795499999999998" table:style-name="ce7">
            <text:p>0.687955</text:p>
          </table:table-cell>
          <table:table-cell office:value-type="float" office:value="0.60695399999999999" table:style-name="ce7">
            <text:p>0.606954</text:p>
          </table:table-cell>
          <table:table-cell office:value-type="float" office:value="7.0679000000000047E-2" table:formula="of:=[.G128]-[.$G$5]" table:style-name="ce1">
            <text:p>0.070679</text:p>
          </table:table-cell>
          <table:table-cell office:value-type="float" office:value="3.0774999999999997E-2" table:formula="of:=[.H128]-[.$G$5]" table:style-name="ce1">
            <text:p>0.030775</text:p>
          </table:table-cell>
          <table:table-cell office:value-type="float" office:value="-5.0225999999999993E-2" table:formula="of:=[.I128]-[.$G$5]" table:style-name="ce1">
            <text:p>-0.050226</text:p>
          </table:table-cell>
          <table:table-cell office:value-type="float" office:value="12.3" table:style-name="ce7">
            <text:p>12.3</text:p>
          </table:table-cell>
          <table:table-cell office:value-type="float" office:value="0.100026" table:style-name="ce7">
            <text:p>0.100026</text:p>
          </table:table-cell>
          <table:table-cell office:value-type="float" office:value="0.11201700000000001" table:style-name="ce7">
            <text:p>0.112017</text:p>
          </table:table-cell>
          <table:table-cell table:number-columns-repeated="16369"/>
        </table:table-row>
        <table:table-row table:style-name="ro3">
          <table:table-cell office:value-type="float" office:value="12.4" table:style-name="ce1">
            <text:p>12.4</text:p>
          </table:table-cell>
          <table:table-cell office:value-type="float" office:value="5.2361999999999999E-2" table:style-name="ce1">
            <text:p>0.052362</text:p>
          </table:table-cell>
          <table:table-cell office:value-type="float" office:value="0.18168599999999999" table:style-name="ce1">
            <text:p>0.181686</text:p>
          </table:table-cell>
          <table:table-cell office:value-type="float" office:value="0.113957" table:style-name="ce1">
            <text:p>0.113957</text:p>
          </table:table-cell>
          <table:table-cell table:style-name="ce3"/>
          <table:table-cell office:value-type="float" office:value="12.4" table:style-name="ce7">
            <text:p>12.4</text:p>
          </table:table-cell>
          <table:table-cell office:value-type="float" office:value="0.71255100000000005" table:style-name="ce7">
            <text:p>0.712551</text:p>
          </table:table-cell>
          <table:table-cell office:value-type="float" office:value="0.71133500000000005" table:style-name="ce7">
            <text:p>0.711335</text:p>
          </table:table-cell>
          <table:table-cell office:value-type="float" office:value="0.616757" table:style-name="ce7">
            <text:p>0.616757</text:p>
          </table:table-cell>
          <table:table-cell office:value-type="float" office:value="5.5371000000000059E-2" table:formula="of:=[.G129]-[.$G$5]" table:style-name="ce1">
            <text:p>0.055371</text:p>
          </table:table-cell>
          <table:table-cell office:value-type="float" office:value="5.4155000000000064E-2" table:formula="of:=[.H129]-[.$G$5]" table:style-name="ce1">
            <text:p>0.054155</text:p>
          </table:table-cell>
          <table:table-cell office:value-type="float" office:value="-4.0422999999999987E-2" table:formula="of:=[.I129]-[.$G$5]" table:style-name="ce1">
            <text:p>-0.040423</text:p>
          </table:table-cell>
          <table:table-cell office:value-type="float" office:value="12.4" table:style-name="ce7">
            <text:p>12.4</text:p>
          </table:table-cell>
          <table:table-cell office:value-type="float" office:value="0.160382" table:style-name="ce7">
            <text:p>0.160382</text:p>
          </table:table-cell>
          <table:table-cell office:value-type="float" office:value="8.6716100000000004E-2" table:style-name="ce7">
            <text:p>0.0867161</text:p>
          </table:table-cell>
          <table:table-cell table:number-columns-repeated="16369"/>
        </table:table-row>
        <table:table-row table:style-name="ro3">
          <table:table-cell office:value-type="float" office:value="12.5" table:style-name="ce1">
            <text:p>12.5</text:p>
          </table:table-cell>
          <table:table-cell office:value-type="float" office:value="7.3833999999999997E-2" table:style-name="ce1">
            <text:p>0.073834</text:p>
          </table:table-cell>
          <table:table-cell office:value-type="float" office:value="0.24505099999999999" table:style-name="ce1">
            <text:p>0.245051</text:p>
          </table:table-cell>
          <table:table-cell office:value-type="float" office:value="7.7274999999999996E-2" table:style-name="ce1">
            <text:p>0.077275</text:p>
          </table:table-cell>
          <table:table-cell table:style-name="ce3"/>
          <table:table-cell office:value-type="float" office:value="12.5" table:style-name="ce7">
            <text:p>12.5</text:p>
          </table:table-cell>
          <table:table-cell office:value-type="float" office:value="0.69102300000000005" table:style-name="ce7">
            <text:p>0.691023</text:p>
          </table:table-cell>
          <table:table-cell office:value-type="float" office:value="0.72850700000000002" table:style-name="ce7">
            <text:p>0.728507</text:p>
          </table:table-cell>
          <table:table-cell office:value-type="float" office:value="0.63139199999999995" table:style-name="ce7">
            <text:p>0.631392</text:p>
          </table:table-cell>
          <table:table-cell office:value-type="float" office:value="3.3843000000000067E-2" table:formula="of:=[.G130]-[.$G$5]" table:style-name="ce1">
            <text:p>0.033843</text:p>
          </table:table-cell>
          <table:table-cell office:value-type="float" office:value="7.1327000000000029E-2" table:formula="of:=[.H130]-[.$G$5]" table:style-name="ce1">
            <text:p>0.071327</text:p>
          </table:table-cell>
          <table:table-cell office:value-type="float" office:value="-2.5788000000000033E-2" table:formula="of:=[.I130]-[.$G$5]" table:style-name="ce1">
            <text:p>-0.025788</text:p>
          </table:table-cell>
          <table:table-cell office:value-type="float" office:value="12.5" table:style-name="ce7">
            <text:p>12.5</text:p>
          </table:table-cell>
          <table:table-cell office:value-type="float" office:value="0.215756" table:style-name="ce7">
            <text:p>0.215756</text:p>
          </table:table-cell>
          <table:table-cell office:value-type="float" office:value="4.3933E-2" table:style-name="ce7">
            <text:p>0.043933</text:p>
          </table:table-cell>
          <table:table-cell table:number-columns-repeated="16369"/>
        </table:table-row>
        <table:table-row table:style-name="ro3">
          <table:table-cell office:value-type="float" office:value="12.6" table:style-name="ce1">
            <text:p>12.6</text:p>
          </table:table-cell>
          <table:table-cell office:value-type="float" office:value="8.6004999999999998E-2" table:style-name="ce1">
            <text:p>0.086005</text:p>
          </table:table-cell>
          <table:table-cell office:value-type="float" office:value="0.28028199999999998" table:style-name="ce1">
            <text:p>0.280282</text:p>
          </table:table-cell>
          <table:table-cell office:value-type="float" office:value="2.8268999999999999E-2" table:style-name="ce1">
            <text:p>0.028269</text:p>
          </table:table-cell>
          <table:table-cell table:style-name="ce3"/>
          <table:table-cell office:value-type="float" office:value="12.600099999999999" table:style-name="ce7">
            <text:p>12.6001</text:p>
          </table:table-cell>
          <table:table-cell office:value-type="float" office:value="0.66712899999999997" table:style-name="ce7">
            <text:p>0.667129</text:p>
          </table:table-cell>
          <table:table-cell office:value-type="float" office:value="0.73548500000000006" table:style-name="ce7">
            <text:p>0.735485</text:p>
          </table:table-cell>
          <table:table-cell office:value-type="float" office:value="0.65105900000000005" table:style-name="ce7">
            <text:p>0.651059</text:p>
          </table:table-cell>
          <table:table-cell office:value-type="float" office:value="9.9489999999999856E-3" table:formula="of:=[.G131]-[.$G$5]" table:style-name="ce1">
            <text:p>0.009949</text:p>
          </table:table-cell>
          <table:table-cell office:value-type="float" office:value="7.8305000000000069E-2" table:formula="of:=[.H131]-[.$G$5]" table:style-name="ce1">
            <text:p>0.078305</text:p>
          </table:table-cell>
          <table:table-cell office:value-type="float" office:value="-6.1209999999999321E-3" table:formula="of:=[.I131]-[.$G$5]" table:style-name="ce1">
            <text:p>-0.006121</text:p>
          </table:table-cell>
          <table:table-cell office:value-type="float" office:value="12.600099999999999" table:style-name="ce7">
            <text:p>12.6001</text:p>
          </table:table-cell>
          <table:table-cell office:value-type="float" office:value="0.22659799999999999" table:style-name="ce7">
            <text:p>0.226598</text:p>
          </table:table-cell>
          <table:table-cell office:value-type="float" office:value="5.1147299999999996E-3" table:style-name="ce7">
            <text:p>0.00511473</text:p>
          </table:table-cell>
          <table:table-cell table:number-columns-repeated="16369"/>
        </table:table-row>
        <table:table-row table:style-name="ro3">
          <table:table-cell office:value-type="float" office:value="12.7" table:style-name="ce1">
            <text:p>12.7</text:p>
          </table:table-cell>
          <table:table-cell office:value-type="float" office:value="8.6338999999999999E-2" table:style-name="ce1">
            <text:p>0.086339</text:p>
          </table:table-cell>
          <table:table-cell office:value-type="float" office:value="0.28124300000000002" table:style-name="ce1">
            <text:p>0.281243</text:p>
          </table:table-cell>
          <table:table-cell office:value-type="float" office:value="-2.5395999999999998E-2" table:style-name="ce1">
            <text:p>-0.025396</text:p>
          </table:table-cell>
          <table:table-cell table:style-name="ce3"/>
          <table:table-cell office:value-type="float" office:value="12.7" table:style-name="ce7">
            <text:p>12.7</text:p>
          </table:table-cell>
          <table:table-cell office:value-type="float" office:value="0.64507300000000001" table:style-name="ce7">
            <text:p>0.645073</text:p>
          </table:table-cell>
          <table:table-cell office:value-type="float" office:value="0.73076300000000005" table:style-name="ce7">
            <text:p>0.730763</text:p>
          </table:table-cell>
          <table:table-cell office:value-type="float" office:value="0.67485399999999995" table:style-name="ce7">
            <text:p>0.674854</text:p>
          </table:table-cell>
          <table:table-cell office:value-type="float" office:value="-1.2106999999999979E-2" table:formula="of:=[.G132]-[.$G$5]" table:style-name="ce1">
            <text:p>-0.012107</text:p>
          </table:table-cell>
          <table:table-cell office:value-type="float" office:value="7.3583000000000065E-2" table:formula="of:=[.H132]-[.$G$5]" table:style-name="ce1">
            <text:p>0.073583</text:p>
          </table:table-cell>
          <table:table-cell office:value-type="float" office:value="1.7673999999999968E-2" table:formula="of:=[.I132]-[.$G$5]" table:style-name="ce1">
            <text:p>0.017674</text:p>
          </table:table-cell>
          <table:table-cell office:value-type="float" office:value="12.7" table:style-name="ce7">
            <text:p>12.7</text:p>
          </table:table-cell>
          <table:table-cell office:value-type="float" office:value="0.21902199999999999" table:style-name="ce7">
            <text:p>0.219022</text:p>
          </table:table-cell>
          <table:table-cell office:value-type="float" office:value="-4.0201300000000002E-2" table:style-name="ce7">
            <text:p>-0.0402013</text:p>
          </table:table-cell>
          <table:table-cell table:number-columns-repeated="16369"/>
        </table:table-row>
        <table:table-row table:style-name="ro3">
          <table:table-cell office:value-type="float" office:value="12.8" table:style-name="ce1">
            <text:p>12.8</text:p>
          </table:table-cell>
          <table:table-cell office:value-type="float" office:value="7.4765999999999999E-2" table:style-name="ce1">
            <text:p>0.074766</text:p>
          </table:table-cell>
          <table:table-cell office:value-type="float" office:value="0.24776500000000001" table:style-name="ce1">
            <text:p>0.247765</text:p>
          </table:table-cell>
          <table:table-cell office:value-type="float" office:value="-7.4871999999999994E-2" table:style-name="ce1">
            <text:p>-0.074872</text:p>
          </table:table-cell>
          <table:table-cell table:style-name="ce3"/>
          <table:table-cell office:value-type="float" office:value="12.8001" table:style-name="ce7">
            <text:p>12.8001</text:p>
          </table:table-cell>
          <table:table-cell office:value-type="float" office:value="0.62662099999999998" table:style-name="ce7">
            <text:p>0.626621</text:p>
          </table:table-cell>
          <table:table-cell office:value-type="float" office:value="0.717333" table:style-name="ce7">
            <text:p>0.717333</text:p>
          </table:table-cell>
          <table:table-cell office:value-type="float" office:value="0.70007600000000003" table:style-name="ce7">
            <text:p>0.700076</text:p>
          </table:table-cell>
          <table:table-cell office:value-type="float" office:value="-3.0559000000000003E-2" table:formula="of:=[.G133]-[.$G$5]" table:style-name="ce1">
            <text:p>-0.030559</text:p>
          </table:table-cell>
          <table:table-cell office:value-type="float" office:value="6.0153000000000012E-2" table:formula="of:=[.H133]-[.$G$5]" table:style-name="ce1">
            <text:p>0.060153</text:p>
          </table:table-cell>
          <table:table-cell office:value-type="float" office:value="4.2896000000000045E-2" table:formula="of:=[.I133]-[.$G$5]" table:style-name="ce1">
            <text:p>0.042896</text:p>
          </table:table-cell>
          <table:table-cell office:value-type="float" office:value="12.8001" table:style-name="ce7">
            <text:p>12.8001</text:p>
          </table:table-cell>
          <table:table-cell office:value-type="float" office:value="0.192549" table:style-name="ce7">
            <text:p>0.192549</text:p>
          </table:table-cell>
          <table:table-cell office:value-type="float" office:value="-7.2864100000000001E-2" table:style-name="ce7">
            <text:p>-0.0728641</text:p>
          </table:table-cell>
          <table:table-cell table:number-columns-repeated="16369"/>
        </table:table-row>
        <table:table-row table:style-name="ro3">
          <table:table-cell office:value-type="float" office:value="12.9" table:style-name="ce1">
            <text:p>12.9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0.18568699999999999" table:style-name="ce1">
            <text:p>0.185687</text:p>
          </table:table-cell>
          <table:table-cell office:value-type="float" office:value="-0.112376" table:style-name="ce1">
            <text:p>-0.112376</text:p>
          </table:table-cell>
          <table:table-cell table:style-name="ce3"/>
          <table:table-cell office:value-type="float" office:value="12.9001" table:style-name="ce7">
            <text:p>12.9001</text:p>
          </table:table-cell>
          <table:table-cell office:value-type="float" office:value="0.61223899999999998" table:style-name="ce7">
            <text:p>0.612239</text:p>
          </table:table-cell>
          <table:table-cell office:value-type="float" office:value="0.69795300000000005" table:style-name="ce7">
            <text:p>0.697953</text:p>
          </table:table-cell>
          <table:table-cell office:value-type="float" office:value="0.72208600000000001" table:style-name="ce7">
            <text:p>0.722086</text:p>
          </table:table-cell>
          <table:table-cell office:value-type="float" office:value="-4.4941000000000009E-2" table:formula="of:=[.G134]-[.$G$5]" table:style-name="ce1">
            <text:p>-0.044941</text:p>
          </table:table-cell>
          <table:table-cell office:value-type="float" office:value="4.0773000000000059E-2" table:formula="of:=[.H134]-[.$G$5]" table:style-name="ce1">
            <text:p>0.040773</text:p>
          </table:table-cell>
          <table:table-cell office:value-type="float" office:value="6.4906000000000019E-2" table:formula="of:=[.I134]-[.$G$5]" table:style-name="ce1">
            <text:p>0.064906</text:p>
          </table:table-cell>
          <table:table-cell office:value-type="float" office:value="12.9001" table:style-name="ce7">
            <text:p>12.9001</text:p>
          </table:table-cell>
          <table:table-cell office:value-type="float" office:value="0.13234199999999999" table:style-name="ce7">
            <text:p>0.132342</text:p>
          </table:table-cell>
          <table:table-cell office:value-type="float" office:value="-8.7790800000000002E-2" table:style-name="ce7">
            <text:p>-0.0877908</text:p>
          </table:table-cell>
          <table:table-cell table:number-columns-repeated="16369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float" office:value="2.7317000000000001E-2" table:style-name="ce1">
            <text:p>0.027317</text:p>
          </table:table-cell>
          <table:table-cell office:value-type="float" office:value="0.105309" table:style-name="ce1">
            <text:p>0.105309</text:p>
          </table:table-cell>
          <table:table-cell office:value-type="float" office:value="-0.13306599999999999" table:style-name="ce1">
            <text:p>-0.133066</text:p>
          </table:table-cell>
          <table:table-cell table:style-name="ce3"/>
          <table:table-cell office:value-type="float" office:value="13" table:style-name="ce7">
            <text:p>13</text:p>
          </table:table-cell>
          <table:table-cell office:value-type="float" office:value="0.60242399999999996" table:style-name="ce7">
            <text:p>0.602424</text:p>
          </table:table-cell>
          <table:table-cell office:value-type="float" office:value="0.67611299999999996" table:style-name="ce7">
            <text:p>0.676113</text:p>
          </table:table-cell>
          <table:table-cell office:value-type="float" office:value="0.73412900000000003" table:style-name="ce7">
            <text:p>0.734129</text:p>
          </table:table-cell>
          <table:table-cell office:value-type="float" office:value="-5.4756000000000027E-2" table:formula="of:=[.G135]-[.$G$5]" table:style-name="ce1">
            <text:p>-0.054756</text:p>
          </table:table-cell>
          <table:table-cell office:value-type="float" office:value="1.8932999999999978E-2" table:formula="of:=[.H135]-[.$G$5]" table:style-name="ce1">
            <text:p>0.018933</text:p>
          </table:table-cell>
          <table:table-cell office:value-type="float" office:value="7.6949000000000045E-2" table:formula="of:=[.I135]-[.$G$5]" table:style-name="ce1">
            <text:p>0.076949</text:p>
          </table:table-cell>
          <table:table-cell office:value-type="float" office:value="13" table:style-name="ce7">
            <text:p>13</text:p>
          </table:table-cell>
          <table:table-cell office:value-type="float" office:value="5.8935599999999998E-2" table:style-name="ce7">
            <text:p>0.0589356</text:p>
          </table:table-cell>
          <table:table-cell office:value-type="float" office:value="-0.108616" table:style-name="ce7">
            <text:p>-0.108616</text:p>
          </table:table-cell>
          <table:table-cell table:number-columns-repeated="16369"/>
        </table:table-row>
        <table:table-row table:style-name="ro3">
          <table:table-cell office:value-type="float" office:value="13.1" table:style-name="ce1">
            <text:p>13.1</text:p>
          </table:table-cell>
          <table:table-cell office:value-type="float" office:value="3.3300000000000002E-4" table:style-name="ce1">
            <text:p>0.000333</text:p>
          </table:table-cell>
          <table:table-cell office:value-type="float" office:value="1.8770999999999999E-2" table:style-name="ce1">
            <text:p>0.018771</text:p>
          </table:table-cell>
          <table:table-cell office:value-type="float" office:value="-0.13597100000000001" table:style-name="ce1">
            <text:p>-0.135971</text:p>
          </table:table-cell>
          <table:table-cell table:style-name="ce3"/>
          <table:table-cell office:value-type="float" office:value="13.100099999999999" table:style-name="ce7">
            <text:p>13.1001</text:p>
          </table:table-cell>
          <table:table-cell office:value-type="float" office:value="0.59734600000000004" table:style-name="ce7">
            <text:p>0.597346</text:p>
          </table:table-cell>
          <table:table-cell office:value-type="float" office:value="0.654443" table:style-name="ce7">
            <text:p>0.654443</text:p>
          </table:table-cell>
          <table:table-cell office:value-type="float" office:value="0.73286099999999998" table:style-name="ce7">
            <text:p>0.732861</text:p>
          </table:table-cell>
          <table:table-cell office:value-type="float" office:value="-5.9833999999999943E-2" table:formula="of:=[.G136]-[.$G$5]" table:style-name="ce1">
            <text:p>-0.059834</text:p>
          </table:table-cell>
          <table:table-cell office:value-type="float" office:value="-2.7369999999999894E-3" table:formula="of:=[.H136]-[.$G$5]" table:style-name="ce1">
            <text:p>-0.002737</text:p>
          </table:table-cell>
          <table:table-cell office:value-type="float" office:value="7.5680999999999998E-2" table:formula="of:=[.I136]-[.$G$5]" table:style-name="ce1">
            <text:p>0.075681</text:p>
          </table:table-cell>
          <table:table-cell office:value-type="float" office:value="13.100099999999999" table:style-name="ce7">
            <text:p>13.1001</text:p>
          </table:table-cell>
          <table:table-cell office:value-type="float" office:value="-1.7377900000000002E-2" table:style-name="ce7">
            <text:p>-0.0173779</text:p>
          </table:table-cell>
          <table:table-cell office:value-type="float" office:value="-0.111919" table:style-name="ce7">
            <text:p>-0.111919</text:p>
          </table:table-cell>
          <table:table-cell table:number-columns-repeated="16369"/>
        </table:table-row>
        <table:table-row table:style-name="ro3">
          <table:table-cell office:value-type="float" office:value="13.2" table:style-name="ce1">
            <text:p>13.2</text:p>
          </table:table-cell>
          <table:table-cell office:value-type="float" office:value="-2.3265000000000001E-2" table:style-name="ce1">
            <text:p>-0.023265</text:p>
          </table:table-cell>
          <table:table-cell office:value-type="float" office:value="-6.2771999999999994E-2" table:style-name="ce1">
            <text:p>-0.062772</text:p>
          </table:table-cell>
          <table:table-cell office:value-type="float" office:value="-0.12367499999999999" table:style-name="ce1">
            <text:p>-0.123675</text:p>
          </table:table-cell>
          <table:table-cell table:style-name="ce3"/>
          <table:table-cell office:value-type="float" office:value="13.2" table:style-name="ce7">
            <text:p>13.2</text:p>
          </table:table-cell>
          <table:table-cell office:value-type="float" office:value="0.59620099999999998" table:style-name="ce7">
            <text:p>0.596201</text:p>
          </table:table-cell>
          <table:table-cell office:value-type="float" office:value="0.63517199999999996" table:style-name="ce7">
            <text:p>0.635172</text:p>
          </table:table-cell>
          <table:table-cell office:value-type="float" office:value="0.71984499999999996" table:style-name="ce7">
            <text:p>0.719845</text:p>
          </table:table-cell>
          <table:table-cell office:value-type="float" office:value="-6.0979000000000005E-2" table:formula="of:=[.G137]-[.$G$5]" table:style-name="ce1">
            <text:p>-0.060979</text:p>
          </table:table-cell>
          <table:table-cell office:value-type="float" office:value="-2.2008000000000028E-2" table:formula="of:=[.H137]-[.$G$5]" table:style-name="ce1">
            <text:p>-0.022008</text:p>
          </table:table-cell>
          <table:table-cell office:value-type="float" office:value="6.2664999999999971E-2" table:formula="of:=[.I137]-[.$G$5]" table:style-name="ce1">
            <text:p>0.062665</text:p>
          </table:table-cell>
          <table:table-cell office:value-type="float" office:value="13.2" table:style-name="ce7">
            <text:p>13.2</text:p>
          </table:table-cell>
          <table:table-cell office:value-type="float" office:value="-8.4877499999999995E-2" table:style-name="ce7">
            <text:p>-0.0848775</text:p>
          </table:table-cell>
          <table:table-cell office:value-type="float" office:value="-0.108655" table:style-name="ce7">
            <text:p>-0.108655</text:p>
          </table:table-cell>
          <table:table-cell table:number-columns-repeated="16369"/>
        </table:table-row>
        <table:table-row table:style-name="ro3">
          <table:table-cell office:value-type="float" office:value="13.3" table:style-name="ce1">
            <text:p>13.3</text:p>
          </table:table-cell>
          <table:table-cell office:value-type="float" office:value="-4.113E-2" table:style-name="ce1">
            <text:p>-0.04113</text:p>
          </table:table-cell>
          <table:table-cell office:value-type="float" office:value="-0.13125999999999999" table:style-name="ce1">
            <text:p>-0.13126</text:p>
          </table:table-cell>
          <table:table-cell office:value-type="float" office:value="-0.100975" table:style-name="ce1">
            <text:p>-0.100975</text:p>
          </table:table-cell>
          <table:table-cell table:style-name="ce3"/>
          <table:table-cell office:value-type="float" office:value="13.3001" table:style-name="ce7">
            <text:p>13.3001</text:p>
          </table:table-cell>
          <table:table-cell office:value-type="float" office:value="0.59917500000000001" table:style-name="ce7">
            <text:p>0.599175</text:p>
          </table:table-cell>
          <table:table-cell office:value-type="float" office:value="0.61954600000000004" table:style-name="ce7">
            <text:p>0.619546</text:p>
          </table:table-cell>
          <table:table-cell office:value-type="float" office:value="0.69960599999999995" table:style-name="ce7">
            <text:p>0.699606</text:p>
          </table:table-cell>
          <table:table-cell office:value-type="float" office:value="-5.8004999999999973E-2" table:formula="of:=[.G138]-[.$G$5]" table:style-name="ce1">
            <text:p>-0.058005</text:p>
          </table:table-cell>
          <table:table-cell office:value-type="float" office:value="-3.7633999999999945E-2" table:formula="of:=[.H138]-[.$G$5]" table:style-name="ce1">
            <text:p>-0.037634</text:p>
          </table:table-cell>
          <table:table-cell office:value-type="float" office:value="4.2425999999999964E-2" table:formula="of:=[.I138]-[.$G$5]" table:style-name="ce1">
            <text:p>0.042426</text:p>
          </table:table-cell>
          <table:table-cell office:value-type="float" office:value="13.3001" table:style-name="ce7">
            <text:p>13.3001</text:p>
          </table:table-cell>
          <table:table-cell office:value-type="float" office:value="-0.13970399999999999" table:style-name="ce7">
            <text:p>-0.139704</text:p>
          </table:table-cell>
          <table:table-cell office:value-type="float" office:value="-8.98476E-2" table:style-name="ce7">
            <text:p>-0.0898476</text:p>
          </table:table-cell>
          <table:table-cell table:number-columns-repeated="16369"/>
        </table:table-row>
        <table:table-row table:style-name="ro3">
          <table:table-cell office:value-type="float" office:value="13.4" table:style-name="ce1">
            <text:p>13.4</text:p>
          </table:table-cell>
          <table:table-cell office:value-type="float" office:value="-5.2796000000000003E-2" table:style-name="ce1">
            <text:p>-0.052796</text:p>
          </table:table-cell>
          <table:table-cell office:value-type="float" office:value="-0.18255399999999999" table:style-name="ce1">
            <text:p>-0.182554</text:p>
          </table:table-cell>
          <table:table-cell office:value-type="float" office:value="-7.3035000000000003E-2" table:style-name="ce1">
            <text:p>-0.073035</text:p>
          </table:table-cell>
          <table:table-cell table:style-name="ce3"/>
          <table:table-cell office:value-type="float" office:value="13.4001" table:style-name="ce7">
            <text:p>13.4001</text:p>
          </table:table-cell>
          <table:table-cell office:value-type="float" office:value="0.60636900000000005" table:style-name="ce7">
            <text:p>0.606369</text:p>
          </table:table-cell>
          <table:table-cell office:value-type="float" office:value="0.60724699999999998" table:style-name="ce7">
            <text:p>0.607247</text:p>
          </table:table-cell>
          <table:table-cell office:value-type="float" office:value="0.67720400000000003" table:style-name="ce7">
            <text:p>0.677204</text:p>
          </table:table-cell>
          <table:table-cell office:value-type="float" office:value="-5.081099999999994E-2" table:formula="of:=[.G139]-[.$G$5]" table:style-name="ce1">
            <text:p>-0.050811</text:p>
          </table:table-cell>
          <table:table-cell office:value-type="float" office:value="-4.9933000000000005E-2" table:formula="of:=[.H139]-[.$G$5]" table:style-name="ce1">
            <text:p>-0.049933</text:p>
          </table:table-cell>
          <table:table-cell office:value-type="float" office:value="2.0024000000000042E-2" table:formula="of:=[.I139]-[.$G$5]" table:style-name="ce1">
            <text:p>0.020024</text:p>
          </table:table-cell>
          <table:table-cell office:value-type="float" office:value="13.4001" table:style-name="ce7">
            <text:p>13.4001</text:p>
          </table:table-cell>
          <table:table-cell office:value-type="float" office:value="-0.18315699999999999" table:style-name="ce7">
            <text:p>-0.183157</text:p>
          </table:table-cell>
          <table:table-cell office:value-type="float" office:value="-7.1376800000000004E-2" table:style-name="ce7">
            <text:p>-0.0713768</text:p>
          </table:table-cell>
          <table:table-cell table:number-columns-repeated="16369"/>
        </table:table-row>
        <table:table-row table:style-name="ro3">
          <table:table-cell office:value-type="float" office:value="13.5" table:style-name="ce1">
            <text:p>13.5</text:p>
          </table:table-cell>
          <table:table-cell office:value-type="float" office:value="-5.9230999999999999E-2" table:style-name="ce1">
            <text:p>-0.059231</text:p>
          </table:table-cell>
          <table:table-cell office:value-type="float" office:value="-0.21585399999999999" table:style-name="ce1">
            <text:p>-0.215854</text:p>
          </table:table-cell>
          <table:table-cell office:value-type="float" office:value="-4.3757999999999998E-2" table:style-name="ce1">
            <text:p>-0.043758</text:p>
          </table:table-cell>
          <table:table-cell table:style-name="ce3"/>
          <table:table-cell office:value-type="float" office:value="13.5001" table:style-name="ce7">
            <text:p>13.5001</text:p>
          </table:table-cell>
          <table:table-cell office:value-type="float" office:value="0.61742799999999998" table:style-name="ce7">
            <text:p>0.617428</text:p>
          </table:table-cell>
          <table:table-cell office:value-type="float" office:value="0.598912" table:style-name="ce7">
            <text:p>0.598912</text:p>
          </table:table-cell>
          <table:table-cell office:value-type="float" office:value="0.65643399999999996" table:style-name="ce7">
            <text:p>0.656434</text:p>
          </table:table-cell>
          <table:table-cell office:value-type="float" office:value="-3.975200000000001E-2" table:formula="of:=[.G140]-[.$G$5]" table:style-name="ce1">
            <text:p>-0.039752</text:p>
          </table:table-cell>
          <table:table-cell office:value-type="float" office:value="-5.8267999999999986E-2" table:formula="of:=[.H140]-[.$G$5]" table:style-name="ce1">
            <text:p>-0.058268</text:p>
          </table:table-cell>
          <table:table-cell office:value-type="float" office:value="-7.4600000000002442E-4" table:formula="of:=[.I140]-[.$G$5]" table:style-name="ce1">
            <text:p>-0.000746</text:p>
          </table:table-cell>
          <table:table-cell office:value-type="float" office:value="13.5001" table:style-name="ce7">
            <text:p>13.5001</text:p>
          </table:table-cell>
          <table:table-cell office:value-type="float" office:value="-0.21929199999999999" table:style-name="ce7">
            <text:p>-0.219292</text:p>
          </table:table-cell>
          <table:table-cell office:value-type="float" office:value="-4.8442899999999997E-2" table:style-name="ce7">
            <text:p>-0.0484429</text:p>
          </table:table-cell>
          <table:table-cell table:number-columns-repeated="16369"/>
        </table:table-row>
        <table:table-row table:style-name="ro3">
          <table:table-cell office:value-type="float" office:value="13.6" table:style-name="ce1">
            <text:p>13.6</text:p>
          </table:table-cell>
          <table:table-cell office:value-type="float" office:value="-6.1942999999999998E-2" table:style-name="ce1">
            <text:p>-0.061943</text:p>
          </table:table-cell>
          <table:table-cell office:value-type="float" office:value="-0.23217199999999999" table:style-name="ce1">
            <text:p>-0.232172</text:p>
          </table:table-cell>
          <table:table-cell office:value-type="float" office:value="-1.4959E-2" table:style-name="ce1">
            <text:p>-0.014959</text:p>
          </table:table-cell>
          <table:table-cell table:style-name="ce3"/>
          <table:table-cell office:value-type="float" office:value="13.6" table:style-name="ce7">
            <text:p>13.6</text:p>
          </table:table-cell>
          <table:table-cell office:value-type="float" office:value="0.63263599999999998" table:style-name="ce7">
            <text:p>0.632636</text:p>
          </table:table-cell>
          <table:table-cell office:value-type="float" office:value="0.59449600000000002" table:style-name="ce7">
            <text:p>0.594496</text:p>
          </table:table-cell>
          <table:table-cell office:value-type="float" office:value="0.63882300000000003" table:style-name="ce7">
            <text:p>0.638823</text:p>
          </table:table-cell>
          <table:table-cell office:value-type="float" office:value="-2.454400000000001E-2" table:formula="of:=[.G141]-[.$G$5]" table:style-name="ce1">
            <text:p>-0.024544</text:p>
          </table:table-cell>
          <table:table-cell office:value-type="float" office:value="-6.2683999999999962E-2" table:formula="of:=[.H141]-[.$G$5]" table:style-name="ce1">
            <text:p>-0.062684</text:p>
          </table:table-cell>
          <table:table-cell office:value-type="float" office:value="-1.8356999999999957E-2" table:formula="of:=[.I141]-[.$G$5]" table:style-name="ce1">
            <text:p>-0.018357</text:p>
          </table:table-cell>
          <table:table-cell office:value-type="float" office:value="13.6" table:style-name="ce7">
            <text:p>13.6</text:p>
          </table:table-cell>
          <table:table-cell office:value-type="float" office:value="-0.23572699999999999" table:style-name="ce7">
            <text:p>-0.235727</text:p>
          </table:table-cell>
          <table:table-cell office:value-type="float" office:value="-1.95064E-2" table:style-name="ce7">
            <text:p>-0.0195064</text:p>
          </table:table-cell>
          <table:table-cell table:number-columns-repeated="16369"/>
        </table:table-row>
        <table:table-row table:style-name="ro3">
          <table:table-cell office:value-type="float" office:value="13.7" table:style-name="ce1">
            <text:p>13.7</text:p>
          </table:table-cell>
          <table:table-cell office:value-type="float" office:value="-6.2009000000000002E-2" table:style-name="ce1">
            <text:p>-0.062009</text:p>
          </table:table-cell>
          <table:table-cell office:value-type="float" office:value="-0.232597" table:style-name="ce1">
            <text:p>-0.232597</text:p>
          </table:table-cell>
          <table:table-cell office:value-type="float" office:value="1.3414000000000001E-2" table:style-name="ce1">
            <text:p>0.013414</text:p>
          </table:table-cell>
          <table:table-cell table:style-name="ce3"/>
          <table:table-cell office:value-type="float" office:value="13.7" table:style-name="ce7">
            <text:p>13.7</text:p>
          </table:table-cell>
          <table:table-cell office:value-type="float" office:value="0.65160700000000005" table:style-name="ce7">
            <text:p>0.651607</text:p>
          </table:table-cell>
          <table:table-cell office:value-type="float" office:value="0.59440400000000004" table:style-name="ce7">
            <text:p>0.594404</text:p>
          </table:table-cell>
          <table:table-cell office:value-type="float" office:value="0.62459799999999999" table:style-name="ce7">
            <text:p>0.624598</text:p>
          </table:table-cell>
          <table:table-cell office:value-type="float" office:value="-5.5729999999999391E-3" table:formula="of:=[.G142]-[.$G$5]" table:style-name="ce1">
            <text:p>-0.005573</text:p>
          </table:table-cell>
          <table:table-cell office:value-type="float" office:value="-6.2775999999999943E-2" table:formula="of:=[.H142]-[.$G$5]" table:style-name="ce1">
            <text:p>-0.062776</text:p>
          </table:table-cell>
          <table:table-cell office:value-type="float" office:value="-3.2582E-2" table:formula="of:=[.I142]-[.$G$5]" table:style-name="ce1">
            <text:p>-0.032582</text:p>
          </table:table-cell>
          <table:table-cell office:value-type="float" office:value="13.7" table:style-name="ce7">
            <text:p>13.7</text:p>
          </table:table-cell>
          <table:table-cell office:value-type="float" office:value="-0.225964" table:style-name="ce7">
            <text:p>-0.225964</text:p>
          </table:table-cell>
          <table:table-cell office:value-type="float" office:value="1.4286E-2" table:style-name="ce7">
            <text:p>0.014286</text:p>
          </table:table-cell>
          <table:table-cell table:number-columns-repeated="16369"/>
        </table:table-row>
        <table:table-row table:style-name="ro3">
          <table:table-cell office:value-type="float" office:value="13.8" table:style-name="ce1">
            <text:p>13.8</text:p>
          </table:table-cell>
          <table:table-cell office:value-type="float" office:value="-5.9461E-2" table:style-name="ce1">
            <text:p>-0.059461</text:p>
          </table:table-cell>
          <table:table-cell office:value-type="float" office:value="-0.217164" table:style-name="ce1">
            <text:p>-0.217164</text:p>
          </table:table-cell>
          <table:table-cell office:value-type="float" office:value="4.2175999999999998E-2" table:style-name="ce1">
            <text:p>0.042176</text:p>
          </table:table-cell>
          <table:table-cell table:style-name="ce3"/>
          <table:table-cell office:value-type="float" office:value="13.8" table:style-name="ce7">
            <text:p>13.8</text:p>
          </table:table-cell>
          <table:table-cell office:value-type="float" office:value="0.67302399999999996" table:style-name="ce7">
            <text:p>0.673024</text:p>
          </table:table-cell>
          <table:table-cell office:value-type="float" office:value="0.598827" table:style-name="ce7">
            <text:p>0.598827</text:p>
          </table:table-cell>
          <table:table-cell office:value-type="float" office:value="0.613873" table:style-name="ce7">
            <text:p>0.613873</text:p>
          </table:table-cell>
          <table:table-cell office:value-type="float" office:value="1.5843999999999969E-2" table:formula="of:=[.G143]-[.$G$5]" table:style-name="ce1">
            <text:p>0.015844</text:p>
          </table:table-cell>
          <table:table-cell office:value-type="float" office:value="-5.8352999999999988E-2" table:formula="of:=[.H143]-[.$G$5]" table:style-name="ce1">
            <text:p>-0.058353</text:p>
          </table:table-cell>
          <table:table-cell office:value-type="float" office:value="-4.3306999999999984E-2" table:formula="of:=[.I143]-[.$G$5]" table:style-name="ce1">
            <text:p>-0.043307</text:p>
          </table:table-cell>
          <table:table-cell office:value-type="float" office:value="13.8" table:style-name="ce7">
            <text:p>13.8</text:p>
          </table:table-cell>
          <table:table-cell office:value-type="float" office:value="-0.20544200000000001" table:style-name="ce7">
            <text:p>-0.205442</text:p>
          </table:table-cell>
          <table:table-cell office:value-type="float" office:value="4.1674799999999998E-2" table:style-name="ce7">
            <text:p>0.0416748</text:p>
          </table:table-cell>
          <table:table-cell table:number-columns-repeated="16369"/>
        </table:table-row>
        <table:table-row table:style-name="ro3">
          <table:table-cell office:value-type="float" office:value="13.9" table:style-name="ce1">
            <text:p>13.9</text:p>
          </table:table-cell>
          <table:table-cell office:value-type="float" office:value="-5.3266000000000001E-2" table:style-name="ce1">
            <text:p>-0.053266</text:p>
          </table:table-cell>
          <table:table-cell office:value-type="float" office:value="-0.18481900000000001" table:style-name="ce1">
            <text:p>-0.184819</text:p>
          </table:table-cell>
          <table:table-cell office:value-type="float" office:value="7.1454000000000004E-2" table:style-name="ce1">
            <text:p>0.071454</text:p>
          </table:table-cell>
          <table:table-cell table:style-name="ce3"/>
          <table:table-cell office:value-type="float" office:value="13.9001" table:style-name="ce7">
            <text:p>13.9001</text:p>
          </table:table-cell>
          <table:table-cell office:value-type="float" office:value="0.69510899999999998" table:style-name="ce7">
            <text:p>0.695109</text:p>
          </table:table-cell>
          <table:table-cell office:value-type="float" office:value="0.607927" table:style-name="ce7">
            <text:p>0.607927</text:p>
          </table:table-cell>
          <table:table-cell office:value-type="float" office:value="0.60644799999999999" table:style-name="ce7">
            <text:p>0.606448</text:p>
          </table:table-cell>
          <table:table-cell office:value-type="float" office:value="3.7928999999999991E-2" table:formula="of:=[.G144]-[.$G$5]" table:style-name="ce1">
            <text:p>0.037929</text:p>
          </table:table-cell>
          <table:table-cell office:value-type="float" office:value="-4.9252999999999991E-2" table:formula="of:=[.H144]-[.$G$5]" table:style-name="ce1">
            <text:p>-0.049253</text:p>
          </table:table-cell>
          <table:table-cell office:value-type="float" office:value="-5.0731999999999999E-2" table:formula="of:=[.I144]-[.$G$5]" table:style-name="ce1">
            <text:p>-0.050732</text:p>
          </table:table-cell>
          <table:table-cell office:value-type="float" office:value="13.9001" table:style-name="ce7">
            <text:p>13.9001</text:p>
          </table:table-cell>
          <table:table-cell office:value-type="float" office:value="-0.17027500000000001" table:style-name="ce7">
            <text:p>-0.170275</text:p>
          </table:table-cell>
          <table:table-cell office:value-type="float" office:value="8.2546800000000004E-2" table:style-name="ce7">
            <text:p>0.0825468</text:p>
          </table:table-cell>
          <table:table-cell table:number-columns-repeated="16369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float" office:value="-4.1918999999999998E-2" table:style-name="ce1">
            <text:p>-0.041919</text:p>
          </table:table-cell>
          <table:table-cell office:value-type="float" office:value="-0.13450699999999999" table:style-name="ce1">
            <text:p>-0.134507</text:p>
          </table:table-cell>
          <table:table-cell office:value-type="float" office:value="9.9548999999999999E-2" table:style-name="ce1">
            <text:p>0.099549</text:p>
          </table:table-cell>
          <table:table-cell table:style-name="ce3"/>
          <table:table-cell office:value-type="float" office:value="14" table:style-name="ce7">
            <text:p>14</text:p>
          </table:table-cell>
          <table:table-cell office:value-type="float" office:value="0.71492999999999995" table:style-name="ce7">
            <text:p>0.71493</text:p>
          </table:table-cell>
          <table:table-cell office:value-type="float" office:value="0.62218799999999996" table:style-name="ce7">
            <text:p>0.622188</text:p>
          </table:table-cell>
          <table:table-cell office:value-type="float" office:value="0.60203099999999998" table:style-name="ce7">
            <text:p>0.602031</text:p>
          </table:table-cell>
          <table:table-cell office:value-type="float" office:value="5.7749999999999968E-2" table:formula="of:=[.G145]-[.$G$5]" table:style-name="ce1">
            <text:p>0.05775</text:p>
          </table:table-cell>
          <table:table-cell office:value-type="float" office:value="-3.4992000000000023E-2" table:formula="of:=[.H145]-[.$G$5]" table:style-name="ce1">
            <text:p>-0.034992</text:p>
          </table:table-cell>
          <table:table-cell office:value-type="float" office:value="-5.5149000000000004E-2" table:formula="of:=[.I145]-[.$G$5]" table:style-name="ce1">
            <text:p>-0.055149</text:p>
          </table:table-cell>
          <table:table-cell office:value-type="float" office:value="14" table:style-name="ce7">
            <text:p>14</text:p>
          </table:table-cell>
          <table:table-cell office:value-type="float" office:value="-0.119687" table:style-name="ce7">
            <text:p>-0.119687</text:p>
          </table:table-cell>
          <table:table-cell office:value-type="float" office:value="0.107515" table:style-name="ce7">
            <text:p>0.107515</text:p>
          </table:table-cell>
          <table:table-cell table:number-columns-repeated="16369"/>
        </table:table-row>
        <table:table-row table:style-name="ro3">
          <table:table-cell office:value-type="float" office:value="14.1" table:style-name="ce1">
            <text:p>14.1</text:p>
          </table:table-cell>
          <table:table-cell office:value-type="float" office:value="-2.4395E-2" table:style-name="ce1">
            <text:p>-0.024395</text:p>
          </table:table-cell>
          <table:table-cell office:value-type="float" office:value="-6.6880999999999996E-2" table:style-name="ce1">
            <text:p>-0.066881</text:p>
          </table:table-cell>
          <table:table-cell office:value-type="float" office:value="0.12266100000000001" table:style-name="ce1">
            <text:p>0.122661</text:p>
          </table:table-cell>
          <table:table-cell table:style-name="ce3"/>
          <table:table-cell office:value-type="float" office:value="14.100099999999999" table:style-name="ce7">
            <text:p>14.1001</text:p>
          </table:table-cell>
          <table:table-cell office:value-type="float" office:value="0.72914699999999999" table:style-name="ce7">
            <text:p>0.729147</text:p>
          </table:table-cell>
          <table:table-cell office:value-type="float" office:value="0.641293" table:style-name="ce7">
            <text:p>0.641293</text:p>
          </table:table-cell>
          <table:table-cell office:value-type="float" office:value="0.60069099999999997" table:style-name="ce7">
            <text:p>0.600691</text:p>
          </table:table-cell>
          <table:table-cell office:value-type="float" office:value="7.1967000000000003E-2" table:formula="of:=[.G146]-[.$G$5]" table:style-name="ce1">
            <text:p>0.071967</text:p>
          </table:table-cell>
          <table:table-cell office:value-type="float" office:value="-1.5886999999999984E-2" table:formula="of:=[.H146]-[.$G$5]" table:style-name="ce1">
            <text:p>-0.015887</text:p>
          </table:table-cell>
          <table:table-cell office:value-type="float" office:value="-5.6489000000000011E-2" table:formula="of:=[.I146]-[.$G$5]" table:style-name="ce1">
            <text:p>-0.056489</text:p>
          </table:table-cell>
          <table:table-cell office:value-type="float" office:value="14.100099999999999" table:style-name="ce7">
            <text:p>14.1001</text:p>
          </table:table-cell>
          <table:table-cell office:value-type="float" office:value="-5.0664099999999997E-2" table:style-name="ce7">
            <text:p>-0.0506641</text:p>
          </table:table-cell>
          <table:table-cell office:value-type="float" office:value="0.12068" table:style-name="ce7">
            <text:p>0.12068</text:p>
          </table:table-cell>
          <table:table-cell table:number-columns-repeated="16369"/>
        </table:table-row>
        <table:table-row table:style-name="ro3">
          <table:table-cell office:value-type="float" office:value="14.2" table:style-name="ce1">
            <text:p>14.2</text:p>
          </table:table-cell>
          <table:table-cell office:value-type="float" office:value="-1.0640000000000001E-3" table:style-name="ce1">
            <text:p>-0.001064</text:p>
          </table:table-cell>
          <table:table-cell office:value-type="float" office:value="1.4126E-2" table:style-name="ce1">
            <text:p>0.014126</text:p>
          </table:table-cell>
          <table:table-cell office:value-type="float" office:value="0.135657" table:style-name="ce1">
            <text:p>0.135657</text:p>
          </table:table-cell>
          <table:table-cell table:style-name="ce3"/>
          <table:table-cell office:value-type="float" office:value="14.2" table:style-name="ce7">
            <text:p>14.2</text:p>
          </table:table-cell>
          <table:table-cell office:value-type="float" office:value="0.73432900000000001" table:style-name="ce7">
            <text:p>0.734329</text:p>
          </table:table-cell>
          <table:table-cell office:value-type="float" office:value="0.66455299999999995" table:style-name="ce7">
            <text:p>0.664553</text:p>
          </table:table-cell>
          <table:table-cell office:value-type="float" office:value="0.602626" table:style-name="ce7">
            <text:p>0.602626</text:p>
          </table:table-cell>
          <table:table-cell office:value-type="float" office:value="7.7149000000000023E-2" table:formula="of:=[.G147]-[.$G$5]" table:style-name="ce1">
            <text:p>0.077149</text:p>
          </table:table-cell>
          <table:table-cell office:value-type="float" office:value="7.3729999999999629E-3" table:formula="of:=[.H147]-[.$G$5]" table:style-name="ce1">
            <text:p>0.007373</text:p>
          </table:table-cell>
          <table:table-cell office:value-type="float" office:value="-5.4553999999999991E-2" table:formula="of:=[.I147]-[.$G$5]" table:style-name="ce1">
            <text:p>-0.054554</text:p>
          </table:table-cell>
          <table:table-cell office:value-type="float" office:value="14.2" table:style-name="ce7">
            <text:p>14.2</text:p>
          </table:table-cell>
          <table:table-cell office:value-type="float" office:value="2.5539599999999999E-2" table:style-name="ce7">
            <text:p>0.0255396</text:p>
          </table:table-cell>
          <table:table-cell office:value-type="float" office:value="0.127387" table:style-name="ce7">
            <text:p>0.127387</text:p>
          </table:table-cell>
          <table:table-cell table:number-columns-repeated="16369"/>
        </table:table-row>
        <table:table-row table:style-name="ro3">
          <table:table-cell office:value-type="float" office:value="14.3" table:style-name="ce1">
            <text:p>14.3</text:p>
          </table:table-cell>
          <table:table-cell office:value-type="float" office:value="2.5826000000000002E-2" table:style-name="ce1">
            <text:p>0.025826</text:p>
          </table:table-cell>
          <table:table-cell office:value-type="float" office:value="0.100659" table:style-name="ce1">
            <text:p>0.100659</text:p>
          </table:table-cell>
          <table:table-cell office:value-type="float" office:value="0.13367100000000001" table:style-name="ce1">
            <text:p>0.133671</text:p>
          </table:table-cell>
          <table:table-cell table:style-name="ce3"/>
          <table:table-cell office:value-type="float" office:value="14.3" table:style-name="ce7">
            <text:p>14.3</text:p>
          </table:table-cell>
          <table:table-cell office:value-type="float" office:value="0.72839500000000001" table:style-name="ce7">
            <text:p>0.728395</text:p>
          </table:table-cell>
          <table:table-cell office:value-type="float" office:value="0.68982200000000005" table:style-name="ce7">
            <text:p>0.689822</text:p>
          </table:table-cell>
          <table:table-cell office:value-type="float" office:value="0.60820399999999997" table:style-name="ce7">
            <text:p>0.608204</text:p>
          </table:table-cell>
          <table:table-cell office:value-type="float" office:value="7.1215000000000028E-2" table:formula="of:=[.G148]-[.$G$5]" table:style-name="ce1">
            <text:p>0.071215</text:p>
          </table:table-cell>
          <table:table-cell office:value-type="float" office:value="3.264200000000006E-2" table:formula="of:=[.H148]-[.$G$5]" table:style-name="ce1">
            <text:p>0.032642</text:p>
          </table:table-cell>
          <table:table-cell office:value-type="float" office:value="-4.897600000000002E-2" table:formula="of:=[.I148]-[.$G$5]" table:style-name="ce1">
            <text:p>-0.048976</text:p>
          </table:table-cell>
          <table:table-cell office:value-type="float" office:value="14.3" table:style-name="ce7">
            <text:p>14.3</text:p>
          </table:table-cell>
          <table:table-cell office:value-type="float" office:value="0.104902" table:style-name="ce7">
            <text:p>0.104902</text:p>
          </table:table-cell>
          <table:table-cell office:value-type="float" office:value="0.122864" table:style-name="ce7">
            <text:p>0.122864</text:p>
          </table:table-cell>
          <table:table-cell table:number-columns-repeated="16369"/>
        </table:table-row>
        <table:table-row table:style-name="ro3">
          <table:table-cell office:value-type="float" office:value="14.4" table:style-name="ce1">
            <text:p>14.4</text:p>
          </table:table-cell>
          <table:table-cell office:value-type="float" office:value="5.2361999999999999E-2" table:style-name="ce1">
            <text:p>0.052362</text:p>
          </table:table-cell>
          <table:table-cell office:value-type="float" office:value="0.18168599999999999" table:style-name="ce1">
            <text:p>0.181686</text:p>
          </table:table-cell>
          <table:table-cell office:value-type="float" office:value="0.113957" table:style-name="ce1">
            <text:p>0.113957</text:p>
          </table:table-cell>
          <table:table-cell table:style-name="ce3"/>
          <table:table-cell office:value-type="float" office:value="14.4" table:style-name="ce7">
            <text:p>14.4</text:p>
          </table:table-cell>
          <table:table-cell office:value-type="float" office:value="0.71254300000000004" table:style-name="ce7">
            <text:p>0.712543</text:p>
          </table:table-cell>
          <table:table-cell office:value-type="float" office:value="0.71396099999999996" table:style-name="ce7">
            <text:p>0.713961</text:p>
          </table:table-cell>
          <table:table-cell office:value-type="float" office:value="0.61822600000000005" table:style-name="ce7">
            <text:p>0.618226</text:p>
          </table:table-cell>
          <table:table-cell office:value-type="float" office:value="5.5363000000000051E-2" table:formula="of:=[.G149]-[.$G$5]" table:style-name="ce1">
            <text:p>0.055363</text:p>
          </table:table-cell>
          <table:table-cell office:value-type="float" office:value="5.678099999999997E-2" table:formula="of:=[.H149]-[.$G$5]" table:style-name="ce1">
            <text:p>0.056781</text:p>
          </table:table-cell>
          <table:table-cell office:value-type="float" office:value="-3.8953999999999933E-2" table:formula="of:=[.I149]-[.$G$5]" table:style-name="ce1">
            <text:p>-0.038954</text:p>
          </table:table-cell>
          <table:table-cell office:value-type="float" office:value="14.4" table:style-name="ce7">
            <text:p>14.4</text:p>
          </table:table-cell>
          <table:table-cell office:value-type="float" office:value="0.174812" table:style-name="ce7">
            <text:p>0.174812</text:p>
          </table:table-cell>
          <table:table-cell office:value-type="float" office:value="9.9160700000000004E-2" table:style-name="ce7">
            <text:p>0.0991607</text:p>
          </table:table-cell>
          <table:table-cell table:number-columns-repeated="16369"/>
        </table:table-row>
        <table:table-row table:style-name="ro3">
          <table:table-cell office:value-type="float" office:value="14.5" table:style-name="ce1">
            <text:p>14.5</text:p>
          </table:table-cell>
          <table:table-cell office:value-type="float" office:value="7.3833999999999997E-2" table:style-name="ce1">
            <text:p>0.073834</text:p>
          </table:table-cell>
          <table:table-cell office:value-type="float" office:value="0.24505099999999999" table:style-name="ce1">
            <text:p>0.245051</text:p>
          </table:table-cell>
          <table:table-cell office:value-type="float" office:value="7.7274999999999996E-2" table:style-name="ce1">
            <text:p>0.077275</text:p>
          </table:table-cell>
          <table:table-cell table:style-name="ce3"/>
          <table:table-cell office:value-type="float" office:value="14.5" table:style-name="ce7">
            <text:p>14.5</text:p>
          </table:table-cell>
          <table:table-cell office:value-type="float" office:value="0.69006800000000001" table:style-name="ce7">
            <text:p>0.690068</text:p>
          </table:table-cell>
          <table:table-cell office:value-type="float" office:value="0.73103700000000005" table:style-name="ce7">
            <text:p>0.731037</text:p>
          </table:table-cell>
          <table:table-cell office:value-type="float" office:value="0.633127" table:style-name="ce7">
            <text:p>0.633127</text:p>
          </table:table-cell>
          <table:table-cell office:value-type="float" office:value="3.2888000000000028E-2" table:formula="of:=[.G150]-[.$G$5]" table:style-name="ce1">
            <text:p>0.032888</text:p>
          </table:table-cell>
          <table:table-cell office:value-type="float" office:value="7.3857000000000061E-2" table:formula="of:=[.H150]-[.$G$5]" table:style-name="ce1">
            <text:p>0.073857</text:p>
          </table:table-cell>
          <table:table-cell office:value-type="float" office:value="-2.4052999999999991E-2" table:formula="of:=[.I150]-[.$G$5]" table:style-name="ce1">
            <text:p>-0.024053</text:p>
          </table:table-cell>
          <table:table-cell office:value-type="float" office:value="14.5" table:style-name="ce7">
            <text:p>14.5</text:p>
          </table:table-cell>
          <table:table-cell office:value-type="float" office:value="0.22337699999999999" table:style-name="ce7">
            <text:p>0.223377</text:p>
          </table:table-cell>
          <table:table-cell office:value-type="float" office:value="5.4503900000000001E-2" table:style-name="ce7">
            <text:p>0.0545039</text:p>
          </table:table-cell>
          <table:table-cell table:number-columns-repeated="16369"/>
        </table:table-row>
        <table:table-row table:style-name="ro3">
          <table:table-cell office:value-type="float" office:value="14.6" table:style-name="ce1">
            <text:p>14.6</text:p>
          </table:table-cell>
          <table:table-cell office:value-type="float" office:value="8.6004999999999998E-2" table:style-name="ce1">
            <text:p>0.086005</text:p>
          </table:table-cell>
          <table:table-cell office:value-type="float" office:value="0.28028199999999998" table:style-name="ce1">
            <text:p>0.280282</text:p>
          </table:table-cell>
          <table:table-cell office:value-type="float" office:value="2.8268999999999999E-2" table:style-name="ce1">
            <text:p>0.028269</text:p>
          </table:table-cell>
          <table:table-cell table:style-name="ce3"/>
          <table:table-cell office:value-type="float" office:value="14.6" table:style-name="ce7">
            <text:p>14.6</text:p>
          </table:table-cell>
          <table:table-cell office:value-type="float" office:value="0.666493" table:style-name="ce7">
            <text:p>0.666493</text:p>
          </table:table-cell>
          <table:table-cell office:value-type="float" office:value="0.73806000000000005" table:style-name="ce7">
            <text:p>0.73806</text:p>
          </table:table-cell>
          <table:table-cell office:value-type="float" office:value="0.65328299999999995" table:style-name="ce7">
            <text:p>0.653283</text:p>
          </table:table-cell>
          <table:table-cell office:value-type="float" office:value="9.3130000000000157E-3" table:formula="of:=[.G151]-[.$G$5]" table:style-name="ce1">
            <text:p>0.009313</text:p>
          </table:table-cell>
          <table:table-cell office:value-type="float" office:value="8.0880000000000063E-2" table:formula="of:=[.H151]-[.$G$5]" table:style-name="ce1">
            <text:p>0.08088</text:p>
          </table:table-cell>
          <table:table-cell office:value-type="float" office:value="-3.8970000000000393E-3" table:formula="of:=[.I151]-[.$G$5]" table:style-name="ce1">
            <text:p>-0.003897</text:p>
          </table:table-cell>
          <table:table-cell office:value-type="float" office:value="14.6" table:style-name="ce7">
            <text:p>14.6</text:p>
          </table:table-cell>
          <table:table-cell office:value-type="float" office:value="0.24291399999999999" table:style-name="ce7">
            <text:p>0.242914</text:p>
          </table:table-cell>
          <table:table-cell office:value-type="float" office:value="2.03126E-3" table:style-name="ce7">
            <text:p>0.00203126</text:p>
          </table:table-cell>
          <table:table-cell table:number-columns-repeated="16369"/>
        </table:table-row>
        <table:table-row table:style-name="ro3">
          <table:table-cell office:value-type="float" office:value="14.7" table:style-name="ce1">
            <text:p>14.7</text:p>
          </table:table-cell>
          <table:table-cell office:value-type="float" office:value="8.6338999999999999E-2" table:style-name="ce1">
            <text:p>0.086339</text:p>
          </table:table-cell>
          <table:table-cell office:value-type="float" office:value="0.28124300000000002" table:style-name="ce1">
            <text:p>0.281243</text:p>
          </table:table-cell>
          <table:table-cell office:value-type="float" office:value="-2.5395999999999998E-2" table:style-name="ce1">
            <text:p>-0.025396</text:p>
          </table:table-cell>
          <table:table-cell table:style-name="ce3"/>
          <table:table-cell office:value-type="float" office:value="14.7" table:style-name="ce7">
            <text:p>14.7</text:p>
          </table:table-cell>
          <table:table-cell office:value-type="float" office:value="0.64457399999999998" table:style-name="ce7">
            <text:p>0.644574</text:p>
          </table:table-cell>
          <table:table-cell office:value-type="float" office:value="0.73278299999999996" table:style-name="ce7">
            <text:p>0.732783</text:p>
          </table:table-cell>
          <table:table-cell office:value-type="float" office:value="0.67761300000000002" table:style-name="ce7">
            <text:p>0.677613</text:p>
          </table:table-cell>
          <table:table-cell office:value-type="float" office:value="-1.2606000000000006E-2" table:formula="of:=[.G152]-[.$G$5]" table:style-name="ce1">
            <text:p>-0.012606</text:p>
          </table:table-cell>
          <table:table-cell office:value-type="float" office:value="7.5602999999999976E-2" table:formula="of:=[.H152]-[.$G$5]" table:style-name="ce1">
            <text:p>0.075603</text:p>
          </table:table-cell>
          <table:table-cell office:value-type="float" office:value="2.0433000000000034E-2" table:formula="of:=[.I152]-[.$G$5]" table:style-name="ce1">
            <text:p>0.020433</text:p>
          </table:table-cell>
          <table:table-cell office:value-type="float" office:value="14.7" table:style-name="ce7">
            <text:p>14.7</text:p>
          </table:table-cell>
          <table:table-cell office:value-type="float" office:value="0.227328" table:style-name="ce7">
            <text:p>0.227328</text:p>
          </table:table-cell>
          <table:table-cell office:value-type="float" office:value="-4.8440900000000002E-2" table:style-name="ce7">
            <text:p>-0.0484409</text:p>
          </table:table-cell>
          <table:table-cell table:number-columns-repeated="16369"/>
        </table:table-row>
        <table:table-row table:style-name="ro3">
          <table:table-cell office:value-type="float" office:value="14.8" table:style-name="ce1">
            <text:p>14.8</text:p>
          </table:table-cell>
          <table:table-cell office:value-type="float" office:value="7.4765999999999999E-2" table:style-name="ce1">
            <text:p>0.074766</text:p>
          </table:table-cell>
          <table:table-cell office:value-type="float" office:value="0.24776500000000001" table:style-name="ce1">
            <text:p>0.247765</text:p>
          </table:table-cell>
          <table:table-cell office:value-type="float" office:value="-7.4871999999999994E-2" table:style-name="ce1">
            <text:p>-0.074872</text:p>
          </table:table-cell>
          <table:table-cell table:style-name="ce3"/>
          <table:table-cell office:value-type="float" office:value="14.8" table:style-name="ce7">
            <text:p>14.8</text:p>
          </table:table-cell>
          <table:table-cell office:value-type="float" office:value="0.62636199999999997" table:style-name="ce7">
            <text:p>0.626362</text:p>
          </table:table-cell>
          <table:table-cell office:value-type="float" office:value="0.718333" table:style-name="ce7">
            <text:p>0.718333</text:p>
          </table:table-cell>
          <table:table-cell office:value-type="float" office:value="0.70322200000000001" table:style-name="ce7">
            <text:p>0.703222</text:p>
          </table:table-cell>
          <table:table-cell office:value-type="float" office:value="-3.0818000000000012E-2" table:formula="of:=[.G153]-[.$G$5]" table:style-name="ce1">
            <text:p>-0.030818</text:p>
          </table:table-cell>
          <table:table-cell office:value-type="float" office:value="6.1153000000000013E-2" table:formula="of:=[.H153]-[.$G$5]" table:style-name="ce1">
            <text:p>0.061153</text:p>
          </table:table-cell>
          <table:table-cell office:value-type="float" office:value="4.6042000000000027E-2" table:formula="of:=[.I153]-[.$G$5]" table:style-name="ce1">
            <text:p>0.046042</text:p>
          </table:table-cell>
          <table:table-cell office:value-type="float" office:value="14.8" table:style-name="ce7">
            <text:p>14.8</text:p>
          </table:table-cell>
          <table:table-cell office:value-type="float" office:value="0.180369" table:style-name="ce7">
            <text:p>0.180369</text:p>
          </table:table-cell>
          <table:table-cell office:value-type="float" office:value="-9.0878399999999998E-2" table:style-name="ce7">
            <text:p>-0.0908784</text:p>
          </table:table-cell>
          <table:table-cell table:number-columns-repeated="16369"/>
        </table:table-row>
        <table:table-row table:style-name="ro3">
          <table:table-cell office:value-type="float" office:value="14.9" table:style-name="ce1">
            <text:p>14.9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0.18568699999999999" table:style-name="ce1">
            <text:p>0.185687</text:p>
          </table:table-cell>
          <table:table-cell office:value-type="float" office:value="-0.112376" table:style-name="ce1">
            <text:p>-0.112376</text:p>
          </table:table-cell>
          <table:table-cell table:style-name="ce3"/>
          <table:table-cell office:value-type="float" office:value="14.9" table:style-name="ce7">
            <text:p>14.9</text:p>
          </table:table-cell>
          <table:table-cell office:value-type="float" office:value="0.61277999999999999" table:style-name="ce7">
            <text:p>0.61278</text:p>
          </table:table-cell>
          <table:table-cell office:value-type="float" office:value="0.69823599999999997" table:style-name="ce7">
            <text:p>0.698236</text:p>
          </table:table-cell>
          <table:table-cell office:value-type="float" office:value="0.72477400000000003" table:style-name="ce7">
            <text:p>0.724774</text:p>
          </table:table-cell>
          <table:table-cell office:value-type="float" office:value="-4.4399999999999995E-2" table:formula="of:=[.G154]-[.$G$5]" table:style-name="ce1">
            <text:p>-0.0444</text:p>
          </table:table-cell>
          <table:table-cell office:value-type="float" office:value="4.1055999999999981E-2" table:formula="of:=[.H154]-[.$G$5]" table:style-name="ce1">
            <text:p>0.041056</text:p>
          </table:table-cell>
          <table:table-cell office:value-type="float" office:value="6.7594000000000043E-2" table:formula="of:=[.I154]-[.$G$5]" table:style-name="ce1">
            <text:p>0.067594</text:p>
          </table:table-cell>
          <table:table-cell office:value-type="float" office:value="14.9" table:style-name="ce7">
            <text:p>14.9</text:p>
          </table:table-cell>
          <table:table-cell office:value-type="float" office:value="0.13911100000000001" table:style-name="ce7">
            <text:p>0.139111</text:p>
          </table:table-cell>
          <table:table-cell office:value-type="float" office:value="-0.109192" table:style-name="ce7">
            <text:p>-0.109192</text:p>
          </table:table-cell>
          <table:table-cell table:number-columns-repeated="16369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2.7317000000000001E-2" table:style-name="ce1">
            <text:p>0.027317</text:p>
          </table:table-cell>
          <table:table-cell office:value-type="float" office:value="0.105309" table:style-name="ce1">
            <text:p>0.105309</text:p>
          </table:table-cell>
          <table:table-cell office:value-type="float" office:value="-0.13306599999999999" table:style-name="ce1">
            <text:p>-0.133066</text:p>
          </table:table-cell>
          <table:table-cell table:style-name="ce3"/>
          <table:table-cell office:value-type="float" office:value="15" table:style-name="ce7">
            <text:p>15</text:p>
          </table:table-cell>
          <table:table-cell office:value-type="float" office:value="0.60370000000000001" table:style-name="ce7">
            <text:p>0.6037</text:p>
          </table:table-cell>
          <table:table-cell office:value-type="float" office:value="0.67606100000000002" table:style-name="ce7">
            <text:p>0.676061</text:p>
          </table:table-cell>
          <table:table-cell office:value-type="float" office:value="0.73625700000000005" table:style-name="ce7">
            <text:p>0.736257</text:p>
          </table:table-cell>
          <table:table-cell office:value-type="float" office:value="-5.3479999999999972E-2" table:formula="of:=[.G155]-[.$G$5]" table:style-name="ce1">
            <text:p>-0.05348</text:p>
          </table:table-cell>
          <table:table-cell office:value-type="float" office:value="1.8881000000000037E-2" table:formula="of:=[.H155]-[.$G$5]" table:style-name="ce1">
            <text:p>0.018881</text:p>
          </table:table-cell>
          <table:table-cell office:value-type="float" office:value="7.9077000000000064E-2" table:formula="of:=[.I155]-[.$G$5]" table:style-name="ce1">
            <text:p>0.079077</text:p>
          </table:table-cell>
          <table:table-cell office:value-type="float" office:value="15" table:style-name="ce7">
            <text:p>15</text:p>
          </table:table-cell>
          <table:table-cell office:value-type="float" office:value="6.9623299999999999E-2" table:style-name="ce7">
            <text:p>0.0696233</text:p>
          </table:table-cell>
          <table:table-cell office:value-type="float" office:value="-0.12701899999999999" table:style-name="ce7">
            <text:p>-0.127019</text:p>
          </table:table-cell>
          <table:table-cell table:number-columns-repeated="16369"/>
        </table:table-row>
        <table:table-row table:number-rows-repeated="6" table:style-name="ro3">
          <table:table-cell table:number-columns-repeated="16384"/>
        </table:table-row>
        <table:table-row table:number-rows-repeated="160" table:style-name="ro3">
          <table:table-cell table:number-columns-repeated="4" table:style-name="ce1"/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number-rows-repeated="11" table:style-name="ro3">
          <table:table-cell table:number-columns-repeated="16384"/>
        </table:table-row>
        <table:table-row table:style-name="ro3">
          <table:table-cell table:number-columns-repeated="4" table:style-name="ce1"/>
          <table:table-cell table:style-name="ce3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number-rows-repeated="4" table:style-name="ro3">
          <table:table-cell table:number-columns-repeated="16384"/>
        </table:table-row>
        <table:table-row table:number-rows-repeated="68" table:style-name="ro3">
          <table:table-cell table:number-columns-repeated="4" table:style-name="ce1"/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number-rows-repeated="500" table:style-name="ro3">
          <table:table-cell table:number-columns-repeated="16384"/>
        </table:table-row>
        <table:table-row table:style-name="ro3">
          <table:table-cell table:number-columns-repeated="7"/>
          <table:table-cell table:style-name="ce8"/>
          <table:table-cell table:number-columns-repeated="16376"/>
        </table:table-row>
        <table:table-row table:number-rows-repeated="483" table:style-name="ro3">
          <table:table-cell table:number-columns-repeated="16384"/>
        </table:table-row>
        <table:table-row table:style-name="ro3">
          <table:table-cell table:number-columns-repeated="8"/>
          <table:table-cell table:style-name="ce8"/>
          <table:table-cell table:number-columns-repeated="16375"/>
        </table:table-row>
        <table:table-row table:number-rows-repeated="452" table:style-name="ro3">
          <table:table-cell table:number-columns-repeated="16384"/>
        </table:table-row>
        <table:table-row table:style-name="ro3">
          <table:table-cell table:number-columns-repeated="8"/>
          <table:table-cell table:style-name="ce8"/>
          <table:table-cell table:number-columns-repeated="16375"/>
        </table:table-row>
        <table:table-row table:number-rows-repeated="651" table:style-name="ro3">
          <table:table-cell table:number-columns-repeated="16384"/>
        </table:table-row>
        <table:table-row table:style-name="ro3">
          <table:table-cell table:number-columns-repeated="8"/>
          <table:table-cell table:style-name="ce8"/>
          <table:table-cell table:number-columns-repeated="16375"/>
        </table:table-row>
        <table:table-row table:number-rows-repeated="1046081" table:style-name="ro3">
          <table:table-cell table:number-columns-repeated="16384"/>
        </table:table-row>
      </table:table>
      <table:table table:name="IRREGULAR_DAMP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number-columns-repeated="3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69" table:default-cell-style-name="ce1"/>
        <table:table-row table:style-name="ro1">
          <table:table-cell office:value-type="string" table:style-name="ce9">
            <text:p>IRREGULAR_BEACH</text:p>
          </table:table-cell>
          <table:table-cell table:style-name="ce9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style-name="ro2">
          <table:table-cell office:value-type="string" table:style-name="ce4">
            <text:p>THEORY 2nd Order Stokes</text:p>
          </table:table-cell>
          <table:table-cell table:number-columns-repeated="2" table:style-name="ce4"/>
          <table:table-cell table:style-name="ce1"/>
          <table:table-cell table:style-name="ce3"/>
          <table:table-cell office:value-type="string" table:style-name="ce4">
            <text:p>SPH results</text:p>
          </table:table-cell>
          <table:table-cell table:style-name="ce5"/>
          <table:table-cell table:number-columns-repeated="5" table:style-name="ce1"/>
          <table:table-cell office:value-type="string" table:style-name="ce4">
            <text:p>SPH results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">
            <text:p>time:40 <text:s/>dt:0.1 <text:s/>xpos:6 <text:s/>zpos:-0.26</text:p>
          </table:table-cell>
          <table:table-cell table:number-columns-repeated="2" table:style-name="ce4"/>
          <table:table-cell table:style-name="ce1"/>
          <table:table-cell table:style-name="ce3"/>
          <table:table-cell office:value-type="string" table:style-name="ce6">
            <text:p>xpos:5,6,7 m<text:s/></text:p>
          </table:table-cell>
          <table:table-cell table:style-name="ce5"/>
          <table:table-cell table:number-columns-repeated="5" table:style-name="ce1"/>
          <table:table-cell office:value-type="string" table:style-name="ce6">
            <text:p>xpos:6 <text:s/>zpos:-0.26</text:p>
          </table:table-cell>
          <table:table-cell table:style-name="ce5"/>
          <table:table-cell table:style-name="ce1"/>
          <table:table-cell table:style-name="ce1">
            <draw:frame draw:z-index="1" draw:id="id9" draw:style-name="a9" draw:name="Gráfico 1" svg:x="0.80357in" svg:y="0.01488in" svg:width="9.15476in" svg:height="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2">
          <table:table-cell office:value-type="string" table:style-name="ce1">
            <text:p>Time [s]</text:p>
          </table:table-cell>
          <table:table-cell office:value-type="string" table:style-name="ce1">
            <text:p>ETA_2ndStokes(x=6m)</text:p>
          </table:table-cell>
          <table:table-cell office:value-type="string" table:style-name="ce1">
            <text:p>VelX_1stStokes(x=6m;z=0.4m)</text:p>
          </table:table-cell>
          <table:table-cell office:value-type="string" table:style-name="ce1">
            <text:p>VelZ_1stStokes(x=6m;z=0.4m)</text:p>
          </table:table-cell>
          <table:table-cell table:style-name="ce3"/>
          <table:table-cell office:value-type="string" table:style-name="ce1">
            <text:p>Time [s]</text:p>
          </table:table-cell>
          <table:table-cell office:value-type="string" table:style-name="ce1">
            <text:p>Height_SPH(x=5m)</text:p>
          </table:table-cell>
          <table:table-cell office:value-type="string" table:style-name="ce1">
            <text:p>Height_SPH(x=6m)</text:p>
          </table:table-cell>
          <table:table-cell office:value-type="string" table:style-name="ce1">
            <text:p>Hegiht_SPH(x=7m)</text:p>
          </table:table-cell>
          <table:table-cell office:value-type="string" table:style-name="ce1">
            <text:p>ETA_SPH(x=5m)</text:p>
          </table:table-cell>
          <table:table-cell office:value-type="string" table:style-name="ce1">
            <text:p>ETA_SPH(x=6m)</text:p>
          </table:table-cell>
          <table:table-cell office:value-type="string" table:style-name="ce1">
            <text:p>ETA_SPH(x=7m)</text:p>
          </table:table-cell>
          <table:table-cell office:value-type="string" table:style-name="ce1">
            <text:p>Time [s]</text:p>
          </table:table-cell>
          <table:table-cell office:value-type="string" table:style-name="ce1">
            <text:p>VelX_SPH(x=6m;z=0.4m)</text:p>
          </table:table-cell>
          <table:table-cell office:value-type="string" table:style-name="ce1">
            <text:p>VelZ_SPH(x=6m;z=0.4m)</text:p>
          </table:table-cell>
          <table:table-cell table:number-columns-repeated="16369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-9.2250000000000006E-3" table:style-name="ce1">
            <text:p>-0.009225</text:p>
          </table:table-cell>
          <table:table-cell office:value-type="float" office:value="-5.9284000000000003E-2" table:style-name="ce1">
            <text:p>-0.059284</text:p>
          </table:table-cell>
          <table:table-cell office:value-type="float" office:value="6.2420000000000003E-2" table:style-name="ce1">
            <text:p>0.06242</text:p>
          </table:table-cell>
          <table:table-cell table:style-name="ce3"/>
          <table:table-cell office:value-type="float" office:value="0" table:style-name="ce7">
            <text:p>0</text:p>
          </table:table-cell>
          <table:table-cell office:value-type="float" office:value="0.65717999999999999" table:style-name="ce7">
            <text:p>0.65718</text:p>
          </table:table-cell>
          <table:table-cell office:value-type="float" office:value="0.65717999999999999" table:style-name="ce7">
            <text:p>0.65718</text:p>
          </table:table-cell>
          <table:table-cell office:value-type="float" office:value="0.65717999999999999" table:style-name="ce7">
            <text:p>0.65718</text:p>
          </table:table-cell>
          <table:table-cell office:value-type="float" office:value="0" table:formula="of:=[.G5]-[.$G$5]" table:style-name="ce1">
            <text:p>0</text:p>
          </table:table-cell>
          <table:table-cell office:value-type="float" office:value="0" table:formula="of:=[.H5]-[.$G$5]" table:style-name="ce1">
            <text:p>0</text:p>
          </table:table-cell>
          <table:table-cell office:value-type="float" office:value="0" table:formula="of:=[.I5]-[.$G$5]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9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7.5199999999999996E-4" table:style-name="ce1">
            <text:p>0.000752</text:p>
          </table:table-cell>
          <table:table-cell office:value-type="float" office:value="-2.3352999999999999E-2" table:style-name="ce1">
            <text:p>-0.023353</text:p>
          </table:table-cell>
          <table:table-cell office:value-type="float" office:value="5.5112000000000001E-2" table:style-name="ce1">
            <text:p>0.055112</text:p>
          </table:table-cell>
          <table:table-cell table:style-name="ce3"/>
          <table:table-cell office:value-type="float" office:value="0.100064" table:style-name="ce7">
            <text:p>0.100064</text:p>
          </table:table-cell>
          <table:table-cell office:value-type="float" office:value="0.65718600000000005" table:style-name="ce7">
            <text:p>0.657186</text:p>
          </table:table-cell>
          <table:table-cell office:value-type="float" office:value="0.65718600000000005" table:style-name="ce7">
            <text:p>0.657186</text:p>
          </table:table-cell>
          <table:table-cell office:value-type="float" office:value="0.65718600000000005" table:style-name="ce7">
            <text:p>0.657186</text:p>
          </table:table-cell>
          <table:table-cell office:value-type="float" office:value="6.0000000000615117E-6" table:formula="of:=[.G6]-[.$G$5]" table:style-name="ce1">
            <text:p>6E-06</text:p>
          </table:table-cell>
          <table:table-cell office:value-type="float" office:value="6.0000000000615117E-6" table:formula="of:=[.H6]-[.$G$5]" table:style-name="ce1">
            <text:p>6E-06</text:p>
          </table:table-cell>
          <table:table-cell office:value-type="float" office:value="6.0000000000615117E-6" table:formula="of:=[.I6]-[.$G$5]" table:style-name="ce1">
            <text:p>6E-06</text:p>
          </table:table-cell>
          <table:table-cell office:value-type="float" office:value="0.100064" table:style-name="ce1">
            <text:p>0.100064</text:p>
          </table:table-cell>
          <table:table-cell office:value-type="float" office:value="-3.8911999999999998E-7" table:style-name="ce8">
            <text:p>-3.89E-07</text:p>
          </table:table-cell>
          <table:table-cell office:value-type="float" office:value="1.32592E-2" table:style-name="ce1">
            <text:p>0.0132592</text:p>
          </table:table-cell>
          <table:table-cell table:number-columns-repeated="16369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6.4050000000000001E-3" table:style-name="ce1">
            <text:p>0.006405</text:p>
          </table:table-cell>
          <table:table-cell office:value-type="float" office:value="6.0530000000000002E-3" table:style-name="ce1">
            <text:p>0.006053</text:p>
          </table:table-cell>
          <table:table-cell office:value-type="float" office:value="4.6330000000000003E-2" table:style-name="ce1">
            <text:p>0.04633</text:p>
          </table:table-cell>
          <table:table-cell table:style-name="ce3"/>
          <table:table-cell office:value-type="float" office:value="0.20002300000000001" table:style-name="ce7">
            <text:p>0.200023</text:p>
          </table:table-cell>
          <table:table-cell office:value-type="float" office:value="0.65710599999999997" table:style-name="ce7">
            <text:p>0.657106</text:p>
          </table:table-cell>
          <table:table-cell office:value-type="float" office:value="0.65700400000000003" table:style-name="ce7">
            <text:p>0.657004</text:p>
          </table:table-cell>
          <table:table-cell office:value-type="float" office:value="0.65696600000000005" table:style-name="ce7">
            <text:p>0.656966</text:p>
          </table:table-cell>
          <table:table-cell office:value-type="float" office:value="-7.4000000000018495E-5" table:formula="of:=[.G7]-[.$G$5]" table:style-name="ce1">
            <text:p>-7.4E-05</text:p>
          </table:table-cell>
          <table:table-cell office:value-type="float" office:value="-1.7599999999995397E-4" table:formula="of:=[.H7]-[.$G$5]" table:style-name="ce1">
            <text:p>-0.000176</text:p>
          </table:table-cell>
          <table:table-cell office:value-type="float" office:value="-2.1399999999993646E-4" table:formula="of:=[.I7]-[.$G$5]" table:style-name="ce1">
            <text:p>-0.000214</text:p>
          </table:table-cell>
          <table:table-cell office:value-type="float" office:value="0.20002300000000001" table:style-name="ce1">
            <text:p>0.200023</text:p>
          </table:table-cell>
          <table:table-cell office:value-type="float" office:value="2.7727199999999998E-3" table:style-name="ce1">
            <text:p>0.00277272</text:p>
          </table:table-cell>
          <table:table-cell office:value-type="float" office:value="3.28513E-2" table:style-name="ce1">
            <text:p>0.0328513</text:p>
          </table:table-cell>
          <table:table-cell table:number-columns-repeated="16369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9.9740000000000002E-3" table:style-name="ce1">
            <text:p>0.009974</text:p>
          </table:table-cell>
          <table:table-cell office:value-type="float" office:value="3.0431E-2" table:style-name="ce1">
            <text:p>0.030431</text:p>
          </table:table-cell>
          <table:table-cell office:value-type="float" office:value="3.952E-2" table:style-name="ce1">
            <text:p>0.03952</text:p>
          </table:table-cell>
          <table:table-cell table:style-name="ce3"/>
          <table:table-cell office:value-type="float" office:value="0.30000599999999999" table:style-name="ce7">
            <text:p>0.300006</text:p>
          </table:table-cell>
          <table:table-cell office:value-type="float" office:value="0.65708299999999997" table:style-name="ce7">
            <text:p>0.657083</text:p>
          </table:table-cell>
          <table:table-cell office:value-type="float" office:value="0.65706100000000001" table:style-name="ce7">
            <text:p>0.657061</text:p>
          </table:table-cell>
          <table:table-cell office:value-type="float" office:value="0.65696500000000002" table:style-name="ce7">
            <text:p>0.656965</text:p>
          </table:table-cell>
          <table:table-cell office:value-type="float" office:value="-9.7000000000013742E-5" table:formula="of:=[.G8]-[.$G$5]" table:style-name="ce1">
            <text:p>-9.7E-05</text:p>
          </table:table-cell>
          <table:table-cell office:value-type="float" office:value="-1.1899999999998023E-4" table:formula="of:=[.H8]-[.$G$5]" table:style-name="ce1">
            <text:p>-0.000119</text:p>
          </table:table-cell>
          <table:table-cell office:value-type="float" office:value="-2.1499999999996522E-4" table:formula="of:=[.I8]-[.$G$5]" table:style-name="ce1">
            <text:p>-0.000215</text:p>
          </table:table-cell>
          <table:table-cell office:value-type="float" office:value="0.30000599999999999" table:style-name="ce1">
            <text:p>0.300006</text:p>
          </table:table-cell>
          <table:table-cell office:value-type="float" office:value="-2.5631E-3" table:style-name="ce1">
            <text:p>-0.0025631</text:p>
          </table:table-cell>
          <table:table-cell office:value-type="float" office:value="6.42138E-3" table:style-name="ce1">
            <text:p>0.00642138</text:p>
          </table:table-cell>
          <table:table-cell table:number-columns-repeated="16369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.4213999999999999E-2" table:style-name="ce1">
            <text:p>0.014214</text:p>
          </table:table-cell>
          <table:table-cell office:value-type="float" office:value="5.2318999999999997E-2" table:style-name="ce1">
            <text:p>0.052319</text:p>
          </table:table-cell>
          <table:table-cell office:value-type="float" office:value="3.4168999999999998E-2" table:style-name="ce1">
            <text:p>0.034169</text:p>
          </table:table-cell>
          <table:table-cell table:style-name="ce3"/>
          <table:table-cell office:value-type="float" office:value="0.400065" table:style-name="ce7">
            <text:p>0.400065</text:p>
          </table:table-cell>
          <table:table-cell office:value-type="float" office:value="0.65702400000000005" table:style-name="ce7">
            <text:p>0.657024</text:p>
          </table:table-cell>
          <table:table-cell office:value-type="float" office:value="0.65701100000000001" table:style-name="ce7">
            <text:p>0.657011</text:p>
          </table:table-cell>
          <table:table-cell office:value-type="float" office:value="0.65695099999999995" table:style-name="ce7">
            <text:p>0.656951</text:p>
          </table:table-cell>
          <table:table-cell office:value-type="float" office:value="-1.5599999999993397E-4" table:formula="of:=[.G9]-[.$G$5]" table:style-name="ce1">
            <text:p>-0.000156</text:p>
          </table:table-cell>
          <table:table-cell office:value-type="float" office:value="-1.6899999999997473E-4" table:formula="of:=[.H9]-[.$G$5]" table:style-name="ce1">
            <text:p>-0.000169</text:p>
          </table:table-cell>
          <table:table-cell office:value-type="float" office:value="-2.2900000000003473E-4" table:formula="of:=[.I9]-[.$G$5]" table:style-name="ce1">
            <text:p>-0.000229</text:p>
          </table:table-cell>
          <table:table-cell office:value-type="float" office:value="0.400065" table:style-name="ce1">
            <text:p>0.400065</text:p>
          </table:table-cell>
          <table:table-cell office:value-type="float" office:value="-1.1263099999999999E-3" table:style-name="ce1">
            <text:p>-0.00112631</text:p>
          </table:table-cell>
          <table:table-cell office:value-type="float" office:value="-1.41888E-2" table:style-name="ce1">
            <text:p>-0.0141888</text:p>
          </table:table-cell>
          <table:table-cell table:number-columns-repeated="16369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2.0438999999999999E-2" table:style-name="ce1">
            <text:p>0.020439</text:p>
          </table:table-cell>
          <table:table-cell office:value-type="float" office:value="7.2286000000000003E-2" table:style-name="ce1">
            <text:p>0.072286</text:p>
          </table:table-cell>
          <table:table-cell office:value-type="float" office:value="2.6692E-2" table:style-name="ce1">
            <text:p>0.026692</text:p>
          </table:table-cell>
          <table:table-cell table:style-name="ce3"/>
          <table:table-cell office:value-type="float" office:value="0.50003900000000001" table:style-name="ce7">
            <text:p>0.500039</text:p>
          </table:table-cell>
          <table:table-cell office:value-type="float" office:value="0.65708299999999997" table:style-name="ce7">
            <text:p>0.657083</text:p>
          </table:table-cell>
          <table:table-cell office:value-type="float" office:value="0.65707499999999996" table:style-name="ce7">
            <text:p>0.657075</text:p>
          </table:table-cell>
          <table:table-cell office:value-type="float" office:value="0.65704499999999999" table:style-name="ce7">
            <text:p>0.657045</text:p>
          </table:table-cell>
          <table:table-cell office:value-type="float" office:value="-9.7000000000013742E-5" table:formula="of:=[.G10]-[.$G$5]" table:style-name="ce1">
            <text:p>-9.7E-05</text:p>
          </table:table-cell>
          <table:table-cell office:value-type="float" office:value="-1.0500000000002174E-4" table:formula="of:=[.H10]-[.$G$5]" table:style-name="ce1">
            <text:p>-0.000105</text:p>
          </table:table-cell>
          <table:table-cell office:value-type="float" office:value="-1.3499999999999623E-4" table:formula="of:=[.I10]-[.$G$5]" table:style-name="ce1">
            <text:p>-0.000135</text:p>
          </table:table-cell>
          <table:table-cell office:value-type="float" office:value="0.50003900000000001" table:style-name="ce1">
            <text:p>0.500039</text:p>
          </table:table-cell>
          <table:table-cell office:value-type="float" office:value="-8.2316900000000001E-4" table:style-name="ce1">
            <text:p>-0.000823169</text:p>
          </table:table-cell>
          <table:table-cell office:value-type="float" office:value="-7.6096899999999997E-3" table:style-name="ce1">
            <text:p>-0.00760969</text:p>
          </table:table-cell>
          <table:table-cell table:number-columns-repeated="16369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2.7501000000000001E-2" table:style-name="ce1">
            <text:p>0.027501</text:p>
          </table:table-cell>
          <table:table-cell office:value-type="float" office:value="8.7472999999999995E-2" table:style-name="ce1">
            <text:p>0.087473</text:p>
          </table:table-cell>
          <table:table-cell office:value-type="float" office:value="1.3306E-2" table:style-name="ce1">
            <text:p>0.013306</text:p>
          </table:table-cell>
          <table:table-cell table:style-name="ce3"/>
          <table:table-cell office:value-type="float" office:value="0.60002500000000003" table:style-name="ce7">
            <text:p>0.600025</text:p>
          </table:table-cell>
          <table:table-cell office:value-type="float" office:value="0.65707000000000004" table:style-name="ce7">
            <text:p>0.65707</text:p>
          </table:table-cell>
          <table:table-cell office:value-type="float" office:value="0.657084" table:style-name="ce7">
            <text:p>0.657084</text:p>
          </table:table-cell>
          <table:table-cell office:value-type="float" office:value="0.657053" table:style-name="ce7">
            <text:p>0.657053</text:p>
          </table:table-cell>
          <table:table-cell office:value-type="float" office:value="-1.0999999999994348E-4" table:formula="of:=[.G11]-[.$G$5]" table:style-name="ce1">
            <text:p>-0.00011</text:p>
          </table:table-cell>
          <table:table-cell office:value-type="float" office:value="-9.5999999999984986E-5" table:formula="of:=[.H11]-[.$G$5]" table:style-name="ce1">
            <text:p>-9.6E-05</text:p>
          </table:table-cell>
          <table:table-cell office:value-type="float" office:value="-1.2699999999998823E-4" table:formula="of:=[.I11]-[.$G$5]" table:style-name="ce1">
            <text:p>-0.000127</text:p>
          </table:table-cell>
          <table:table-cell office:value-type="float" office:value="0.60002500000000003" table:style-name="ce1">
            <text:p>0.600025</text:p>
          </table:table-cell>
          <table:table-cell office:value-type="float" office:value="-1.5159100000000001E-3" table:style-name="ce1">
            <text:p>-0.00151591</text:p>
          </table:table-cell>
          <table:table-cell office:value-type="float" office:value="5.9666700000000003E-3" table:style-name="ce1">
            <text:p>0.00596667</text:p>
          </table:table-cell>
          <table:table-cell table:number-columns-repeated="16369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3.2280000000000003E-2" table:style-name="ce1">
            <text:p>0.03228</text:p>
          </table:table-cell>
          <table:table-cell office:value-type="float" office:value="9.2626E-2" table:style-name="ce1">
            <text:p>0.092626</text:p>
          </table:table-cell>
          <table:table-cell office:value-type="float" office:value="-6.7549999999999997E-3" table:style-name="ce1">
            <text:p>-0.006755</text:p>
          </table:table-cell>
          <table:table-cell table:style-name="ce3"/>
          <table:table-cell office:value-type="float" office:value="0.70005899999999999" table:style-name="ce7">
            <text:p>0.700059</text:p>
          </table:table-cell>
          <table:table-cell office:value-type="float" office:value="0.65707300000000002" table:style-name="ce7">
            <text:p>0.657073</text:p>
          </table:table-cell>
          <table:table-cell office:value-type="float" office:value="0.65714499999999998" table:style-name="ce7">
            <text:p>0.657145</text:p>
          </table:table-cell>
          <table:table-cell office:value-type="float" office:value="0.65701799999999999" table:style-name="ce7">
            <text:p>0.657018</text:p>
          </table:table-cell>
          <table:table-cell office:value-type="float" office:value="-1.0699999999996823E-4" table:formula="of:=[.G12]-[.$G$5]" table:style-name="ce1">
            <text:p>-0.000107</text:p>
          </table:table-cell>
          <table:table-cell office:value-type="float" office:value="-3.5000000000007248E-5" table:formula="of:=[.H12]-[.$G$5]" table:style-name="ce1">
            <text:p>-3.5E-05</text:p>
          </table:table-cell>
          <table:table-cell office:value-type="float" office:value="-1.6199999999999548E-4" table:formula="of:=[.I12]-[.$G$5]" table:style-name="ce1">
            <text:p>-0.000162</text:p>
          </table:table-cell>
          <table:table-cell office:value-type="float" office:value="0.70005899999999999" table:style-name="ce1">
            <text:p>0.700059</text:p>
          </table:table-cell>
          <table:table-cell office:value-type="float" office:value="-5.8385599999999996E-3" table:style-name="ce1">
            <text:p>-0.00583856</text:p>
          </table:table-cell>
          <table:table-cell office:value-type="float" office:value="2.0841100000000001E-2" table:style-name="ce1">
            <text:p>0.0208411</text:p>
          </table:table-cell>
          <table:table-cell table:number-columns-repeated="16369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3.1454999999999997E-2" table:style-name="ce1">
            <text:p>0.031455</text:p>
          </table:table-cell>
          <table:table-cell office:value-type="float" office:value="8.3171999999999996E-2" table:style-name="ce1">
            <text:p>0.083172</text:p>
          </table:table-cell>
          <table:table-cell office:value-type="float" office:value="-2.9599E-2" table:style-name="ce1">
            <text:p>-0.029599</text:p>
          </table:table-cell>
          <table:table-cell table:style-name="ce3"/>
          <table:table-cell office:value-type="float" office:value="0.80001699999999998" table:style-name="ce7">
            <text:p>0.800017</text:p>
          </table:table-cell>
          <table:table-cell office:value-type="float" office:value="0.65691100000000002" table:style-name="ce7">
            <text:p>0.656911</text:p>
          </table:table-cell>
          <table:table-cell office:value-type="float" office:value="0.65721799999999997" table:style-name="ce7">
            <text:p>0.657218</text:p>
          </table:table-cell>
          <table:table-cell office:value-type="float" office:value="0.65679200000000004" table:style-name="ce7">
            <text:p>0.656792</text:p>
          </table:table-cell>
          <table:table-cell office:value-type="float" office:value="-2.6899999999996371E-4" table:formula="of:=[.G13]-[.$G$5]" table:style-name="ce1">
            <text:p>-0.000269</text:p>
          </table:table-cell>
          <table:table-cell office:value-type="float" office:value="3.7999999999982492E-5" table:formula="of:=[.H13]-[.$G$5]" table:style-name="ce1">
            <text:p>3.8E-05</text:p>
          </table:table-cell>
          <table:table-cell office:value-type="float" office:value="-3.8799999999994395E-4" table:formula="of:=[.I13]-[.$G$5]" table:style-name="ce1">
            <text:p>-0.000388</text:p>
          </table:table-cell>
          <table:table-cell office:value-type="float" office:value="0.80001699999999998" table:style-name="ce1">
            <text:p>0.800017</text:p>
          </table:table-cell>
          <table:table-cell office:value-type="float" office:value="-5.8841000000000004E-4" table:style-name="ce1">
            <text:p>-0.00058841</text:p>
          </table:table-cell>
          <table:table-cell office:value-type="float" office:value="1.6900200000000001E-2" table:style-name="ce1">
            <text:p>0.0169002</text:p>
          </table:table-cell>
          <table:table-cell table:number-columns-repeated="16369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2.3597E-2" table:style-name="ce1">
            <text:p>0.023597</text:p>
          </table:table-cell>
          <table:table-cell office:value-type="float" office:value="5.8663E-2" table:style-name="ce1">
            <text:p>0.058663</text:p>
          </table:table-cell>
          <table:table-cell office:value-type="float" office:value="-4.7685999999999999E-2" table:style-name="ce1">
            <text:p>-0.047686</text:p>
          </table:table-cell>
          <table:table-cell table:style-name="ce3"/>
          <table:table-cell office:value-type="float" office:value="0.90000999999999998" table:style-name="ce7">
            <text:p>0.90001</text:p>
          </table:table-cell>
          <table:table-cell office:value-type="float" office:value="0.656833" table:style-name="ce7">
            <text:p>0.656833</text:p>
          </table:table-cell>
          <table:table-cell office:value-type="float" office:value="0.65719499999999997" table:style-name="ce7">
            <text:p>0.657195</text:p>
          </table:table-cell>
          <table:table-cell office:value-type="float" office:value="0.65666599999999997" table:style-name="ce7">
            <text:p>0.656666</text:p>
          </table:table-cell>
          <table:table-cell office:value-type="float" office:value="-3.4699999999998621E-4" table:formula="of:=[.G14]-[.$G$5]" table:style-name="ce1">
            <text:p>-0.000347</text:p>
          </table:table-cell>
          <table:table-cell office:value-type="float" office:value="1.4999999999987246E-5" table:formula="of:=[.H14]-[.$G$5]" table:style-name="ce1">
            <text:p>1.5E-05</text:p>
          </table:table-cell>
          <table:table-cell office:value-type="float" office:value="-5.1400000000001445E-4" table:formula="of:=[.I14]-[.$G$5]" table:style-name="ce1">
            <text:p>-0.000514</text:p>
          </table:table-cell>
          <table:table-cell office:value-type="float" office:value="0.90000999999999998" table:style-name="ce1">
            <text:p>0.90001</text:p>
          </table:table-cell>
          <table:table-cell office:value-type="float" office:value="-8.5359500000000005E-3" table:style-name="ce1">
            <text:p>-0.00853595</text:p>
          </table:table-cell>
          <table:table-cell office:value-type="float" office:value="1.31761E-2" table:style-name="ce1">
            <text:p>0.0131761</text:p>
          </table:table-cell>
          <table:table-cell table:number-columns-repeated="1636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0416999999999999E-2" table:style-name="ce1">
            <text:p>0.010417</text:p>
          </table:table-cell>
          <table:table-cell office:value-type="float" office:value="2.4579E-2" table:style-name="ce1">
            <text:p>0.024579</text:p>
          </table:table-cell>
          <table:table-cell office:value-type="float" office:value="-5.3166999999999999E-2" table:style-name="ce1">
            <text:p>-0.053167</text:p>
          </table:table-cell>
          <table:table-cell table:style-name="ce3"/>
          <table:table-cell office:value-type="float" office:value="1.00004" table:style-name="ce7">
            <text:p>1.00004</text:p>
          </table:table-cell>
          <table:table-cell office:value-type="float" office:value="0.65673199999999998" table:style-name="ce7">
            <text:p>0.656732</text:p>
          </table:table-cell>
          <table:table-cell office:value-type="float" office:value="0.65710199999999996" table:style-name="ce7">
            <text:p>0.657102</text:p>
          </table:table-cell>
          <table:table-cell office:value-type="float" office:value="0.65661599999999998" table:style-name="ce7">
            <text:p>0.656616</text:p>
          </table:table-cell>
          <table:table-cell office:value-type="float" office:value="-4.4800000000000395E-4" table:formula="of:=[.G15]-[.$G$5]" table:style-name="ce1">
            <text:p>-0.000448</text:p>
          </table:table-cell>
          <table:table-cell office:value-type="float" office:value="-7.8000000000022496E-5" table:formula="of:=[.H15]-[.$G$5]" table:style-name="ce1">
            <text:p>-7.8E-05</text:p>
          </table:table-cell>
          <table:table-cell office:value-type="float" office:value="-5.6400000000000894E-4" table:formula="of:=[.I15]-[.$G$5]" table:style-name="ce1">
            <text:p>-0.000564</text:p>
          </table:table-cell>
          <table:table-cell office:value-type="float" office:value="1.00004" table:style-name="ce1">
            <text:p>1.00004</text:p>
          </table:table-cell>
          <table:table-cell office:value-type="float" office:value="-5.7186399999999997E-3" table:style-name="ce1">
            <text:p>-0.00571864</text:p>
          </table:table-cell>
          <table:table-cell office:value-type="float" office:value="4.7780000000000001E-3" table:style-name="ce1">
            <text:p>0.004778</text:p>
          </table:table-cell>
          <table:table-cell table:number-columns-repeated="16369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-3.5569999999999998E-3" table:style-name="ce1">
            <text:p>-0.003557</text:p>
          </table:table-cell>
          <table:table-cell office:value-type="float" office:value="-8.7390000000000002E-3" table:style-name="ce1">
            <text:p>-0.008739</text:p>
          </table:table-cell>
          <table:table-cell office:value-type="float" office:value="-4.1957000000000001E-2" table:style-name="ce1">
            <text:p>-0.041957</text:p>
          </table:table-cell>
          <table:table-cell table:style-name="ce3"/>
          <table:table-cell office:value-type="float" office:value="1.1000099999999999" table:style-name="ce7">
            <text:p>1.10001</text:p>
          </table:table-cell>
          <table:table-cell office:value-type="float" office:value="0.65656499999999995" table:style-name="ce7">
            <text:p>0.656565</text:p>
          </table:table-cell>
          <table:table-cell office:value-type="float" office:value="0.65708999999999995" table:style-name="ce7">
            <text:p>0.65709</text:p>
          </table:table-cell>
          <table:table-cell office:value-type="float" office:value="0.65662399999999999" table:style-name="ce7">
            <text:p>0.656624</text:p>
          </table:table-cell>
          <table:table-cell office:value-type="float" office:value="-6.1500000000003219E-4" table:formula="of:=[.G16]-[.$G$5]" table:style-name="ce1">
            <text:p>-0.000615</text:p>
          </table:table-cell>
          <table:table-cell office:value-type="float" office:value="-9.0000000000034497E-5" table:formula="of:=[.H16]-[.$G$5]" table:style-name="ce1">
            <text:p>-9E-05</text:p>
          </table:table-cell>
          <table:table-cell office:value-type="float" office:value="-5.5600000000000094E-4" table:formula="of:=[.I16]-[.$G$5]" table:style-name="ce1">
            <text:p>-0.000556</text:p>
          </table:table-cell>
          <table:table-cell office:value-type="float" office:value="1.1000099999999999" table:style-name="ce1">
            <text:p>1.10001</text:p>
          </table:table-cell>
          <table:table-cell office:value-type="float" office:value="-6.5909799999999998E-3" table:style-name="ce1">
            <text:p>-0.00659098</text:p>
          </table:table-cell>
          <table:table-cell office:value-type="float" office:value="1.69947E-3" table:style-name="ce1">
            <text:p>0.00169947</text:p>
          </table:table-cell>
          <table:table-cell table:number-columns-repeated="16369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-1.2828000000000001E-2" table:style-name="ce1">
            <text:p>-0.012828</text:p>
          </table:table-cell>
          <table:table-cell office:value-type="float" office:value="-2.9860999999999999E-2" table:style-name="ce1">
            <text:p>-0.029861</text:p>
          </table:table-cell>
          <table:table-cell office:value-type="float" office:value="-1.6428000000000002E-2" table:style-name="ce1">
            <text:p>-0.016428</text:p>
          </table:table-cell>
          <table:table-cell table:style-name="ce3"/>
          <table:table-cell office:value-type="float" office:value="1.2000200000000001" table:style-name="ce7">
            <text:p>1.20002</text:p>
          </table:table-cell>
          <table:table-cell office:value-type="float" office:value="0.65651300000000001" table:style-name="ce7">
            <text:p>0.656513</text:p>
          </table:table-cell>
          <table:table-cell office:value-type="float" office:value="0.65703800000000001" table:style-name="ce7">
            <text:p>0.657038</text:p>
          </table:table-cell>
          <table:table-cell office:value-type="float" office:value="0.65678199999999998" table:style-name="ce7">
            <text:p>0.656782</text:p>
          </table:table-cell>
          <table:table-cell office:value-type="float" office:value="-6.6699999999997317E-4" table:formula="of:=[.G17]-[.$G$5]" table:style-name="ce1">
            <text:p>-0.000667</text:p>
          </table:table-cell>
          <table:table-cell office:value-type="float" office:value="-1.4199999999997548E-4" table:formula="of:=[.H17]-[.$G$5]" table:style-name="ce1">
            <text:p>-0.000142</text:p>
          </table:table-cell>
          <table:table-cell office:value-type="float" office:value="-3.9800000000000946E-4" table:formula="of:=[.I17]-[.$G$5]" table:style-name="ce1">
            <text:p>-0.000398</text:p>
          </table:table-cell>
          <table:table-cell office:value-type="float" office:value="1.2000200000000001" table:style-name="ce1">
            <text:p>1.20002</text:p>
          </table:table-cell>
          <table:table-cell office:value-type="float" office:value="-4.8098899999999998E-3" table:style-name="ce1">
            <text:p>-0.00480989</text:p>
          </table:table-cell>
          <table:table-cell office:value-type="float" office:value="3.60867E-3" table:style-name="ce1">
            <text:p>0.00360867</text:p>
          </table:table-cell>
          <table:table-cell table:number-columns-repeated="16369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-1.3435000000000001E-2" table:style-name="ce1">
            <text:p>-0.013435</text:p>
          </table:table-cell>
          <table:table-cell office:value-type="float" office:value="-3.1095999999999999E-2" table:style-name="ce1">
            <text:p>-0.031096</text:p>
          </table:table-cell>
          <table:table-cell office:value-type="float" office:value="1.4779E-2" table:style-name="ce1">
            <text:p>0.014779</text:p>
          </table:table-cell>
          <table:table-cell table:style-name="ce3"/>
          <table:table-cell office:value-type="float" office:value="1.3000100000000001" table:style-name="ce7">
            <text:p>1.30001</text:p>
          </table:table-cell>
          <table:table-cell office:value-type="float" office:value="0.65636700000000003" table:style-name="ce7">
            <text:p>0.656367</text:p>
          </table:table-cell>
          <table:table-cell office:value-type="float" office:value="0.65682200000000002" table:style-name="ce7">
            <text:p>0.656822</text:p>
          </table:table-cell>
          <table:table-cell office:value-type="float" office:value="0.65705599999999997" table:style-name="ce7">
            <text:p>0.657056</text:p>
          </table:table-cell>
          <table:table-cell office:value-type="float" office:value="-8.1299999999995265E-4" table:formula="of:=[.G18]-[.$G$5]" table:style-name="ce1">
            <text:p>-0.000813</text:p>
          </table:table-cell>
          <table:table-cell office:value-type="float" office:value="-3.5799999999996945E-4" table:formula="of:=[.H18]-[.$G$5]" table:style-name="ce1">
            <text:p>-0.000358</text:p>
          </table:table-cell>
          <table:table-cell office:value-type="float" office:value="-1.2400000000001299E-4" table:formula="of:=[.I18]-[.$G$5]" table:style-name="ce1">
            <text:p>-0.000124</text:p>
          </table:table-cell>
          <table:table-cell office:value-type="float" office:value="1.3000100000000001" table:style-name="ce1">
            <text:p>1.30001</text:p>
          </table:table-cell>
          <table:table-cell office:value-type="float" office:value="-5.3754800000000002E-3" table:style-name="ce1">
            <text:p>-0.00537548</text:p>
          </table:table-cell>
          <table:table-cell office:value-type="float" office:value="5.1309700000000003E-3" table:style-name="ce1">
            <text:p>0.00513097</text:p>
          </table:table-cell>
          <table:table-cell table:style-name="ce1">
            <draw:frame draw:z-index="2" draw:id="id10" draw:style-name="a10" draw:name="Gráfico 2" svg:x="0.69345in" svg:y="0.07738in" svg:width="9.20238in" svg:height="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-4.9069999999999999E-3" table:style-name="ce1">
            <text:p>-0.004907</text:p>
          </table:table-cell>
          <table:table-cell office:value-type="float" office:value="-1.2133E-2" table:style-name="ce1">
            <text:p>-0.012133</text:p>
          </table:table-cell>
          <table:table-cell office:value-type="float" office:value="3.9954000000000003E-2" table:style-name="ce1">
            <text:p>0.039954</text:p>
          </table:table-cell>
          <table:table-cell table:style-name="ce3"/>
          <table:table-cell office:value-type="float" office:value="1.4000600000000001" table:style-name="ce7">
            <text:p>1.40006</text:p>
          </table:table-cell>
          <table:table-cell office:value-type="float" office:value="0.65612999999999999" table:style-name="ce7">
            <text:p>0.65613</text:p>
          </table:table-cell>
          <table:table-cell office:value-type="float" office:value="0.65669999999999995" table:style-name="ce7">
            <text:p>0.6567</text:p>
          </table:table-cell>
          <table:table-cell office:value-type="float" office:value="0.65725100000000003" table:style-name="ce7">
            <text:p>0.657251</text:p>
          </table:table-cell>
          <table:table-cell office:value-type="float" office:value="-1.0499999999999954E-3" table:formula="of:=[.G19]-[.$G$5]" table:style-name="ce1">
            <text:p>-0.00105</text:p>
          </table:table-cell>
          <table:table-cell office:value-type="float" office:value="-4.8000000000003595E-4" table:formula="of:=[.H19]-[.$G$5]" table:style-name="ce1">
            <text:p>-0.00048</text:p>
          </table:table-cell>
          <table:table-cell office:value-type="float" office:value="7.1000000000043251E-5" table:formula="of:=[.I19]-[.$G$5]" table:style-name="ce1">
            <text:p>7.1E-05</text:p>
          </table:table-cell>
          <table:table-cell office:value-type="float" office:value="1.4000600000000001" table:style-name="ce1">
            <text:p>1.40006</text:p>
          </table:table-cell>
          <table:table-cell office:value-type="float" office:value="-6.6981499999999999E-3" table:style-name="ce1">
            <text:p>-0.00669815</text:p>
          </table:table-cell>
          <table:table-cell office:value-type="float" office:value="4.23106E-3" table:style-name="ce1">
            <text:p>0.00423106</text:p>
          </table:table-cell>
          <table:table-cell table:number-columns-repeated="16369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9.3290000000000005E-3" table:style-name="ce1">
            <text:p>0.009329</text:p>
          </table:table-cell>
          <table:table-cell office:value-type="float" office:value="1.9342000000000002E-2" table:style-name="ce1">
            <text:p>0.019342</text:p>
          </table:table-cell>
          <table:table-cell office:value-type="float" office:value="4.9168999999999997E-2" table:style-name="ce1">
            <text:p>0.049169</text:p>
          </table:table-cell>
          <table:table-cell table:style-name="ce3"/>
          <table:table-cell office:value-type="float" office:value="1.50004" table:style-name="ce7">
            <text:p>1.50004</text:p>
          </table:table-cell>
          <table:table-cell office:value-type="float" office:value="0.65575600000000001" table:style-name="ce7">
            <text:p>0.655756</text:p>
          </table:table-cell>
          <table:table-cell office:value-type="float" office:value="0.65655300000000005" table:style-name="ce7">
            <text:p>0.656553</text:p>
          </table:table-cell>
          <table:table-cell office:value-type="float" office:value="0.65701200000000004" table:style-name="ce7">
            <text:p>0.657012</text:p>
          </table:table-cell>
          <table:table-cell office:value-type="float" office:value="-1.4239999999999808E-3" table:formula="of:=[.G20]-[.$G$5]" table:style-name="ce1">
            <text:p>-0.001424</text:p>
          </table:table-cell>
          <table:table-cell office:value-type="float" office:value="-6.2699999999993317E-4" table:formula="of:=[.H20]-[.$G$5]" table:style-name="ce1">
            <text:p>-0.000627</text:p>
          </table:table-cell>
          <table:table-cell office:value-type="float" office:value="-1.6799999999994597E-4" table:formula="of:=[.I20]-[.$G$5]" table:style-name="ce1">
            <text:p>-0.000168</text:p>
          </table:table-cell>
          <table:table-cell office:value-type="float" office:value="1.50004" table:style-name="ce1">
            <text:p>1.50004</text:p>
          </table:table-cell>
          <table:table-cell office:value-type="float" office:value="-7.7448600000000001E-3" table:style-name="ce1">
            <text:p>-0.00774486</text:p>
          </table:table-cell>
          <table:table-cell office:value-type="float" office:value="8.1553700000000003E-3" table:style-name="ce1">
            <text:p>0.00815537</text:p>
          </table:table-cell>
          <table:table-cell table:number-columns-repeated="16369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2.3313E-2" table:style-name="ce1">
            <text:p>0.023313</text:p>
          </table:table-cell>
          <table:table-cell office:value-type="float" office:value="5.0483E-2" table:style-name="ce1">
            <text:p>0.050483</text:p>
          </table:table-cell>
          <table:table-cell office:value-type="float" office:value="3.8593000000000002E-2" table:style-name="ce1">
            <text:p>0.038593</text:p>
          </table:table-cell>
          <table:table-cell table:style-name="ce3"/>
          <table:table-cell office:value-type="float" office:value="1.60005" table:style-name="ce7">
            <text:p>1.60005</text:p>
          </table:table-cell>
          <table:table-cell office:value-type="float" office:value="0.65538600000000002" table:style-name="ce7">
            <text:p>0.655386</text:p>
          </table:table-cell>
          <table:table-cell office:value-type="float" office:value="0.65646800000000005" table:style-name="ce7">
            <text:p>0.656468</text:p>
          </table:table-cell>
          <table:table-cell office:value-type="float" office:value="0.65681400000000001" table:style-name="ce7">
            <text:p>0.656814</text:p>
          </table:table-cell>
          <table:table-cell office:value-type="float" office:value="-1.7939999999999623E-3" table:formula="of:=[.G21]-[.$G$5]" table:style-name="ce1">
            <text:p>-0.001794</text:p>
          </table:table-cell>
          <table:table-cell office:value-type="float" office:value="-7.1199999999993491E-4" table:formula="of:=[.H21]-[.$G$5]" table:style-name="ce1">
            <text:p>-0.000712</text:p>
          </table:table-cell>
          <table:table-cell office:value-type="float" office:value="-3.6599999999997745E-4" table:formula="of:=[.I21]-[.$G$5]" table:style-name="ce1">
            <text:p>-0.000366</text:p>
          </table:table-cell>
          <table:table-cell office:value-type="float" office:value="1.60005" table:style-name="ce1">
            <text:p>1.60005</text:p>
          </table:table-cell>
          <table:table-cell office:value-type="float" office:value="-8.5916099999999995E-3" table:style-name="ce1">
            <text:p>-0.00859161</text:p>
          </table:table-cell>
          <table:table-cell office:value-type="float" office:value="1.00143E-2" table:style-name="ce1">
            <text:p>0.0100143</text:p>
          </table:table-cell>
          <table:table-cell table:number-columns-repeated="16369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3.1095999999999999E-2" table:style-name="ce1">
            <text:p>0.031096</text:p>
          </table:table-cell>
          <table:table-cell office:value-type="float" office:value="6.8436999999999998E-2" table:style-name="ce1">
            <text:p>0.068437</text:p>
          </table:table-cell>
          <table:table-cell office:value-type="float" office:value="1.2238000000000001E-2" table:style-name="ce1">
            <text:p>0.012238</text:p>
          </table:table-cell>
          <table:table-cell table:style-name="ce3"/>
          <table:table-cell office:value-type="float" office:value="1.70004" table:style-name="ce7">
            <text:p>1.70004</text:p>
          </table:table-cell>
          <table:table-cell office:value-type="float" office:value="0.65482399999999996" table:style-name="ce7">
            <text:p>0.654824</text:p>
          </table:table-cell>
          <table:table-cell office:value-type="float" office:value="0.65626200000000001" table:style-name="ce7">
            <text:p>0.656262</text:p>
          </table:table-cell>
          <table:table-cell office:value-type="float" office:value="0.65672799999999998" table:style-name="ce7">
            <text:p>0.656728</text:p>
          </table:table-cell>
          <table:table-cell office:value-type="float" office:value="-2.3560000000000247E-3" table:formula="of:=[.G22]-[.$G$5]" table:style-name="ce1">
            <text:p>-0.002356</text:p>
          </table:table-cell>
          <table:table-cell office:value-type="float" office:value="-9.1799999999997439E-4" table:formula="of:=[.H22]-[.$G$5]" table:style-name="ce1">
            <text:p>-0.000918</text:p>
          </table:table-cell>
          <table:table-cell office:value-type="float" office:value="-4.5200000000000795E-4" table:formula="of:=[.I22]-[.$G$5]" table:style-name="ce1">
            <text:p>-0.000452</text:p>
          </table:table-cell>
          <table:table-cell office:value-type="float" office:value="1.70004" table:style-name="ce1">
            <text:p>1.70004</text:p>
          </table:table-cell>
          <table:table-cell office:value-type="float" office:value="-7.8231900000000007E-3" table:style-name="ce1">
            <text:p>-0.00782319</text:p>
          </table:table-cell>
          <table:table-cell office:value-type="float" office:value="4.63956E-3" table:style-name="ce1">
            <text:p>0.00463956</text:p>
          </table:table-cell>
          <table:table-cell table:number-columns-repeated="16369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2.9298000000000001E-2" table:style-name="ce1">
            <text:p>0.029298</text:p>
          </table:table-cell>
          <table:table-cell office:value-type="float" office:value="6.5549999999999997E-2" table:style-name="ce1">
            <text:p>0.06555</text:p>
          </table:table-cell>
          <table:table-cell office:value-type="float" office:value="-1.9675000000000002E-2" table:style-name="ce1">
            <text:p>-0.019675</text:p>
          </table:table-cell>
          <table:table-cell table:style-name="ce3"/>
          <table:table-cell office:value-type="float" office:value="1.80002" table:style-name="ce7">
            <text:p>1.80002</text:p>
          </table:table-cell>
          <table:table-cell office:value-type="float" office:value="0.65421700000000005" table:style-name="ce7">
            <text:p>0.654217</text:p>
          </table:table-cell>
          <table:table-cell office:value-type="float" office:value="0.65614600000000001" table:style-name="ce7">
            <text:p>0.656146</text:p>
          </table:table-cell>
          <table:table-cell office:value-type="float" office:value="0.65679600000000005" table:style-name="ce7">
            <text:p>0.656796</text:p>
          </table:table-cell>
          <table:table-cell office:value-type="float" office:value="-2.9629999999999379E-3" table:formula="of:=[.G23]-[.$G$5]" table:style-name="ce1">
            <text:p>-0.002963</text:p>
          </table:table-cell>
          <table:table-cell office:value-type="float" office:value="-1.0339999999999794E-3" table:formula="of:=[.H23]-[.$G$5]" table:style-name="ce1">
            <text:p>-0.001034</text:p>
          </table:table-cell>
          <table:table-cell office:value-type="float" office:value="-3.8399999999993994E-4" table:formula="of:=[.I23]-[.$G$5]" table:style-name="ce1">
            <text:p>-0.000384</text:p>
          </table:table-cell>
          <table:table-cell office:value-type="float" office:value="1.80002" table:style-name="ce1">
            <text:p>1.80002</text:p>
          </table:table-cell>
          <table:table-cell office:value-type="float" office:value="-2.8928199999999999E-3" table:style-name="ce1">
            <text:p>-0.00289282</text:p>
          </table:table-cell>
          <table:table-cell office:value-type="float" office:value="-2.24992E-4" table:style-name="ce1">
            <text:p>-0.000224992</text:p>
          </table:table-cell>
          <table:table-cell table:number-columns-repeated="16369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1.8518E-2" table:style-name="ce1">
            <text:p>0.018518</text:p>
          </table:table-cell>
          <table:table-cell office:value-type="float" office:value="4.2347999999999997E-2" table:style-name="ce1">
            <text:p>0.042348</text:p>
          </table:table-cell>
          <table:table-cell office:value-type="float" office:value="-4.5052000000000002E-2" table:style-name="ce1">
            <text:p>-0.045052</text:p>
          </table:table-cell>
          <table:table-cell table:style-name="ce3"/>
          <table:table-cell office:value-type="float" office:value="1.90002" table:style-name="ce7">
            <text:p>1.90002</text:p>
          </table:table-cell>
          <table:table-cell office:value-type="float" office:value="0.65354199999999996" table:style-name="ce7">
            <text:p>0.653542</text:p>
          </table:table-cell>
          <table:table-cell office:value-type="float" office:value="0.65587600000000001" table:style-name="ce7">
            <text:p>0.655876</text:p>
          </table:table-cell>
          <table:table-cell office:value-type="float" office:value="0.65670300000000004" table:style-name="ce7">
            <text:p>0.656703</text:p>
          </table:table-cell>
          <table:table-cell office:value-type="float" office:value="-3.6380000000000301E-3" table:formula="of:=[.G24]-[.$G$5]" table:style-name="ce1">
            <text:p>-0.003638</text:p>
          </table:table-cell>
          <table:table-cell office:value-type="float" office:value="-1.3039999999999718E-3" table:formula="of:=[.H24]-[.$G$5]" table:style-name="ce1">
            <text:p>-0.001304</text:p>
          </table:table-cell>
          <table:table-cell office:value-type="float" office:value="-4.7699999999994969E-4" table:formula="of:=[.I24]-[.$G$5]" table:style-name="ce1">
            <text:p>-0.000477</text:p>
          </table:table-cell>
          <table:table-cell office:value-type="float" office:value="1.90002" table:style-name="ce1">
            <text:p>1.90002</text:p>
          </table:table-cell>
          <table:table-cell office:value-type="float" office:value="-5.3776599999999996E-4" table:style-name="ce1">
            <text:p>-0.000537766</text:p>
          </table:table-cell>
          <table:table-cell office:value-type="float" office:value="-3.5867799999999999E-3" table:style-name="ce1">
            <text:p>-0.00358678</text:p>
          </table:table-cell>
          <table:table-cell table:number-columns-repeated="1636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.9759999999999999E-3" table:style-name="ce1">
            <text:p>0.002976</text:p>
          </table:table-cell>
          <table:table-cell office:value-type="float" office:value="7.012E-3" table:style-name="ce1">
            <text:p>0.007012</text:p>
          </table:table-cell>
          <table:table-cell office:value-type="float" office:value="-5.4993E-2" table:style-name="ce1">
            <text:p>-0.054993</text:p>
          </table:table-cell>
          <table:table-cell table:style-name="ce3"/>
          <table:table-cell office:value-type="float" office:value="2.0000399999999998" table:style-name="ce7">
            <text:p>2.00004</text:p>
          </table:table-cell>
          <table:table-cell office:value-type="float" office:value="0.65275499999999997" table:style-name="ce7">
            <text:p>0.652755</text:p>
          </table:table-cell>
          <table:table-cell office:value-type="float" office:value="0.65556499999999995" table:style-name="ce7">
            <text:p>0.655565</text:p>
          </table:table-cell>
          <table:table-cell office:value-type="float" office:value="0.65655300000000005" table:style-name="ce7">
            <text:p>0.656553</text:p>
          </table:table-cell>
          <table:table-cell office:value-type="float" office:value="-4.4250000000000123E-3" table:formula="of:=[.G25]-[.$G$5]" table:style-name="ce1">
            <text:p>-0.004425</text:p>
          </table:table-cell>
          <table:table-cell office:value-type="float" office:value="-1.6150000000000331E-3" table:formula="of:=[.H25]-[.$G$5]" table:style-name="ce1">
            <text:p>-0.001615</text:p>
          </table:table-cell>
          <table:table-cell office:value-type="float" office:value="-6.2699999999993317E-4" table:formula="of:=[.I25]-[.$G$5]" table:style-name="ce1">
            <text:p>-0.000627</text:p>
          </table:table-cell>
          <table:table-cell office:value-type="float" office:value="2.0000399999999998" table:style-name="ce1">
            <text:p>2.00004</text:p>
          </table:table-cell>
          <table:table-cell office:value-type="float" office:value="4.7450000000000001E-3" table:style-name="ce1">
            <text:p>0.004745</text:p>
          </table:table-cell>
          <table:table-cell office:value-type="float" office:value="3.4274399999999999E-3" table:style-name="ce1">
            <text:p>0.00342744</text:p>
          </table:table-cell>
          <table:table-cell table:number-columns-repeated="16369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-1.1421000000000001E-2" table:style-name="ce1">
            <text:p>-0.011421</text:p>
          </table:table-cell>
          <table:table-cell office:value-type="float" office:value="-2.8351000000000001E-2" table:style-name="ce1">
            <text:p>-0.028351</text:p>
          </table:table-cell>
          <table:table-cell office:value-type="float" office:value="-4.7357000000000003E-2" table:style-name="ce1">
            <text:p>-0.047357</text:p>
          </table:table-cell>
          <table:table-cell table:style-name="ce3"/>
          <table:table-cell office:value-type="float" office:value="2.10006" table:style-name="ce7">
            <text:p>2.10006</text:p>
          </table:table-cell>
          <table:table-cell office:value-type="float" office:value="0.65183800000000003" table:style-name="ce7">
            <text:p>0.651838</text:p>
          </table:table-cell>
          <table:table-cell office:value-type="float" office:value="0.65516600000000003" table:style-name="ce7">
            <text:p>0.655166</text:p>
          </table:table-cell>
          <table:table-cell office:value-type="float" office:value="0.65633200000000003" table:style-name="ce7">
            <text:p>0.656332</text:p>
          </table:table-cell>
          <table:table-cell office:value-type="float" office:value="-5.3419999999999579E-3" table:formula="of:=[.G26]-[.$G$5]" table:style-name="ce1">
            <text:p>-0.005342</text:p>
          </table:table-cell>
          <table:table-cell office:value-type="float" office:value="-2.0139999999999603E-3" table:formula="of:=[.H26]-[.$G$5]" table:style-name="ce1">
            <text:p>-0.002014</text:p>
          </table:table-cell>
          <table:table-cell office:value-type="float" office:value="-8.479999999999599E-4" table:formula="of:=[.I26]-[.$G$5]" table:style-name="ce1">
            <text:p>-0.000848</text:p>
          </table:table-cell>
          <table:table-cell office:value-type="float" office:value="2.10006" table:style-name="ce1">
            <text:p>2.10006</text:p>
          </table:table-cell>
          <table:table-cell office:value-type="float" office:value="4.9393700000000002E-3" table:style-name="ce1">
            <text:p>0.00493937</text:p>
          </table:table-cell>
          <table:table-cell office:value-type="float" office:value="3.1776500000000002E-3" table:style-name="ce1">
            <text:p>0.00317765</text:p>
          </table:table-cell>
          <table:table-cell table:number-columns-repeated="16369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-1.9671999999999999E-2" table:style-name="ce1">
            <text:p>-0.019672</text:p>
          </table:table-cell>
          <table:table-cell office:value-type="float" office:value="-5.2915999999999998E-2" table:style-name="ce1">
            <text:p>-0.052916</text:p>
          </table:table-cell>
          <table:table-cell office:value-type="float" office:value="-2.7286999999999999E-2" table:style-name="ce1">
            <text:p>-0.027287</text:p>
          </table:table-cell>
          <table:table-cell table:style-name="ce3"/>
          <table:table-cell office:value-type="float" office:value="2.2000099999999998" table:style-name="ce7">
            <text:p>2.20001</text:p>
          </table:table-cell>
          <table:table-cell office:value-type="float" office:value="0.65088100000000004" table:style-name="ce7">
            <text:p>0.650881</text:p>
          </table:table-cell>
          <table:table-cell office:value-type="float" office:value="0.65460200000000002" table:style-name="ce7">
            <text:p>0.654602</text:p>
          </table:table-cell>
          <table:table-cell office:value-type="float" office:value="0.65611600000000003" table:style-name="ce7">
            <text:p>0.656116</text:p>
          </table:table-cell>
          <table:table-cell office:value-type="float" office:value="-6.2989999999999435E-3" table:formula="of:=[.G27]-[.$G$5]" table:style-name="ce1">
            <text:p>-0.006299</text:p>
          </table:table-cell>
          <table:table-cell office:value-type="float" office:value="-2.5779999999999692E-3" table:formula="of:=[.H27]-[.$G$5]" table:style-name="ce1">
            <text:p>-0.002578</text:p>
          </table:table-cell>
          <table:table-cell office:value-type="float" office:value="-1.0639999999999539E-3" table:formula="of:=[.I27]-[.$G$5]" table:style-name="ce1">
            <text:p>-0.001064</text:p>
          </table:table-cell>
          <table:table-cell office:value-type="float" office:value="2.2000099999999998" table:style-name="ce1">
            <text:p>2.20001</text:p>
          </table:table-cell>
          <table:table-cell office:value-type="float" office:value="2.3870300000000001E-3" table:style-name="ce1">
            <text:p>0.00238703</text:p>
          </table:table-cell>
          <table:table-cell office:value-type="float" office:value="9.7631899999999997E-3" table:style-name="ce1">
            <text:p>0.00976319</text:p>
          </table:table-cell>
          <table:table-cell table:number-columns-repeated="16369"/>
        </table:table-row>
        <table:table-row table:style-name="ro3">
          <table:table-cell office:value-type="float" office:value="2.2999999999999998" table:style-name="ce1">
            <text:p>2.3</text:p>
          </table:table-cell>
          <table:table-cell office:value-type="float" office:value="-1.9772000000000001E-2" table:style-name="ce1">
            <text:p>-0.019772</text:p>
          </table:table-cell>
          <table:table-cell office:value-type="float" office:value="-6.1506999999999999E-2" table:style-name="ce1">
            <text:p>-0.061507</text:p>
          </table:table-cell>
          <table:table-cell office:value-type="float" office:value="-4.5620000000000001E-3" table:style-name="ce1">
            <text:p>-0.004562</text:p>
          </table:table-cell>
          <table:table-cell table:style-name="ce3"/>
          <table:table-cell office:value-type="float" office:value="2.3000600000000002" table:style-name="ce7">
            <text:p>2.30006</text:p>
          </table:table-cell>
          <table:table-cell office:value-type="float" office:value="0.64995499999999995" table:style-name="ce7">
            <text:p>0.649955</text:p>
          </table:table-cell>
          <table:table-cell office:value-type="float" office:value="0.65387899999999999" table:style-name="ce7">
            <text:p>0.653879</text:p>
          </table:table-cell>
          <table:table-cell office:value-type="float" office:value="0.65597099999999997" table:style-name="ce7">
            <text:p>0.655971</text:p>
          </table:table-cell>
          <table:table-cell office:value-type="float" office:value="-7.2250000000000369E-3" table:formula="of:=[.G28]-[.$G$5]" table:style-name="ce1">
            <text:p>-0.007225</text:p>
          </table:table-cell>
          <table:table-cell office:value-type="float" office:value="-3.3009999999999984E-3" table:formula="of:=[.H28]-[.$G$5]" table:style-name="ce1">
            <text:p>-0.003301</text:p>
          </table:table-cell>
          <table:table-cell office:value-type="float" office:value="-1.2090000000000156E-3" table:formula="of:=[.I28]-[.$G$5]" table:style-name="ce1">
            <text:p>-0.001209</text:p>
          </table:table-cell>
          <table:table-cell office:value-type="float" office:value="2.3000600000000002" table:style-name="ce1">
            <text:p>2.30006</text:p>
          </table:table-cell>
          <table:table-cell office:value-type="float" office:value="-1.7739699999999999E-3" table:style-name="ce1">
            <text:p>-0.00177397</text:p>
          </table:table-cell>
          <table:table-cell office:value-type="float" office:value="9.5847099999999998E-3" table:style-name="ce1">
            <text:p>0.00958471</text:p>
          </table:table-cell>
          <table:table-cell table:number-columns-repeated="16369"/>
        </table:table-row>
        <table:table-row table:style-name="ro3">
          <table:table-cell office:value-type="float" office:value="2.4" table:style-name="ce1">
            <text:p>2.4</text:p>
          </table:table-cell>
          <table:table-cell office:value-type="float" office:value="-1.3383000000000001E-2" table:style-name="ce1">
            <text:p>-0.013383</text:p>
          </table:table-cell>
          <table:table-cell office:value-type="float" office:value="-5.6252000000000003E-2" table:style-name="ce1">
            <text:p>-0.056252</text:p>
          </table:table-cell>
          <table:table-cell office:value-type="float" office:value="1.0954999999999999E-2" table:style-name="ce1">
            <text:p>0.010955</text:p>
          </table:table-cell>
          <table:table-cell table:style-name="ce3"/>
          <table:table-cell office:value-type="float" office:value="2.4000300000000001" table:style-name="ce7">
            <text:p>2.40003</text:p>
          </table:table-cell>
          <table:table-cell office:value-type="float" office:value="0.64915500000000004" table:style-name="ce7">
            <text:p>0.649155</text:p>
          </table:table-cell>
          <table:table-cell office:value-type="float" office:value="0.65303500000000003" table:style-name="ce7">
            <text:p>0.653035</text:p>
          </table:table-cell>
          <table:table-cell office:value-type="float" office:value="0.65577799999999997" table:style-name="ce7">
            <text:p>0.655778</text:p>
          </table:table-cell>
          <table:table-cell office:value-type="float" office:value="-8.0249999999999488E-3" table:formula="of:=[.G29]-[.$G$5]" table:style-name="ce1">
            <text:p>-0.008025</text:p>
          </table:table-cell>
          <table:table-cell office:value-type="float" office:value="-4.1449999999999543E-3" table:formula="of:=[.H29]-[.$G$5]" table:style-name="ce1">
            <text:p>-0.004145</text:p>
          </table:table-cell>
          <table:table-cell office:value-type="float" office:value="-1.4020000000000143E-3" table:formula="of:=[.I29]-[.$G$5]" table:style-name="ce1">
            <text:p>-0.001402</text:p>
          </table:table-cell>
          <table:table-cell office:value-type="float" office:value="2.4000300000000001" table:style-name="ce1">
            <text:p>2.40003</text:p>
          </table:table-cell>
          <table:table-cell office:value-type="float" office:value="-7.7118899999999999E-3" table:style-name="ce1">
            <text:p>-0.00771189</text:p>
          </table:table-cell>
          <table:table-cell office:value-type="float" office:value="7.1060899999999998E-3" table:style-name="ce1">
            <text:p>0.00710609</text:p>
          </table:table-cell>
          <table:table-cell table:number-columns-repeated="16369"/>
        </table:table-row>
        <table:table-row table:style-name="ro3">
          <table:table-cell office:value-type="float" office:value="2.5" table:style-name="ce1">
            <text:p>2.5</text:p>
          </table:table-cell>
          <table:table-cell office:value-type="float" office:value="-4.862E-3" table:style-name="ce1">
            <text:p>-0.004862</text:p>
          </table:table-cell>
          <table:table-cell office:value-type="float" office:value="-4.4916999999999999E-2" table:style-name="ce1">
            <text:p>-0.044917</text:p>
          </table:table-cell>
          <table:table-cell office:value-type="float" office:value="1.3681E-2" table:style-name="ce1">
            <text:p>0.013681</text:p>
          </table:table-cell>
          <table:table-cell table:style-name="ce3"/>
          <table:table-cell office:value-type="float" office:value="2.50007" table:style-name="ce7">
            <text:p>2.50007</text:p>
          </table:table-cell>
          <table:table-cell office:value-type="float" office:value="0.64871699999999999" table:style-name="ce7">
            <text:p>0.648717</text:p>
          </table:table-cell>
          <table:table-cell office:value-type="float" office:value="0.65226499999999998" table:style-name="ce7">
            <text:p>0.652265</text:p>
          </table:table-cell>
          <table:table-cell office:value-type="float" office:value="0.65551000000000004" table:style-name="ce7">
            <text:p>0.65551</text:p>
          </table:table-cell>
          <table:table-cell office:value-type="float" office:value="-8.4629999999999983E-3" table:formula="of:=[.G30]-[.$G$5]" table:style-name="ce1">
            <text:p>-0.008463</text:p>
          </table:table-cell>
          <table:table-cell office:value-type="float" office:value="-4.9150000000000027E-3" table:formula="of:=[.H30]-[.$G$5]" table:style-name="ce1">
            <text:p>-0.004915</text:p>
          </table:table-cell>
          <table:table-cell office:value-type="float" office:value="-1.6699999999999493E-3" table:formula="of:=[.I30]-[.$G$5]" table:style-name="ce1">
            <text:p>-0.00167</text:p>
          </table:table-cell>
          <table:table-cell office:value-type="float" office:value="2.50007" table:style-name="ce1">
            <text:p>2.50007</text:p>
          </table:table-cell>
          <table:table-cell office:value-type="float" office:value="-1.4076200000000001E-2" table:style-name="ce1">
            <text:p>-0.0140762</text:p>
          </table:table-cell>
          <table:table-cell office:value-type="float" office:value="-1.07975E-3" table:style-name="ce1">
            <text:p>-0.00107975</text:p>
          </table:table-cell>
          <table:table-cell table:number-columns-repeated="16369"/>
        </table:table-row>
        <table:table-row table:style-name="ro3">
          <table:table-cell office:value-type="float" office:value="2.6" table:style-name="ce1">
            <text:p>2.6</text:p>
          </table:table-cell>
          <table:table-cell office:value-type="float" office:value="8.6300000000000005E-4" table:style-name="ce1">
            <text:p>0.000863</text:p>
          </table:table-cell>
          <table:table-cell office:value-type="float" office:value="-3.6829000000000001E-2" table:style-name="ce1">
            <text:p>-0.036829</text:p>
          </table:table-cell>
          <table:table-cell office:value-type="float" office:value="4.568E-3" table:style-name="ce1">
            <text:p>0.004568</text:p>
          </table:table-cell>
          <table:table-cell table:style-name="ce3"/>
          <table:table-cell office:value-type="float" office:value="2.6000299999999998" table:style-name="ce7">
            <text:p>2.60003</text:p>
          </table:table-cell>
          <table:table-cell office:value-type="float" office:value="0.64878100000000005" table:style-name="ce7">
            <text:p>0.648781</text:p>
          </table:table-cell>
          <table:table-cell office:value-type="float" office:value="0.65151899999999996" table:style-name="ce7">
            <text:p>0.651519</text:p>
          </table:table-cell>
          <table:table-cell office:value-type="float" office:value="0.65505400000000003" table:style-name="ce7">
            <text:p>0.655054</text:p>
          </table:table-cell>
          <table:table-cell office:value-type="float" office:value="-8.3989999999999343E-3" table:formula="of:=[.G31]-[.$G$5]" table:style-name="ce1">
            <text:p>-0.008399</text:p>
          </table:table-cell>
          <table:table-cell office:value-type="float" office:value="-5.6610000000000271E-3" table:formula="of:=[.H31]-[.$G$5]" table:style-name="ce1">
            <text:p>-0.005661</text:p>
          </table:table-cell>
          <table:table-cell office:value-type="float" office:value="-2.1259999999999613E-3" table:formula="of:=[.I31]-[.$G$5]" table:style-name="ce1">
            <text:p>-0.002126</text:p>
          </table:table-cell>
          <table:table-cell office:value-type="float" office:value="2.6000299999999998" table:style-name="ce1">
            <text:p>2.60003</text:p>
          </table:table-cell>
          <table:table-cell office:value-type="float" office:value="-1.8088300000000002E-2" table:style-name="ce1">
            <text:p>-0.0180883</text:p>
          </table:table-cell>
          <table:table-cell office:value-type="float" office:value="-5.4469399999999999E-3" table:style-name="ce1">
            <text:p>-0.00544694</text:p>
          </table:table-cell>
          <table:table-cell table:number-columns-repeated="16369"/>
        </table:table-row>
        <table:table-row table:style-name="ro3">
          <table:table-cell office:value-type="float" office:value="2.7" table:style-name="ce1">
            <text:p>2.7</text:p>
          </table:table-cell>
          <table:table-cell office:value-type="float" office:value="5.7899999999999998E-4" table:style-name="ce1">
            <text:p>0.000579</text:p>
          </table:table-cell>
          <table:table-cell office:value-type="float" office:value="-3.8299E-2" table:style-name="ce1">
            <text:p>-0.038299</text:p>
          </table:table-cell>
          <table:table-cell office:value-type="float" office:value="-9.6589999999999992E-3" table:style-name="ce1">
            <text:p>-0.009659</text:p>
          </table:table-cell>
          <table:table-cell table:style-name="ce3"/>
          <table:table-cell office:value-type="float" office:value="2.7000299999999999" table:style-name="ce7">
            <text:p>2.70003</text:p>
          </table:table-cell>
          <table:table-cell office:value-type="float" office:value="0.64951400000000004" table:style-name="ce7">
            <text:p>0.649514</text:p>
          </table:table-cell>
          <table:table-cell office:value-type="float" office:value="0.65087499999999998" table:style-name="ce7">
            <text:p>0.650875</text:p>
          </table:table-cell>
          <table:table-cell office:value-type="float" office:value="0.65449599999999997" table:style-name="ce7">
            <text:p>0.654496</text:p>
          </table:table-cell>
          <table:table-cell office:value-type="float" office:value="-7.6659999999999506E-3" table:formula="of:=[.G32]-[.$G$5]" table:style-name="ce1">
            <text:p>-0.007666</text:p>
          </table:table-cell>
          <table:table-cell office:value-type="float" office:value="-6.305000000000005E-3" table:formula="of:=[.H32]-[.$G$5]" table:style-name="ce1">
            <text:p>-0.006305</text:p>
          </table:table-cell>
          <table:table-cell office:value-type="float" office:value="-2.6840000000000197E-3" table:formula="of:=[.I32]-[.$G$5]" table:style-name="ce1">
            <text:p>-0.002684</text:p>
          </table:table-cell>
          <table:table-cell office:value-type="float" office:value="2.7000299999999999" table:style-name="ce1">
            <text:p>2.70003</text:p>
          </table:table-cell>
          <table:table-cell office:value-type="float" office:value="-2.1841800000000001E-2" table:style-name="ce1">
            <text:p>-0.0218418</text:p>
          </table:table-cell>
          <table:table-cell office:value-type="float" office:value="-4.6066400000000004E-3" table:style-name="ce1">
            <text:p>-0.00460664</text:p>
          </table:table-cell>
          <table:table-cell table:style-name="ce1">
            <draw:frame draw:z-index="3" draw:id="id11" draw:style-name="a11" draw:name="Gráfico 3" svg:x="0.73065in" svg:y="0.19345in" svg:width="9.1756in" svg:height="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3">
          <table:table-cell office:value-type="float" office:value="2.8" table:style-name="ce1">
            <text:p>2.8</text:p>
          </table:table-cell>
          <table:table-cell office:value-type="float" office:value="-5.7860000000000003E-3" table:style-name="ce1">
            <text:p>-0.005786</text:p>
          </table:table-cell>
          <table:table-cell office:value-type="float" office:value="-4.9630000000000001E-2" table:style-name="ce1">
            <text:p>-0.04963</text:p>
          </table:table-cell>
          <table:table-cell office:value-type="float" office:value="-1.9838999999999999E-2" table:style-name="ce1">
            <text:p>-0.019839</text:p>
          </table:table-cell>
          <table:table-cell table:style-name="ce3"/>
          <table:table-cell office:value-type="float" office:value="2.8000400000000001" table:style-name="ce7">
            <text:p>2.80004</text:p>
          </table:table-cell>
          <table:table-cell office:value-type="float" office:value="0.65109899999999998" table:style-name="ce7">
            <text:p>0.651099</text:p>
          </table:table-cell>
          <table:table-cell office:value-type="float" office:value="0.65044500000000005" table:style-name="ce7">
            <text:p>0.650445</text:p>
          </table:table-cell>
          <table:table-cell office:value-type="float" office:value="0.65378700000000001" table:style-name="ce7">
            <text:p>0.653787</text:p>
          </table:table-cell>
          <table:table-cell office:value-type="float" office:value="-6.0810000000000031E-3" table:formula="of:=[.G33]-[.$G$5]" table:style-name="ce1">
            <text:p>-0.006081</text:p>
          </table:table-cell>
          <table:table-cell office:value-type="float" office:value="-6.7349999999999355E-3" table:formula="of:=[.H33]-[.$G$5]" table:style-name="ce1">
            <text:p>-0.006735</text:p>
          </table:table-cell>
          <table:table-cell office:value-type="float" office:value="-3.3929999999999794E-3" table:formula="of:=[.I33]-[.$G$5]" table:style-name="ce1">
            <text:p>-0.003393</text:p>
          </table:table-cell>
          <table:table-cell office:value-type="float" office:value="2.8000400000000001" table:style-name="ce1">
            <text:p>2.80004</text:p>
          </table:table-cell>
          <table:table-cell office:value-type="float" office:value="-2.35509E-2" table:style-name="ce1">
            <text:p>-0.0235509</text:p>
          </table:table-cell>
          <table:table-cell office:value-type="float" office:value="-2.9893200000000002E-3" table:style-name="ce1">
            <text:p>-0.00298932</text:p>
          </table:table-cell>
          <table:table-cell table:number-columns-repeated="16369"/>
        </table:table-row>
        <table:table-row table:style-name="ro3">
          <table:table-cell office:value-type="float" office:value="2.9" table:style-name="ce1">
            <text:p>2.9</text:p>
          </table:table-cell>
          <table:table-cell office:value-type="float" office:value="-1.5197E-2" table:style-name="ce1">
            <text:p>-0.015197</text:p>
          </table:table-cell>
          <table:table-cell office:value-type="float" office:value="-6.4995999999999998E-2" table:style-name="ce1">
            <text:p>-0.064996</text:p>
          </table:table-cell>
          <table:table-cell office:value-type="float" office:value="-1.8700999999999999E-2" table:style-name="ce1">
            <text:p>-0.018701</text:p>
          </table:table-cell>
          <table:table-cell table:style-name="ce3"/>
          <table:table-cell office:value-type="float" office:value="2.9000599999999999" table:style-name="ce7">
            <text:p>2.90006</text:p>
          </table:table-cell>
          <table:table-cell office:value-type="float" office:value="0.65364100000000003" table:style-name="ce7">
            <text:p>0.653641</text:p>
          </table:table-cell>
          <table:table-cell office:value-type="float" office:value="0.65029199999999998" table:style-name="ce7">
            <text:p>0.650292</text:p>
          </table:table-cell>
          <table:table-cell office:value-type="float" office:value="0.65310900000000005" table:style-name="ce7">
            <text:p>0.653109</text:p>
          </table:table-cell>
          <table:table-cell office:value-type="float" office:value="-3.5389999999999588E-3" table:formula="of:=[.G34]-[.$G$5]" table:style-name="ce1">
            <text:p>-0.003539</text:p>
          </table:table-cell>
          <table:table-cell office:value-type="float" office:value="-6.8880000000000052E-3" table:formula="of:=[.H34]-[.$G$5]" table:style-name="ce1">
            <text:p>-0.006888</text:p>
          </table:table-cell>
          <table:table-cell office:value-type="float" office:value="-4.0709999999999358E-3" table:formula="of:=[.I34]-[.$G$5]" table:style-name="ce1">
            <text:p>-0.004071</text:p>
          </table:table-cell>
          <table:table-cell office:value-type="float" office:value="2.9000599999999999" table:style-name="ce1">
            <text:p>2.90006</text:p>
          </table:table-cell>
          <table:table-cell office:value-type="float" office:value="-2.5954000000000001E-2" table:style-name="ce1">
            <text:p>-0.025954</text:p>
          </table:table-cell>
          <table:table-cell office:value-type="float" office:value="1.5689499999999999E-3" table:style-name="ce1">
            <text:p>0.00156895</text:p>
          </table:table-cell>
          <table:table-cell table:number-columns-repeated="16369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float" office:value="-2.2922000000000001E-2" table:style-name="ce1">
            <text:p>-0.022922</text:p>
          </table:table-cell>
          <table:table-cell office:value-type="float" office:value="-7.5152999999999998E-2" table:style-name="ce1">
            <text:p>-0.075153</text:p>
          </table:table-cell>
          <table:table-cell office:value-type="float" office:value="-4.2230000000000002E-3" table:style-name="ce1">
            <text:p>-0.004223</text:p>
          </table:table-cell>
          <table:table-cell table:style-name="ce3"/>
          <table:table-cell office:value-type="float" office:value="3.0000200000000001" table:style-name="ce7">
            <text:p>3.00002</text:p>
          </table:table-cell>
          <table:table-cell office:value-type="float" office:value="0.65714600000000001" table:style-name="ce7">
            <text:p>0.657146</text:p>
          </table:table-cell>
          <table:table-cell office:value-type="float" office:value="0.65043700000000004" table:style-name="ce7">
            <text:p>0.650437</text:p>
          </table:table-cell>
          <table:table-cell office:value-type="float" office:value="0.65247699999999997" table:style-name="ce7">
            <text:p>0.652477</text:p>
          </table:table-cell>
          <table:table-cell office:value-type="float" office:value="-3.3999999999978492E-5" table:formula="of:=[.G35]-[.$G$5]" table:style-name="ce1">
            <text:p>-3.4E-05</text:p>
          </table:table-cell>
          <table:table-cell office:value-type="float" office:value="-6.7429999999999435E-3" table:formula="of:=[.H35]-[.$G$5]" table:style-name="ce1">
            <text:p>-0.006743</text:p>
          </table:table-cell>
          <table:table-cell office:value-type="float" office:value="-4.7030000000000127E-3" table:formula="of:=[.I35]-[.$G$5]" table:style-name="ce1">
            <text:p>-0.004703</text:p>
          </table:table-cell>
          <table:table-cell office:value-type="float" office:value="3.0000200000000001" table:style-name="ce1">
            <text:p>3.00002</text:p>
          </table:table-cell>
          <table:table-cell office:value-type="float" office:value="-2.6568999999999999E-2" table:style-name="ce1">
            <text:p>-0.026569</text:p>
          </table:table-cell>
          <table:table-cell office:value-type="float" office:value="9.3934099999999996E-3" table:style-name="ce1">
            <text:p>0.00939341</text:p>
          </table:table-cell>
          <table:table-cell table:number-columns-repeated="16369"/>
        </table:table-row>
        <table:table-row table:style-name="ro3">
          <table:table-cell office:value-type="float" office:value="3.1" table:style-name="ce1">
            <text:p>3.1</text:p>
          </table:table-cell>
          <table:table-cell office:value-type="float" office:value="-2.4674000000000001E-2" table:style-name="ce1">
            <text:p>-0.024674</text:p>
          </table:table-cell>
          <table:table-cell office:value-type="float" office:value="-7.1709999999999996E-2" table:style-name="ce1">
            <text:p>-0.07171</text:p>
          </table:table-cell>
          <table:table-cell office:value-type="float" office:value="1.9434E-2" table:style-name="ce1">
            <text:p>0.019434</text:p>
          </table:table-cell>
          <table:table-cell table:style-name="ce3"/>
          <table:table-cell office:value-type="float" office:value="3.1" table:style-name="ce7">
            <text:p>3.1</text:p>
          </table:table-cell>
          <table:table-cell office:value-type="float" office:value="0.661555" table:style-name="ce7">
            <text:p>0.661555</text:p>
          </table:table-cell>
          <table:table-cell office:value-type="float" office:value="0.65097099999999997" table:style-name="ce7">
            <text:p>0.650971</text:p>
          </table:table-cell>
          <table:table-cell office:value-type="float" office:value="0.65191500000000002" table:style-name="ce7">
            <text:p>0.651915</text:p>
          </table:table-cell>
          <table:table-cell office:value-type="float" office:value="4.3750000000000178E-3" table:formula="of:=[.G36]-[.$G$5]" table:style-name="ce1">
            <text:p>0.004375</text:p>
          </table:table-cell>
          <table:table-cell office:value-type="float" office:value="-6.2090000000000201E-3" table:formula="of:=[.H36]-[.$G$5]" table:style-name="ce1">
            <text:p>-0.006209</text:p>
          </table:table-cell>
          <table:table-cell office:value-type="float" office:value="-5.2649999999999642E-3" table:formula="of:=[.I36]-[.$G$5]" table:style-name="ce1">
            <text:p>-0.005265</text:p>
          </table:table-cell>
          <table:table-cell office:value-type="float" office:value="3.1" table:style-name="ce1">
            <text:p>3.1</text:p>
          </table:table-cell>
          <table:table-cell office:value-type="float" office:value="-2.63819E-2" table:style-name="ce1">
            <text:p>-0.0263819</text:p>
          </table:table-cell>
          <table:table-cell office:value-type="float" office:value="1.59574E-2" table:style-name="ce1">
            <text:p>0.0159574</text:p>
          </table:table-cell>
          <table:table-cell table:number-columns-repeated="16369"/>
        </table:table-row>
        <table:table-row table:style-name="ro3">
          <table:table-cell office:value-type="float" office:value="3.2" table:style-name="ce1">
            <text:p>3.2</text:p>
          </table:table-cell>
          <table:table-cell office:value-type="float" office:value="-1.8506000000000002E-2" table:style-name="ce1">
            <text:p>-0.018506</text:p>
          </table:table-cell>
          <table:table-cell office:value-type="float" office:value="-5.1008999999999999E-2" table:style-name="ce1">
            <text:p>-0.051009</text:p>
          </table:table-cell>
          <table:table-cell office:value-type="float" office:value="4.3770999999999997E-2" table:style-name="ce1">
            <text:p>0.043771</text:p>
          </table:table-cell>
          <table:table-cell table:style-name="ce3"/>
          <table:table-cell office:value-type="float" office:value="3.2000600000000001" table:style-name="ce7">
            <text:p>3.20006</text:p>
          </table:table-cell>
          <table:table-cell office:value-type="float" office:value="0.66669" table:style-name="ce7">
            <text:p>0.66669</text:p>
          </table:table-cell>
          <table:table-cell office:value-type="float" office:value="0.65216399999999997" table:style-name="ce7">
            <text:p>0.652164</text:p>
          </table:table-cell>
          <table:table-cell office:value-type="float" office:value="0.65147200000000005" table:style-name="ce7">
            <text:p>0.651472</text:p>
          </table:table-cell>
          <table:table-cell office:value-type="float" office:value="9.5100000000000184E-3" table:formula="of:=[.G37]-[.$G$5]" table:style-name="ce1">
            <text:p>0.00951</text:p>
          </table:table-cell>
          <table:table-cell office:value-type="float" office:value="-5.0160000000000204E-3" table:formula="of:=[.H37]-[.$G$5]" table:style-name="ce1">
            <text:p>-0.005016</text:p>
          </table:table-cell>
          <table:table-cell office:value-type="float" office:value="-5.7079999999999353E-3" table:formula="of:=[.I37]-[.$G$5]" table:style-name="ce1">
            <text:p>-0.005708</text:p>
          </table:table-cell>
          <table:table-cell office:value-type="float" office:value="3.2000600000000001" table:style-name="ce1">
            <text:p>3.20006</text:p>
          </table:table-cell>
          <table:table-cell office:value-type="float" office:value="-2.31151E-2" table:style-name="ce1">
            <text:p>-0.0231151</text:p>
          </table:table-cell>
          <table:table-cell office:value-type="float" office:value="2.0588100000000002E-2" table:style-name="ce1">
            <text:p>0.0205881</text:p>
          </table:table-cell>
          <table:table-cell table:number-columns-repeated="16369"/>
        </table:table-row>
        <table:table-row table:style-name="ro3">
          <table:table-cell office:value-type="float" office:value="3.3" table:style-name="ce1">
            <text:p>3.3</text:p>
          </table:table-cell>
          <table:table-cell office:value-type="float" office:value="-5.6579999999999998E-3" table:style-name="ce1">
            <text:p>-0.005658</text:p>
          </table:table-cell>
          <table:table-cell office:value-type="float" office:value="-1.5907000000000001E-2" table:style-name="ce1">
            <text:p>-0.015907</text:p>
          </table:table-cell>
          <table:table-cell office:value-type="float" office:value="5.9674999999999999E-2" table:style-name="ce1">
            <text:p>0.059675</text:p>
          </table:table-cell>
          <table:table-cell table:style-name="ce3"/>
          <table:table-cell office:value-type="float" office:value="3.3000099999999999" table:style-name="ce7">
            <text:p>3.30001</text:p>
          </table:table-cell>
          <table:table-cell office:value-type="float" office:value="0.67215100000000005" table:style-name="ce7">
            <text:p>0.672151</text:p>
          </table:table-cell>
          <table:table-cell office:value-type="float" office:value="0.65420999999999996" table:style-name="ce7">
            <text:p>0.65421</text:p>
          </table:table-cell>
          <table:table-cell office:value-type="float" office:value="0.65120500000000003" table:style-name="ce7">
            <text:p>0.651205</text:p>
          </table:table-cell>
          <table:table-cell office:value-type="float" office:value="1.4971000000000068E-2" table:formula="of:=[.G38]-[.$G$5]" table:style-name="ce1">
            <text:p>0.014971</text:p>
          </table:table-cell>
          <table:table-cell office:value-type="float" office:value="-2.9700000000000282E-3" table:formula="of:=[.H38]-[.$G$5]" table:style-name="ce1">
            <text:p>-0.00297</text:p>
          </table:table-cell>
          <table:table-cell office:value-type="float" office:value="-5.9749999999999526E-3" table:formula="of:=[.I38]-[.$G$5]" table:style-name="ce1">
            <text:p>-0.005975</text:p>
          </table:table-cell>
          <table:table-cell office:value-type="float" office:value="3.3000099999999999" table:style-name="ce1">
            <text:p>3.30001</text:p>
          </table:table-cell>
          <table:table-cell office:value-type="float" office:value="-1.54445E-2" table:style-name="ce1">
            <text:p>-0.0154445</text:p>
          </table:table-cell>
          <table:table-cell office:value-type="float" office:value="2.0917499999999999E-2" table:style-name="ce1">
            <text:p>0.0209175</text:p>
          </table:table-cell>
          <table:table-cell table:number-columns-repeated="16369"/>
        </table:table-row>
        <table:table-row table:style-name="ro3">
          <table:table-cell office:value-type="float" office:value="3.4" table:style-name="ce1">
            <text:p>3.4</text:p>
          </table:table-cell>
          <table:table-cell office:value-type="float" office:value="1.0003E-2" table:style-name="ce1">
            <text:p>0.010003</text:p>
          </table:table-cell>
          <table:table-cell office:value-type="float" office:value="2.5277000000000001E-2" table:style-name="ce1">
            <text:p>0.025277</text:p>
          </table:table-cell>
          <table:table-cell office:value-type="float" office:value="6.1343000000000002E-2" table:style-name="ce1">
            <text:p>0.061343</text:p>
          </table:table-cell>
          <table:table-cell table:style-name="ce3"/>
          <table:table-cell office:value-type="float" office:value="3.4000400000000002" table:style-name="ce7">
            <text:p>3.40004</text:p>
          </table:table-cell>
          <table:table-cell office:value-type="float" office:value="0.677319" table:style-name="ce7">
            <text:p>0.677319</text:p>
          </table:table-cell>
          <table:table-cell office:value-type="float" office:value="0.65717499999999995" table:style-name="ce7">
            <text:p>0.657175</text:p>
          </table:table-cell>
          <table:table-cell office:value-type="float" office:value="0.65122100000000005" table:style-name="ce7">
            <text:p>0.651221</text:p>
          </table:table-cell>
          <table:table-cell office:value-type="float" office:value="2.0139000000000018E-2" table:formula="of:=[.G39]-[.$G$5]" table:style-name="ce1">
            <text:p>0.020139</text:p>
          </table:table-cell>
          <table:table-cell office:value-type="float" office:value="-5.000000000032756E-6" table:formula="of:=[.H39]-[.$G$5]" table:style-name="ce1">
            <text:p>-5E-06</text:p>
          </table:table-cell>
          <table:table-cell office:value-type="float" office:value="-5.9589999999999366E-3" table:formula="of:=[.I39]-[.$G$5]" table:style-name="ce1">
            <text:p>-0.005959</text:p>
          </table:table-cell>
          <table:table-cell office:value-type="float" office:value="3.4000400000000002" table:style-name="ce1">
            <text:p>3.40004</text:p>
          </table:table-cell>
          <table:table-cell office:value-type="float" office:value="-1.81829E-3" table:style-name="ce1">
            <text:p>-0.00181829</text:p>
          </table:table-cell>
          <table:table-cell office:value-type="float" office:value="2.0615999999999999E-2" table:style-name="ce1">
            <text:p>0.020616</text:p>
          </table:table-cell>
          <table:table-cell table:number-columns-repeated="16369"/>
        </table:table-row>
        <table:table-row table:style-name="ro3">
          <table:table-cell office:value-type="float" office:value="3.5" table:style-name="ce1">
            <text:p>3.5</text:p>
          </table:table-cell>
          <table:table-cell office:value-type="float" office:value="2.3642E-2" table:style-name="ce1">
            <text:p>0.023642</text:p>
          </table:table-cell>
          <table:table-cell office:value-type="float" office:value="6.2137999999999999E-2" table:style-name="ce1">
            <text:p>0.062138</text:p>
          </table:table-cell>
          <table:table-cell office:value-type="float" office:value="4.8661999999999997E-2" table:style-name="ce1">
            <text:p>0.048662</text:p>
          </table:table-cell>
          <table:table-cell table:style-name="ce3"/>
          <table:table-cell office:value-type="float" office:value="3.5000200000000001" table:style-name="ce7">
            <text:p>3.50002</text:p>
          </table:table-cell>
          <table:table-cell office:value-type="float" office:value="0.68112300000000003" table:style-name="ce7">
            <text:p>0.681123</text:p>
          </table:table-cell>
          <table:table-cell office:value-type="float" office:value="0.66091200000000005" table:style-name="ce7">
            <text:p>0.660912</text:p>
          </table:table-cell>
          <table:table-cell office:value-type="float" office:value="0.65166100000000005" table:style-name="ce7">
            <text:p>0.651661</text:p>
          </table:table-cell>
          <table:table-cell office:value-type="float" office:value="2.3943000000000048E-2" table:formula="of:=[.G40]-[.$G$5]" table:style-name="ce1">
            <text:p>0.023943</text:p>
          </table:table-cell>
          <table:table-cell office:value-type="float" office:value="3.7320000000000686E-3" table:formula="of:=[.H40]-[.$G$5]" table:style-name="ce1">
            <text:p>0.003732</text:p>
          </table:table-cell>
          <table:table-cell office:value-type="float" office:value="-5.5189999999999406E-3" table:formula="of:=[.I40]-[.$G$5]" table:style-name="ce1">
            <text:p>-0.005519</text:p>
          </table:table-cell>
          <table:table-cell office:value-type="float" office:value="3.5000200000000001" table:style-name="ce1">
            <text:p>3.50002</text:p>
          </table:table-cell>
          <table:table-cell office:value-type="float" office:value="1.47397E-2" table:style-name="ce1">
            <text:p>0.0147397</text:p>
          </table:table-cell>
          <table:table-cell office:value-type="float" office:value="2.1798000000000001E-2" table:style-name="ce1">
            <text:p>0.021798</text:p>
          </table:table-cell>
          <table:table-cell table:number-columns-repeated="16369"/>
        </table:table-row>
        <table:table-row table:style-name="ro3">
          <table:table-cell office:value-type="float" office:value="3.6" table:style-name="ce1">
            <text:p>3.6</text:p>
          </table:table-cell>
          <table:table-cell office:value-type="float" office:value="3.1489000000000003E-2" table:style-name="ce1">
            <text:p>0.031489</text:p>
          </table:table-cell>
          <table:table-cell office:value-type="float" office:value="8.6342000000000002E-2" table:style-name="ce1">
            <text:p>0.086342</text:p>
          </table:table-cell>
          <table:table-cell office:value-type="float" office:value="2.7036000000000001E-2" table:style-name="ce1">
            <text:p>0.027036</text:p>
          </table:table-cell>
          <table:table-cell table:style-name="ce3"/>
          <table:table-cell office:value-type="float" office:value="3.60005" table:style-name="ce7">
            <text:p>3.60005</text:p>
          </table:table-cell>
          <table:table-cell office:value-type="float" office:value="0.68268600000000002" table:style-name="ce7">
            <text:p>0.682686</text:p>
          </table:table-cell>
          <table:table-cell office:value-type="float" office:value="0.66519499999999998" table:style-name="ce7">
            <text:p>0.665195</text:p>
          </table:table-cell>
          <table:table-cell office:value-type="float" office:value="0.65269999999999995" table:style-name="ce7">
            <text:p>0.6527</text:p>
          </table:table-cell>
          <table:table-cell office:value-type="float" office:value="2.5506000000000029E-2" table:formula="of:=[.G41]-[.$G$5]" table:style-name="ce1">
            <text:p>0.025506</text:p>
          </table:table-cell>
          <table:table-cell office:value-type="float" office:value="8.0149999999999944E-3" table:formula="of:=[.H41]-[.$G$5]" table:style-name="ce1">
            <text:p>0.008015</text:p>
          </table:table-cell>
          <table:table-cell office:value-type="float" office:value="-4.4800000000000395E-3" table:formula="of:=[.I41]-[.$G$5]" table:style-name="ce1">
            <text:p>-0.00448</text:p>
          </table:table-cell>
          <table:table-cell office:value-type="float" office:value="3.60005" table:style-name="ce1">
            <text:p>3.60005</text:p>
          </table:table-cell>
          <table:table-cell office:value-type="float" office:value="3.2710000000000003E-2" table:style-name="ce1">
            <text:p>0.03271</text:p>
          </table:table-cell>
          <table:table-cell office:value-type="float" office:value="2.3786700000000001E-2" table:style-name="ce1">
            <text:p>0.0237867</text:p>
          </table:table-cell>
          <table:table-cell table:number-columns-repeated="16369"/>
        </table:table-row>
        <table:table-row table:style-name="ro3">
          <table:table-cell office:value-type="float" office:value="3.7" table:style-name="ce1">
            <text:p>3.7</text:p>
          </table:table-cell>
          <table:table-cell office:value-type="float" office:value="3.2328000000000003E-2" table:style-name="ce1">
            <text:p>0.032328</text:p>
          </table:table-cell>
          <table:table-cell office:value-type="float" office:value="9.4728999999999994E-2" table:style-name="ce1">
            <text:p>0.094729</text:p>
          </table:table-cell>
          <table:table-cell office:value-type="float" office:value="4.8089999999999999E-3" table:style-name="ce1">
            <text:p>0.004809</text:p>
          </table:table-cell>
          <table:table-cell table:style-name="ce3"/>
          <table:table-cell office:value-type="float" office:value="3.7000099999999998" table:style-name="ce7">
            <text:p>3.70001</text:p>
          </table:table-cell>
          <table:table-cell office:value-type="float" office:value="0.68135100000000004" table:style-name="ce7">
            <text:p>0.681351</text:p>
          </table:table-cell>
          <table:table-cell office:value-type="float" office:value="0.66968000000000005" table:style-name="ce7">
            <text:p>0.66968</text:p>
          </table:table-cell>
          <table:table-cell office:value-type="float" office:value="0.65440399999999999" table:style-name="ce7">
            <text:p>0.654404</text:p>
          </table:table-cell>
          <table:table-cell office:value-type="float" office:value="2.4171000000000054E-2" table:formula="of:=[.G42]-[.$G$5]" table:style-name="ce1">
            <text:p>0.024171</text:p>
          </table:table-cell>
          <table:table-cell office:value-type="float" office:value="1.2500000000000067E-2" table:formula="of:=[.H42]-[.$G$5]" table:style-name="ce1">
            <text:p>0.0125</text:p>
          </table:table-cell>
          <table:table-cell office:value-type="float" office:value="-2.7760000000000007E-3" table:formula="of:=[.I42]-[.$G$5]" table:style-name="ce1">
            <text:p>-0.002776</text:p>
          </table:table-cell>
          <table:table-cell office:value-type="float" office:value="3.7000099999999998" table:style-name="ce1">
            <text:p>3.70001</text:p>
          </table:table-cell>
          <table:table-cell office:value-type="float" office:value="4.9893600000000003E-2" table:style-name="ce1">
            <text:p>0.0498936</text:p>
          </table:table-cell>
          <table:table-cell office:value-type="float" office:value="2.3136500000000001E-2" table:style-name="ce1">
            <text:p>0.0231365</text:p>
          </table:table-cell>
          <table:table-cell table:number-columns-repeated="16369"/>
        </table:table-row>
        <table:table-row table:style-name="ro3">
          <table:table-cell office:value-type="float" office:value="3.8" table:style-name="ce1">
            <text:p>3.8</text:p>
          </table:table-cell>
          <table:table-cell office:value-type="float" office:value="2.7810999999999999E-2" table:style-name="ce1">
            <text:p>0.027811</text:p>
          </table:table-cell>
          <table:table-cell office:value-type="float" office:value="9.0038000000000007E-2" table:style-name="ce1">
            <text:p>0.090038</text:p>
          </table:table-cell>
          <table:table-cell office:value-type="float" office:value="-1.0513E-2" table:style-name="ce1">
            <text:p>-0.010513</text:p>
          </table:table-cell>
          <table:table-cell table:style-name="ce3"/>
          <table:table-cell office:value-type="float" office:value="3.8000600000000002" table:style-name="ce7">
            <text:p>3.80006</text:p>
          </table:table-cell>
          <table:table-cell office:value-type="float" office:value="0.67713000000000001" table:style-name="ce7">
            <text:p>0.67713</text:p>
          </table:table-cell>
          <table:table-cell office:value-type="float" office:value="0.67400499999999997" table:style-name="ce7">
            <text:p>0.674005</text:p>
          </table:table-cell>
          <table:table-cell office:value-type="float" office:value="0.65679399999999999" table:style-name="ce7">
            <text:p>0.656794</text:p>
          </table:table-cell>
          <table:table-cell office:value-type="float" office:value="1.9950000000000023E-2" table:formula="of:=[.G43]-[.$G$5]" table:style-name="ce1">
            <text:p>0.01995</text:p>
          </table:table-cell>
          <table:table-cell office:value-type="float" office:value="1.6824999999999979E-2" table:formula="of:=[.H43]-[.$G$5]" table:style-name="ce1">
            <text:p>0.016825</text:p>
          </table:table-cell>
          <table:table-cell office:value-type="float" office:value="-3.8599999999999746E-4" table:formula="of:=[.I43]-[.$G$5]" table:style-name="ce1">
            <text:p>-0.000386</text:p>
          </table:table-cell>
          <table:table-cell office:value-type="float" office:value="3.8000600000000002" table:style-name="ce1">
            <text:p>3.80006</text:p>
          </table:table-cell>
          <table:table-cell office:value-type="float" office:value="6.6788899999999998E-2" table:style-name="ce1">
            <text:p>0.0667889</text:p>
          </table:table-cell>
          <table:table-cell office:value-type="float" office:value="1.7507600000000002E-2" table:style-name="ce1">
            <text:p>0.0175076</text:p>
          </table:table-cell>
          <table:table-cell table:number-columns-repeated="16369"/>
        </table:table-row>
        <table:table-row table:style-name="ro3">
          <table:table-cell office:value-type="float" office:value="3.9" table:style-name="ce1">
            <text:p>3.9</text:p>
          </table:table-cell>
          <table:table-cell office:value-type="float" office:value="2.1493999999999999E-2" table:style-name="ce1">
            <text:p>0.021494</text:p>
          </table:table-cell>
          <table:table-cell office:value-type="float" office:value="7.9011999999999999E-2" table:style-name="ce1">
            <text:p>0.079012</text:p>
          </table:table-cell>
          <table:table-cell office:value-type="float" office:value="-1.5521E-2" table:style-name="ce1">
            <text:p>-0.015521</text:p>
          </table:table-cell>
          <table:table-cell table:style-name="ce3"/>
          <table:table-cell office:value-type="float" office:value="3.90001" table:style-name="ce7">
            <text:p>3.90001</text:p>
          </table:table-cell>
          <table:table-cell office:value-type="float" office:value="0.67050100000000001" table:style-name="ce7">
            <text:p>0.670501</text:p>
          </table:table-cell>
          <table:table-cell office:value-type="float" office:value="0.677589" table:style-name="ce7">
            <text:p>0.677589</text:p>
          </table:table-cell>
          <table:table-cell office:value-type="float" office:value="0.65985000000000005" table:style-name="ce7">
            <text:p>0.65985</text:p>
          </table:table-cell>
          <table:table-cell office:value-type="float" office:value="1.3321000000000027E-2" table:formula="of:=[.G44]-[.$G$5]" table:style-name="ce1">
            <text:p>0.013321</text:p>
          </table:table-cell>
          <table:table-cell office:value-type="float" office:value="2.040900000000001E-2" table:formula="of:=[.H44]-[.$G$5]" table:style-name="ce1">
            <text:p>0.020409</text:p>
          </table:table-cell>
          <table:table-cell office:value-type="float" office:value="2.6700000000000612E-3" table:formula="of:=[.I44]-[.$G$5]" table:style-name="ce1">
            <text:p>0.00267</text:p>
          </table:table-cell>
          <table:table-cell office:value-type="float" office:value="3.90001" table:style-name="ce1">
            <text:p>3.90001</text:p>
          </table:table-cell>
          <table:table-cell office:value-type="float" office:value="8.0005999999999994E-2" table:style-name="ce1">
            <text:p>0.080006</text:p>
          </table:table-cell>
          <table:table-cell office:value-type="float" office:value="6.8914099999999997E-3" table:style-name="ce1">
            <text:p>0.00689141</text:p>
          </table:table-cell>
          <table:table-cell table:number-columns-repeated="16369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1.704E-2" table:style-name="ce1">
            <text:p>0.01704</text:p>
          </table:table-cell>
          <table:table-cell office:value-type="float" office:value="6.8819000000000005E-2" table:style-name="ce1">
            <text:p>0.068819</text:p>
          </table:table-cell>
          <table:table-cell office:value-type="float" office:value="-1.217E-2" table:style-name="ce1">
            <text:p>-0.01217</text:p>
          </table:table-cell>
          <table:table-cell table:style-name="ce3"/>
          <table:table-cell office:value-type="float" office:value="4.0000600000000004" table:style-name="ce7">
            <text:p>4.00006</text:p>
          </table:table-cell>
          <table:table-cell office:value-type="float" office:value="0.66224799999999995" table:style-name="ce7">
            <text:p>0.662248</text:p>
          </table:table-cell>
          <table:table-cell office:value-type="float" office:value="0.67964400000000003" table:style-name="ce7">
            <text:p>0.679644</text:p>
          </table:table-cell>
          <table:table-cell office:value-type="float" office:value="0.66349499999999995" table:style-name="ce7">
            <text:p>0.663495</text:p>
          </table:table-cell>
          <table:table-cell office:value-type="float" office:value="5.0679999999999614E-3" table:formula="of:=[.G45]-[.$G$5]" table:style-name="ce1">
            <text:p>0.005068</text:p>
          </table:table-cell>
          <table:table-cell office:value-type="float" office:value="2.2464000000000039E-2" table:formula="of:=[.H45]-[.$G$5]" table:style-name="ce1">
            <text:p>0.022464</text:p>
          </table:table-cell>
          <table:table-cell office:value-type="float" office:value="6.3149999999999595E-3" table:formula="of:=[.I45]-[.$G$5]" table:style-name="ce1">
            <text:p>0.006315</text:p>
          </table:table-cell>
          <table:table-cell office:value-type="float" office:value="4.0000600000000004" table:style-name="ce1">
            <text:p>4.00006</text:p>
          </table:table-cell>
          <table:table-cell office:value-type="float" office:value="8.8922200000000007E-2" table:style-name="ce1">
            <text:p>0.0889222</text:p>
          </table:table-cell>
          <table:table-cell office:value-type="float" office:value="-4.1163199999999997E-3" table:style-name="ce1">
            <text:p>-0.00411632</text:p>
          </table:table-cell>
          <table:table-cell table:number-columns-repeated="16369"/>
        </table:table-row>
        <table:table-row table:style-name="ro3">
          <table:table-cell office:value-type="float" office:value="4.0999999999999996" table:style-name="ce1">
            <text:p>4.1</text:p>
          </table:table-cell>
          <table:table-cell office:value-type="float" office:value="1.6435999999999999E-2" table:style-name="ce1">
            <text:p>0.016436</text:p>
          </table:table-cell>
          <table:table-cell office:value-type="float" office:value="6.3492000000000007E-2" table:style-name="ce1">
            <text:p>0.063492</text:p>
          </table:table-cell>
          <table:table-cell office:value-type="float" office:value="-6.5129999999999997E-3" table:style-name="ce1">
            <text:p>-0.006513</text:p>
          </table:table-cell>
          <table:table-cell table:style-name="ce3"/>
          <table:table-cell office:value-type="float" office:value="4.1000199999999998" table:style-name="ce7">
            <text:p>4.10002</text:p>
          </table:table-cell>
          <table:table-cell office:value-type="float" office:value="0.65353000000000006" table:style-name="ce7">
            <text:p>0.65353</text:p>
          </table:table-cell>
          <table:table-cell office:value-type="float" office:value="0.67952800000000002" table:style-name="ce7">
            <text:p>0.679528</text:p>
          </table:table-cell>
          <table:table-cell office:value-type="float" office:value="0.66750200000000004" table:style-name="ce7">
            <text:p>0.667502</text:p>
          </table:table-cell>
          <table:table-cell office:value-type="float" office:value="-3.6499999999999311E-3" table:formula="of:=[.G46]-[.$G$5]" table:style-name="ce1">
            <text:p>-0.00365</text:p>
          </table:table-cell>
          <table:table-cell office:value-type="float" office:value="2.2348000000000035E-2" table:formula="of:=[.H46]-[.$G$5]" table:style-name="ce1">
            <text:p>0.022348</text:p>
          </table:table-cell>
          <table:table-cell office:value-type="float" office:value="1.0322000000000053E-2" table:formula="of:=[.I46]-[.$G$5]" table:style-name="ce1">
            <text:p>0.010322</text:p>
          </table:table-cell>
          <table:table-cell office:value-type="float" office:value="4.1000199999999998" table:style-name="ce1">
            <text:p>4.10002</text:p>
          </table:table-cell>
          <table:table-cell office:value-type="float" office:value="9.0325699999999995E-2" table:style-name="ce1">
            <text:p>0.0903257</text:p>
          </table:table-cell>
          <table:table-cell office:value-type="float" office:value="-1.3787499999999999E-2" table:style-name="ce1">
            <text:p>-0.0137875</text:p>
          </table:table-cell>
          <table:table-cell table:number-columns-repeated="16369"/>
        </table:table-row>
        <table:table-row table:style-name="ro3">
          <table:table-cell office:value-type="float" office:value="4.2" table:style-name="ce1">
            <text:p>4.2</text:p>
          </table:table-cell>
          <table:table-cell office:value-type="float" office:value="1.9043000000000001E-2" table:style-name="ce1">
            <text:p>0.019043</text:p>
          </table:table-cell>
          <table:table-cell office:value-type="float" office:value="6.2038000000000003E-2" table:style-name="ce1">
            <text:p>0.062038</text:p>
          </table:table-cell>
          <table:table-cell office:value-type="float" office:value="-5.5160000000000001E-3" table:style-name="ce1">
            <text:p>-0.005516</text:p>
          </table:table-cell>
          <table:table-cell table:style-name="ce3"/>
          <table:table-cell office:value-type="float" office:value="4.2000599999999997" table:style-name="ce7">
            <text:p>4.20006</text:p>
          </table:table-cell>
          <table:table-cell office:value-type="float" office:value="0.64538499999999999" table:style-name="ce7">
            <text:p>0.645385</text:p>
          </table:table-cell>
          <table:table-cell office:value-type="float" office:value="0.67700499999999997" table:style-name="ce7">
            <text:p>0.677005</text:p>
          </table:table-cell>
          <table:table-cell office:value-type="float" office:value="0.67151099999999997" table:style-name="ce7">
            <text:p>0.671511</text:p>
          </table:table-cell>
          <table:table-cell office:value-type="float" office:value="-1.1795E-2" table:formula="of:=[.G47]-[.$G$5]" table:style-name="ce1">
            <text:p>-0.011795</text:p>
          </table:table-cell>
          <table:table-cell office:value-type="float" office:value="1.9824999999999982E-2" table:formula="of:=[.H47]-[.$G$5]" table:style-name="ce1">
            <text:p>0.019825</text:p>
          </table:table-cell>
          <table:table-cell office:value-type="float" office:value="1.4330999999999983E-2" table:formula="of:=[.I47]-[.$G$5]" table:style-name="ce1">
            <text:p>0.014331</text:p>
          </table:table-cell>
          <table:table-cell office:value-type="float" office:value="4.2000599999999997" table:style-name="ce1">
            <text:p>4.20006</text:p>
          </table:table-cell>
          <table:table-cell office:value-type="float" office:value="8.2592899999999997E-2" table:style-name="ce1">
            <text:p>0.0825929</text:p>
          </table:table-cell>
          <table:table-cell office:value-type="float" office:value="-2.0925599999999999E-2" table:style-name="ce1">
            <text:p>-0.0209256</text:p>
          </table:table-cell>
          <table:table-cell table:number-columns-repeated="16369"/>
        </table:table-row>
        <table:table-row table:style-name="ro3">
          <table:table-cell office:value-type="float" office:value="4.3" table:style-name="ce1">
            <text:p>4.3</text:p>
          </table:table-cell>
          <table:table-cell office:value-type="float" office:value="2.1926999999999999E-2" table:style-name="ce1">
            <text:p>0.021927</text:p>
          </table:table-cell>
          <table:table-cell office:value-type="float" office:value="5.9110999999999997E-2" table:style-name="ce1">
            <text:p>0.059111</text:p>
          </table:table-cell>
          <table:table-cell office:value-type="float" office:value="-1.3448E-2" table:style-name="ce1">
            <text:p>-0.013448</text:p>
          </table:table-cell>
          <table:table-cell table:style-name="ce3"/>
          <table:table-cell office:value-type="float" office:value="4.3000400000000001" table:style-name="ce7">
            <text:p>4.30004</text:p>
          </table:table-cell>
          <table:table-cell office:value-type="float" office:value="0.63860399999999995" table:style-name="ce7">
            <text:p>0.638604</text:p>
          </table:table-cell>
          <table:table-cell office:value-type="float" office:value="0.67211600000000005" table:style-name="ce7">
            <text:p>0.672116</text:p>
          </table:table-cell>
          <table:table-cell office:value-type="float" office:value="0.67502200000000001" table:style-name="ce7">
            <text:p>0.675022</text:p>
          </table:table-cell>
          <table:table-cell office:value-type="float" office:value="-1.8576000000000037E-2" table:formula="of:=[.G48]-[.$G$5]" table:style-name="ce1">
            <text:p>-0.018576</text:p>
          </table:table-cell>
          <table:table-cell office:value-type="float" office:value="1.493600000000006E-2" table:formula="of:=[.H48]-[.$G$5]" table:style-name="ce1">
            <text:p>0.014936</text:p>
          </table:table-cell>
          <table:table-cell office:value-type="float" office:value="1.7842000000000025E-2" table:formula="of:=[.I48]-[.$G$5]" table:style-name="ce1">
            <text:p>0.017842</text:p>
          </table:table-cell>
          <table:table-cell office:value-type="float" office:value="4.3000400000000001" table:style-name="ce1">
            <text:p>4.30004</text:p>
          </table:table-cell>
          <table:table-cell office:value-type="float" office:value="6.5558699999999998E-2" table:style-name="ce1">
            <text:p>0.0655587</text:p>
          </table:table-cell>
          <table:table-cell office:value-type="float" office:value="-2.7812099999999999E-2" table:style-name="ce1">
            <text:p>-0.0278121</text:p>
          </table:table-cell>
          <table:table-cell table:number-columns-repeated="16369"/>
        </table:table-row>
        <table:table-row table:style-name="ro3">
          <table:table-cell office:value-type="float" office:value="4.4000000000000004" table:style-name="ce1">
            <text:p>4.4</text:p>
          </table:table-cell>
          <table:table-cell office:value-type="float" office:value="2.1337999999999999E-2" table:style-name="ce1">
            <text:p>0.021338</text:p>
          </table:table-cell>
          <table:table-cell office:value-type="float" office:value="4.7928999999999999E-2" table:style-name="ce1">
            <text:p>0.047929</text:p>
          </table:table-cell>
          <table:table-cell office:value-type="float" office:value="-2.9544000000000001E-2" table:style-name="ce1">
            <text:p>-0.029544</text:p>
          </table:table-cell>
          <table:table-cell table:style-name="ce3"/>
          <table:table-cell office:value-type="float" office:value="4.4000000000000004" table:style-name="ce7">
            <text:p>4.4</text:p>
          </table:table-cell>
          <table:table-cell office:value-type="float" office:value="0.63385999999999998" table:style-name="ce7">
            <text:p>0.63386</text:p>
          </table:table-cell>
          <table:table-cell office:value-type="float" office:value="0.66540900000000003" table:style-name="ce7">
            <text:p>0.665409</text:p>
          </table:table-cell>
          <table:table-cell office:value-type="float" office:value="0.67737899999999995" table:style-name="ce7">
            <text:p>0.677379</text:p>
          </table:table-cell>
          <table:table-cell office:value-type="float" office:value="-2.3320000000000007E-2" table:formula="of:=[.G49]-[.$G$5]" table:style-name="ce1">
            <text:p>-0.02332</text:p>
          </table:table-cell>
          <table:table-cell office:value-type="float" office:value="8.2290000000000418E-3" table:formula="of:=[.H49]-[.$G$5]" table:style-name="ce1">
            <text:p>0.008229</text:p>
          </table:table-cell>
          <table:table-cell office:value-type="float" office:value="2.0198999999999967E-2" table:formula="of:=[.I49]-[.$G$5]" table:style-name="ce1">
            <text:p>0.020199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2106400000000002E-2" table:style-name="ce1">
            <text:p>0.0421064</text:p>
          </table:table-cell>
          <table:table-cell office:value-type="float" office:value="-3.5362600000000001E-2" table:style-name="ce1">
            <text:p>-0.0353626</text:p>
          </table:table-cell>
          <table:table-cell table:number-columns-repeated="16369"/>
        </table:table-row>
        <table:table-row table:style-name="ro3">
          <table:table-cell office:value-type="float" office:value="4.5" table:style-name="ce1">
            <text:p>4.5</text:p>
          </table:table-cell>
          <table:table-cell office:value-type="float" office:value="1.4643E-2" table:style-name="ce1">
            <text:p>0.014643</text:p>
          </table:table-cell>
          <table:table-cell office:value-type="float" office:value="2.4066000000000001E-2" table:style-name="ce1">
            <text:p>0.024066</text:p>
          </table:table-cell>
          <table:table-cell office:value-type="float" office:value="-4.8076000000000001E-2" table:style-name="ce1">
            <text:p>-0.048076</text:p>
          </table:table-cell>
          <table:table-cell table:style-name="ce3"/>
          <table:table-cell office:value-type="float" office:value="4.5000499999999999" table:style-name="ce7">
            <text:p>4.50005</text:p>
          </table:table-cell>
          <table:table-cell office:value-type="float" office:value="0.631521" table:style-name="ce7">
            <text:p>0.631521</text:p>
          </table:table-cell>
          <table:table-cell office:value-type="float" office:value="0.65774500000000002" table:style-name="ce7">
            <text:p>0.657745</text:p>
          </table:table-cell>
          <table:table-cell office:value-type="float" office:value="0.67799100000000001" table:style-name="ce7">
            <text:p>0.677991</text:p>
          </table:table-cell>
          <table:table-cell office:value-type="float" office:value="-2.5658999999999987E-2" table:formula="of:=[.G50]-[.$G$5]" table:style-name="ce1">
            <text:p>-0.025659</text:p>
          </table:table-cell>
          <table:table-cell office:value-type="float" office:value="5.6500000000003769E-4" table:formula="of:=[.H50]-[.$G$5]" table:style-name="ce1">
            <text:p>0.000565</text:p>
          </table:table-cell>
          <table:table-cell office:value-type="float" office:value="2.0811000000000024E-2" table:formula="of:=[.I50]-[.$G$5]" table:style-name="ce1">
            <text:p>0.020811</text:p>
          </table:table-cell>
          <table:table-cell office:value-type="float" office:value="4.5000499999999999" table:style-name="ce1">
            <text:p>4.50005</text:p>
          </table:table-cell>
          <table:table-cell office:value-type="float" office:value="1.4227800000000001E-2" table:style-name="ce1">
            <text:p>0.0142278</text:p>
          </table:table-cell>
          <table:table-cell office:value-type="float" office:value="-4.25262E-2" table:style-name="ce1">
            <text:p>-0.0425262</text:p>
          </table:table-cell>
          <table:table-cell table:number-columns-repeated="16369"/>
        </table:table-row>
        <table:table-row table:style-name="ro3">
          <table:table-cell office:value-type="float" office:value="4.5999999999999996" table:style-name="ce1">
            <text:p>4.6</text:p>
          </table:table-cell>
          <table:table-cell office:value-type="float" office:value="1.8220000000000001E-3" table:style-name="ce1">
            <text:p>0.001822</text:p>
          </table:table-cell>
          <table:table-cell office:value-type="float" office:value="-1.1691999999999999E-2" table:style-name="ce1">
            <text:p>-0.011692</text:p>
          </table:table-cell>
          <table:table-cell office:value-type="float" office:value="-6.0831999999999997E-2" table:style-name="ce1">
            <text:p>-0.060832</text:p>
          </table:table-cell>
          <table:table-cell table:style-name="ce3"/>
          <table:table-cell office:value-type="float" office:value="4.6000699999999997" table:style-name="ce7">
            <text:p>4.60007</text:p>
          </table:table-cell>
          <table:table-cell office:value-type="float" office:value="0.63164399999999998" table:style-name="ce7">
            <text:p>0.631644</text:p>
          </table:table-cell>
          <table:table-cell office:value-type="float" office:value="0.65001399999999998" table:style-name="ce7">
            <text:p>0.650014</text:p>
          </table:table-cell>
          <table:table-cell office:value-type="float" office:value="0.67655399999999999" table:style-name="ce7">
            <text:p>0.676554</text:p>
          </table:table-cell>
          <table:table-cell office:value-type="float" office:value="-2.5536000000000003E-2" table:formula="of:=[.G51]-[.$G$5]" table:style-name="ce1">
            <text:p>-0.025536</text:p>
          </table:table-cell>
          <table:table-cell office:value-type="float" office:value="-7.1660000000000057E-3" table:formula="of:=[.H51]-[.$G$5]" table:style-name="ce1">
            <text:p>-0.007166</text:p>
          </table:table-cell>
          <table:table-cell office:value-type="float" office:value="1.9374000000000002E-2" table:formula="of:=[.I51]-[.$G$5]" table:style-name="ce1">
            <text:p>0.019374</text:p>
          </table:table-cell>
          <table:table-cell office:value-type="float" office:value="4.6000699999999997" table:style-name="ce1">
            <text:p>4.60007</text:p>
          </table:table-cell>
          <table:table-cell office:value-type="float" office:value="-1.48716E-2" table:style-name="ce1">
            <text:p>-0.0148716</text:p>
          </table:table-cell>
          <table:table-cell office:value-type="float" office:value="-4.64001E-2" table:style-name="ce1">
            <text:p>-0.0464001</text:p>
          </table:table-cell>
          <table:table-cell table:number-columns-repeated="16369"/>
        </table:table-row>
        <table:table-row table:style-name="ro3">
          <table:table-cell office:value-type="float" office:value="4.7" table:style-name="ce1">
            <text:p>4.7</text:p>
          </table:table-cell>
          <table:table-cell office:value-type="float" office:value="-1.422E-2" table:style-name="ce1">
            <text:p>-0.01422</text:p>
          </table:table-cell>
          <table:table-cell office:value-type="float" office:value="-5.2846999999999998E-2" table:style-name="ce1">
            <text:p>-0.052847</text:p>
          </table:table-cell>
          <table:table-cell office:value-type="float" office:value="-6.0898000000000001E-2" table:style-name="ce1">
            <text:p>-0.060898</text:p>
          </table:table-cell>
          <table:table-cell table:style-name="ce3"/>
          <table:table-cell office:value-type="float" office:value="4.7000299999999999" table:style-name="ce7">
            <text:p>4.70003</text:p>
          </table:table-cell>
          <table:table-cell office:value-type="float" office:value="0.63399399999999995" table:style-name="ce7">
            <text:p>0.633994</text:p>
          </table:table-cell>
          <table:table-cell office:value-type="float" office:value="0.64292800000000006" table:style-name="ce7">
            <text:p>0.642928</text:p>
          </table:table-cell>
          <table:table-cell office:value-type="float" office:value="0.67301200000000005" table:style-name="ce7">
            <text:p>0.673012</text:p>
          </table:table-cell>
          <table:table-cell office:value-type="float" office:value="-2.318600000000004E-2" table:formula="of:=[.G52]-[.$G$5]" table:style-name="ce1">
            <text:p>-0.023186</text:p>
          </table:table-cell>
          <table:table-cell office:value-type="float" office:value="-1.4251999999999931E-2" table:formula="of:=[.H52]-[.$G$5]" table:style-name="ce1">
            <text:p>-0.014252</text:p>
          </table:table-cell>
          <table:table-cell office:value-type="float" office:value="1.5832000000000068E-2" table:formula="of:=[.I52]-[.$G$5]" table:style-name="ce1">
            <text:p>0.015832</text:p>
          </table:table-cell>
          <table:table-cell office:value-type="float" office:value="4.7000299999999999" table:style-name="ce1">
            <text:p>4.70003</text:p>
          </table:table-cell>
          <table:table-cell office:value-type="float" office:value="-4.2316899999999998E-2" table:style-name="ce1">
            <text:p>-0.0423169</text:p>
          </table:table-cell>
          <table:table-cell office:value-type="float" office:value="-4.5194499999999999E-2" table:style-name="ce1">
            <text:p>-0.0451945</text:p>
          </table:table-cell>
          <table:table-cell table:number-columns-repeated="16369"/>
        </table:table-row>
        <table:table-row table:style-name="ro3">
          <table:table-cell office:value-type="float" office:value="4.8" table:style-name="ce1">
            <text:p>4.8</text:p>
          </table:table-cell>
          <table:table-cell office:value-type="float" office:value="-2.8709999999999999E-2" table:style-name="ce1">
            <text:p>-0.02871</text:p>
          </table:table-cell>
          <table:table-cell office:value-type="float" office:value="-8.9359999999999995E-2" table:style-name="ce1">
            <text:p>-0.08936</text:p>
          </table:table-cell>
          <table:table-cell office:value-type="float" office:value="-4.5992999999999999E-2" table:style-name="ce1">
            <text:p>-0.045993</text:p>
          </table:table-cell>
          <table:table-cell table:style-name="ce3"/>
          <table:table-cell office:value-type="float" office:value="4.8000400000000001" table:style-name="ce7">
            <text:p>4.80004</text:p>
          </table:table-cell>
          <table:table-cell office:value-type="float" office:value="0.63841999999999999" table:style-name="ce7">
            <text:p>0.63842</text:p>
          </table:table-cell>
          <table:table-cell office:value-type="float" office:value="0.63710599999999995" table:style-name="ce7">
            <text:p>0.637106</text:p>
          </table:table-cell>
          <table:table-cell office:value-type="float" office:value="0.66767799999999999" table:style-name="ce7">
            <text:p>0.667678</text:p>
          </table:table-cell>
          <table:table-cell office:value-type="float" office:value="-1.8759999999999999E-2" table:formula="of:=[.G53]-[.$G$5]" table:style-name="ce1">
            <text:p>-0.01876</text:p>
          </table:table-cell>
          <table:table-cell office:value-type="float" office:value="-2.0074000000000036E-2" table:formula="of:=[.H53]-[.$G$5]" table:style-name="ce1">
            <text:p>-0.020074</text:p>
          </table:table-cell>
          <table:table-cell office:value-type="float" office:value="1.0498000000000007E-2" table:formula="of:=[.I53]-[.$G$5]" table:style-name="ce1">
            <text:p>0.010498</text:p>
          </table:table-cell>
          <table:table-cell office:value-type="float" office:value="4.8000400000000001" table:style-name="ce1">
            <text:p>4.80004</text:p>
          </table:table-cell>
          <table:table-cell office:value-type="float" office:value="-6.56524E-2" table:style-name="ce1">
            <text:p>-0.0656524</text:p>
          </table:table-cell>
          <table:table-cell office:value-type="float" office:value="-3.8013400000000003E-2" table:style-name="ce1">
            <text:p>-0.0380134</text:p>
          </table:table-cell>
          <table:table-cell table:number-columns-repeated="16369"/>
        </table:table-row>
        <table:table-row table:style-name="ro3">
          <table:table-cell office:value-type="float" office:value="4.9000000000000004" table:style-name="ce1">
            <text:p>4.9</text:p>
          </table:table-cell>
          <table:table-cell office:value-type="float" office:value="-3.6991999999999997E-2" table:style-name="ce1">
            <text:p>-0.036992</text:p>
          </table:table-cell>
          <table:table-cell office:value-type="float" office:value="-0.1116" table:style-name="ce1">
            <text:p>-0.1116</text:p>
          </table:table-cell>
          <table:table-cell office:value-type="float" office:value="-1.9771E-2" table:style-name="ce1">
            <text:p>-0.019771</text:p>
          </table:table-cell>
          <table:table-cell table:style-name="ce3"/>
          <table:table-cell office:value-type="float" office:value="4.9000599999999999" table:style-name="ce7">
            <text:p>4.90006</text:p>
          </table:table-cell>
          <table:table-cell office:value-type="float" office:value="0.64423200000000003" table:style-name="ce7">
            <text:p>0.644232</text:p>
          </table:table-cell>
          <table:table-cell office:value-type="float" office:value="0.63327699999999998" table:style-name="ce7">
            <text:p>0.633277</text:p>
          </table:table-cell>
          <table:table-cell office:value-type="float" office:value="0.66110500000000005" table:style-name="ce7">
            <text:p>0.661105</text:p>
          </table:table-cell>
          <table:table-cell office:value-type="float" office:value="-1.294799999999996E-2" table:formula="of:=[.G54]-[.$G$5]" table:style-name="ce1">
            <text:p>-0.012948</text:p>
          </table:table-cell>
          <table:table-cell office:value-type="float" office:value="-2.3903000000000008E-2" table:formula="of:=[.H54]-[.$G$5]" table:style-name="ce1">
            <text:p>-0.023903</text:p>
          </table:table-cell>
          <table:table-cell office:value-type="float" office:value="3.9250000000000673E-3" table:formula="of:=[.I54]-[.$G$5]" table:style-name="ce1">
            <text:p>0.003925</text:p>
          </table:table-cell>
          <table:table-cell office:value-type="float" office:value="4.9000599999999999" table:style-name="ce1">
            <text:p>4.90006</text:p>
          </table:table-cell>
          <table:table-cell office:value-type="float" office:value="-8.3519200000000002E-2" table:style-name="ce1">
            <text:p>-0.0835192</text:p>
          </table:table-cell>
          <table:table-cell office:value-type="float" office:value="-2.60746E-2" table:style-name="ce1">
            <text:p>-0.0260746</text:p>
          </table:table-cell>
          <table:table-cell table:number-columns-repeated="16369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float" office:value="-3.6552000000000001E-2" table:style-name="ce1">
            <text:p>-0.036552</text:p>
          </table:table-cell>
          <table:table-cell office:value-type="float" office:value="-0.114297" table:style-name="ce1">
            <text:p>-0.114297</text:p>
          </table:table-cell>
          <table:table-cell office:value-type="float" office:value="9.5530000000000007E-3" table:style-name="ce1">
            <text:p>0.009553</text:p>
          </table:table-cell>
          <table:table-cell table:style-name="ce3"/>
          <table:table-cell office:value-type="float" office:value="5.0000299999999998" table:style-name="ce7">
            <text:p>5.00003</text:p>
          </table:table-cell>
          <table:table-cell office:value-type="float" office:value="0.65054599999999996" table:style-name="ce7">
            <text:p>0.650546</text:p>
          </table:table-cell>
          <table:table-cell office:value-type="float" office:value="0.63166800000000001" table:style-name="ce7">
            <text:p>0.631668</text:p>
          </table:table-cell>
          <table:table-cell office:value-type="float" office:value="0.65400400000000003" table:style-name="ce7">
            <text:p>0.654004</text:p>
          </table:table-cell>
          <table:table-cell office:value-type="float" office:value="-6.6340000000000288E-3" table:formula="of:=[.G55]-[.$G$5]" table:style-name="ce1">
            <text:p>-0.006634</text:p>
          </table:table-cell>
          <table:table-cell office:value-type="float" office:value="-2.5511999999999979E-2" table:formula="of:=[.H55]-[.$G$5]" table:style-name="ce1">
            <text:p>-0.025512</text:p>
          </table:table-cell>
          <table:table-cell office:value-type="float" office:value="-3.1759999999999566E-3" table:formula="of:=[.I55]-[.$G$5]" table:style-name="ce1">
            <text:p>-0.003176</text:p>
          </table:table-cell>
          <table:table-cell office:value-type="float" office:value="5.0000299999999998" table:style-name="ce1">
            <text:p>5.00003</text:p>
          </table:table-cell>
          <table:table-cell office:value-type="float" office:value="-9.0087100000000003E-2" table:style-name="ce1">
            <text:p>-0.0900871</text:p>
          </table:table-cell>
          <table:table-cell office:value-type="float" office:value="-8.8152300000000003E-3" table:style-name="ce1">
            <text:p>-0.00881523</text:p>
          </table:table-cell>
          <table:table-cell table:number-columns-repeated="16369"/>
        </table:table-row>
        <table:table-row table:style-name="ro3">
          <table:table-cell office:value-type="float" office:value="5.0999999999999996" table:style-name="ce1">
            <text:p>5.1</text:p>
          </table:table-cell>
          <table:table-cell office:value-type="float" office:value="-2.8126000000000002E-2" table:style-name="ce1">
            <text:p>-0.028126</text:p>
          </table:table-cell>
          <table:table-cell office:value-type="float" office:value="-9.8673999999999998E-2" table:style-name="ce1">
            <text:p>-0.098674</text:p>
          </table:table-cell>
          <table:table-cell office:value-type="float" office:value="3.2665E-2" table:style-name="ce1">
            <text:p>0.032665</text:p>
          </table:table-cell>
          <table:table-cell table:style-name="ce3"/>
          <table:table-cell office:value-type="float" office:value="5.1000300000000003" table:style-name="ce7">
            <text:p>5.10003</text:p>
          </table:table-cell>
          <table:table-cell office:value-type="float" office:value="0.65657600000000005" table:style-name="ce7">
            <text:p>0.656576</text:p>
          </table:table-cell>
          <table:table-cell office:value-type="float" office:value="0.63234500000000005" table:style-name="ce7">
            <text:p>0.632345</text:p>
          </table:table-cell>
          <table:table-cell office:value-type="float" office:value="0.64712800000000004" table:style-name="ce7">
            <text:p>0.647128</text:p>
          </table:table-cell>
          <table:table-cell office:value-type="float" office:value="-6.0399999999993792E-4" table:formula="of:=[.G56]-[.$G$5]" table:style-name="ce1">
            <text:p>-0.000604</text:p>
          </table:table-cell>
          <table:table-cell office:value-type="float" office:value="-2.483499999999994E-2" table:formula="of:=[.H56]-[.$G$5]" table:style-name="ce1">
            <text:p>-0.024835</text:p>
          </table:table-cell>
          <table:table-cell office:value-type="float" office:value="-1.005199999999995E-2" table:formula="of:=[.I56]-[.$G$5]" table:style-name="ce1">
            <text:p>-0.010052</text:p>
          </table:table-cell>
          <table:table-cell office:value-type="float" office:value="5.1000300000000003" table:style-name="ce1">
            <text:p>5.10003</text:p>
          </table:table-cell>
          <table:table-cell office:value-type="float" office:value="-8.7759100000000007E-2" table:style-name="ce1">
            <text:p>-0.0877591</text:p>
          </table:table-cell>
          <table:table-cell office:value-type="float" office:value="7.9289100000000008E-3" table:style-name="ce1">
            <text:p>0.00792891</text:p>
          </table:table-cell>
          <table:table-cell table:number-columns-repeated="16369"/>
        </table:table-row>
        <table:table-row table:style-name="ro3">
          <table:table-cell office:value-type="float" office:value="5.2" table:style-name="ce1">
            <text:p>5.2</text:p>
          </table:table-cell>
          <table:table-cell office:value-type="float" office:value="-1.5369000000000001E-2" table:style-name="ce1">
            <text:p>-0.015369</text:p>
          </table:table-cell>
          <table:table-cell office:value-type="float" office:value="-7.1789000000000006E-2" table:style-name="ce1">
            <text:p>-0.071789</text:p>
          </table:table-cell>
          <table:table-cell office:value-type="float" office:value="4.3119999999999999E-2" table:style-name="ce1">
            <text:p>0.04312</text:p>
          </table:table-cell>
          <table:table-cell table:style-name="ce3"/>
          <table:table-cell office:value-type="float" office:value="5.2000200000000003" table:style-name="ce7">
            <text:p>5.20002</text:p>
          </table:table-cell>
          <table:table-cell office:value-type="float" office:value="0.66144999999999998" table:style-name="ce7">
            <text:p>0.66145</text:p>
          </table:table-cell>
          <table:table-cell office:value-type="float" office:value="0.63497899999999996" table:style-name="ce7">
            <text:p>0.634979</text:p>
          </table:table-cell>
          <table:table-cell office:value-type="float" office:value="0.64108500000000002" table:style-name="ce7">
            <text:p>0.641085</text:p>
          </table:table-cell>
          <table:table-cell office:value-type="float" office:value="4.269999999999996E-3" table:formula="of:=[.G57]-[.$G$5]" table:style-name="ce1">
            <text:p>0.00427</text:p>
          </table:table-cell>
          <table:table-cell office:value-type="float" office:value="-2.2201000000000026E-2" table:formula="of:=[.H57]-[.$G$5]" table:style-name="ce1">
            <text:p>-0.022201</text:p>
          </table:table-cell>
          <table:table-cell office:value-type="float" office:value="-1.609499999999997E-2" table:formula="of:=[.I57]-[.$G$5]" table:style-name="ce1">
            <text:p>-0.016095</text:p>
          </table:table-cell>
          <table:table-cell office:value-type="float" office:value="5.2000200000000003" table:style-name="ce1">
            <text:p>5.20002</text:p>
          </table:table-cell>
          <table:table-cell office:value-type="float" office:value="-8.1024899999999997E-2" table:style-name="ce1">
            <text:p>-0.0810249</text:p>
          </table:table-cell>
          <table:table-cell office:value-type="float" office:value="2.3258600000000001E-2" table:style-name="ce1">
            <text:p>0.0232586</text:p>
          </table:table-cell>
          <table:table-cell table:number-columns-repeated="16369"/>
        </table:table-row>
        <table:table-row table:style-name="ro3">
          <table:table-cell office:value-type="float" office:value="5.3" table:style-name="ce1">
            <text:p>5.3</text:p>
          </table:table-cell>
          <table:table-cell office:value-type="float" office:value="-3.2160000000000001E-3" table:style-name="ce1">
            <text:p>-0.003216</text:p>
          </table:table-cell>
          <table:table-cell office:value-type="float" office:value="-4.3373000000000002E-2" table:style-name="ce1">
            <text:p>-0.043373</text:p>
          </table:table-cell>
          <table:table-cell office:value-type="float" office:value="3.9980000000000002E-2" table:style-name="ce1">
            <text:p>0.03998</text:p>
          </table:table-cell>
          <table:table-cell table:style-name="ce3"/>
          <table:table-cell office:value-type="float" office:value="5.3000299999999996" table:style-name="ce7">
            <text:p>5.30003</text:p>
          </table:table-cell>
          <table:table-cell office:value-type="float" office:value="0.66444599999999998" table:style-name="ce7">
            <text:p>0.664446</text:p>
          </table:table-cell>
          <table:table-cell office:value-type="float" office:value="0.63935299999999995" table:style-name="ce7">
            <text:p>0.639353</text:p>
          </table:table-cell>
          <table:table-cell office:value-type="float" office:value="0.63635600000000003" table:style-name="ce7">
            <text:p>0.636356</text:p>
          </table:table-cell>
          <table:table-cell office:value-type="float" office:value="7.2659999999999947E-3" table:formula="of:=[.G58]-[.$G$5]" table:style-name="ce1">
            <text:p>0.007266</text:p>
          </table:table-cell>
          <table:table-cell office:value-type="float" office:value="-1.7827000000000037E-2" table:formula="of:=[.H58]-[.$G$5]" table:style-name="ce1">
            <text:p>-0.017827</text:p>
          </table:table-cell>
          <table:table-cell office:value-type="float" office:value="-2.0823999999999954E-2" table:formula="of:=[.I58]-[.$G$5]" table:style-name="ce1">
            <text:p>-0.020824</text:p>
          </table:table-cell>
          <table:table-cell office:value-type="float" office:value="5.3000299999999996" table:style-name="ce1">
            <text:p>5.30003</text:p>
          </table:table-cell>
          <table:table-cell office:value-type="float" office:value="-6.9397899999999998E-2" table:style-name="ce1">
            <text:p>-0.0693979</text:p>
          </table:table-cell>
          <table:table-cell office:value-type="float" office:value="3.09999E-2" table:style-name="ce1">
            <text:p>0.0309999</text:p>
          </table:table-cell>
          <table:table-cell table:number-columns-repeated="16369"/>
        </table:table-row>
        <table:table-row table:style-name="ro3">
          <table:table-cell office:value-type="float" office:value="5.4" table:style-name="ce1">
            <text:p>5.4</text:p>
          </table:table-cell>
          <table:table-cell office:value-type="float" office:value="4.3090000000000003E-3" table:style-name="ce1">
            <text:p>0.004309</text:p>
          </table:table-cell>
          <table:table-cell office:value-type="float" office:value="-2.1628000000000001E-2" table:style-name="ce1">
            <text:p>-0.021628</text:p>
          </table:table-cell>
          <table:table-cell office:value-type="float" office:value="2.7900999999999999E-2" table:style-name="ce1">
            <text:p>0.027901</text:p>
          </table:table-cell>
          <table:table-cell table:style-name="ce3"/>
          <table:table-cell office:value-type="float" office:value="5.4000599999999999" table:style-name="ce7">
            <text:p>5.40006</text:p>
          </table:table-cell>
          <table:table-cell office:value-type="float" office:value="0.665354" table:style-name="ce7">
            <text:p>0.665354</text:p>
          </table:table-cell>
          <table:table-cell office:value-type="float" office:value="0.64522699999999999" table:style-name="ce7">
            <text:p>0.645227</text:p>
          </table:table-cell>
          <table:table-cell office:value-type="float" office:value="0.63334299999999999" table:style-name="ce7">
            <text:p>0.633343</text:p>
          </table:table-cell>
          <table:table-cell office:value-type="float" office:value="8.1740000000000146E-3" table:formula="of:=[.G59]-[.$G$5]" table:style-name="ce1">
            <text:p>0.008174</text:p>
          </table:table-cell>
          <table:table-cell office:value-type="float" office:value="-1.1952999999999991E-2" table:formula="of:=[.H59]-[.$G$5]" table:style-name="ce1">
            <text:p>-0.011953</text:p>
          </table:table-cell>
          <table:table-cell office:value-type="float" office:value="-2.3836999999999997E-2" table:formula="of:=[.I59]-[.$G$5]" table:style-name="ce1">
            <text:p>-0.023837</text:p>
          </table:table-cell>
          <table:table-cell office:value-type="float" office:value="5.4000599999999999" table:style-name="ce1">
            <text:p>5.40006</text:p>
          </table:table-cell>
          <table:table-cell office:value-type="float" office:value="-5.3739099999999998E-2" table:style-name="ce1">
            <text:p>-0.0537391</text:p>
          </table:table-cell>
          <table:table-cell office:value-type="float" office:value="3.4680900000000001E-2" table:style-name="ce1">
            <text:p>0.0346809</text:p>
          </table:table-cell>
          <table:table-cell table:number-columns-repeated="16369"/>
        </table:table-row>
        <table:table-row table:style-name="ro3">
          <table:table-cell office:value-type="float" office:value="5.5" table:style-name="ce1">
            <text:p>5.5</text:p>
          </table:table-cell>
          <table:table-cell office:value-type="float" office:value="5.8120000000000003E-3" table:style-name="ce1">
            <text:p>0.005812</text:p>
          </table:table-cell>
          <table:table-cell office:value-type="float" office:value="-9.9480000000000002E-3" table:style-name="ce1">
            <text:p>-0.009948</text:p>
          </table:table-cell>
          <table:table-cell office:value-type="float" office:value="1.464E-2" table:style-name="ce1">
            <text:p>0.01464</text:p>
          </table:table-cell>
          <table:table-cell table:style-name="ce3"/>
          <table:table-cell office:value-type="float" office:value="5.5000400000000003" table:style-name="ce7">
            <text:p>5.50004</text:p>
          </table:table-cell>
          <table:table-cell office:value-type="float" office:value="0.66448200000000002" table:style-name="ce7">
            <text:p>0.664482</text:p>
          </table:table-cell>
          <table:table-cell office:value-type="float" office:value="0.65178000000000003" table:style-name="ce7">
            <text:p>0.65178</text:p>
          </table:table-cell>
          <table:table-cell office:value-type="float" office:value="0.63233899999999998" table:style-name="ce7">
            <text:p>0.632339</text:p>
          </table:table-cell>
          <table:table-cell office:value-type="float" office:value="7.3020000000000307E-3" table:formula="of:=[.G60]-[.$G$5]" table:style-name="ce1">
            <text:p>0.007302</text:p>
          </table:table-cell>
          <table:table-cell office:value-type="float" office:value="-5.3999999999999604E-3" table:formula="of:=[.H60]-[.$G$5]" table:style-name="ce1">
            <text:p>-0.0054</text:p>
          </table:table-cell>
          <table:table-cell office:value-type="float" office:value="-2.4841000000000002E-2" table:formula="of:=[.I60]-[.$G$5]" table:style-name="ce1">
            <text:p>-0.024841</text:p>
          </table:table-cell>
          <table:table-cell office:value-type="float" office:value="5.5000400000000003" table:style-name="ce1">
            <text:p>5.50004</text:p>
          </table:table-cell>
          <table:table-cell office:value-type="float" office:value="-3.6152700000000003E-2" table:style-name="ce1">
            <text:p>-0.0361527</text:p>
          </table:table-cell>
          <table:table-cell office:value-type="float" office:value="3.5723600000000001E-2" table:style-name="ce1">
            <text:p>0.0357236</text:p>
          </table:table-cell>
          <table:table-cell table:number-columns-repeated="16369"/>
        </table:table-row>
        <table:table-row table:style-name="ro3">
          <table:table-cell office:value-type="float" office:value="5.6" table:style-name="ce1">
            <text:p>5.6</text:p>
          </table:table-cell>
          <table:table-cell office:value-type="float" office:value="2.9619999999999998E-3" table:style-name="ce1">
            <text:p>0.002962</text:p>
          </table:table-cell>
          <table:table-cell office:value-type="float" office:value="-6.0670000000000003E-3" table:style-name="ce1">
            <text:p>-0.006067</text:p>
          </table:table-cell>
          <table:table-cell office:value-type="float" office:value="7.2090000000000001E-3" table:style-name="ce1">
            <text:p>0.007209</text:p>
          </table:table-cell>
          <table:table-cell table:style-name="ce3"/>
          <table:table-cell office:value-type="float" office:value="5.60006" table:style-name="ce7">
            <text:p>5.60006</text:p>
          </table:table-cell>
          <table:table-cell office:value-type="float" office:value="0.66248399999999996" table:style-name="ce7">
            <text:p>0.662484</text:p>
          </table:table-cell>
          <table:table-cell office:value-type="float" office:value="0.65808299999999997" table:style-name="ce7">
            <text:p>0.658083</text:p>
          </table:table-cell>
          <table:table-cell office:value-type="float" office:value="0.63339599999999996" table:style-name="ce7">
            <text:p>0.633396</text:p>
          </table:table-cell>
          <table:table-cell office:value-type="float" office:value="5.3039999999999754E-3" table:formula="of:=[.G61]-[.$G$5]" table:style-name="ce1">
            <text:p>0.005304</text:p>
          </table:table-cell>
          <table:table-cell office:value-type="float" office:value="9.0299999999998715E-4" table:formula="of:=[.H61]-[.$G$5]" table:style-name="ce1">
            <text:p>0.000903</text:p>
          </table:table-cell>
          <table:table-cell office:value-type="float" office:value="-2.3784000000000027E-2" table:formula="of:=[.I61]-[.$G$5]" table:style-name="ce1">
            <text:p>-0.023784</text:p>
          </table:table-cell>
          <table:table-cell office:value-type="float" office:value="5.60006" table:style-name="ce1">
            <text:p>5.60006</text:p>
          </table:table-cell>
          <table:table-cell office:value-type="float" office:value="-1.6017799999999999E-2" table:style-name="ce1">
            <text:p>-0.0160178</text:p>
          </table:table-cell>
          <table:table-cell office:value-type="float" office:value="3.2082300000000001E-2" table:style-name="ce1">
            <text:p>0.0320823</text:p>
          </table:table-cell>
          <table:table-cell table:number-columns-repeated="16369"/>
        </table:table-row>
        <table:table-row table:style-name="ro3">
          <table:table-cell office:value-type="float" office:value="5.7" table:style-name="ce1">
            <text:p>5.7</text:p>
          </table:table-cell>
          <table:table-cell office:value-type="float" office:value="-5.4600000000000004E-4" table:style-name="ce1">
            <text:p>-0.000546</text:p>
          </table:table-cell>
          <table:table-cell office:value-type="float" office:value="-3.9529999999999999E-3" table:style-name="ce1">
            <text:p>-0.003953</text:p>
          </table:table-cell>
          <table:table-cell office:value-type="float" office:value="8.5310000000000004E-3" table:style-name="ce1">
            <text:p>0.008531</text:p>
          </table:table-cell>
          <table:table-cell table:style-name="ce3"/>
          <table:table-cell office:value-type="float" office:value="5.7000099999999998" table:style-name="ce7">
            <text:p>5.70001</text:p>
          </table:table-cell>
          <table:table-cell office:value-type="float" office:value="0.66020299999999998" table:style-name="ce7">
            <text:p>0.660203</text:p>
          </table:table-cell>
          <table:table-cell office:value-type="float" office:value="0.663161" table:style-name="ce7">
            <text:p>0.663161</text:p>
          </table:table-cell>
          <table:table-cell office:value-type="float" office:value="0.63633499999999998" table:style-name="ce7">
            <text:p>0.636335</text:p>
          </table:table-cell>
          <table:table-cell office:value-type="float" office:value="3.0229999999999979E-3" table:formula="of:=[.G62]-[.$G$5]" table:style-name="ce1">
            <text:p>0.003023</text:p>
          </table:table-cell>
          <table:table-cell office:value-type="float" office:value="5.9810000000000141E-3" table:formula="of:=[.H62]-[.$G$5]" table:style-name="ce1">
            <text:p>0.005981</text:p>
          </table:table-cell>
          <table:table-cell office:value-type="float" office:value="-2.0845000000000002E-2" table:formula="of:=[.I62]-[.$G$5]" table:style-name="ce1">
            <text:p>-0.020845</text:p>
          </table:table-cell>
          <table:table-cell office:value-type="float" office:value="5.7000099999999998" table:style-name="ce1">
            <text:p>5.70001</text:p>
          </table:table-cell>
          <table:table-cell office:value-type="float" office:value="1.0672500000000001E-3" table:style-name="ce1">
            <text:p>0.00106725</text:p>
          </table:table-cell>
          <table:table-cell office:value-type="float" office:value="2.31869E-2" table:style-name="ce1">
            <text:p>0.0231869</text:p>
          </table:table-cell>
          <table:table-cell table:number-columns-repeated="16369"/>
        </table:table-row>
        <table:table-row table:style-name="ro3">
          <table:table-cell office:value-type="float" office:value="5.8" table:style-name="ce1">
            <text:p>5.8</text:p>
          </table:table-cell>
          <table:table-cell office:value-type="float" office:value="-9.9400000000000009E-4" table:style-name="ce1">
            <text:p>-0.000994</text:p>
          </table:table-cell>
          <table:table-cell office:value-type="float" office:value="2.5360000000000001E-3" table:style-name="ce1">
            <text:p>0.002536</text:p>
          </table:table-cell>
          <table:table-cell office:value-type="float" office:value="1.6209999999999999E-2" table:style-name="ce1">
            <text:p>0.01621</text:p>
          </table:table-cell>
          <table:table-cell table:style-name="ce3"/>
          <table:table-cell office:value-type="float" office:value="5.8000499999999997" table:style-name="ce7">
            <text:p>5.80005</text:p>
          </table:table-cell>
          <table:table-cell office:value-type="float" office:value="0.658443" table:style-name="ce7">
            <text:p>0.658443</text:p>
          </table:table-cell>
          <table:table-cell office:value-type="float" office:value="0.66634899999999997" table:style-name="ce7">
            <text:p>0.666349</text:p>
          </table:table-cell>
          <table:table-cell office:value-type="float" office:value="0.64093999999999995" table:style-name="ce7">
            <text:p>0.64094</text:p>
          </table:table-cell>
          <table:table-cell office:value-type="float" office:value="1.2630000000000141E-3" table:formula="of:=[.G63]-[.$G$5]" table:style-name="ce1">
            <text:p>0.001263</text:p>
          </table:table-cell>
          <table:table-cell office:value-type="float" office:value="9.1689999999999827E-3" table:formula="of:=[.H63]-[.$G$5]" table:style-name="ce1">
            <text:p>0.009169</text:p>
          </table:table-cell>
          <table:table-cell office:value-type="float" office:value="-1.6240000000000032E-2" table:formula="of:=[.I63]-[.$G$5]" table:style-name="ce1">
            <text:p>-0.01624</text:p>
          </table:table-cell>
          <table:table-cell office:value-type="float" office:value="5.8000499999999997" table:style-name="ce1">
            <text:p>5.80005</text:p>
          </table:table-cell>
          <table:table-cell office:value-type="float" office:value="1.19659E-2" table:style-name="ce1">
            <text:p>0.0119659</text:p>
          </table:table-cell>
          <table:table-cell office:value-type="float" office:value="1.22571E-2" table:style-name="ce1">
            <text:p>0.0122571</text:p>
          </table:table-cell>
          <table:table-cell table:number-columns-repeated="16369"/>
        </table:table-row>
        <table:table-row table:style-name="ro3">
          <table:table-cell office:value-type="float" office:value="5.9" table:style-name="ce1">
            <text:p>5.9</text:p>
          </table:table-cell>
          <table:table-cell office:value-type="float" office:value="3.4030000000000002E-3" table:style-name="ce1">
            <text:p>0.003403</text:p>
          </table:table-cell>
          <table:table-cell office:value-type="float" office:value="1.6095000000000002E-2" table:style-name="ce1">
            <text:p>0.016095</text:p>
          </table:table-cell>
          <table:table-cell office:value-type="float" office:value="2.4011000000000001E-2" table:style-name="ce1">
            <text:p>0.024011</text:p>
          </table:table-cell>
          <table:table-cell table:style-name="ce3"/>
          <table:table-cell office:value-type="float" office:value="5.90001" table:style-name="ce7">
            <text:p>5.90001</text:p>
          </table:table-cell>
          <table:table-cell office:value-type="float" office:value="0.65776999999999997" table:style-name="ce7">
            <text:p>0.65777</text:p>
          </table:table-cell>
          <table:table-cell office:value-type="float" office:value="0.66737199999999997" table:style-name="ce7">
            <text:p>0.667372</text:p>
          </table:table-cell>
          <table:table-cell office:value-type="float" office:value="0.64680599999999999" table:style-name="ce7">
            <text:p>0.646806</text:p>
          </table:table-cell>
          <table:table-cell office:value-type="float" office:value="5.8999999999997943E-4" table:formula="of:=[.G64]-[.$G$5]" table:style-name="ce1">
            <text:p>0.00059</text:p>
          </table:table-cell>
          <table:table-cell office:value-type="float" office:value="1.0191999999999979E-2" table:formula="of:=[.H64]-[.$G$5]" table:style-name="ce1">
            <text:p>0.010192</text:p>
          </table:table-cell>
          <table:table-cell office:value-type="float" office:value="-1.0373999999999994E-2" table:formula="of:=[.I64]-[.$G$5]" table:style-name="ce1">
            <text:p>-0.010374</text:p>
          </table:table-cell>
          <table:table-cell office:value-type="float" office:value="5.90001" table:style-name="ce1">
            <text:p>5.90001</text:p>
          </table:table-cell>
          <table:table-cell office:value-type="float" office:value="1.72421E-2" table:style-name="ce1">
            <text:p>0.0172421</text:p>
          </table:table-cell>
          <table:table-cell office:value-type="float" office:value="1.9449199999999999E-3" table:style-name="ce1">
            <text:p>0.00194492</text:p>
          </table:table-cell>
          <table:table-cell table:number-columns-repeated="16369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1.1542999999999999E-2" table:style-name="ce1">
            <text:p>0.011543</text:p>
          </table:table-cell>
          <table:table-cell office:value-type="float" office:value="3.4312000000000002E-2" table:style-name="ce1">
            <text:p>0.034312</text:p>
          </table:table-cell>
          <table:table-cell office:value-type="float" office:value="2.529E-2" table:style-name="ce1">
            <text:p>0.02529</text:p>
          </table:table-cell>
          <table:table-cell table:style-name="ce3"/>
          <table:table-cell office:value-type="float" office:value="6.0000200000000001" table:style-name="ce7">
            <text:p>6.00002</text:p>
          </table:table-cell>
          <table:table-cell office:value-type="float" office:value="0.65854100000000004" table:style-name="ce7">
            <text:p>0.658541</text:p>
          </table:table-cell>
          <table:table-cell office:value-type="float" office:value="0.66638799999999998" table:style-name="ce7">
            <text:p>0.666388</text:p>
          </table:table-cell>
          <table:table-cell office:value-type="float" office:value="0.65335100000000002" table:style-name="ce7">
            <text:p>0.653351</text:p>
          </table:table-cell>
          <table:table-cell office:value-type="float" office:value="1.3610000000000566E-3" table:formula="of:=[.G65]-[.$G$5]" table:style-name="ce1">
            <text:p>0.001361</text:p>
          </table:table-cell>
          <table:table-cell office:value-type="float" office:value="9.207999999999994E-3" table:formula="of:=[.H65]-[.$G$5]" table:style-name="ce1">
            <text:p>0.009208</text:p>
          </table:table-cell>
          <table:table-cell office:value-type="float" office:value="-3.8289999999999713E-3" table:formula="of:=[.I65]-[.$G$5]" table:style-name="ce1">
            <text:p>-0.003829</text:p>
          </table:table-cell>
          <table:table-cell office:value-type="float" office:value="6.0000200000000001" table:style-name="ce1">
            <text:p>6.00002</text:p>
          </table:table-cell>
          <table:table-cell office:value-type="float" office:value="1.7205700000000001E-2" table:style-name="ce1">
            <text:p>0.0172057</text:p>
          </table:table-cell>
          <table:table-cell office:value-type="float" office:value="-6.9122100000000002E-3" table:style-name="ce1">
            <text:p>-0.00691221</text:p>
          </table:table-cell>
          <table:table-cell table:number-columns-repeated="16369"/>
        </table:table-row>
        <table:table-row table:style-name="ro3">
          <table:table-cell office:value-type="float" office:value="6.1" table:style-name="ce1">
            <text:p>6.1</text:p>
          </table:table-cell>
          <table:table-cell office:value-type="float" office:value="1.9972E-2" table:style-name="ce1">
            <text:p>0.019972</text:p>
          </table:table-cell>
          <table:table-cell office:value-type="float" office:value="5.0750999999999998E-2" table:style-name="ce1">
            <text:p>0.050751</text:p>
          </table:table-cell>
          <table:table-cell office:value-type="float" office:value="1.6664999999999999E-2" table:style-name="ce1">
            <text:p>0.016665</text:p>
          </table:table-cell>
          <table:table-cell table:style-name="ce3"/>
          <table:table-cell office:value-type="float" office:value="6.1000500000000004" table:style-name="ce7">
            <text:p>6.10005</text:p>
          </table:table-cell>
          <table:table-cell office:value-type="float" office:value="0.66089399999999998" table:style-name="ce7">
            <text:p>0.660894</text:p>
          </table:table-cell>
          <table:table-cell office:value-type="float" office:value="0.66407099999999997" table:style-name="ce7">
            <text:p>0.664071</text:p>
          </table:table-cell>
          <table:table-cell office:value-type="float" office:value="0.65970499999999999" table:style-name="ce7">
            <text:p>0.659705</text:p>
          </table:table-cell>
          <table:table-cell office:value-type="float" office:value="3.7139999999999951E-3" table:formula="of:=[.G66]-[.$G$5]" table:style-name="ce1">
            <text:p>0.003714</text:p>
          </table:table-cell>
          <table:table-cell office:value-type="float" office:value="6.8909999999999805E-3" table:formula="of:=[.H66]-[.$G$5]" table:style-name="ce1">
            <text:p>0.006891</text:p>
          </table:table-cell>
          <table:table-cell office:value-type="float" office:value="2.5249999999999995E-3" table:formula="of:=[.I66]-[.$G$5]" table:style-name="ce1">
            <text:p>0.002525</text:p>
          </table:table-cell>
          <table:table-cell office:value-type="float" office:value="6.1000500000000004" table:style-name="ce1">
            <text:p>6.10005</text:p>
          </table:table-cell>
          <table:table-cell office:value-type="float" office:value="1.41529E-2" table:style-name="ce1">
            <text:p>0.0141529</text:p>
          </table:table-cell>
          <table:table-cell office:value-type="float" office:value="-1.07732E-2" table:style-name="ce1">
            <text:p>-0.0107732</text:p>
          </table:table-cell>
          <table:table-cell table:number-columns-repeated="16369"/>
        </table:table-row>
        <table:table-row table:style-name="ro3">
          <table:table-cell office:value-type="float" office:value="6.2" table:style-name="ce1">
            <text:p>6.2</text:p>
          </table:table-cell>
          <table:table-cell office:value-type="float" office:value="2.4648E-2" table:style-name="ce1">
            <text:p>0.024648</text:p>
          </table:table-cell>
          <table:table-cell office:value-type="float" office:value="5.8262000000000001E-2" table:style-name="ce1">
            <text:p>0.058262</text:p>
          </table:table-cell>
          <table:table-cell office:value-type="float" office:value="7.4999999999999993E-5" table:style-name="ce1">
            <text:p>0.000075</text:p>
          </table:table-cell>
          <table:table-cell table:style-name="ce3"/>
          <table:table-cell office:value-type="float" office:value="6.2000700000000002" table:style-name="ce7">
            <text:p>6.20007</text:p>
          </table:table-cell>
          <table:table-cell office:value-type="float" office:value="0.66468000000000005" table:style-name="ce7">
            <text:p>0.66468</text:p>
          </table:table-cell>
          <table:table-cell office:value-type="float" office:value="0.66137699999999999" table:style-name="ce7">
            <text:p>0.661377</text:p>
          </table:table-cell>
          <table:table-cell office:value-type="float" office:value="0.66492600000000002" table:style-name="ce7">
            <text:p>0.664926</text:p>
          </table:table-cell>
          <table:table-cell office:value-type="float" office:value="7.5000000000000622E-3" table:formula="of:=[.G67]-[.$G$5]" table:style-name="ce1">
            <text:p>0.0075</text:p>
          </table:table-cell>
          <table:table-cell office:value-type="float" office:value="4.1970000000000063E-3" table:formula="of:=[.H67]-[.$G$5]" table:style-name="ce1">
            <text:p>0.004197</text:p>
          </table:table-cell>
          <table:table-cell office:value-type="float" office:value="7.7460000000000306E-3" table:formula="of:=[.I67]-[.$G$5]" table:style-name="ce1">
            <text:p>0.007746</text:p>
          </table:table-cell>
          <table:table-cell office:value-type="float" office:value="6.2000700000000002" table:style-name="ce1">
            <text:p>6.20007</text:p>
          </table:table-cell>
          <table:table-cell office:value-type="float" office:value="1.3230199999999999E-2" table:style-name="ce1">
            <text:p>0.0132302</text:p>
          </table:table-cell>
          <table:table-cell office:value-type="float" office:value="-1.0324699999999999E-2" table:style-name="ce1">
            <text:p>-0.0103247</text:p>
          </table:table-cell>
          <table:table-cell table:number-columns-repeated="16369"/>
        </table:table-row>
        <table:table-row table:style-name="ro3">
          <table:table-cell office:value-type="float" office:value="6.3" table:style-name="ce1">
            <text:p>6.3</text:p>
          </table:table-cell>
          <table:table-cell office:value-type="float" office:value="2.3050999999999999E-2" table:style-name="ce1">
            <text:p>0.023051</text:p>
          </table:table-cell>
          <table:table-cell office:value-type="float" office:value="5.2873999999999997E-2" table:style-name="ce1">
            <text:p>0.052874</text:p>
          </table:table-cell>
          <table:table-cell office:value-type="float" office:value="-1.7829999999999999E-2" table:style-name="ce1">
            <text:p>-0.01783</text:p>
          </table:table-cell>
          <table:table-cell table:style-name="ce3"/>
          <table:table-cell office:value-type="float" office:value="6.3" table:style-name="ce7">
            <text:p>6.3</text:p>
          </table:table-cell>
          <table:table-cell office:value-type="float" office:value="0.66938699999999995" table:style-name="ce7">
            <text:p>0.669387</text:p>
          </table:table-cell>
          <table:table-cell office:value-type="float" office:value="0.65927100000000005" table:style-name="ce7">
            <text:p>0.659271</text:p>
          </table:table-cell>
          <table:table-cell office:value-type="float" office:value="0.66826200000000002" table:style-name="ce7">
            <text:p>0.668262</text:p>
          </table:table-cell>
          <table:table-cell office:value-type="float" office:value="1.2206999999999968E-2" table:formula="of:=[.G68]-[.$G$5]" table:style-name="ce1">
            <text:p>0.012207</text:p>
          </table:table-cell>
          <table:table-cell office:value-type="float" office:value="2.091000000000065E-3" table:formula="of:=[.H68]-[.$G$5]" table:style-name="ce1">
            <text:p>0.002091</text:p>
          </table:table-cell>
          <table:table-cell office:value-type="float" office:value="1.1082000000000036E-2" table:formula="of:=[.I68]-[.$G$5]" table:style-name="ce1">
            <text:p>0.011082</text:p>
          </table:table-cell>
          <table:table-cell office:value-type="float" office:value="6.3" table:style-name="ce1">
            <text:p>6.3</text:p>
          </table:table-cell>
          <table:table-cell office:value-type="float" office:value="1.50305E-2" table:style-name="ce1">
            <text:p>0.0150305</text:p>
          </table:table-cell>
          <table:table-cell office:value-type="float" office:value="-4.1322599999999996E-3" table:style-name="ce1">
            <text:p>-0.00413226</text:p>
          </table:table-cell>
          <table:table-cell table:number-columns-repeated="16369"/>
        </table:table-row>
        <table:table-row table:style-name="ro3">
          <table:table-cell office:value-type="float" office:value="6.4" table:style-name="ce1">
            <text:p>6.4</text:p>
          </table:table-cell>
          <table:table-cell office:value-type="float" office:value="1.5592E-2" table:style-name="ce1">
            <text:p>0.015592</text:p>
          </table:table-cell>
          <table:table-cell office:value-type="float" office:value="3.6299999999999999E-2" table:style-name="ce1">
            <text:p>0.0363</text:p>
          </table:table-cell>
          <table:table-cell office:value-type="float" office:value="-2.8745E-2" table:style-name="ce1">
            <text:p>-0.028745</text:p>
          </table:table-cell>
          <table:table-cell table:style-name="ce3"/>
          <table:table-cell office:value-type="float" office:value="6.4000199999999996" table:style-name="ce7">
            <text:p>6.40002</text:p>
          </table:table-cell>
          <table:table-cell office:value-type="float" office:value="0.67414700000000005" table:style-name="ce7">
            <text:p>0.674147</text:p>
          </table:table-cell>
          <table:table-cell office:value-type="float" office:value="0.65842699999999998" table:style-name="ce7">
            <text:p>0.658427</text:p>
          </table:table-cell>
          <table:table-cell office:value-type="float" office:value="0.66938600000000004" table:style-name="ce7">
            <text:p>0.669386</text:p>
          </table:table-cell>
          <table:table-cell office:value-type="float" office:value="1.6967000000000065E-2" table:formula="of:=[.G69]-[.$G$5]" table:style-name="ce1">
            <text:p>0.016967</text:p>
          </table:table-cell>
          <table:table-cell office:value-type="float" office:value="1.2469999999999981E-3" table:formula="of:=[.H69]-[.$G$5]" table:style-name="ce1">
            <text:p>0.001247</text:p>
          </table:table-cell>
          <table:table-cell office:value-type="float" office:value="1.220600000000005E-2" table:formula="of:=[.I69]-[.$G$5]" table:style-name="ce1">
            <text:p>0.012206</text:p>
          </table:table-cell>
          <table:table-cell office:value-type="float" office:value="6.4000199999999996" table:style-name="ce1">
            <text:p>6.40002</text:p>
          </table:table-cell>
          <table:table-cell office:value-type="float" office:value="1.90572E-2" table:style-name="ce1">
            <text:p>0.0190572</text:p>
          </table:table-cell>
          <table:table-cell office:value-type="float" office:value="2.95648E-3" table:style-name="ce1">
            <text:p>0.00295648</text:p>
          </table:table-cell>
          <table:table-cell table:number-columns-repeated="16369"/>
        </table:table-row>
        <table:table-row table:style-name="ro3">
          <table:table-cell office:value-type="float" office:value="6.5" table:style-name="ce1">
            <text:p>6.5</text:p>
          </table:table-cell>
          <table:table-cell office:value-type="float" office:value="5.5900000000000004E-3" table:style-name="ce1">
            <text:p>0.00559</text:p>
          </table:table-cell>
          <table:table-cell office:value-type="float" office:value="1.5729E-2" table:style-name="ce1">
            <text:p>0.015729</text:p>
          </table:table-cell>
          <table:table-cell office:value-type="float" office:value="-2.6748999999999998E-2" table:style-name="ce1">
            <text:p>-0.026749</text:p>
          </table:table-cell>
          <table:table-cell table:style-name="ce3"/>
          <table:table-cell office:value-type="float" office:value="6.5000400000000003" table:style-name="ce7">
            <text:p>6.50004</text:p>
          </table:table-cell>
          <table:table-cell office:value-type="float" office:value="0.67787500000000001" table:style-name="ce7">
            <text:p>0.677875</text:p>
          </table:table-cell>
          <table:table-cell office:value-type="float" office:value="0.65919499999999998" table:style-name="ce7">
            <text:p>0.659195</text:p>
          </table:table-cell>
          <table:table-cell office:value-type="float" office:value="0.66844099999999995" table:style-name="ce7">
            <text:p>0.668441</text:p>
          </table:table-cell>
          <table:table-cell office:value-type="float" office:value="2.0695000000000019E-2" table:formula="of:=[.G70]-[.$G$5]" table:style-name="ce1">
            <text:p>0.020695</text:p>
          </table:table-cell>
          <table:table-cell office:value-type="float" office:value="2.014999999999989E-3" table:formula="of:=[.H70]-[.$G$5]" table:style-name="ce1">
            <text:p>0.002015</text:p>
          </table:table-cell>
          <table:table-cell office:value-type="float" office:value="1.1260999999999965E-2" table:formula="of:=[.I70]-[.$G$5]" table:style-name="ce1">
            <text:p>0.011261</text:p>
          </table:table-cell>
          <table:table-cell office:value-type="float" office:value="6.5000400000000003" table:style-name="ce1">
            <text:p>6.50004</text:p>
          </table:table-cell>
          <table:table-cell office:value-type="float" office:value="2.58988E-2" table:style-name="ce1">
            <text:p>0.0258988</text:p>
          </table:table-cell>
          <table:table-cell office:value-type="float" office:value="7.9635000000000001E-3" table:style-name="ce1">
            <text:p>0.0079635</text:p>
          </table:table-cell>
          <table:table-cell table:number-columns-repeated="16369"/>
        </table:table-row>
        <table:table-row table:style-name="ro3">
          <table:table-cell office:value-type="float" office:value="6.6" table:style-name="ce1">
            <text:p>6.6</text:p>
          </table:table-cell>
          <table:table-cell office:value-type="float" office:value="-2.1919999999999999E-3" table:style-name="ce1">
            <text:p>-0.002192</text:p>
          </table:table-cell>
          <table:table-cell office:value-type="float" office:value="8.9800000000000004E-4" table:style-name="ce1">
            <text:p>0.000898</text:p>
          </table:table-cell>
          <table:table-cell office:value-type="float" office:value="-1.1384999999999999E-2" table:style-name="ce1">
            <text:p>-0.011385</text:p>
          </table:table-cell>
          <table:table-cell table:style-name="ce3"/>
          <table:table-cell office:value-type="float" office:value="6.6000100000000002" table:style-name="ce7">
            <text:p>6.60001</text:p>
          </table:table-cell>
          <table:table-cell office:value-type="float" office:value="0.679284" table:style-name="ce7">
            <text:p>0.679284</text:p>
          </table:table-cell>
          <table:table-cell office:value-type="float" office:value="0.661574" table:style-name="ce7">
            <text:p>0.661574</text:p>
          </table:table-cell>
          <table:table-cell office:value-type="float" office:value="0.66606600000000005" table:style-name="ce7">
            <text:p>0.666066</text:p>
          </table:table-cell>
          <table:table-cell office:value-type="float" office:value="2.2104000000000013E-2" table:formula="of:=[.G71]-[.$G$5]" table:style-name="ce1">
            <text:p>0.022104</text:p>
          </table:table-cell>
          <table:table-cell office:value-type="float" office:value="4.394000000000009E-3" table:formula="of:=[.H71]-[.$G$5]" table:style-name="ce1">
            <text:p>0.004394</text:p>
          </table:table-cell>
          <table:table-cell office:value-type="float" office:value="8.8860000000000605E-3" table:formula="of:=[.I71]-[.$G$5]" table:style-name="ce1">
            <text:p>0.008886</text:p>
          </table:table-cell>
          <table:table-cell office:value-type="float" office:value="6.6000100000000002" table:style-name="ce1">
            <text:p>6.60001</text:p>
          </table:table-cell>
          <table:table-cell office:value-type="float" office:value="3.4771200000000002E-2" table:style-name="ce1">
            <text:p>0.0347712</text:p>
          </table:table-cell>
          <table:table-cell office:value-type="float" office:value="1.33951E-2" table:style-name="ce1">
            <text:p>0.0133951</text:p>
          </table:table-cell>
          <table:table-cell table:number-columns-repeated="16369"/>
        </table:table-row>
        <table:table-row table:style-name="ro3">
          <table:table-cell office:value-type="float" office:value="6.7" table:style-name="ce1">
            <text:p>6.7</text:p>
          </table:table-cell>
          <table:table-cell office:value-type="float" office:value="-3.7659999999999998E-3" table:style-name="ce1">
            <text:p>-0.003766</text:p>
          </table:table-cell>
          <table:table-cell office:value-type="float" office:value="-2.52E-4" table:style-name="ce1">
            <text:p>-0.000252</text:p>
          </table:table-cell>
          <table:table-cell office:value-type="float" office:value="1.1724E-2" table:style-name="ce1">
            <text:p>0.011724</text:p>
          </table:table-cell>
          <table:table-cell table:style-name="ce3"/>
          <table:table-cell office:value-type="float" office:value="6.7000400000000004" table:style-name="ce7">
            <text:p>6.70004</text:p>
          </table:table-cell>
          <table:table-cell office:value-type="float" office:value="0.67741399999999996" table:style-name="ce7">
            <text:p>0.677414</text:p>
          </table:table-cell>
          <table:table-cell office:value-type="float" office:value="0.66518600000000006" table:style-name="ce7">
            <text:p>0.665186</text:p>
          </table:table-cell>
          <table:table-cell office:value-type="float" office:value="0.66317300000000001" table:style-name="ce7">
            <text:p>0.663173</text:p>
          </table:table-cell>
          <table:table-cell office:value-type="float" office:value="2.0233999999999974E-2" table:formula="of:=[.G72]-[.$G$5]" table:style-name="ce1">
            <text:p>0.020234</text:p>
          </table:table-cell>
          <table:table-cell office:value-type="float" office:value="8.0060000000000686E-3" table:formula="of:=[.H72]-[.$G$5]" table:style-name="ce1">
            <text:p>0.008006</text:p>
          </table:table-cell>
          <table:table-cell office:value-type="float" office:value="5.9930000000000261E-3" table:formula="of:=[.I72]-[.$G$5]" table:style-name="ce1">
            <text:p>0.005993</text:p>
          </table:table-cell>
          <table:table-cell office:value-type="float" office:value="6.7000400000000004" table:style-name="ce1">
            <text:p>6.70004</text:p>
          </table:table-cell>
          <table:table-cell office:value-type="float" office:value="4.3310899999999999E-2" table:style-name="ce1">
            <text:p>0.0433109</text:p>
          </table:table-cell>
          <table:table-cell office:value-type="float" office:value="1.8262299999999999E-2" table:style-name="ce1">
            <text:p>0.0182623</text:p>
          </table:table-cell>
          <table:table-cell table:number-columns-repeated="16369"/>
        </table:table-row>
        <table:table-row table:style-name="ro3">
          <table:table-cell office:value-type="float" office:value="6.8" table:style-name="ce1">
            <text:p>6.8</text:p>
          </table:table-cell>
          <table:table-cell office:value-type="float" office:value="2.1740000000000002E-3" table:style-name="ce1">
            <text:p>0.002174</text:p>
          </table:table-cell>
          <table:table-cell office:value-type="float" office:value="1.4671E-2" table:style-name="ce1">
            <text:p>0.014671</text:p>
          </table:table-cell>
          <table:table-cell office:value-type="float" office:value="3.3051999999999998E-2" table:style-name="ce1">
            <text:p>0.033052</text:p>
          </table:table-cell>
          <table:table-cell table:style-name="ce3"/>
          <table:table-cell office:value-type="float" office:value="6.8000600000000002" table:style-name="ce7">
            <text:p>6.80006</text:p>
          </table:table-cell>
          <table:table-cell office:value-type="float" office:value="0.67204299999999995" table:style-name="ce7">
            <text:p>0.672043</text:p>
          </table:table-cell>
          <table:table-cell office:value-type="float" office:value="0.669319" table:style-name="ce7">
            <text:p>0.669319</text:p>
          </table:table-cell>
          <table:table-cell office:value-type="float" office:value="0.66070700000000004" table:style-name="ce7">
            <text:p>0.660707</text:p>
          </table:table-cell>
          <table:table-cell office:value-type="float" office:value="1.486299999999996E-2" table:formula="of:=[.G73]-[.$G$5]" table:style-name="ce1">
            <text:p>0.014863</text:p>
          </table:table-cell>
          <table:table-cell office:value-type="float" office:value="1.2139000000000011E-2" table:formula="of:=[.H73]-[.$G$5]" table:style-name="ce1">
            <text:p>0.012139</text:p>
          </table:table-cell>
          <table:table-cell office:value-type="float" office:value="3.5270000000000579E-3" table:formula="of:=[.I73]-[.$G$5]" table:style-name="ce1">
            <text:p>0.003527</text:p>
          </table:table-cell>
          <table:table-cell office:value-type="float" office:value="6.8000600000000002" table:style-name="ce1">
            <text:p>6.80006</text:p>
          </table:table-cell>
          <table:table-cell office:value-type="float" office:value="5.7194200000000001E-2" table:style-name="ce1">
            <text:p>0.0571942</text:p>
          </table:table-cell>
          <table:table-cell office:value-type="float" office:value="1.8268699999999999E-2" table:style-name="ce1">
            <text:p>0.0182687</text:p>
          </table:table-cell>
          <table:table-cell table:number-columns-repeated="16369"/>
        </table:table-row>
        <table:table-row table:style-name="ro3">
          <table:table-cell office:value-type="float" office:value="6.9" table:style-name="ce1">
            <text:p>6.9</text:p>
          </table:table-cell>
          <table:table-cell office:value-type="float" office:value="1.3556E-2" table:style-name="ce1">
            <text:p>0.013556</text:p>
          </table:table-cell>
          <table:table-cell office:value-type="float" office:value="4.1093999999999999E-2" table:style-name="ce1">
            <text:p>0.041094</text:p>
          </table:table-cell>
          <table:table-cell office:value-type="float" office:value="4.3171000000000001E-2" table:style-name="ce1">
            <text:p>0.043171</text:p>
          </table:table-cell>
          <table:table-cell table:style-name="ce3"/>
          <table:table-cell office:value-type="float" office:value="6.9000500000000002" table:style-name="ce7">
            <text:p>6.90005</text:p>
          </table:table-cell>
          <table:table-cell office:value-type="float" office:value="0.66383199999999998" table:style-name="ce7">
            <text:p>0.663832</text:p>
          </table:table-cell>
          <table:table-cell office:value-type="float" office:value="0.67307600000000001" table:style-name="ce7">
            <text:p>0.673076</text:p>
          </table:table-cell>
          <table:table-cell office:value-type="float" office:value="0.65936399999999995" table:style-name="ce7">
            <text:p>0.659364</text:p>
          </table:table-cell>
          <table:table-cell office:value-type="float" office:value="6.6519999999999913E-3" table:formula="of:=[.G74]-[.$G$5]" table:style-name="ce1">
            <text:p>0.006652</text:p>
          </table:table-cell>
          <table:table-cell office:value-type="float" office:value="1.5896000000000021E-2" table:formula="of:=[.H74]-[.$G$5]" table:style-name="ce1">
            <text:p>0.015896</text:p>
          </table:table-cell>
          <table:table-cell office:value-type="float" office:value="2.1839999999999637E-3" table:formula="of:=[.I74]-[.$G$5]" table:style-name="ce1">
            <text:p>0.002184</text:p>
          </table:table-cell>
          <table:table-cell office:value-type="float" office:value="6.9000500000000002" table:style-name="ce1">
            <text:p>6.90005</text:p>
          </table:table-cell>
          <table:table-cell office:value-type="float" office:value="7.4829199999999998E-2" table:style-name="ce1">
            <text:p>0.0748292</text:p>
          </table:table-cell>
          <table:table-cell office:value-type="float" office:value="1.07019E-2" table:style-name="ce1">
            <text:p>0.0107019</text:p>
          </table:table-cell>
          <table:table-cell table:number-columns-repeated="16369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float" office:value="2.5777999999999999E-2" table:style-name="ce1">
            <text:p>0.025778</text:p>
          </table:table-cell>
          <table:table-cell office:value-type="float" office:value="6.9065000000000001E-2" table:style-name="ce1">
            <text:p>0.069065</text:p>
          </table:table-cell>
          <table:table-cell office:value-type="float" office:value="3.6726000000000002E-2" table:style-name="ce1">
            <text:p>0.036726</text:p>
          </table:table-cell>
          <table:table-cell table:style-name="ce3"/>
          <table:table-cell office:value-type="float" office:value="7" table:style-name="ce7">
            <text:p>7</text:p>
          </table:table-cell>
          <table:table-cell office:value-type="float" office:value="0.65400100000000005" table:style-name="ce7">
            <text:p>0.654001</text:p>
          </table:table-cell>
          <table:table-cell office:value-type="float" office:value="0.67543200000000003" table:style-name="ce7">
            <text:p>0.675432</text:p>
          </table:table-cell>
          <table:table-cell office:value-type="float" office:value="0.65955699999999995" table:style-name="ce7">
            <text:p>0.659557</text:p>
          </table:table-cell>
          <table:table-cell office:value-type="float" office:value="-3.1789999999999319E-3" table:formula="of:=[.G75]-[.$G$5]" table:style-name="ce1">
            <text:p>-0.003179</text:p>
          </table:table-cell>
          <table:table-cell office:value-type="float" office:value="1.8252000000000046E-2" table:formula="of:=[.H75]-[.$G$5]" table:style-name="ce1">
            <text:p>0.018252</text:p>
          </table:table-cell>
          <table:table-cell office:value-type="float" office:value="2.3769999999999625E-3" table:formula="of:=[.I75]-[.$G$5]" table:style-name="ce1">
            <text:p>0.002377</text:p>
          </table:table-cell>
          <table:table-cell office:value-type="float" office:value="7" table:style-name="ce1">
            <text:p>7</text:p>
          </table:table-cell>
          <table:table-cell office:value-type="float" office:value="8.2992700000000003E-2" table:style-name="ce1">
            <text:p>0.0829927</text:p>
          </table:table-cell>
          <table:table-cell office:value-type="float" office:value="4.8716599999999999E-3" table:style-name="ce1">
            <text:p>0.00487166</text:p>
          </table:table-cell>
          <table:table-cell table:number-columns-repeated="16369"/>
        </table:table-row>
        <table:table-row table:style-name="ro3">
          <table:table-cell office:value-type="float" office:value="7.1" table:style-name="ce1">
            <text:p>7.1</text:p>
          </table:table-cell>
          <table:table-cell office:value-type="float" office:value="3.3666000000000001E-2" table:style-name="ce1">
            <text:p>0.033666</text:p>
          </table:table-cell>
          <table:table-cell office:value-type="float" office:value="8.7115999999999999E-2" table:style-name="ce1">
            <text:p>0.087116</text:p>
          </table:table-cell>
          <table:table-cell office:value-type="float" office:value="1.4626E-2" table:style-name="ce1">
            <text:p>0.014626</text:p>
          </table:table-cell>
          <table:table-cell table:style-name="ce3"/>
          <table:table-cell office:value-type="float" office:value="7.1000399999999999" table:style-name="ce7">
            <text:p>7.10004</text:p>
          </table:table-cell>
          <table:table-cell office:value-type="float" office:value="0.64412599999999998" table:style-name="ce7">
            <text:p>0.644126</text:p>
          </table:table-cell>
          <table:table-cell office:value-type="float" office:value="0.67550699999999997" table:style-name="ce7">
            <text:p>0.675507</text:p>
          </table:table-cell>
          <table:table-cell office:value-type="float" office:value="0.66134499999999996" table:style-name="ce7">
            <text:p>0.661345</text:p>
          </table:table-cell>
          <table:table-cell office:value-type="float" office:value="-1.305400000000001E-2" table:formula="of:=[.G76]-[.$G$5]" table:style-name="ce1">
            <text:p>-0.013054</text:p>
          </table:table-cell>
          <table:table-cell office:value-type="float" office:value="1.8326999999999982E-2" table:formula="of:=[.H76]-[.$G$5]" table:style-name="ce1">
            <text:p>0.018327</text:p>
          </table:table-cell>
          <table:table-cell office:value-type="float" office:value="4.1649999999999743E-3" table:formula="of:=[.I76]-[.$G$5]" table:style-name="ce1">
            <text:p>0.004165</text:p>
          </table:table-cell>
          <table:table-cell office:value-type="float" office:value="7.1000399999999999" table:style-name="ce1">
            <text:p>7.10004</text:p>
          </table:table-cell>
          <table:table-cell office:value-type="float" office:value="7.7069899999999997E-2" table:style-name="ce1">
            <text:p>0.0770699</text:p>
          </table:table-cell>
          <table:table-cell office:value-type="float" office:value="-6.2342999999999999E-3" table:style-name="ce1">
            <text:p>-0.0062343</text:p>
          </table:table-cell>
          <table:table-cell table:number-columns-repeated="16369"/>
        </table:table-row>
        <table:table-row table:style-name="ro3">
          <table:table-cell office:value-type="float" office:value="7.2" table:style-name="ce1">
            <text:p>7.2</text:p>
          </table:table-cell>
          <table:table-cell office:value-type="float" office:value="3.3639000000000002E-2" table:style-name="ce1">
            <text:p>0.033639</text:p>
          </table:table-cell>
          <table:table-cell office:value-type="float" office:value="8.6685999999999999E-2" table:style-name="ce1">
            <text:p>0.086686</text:p>
          </table:table-cell>
          <table:table-cell office:value-type="float" office:value="-1.6455999999999998E-2" table:style-name="ce1">
            <text:p>-0.016456</text:p>
          </table:table-cell>
          <table:table-cell table:style-name="ce3"/>
          <table:table-cell office:value-type="float" office:value="7.2000200000000003" table:style-name="ce7">
            <text:p>7.20002</text:p>
          </table:table-cell>
          <table:table-cell office:value-type="float" office:value="0.63570199999999999" table:style-name="ce7">
            <text:p>0.635702</text:p>
          </table:table-cell>
          <table:table-cell office:value-type="float" office:value="0.672871" table:style-name="ce7">
            <text:p>0.672871</text:p>
          </table:table-cell>
          <table:table-cell office:value-type="float" office:value="0.664439" table:style-name="ce7">
            <text:p>0.664439</text:p>
          </table:table-cell>
          <table:table-cell office:value-type="float" office:value="-2.1477999999999997E-2" table:formula="of:=[.G77]-[.$G$5]" table:style-name="ce1">
            <text:p>-0.021478</text:p>
          </table:table-cell>
          <table:table-cell office:value-type="float" office:value="1.569100000000001E-2" table:formula="of:=[.H77]-[.$G$5]" table:style-name="ce1">
            <text:p>0.015691</text:p>
          </table:table-cell>
          <table:table-cell office:value-type="float" office:value="7.2590000000000154E-3" table:formula="of:=[.I77]-[.$G$5]" table:style-name="ce1">
            <text:p>0.007259</text:p>
          </table:table-cell>
          <table:table-cell office:value-type="float" office:value="7.2000200000000003" table:style-name="ce1">
            <text:p>7.20002</text:p>
          </table:table-cell>
          <table:table-cell office:value-type="float" office:value="5.9799900000000003E-2" table:style-name="ce1">
            <text:p>0.0597999</text:p>
          </table:table-cell>
          <table:table-cell office:value-type="float" office:value="-1.8931099999999999E-2" table:style-name="ce1">
            <text:p>-0.0189311</text:p>
          </table:table-cell>
          <table:table-cell table:number-columns-repeated="16369"/>
        </table:table-row>
        <table:table-row table:style-name="ro3">
          <table:table-cell office:value-type="float" office:value="7.3" table:style-name="ce1">
            <text:p>7.3</text:p>
          </table:table-cell>
          <table:table-cell office:value-type="float" office:value="2.5073000000000002E-2" table:style-name="ce1">
            <text:p>0.025073</text:p>
          </table:table-cell>
          <table:table-cell office:value-type="float" office:value="6.5202999999999997E-2" table:style-name="ce1">
            <text:p>0.065203</text:p>
          </table:table-cell>
          <table:table-cell office:value-type="float" office:value="-4.6919000000000002E-2" table:style-name="ce1">
            <text:p>-0.046919</text:p>
          </table:table-cell>
          <table:table-cell table:style-name="ce3"/>
          <table:table-cell office:value-type="float" office:value="7.30002" table:style-name="ce7">
            <text:p>7.30002</text:p>
          </table:table-cell>
          <table:table-cell office:value-type="float" office:value="0.62957700000000005" table:style-name="ce7">
            <text:p>0.629577</text:p>
          </table:table-cell>
          <table:table-cell office:value-type="float" office:value="0.66759100000000005" table:style-name="ce7">
            <text:p>0.667591</text:p>
          </table:table-cell>
          <table:table-cell office:value-type="float" office:value="0.66810400000000003" table:style-name="ce7">
            <text:p>0.668104</text:p>
          </table:table-cell>
          <table:table-cell office:value-type="float" office:value="-2.7602999999999933E-2" table:formula="of:=[.G78]-[.$G$5]" table:style-name="ce1">
            <text:p>-0.027603</text:p>
          </table:table-cell>
          <table:table-cell office:value-type="float" office:value="1.0411000000000059E-2" table:formula="of:=[.H78]-[.$G$5]" table:style-name="ce1">
            <text:p>0.010411</text:p>
          </table:table-cell>
          <table:table-cell office:value-type="float" office:value="1.0924000000000045E-2" table:formula="of:=[.I78]-[.$G$5]" table:style-name="ce1">
            <text:p>0.010924</text:p>
          </table:table-cell>
          <table:table-cell office:value-type="float" office:value="7.30002" table:style-name="ce1">
            <text:p>7.30002</text:p>
          </table:table-cell>
          <table:table-cell office:value-type="float" office:value="3.63126E-2" table:style-name="ce1">
            <text:p>0.0363126</text:p>
          </table:table-cell>
          <table:table-cell office:value-type="float" office:value="-3.0238299999999999E-2" table:style-name="ce1">
            <text:p>-0.0302383</text:p>
          </table:table-cell>
          <table:table-cell table:number-columns-repeated="16369"/>
        </table:table-row>
        <table:table-row table:style-name="ro3">
          <table:table-cell office:value-type="float" office:value="7.4" table:style-name="ce1">
            <text:p>7.4</text:p>
          </table:table-cell>
          <table:table-cell office:value-type="float" office:value="1.0331E-2" table:style-name="ce1">
            <text:p>0.010331</text:p>
          </table:table-cell>
          <table:table-cell office:value-type="float" office:value="2.6648000000000002E-2" table:style-name="ce1">
            <text:p>0.026648</text:p>
          </table:table-cell>
          <table:table-cell office:value-type="float" office:value="-6.8028000000000005E-2" table:style-name="ce1">
            <text:p>-0.068028</text:p>
          </table:table-cell>
          <table:table-cell table:style-name="ce3"/>
          <table:table-cell office:value-type="float" office:value="7.4" table:style-name="ce7">
            <text:p>7.4</text:p>
          </table:table-cell>
          <table:table-cell office:value-type="float" office:value="0.62629699999999999" table:style-name="ce7">
            <text:p>0.626297</text:p>
          </table:table-cell>
          <table:table-cell office:value-type="float" office:value="0.66023799999999999" table:style-name="ce7">
            <text:p>0.660238</text:p>
          </table:table-cell>
          <table:table-cell office:value-type="float" office:value="0.67131300000000005" table:style-name="ce7">
            <text:p>0.671313</text:p>
          </table:table-cell>
          <table:table-cell office:value-type="float" office:value="-3.0882999999999994E-2" table:formula="of:=[.G79]-[.$G$5]" table:style-name="ce1">
            <text:p>-0.030883</text:p>
          </table:table-cell>
          <table:table-cell office:value-type="float" office:value="3.0580000000000052E-3" table:formula="of:=[.H79]-[.$G$5]" table:style-name="ce1">
            <text:p>0.003058</text:p>
          </table:table-cell>
          <table:table-cell office:value-type="float" office:value="1.4133000000000062E-2" table:formula="of:=[.I79]-[.$G$5]" table:style-name="ce1">
            <text:p>0.014133</text:p>
          </table:table-cell>
          <table:table-cell office:value-type="float" office:value="7.4" table:style-name="ce1">
            <text:p>7.4</text:p>
          </table:table-cell>
          <table:table-cell office:value-type="float" office:value="9.5163999999999995E-3" table:style-name="ce1">
            <text:p>0.0095164</text:p>
          </table:table-cell>
          <table:table-cell office:value-type="float" office:value="-3.9215600000000003E-2" table:style-name="ce1">
            <text:p>-0.0392156</text:p>
          </table:table-cell>
          <table:table-cell table:number-columns-repeated="16369"/>
        </table:table-row>
        <table:table-row table:style-name="ro3">
          <table:table-cell office:value-type="float" office:value="7.5" table:style-name="ce1">
            <text:p>7.5</text:p>
          </table:table-cell>
          <table:table-cell office:value-type="float" office:value="-6.4559999999999999E-3" table:style-name="ce1">
            <text:p>-0.006456</text:p>
          </table:table-cell>
          <table:table-cell office:value-type="float" office:value="-2.0412E-2" table:style-name="ce1">
            <text:p>-0.020412</text:p>
          </table:table-cell>
          <table:table-cell office:value-type="float" office:value="-7.4953000000000006E-2" table:style-name="ce1">
            <text:p>-0.074953</text:p>
          </table:table-cell>
          <table:table-cell table:style-name="ce3"/>
          <table:table-cell office:value-type="float" office:value="7.5000400000000003" table:style-name="ce7">
            <text:p>7.50004</text:p>
          </table:table-cell>
          <table:table-cell office:value-type="float" office:value="0.62576799999999999" table:style-name="ce7">
            <text:p>0.625768</text:p>
          </table:table-cell>
          <table:table-cell office:value-type="float" office:value="0.651667" table:style-name="ce7">
            <text:p>0.651667</text:p>
          </table:table-cell>
          <table:table-cell office:value-type="float" office:value="0.67299699999999996" table:style-name="ce7">
            <text:p>0.672997</text:p>
          </table:table-cell>
          <table:table-cell office:value-type="float" office:value="-3.1411999999999995E-2" table:formula="of:=[.G80]-[.$G$5]" table:style-name="ce1">
            <text:p>-0.031412</text:p>
          </table:table-cell>
          <table:table-cell office:value-type="float" office:value="-5.5129999999999901E-3" table:formula="of:=[.H80]-[.$G$5]" table:style-name="ce1">
            <text:p>-0.005513</text:p>
          </table:table-cell>
          <table:table-cell office:value-type="float" office:value="1.581699999999997E-2" table:formula="of:=[.I80]-[.$G$5]" table:style-name="ce1">
            <text:p>0.015817</text:p>
          </table:table-cell>
          <table:table-cell office:value-type="float" office:value="7.5000400000000003" table:style-name="ce1">
            <text:p>7.50004</text:p>
          </table:table-cell>
          <table:table-cell office:value-type="float" office:value="-2.0903399999999999E-2" table:style-name="ce1">
            <text:p>-0.0209034</text:p>
          </table:table-cell>
          <table:table-cell office:value-type="float" office:value="-4.5287099999999997E-2" table:style-name="ce1">
            <text:p>-0.0452871</text:p>
          </table:table-cell>
          <table:table-cell table:number-columns-repeated="16369"/>
        </table:table-row>
        <table:table-row table:style-name="ro3">
          <table:table-cell office:value-type="float" office:value="7.6" table:style-name="ce1">
            <text:p>7.6</text:p>
          </table:table-cell>
          <table:table-cell office:value-type="float" office:value="-2.1177999999999999E-2" table:style-name="ce1">
            <text:p>-0.021178</text:p>
          </table:table-cell>
          <table:table-cell office:value-type="float" office:value="-6.6201999999999997E-2" table:style-name="ce1">
            <text:p>-0.066202</text:p>
          </table:table-cell>
          <table:table-cell office:value-type="float" office:value="-6.7859000000000003E-2" table:style-name="ce1">
            <text:p>-0.067859</text:p>
          </table:table-cell>
          <table:table-cell table:style-name="ce3"/>
          <table:table-cell office:value-type="float" office:value="7.6000100000000002" table:style-name="ce7">
            <text:p>7.60001</text:p>
          </table:table-cell>
          <table:table-cell office:value-type="float" office:value="0.627162" table:style-name="ce7">
            <text:p>0.627162</text:p>
          </table:table-cell>
          <table:table-cell office:value-type="float" office:value="0.64300800000000002" table:style-name="ce7">
            <text:p>0.643008</text:p>
          </table:table-cell>
          <table:table-cell office:value-type="float" office:value="0.67234799999999995" table:style-name="ce7">
            <text:p>0.672348</text:p>
          </table:table-cell>
          <table:table-cell office:value-type="float" office:value="-3.0017999999999989E-2" table:formula="of:=[.G81]-[.$G$5]" table:style-name="ce1">
            <text:p>-0.030018</text:p>
          </table:table-cell>
          <table:table-cell office:value-type="float" office:value="-1.4171999999999962E-2" table:formula="of:=[.H81]-[.$G$5]" table:style-name="ce1">
            <text:p>-0.014172</text:p>
          </table:table-cell>
          <table:table-cell office:value-type="float" office:value="1.5167999999999959E-2" table:formula="of:=[.I81]-[.$G$5]" table:style-name="ce1">
            <text:p>0.015168</text:p>
          </table:table-cell>
          <table:table-cell office:value-type="float" office:value="7.6000100000000002" table:style-name="ce1">
            <text:p>7.60001</text:p>
          </table:table-cell>
          <table:table-cell office:value-type="float" office:value="-5.3609400000000001E-2" table:style-name="ce1">
            <text:p>-0.0536094</text:p>
          </table:table-cell>
          <table:table-cell office:value-type="float" office:value="-4.6417E-2" table:style-name="ce1">
            <text:p>-0.046417</text:p>
          </table:table-cell>
          <table:table-cell table:number-columns-repeated="16369"/>
        </table:table-row>
        <table:table-row table:style-name="ro3">
          <table:table-cell office:value-type="float" office:value="7.7" table:style-name="ce1">
            <text:p>7.7</text:p>
          </table:table-cell>
          <table:table-cell office:value-type="float" office:value="-3.124E-2" table:style-name="ce1">
            <text:p>-0.03124</text:p>
          </table:table-cell>
          <table:table-cell office:value-type="float" office:value="-0.10295700000000001" table:style-name="ce1">
            <text:p>-0.102957</text:p>
          </table:table-cell>
          <table:table-cell office:value-type="float" office:value="-5.0854000000000003E-2" table:style-name="ce1">
            <text:p>-0.050854</text:p>
          </table:table-cell>
          <table:table-cell table:style-name="ce3"/>
          <table:table-cell office:value-type="float" office:value="7.7000200000000003" table:style-name="ce7">
            <text:p>7.70002</text:p>
          </table:table-cell>
          <table:table-cell office:value-type="float" office:value="0.62951400000000002" table:style-name="ce7">
            <text:p>0.629514</text:p>
          </table:table-cell>
          <table:table-cell office:value-type="float" office:value="0.63519700000000001" table:style-name="ce7">
            <text:p>0.635197</text:p>
          </table:table-cell>
          <table:table-cell office:value-type="float" office:value="0.66904300000000005" table:style-name="ce7">
            <text:p>0.669043</text:p>
          </table:table-cell>
          <table:table-cell office:value-type="float" office:value="-2.7665999999999968E-2" table:formula="of:=[.G82]-[.$G$5]" table:style-name="ce1">
            <text:p>-0.027666</text:p>
          </table:table-cell>
          <table:table-cell office:value-type="float" office:value="-2.1982999999999975E-2" table:formula="of:=[.H82]-[.$G$5]" table:style-name="ce1">
            <text:p>-0.021983</text:p>
          </table:table-cell>
          <table:table-cell office:value-type="float" office:value="1.1863000000000068E-2" table:formula="of:=[.I82]-[.$G$5]" table:style-name="ce1">
            <text:p>0.011863</text:p>
          </table:table-cell>
          <table:table-cell office:value-type="float" office:value="7.7000200000000003" table:style-name="ce1">
            <text:p>7.70002</text:p>
          </table:table-cell>
          <table:table-cell office:value-type="float" office:value="-8.3499199999999996E-2" table:style-name="ce1">
            <text:p>-0.0834992</text:p>
          </table:table-cell>
          <table:table-cell office:value-type="float" office:value="-4.3051399999999997E-2" table:style-name="ce1">
            <text:p>-0.0430514</text:p>
          </table:table-cell>
          <table:table-cell table:number-columns-repeated="16369"/>
        </table:table-row>
        <table:table-row table:style-name="ro3">
          <table:table-cell office:value-type="float" office:value="7.8" table:style-name="ce1">
            <text:p>7.8</text:p>
          </table:table-cell>
          <table:table-cell office:value-type="float" office:value="-3.6136000000000001E-2" table:style-name="ce1">
            <text:p>-0.036136</text:p>
          </table:table-cell>
          <table:table-cell office:value-type="float" office:value="-0.12667800000000001" table:style-name="ce1">
            <text:p>-0.126678</text:p>
          </table:table-cell>
          <table:table-cell office:value-type="float" office:value="-2.9578E-2" table:style-name="ce1">
            <text:p>-0.029578</text:p>
          </table:table-cell>
          <table:table-cell table:style-name="ce3"/>
          <table:table-cell office:value-type="float" office:value="7.8" table:style-name="ce7">
            <text:p>7.8</text:p>
          </table:table-cell>
          <table:table-cell office:value-type="float" office:value="0.63277600000000001" table:style-name="ce7">
            <text:p>0.632776</text:p>
          </table:table-cell>
          <table:table-cell office:value-type="float" office:value="0.62903299999999995" table:style-name="ce7">
            <text:p>0.629033</text:p>
          </table:table-cell>
          <table:table-cell office:value-type="float" office:value="0.66341700000000003" table:style-name="ce7">
            <text:p>0.663417</text:p>
          </table:table-cell>
          <table:table-cell office:value-type="float" office:value="-2.4403999999999981E-2" table:formula="of:=[.G83]-[.$G$5]" table:style-name="ce1">
            <text:p>-0.024404</text:p>
          </table:table-cell>
          <table:table-cell office:value-type="float" office:value="-2.8147000000000033E-2" table:formula="of:=[.H83]-[.$G$5]" table:style-name="ce1">
            <text:p>-0.028147</text:p>
          </table:table-cell>
          <table:table-cell office:value-type="float" office:value="6.2370000000000481E-3" table:formula="of:=[.I83]-[.$G$5]" table:style-name="ce1">
            <text:p>0.006237</text:p>
          </table:table-cell>
          <table:table-cell office:value-type="float" office:value="7.8" table:style-name="ce1">
            <text:p>7.8</text:p>
          </table:table-cell>
          <table:table-cell office:value-type="float" office:value="-0.107698" table:style-name="ce1">
            <text:p>-0.107698</text:p>
          </table:table-cell>
          <table:table-cell office:value-type="float" office:value="-3.3952499999999997E-2" table:style-name="ce1">
            <text:p>-0.0339525</text:p>
          </table:table-cell>
          <table:table-cell table:number-columns-repeated="16369"/>
        </table:table-row>
        <table:table-row table:style-name="ro3">
          <table:table-cell office:value-type="float" office:value="7.9" table:style-name="ce1">
            <text:p>7.9</text:p>
          </table:table-cell>
          <table:table-cell office:value-type="float" office:value="-3.6979999999999999E-2" table:style-name="ce1">
            <text:p>-0.03698</text:p>
          </table:table-cell>
          <table:table-cell office:value-type="float" office:value="-0.137021" table:style-name="ce1">
            <text:p>-0.137021</text:p>
          </table:table-cell>
          <table:table-cell office:value-type="float" office:value="-8.7410000000000005E-3" table:style-name="ce1">
            <text:p>-0.008741</text:p>
          </table:table-cell>
          <table:table-cell table:style-name="ce3"/>
          <table:table-cell office:value-type="float" office:value="7.90001" table:style-name="ce7">
            <text:p>7.90001</text:p>
          </table:table-cell>
          <table:table-cell office:value-type="float" office:value="0.63704000000000005" table:style-name="ce7">
            <text:p>0.63704</text:p>
          </table:table-cell>
          <table:table-cell office:value-type="float" office:value="0.62517999999999996" table:style-name="ce7">
            <text:p>0.62518</text:p>
          </table:table-cell>
          <table:table-cell office:value-type="float" office:value="0.65622000000000003" table:style-name="ce7">
            <text:p>0.65622</text:p>
          </table:table-cell>
          <table:table-cell office:value-type="float" office:value="-2.0139999999999936E-2" table:formula="of:=[.G84]-[.$G$5]" table:style-name="ce1">
            <text:p>-0.02014</text:p>
          </table:table-cell>
          <table:table-cell office:value-type="float" office:value="-3.2000000000000028E-2" table:formula="of:=[.H84]-[.$G$5]" table:style-name="ce1">
            <text:p>-0.032</text:p>
          </table:table-cell>
          <table:table-cell office:value-type="float" office:value="-9.5999999999996088E-4" table:formula="of:=[.I84]-[.$G$5]" table:style-name="ce1">
            <text:p>-0.00096</text:p>
          </table:table-cell>
          <table:table-cell office:value-type="float" office:value="7.90001" table:style-name="ce1">
            <text:p>7.90001</text:p>
          </table:table-cell>
          <table:table-cell office:value-type="float" office:value="-0.12542800000000001" table:style-name="ce1">
            <text:p>-0.125428</text:p>
          </table:table-cell>
          <table:table-cell office:value-type="float" office:value="-1.7345599999999999E-2" table:style-name="ce1">
            <text:p>-0.0173456</text:p>
          </table:table-cell>
          <table:table-cell table:number-columns-repeated="16369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float" office:value="-3.5414000000000001E-2" table:style-name="ce1">
            <text:p>-0.035414</text:p>
          </table:table-cell>
          <table:table-cell office:value-type="float" office:value="-0.135795" table:style-name="ce1">
            <text:p>-0.135795</text:p>
          </table:table-cell>
          <table:table-cell office:value-type="float" office:value="9.273E-3" table:style-name="ce1">
            <text:p>0.009273</text:p>
          </table:table-cell>
          <table:table-cell table:style-name="ce3"/>
          <table:table-cell office:value-type="float" office:value="8.0000199999999992" table:style-name="ce7">
            <text:p>8.00002</text:p>
          </table:table-cell>
          <table:table-cell office:value-type="float" office:value="0.642598" table:style-name="ce7">
            <text:p>0.642598</text:p>
          </table:table-cell>
          <table:table-cell office:value-type="float" office:value="0.62378100000000003" table:style-name="ce7">
            <text:p>0.623781</text:p>
          </table:table-cell>
          <table:table-cell office:value-type="float" office:value="0.648397" table:style-name="ce7">
            <text:p>0.648397</text:p>
          </table:table-cell>
          <table:table-cell office:value-type="float" office:value="-1.4581999999999984E-2" table:formula="of:=[.G85]-[.$G$5]" table:style-name="ce1">
            <text:p>-0.014582</text:p>
          </table:table-cell>
          <table:table-cell office:value-type="float" office:value="-3.3398999999999957E-2" table:formula="of:=[.H85]-[.$G$5]" table:style-name="ce1">
            <text:p>-0.033399</text:p>
          </table:table-cell>
          <table:table-cell office:value-type="float" office:value="-8.7829999999999853E-3" table:formula="of:=[.I85]-[.$G$5]" table:style-name="ce1">
            <text:p>-0.008783</text:p>
          </table:table-cell>
          <table:table-cell office:value-type="float" office:value="8.0000199999999992" table:style-name="ce1">
            <text:p>8.00002</text:p>
          </table:table-cell>
          <table:table-cell office:value-type="float" office:value="-0.12658900000000001" table:style-name="ce1">
            <text:p>-0.126589</text:p>
          </table:table-cell>
          <table:table-cell office:value-type="float" office:value="2.31744E-3" table:style-name="ce1">
            <text:p>0.00231744</text:p>
          </table:table-cell>
          <table:table-cell table:number-columns-repeated="16369"/>
        </table:table-row>
        <table:table-row table:style-name="ro3">
          <table:table-cell office:value-type="float" office:value="8.1" table:style-name="ce1">
            <text:p>8.1</text:p>
          </table:table-cell>
          <table:table-cell office:value-type="float" office:value="-3.2549000000000002E-2" table:style-name="ce1">
            <text:p>-0.032549</text:p>
          </table:table-cell>
          <table:table-cell office:value-type="float" office:value="-0.12514900000000001" table:style-name="ce1">
            <text:p>-0.125149</text:p>
          </table:table-cell>
          <table:table-cell office:value-type="float" office:value="2.4330999999999998E-2" table:style-name="ce1">
            <text:p>0.024331</text:p>
          </table:table-cell>
          <table:table-cell table:style-name="ce3"/>
          <table:table-cell office:value-type="float" office:value="8.1000599999999991" table:style-name="ce7">
            <text:p>8.10006</text:p>
          </table:table-cell>
          <table:table-cell office:value-type="float" office:value="0.65025299999999997" table:style-name="ce7">
            <text:p>0.650253</text:p>
          </table:table-cell>
          <table:table-cell office:value-type="float" office:value="0.62519899999999995" table:style-name="ce7">
            <text:p>0.625199</text:p>
          </table:table-cell>
          <table:table-cell office:value-type="float" office:value="0.64083800000000002" table:style-name="ce7">
            <text:p>0.640838</text:p>
          </table:table-cell>
          <table:table-cell office:value-type="float" office:value="-6.9270000000000165E-3" table:formula="of:=[.G86]-[.$G$5]" table:style-name="ce1">
            <text:p>-0.006927</text:p>
          </table:table-cell>
          <table:table-cell office:value-type="float" office:value="-3.1981000000000037E-2" table:formula="of:=[.H86]-[.$G$5]" table:style-name="ce1">
            <text:p>-0.031981</text:p>
          </table:table-cell>
          <table:table-cell office:value-type="float" office:value="-1.6341999999999968E-2" table:formula="of:=[.I86]-[.$G$5]" table:style-name="ce1">
            <text:p>-0.016342</text:p>
          </table:table-cell>
          <table:table-cell office:value-type="float" office:value="8.1000599999999991" table:style-name="ce1">
            <text:p>8.10006</text:p>
          </table:table-cell>
          <table:table-cell office:value-type="float" office:value="-0.121683" table:style-name="ce1">
            <text:p>-0.121683</text:p>
          </table:table-cell>
          <table:table-cell office:value-type="float" office:value="1.14632E-2" table:style-name="ce1">
            <text:p>0.0114632</text:p>
          </table:table-cell>
          <table:table-cell table:number-columns-repeated="16369"/>
        </table:table-row>
        <table:table-row table:style-name="ro3">
          <table:table-cell office:value-type="float" office:value="8.1999999999999993" table:style-name="ce1">
            <text:p>8.2</text:p>
          </table:table-cell>
          <table:table-cell office:value-type="float" office:value="-2.8490999999999999E-2" table:style-name="ce1">
            <text:p>-0.028491</text:p>
          </table:table-cell>
          <table:table-cell office:value-type="float" office:value="-0.10642600000000001" table:style-name="ce1">
            <text:p>-0.106426</text:p>
          </table:table-cell>
          <table:table-cell office:value-type="float" office:value="3.7388999999999999E-2" table:style-name="ce1">
            <text:p>0.037389</text:p>
          </table:table-cell>
          <table:table-cell table:style-name="ce3"/>
          <table:table-cell office:value-type="float" office:value="8.2000399999999996" table:style-name="ce7">
            <text:p>8.20004</text:p>
          </table:table-cell>
          <table:table-cell office:value-type="float" office:value="0.660883" table:style-name="ce7">
            <text:p>0.660883</text:p>
          </table:table-cell>
          <table:table-cell office:value-type="float" office:value="0.62923399999999996" table:style-name="ce7">
            <text:p>0.629234</text:p>
          </table:table-cell>
          <table:table-cell office:value-type="float" office:value="0.634378" table:style-name="ce7">
            <text:p>0.634378</text:p>
          </table:table-cell>
          <table:table-cell office:value-type="float" office:value="3.7030000000000118E-3" table:formula="of:=[.G87]-[.$G$5]" table:style-name="ce1">
            <text:p>0.003703</text:p>
          </table:table-cell>
          <table:table-cell office:value-type="float" office:value="-2.7946000000000026E-2" table:formula="of:=[.H87]-[.$G$5]" table:style-name="ce1">
            <text:p>-0.027946</text:p>
          </table:table-cell>
          <table:table-cell office:value-type="float" office:value="-2.2801999999999989E-2" table:formula="of:=[.I87]-[.$G$5]" table:style-name="ce1">
            <text:p>-0.022802</text:p>
          </table:table-cell>
          <table:table-cell office:value-type="float" office:value="8.2000399999999996" table:style-name="ce1">
            <text:p>8.20004</text:p>
          </table:table-cell>
          <table:table-cell office:value-type="float" office:value="-0.109655" table:style-name="ce1">
            <text:p>-0.109655</text:p>
          </table:table-cell>
          <table:table-cell office:value-type="float" office:value="2.4094299999999999E-2" table:style-name="ce1">
            <text:p>0.0240943</text:p>
          </table:table-cell>
          <table:table-cell table:number-columns-repeated="16369"/>
        </table:table-row>
        <table:table-row table:style-name="ro3">
          <table:table-cell office:value-type="float" office:value="8.3000000000000007" table:style-name="ce1">
            <text:p>8.3</text:p>
          </table:table-cell>
          <table:table-cell office:value-type="float" office:value="-2.2603999999999999E-2" table:style-name="ce1">
            <text:p>-0.022604</text:p>
          </table:table-cell>
          <table:table-cell office:value-type="float" office:value="-8.0120999999999998E-2" table:style-name="ce1">
            <text:p>-0.080121</text:p>
          </table:table-cell>
          <table:table-cell office:value-type="float" office:value="4.9098000000000003E-2" table:style-name="ce1">
            <text:p>0.049098</text:p>
          </table:table-cell>
          <table:table-cell table:style-name="ce3"/>
          <table:table-cell office:value-type="float" office:value="8.3000600000000002" table:style-name="ce7">
            <text:p>8.30006</text:p>
          </table:table-cell>
          <table:table-cell office:value-type="float" office:value="0.67496199999999995" table:style-name="ce7">
            <text:p>0.674962</text:p>
          </table:table-cell>
          <table:table-cell office:value-type="float" office:value="0.63546599999999998" table:style-name="ce7">
            <text:p>0.635466</text:p>
          </table:table-cell>
          <table:table-cell office:value-type="float" office:value="0.62961299999999998" table:style-name="ce7">
            <text:p>0.629613</text:p>
          </table:table-cell>
          <table:table-cell office:value-type="float" office:value="1.7781999999999965E-2" table:formula="of:=[.G88]-[.$G$5]" table:style-name="ce1">
            <text:p>0.017782</text:p>
          </table:table-cell>
          <table:table-cell office:value-type="float" office:value="-2.1714000000000011E-2" table:formula="of:=[.H88]-[.$G$5]" table:style-name="ce1">
            <text:p>-0.021714</text:p>
          </table:table-cell>
          <table:table-cell office:value-type="float" office:value="-2.7567000000000008E-2" table:formula="of:=[.I88]-[.$G$5]" table:style-name="ce1">
            <text:p>-0.027567</text:p>
          </table:table-cell>
          <table:table-cell office:value-type="float" office:value="8.3000600000000002" table:style-name="ce1">
            <text:p>8.30006</text:p>
          </table:table-cell>
          <table:table-cell office:value-type="float" office:value="-8.9491100000000004E-2" table:style-name="ce1">
            <text:p>-0.0894911</text:p>
          </table:table-cell>
          <table:table-cell office:value-type="float" office:value="3.78229E-2" table:style-name="ce1">
            <text:p>0.0378229</text:p>
          </table:table-cell>
          <table:table-cell table:number-columns-repeated="16369"/>
        </table:table-row>
        <table:table-row table:style-name="ro3">
          <table:table-cell office:value-type="float" office:value="8.4" table:style-name="ce1">
            <text:p>8.4</text:p>
          </table:table-cell>
          <table:table-cell office:value-type="float" office:value="-1.4234999999999999E-2" table:style-name="ce1">
            <text:p>-0.014235</text:p>
          </table:table-cell>
          <table:table-cell office:value-type="float" office:value="-4.6684000000000003E-2" table:style-name="ce1">
            <text:p>-0.046684</text:p>
          </table:table-cell>
          <table:table-cell office:value-type="float" office:value="5.9020000000000003E-2" table:style-name="ce1">
            <text:p>0.05902</text:p>
          </table:table-cell>
          <table:table-cell table:style-name="ce3"/>
          <table:table-cell office:value-type="float" office:value="8.4000599999999999" table:style-name="ce7">
            <text:p>8.40006</text:p>
          </table:table-cell>
          <table:table-cell office:value-type="float" office:value="0.69185700000000006" table:style-name="ce7">
            <text:p>0.691857</text:p>
          </table:table-cell>
          <table:table-cell office:value-type="float" office:value="0.64364600000000005" table:style-name="ce7">
            <text:p>0.643646</text:p>
          </table:table-cell>
          <table:table-cell office:value-type="float" office:value="0.62674799999999997" table:style-name="ce7">
            <text:p>0.626748</text:p>
          </table:table-cell>
          <table:table-cell office:value-type="float" office:value="3.4677000000000069E-2" table:formula="of:=[.G89]-[.$G$5]" table:style-name="ce1">
            <text:p>0.034677</text:p>
          </table:table-cell>
          <table:table-cell office:value-type="float" office:value="-1.3533999999999935E-2" table:formula="of:=[.H89]-[.$G$5]" table:style-name="ce1">
            <text:p>-0.013534</text:p>
          </table:table-cell>
          <table:table-cell office:value-type="float" office:value="-3.0432000000000015E-2" table:formula="of:=[.I89]-[.$G$5]" table:style-name="ce1">
            <text:p>-0.030432</text:p>
          </table:table-cell>
          <table:table-cell office:value-type="float" office:value="8.4000599999999999" table:style-name="ce1">
            <text:p>8.40006</text:p>
          </table:table-cell>
          <table:table-cell office:value-type="float" office:value="-6.15314E-2" table:style-name="ce1">
            <text:p>-0.0615314</text:p>
          </table:table-cell>
          <table:table-cell office:value-type="float" office:value="4.8620999999999998E-2" table:style-name="ce1">
            <text:p>0.048621</text:p>
          </table:table-cell>
          <table:table-cell table:number-columns-repeated="16369"/>
        </table:table-row>
        <table:table-row table:style-name="ro3">
          <table:table-cell office:value-type="float" office:value="8.5" table:style-name="ce1">
            <text:p>8.5</text:p>
          </table:table-cell>
          <table:table-cell office:value-type="float" office:value="-3.4160000000000002E-3" table:style-name="ce1">
            <text:p>-0.003416</text:p>
          </table:table-cell>
          <table:table-cell office:value-type="float" office:value="-7.4619999999999999E-3" table:style-name="ce1">
            <text:p>-0.007462</text:p>
          </table:table-cell>
          <table:table-cell office:value-type="float" office:value="6.5762000000000001E-2" table:style-name="ce1">
            <text:p>0.065762</text:p>
          </table:table-cell>
          <table:table-cell table:style-name="ce3"/>
          <table:table-cell office:value-type="float" office:value="8.5000300000000006" table:style-name="ce7">
            <text:p>8.50003</text:p>
          </table:table-cell>
          <table:table-cell office:value-type="float" office:value="0.70778600000000003" table:style-name="ce7">
            <text:p>0.707786</text:p>
          </table:table-cell>
          <table:table-cell office:value-type="float" office:value="0.65321600000000002" table:style-name="ce7">
            <text:p>0.653216</text:p>
          </table:table-cell>
          <table:table-cell office:value-type="float" office:value="0.62609800000000004" table:style-name="ce7">
            <text:p>0.626098</text:p>
          </table:table-cell>
          <table:table-cell office:value-type="float" office:value="5.060600000000004E-2" table:formula="of:=[.G90]-[.$G$5]" table:style-name="ce1">
            <text:p>0.050606</text:p>
          </table:table-cell>
          <table:table-cell office:value-type="float" office:value="-3.9639999999999675E-3" table:formula="of:=[.H90]-[.$G$5]" table:style-name="ce1">
            <text:p>-0.003964</text:p>
          </table:table-cell>
          <table:table-cell office:value-type="float" office:value="-3.1081999999999943E-2" table:formula="of:=[.I90]-[.$G$5]" table:style-name="ce1">
            <text:p>-0.031082</text:p>
          </table:table-cell>
          <table:table-cell office:value-type="float" office:value="8.5000300000000006" table:style-name="ce1">
            <text:p>8.50003</text:p>
          </table:table-cell>
          <table:table-cell office:value-type="float" office:value="-2.6631499999999999E-2" table:style-name="ce1">
            <text:p>-0.0266315</text:p>
          </table:table-cell>
          <table:table-cell office:value-type="float" office:value="5.3604400000000003E-2" table:style-name="ce1">
            <text:p>0.0536044</text:p>
          </table:table-cell>
          <table:table-cell table:number-columns-repeated="16369"/>
        </table:table-row>
        <table:table-row table:style-name="ro3">
          <table:table-cell office:value-type="float" office:value="8.6" table:style-name="ce1">
            <text:p>8.6</text:p>
          </table:table-cell>
          <table:table-cell office:value-type="float" office:value="8.8979999999999997E-3" table:style-name="ce1">
            <text:p>0.008898</text:p>
          </table:table-cell>
          <table:table-cell office:value-type="float" office:value="3.4873000000000001E-2" table:style-name="ce1">
            <text:p>0.034873</text:p>
          </table:table-cell>
          <table:table-cell office:value-type="float" office:value="6.7770999999999998E-2" table:style-name="ce1">
            <text:p>0.067771</text:p>
          </table:table-cell>
          <table:table-cell table:style-name="ce3"/>
          <table:table-cell office:value-type="float" office:value="8.6000399999999999" table:style-name="ce7">
            <text:p>8.60004</text:p>
          </table:table-cell>
          <table:table-cell office:value-type="float" office:value="0.71672000000000002" table:style-name="ce7">
            <text:p>0.71672</text:p>
          </table:table-cell>
          <table:table-cell office:value-type="float" office:value="0.66367500000000001" table:style-name="ce7">
            <text:p>0.663675</text:p>
          </table:table-cell>
          <table:table-cell office:value-type="float" office:value="0.62812999999999997" table:style-name="ce7">
            <text:p>0.62813</text:p>
          </table:table-cell>
          <table:table-cell office:value-type="float" office:value="5.9540000000000037E-2" table:formula="of:=[.G91]-[.$G$5]" table:style-name="ce1">
            <text:p>0.05954</text:p>
          </table:table-cell>
          <table:table-cell office:value-type="float" office:value="6.4950000000000285E-3" table:formula="of:=[.H91]-[.$G$5]" table:style-name="ce1">
            <text:p>0.006495</text:p>
          </table:table-cell>
          <table:table-cell office:value-type="float" office:value="-2.905000000000002E-2" table:formula="of:=[.I91]-[.$G$5]" table:style-name="ce1">
            <text:p>-0.02905</text:p>
          </table:table-cell>
          <table:table-cell office:value-type="float" office:value="8.6000399999999999" table:style-name="ce1">
            <text:p>8.60004</text:p>
          </table:table-cell>
          <table:table-cell office:value-type="float" office:value="1.27507E-2" table:style-name="ce1">
            <text:p>0.0127507</text:p>
          </table:table-cell>
          <table:table-cell office:value-type="float" office:value="5.5856599999999999E-2" table:style-name="ce1">
            <text:p>0.0558566</text:p>
          </table:table-cell>
          <table:table-cell table:number-columns-repeated="16369"/>
        </table:table-row>
        <table:table-row table:style-name="ro3">
          <table:table-cell office:value-type="float" office:value="8.6999999999999993" table:style-name="ce1">
            <text:p>8.7</text:p>
          </table:table-cell>
          <table:table-cell office:value-type="float" office:value="2.1145000000000001E-2" table:style-name="ce1">
            <text:p>0.021145</text:p>
          </table:table-cell>
          <table:table-cell office:value-type="float" office:value="7.6661999999999994E-2" table:style-name="ce1">
            <text:p>0.076662</text:p>
          </table:table-cell>
          <table:table-cell office:value-type="float" office:value="6.4181000000000002E-2" table:style-name="ce1">
            <text:p>0.064181</text:p>
          </table:table-cell>
          <table:table-cell table:style-name="ce3"/>
          <table:table-cell office:value-type="float" office:value="8.7000499999999992" table:style-name="ce7">
            <text:p>8.70005</text:p>
          </table:table-cell>
          <table:table-cell office:value-type="float" office:value="0.71394100000000005" table:style-name="ce7">
            <text:p>0.713941</text:p>
          </table:table-cell>
          <table:table-cell office:value-type="float" office:value="0.67464599999999997" table:style-name="ce7">
            <text:p>0.674646</text:p>
          </table:table-cell>
          <table:table-cell office:value-type="float" office:value="0.63296799999999998" table:style-name="ce7">
            <text:p>0.632968</text:p>
          </table:table-cell>
          <table:table-cell office:value-type="float" office:value="5.6761000000000061E-2" table:formula="of:=[.G92]-[.$G$5]" table:style-name="ce1">
            <text:p>0.056761</text:p>
          </table:table-cell>
          <table:table-cell office:value-type="float" office:value="1.7465999999999982E-2" table:formula="of:=[.H92]-[.$G$5]" table:style-name="ce1">
            <text:p>0.017466</text:p>
          </table:table-cell>
          <table:table-cell office:value-type="float" office:value="-2.4212000000000011E-2" table:formula="of:=[.I92]-[.$G$5]" table:style-name="ce1">
            <text:p>-0.024212</text:p>
          </table:table-cell>
          <table:table-cell office:value-type="float" office:value="8.7000499999999992" table:style-name="ce1">
            <text:p>8.70005</text:p>
          </table:table-cell>
          <table:table-cell office:value-type="float" office:value="5.1371699999999999E-2" table:style-name="ce1">
            <text:p>0.0513717</text:p>
          </table:table-cell>
          <table:table-cell office:value-type="float" office:value="5.7063099999999999E-2" table:style-name="ce1">
            <text:p>0.0570631</text:p>
          </table:table-cell>
          <table:table-cell table:number-columns-repeated="16369"/>
        </table:table-row>
        <table:table-row table:style-name="ro3">
          <table:table-cell office:value-type="float" office:value="8.8000000000000007" table:style-name="ce1">
            <text:p>8.8</text:p>
          </table:table-cell>
          <table:table-cell office:value-type="float" office:value="3.1784E-2" table:style-name="ce1">
            <text:p>0.031784</text:p>
          </table:table-cell>
          <table:table-cell office:value-type="float" office:value="0.114095" table:style-name="ce1">
            <text:p>0.114095</text:p>
          </table:table-cell>
          <table:table-cell office:value-type="float" office:value="5.5142999999999998E-2" table:style-name="ce1">
            <text:p>0.055143</text:p>
          </table:table-cell>
          <table:table-cell table:style-name="ce3"/>
          <table:table-cell office:value-type="float" office:value="8.8000299999999996" table:style-name="ce7">
            <text:p>8.80003</text:p>
          </table:table-cell>
          <table:table-cell office:value-type="float" office:value="0.69995399999999997" table:style-name="ce7">
            <text:p>0.699954</text:p>
          </table:table-cell>
          <table:table-cell office:value-type="float" office:value="0.68557500000000005" table:style-name="ce7">
            <text:p>0.685575</text:p>
          </table:table-cell>
          <table:table-cell office:value-type="float" office:value="0.64036300000000002" table:style-name="ce7">
            <text:p>0.640363</text:p>
          </table:table-cell>
          <table:table-cell office:value-type="float" office:value="4.2773999999999979E-2" table:formula="of:=[.G93]-[.$G$5]" table:style-name="ce1">
            <text:p>0.042774</text:p>
          </table:table-cell>
          <table:table-cell office:value-type="float" office:value="2.8395000000000059E-2" table:formula="of:=[.H93]-[.$G$5]" table:style-name="ce1">
            <text:p>0.028395</text:p>
          </table:table-cell>
          <table:table-cell office:value-type="float" office:value="-1.6816999999999971E-2" table:formula="of:=[.I93]-[.$G$5]" table:style-name="ce1">
            <text:p>-0.016817</text:p>
          </table:table-cell>
          <table:table-cell office:value-type="float" office:value="8.8000299999999996" table:style-name="ce1">
            <text:p>8.80003</text:p>
          </table:table-cell>
          <table:table-cell office:value-type="float" office:value="8.9932799999999993E-2" table:style-name="ce1">
            <text:p>0.0899328</text:p>
          </table:table-cell>
          <table:table-cell office:value-type="float" office:value="5.3775999999999997E-2" table:style-name="ce1">
            <text:p>0.053776</text:p>
          </table:table-cell>
          <table:table-cell table:number-columns-repeated="16369"/>
        </table:table-row>
        <table:table-row table:style-name="ro3">
          <table:table-cell office:value-type="float" office:value="8.9" table:style-name="ce1">
            <text:p>8.9</text:p>
          </table:table-cell>
          <table:table-cell office:value-type="float" office:value="3.9843000000000003E-2" table:style-name="ce1">
            <text:p>0.039843</text:p>
          </table:table-cell>
          <table:table-cell office:value-type="float" office:value="0.143986" table:style-name="ce1">
            <text:p>0.143986</text:p>
          </table:table-cell>
          <table:table-cell office:value-type="float" office:value="4.1506000000000001E-2" table:style-name="ce1">
            <text:p>0.041506</text:p>
          </table:table-cell>
          <table:table-cell table:style-name="ce3"/>
          <table:table-cell office:value-type="float" office:value="8.9" table:style-name="ce7">
            <text:p>8.9</text:p>
          </table:table-cell>
          <table:table-cell office:value-type="float" office:value="0.68052000000000001" table:style-name="ce7">
            <text:p>0.68052</text:p>
          </table:table-cell>
          <table:table-cell office:value-type="float" office:value="0.69589199999999996" table:style-name="ce7">
            <text:p>0.695892</text:p>
          </table:table-cell>
          <table:table-cell office:value-type="float" office:value="0.65006900000000001" table:style-name="ce7">
            <text:p>0.650069</text:p>
          </table:table-cell>
          <table:table-cell office:value-type="float" office:value="2.3340000000000027E-2" table:formula="of:=[.G94]-[.$G$5]" table:style-name="ce1">
            <text:p>0.02334</text:p>
          </table:table-cell>
          <table:table-cell office:value-type="float" office:value="3.8711999999999969E-2" table:formula="of:=[.H94]-[.$G$5]" table:style-name="ce1">
            <text:p>0.038712</text:p>
          </table:table-cell>
          <table:table-cell office:value-type="float" office:value="-7.1109999999999784E-3" table:formula="of:=[.I94]-[.$G$5]" table:style-name="ce1">
            <text:p>-0.007111</text:p>
          </table:table-cell>
          <table:table-cell office:value-type="float" office:value="8.9" table:style-name="ce1">
            <text:p>8.9</text:p>
          </table:table-cell>
          <table:table-cell office:value-type="float" office:value="0.126335" table:style-name="ce1">
            <text:p>0.126335</text:p>
          </table:table-cell>
          <table:table-cell office:value-type="float" office:value="4.5543899999999998E-2" table:style-name="ce1">
            <text:p>0.0455439</text:p>
          </table:table-cell>
          <table:table-cell table:number-columns-repeated="16369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float" office:value="4.5019000000000003E-2" table:style-name="ce1">
            <text:p>0.045019</text:p>
          </table:table-cell>
          <table:table-cell office:value-type="float" office:value="0.16403999999999999" table:style-name="ce1">
            <text:p>0.16404</text:p>
          </table:table-cell>
          <table:table-cell office:value-type="float" office:value="2.4177000000000001E-2" table:style-name="ce1">
            <text:p>0.024177</text:p>
          </table:table-cell>
          <table:table-cell table:style-name="ce3"/>
          <table:table-cell office:value-type="float" office:value="9.0000300000000006" table:style-name="ce7">
            <text:p>9.00003</text:p>
          </table:table-cell>
          <table:table-cell office:value-type="float" office:value="0.66103400000000001" table:style-name="ce7">
            <text:p>0.661034</text:p>
          </table:table-cell>
          <table:table-cell office:value-type="float" office:value="0.70435400000000004" table:style-name="ce7">
            <text:p>0.704354</text:p>
          </table:table-cell>
          <table:table-cell office:value-type="float" office:value="0.66175899999999999" table:style-name="ce7">
            <text:p>0.661759</text:p>
          </table:table-cell>
          <table:table-cell office:value-type="float" office:value="3.8540000000000241E-3" table:formula="of:=[.G95]-[.$G$5]" table:style-name="ce1">
            <text:p>0.003854</text:p>
          </table:table-cell>
          <table:table-cell office:value-type="float" office:value="4.7174000000000049E-2" table:formula="of:=[.H95]-[.$G$5]" table:style-name="ce1">
            <text:p>0.047174</text:p>
          </table:table-cell>
          <table:table-cell office:value-type="float" office:value="4.5789999999999997E-3" table:formula="of:=[.I95]-[.$G$5]" table:style-name="ce1">
            <text:p>0.004579</text:p>
          </table:table-cell>
          <table:table-cell office:value-type="float" office:value="9.0000300000000006" table:style-name="ce1">
            <text:p>9.00003</text:p>
          </table:table-cell>
          <table:table-cell office:value-type="float" office:value="0.154224" table:style-name="ce1">
            <text:p>0.154224</text:p>
          </table:table-cell>
          <table:table-cell office:value-type="float" office:value="2.5512300000000002E-2" table:style-name="ce1">
            <text:p>0.0255123</text:p>
          </table:table-cell>
          <table:table-cell table:number-columns-repeated="16369"/>
        </table:table-row>
        <table:table-row table:style-name="ro3">
          <table:table-cell office:value-type="float" office:value="9.1" table:style-name="ce1">
            <text:p>9.1</text:p>
          </table:table-cell>
          <table:table-cell office:value-type="float" office:value="4.7341000000000001E-2" table:style-name="ce1">
            <text:p>0.047341</text:p>
          </table:table-cell>
          <table:table-cell office:value-type="float" office:value="0.17255599999999999" table:style-name="ce1">
            <text:p>0.172556</text:p>
          </table:table-cell>
          <table:table-cell office:value-type="float" office:value="3.6979999999999999E-3" table:style-name="ce1">
            <text:p>0.003698</text:p>
          </table:table-cell>
          <table:table-cell table:style-name="ce3"/>
          <table:table-cell office:value-type="float" office:value="9.1000200000000007" table:style-name="ce7">
            <text:p>9.10002</text:p>
          </table:table-cell>
          <table:table-cell office:value-type="float" office:value="0.64491500000000002" table:style-name="ce7">
            <text:p>0.644915</text:p>
          </table:table-cell>
          <table:table-cell office:value-type="float" office:value="0.70880799999999999" table:style-name="ce7">
            <text:p>0.708808</text:p>
          </table:table-cell>
          <table:table-cell office:value-type="float" office:value="0.67435599999999996" table:style-name="ce7">
            <text:p>0.674356</text:p>
          </table:table-cell>
          <table:table-cell office:value-type="float" office:value="-1.226499999999997E-2" table:formula="of:=[.G96]-[.$G$5]" table:style-name="ce1">
            <text:p>-0.012265</text:p>
          </table:table-cell>
          <table:table-cell office:value-type="float" office:value="5.1628000000000007E-2" table:formula="of:=[.H96]-[.$G$5]" table:style-name="ce1">
            <text:p>0.051628</text:p>
          </table:table-cell>
          <table:table-cell office:value-type="float" office:value="1.7175999999999969E-2" table:formula="of:=[.I96]-[.$G$5]" table:style-name="ce1">
            <text:p>0.017176</text:p>
          </table:table-cell>
          <table:table-cell office:value-type="float" office:value="9.1000200000000007" table:style-name="ce1">
            <text:p>9.10002</text:p>
          </table:table-cell>
          <table:table-cell office:value-type="float" office:value="0.16314500000000001" table:style-name="ce1">
            <text:p>0.163145</text:p>
          </table:table-cell>
          <table:table-cell office:value-type="float" office:value="2.0301199999999998E-3" table:style-name="ce1">
            <text:p>0.00203012</text:p>
          </table:table-cell>
          <table:table-cell table:number-columns-repeated="16369"/>
        </table:table-row>
        <table:table-row table:style-name="ro3">
          <table:table-cell office:value-type="float" office:value="9.1999999999999993" table:style-name="ce1">
            <text:p>9.2</text:p>
          </table:table-cell>
          <table:table-cell office:value-type="float" office:value="4.6647000000000001E-2" table:style-name="ce1">
            <text:p>0.046647</text:p>
          </table:table-cell>
          <table:table-cell office:value-type="float" office:value="0.167962" table:style-name="ce1">
            <text:p>0.167962</text:p>
          </table:table-cell>
          <table:table-cell office:value-type="float" office:value="-1.9560999999999999E-2" table:style-name="ce1">
            <text:p>-0.019561</text:p>
          </table:table-cell>
          <table:table-cell table:style-name="ce3"/>
          <table:table-cell office:value-type="float" office:value="9.2000499999999992" table:style-name="ce7">
            <text:p>9.20005</text:p>
          </table:table-cell>
          <table:table-cell office:value-type="float" office:value="0.63327900000000004" table:style-name="ce7">
            <text:p>0.633279</text:p>
          </table:table-cell>
          <table:table-cell office:value-type="float" office:value="0.70673399999999997" table:style-name="ce7">
            <text:p>0.706734</text:p>
          </table:table-cell>
          <table:table-cell office:value-type="float" office:value="0.68638100000000002" table:style-name="ce7">
            <text:p>0.686381</text:p>
          </table:table-cell>
          <table:table-cell office:value-type="float" office:value="-2.390099999999995E-2" table:formula="of:=[.G97]-[.$G$5]" table:style-name="ce1">
            <text:p>-0.023901</text:p>
          </table:table-cell>
          <table:table-cell office:value-type="float" office:value="4.9553999999999987E-2" table:formula="of:=[.H97]-[.$G$5]" table:style-name="ce1">
            <text:p>0.049554</text:p>
          </table:table-cell>
          <table:table-cell office:value-type="float" office:value="2.9201000000000032E-2" table:formula="of:=[.I97]-[.$G$5]" table:style-name="ce1">
            <text:p>0.029201</text:p>
          </table:table-cell>
          <table:table-cell office:value-type="float" office:value="9.2000499999999992" table:style-name="ce1">
            <text:p>9.20005</text:p>
          </table:table-cell>
          <table:table-cell office:value-type="float" office:value="0.15167900000000001" table:style-name="ce1">
            <text:p>0.151679</text:p>
          </table:table-cell>
          <table:table-cell office:value-type="float" office:value="-3.2006899999999998E-2" table:style-name="ce1">
            <text:p>-0.0320069</text:p>
          </table:table-cell>
          <table:table-cell table:number-columns-repeated="16369"/>
        </table:table-row>
        <table:table-row table:style-name="ro3">
          <table:table-cell office:value-type="float" office:value="9.3000000000000007" table:style-name="ce1">
            <text:p>9.3</text:p>
          </table:table-cell>
          <table:table-cell office:value-type="float" office:value="4.2285999999999997E-2" table:style-name="ce1">
            <text:p>0.042286</text:p>
          </table:table-cell>
          <table:table-cell office:value-type="float" office:value="0.14871999999999999" table:style-name="ce1">
            <text:p>0.14872</text:p>
          </table:table-cell>
          <table:table-cell office:value-type="float" office:value="-4.4652999999999998E-2" table:style-name="ce1">
            <text:p>-0.044653</text:p>
          </table:table-cell>
          <table:table-cell table:style-name="ce3"/>
          <table:table-cell office:value-type="float" office:value="9.30002" table:style-name="ce7">
            <text:p>9.30002</text:p>
          </table:table-cell>
          <table:table-cell office:value-type="float" office:value="0.62565300000000001" table:style-name="ce7">
            <text:p>0.625653</text:p>
          </table:table-cell>
          <table:table-cell office:value-type="float" office:value="0.69637899999999997" table:style-name="ce7">
            <text:p>0.696379</text:p>
          </table:table-cell>
          <table:table-cell office:value-type="float" office:value="0.69626299999999997" table:style-name="ce7">
            <text:p>0.696263</text:p>
          </table:table-cell>
          <table:table-cell office:value-type="float" office:value="-3.1526999999999972E-2" table:formula="of:=[.G98]-[.$G$5]" table:style-name="ce1">
            <text:p>-0.031527</text:p>
          </table:table-cell>
          <table:table-cell office:value-type="float" office:value="3.9198999999999984E-2" table:formula="of:=[.H98]-[.$G$5]" table:style-name="ce1">
            <text:p>0.039199</text:p>
          </table:table-cell>
          <table:table-cell office:value-type="float" office:value="3.9082999999999979E-2" table:formula="of:=[.I98]-[.$G$5]" table:style-name="ce1">
            <text:p>0.039083</text:p>
          </table:table-cell>
          <table:table-cell office:value-type="float" office:value="9.30002" table:style-name="ce1">
            <text:p>9.30002</text:p>
          </table:table-cell>
          <table:table-cell office:value-type="float" office:value="0.121694" table:style-name="ce1">
            <text:p>0.121694</text:p>
          </table:table-cell>
          <table:table-cell office:value-type="float" office:value="-5.6898600000000001E-2" table:style-name="ce1">
            <text:p>-0.0568986</text:p>
          </table:table-cell>
          <table:table-cell table:number-columns-repeated="16369"/>
        </table:table-row>
        <table:table-row table:style-name="ro3">
          <table:table-cell office:value-type="float" office:value="9.4" table:style-name="ce1">
            <text:p>9.4</text:p>
          </table:table-cell>
          <table:table-cell office:value-type="float" office:value="3.3342999999999998E-2" table:style-name="ce1">
            <text:p>0.033343</text:p>
          </table:table-cell>
          <table:table-cell office:value-type="float" office:value="0.113951" table:style-name="ce1">
            <text:p>0.113951</text:p>
          </table:table-cell>
          <table:table-cell office:value-type="float" office:value="-6.9255999999999998E-2" table:style-name="ce1">
            <text:p>-0.069256</text:p>
          </table:table-cell>
          <table:table-cell table:style-name="ce3"/>
          <table:table-cell office:value-type="float" office:value="9.4000599999999999" table:style-name="ce7">
            <text:p>9.40006</text:p>
          </table:table-cell>
          <table:table-cell office:value-type="float" office:value="0.621332" table:style-name="ce7">
            <text:p>0.621332</text:p>
          </table:table-cell>
          <table:table-cell office:value-type="float" office:value="0.679365" table:style-name="ce7">
            <text:p>0.679365</text:p>
          </table:table-cell>
          <table:table-cell office:value-type="float" office:value="0.70257199999999997" table:style-name="ce7">
            <text:p>0.702572</text:p>
          </table:table-cell>
          <table:table-cell office:value-type="float" office:value="-3.5847999999999991E-2" table:formula="of:=[.G99]-[.$G$5]" table:style-name="ce1">
            <text:p>-0.035848</text:p>
          </table:table-cell>
          <table:table-cell office:value-type="float" office:value="2.218500000000001E-2" table:formula="of:=[.H99]-[.$G$5]" table:style-name="ce1">
            <text:p>0.022185</text:p>
          </table:table-cell>
          <table:table-cell office:value-type="float" office:value="4.5391999999999988E-2" table:formula="of:=[.I99]-[.$G$5]" table:style-name="ce1">
            <text:p>0.045392</text:p>
          </table:table-cell>
          <table:table-cell office:value-type="float" office:value="9.4000599999999999" table:style-name="ce1">
            <text:p>9.40006</text:p>
          </table:table-cell>
          <table:table-cell office:value-type="float" office:value="6.9405400000000006E-2" table:style-name="ce1">
            <text:p>0.0694054</text:p>
          </table:table-cell>
          <table:table-cell office:value-type="float" office:value="-7.3541400000000007E-2" table:style-name="ce1">
            <text:p>-0.0735414</text:p>
          </table:table-cell>
          <table:table-cell table:number-columns-repeated="16369"/>
        </table:table-row>
        <table:table-row table:style-name="ro3">
          <table:table-cell office:value-type="float" office:value="9.5" table:style-name="ce1">
            <text:p>9.5</text:p>
          </table:table-cell>
          <table:table-cell office:value-type="float" office:value="1.9316E-2" table:style-name="ce1">
            <text:p>0.019316</text:p>
          </table:table-cell>
          <table:table-cell office:value-type="float" office:value="6.4593999999999999E-2" table:style-name="ce1">
            <text:p>0.064594</text:p>
          </table:table-cell>
          <table:table-cell office:value-type="float" office:value="-8.9473999999999998E-2" table:style-name="ce1">
            <text:p>-0.089474</text:p>
          </table:table-cell>
          <table:table-cell table:style-name="ce3"/>
          <table:table-cell office:value-type="float" office:value="9.5000199999999992" table:style-name="ce7">
            <text:p>9.50002</text:p>
          </table:table-cell>
          <table:table-cell office:value-type="float" office:value="0.61942200000000003" table:style-name="ce7">
            <text:p>0.619422</text:p>
          </table:table-cell>
          <table:table-cell office:value-type="float" office:value="0.659802" table:style-name="ce7">
            <text:p>0.659802</text:p>
          </table:table-cell>
          <table:table-cell office:value-type="float" office:value="0.70438400000000001" table:style-name="ce7">
            <text:p>0.704384</text:p>
          </table:table-cell>
          <table:table-cell office:value-type="float" office:value="-3.7757999999999958E-2" table:formula="of:=[.G100]-[.$G$5]" table:style-name="ce1">
            <text:p>-0.037758</text:p>
          </table:table-cell>
          <table:table-cell office:value-type="float" office:value="2.6220000000000132E-3" table:formula="of:=[.H100]-[.$G$5]" table:style-name="ce1">
            <text:p>0.002622</text:p>
          </table:table-cell>
          <table:table-cell office:value-type="float" office:value="4.7204000000000024E-2" table:formula="of:=[.I100]-[.$G$5]" table:style-name="ce1">
            <text:p>0.047204</text:p>
          </table:table-cell>
          <table:table-cell office:value-type="float" office:value="9.5000199999999992" table:style-name="ce1">
            <text:p>9.50002</text:p>
          </table:table-cell>
          <table:table-cell office:value-type="float" office:value="4.3322200000000003E-3" table:style-name="ce1">
            <text:p>0.00433222</text:p>
          </table:table-cell>
          <table:table-cell office:value-type="float" office:value="-8.3487599999999995E-2" table:style-name="ce1">
            <text:p>-0.0834876</text:p>
          </table:table-cell>
          <table:table-cell table:number-columns-repeated="16369"/>
        </table:table-row>
        <table:table-row table:style-name="ro3">
          <table:table-cell office:value-type="float" office:value="9.6" table:style-name="ce1">
            <text:p>9.6</text:p>
          </table:table-cell>
          <table:table-cell office:value-type="float" office:value="8.9400000000000005E-4" table:style-name="ce1">
            <text:p>0.000894</text:p>
          </table:table-cell>
          <table:table-cell office:value-type="float" office:value="4.4860000000000004E-3" table:style-name="ce1">
            <text:p>0.004486</text:p>
          </table:table-cell>
          <table:table-cell office:value-type="float" office:value="-0.100635" table:style-name="ce1">
            <text:p>-0.100635</text:p>
          </table:table-cell>
          <table:table-cell table:style-name="ce3"/>
          <table:table-cell office:value-type="float" office:value="9.6000499999999995" table:style-name="ce7">
            <text:p>9.60005</text:p>
          </table:table-cell>
          <table:table-cell office:value-type="float" office:value="0.61905299999999996" table:style-name="ce7">
            <text:p>0.619053</text:p>
          </table:table-cell>
          <table:table-cell office:value-type="float" office:value="0.64154699999999998" table:style-name="ce7">
            <text:p>0.641547</text:p>
          </table:table-cell>
          <table:table-cell office:value-type="float" office:value="0.70159199999999999" table:style-name="ce7">
            <text:p>0.701592</text:p>
          </table:table-cell>
          <table:table-cell office:value-type="float" office:value="-3.8127000000000022E-2" table:formula="of:=[.G101]-[.$G$5]" table:style-name="ce1">
            <text:p>-0.038127</text:p>
          </table:table-cell>
          <table:table-cell office:value-type="float" office:value="-1.5633000000000008E-2" table:formula="of:=[.H101]-[.$G$5]" table:style-name="ce1">
            <text:p>-0.015633</text:p>
          </table:table-cell>
          <table:table-cell office:value-type="float" office:value="4.4412000000000007E-2" table:formula="of:=[.I101]-[.$G$5]" table:style-name="ce1">
            <text:p>0.044412</text:p>
          </table:table-cell>
          <table:table-cell office:value-type="float" office:value="9.6000499999999995" table:style-name="ce1">
            <text:p>9.60005</text:p>
          </table:table-cell>
          <table:table-cell office:value-type="float" office:value="-5.9013400000000001E-2" table:style-name="ce1">
            <text:p>-0.0590134</text:p>
          </table:table-cell>
          <table:table-cell office:value-type="float" office:value="-8.1755099999999997E-2" table:style-name="ce1">
            <text:p>-0.0817551</text:p>
          </table:table-cell>
          <table:table-cell table:number-columns-repeated="16369"/>
        </table:table-row>
        <table:table-row table:style-name="ro3">
          <table:table-cell office:value-type="float" office:value="9.6999999999999993" table:style-name="ce1">
            <text:p>9.7</text:p>
          </table:table-cell>
          <table:table-cell office:value-type="float" office:value="-1.9663E-2" table:style-name="ce1">
            <text:p>-0.019663</text:p>
          </table:table-cell>
          <table:table-cell office:value-type="float" office:value="-5.9415999999999997E-2" table:style-name="ce1">
            <text:p>-0.059416</text:p>
          </table:table-cell>
          <table:table-cell office:value-type="float" office:value="-9.8926E-2" table:style-name="ce1">
            <text:p>-0.098926</text:p>
          </table:table-cell>
          <table:table-cell table:style-name="ce3"/>
          <table:table-cell office:value-type="float" office:value="9.7000399999999996" table:style-name="ce7">
            <text:p>9.70004</text:p>
          </table:table-cell>
          <table:table-cell office:value-type="float" office:value="0.620147" table:style-name="ce7">
            <text:p>0.620147</text:p>
          </table:table-cell>
          <table:table-cell office:value-type="float" office:value="0.62716300000000003" table:style-name="ce7">
            <text:p>0.627163</text:p>
          </table:table-cell>
          <table:table-cell office:value-type="float" office:value="0.69436699999999996" table:style-name="ce7">
            <text:p>0.694367</text:p>
          </table:table-cell>
          <table:table-cell office:value-type="float" office:value="-3.7032999999999983E-2" table:formula="of:=[.G102]-[.$G$5]" table:style-name="ce1">
            <text:p>-0.037033</text:p>
          </table:table-cell>
          <table:table-cell office:value-type="float" office:value="-3.001699999999996E-2" table:formula="of:=[.H102]-[.$G$5]" table:style-name="ce1">
            <text:p>-0.030017</text:p>
          </table:table-cell>
          <table:table-cell office:value-type="float" office:value="3.718699999999997E-2" table:formula="of:=[.I102]-[.$G$5]" table:style-name="ce1">
            <text:p>0.037187</text:p>
          </table:table-cell>
          <table:table-cell office:value-type="float" office:value="9.7000399999999996" table:style-name="ce1">
            <text:p>9.70004</text:p>
          </table:table-cell>
          <table:table-cell office:value-type="float" office:value="-0.11502" table:style-name="ce1">
            <text:p>-0.11502</text:p>
          </table:table-cell>
          <table:table-cell office:value-type="float" office:value="-6.4974199999999996E-2" table:style-name="ce1">
            <text:p>-0.0649742</text:p>
          </table:table-cell>
          <table:table-cell table:number-columns-repeated="16369"/>
        </table:table-row>
        <table:table-row table:style-name="ro3">
          <table:table-cell office:value-type="float" office:value="9.8000000000000007" table:style-name="ce1">
            <text:p>9.8</text:p>
          </table:table-cell>
          <table:table-cell office:value-type="float" office:value="-3.8868E-2" table:style-name="ce1">
            <text:p>-0.038868</text:p>
          </table:table-cell>
          <table:table-cell office:value-type="float" office:value="-0.118117" table:style-name="ce1">
            <text:p>-0.118117</text:p>
          </table:table-cell>
          <table:table-cell office:value-type="float" office:value="-8.3145999999999998E-2" table:style-name="ce1">
            <text:p>-0.083146</text:p>
          </table:table-cell>
          <table:table-cell table:style-name="ce3"/>
          <table:table-cell office:value-type="float" office:value="9.8000600000000002" table:style-name="ce7">
            <text:p>9.80006</text:p>
          </table:table-cell>
          <table:table-cell office:value-type="float" office:value="0.62262300000000004" table:style-name="ce7">
            <text:p>0.622623</text:p>
          </table:table-cell>
          <table:table-cell office:value-type="float" office:value="0.61766299999999996" table:style-name="ce7">
            <text:p>0.617663</text:p>
          </table:table-cell>
          <table:table-cell office:value-type="float" office:value="0.68326500000000001" table:style-name="ce7">
            <text:p>0.683265</text:p>
          </table:table-cell>
          <table:table-cell office:value-type="float" office:value="-3.4556999999999949E-2" table:formula="of:=[.G103]-[.$G$5]" table:style-name="ce1">
            <text:p>-0.034557</text:p>
          </table:table-cell>
          <table:table-cell office:value-type="float" office:value="-3.9517000000000024E-2" table:formula="of:=[.H103]-[.$G$5]" table:style-name="ce1">
            <text:p>-0.039517</text:p>
          </table:table-cell>
          <table:table-cell office:value-type="float" office:value="2.6085000000000025E-2" table:formula="of:=[.I103]-[.$G$5]" table:style-name="ce1">
            <text:p>0.026085</text:p>
          </table:table-cell>
          <table:table-cell office:value-type="float" office:value="9.8000600000000002" table:style-name="ce1">
            <text:p>9.80006</text:p>
          </table:table-cell>
          <table:table-cell office:value-type="float" office:value="-0.14541699999999999" table:style-name="ce1">
            <text:p>-0.145417</text:p>
          </table:table-cell>
          <table:table-cell office:value-type="float" office:value="-5.8899199999999999E-2" table:style-name="ce1">
            <text:p>-0.0588992</text:p>
          </table:table-cell>
          <table:table-cell table:number-columns-repeated="16369"/>
        </table:table-row>
        <table:table-row table:style-name="ro3">
          <table:table-cell office:value-type="float" office:value="9.9" table:style-name="ce1">
            <text:p>9.9</text:p>
          </table:table-cell>
          <table:table-cell office:value-type="float" office:value="-5.3046000000000003E-2" table:style-name="ce1">
            <text:p>-0.053046</text:p>
          </table:table-cell>
          <table:table-cell office:value-type="float" office:value="-0.162795" table:style-name="ce1">
            <text:p>-0.162795</text:p>
          </table:table-cell>
          <table:table-cell office:value-type="float" office:value="-5.5692999999999999E-2" table:style-name="ce1">
            <text:p>-0.055693</text:p>
          </table:table-cell>
          <table:table-cell table:style-name="ce3"/>
          <table:table-cell office:value-type="float" office:value="9.9000199999999996" table:style-name="ce7">
            <text:p>9.90002</text:p>
          </table:table-cell>
          <table:table-cell office:value-type="float" office:value="0.62673999999999996" table:style-name="ce7">
            <text:p>0.62674</text:p>
          </table:table-cell>
          <table:table-cell office:value-type="float" office:value="0.61267700000000003" table:style-name="ce7">
            <text:p>0.612677</text:p>
          </table:table-cell>
          <table:table-cell office:value-type="float" office:value="0.66940100000000002" table:style-name="ce7">
            <text:p>0.669401</text:p>
          </table:table-cell>
          <table:table-cell office:value-type="float" office:value="-3.0440000000000023E-2" table:formula="of:=[.G104]-[.$G$5]" table:style-name="ce1">
            <text:p>-0.03044</text:p>
          </table:table-cell>
          <table:table-cell office:value-type="float" office:value="-4.4502999999999959E-2" table:formula="of:=[.H104]-[.$G$5]" table:style-name="ce1">
            <text:p>-0.044503</text:p>
          </table:table-cell>
          <table:table-cell office:value-type="float" office:value="1.2221000000000037E-2" table:formula="of:=[.I104]-[.$G$5]" table:style-name="ce1">
            <text:p>0.012221</text:p>
          </table:table-cell>
          <table:table-cell office:value-type="float" office:value="9.9000199999999996" table:style-name="ce1">
            <text:p>9.90002</text:p>
          </table:table-cell>
          <table:table-cell office:value-type="float" office:value="-0.17310500000000001" table:style-name="ce1">
            <text:p>-0.173105</text:p>
          </table:table-cell>
          <table:table-cell office:value-type="float" office:value="-3.2625599999999998E-2" table:style-name="ce1">
            <text:p>-0.0326256</text:p>
          </table:table-cell>
          <table:table-cell table:number-columns-repeated="16369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-5.9623000000000002E-2" table:style-name="ce1">
            <text:p>-0.059623</text:p>
          </table:table-cell>
          <table:table-cell office:value-type="float" office:value="-0.187308" table:style-name="ce1">
            <text:p>-0.187308</text:p>
          </table:table-cell>
          <table:table-cell office:value-type="float" office:value="-2.2144E-2" table:style-name="ce1">
            <text:p>-0.022144</text:p>
          </table:table-cell>
          <table:table-cell table:style-name="ce3"/>
          <table:table-cell office:value-type="float" office:value="10" table:style-name="ce7">
            <text:p>10</text:p>
          </table:table-cell>
          <table:table-cell office:value-type="float" office:value="0.632745" table:style-name="ce7">
            <text:p>0.632745</text:p>
          </table:table-cell>
          <table:table-cell office:value-type="float" office:value="0.612151" table:style-name="ce7">
            <text:p>0.612151</text:p>
          </table:table-cell>
          <table:table-cell office:value-type="float" office:value="0.65413500000000002" table:style-name="ce7">
            <text:p>0.654135</text:p>
          </table:table-cell>
          <table:table-cell office:value-type="float" office:value="-2.4434999999999985E-2" table:formula="of:=[.G105]-[.$G$5]" table:style-name="ce1">
            <text:p>-0.024435</text:p>
          </table:table-cell>
          <table:table-cell office:value-type="float" office:value="-4.5028999999999986E-2" table:formula="of:=[.H105]-[.$G$5]" table:style-name="ce1">
            <text:p>-0.045029</text:p>
          </table:table-cell>
          <table:table-cell office:value-type="float" office:value="-3.0449999999999644E-3" table:formula="of:=[.I105]-[.$G$5]" table:style-name="ce1">
            <text:p>-0.003045</text:p>
          </table:table-cell>
          <table:table-cell office:value-type="float" office:value="10" table:style-name="ce1">
            <text:p>10</text:p>
          </table:table-cell>
          <table:table-cell office:value-type="float" office:value="-0.17862" table:style-name="ce1">
            <text:p>-0.17862</text:p>
          </table:table-cell>
          <table:table-cell office:value-type="float" office:value="-8.3922000000000007E-3" table:style-name="ce1">
            <text:p>-0.0083922</text:p>
          </table:table-cell>
          <table:table-cell table:number-columns-repeated="16369"/>
        </table:table-row>
        <table:table-row table:style-name="ro3">
          <table:table-cell office:value-type="float" office:value="10.1" table:style-name="ce1">
            <text:p>10.1</text:p>
          </table:table-cell>
          <table:table-cell office:value-type="float" office:value="-5.8075000000000002E-2" table:style-name="ce1">
            <text:p>-0.058075</text:p>
          </table:table-cell>
          <table:table-cell office:value-type="float" office:value="-0.18995000000000001" table:style-name="ce1">
            <text:p>-0.18995</text:p>
          </table:table-cell>
          <table:table-cell office:value-type="float" office:value="1.0508999999999999E-2" table:style-name="ce1">
            <text:p>0.010509</text:p>
          </table:table-cell>
          <table:table-cell table:style-name="ce3"/>
          <table:table-cell office:value-type="float" office:value="10.1" table:style-name="ce7">
            <text:p>10.1</text:p>
          </table:table-cell>
          <table:table-cell office:value-type="float" office:value="0.64031300000000002" table:style-name="ce7">
            <text:p>0.640313</text:p>
          </table:table-cell>
          <table:table-cell office:value-type="float" office:value="0.61517699999999997" table:style-name="ce7">
            <text:p>0.615177</text:p>
          </table:table-cell>
          <table:table-cell office:value-type="float" office:value="0.63897199999999998" table:style-name="ce7">
            <text:p>0.638972</text:p>
          </table:table-cell>
          <table:table-cell office:value-type="float" office:value="-1.6866999999999965E-2" table:formula="of:=[.G106]-[.$G$5]" table:style-name="ce1">
            <text:p>-0.016867</text:p>
          </table:table-cell>
          <table:table-cell office:value-type="float" office:value="-4.2003000000000013E-2" table:formula="of:=[.H106]-[.$G$5]" table:style-name="ce1">
            <text:p>-0.042003</text:p>
          </table:table-cell>
          <table:table-cell office:value-type="float" office:value="-1.8208000000000002E-2" table:formula="of:=[.I106]-[.$G$5]" table:style-name="ce1">
            <text:p>-0.018208</text:p>
          </table:table-cell>
          <table:table-cell office:value-type="float" office:value="10.1" table:style-name="ce1">
            <text:p>10.1</text:p>
          </table:table-cell>
          <table:table-cell office:value-type="float" office:value="-0.15804799999999999" table:style-name="ce1">
            <text:p>-0.158048</text:p>
          </table:table-cell>
          <table:table-cell office:value-type="float" office:value="2.1007600000000001E-2" table:style-name="ce1">
            <text:p>0.0210076</text:p>
          </table:table-cell>
          <table:table-cell table:number-columns-repeated="16369"/>
        </table:table-row>
        <table:table-row table:style-name="ro3">
          <table:table-cell office:value-type="float" office:value="10.199999999999999" table:style-name="ce1">
            <text:p>10.2</text:p>
          </table:table-cell>
          <table:table-cell office:value-type="float" office:value="-5.0049999999999997E-2" table:style-name="ce1">
            <text:p>-0.05005</text:p>
          </table:table-cell>
          <table:table-cell office:value-type="float" office:value="-0.17363300000000001" table:style-name="ce1">
            <text:p>-0.173633</text:p>
          </table:table-cell>
          <table:table-cell office:value-type="float" office:value="3.6268000000000002E-2" table:style-name="ce1">
            <text:p>0.036268</text:p>
          </table:table-cell>
          <table:table-cell table:style-name="ce3"/>
          <table:table-cell office:value-type="float" office:value="10.200100000000001" table:style-name="ce7">
            <text:p>10.2001</text:p>
          </table:table-cell>
          <table:table-cell office:value-type="float" office:value="0.64888500000000005" table:style-name="ce7">
            <text:p>0.648885</text:p>
          </table:table-cell>
          <table:table-cell office:value-type="float" office:value="0.62034199999999995" table:style-name="ce7">
            <text:p>0.620342</text:p>
          </table:table-cell>
          <table:table-cell office:value-type="float" office:value="0.62559699999999996" table:style-name="ce7">
            <text:p>0.625597</text:p>
          </table:table-cell>
          <table:table-cell office:value-type="float" office:value="-8.2949999999999413E-3" table:formula="of:=[.G107]-[.$G$5]" table:style-name="ce1">
            <text:p>-0.008295</text:p>
          </table:table-cell>
          <table:table-cell office:value-type="float" office:value="-3.6838000000000037E-2" table:formula="of:=[.H107]-[.$G$5]" table:style-name="ce1">
            <text:p>-0.036838</text:p>
          </table:table-cell>
          <table:table-cell office:value-type="float" office:value="-3.1583000000000028E-2" table:formula="of:=[.I107]-[.$G$5]" table:style-name="ce1">
            <text:p>-0.031583</text:p>
          </table:table-cell>
          <table:table-cell office:value-type="float" office:value="10.200100000000001" table:style-name="ce1">
            <text:p>10.2001</text:p>
          </table:table-cell>
          <table:table-cell office:value-type="float" office:value="-0.13672899999999999" table:style-name="ce1">
            <text:p>-0.136729</text:p>
          </table:table-cell>
          <table:table-cell office:value-type="float" office:value="3.2621999999999998E-2" table:style-name="ce1">
            <text:p>0.032622</text:p>
          </table:table-cell>
          <table:table-cell table:number-columns-repeated="16369"/>
        </table:table-row>
        <table:table-row table:style-name="ro3">
          <table:table-cell office:value-type="float" office:value="10.3" table:style-name="ce1">
            <text:p>10.3</text:p>
          </table:table-cell>
          <table:table-cell office:value-type="float" office:value="-3.8589999999999999E-2" table:style-name="ce1">
            <text:p>-0.03859</text:p>
          </table:table-cell>
          <table:table-cell office:value-type="float" office:value="-0.14441999999999999" table:style-name="ce1">
            <text:p>-0.14442</text:p>
          </table:table-cell>
          <table:table-cell office:value-type="float" office:value="5.2107000000000001E-2" table:style-name="ce1">
            <text:p>0.052107</text:p>
          </table:table-cell>
          <table:table-cell table:style-name="ce3"/>
          <table:table-cell office:value-type="float" office:value="10.3" table:style-name="ce7">
            <text:p>10.3</text:p>
          </table:table-cell>
          <table:table-cell office:value-type="float" office:value="0.65795899999999996" table:style-name="ce7">
            <text:p>0.657959</text:p>
          </table:table-cell>
          <table:table-cell office:value-type="float" office:value="0.62683100000000003" table:style-name="ce7">
            <text:p>0.626831</text:p>
          </table:table-cell>
          <table:table-cell office:value-type="float" office:value="0.61515900000000001" table:style-name="ce7">
            <text:p>0.615159</text:p>
          </table:table-cell>
          <table:table-cell office:value-type="float" office:value="7.7899999999997416E-4" table:formula="of:=[.G108]-[.$G$5]" table:style-name="ce1">
            <text:p>0.000779</text:p>
          </table:table-cell>
          <table:table-cell office:value-type="float" office:value="-3.0348999999999959E-2" table:formula="of:=[.H108]-[.$G$5]" table:style-name="ce1">
            <text:p>-0.030349</text:p>
          </table:table-cell>
          <table:table-cell office:value-type="float" office:value="-4.2020999999999975E-2" table:formula="of:=[.I108]-[.$G$5]" table:style-name="ce1">
            <text:p>-0.042021</text:p>
          </table:table-cell>
          <table:table-cell office:value-type="float" office:value="10.3" table:style-name="ce1">
            <text:p>10.3</text:p>
          </table:table-cell>
          <table:table-cell office:value-type="float" office:value="-0.111636" table:style-name="ce1">
            <text:p>-0.111636</text:p>
          </table:table-cell>
          <table:table-cell office:value-type="float" office:value="4.0241699999999998E-2" table:style-name="ce1">
            <text:p>0.0402417</text:p>
          </table:table-cell>
          <table:table-cell table:number-columns-repeated="16369"/>
        </table:table-row>
        <table:table-row table:style-name="ro3">
          <table:table-cell office:value-type="float" office:value="10.4" table:style-name="ce1">
            <text:p>10.4</text:p>
          </table:table-cell>
          <table:table-cell office:value-type="float" office:value="-2.6817000000000001E-2" table:style-name="ce1">
            <text:p>-0.026817</text:p>
          </table:table-cell>
          <table:table-cell office:value-type="float" office:value="-0.109043" table:style-name="ce1">
            <text:p>-0.109043</text:p>
          </table:table-cell>
          <table:table-cell office:value-type="float" office:value="5.8620999999999999E-2" table:style-name="ce1">
            <text:p>0.058621</text:p>
          </table:table-cell>
          <table:table-cell table:style-name="ce3"/>
          <table:table-cell office:value-type="float" office:value="10.4" table:style-name="ce7">
            <text:p>10.4</text:p>
          </table:table-cell>
          <table:table-cell office:value-type="float" office:value="0.66676199999999997" table:style-name="ce7">
            <text:p>0.666762</text:p>
          </table:table-cell>
          <table:table-cell office:value-type="float" office:value="0.633382" table:style-name="ce7">
            <text:p>0.633382</text:p>
          </table:table-cell>
          <table:table-cell office:value-type="float" office:value="0.60838300000000001" table:style-name="ce7">
            <text:p>0.608383</text:p>
          </table:table-cell>
          <table:table-cell office:value-type="float" office:value="9.5819999999999794E-3" table:formula="of:=[.G109]-[.$G$5]" table:style-name="ce1">
            <text:p>0.009582</text:p>
          </table:table-cell>
          <table:table-cell office:value-type="float" office:value="-2.3797999999999986E-2" table:formula="of:=[.H109]-[.$G$5]" table:style-name="ce1">
            <text:p>-0.023798</text:p>
          </table:table-cell>
          <table:table-cell office:value-type="float" office:value="-4.8796999999999979E-2" table:formula="of:=[.I109]-[.$G$5]" table:style-name="ce1">
            <text:p>-0.048797</text:p>
          </table:table-cell>
          <table:table-cell office:value-type="float" office:value="10.4" table:style-name="ce1">
            <text:p>10.4</text:p>
          </table:table-cell>
          <table:table-cell office:value-type="float" office:value="-9.1515200000000005E-2" table:style-name="ce1">
            <text:p>-0.0915152</text:p>
          </table:table-cell>
          <table:table-cell office:value-type="float" office:value="3.9643900000000003E-2" table:style-name="ce1">
            <text:p>0.0396439</text:p>
          </table:table-cell>
          <table:table-cell table:number-columns-repeated="16369"/>
        </table:table-row>
        <table:table-row table:style-name="ro3">
          <table:table-cell office:value-type="float" office:value="10.5" table:style-name="ce1">
            <text:p>10.5</text:p>
          </table:table-cell>
          <table:table-cell office:value-type="float" office:value="-1.6709000000000002E-2" table:style-name="ce1">
            <text:p>-0.016709</text:p>
          </table:table-cell>
          <table:table-cell office:value-type="float" office:value="-7.2562000000000001E-2" table:style-name="ce1">
            <text:p>-0.072562</text:p>
          </table:table-cell>
          <table:table-cell office:value-type="float" office:value="5.9118999999999998E-2" table:style-name="ce1">
            <text:p>0.059119</text:p>
          </table:table-cell>
          <table:table-cell table:style-name="ce3"/>
          <table:table-cell office:value-type="float" office:value="10.5" table:style-name="ce7">
            <text:p>10.5</text:p>
          </table:table-cell>
          <table:table-cell office:value-type="float" office:value="0.674709" table:style-name="ce7">
            <text:p>0.674709</text:p>
          </table:table-cell>
          <table:table-cell office:value-type="float" office:value="0.63978599999999997" table:style-name="ce7">
            <text:p>0.639786</text:p>
          </table:table-cell>
          <table:table-cell office:value-type="float" office:value="0.60604599999999997" table:style-name="ce7">
            <text:p>0.606046</text:p>
          </table:table-cell>
          <table:table-cell office:value-type="float" office:value="1.7529000000000017E-2" table:formula="of:=[.G110]-[.$G$5]" table:style-name="ce1">
            <text:p>0.017529</text:p>
          </table:table-cell>
          <table:table-cell office:value-type="float" office:value="-1.7394000000000021E-2" table:formula="of:=[.H110]-[.$G$5]" table:style-name="ce1">
            <text:p>-0.017394</text:p>
          </table:table-cell>
          <table:table-cell office:value-type="float" office:value="-5.1134000000000013E-2" table:formula="of:=[.I110]-[.$G$5]" table:style-name="ce1">
            <text:p>-0.051134</text:p>
          </table:table-cell>
          <table:table-cell office:value-type="float" office:value="10.5" table:style-name="ce1">
            <text:p>10.5</text:p>
          </table:table-cell>
          <table:table-cell office:value-type="float" office:value="-6.3733300000000007E-2" table:style-name="ce1">
            <text:p>-0.0637333</text:p>
          </table:table-cell>
          <table:table-cell office:value-type="float" office:value="4.4572100000000003E-2" table:style-name="ce1">
            <text:p>0.0445721</text:p>
          </table:table-cell>
          <table:table-cell table:number-columns-repeated="16369"/>
        </table:table-row>
        <table:table-row table:style-name="ro3">
          <table:table-cell office:value-type="float" office:value="10.6" table:style-name="ce1">
            <text:p>10.6</text:p>
          </table:table-cell>
          <table:table-cell office:value-type="float" office:value="-8.5419999999999992E-3" table:style-name="ce1">
            <text:p>-0.008542</text:p>
          </table:table-cell>
          <table:table-cell office:value-type="float" office:value="-3.7159999999999999E-2" table:style-name="ce1">
            <text:p>-0.03716</text:p>
          </table:table-cell>
          <table:table-cell office:value-type="float" office:value="5.7644000000000001E-2" table:style-name="ce1">
            <text:p>0.057644</text:p>
          </table:table-cell>
          <table:table-cell table:style-name="ce3"/>
          <table:table-cell office:value-type="float" office:value="10.600099999999999" table:style-name="ce7">
            <text:p>10.6001</text:p>
          </table:table-cell>
          <table:table-cell office:value-type="float" office:value="0.68202099999999999" table:style-name="ce7">
            <text:p>0.682021</text:p>
          </table:table-cell>
          <table:table-cell office:value-type="float" office:value="0.64619499999999996" table:style-name="ce7">
            <text:p>0.646195</text:p>
          </table:table-cell>
          <table:table-cell office:value-type="float" office:value="0.60785699999999998" table:style-name="ce7">
            <text:p>0.607857</text:p>
          </table:table-cell>
          <table:table-cell office:value-type="float" office:value="2.4841000000000002E-2" table:formula="of:=[.G111]-[.$G$5]" table:style-name="ce1">
            <text:p>0.024841</text:p>
          </table:table-cell>
          <table:table-cell office:value-type="float" office:value="-1.0985000000000023E-2" table:formula="of:=[.H111]-[.$G$5]" table:style-name="ce1">
            <text:p>-0.010985</text:p>
          </table:table-cell>
          <table:table-cell office:value-type="float" office:value="-4.9323000000000006E-2" table:formula="of:=[.I111]-[.$G$5]" table:style-name="ce1">
            <text:p>-0.049323</text:p>
          </table:table-cell>
          <table:table-cell office:value-type="float" office:value="10.600099999999999" table:style-name="ce1">
            <text:p>10.6001</text:p>
          </table:table-cell>
          <table:table-cell office:value-type="float" office:value="-3.5167200000000003E-2" table:style-name="ce1">
            <text:p>-0.0351672</text:p>
          </table:table-cell>
          <table:table-cell office:value-type="float" office:value="4.3312799999999999E-2" table:style-name="ce1">
            <text:p>0.0433128</text:p>
          </table:table-cell>
          <table:table-cell table:number-columns-repeated="16369"/>
        </table:table-row>
        <table:table-row table:style-name="ro3">
          <table:table-cell office:value-type="float" office:value="10.7" table:style-name="ce1">
            <text:p>10.7</text:p>
          </table:table-cell>
          <table:table-cell office:value-type="float" office:value="-1.217E-3" table:style-name="ce1">
            <text:p>-0.001217</text:p>
          </table:table-cell>
          <table:table-cell office:value-type="float" office:value="-2.4970000000000001E-3" table:style-name="ce1">
            <text:p>-0.002497</text:p>
          </table:table-cell>
          <table:table-cell office:value-type="float" office:value="5.6949E-2" table:style-name="ce1">
            <text:p>0.056949</text:p>
          </table:table-cell>
          <table:table-cell table:style-name="ce3"/>
          <table:table-cell office:value-type="float" office:value="10.7" table:style-name="ce7">
            <text:p>10.7</text:p>
          </table:table-cell>
          <table:table-cell office:value-type="float" office:value="0.68995099999999998" table:style-name="ce7">
            <text:p>0.689951</text:p>
          </table:table-cell>
          <table:table-cell office:value-type="float" office:value="0.65332699999999999" table:style-name="ce7">
            <text:p>0.653327</text:p>
          </table:table-cell>
          <table:table-cell office:value-type="float" office:value="0.613533" table:style-name="ce7">
            <text:p>0.613533</text:p>
          </table:table-cell>
          <table:table-cell office:value-type="float" office:value="3.2770999999999995E-2" table:formula="of:=[.G112]-[.$G$5]" table:style-name="ce1">
            <text:p>0.032771</text:p>
          </table:table-cell>
          <table:table-cell office:value-type="float" office:value="-3.8529999999999953E-3" table:formula="of:=[.H112]-[.$G$5]" table:style-name="ce1">
            <text:p>-0.003853</text:p>
          </table:table-cell>
          <table:table-cell office:value-type="float" office:value="-4.3646999999999991E-2" table:formula="of:=[.I112]-[.$G$5]" table:style-name="ce1">
            <text:p>-0.043647</text:p>
          </table:table-cell>
          <table:table-cell office:value-type="float" office:value="10.7" table:style-name="ce1">
            <text:p>10.7</text:p>
          </table:table-cell>
          <table:table-cell office:value-type="float" office:value="-3.0516800000000002E-3" table:style-name="ce1">
            <text:p>-0.00305168</text:p>
          </table:table-cell>
          <table:table-cell office:value-type="float" office:value="4.086E-2" table:style-name="ce1">
            <text:p>0.04086</text:p>
          </table:table-cell>
          <table:table-cell table:number-columns-repeated="16369"/>
        </table:table-row>
        <table:table-row table:style-name="ro3">
          <table:table-cell office:value-type="float" office:value="10.8" table:style-name="ce1">
            <text:p>10.8</text:p>
          </table:table-cell>
          <table:table-cell office:value-type="float" office:value="6.7629999999999999E-3" table:style-name="ce1">
            <text:p>0.006763</text:p>
          </table:table-cell>
          <table:table-cell office:value-type="float" office:value="3.2743000000000001E-2" table:style-name="ce1">
            <text:p>0.032743</text:p>
          </table:table-cell>
          <table:table-cell office:value-type="float" office:value="5.7389999999999997E-2" table:style-name="ce1">
            <text:p>0.05739</text:p>
          </table:table-cell>
          <table:table-cell table:style-name="ce3"/>
          <table:table-cell office:value-type="float" office:value="10.8" table:style-name="ce7">
            <text:p>10.8</text:p>
          </table:table-cell>
          <table:table-cell office:value-type="float" office:value="0.69977800000000001" table:style-name="ce7">
            <text:p>0.699778</text:p>
          </table:table-cell>
          <table:table-cell office:value-type="float" office:value="0.66184299999999996" table:style-name="ce7">
            <text:p>0.661843</text:p>
          </table:table-cell>
          <table:table-cell office:value-type="float" office:value="0.62284700000000004" table:style-name="ce7">
            <text:p>0.622847</text:p>
          </table:table-cell>
          <table:table-cell office:value-type="float" office:value="4.2598000000000025E-2" table:formula="of:=[.G113]-[.$G$5]" table:style-name="ce1">
            <text:p>0.042598</text:p>
          </table:table-cell>
          <table:table-cell office:value-type="float" office:value="4.6629999999999727E-3" table:formula="of:=[.H113]-[.$G$5]" table:style-name="ce1">
            <text:p>0.004663</text:p>
          </table:table-cell>
          <table:table-cell office:value-type="float" office:value="-3.4332999999999947E-2" table:formula="of:=[.I113]-[.$G$5]" table:style-name="ce1">
            <text:p>-0.034333</text:p>
          </table:table-cell>
          <table:table-cell office:value-type="float" office:value="10.8" table:style-name="ce1">
            <text:p>10.8</text:p>
          </table:table-cell>
          <table:table-cell office:value-type="float" office:value="3.5909400000000001E-2" table:style-name="ce1">
            <text:p>0.0359094</text:p>
          </table:table-cell>
          <table:table-cell office:value-type="float" office:value="4.2306099999999999E-2" table:style-name="ce1">
            <text:p>0.0423061</text:p>
          </table:table-cell>
          <table:table-cell table:number-columns-repeated="16369"/>
        </table:table-row>
        <table:table-row table:style-name="ro3">
          <table:table-cell office:value-type="float" office:value="10.9" table:style-name="ce1">
            <text:p>10.9</text:p>
          </table:table-cell>
          <table:table-cell office:value-type="float" office:value="1.6216999999999999E-2" table:style-name="ce1">
            <text:p>0.016217</text:p>
          </table:table-cell>
          <table:table-cell office:value-type="float" office:value="6.9044999999999995E-2" table:style-name="ce1">
            <text:p>0.069045</text:p>
          </table:table-cell>
          <table:table-cell office:value-type="float" office:value="5.7195000000000003E-2" table:style-name="ce1">
            <text:p>0.057195</text:p>
          </table:table-cell>
          <table:table-cell table:style-name="ce3"/>
          <table:table-cell office:value-type="float" office:value="10.9" table:style-name="ce7">
            <text:p>10.9</text:p>
          </table:table-cell>
          <table:table-cell office:value-type="float" office:value="0.71136100000000002" table:style-name="ce7">
            <text:p>0.711361</text:p>
          </table:table-cell>
          <table:table-cell office:value-type="float" office:value="0.67199600000000004" table:style-name="ce7">
            <text:p>0.671996</text:p>
          </table:table-cell>
          <table:table-cell office:value-type="float" office:value="0.63457600000000003" table:style-name="ce7">
            <text:p>0.634576</text:p>
          </table:table-cell>
          <table:table-cell office:value-type="float" office:value="5.4181000000000035E-2" table:formula="of:=[.G114]-[.$G$5]" table:style-name="ce1">
            <text:p>0.054181</text:p>
          </table:table-cell>
          <table:table-cell office:value-type="float" office:value="1.4816000000000051E-2" table:formula="of:=[.H114]-[.$G$5]" table:style-name="ce1">
            <text:p>0.014816</text:p>
          </table:table-cell>
          <table:table-cell office:value-type="float" office:value="-2.2603999999999957E-2" table:formula="of:=[.I114]-[.$G$5]" table:style-name="ce1">
            <text:p>-0.022604</text:p>
          </table:table-cell>
          <table:table-cell office:value-type="float" office:value="10.9" table:style-name="ce1">
            <text:p>10.9</text:p>
          </table:table-cell>
          <table:table-cell office:value-type="float" office:value="7.3445099999999999E-2" table:style-name="ce1">
            <text:p>0.0734451</text:p>
          </table:table-cell>
          <table:table-cell office:value-type="float" office:value="4.7152300000000001E-2" table:style-name="ce1">
            <text:p>0.0471523</text:p>
          </table:table-cell>
          <table:table-cell table:number-columns-repeated="16369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float" office:value="2.6692E-2" table:style-name="ce1">
            <text:p>0.026692</text:p>
          </table:table-cell>
          <table:table-cell office:value-type="float" office:value="0.104977" table:style-name="ce1">
            <text:p>0.104977</text:p>
          </table:table-cell>
          <table:table-cell office:value-type="float" office:value="5.3822000000000002E-2" table:style-name="ce1">
            <text:p>0.053822</text:p>
          </table:table-cell>
          <table:table-cell table:style-name="ce3"/>
          <table:table-cell office:value-type="float" office:value="11" table:style-name="ce7">
            <text:p>11</text:p>
          </table:table-cell>
          <table:table-cell office:value-type="float" office:value="0.72130399999999995" table:style-name="ce7">
            <text:p>0.721304</text:p>
          </table:table-cell>
          <table:table-cell office:value-type="float" office:value="0.68296000000000001" table:style-name="ce7">
            <text:p>0.68296</text:p>
          </table:table-cell>
          <table:table-cell office:value-type="float" office:value="0.647096" table:style-name="ce7">
            <text:p>0.647096</text:p>
          </table:table-cell>
          <table:table-cell office:value-type="float" office:value="6.4123999999999959E-2" table:formula="of:=[.G115]-[.$G$5]" table:style-name="ce1">
            <text:p>0.064124</text:p>
          </table:table-cell>
          <table:table-cell office:value-type="float" office:value="2.5780000000000025E-2" table:formula="of:=[.H115]-[.$G$5]" table:style-name="ce1">
            <text:p>0.02578</text:p>
          </table:table-cell>
          <table:table-cell office:value-type="float" office:value="-1.0083999999999982E-2" table:formula="of:=[.I115]-[.$G$5]" table:style-name="ce1">
            <text:p>-0.010084</text:p>
          </table:table-cell>
          <table:table-cell office:value-type="float" office:value="11" table:style-name="ce1">
            <text:p>11</text:p>
          </table:table-cell>
          <table:table-cell office:value-type="float" office:value="0.103395" table:style-name="ce1">
            <text:p>0.103395</text:p>
          </table:table-cell>
          <table:table-cell office:value-type="float" office:value="4.9988499999999998E-2" table:style-name="ce1">
            <text:p>0.0499885</text:p>
          </table:table-cell>
          <table:table-cell table:number-columns-repeated="16369"/>
        </table:table-row>
        <table:table-row table:style-name="ro3">
          <table:table-cell office:value-type="float" office:value="11.1" table:style-name="ce1">
            <text:p>11.1</text:p>
          </table:table-cell>
          <table:table-cell office:value-type="float" office:value="3.6627E-2" table:style-name="ce1">
            <text:p>0.036627</text:p>
          </table:table-cell>
          <table:table-cell office:value-type="float" office:value="0.13733799999999999" table:style-name="ce1">
            <text:p>0.137338</text:p>
          </table:table-cell>
          <table:table-cell office:value-type="float" office:value="4.5552000000000002E-2" table:style-name="ce1">
            <text:p>0.045552</text:p>
          </table:table-cell>
          <table:table-cell table:style-name="ce3"/>
          <table:table-cell office:value-type="float" office:value="11.1" table:style-name="ce7">
            <text:p>11.1</text:p>
          </table:table-cell>
          <table:table-cell office:value-type="float" office:value="0.72320300000000004" table:style-name="ce7">
            <text:p>0.723203</text:p>
          </table:table-cell>
          <table:table-cell office:value-type="float" office:value="0.69342300000000001" table:style-name="ce7">
            <text:p>0.693423</text:p>
          </table:table-cell>
          <table:table-cell office:value-type="float" office:value="0.65888999999999998" table:style-name="ce7">
            <text:p>0.65889</text:p>
          </table:table-cell>
          <table:table-cell office:value-type="float" office:value="6.6023000000000054E-2" table:formula="of:=[.G116]-[.$G$5]" table:style-name="ce1">
            <text:p>0.066023</text:p>
          </table:table-cell>
          <table:table-cell office:value-type="float" office:value="3.6243000000000025E-2" table:formula="of:=[.H116]-[.$G$5]" table:style-name="ce1">
            <text:p>0.036243</text:p>
          </table:table-cell>
          <table:table-cell office:value-type="float" office:value="1.7099999999999893E-3" table:formula="of:=[.I116]-[.$G$5]" table:style-name="ce1">
            <text:p>0.00171</text:p>
          </table:table-cell>
          <table:table-cell office:value-type="float" office:value="11.1" table:style-name="ce1">
            <text:p>11.1</text:p>
          </table:table-cell>
          <table:table-cell office:value-type="float" office:value="0.13012199999999999" table:style-name="ce1">
            <text:p>0.130122</text:p>
          </table:table-cell>
          <table:table-cell office:value-type="float" office:value="4.31391E-2" table:style-name="ce1">
            <text:p>0.0431391</text:p>
          </table:table-cell>
          <table:table-cell table:number-columns-repeated="16369"/>
        </table:table-row>
        <table:table-row table:style-name="ro3">
          <table:table-cell office:value-type="float" office:value="11.2" table:style-name="ce1">
            <text:p>11.2</text:p>
          </table:table-cell>
          <table:table-cell office:value-type="float" office:value="4.4144000000000003E-2" table:style-name="ce1">
            <text:p>0.044144</text:p>
          </table:table-cell>
          <table:table-cell office:value-type="float" office:value="0.16233900000000001" table:style-name="ce1">
            <text:p>0.162339</text:p>
          </table:table-cell>
          <table:table-cell office:value-type="float" office:value="3.2427999999999998E-2" table:style-name="ce1">
            <text:p>0.032428</text:p>
          </table:table-cell>
          <table:table-cell table:style-name="ce3"/>
          <table:table-cell office:value-type="float" office:value="11.2" table:style-name="ce7">
            <text:p>11.2</text:p>
          </table:table-cell>
          <table:table-cell office:value-type="float" office:value="0.71042799999999995" table:style-name="ce7">
            <text:p>0.710428</text:p>
          </table:table-cell>
          <table:table-cell office:value-type="float" office:value="0.70153900000000002" table:style-name="ce7">
            <text:p>0.701539</text:p>
          </table:table-cell>
          <table:table-cell office:value-type="float" office:value="0.66875499999999999" table:style-name="ce7">
            <text:p>0.668755</text:p>
          </table:table-cell>
          <table:table-cell office:value-type="float" office:value="5.3247999999999962E-2" table:formula="of:=[.G117]-[.$G$5]" table:style-name="ce1">
            <text:p>0.053248</text:p>
          </table:table-cell>
          <table:table-cell office:value-type="float" office:value="4.4359000000000037E-2" table:formula="of:=[.H117]-[.$G$5]" table:style-name="ce1">
            <text:p>0.044359</text:p>
          </table:table-cell>
          <table:table-cell office:value-type="float" office:value="1.1575000000000002E-2" table:formula="of:=[.I117]-[.$G$5]" table:style-name="ce1">
            <text:p>0.011575</text:p>
          </table:table-cell>
          <table:table-cell office:value-type="float" office:value="11.2" table:style-name="ce1">
            <text:p>11.2</text:p>
          </table:table-cell>
          <table:table-cell office:value-type="float" office:value="0.15468999999999999" table:style-name="ce1">
            <text:p>0.15469</text:p>
          </table:table-cell>
          <table:table-cell office:value-type="float" office:value="3.1550799999999997E-2" table:style-name="ce1">
            <text:p>0.0315508</text:p>
          </table:table-cell>
          <table:table-cell table:number-columns-repeated="16369"/>
        </table:table-row>
        <table:table-row table:style-name="ro3">
          <table:table-cell office:value-type="float" office:value="11.3" table:style-name="ce1">
            <text:p>11.3</text:p>
          </table:table-cell>
          <table:table-cell office:value-type="float" office:value="4.7969999999999999E-2" table:style-name="ce1">
            <text:p>0.04797</text:p>
          </table:table-cell>
          <table:table-cell office:value-type="float" office:value="0.17704300000000001" table:style-name="ce1">
            <text:p>0.177043</text:p>
          </table:table-cell>
          <table:table-cell office:value-type="float" office:value="1.6025000000000001E-2" table:style-name="ce1">
            <text:p>0.016025</text:p>
          </table:table-cell>
          <table:table-cell table:style-name="ce3"/>
          <table:table-cell office:value-type="float" office:value="11.3001" table:style-name="ce7">
            <text:p>11.3001</text:p>
          </table:table-cell>
          <table:table-cell office:value-type="float" office:value="0.68438299999999996" table:style-name="ce7">
            <text:p>0.684383</text:p>
          </table:table-cell>
          <table:table-cell office:value-type="float" office:value="0.70619299999999996" table:style-name="ce7">
            <text:p>0.706193</text:p>
          </table:table-cell>
          <table:table-cell office:value-type="float" office:value="0.67660600000000004" table:style-name="ce7">
            <text:p>0.676606</text:p>
          </table:table-cell>
          <table:table-cell office:value-type="float" office:value="2.7202999999999977E-2" table:formula="of:=[.G118]-[.$G$5]" table:style-name="ce1">
            <text:p>0.027203</text:p>
          </table:table-cell>
          <table:table-cell office:value-type="float" office:value="4.9012999999999973E-2" table:formula="of:=[.H118]-[.$G$5]" table:style-name="ce1">
            <text:p>0.049013</text:p>
          </table:table-cell>
          <table:table-cell office:value-type="float" office:value="1.9426000000000054E-2" table:formula="of:=[.I118]-[.$G$5]" table:style-name="ce1">
            <text:p>0.019426</text:p>
          </table:table-cell>
          <table:table-cell office:value-type="float" office:value="11.3001" table:style-name="ce1">
            <text:p>11.3001</text:p>
          </table:table-cell>
          <table:table-cell office:value-type="float" office:value="0.17500299999999999" table:style-name="ce1">
            <text:p>0.175003</text:p>
          </table:table-cell>
          <table:table-cell office:value-type="float" office:value="1.8611200000000001E-2" table:style-name="ce1">
            <text:p>0.0186112</text:p>
          </table:table-cell>
          <table:table-cell table:number-columns-repeated="16369"/>
        </table:table-row>
        <table:table-row table:style-name="ro3">
          <table:table-cell office:value-type="float" office:value="11.4" table:style-name="ce1">
            <text:p>11.4</text:p>
          </table:table-cell>
          <table:table-cell office:value-type="float" office:value="4.7951000000000001E-2" table:style-name="ce1">
            <text:p>0.047951</text:p>
          </table:table-cell>
          <table:table-cell office:value-type="float" office:value="0.18019499999999999" table:style-name="ce1">
            <text:p>0.180195</text:p>
          </table:table-cell>
          <table:table-cell office:value-type="float" office:value="-1.699E-3" table:style-name="ce1">
            <text:p>-0.001699</text:p>
          </table:table-cell>
          <table:table-cell table:style-name="ce3"/>
          <table:table-cell office:value-type="float" office:value="11.4" table:style-name="ce7">
            <text:p>11.4</text:p>
          </table:table-cell>
          <table:table-cell office:value-type="float" office:value="0.65327000000000002" table:style-name="ce7">
            <text:p>0.65327</text:p>
          </table:table-cell>
          <table:table-cell office:value-type="float" office:value="0.707291" table:style-name="ce7">
            <text:p>0.707291</text:p>
          </table:table-cell>
          <table:table-cell office:value-type="float" office:value="0.68352900000000005" table:style-name="ce7">
            <text:p>0.683529</text:p>
          </table:table-cell>
          <table:table-cell office:value-type="float" office:value="-3.9099999999999691E-3" table:formula="of:=[.G119]-[.$G$5]" table:style-name="ce1">
            <text:p>-0.00391</text:p>
          </table:table-cell>
          <table:table-cell office:value-type="float" office:value="5.0111000000000017E-2" table:formula="of:=[.H119]-[.$G$5]" table:style-name="ce1">
            <text:p>0.050111</text:p>
          </table:table-cell>
          <table:table-cell office:value-type="float" office:value="2.6349000000000067E-2" table:formula="of:=[.I119]-[.$G$5]" table:style-name="ce1">
            <text:p>0.026349</text:p>
          </table:table-cell>
          <table:table-cell office:value-type="float" office:value="11.4" table:style-name="ce1">
            <text:p>11.4</text:p>
          </table:table-cell>
          <table:table-cell office:value-type="float" office:value="0.17954800000000001" table:style-name="ce1">
            <text:p>0.179548</text:p>
          </table:table-cell>
          <table:table-cell office:value-type="float" office:value="-1.16259E-3" table:style-name="ce1">
            <text:p>-0.00116259</text:p>
          </table:table-cell>
          <table:table-cell table:number-columns-repeated="16369"/>
        </table:table-row>
        <table:table-row table:style-name="ro3">
          <table:table-cell office:value-type="float" office:value="11.5" table:style-name="ce1">
            <text:p>11.5</text:p>
          </table:table-cell>
          <table:table-cell office:value-type="float" office:value="4.4866999999999997E-2" table:style-name="ce1">
            <text:p>0.044867</text:p>
          </table:table-cell>
          <table:table-cell office:value-type="float" office:value="0.17196400000000001" table:style-name="ce1">
            <text:p>0.171964</text:p>
          </table:table-cell>
          <table:table-cell office:value-type="float" office:value="-1.9733000000000001E-2" table:style-name="ce1">
            <text:p>-0.019733</text:p>
          </table:table-cell>
          <table:table-cell table:style-name="ce3"/>
          <table:table-cell office:value-type="float" office:value="11.5" table:style-name="ce7">
            <text:p>11.5</text:p>
          </table:table-cell>
          <table:table-cell office:value-type="float" office:value="0.62460800000000005" table:style-name="ce7">
            <text:p>0.624608</text:p>
          </table:table-cell>
          <table:table-cell office:value-type="float" office:value="0.70527099999999998" table:style-name="ce7">
            <text:p>0.705271</text:p>
          </table:table-cell>
          <table:table-cell office:value-type="float" office:value="0.690693" table:style-name="ce7">
            <text:p>0.690693</text:p>
          </table:table-cell>
          <table:table-cell office:value-type="float" office:value="-3.2571999999999934E-2" table:formula="of:=[.G120]-[.$G$5]" table:style-name="ce1">
            <text:p>-0.032572</text:p>
          </table:table-cell>
          <table:table-cell office:value-type="float" office:value="4.8090999999999995E-2" table:formula="of:=[.H120]-[.$G$5]" table:style-name="ce1">
            <text:p>0.048091</text:p>
          </table:table-cell>
          <table:table-cell office:value-type="float" office:value="3.3513000000000015E-2" table:formula="of:=[.I120]-[.$G$5]" table:style-name="ce1">
            <text:p>0.033513</text:p>
          </table:table-cell>
          <table:table-cell office:value-type="float" office:value="11.5" table:style-name="ce1">
            <text:p>11.5</text:p>
          </table:table-cell>
          <table:table-cell office:value-type="float" office:value="0.17407300000000001" table:style-name="ce1">
            <text:p>0.174073</text:p>
          </table:table-cell>
          <table:table-cell office:value-type="float" office:value="-1.5559099999999999E-2" table:style-name="ce1">
            <text:p>-0.0155591</text:p>
          </table:table-cell>
          <table:table-cell table:number-columns-repeated="16369"/>
        </table:table-row>
        <table:table-row table:style-name="ro3">
          <table:table-cell office:value-type="float" office:value="11.6" table:style-name="ce1">
            <text:p>11.6</text:p>
          </table:table-cell>
          <table:table-cell office:value-type="float" office:value="3.9659E-2" table:style-name="ce1">
            <text:p>0.039659</text:p>
          </table:table-cell>
          <table:table-cell office:value-type="float" office:value="0.15282100000000001" table:style-name="ce1">
            <text:p>0.152821</text:p>
          </table:table-cell>
          <table:table-cell office:value-type="float" office:value="-3.8601999999999997E-2" table:style-name="ce1">
            <text:p>-0.038602</text:p>
          </table:table-cell>
          <table:table-cell table:style-name="ce3"/>
          <table:table-cell office:value-type="float" office:value="11.600099999999999" table:style-name="ce7">
            <text:p>11.6001</text:p>
          </table:table-cell>
          <table:table-cell office:value-type="float" office:value="0.60107600000000005" table:style-name="ce7">
            <text:p>0.601076</text:p>
          </table:table-cell>
          <table:table-cell office:value-type="float" office:value="0.69957899999999995" table:style-name="ce7">
            <text:p>0.699579</text:p>
          </table:table-cell>
          <table:table-cell office:value-type="float" office:value="0.69823500000000005" table:style-name="ce7">
            <text:p>0.698235</text:p>
          </table:table-cell>
          <table:table-cell office:value-type="float" office:value="-5.6103999999999932E-2" table:formula="of:=[.G121]-[.$G$5]" table:style-name="ce1">
            <text:p>-0.056104</text:p>
          </table:table-cell>
          <table:table-cell office:value-type="float" office:value="4.2398999999999964E-2" table:formula="of:=[.H121]-[.$G$5]" table:style-name="ce1">
            <text:p>0.042399</text:p>
          </table:table-cell>
          <table:table-cell office:value-type="float" office:value="4.1055000000000064E-2" table:formula="of:=[.I121]-[.$G$5]" table:style-name="ce1">
            <text:p>0.041055</text:p>
          </table:table-cell>
          <table:table-cell office:value-type="float" office:value="11.600099999999999" table:style-name="ce1">
            <text:p>11.6001</text:p>
          </table:table-cell>
          <table:table-cell office:value-type="float" office:value="0.14924000000000001" table:style-name="ce1">
            <text:p>0.14924</text:p>
          </table:table-cell>
          <table:table-cell office:value-type="float" office:value="-4.6237300000000002E-2" table:style-name="ce1">
            <text:p>-0.0462373</text:p>
          </table:table-cell>
          <table:table-cell table:number-columns-repeated="16369"/>
        </table:table-row>
        <table:table-row table:style-name="ro3">
          <table:table-cell office:value-type="float" office:value="11.7" table:style-name="ce1">
            <text:p>11.7</text:p>
          </table:table-cell>
          <table:table-cell office:value-type="float" office:value="3.2545999999999999E-2" table:style-name="ce1">
            <text:p>0.032546</text:p>
          </table:table-cell>
          <table:table-cell office:value-type="float" office:value="0.122334" table:style-name="ce1">
            <text:p>0.122334</text:p>
          </table:table-cell>
          <table:table-cell office:value-type="float" office:value="-5.9733000000000001E-2" table:style-name="ce1">
            <text:p>-0.059733</text:p>
          </table:table-cell>
          <table:table-cell table:style-name="ce3"/>
          <table:table-cell office:value-type="float" office:value="11.7" table:style-name="ce7">
            <text:p>11.7</text:p>
          </table:table-cell>
          <table:table-cell office:value-type="float" office:value="0.58395699999999995" table:style-name="ce7">
            <text:p>0.583957</text:p>
          </table:table-cell>
          <table:table-cell office:value-type="float" office:value="0.68882900000000002" table:style-name="ce7">
            <text:p>0.688829</text:p>
          </table:table-cell>
          <table:table-cell office:value-type="float" office:value="0.70509100000000002" table:style-name="ce7">
            <text:p>0.705091</text:p>
          </table:table-cell>
          <table:table-cell office:value-type="float" office:value="-7.3223000000000038E-2" table:formula="of:=[.G122]-[.$G$5]" table:style-name="ce1">
            <text:p>-0.073223</text:p>
          </table:table-cell>
          <table:table-cell office:value-type="float" office:value="3.1649000000000038E-2" table:formula="of:=[.H122]-[.$G$5]" table:style-name="ce1">
            <text:p>0.031649</text:p>
          </table:table-cell>
          <table:table-cell office:value-type="float" office:value="4.7911000000000037E-2" table:formula="of:=[.I122]-[.$G$5]" table:style-name="ce1">
            <text:p>0.047911</text:p>
          </table:table-cell>
          <table:table-cell office:value-type="float" office:value="11.7" table:style-name="ce1">
            <text:p>11.7</text:p>
          </table:table-cell>
          <table:table-cell office:value-type="float" office:value="0.105251" table:style-name="ce1">
            <text:p>0.105251</text:p>
          </table:table-cell>
          <table:table-cell office:value-type="float" office:value="-7.7391299999999996E-2" table:style-name="ce1">
            <text:p>-0.0773913</text:p>
          </table:table-cell>
          <table:table-cell table:number-columns-repeated="16369"/>
        </table:table-row>
        <table:table-row table:style-name="ro3">
          <table:table-cell office:value-type="float" office:value="11.8" table:style-name="ce1">
            <text:p>11.8</text:p>
          </table:table-cell>
          <table:table-cell office:value-type="float" office:value="2.2592000000000001E-2" table:style-name="ce1">
            <text:p>0.022592</text:p>
          </table:table-cell>
          <table:table-cell office:value-type="float" office:value="7.8813999999999995E-2" table:style-name="ce1">
            <text:p>0.078814</text:p>
          </table:table-cell>
          <table:table-cell office:value-type="float" office:value="-8.3826999999999999E-2" table:style-name="ce1">
            <text:p>-0.083827</text:p>
          </table:table-cell>
          <table:table-cell table:style-name="ce3"/>
          <table:table-cell office:value-type="float" office:value="11.8" table:style-name="ce7">
            <text:p>11.8</text:p>
          </table:table-cell>
          <table:table-cell office:value-type="float" office:value="0.57369999999999999" table:style-name="ce7">
            <text:p>0.5737</text:p>
          </table:table-cell>
          <table:table-cell office:value-type="float" office:value="0.67229899999999998" table:style-name="ce7">
            <text:p>0.672299</text:p>
          </table:table-cell>
          <table:table-cell office:value-type="float" office:value="0.70879899999999996" table:style-name="ce7">
            <text:p>0.708799</text:p>
          </table:table-cell>
          <table:table-cell office:value-type="float" office:value="-8.3479999999999999E-2" table:formula="of:=[.G123]-[.$G$5]" table:style-name="ce1">
            <text:p>-0.08348</text:p>
          </table:table-cell>
          <table:table-cell office:value-type="float" office:value="1.5118999999999994E-2" table:formula="of:=[.H123]-[.$G$5]" table:style-name="ce1">
            <text:p>0.015119</text:p>
          </table:table-cell>
          <table:table-cell office:value-type="float" office:value="5.161899999999997E-2" table:formula="of:=[.I123]-[.$G$5]" table:style-name="ce1">
            <text:p>0.051619</text:p>
          </table:table-cell>
          <table:table-cell office:value-type="float" office:value="11.8" table:style-name="ce1">
            <text:p>11.8</text:p>
          </table:table-cell>
          <table:table-cell office:value-type="float" office:value="4.19333E-2" table:style-name="ce1">
            <text:p>0.0419333</text:p>
          </table:table-cell>
          <table:table-cell office:value-type="float" office:value="-0.104504" table:style-name="ce1">
            <text:p>-0.104504</text:p>
          </table:table-cell>
          <table:table-cell table:number-columns-repeated="16369"/>
        </table:table-row>
        <table:table-row table:style-name="ro3">
          <table:table-cell office:value-type="float" office:value="11.9" table:style-name="ce1">
            <text:p>11.9</text:p>
          </table:table-cell>
          <table:table-cell office:value-type="float" office:value="8.0839999999999992E-3" table:style-name="ce1">
            <text:p>0.008084</text:p>
          </table:table-cell>
          <table:table-cell office:value-type="float" office:value="2.0324999999999999E-2" table:style-name="ce1">
            <text:p>0.020325</text:p>
          </table:table-cell>
          <table:table-cell office:value-type="float" office:value="-0.109085" table:style-name="ce1">
            <text:p>-0.109085</text:p>
          </table:table-cell>
          <table:table-cell table:style-name="ce3"/>
          <table:table-cell office:value-type="float" office:value="11.9" table:style-name="ce7">
            <text:p>11.9</text:p>
          </table:table-cell>
          <table:table-cell office:value-type="float" office:value="0.56947400000000004" table:style-name="ce7">
            <text:p>0.569474</text:p>
          </table:table-cell>
          <table:table-cell office:value-type="float" office:value="0.65129599999999999" table:style-name="ce7">
            <text:p>0.651296</text:p>
          </table:table-cell>
          <table:table-cell office:value-type="float" office:value="0.70674999999999999" table:style-name="ce7">
            <text:p>0.70675</text:p>
          </table:table-cell>
          <table:table-cell office:value-type="float" office:value="-8.7705999999999951E-2" table:formula="of:=[.G124]-[.$G$5]" table:style-name="ce1">
            <text:p>-0.087706</text:p>
          </table:table-cell>
          <table:table-cell office:value-type="float" office:value="-5.8840000000000003E-3" table:formula="of:=[.H124]-[.$G$5]" table:style-name="ce1">
            <text:p>-0.005884</text:p>
          </table:table-cell>
          <table:table-cell office:value-type="float" office:value="4.9570000000000003E-2" table:formula="of:=[.I124]-[.$G$5]" table:style-name="ce1">
            <text:p>0.04957</text:p>
          </table:table-cell>
          <table:table-cell office:value-type="float" office:value="11.9" table:style-name="ce1">
            <text:p>11.9</text:p>
          </table:table-cell>
          <table:table-cell office:value-type="float" office:value="-3.8913700000000002E-2" table:style-name="ce1">
            <text:p>-0.0389137</text:p>
          </table:table-cell>
          <table:table-cell office:value-type="float" office:value="-0.121258" table:style-name="ce1">
            <text:p>-0.121258</text:p>
          </table:table-cell>
          <table:table-cell table:number-columns-repeated="16369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float" office:value="-1.239E-2" table:style-name="ce1">
            <text:p>-0.01239</text:p>
          </table:table-cell>
          <table:table-cell office:value-type="float" office:value="-5.3190000000000001E-2" table:style-name="ce1">
            <text:p>-0.05319</text:p>
          </table:table-cell>
          <table:table-cell office:value-type="float" office:value="-0.13036600000000001" table:style-name="ce1">
            <text:p>-0.130366</text:p>
          </table:table-cell>
          <table:table-cell table:style-name="ce3"/>
          <table:table-cell office:value-type="float" office:value="12" table:style-name="ce7">
            <text:p>12</text:p>
          </table:table-cell>
          <table:table-cell office:value-type="float" office:value="0.57121500000000003" table:style-name="ce7">
            <text:p>0.571215</text:p>
          </table:table-cell>
          <table:table-cell office:value-type="float" office:value="0.62908799999999998" table:style-name="ce7">
            <text:p>0.629088</text:p>
          </table:table-cell>
          <table:table-cell office:value-type="float" office:value="0.69852499999999995" table:style-name="ce7">
            <text:p>0.698525</text:p>
          </table:table-cell>
          <table:table-cell office:value-type="float" office:value="-8.5964999999999958E-2" table:formula="of:=[.G125]-[.$G$5]" table:style-name="ce1">
            <text:p>-0.085965</text:p>
          </table:table-cell>
          <table:table-cell office:value-type="float" office:value="-2.8092000000000006E-2" table:formula="of:=[.H125]-[.$G$5]" table:style-name="ce1">
            <text:p>-0.028092</text:p>
          </table:table-cell>
          <table:table-cell office:value-type="float" office:value="4.1344999999999965E-2" table:formula="of:=[.I125]-[.$G$5]" table:style-name="ce1">
            <text:p>0.041345</text:p>
          </table:table-cell>
          <table:table-cell office:value-type="float" office:value="12" table:style-name="ce1">
            <text:p>12</text:p>
          </table:table-cell>
          <table:table-cell office:value-type="float" office:value="-0.128167" table:style-name="ce1">
            <text:p>-0.128167</text:p>
          </table:table-cell>
          <table:table-cell office:value-type="float" office:value="-0.12205100000000001" table:style-name="ce1">
            <text:p>-0.122051</text:p>
          </table:table-cell>
          <table:table-cell table:number-columns-repeated="16369"/>
        </table:table-row>
        <table:table-row table:style-name="ro3">
          <table:table-cell office:value-type="float" office:value="12.1" table:style-name="ce1">
            <text:p>12.1</text:p>
          </table:table-cell>
          <table:table-cell office:value-type="float" office:value="-3.8630999999999999E-2" table:style-name="ce1">
            <text:p>-0.038631</text:p>
          </table:table-cell>
          <table:table-cell office:value-type="float" office:value="-0.13761799999999999" table:style-name="ce1">
            <text:p>-0.137618</text:p>
          </table:table-cell>
          <table:table-cell office:value-type="float" office:value="-0.13999500000000001" table:style-name="ce1">
            <text:p>-0.139995</text:p>
          </table:table-cell>
          <table:table-cell table:style-name="ce3"/>
          <table:table-cell office:value-type="float" office:value="12.100099999999999" table:style-name="ce7">
            <text:p>12.1001</text:p>
          </table:table-cell>
          <table:table-cell office:value-type="float" office:value="0.57863100000000001" table:style-name="ce7">
            <text:p>0.578631</text:p>
          </table:table-cell>
          <table:table-cell office:value-type="float" office:value="0.60864300000000005" table:style-name="ce7">
            <text:p>0.608643</text:p>
          </table:table-cell>
          <table:table-cell office:value-type="float" office:value="0.68574999999999997" table:style-name="ce7">
            <text:p>0.68575</text:p>
          </table:table-cell>
          <table:table-cell office:value-type="float" office:value="-7.854899999999998E-2" table:formula="of:=[.G126]-[.$G$5]" table:style-name="ce1">
            <text:p>-0.078549</text:p>
          </table:table-cell>
          <table:table-cell office:value-type="float" office:value="-4.8536999999999941E-2" table:formula="of:=[.H126]-[.$G$5]" table:style-name="ce1">
            <text:p>-0.048537</text:p>
          </table:table-cell>
          <table:table-cell office:value-type="float" office:value="2.8569999999999984E-2" table:formula="of:=[.I126]-[.$G$5]" table:style-name="ce1">
            <text:p>0.02857</text:p>
          </table:table-cell>
          <table:table-cell office:value-type="float" office:value="12.100099999999999" table:style-name="ce1">
            <text:p>12.1001</text:p>
          </table:table-cell>
          <table:table-cell office:value-type="float" office:value="-0.204842" table:style-name="ce1">
            <text:p>-0.204842</text:p>
          </table:table-cell>
          <table:table-cell office:value-type="float" office:value="-0.12264799999999999" table:style-name="ce1">
            <text:p>-0.122648</text:p>
          </table:table-cell>
          <table:table-cell table:number-columns-repeated="16369"/>
        </table:table-row>
        <table:table-row table:style-name="ro3">
          <table:table-cell office:value-type="float" office:value="12.2" table:style-name="ce1">
            <text:p>12.2</text:p>
          </table:table-cell>
          <table:table-cell office:value-type="float" office:value="-6.7983000000000002E-2" table:style-name="ce1">
            <text:p>-0.067983</text:p>
          </table:table-cell>
          <table:table-cell office:value-type="float" office:value="-0.223464" table:style-name="ce1">
            <text:p>-0.223464</text:p>
          </table:table-cell>
          <table:table-cell office:value-type="float" office:value="-0.13017799999999999" table:style-name="ce1">
            <text:p>-0.130178</text:p>
          </table:table-cell>
          <table:table-cell table:style-name="ce3"/>
          <table:table-cell office:value-type="float" office:value="12.2" table:style-name="ce7">
            <text:p>12.2</text:p>
          </table:table-cell>
          <table:table-cell office:value-type="float" office:value="0.592441" table:style-name="ce7">
            <text:p>0.592441</text:p>
          </table:table-cell>
          <table:table-cell office:value-type="float" office:value="0.59176600000000001" table:style-name="ce7">
            <text:p>0.591766</text:p>
          </table:table-cell>
          <table:table-cell office:value-type="float" office:value="0.67064699999999999" table:style-name="ce7">
            <text:p>0.670647</text:p>
          </table:table-cell>
          <table:table-cell office:value-type="float" office:value="-6.4738999999999991E-2" table:formula="of:=[.G127]-[.$G$5]" table:style-name="ce1">
            <text:p>-0.064739</text:p>
          </table:table-cell>
          <table:table-cell office:value-type="float" office:value="-6.5413999999999972E-2" table:formula="of:=[.H127]-[.$G$5]" table:style-name="ce1">
            <text:p>-0.065414</text:p>
          </table:table-cell>
          <table:table-cell office:value-type="float" office:value="1.3467000000000007E-2" table:formula="of:=[.I127]-[.$G$5]" table:style-name="ce1">
            <text:p>0.013467</text:p>
          </table:table-cell>
          <table:table-cell office:value-type="float" office:value="12.2" table:style-name="ce1">
            <text:p>12.2</text:p>
          </table:table-cell>
          <table:table-cell office:value-type="float" office:value="-0.26003500000000002" table:style-name="ce1">
            <text:p>-0.260035</text:p>
          </table:table-cell>
          <table:table-cell office:value-type="float" office:value="-0.10349700000000001" table:style-name="ce1">
            <text:p>-0.103497</text:p>
          </table:table-cell>
          <table:table-cell table:number-columns-repeated="16369"/>
        </table:table-row>
        <table:table-row table:style-name="ro3">
          <table:table-cell office:value-type="float" office:value="12.3" table:style-name="ce1">
            <text:p>12.3</text:p>
          </table:table-cell>
          <table:table-cell office:value-type="float" office:value="-9.5443E-2" table:style-name="ce1">
            <text:p>-0.095443</text:p>
          </table:table-cell>
          <table:table-cell office:value-type="float" office:value="-0.29664099999999999" table:style-name="ce1">
            <text:p>-0.296641</text:p>
          </table:table-cell>
          <table:table-cell office:value-type="float" office:value="-9.6167000000000002E-2" table:style-name="ce1">
            <text:p>-0.096167</text:p>
          </table:table-cell>
          <table:table-cell table:style-name="ce3"/>
          <table:table-cell office:value-type="float" office:value="12.3" table:style-name="ce7">
            <text:p>12.3</text:p>
          </table:table-cell>
          <table:table-cell office:value-type="float" office:value="0.61221099999999995" table:style-name="ce7">
            <text:p>0.612211</text:p>
          </table:table-cell>
          <table:table-cell office:value-type="float" office:value="0.579623" table:style-name="ce7">
            <text:p>0.579623</text:p>
          </table:table-cell>
          <table:table-cell office:value-type="float" office:value="0.65498999999999996" table:style-name="ce7">
            <text:p>0.65499</text:p>
          </table:table-cell>
          <table:table-cell office:value-type="float" office:value="-4.4969000000000037E-2" table:formula="of:=[.G128]-[.$G$5]" table:style-name="ce1">
            <text:p>-0.044969</text:p>
          </table:table-cell>
          <table:table-cell office:value-type="float" office:value="-7.7556999999999987E-2" table:formula="of:=[.H128]-[.$G$5]" table:style-name="ce1">
            <text:p>-0.077557</text:p>
          </table:table-cell>
          <table:table-cell office:value-type="float" office:value="-2.1900000000000253E-3" table:formula="of:=[.I128]-[.$G$5]" table:style-name="ce1">
            <text:p>-0.00219</text:p>
          </table:table-cell>
          <table:table-cell office:value-type="float" office:value="12.3" table:style-name="ce1">
            <text:p>12.3</text:p>
          </table:table-cell>
          <table:table-cell office:value-type="float" office:value="-0.29899900000000001" table:style-name="ce1">
            <text:p>-0.298999</text:p>
          </table:table-cell>
          <table:table-cell office:value-type="float" office:value="-5.4197599999999999E-2" table:style-name="ce1">
            <text:p>-0.0541976</text:p>
          </table:table-cell>
          <table:table-cell table:number-columns-repeated="16369"/>
        </table:table-row>
        <table:table-row table:style-name="ro3">
          <table:table-cell office:value-type="float" office:value="12.4" table:style-name="ce1">
            <text:p>12.4</text:p>
          </table:table-cell>
          <table:table-cell office:value-type="float" office:value="-0.11483500000000001" table:style-name="ce1">
            <text:p>-0.114835</text:p>
          </table:table-cell>
          <table:table-cell office:value-type="float" office:value="-0.34138499999999999" table:style-name="ce1">
            <text:p>-0.341385</text:p>
          </table:table-cell>
          <table:table-cell office:value-type="float" office:value="-3.8886999999999998E-2" table:style-name="ce1">
            <text:p>-0.038887</text:p>
          </table:table-cell>
          <table:table-cell table:style-name="ce3"/>
          <table:table-cell office:value-type="float" office:value="12.4" table:style-name="ce7">
            <text:p>12.4</text:p>
          </table:table-cell>
          <table:table-cell office:value-type="float" office:value="0.63774399999999998" table:style-name="ce7">
            <text:p>0.637744</text:p>
          </table:table-cell>
          <table:table-cell office:value-type="float" office:value="0.57289999999999996" table:style-name="ce7">
            <text:p>0.5729</text:p>
          </table:table-cell>
          <table:table-cell office:value-type="float" office:value="0.63948700000000003" table:style-name="ce7">
            <text:p>0.639487</text:p>
          </table:table-cell>
          <table:table-cell office:value-type="float" office:value="-1.9436000000000009E-2" table:formula="of:=[.G129]-[.$G$5]" table:style-name="ce1">
            <text:p>-0.019436</text:p>
          </table:table-cell>
          <table:table-cell office:value-type="float" office:value="-8.4280000000000022E-2" table:formula="of:=[.H129]-[.$G$5]" table:style-name="ce1">
            <text:p>-0.08428</text:p>
          </table:table-cell>
          <table:table-cell office:value-type="float" office:value="-1.7692999999999959E-2" table:formula="of:=[.I129]-[.$G$5]" table:style-name="ce1">
            <text:p>-0.017693</text:p>
          </table:table-cell>
          <table:table-cell office:value-type="float" office:value="12.4" table:style-name="ce1">
            <text:p>12.4</text:p>
          </table:table-cell>
          <table:table-cell office:value-type="float" office:value="-0.326706" table:style-name="ce1">
            <text:p>-0.326706</text:p>
          </table:table-cell>
          <table:table-cell office:value-type="float" office:value="-9.0511700000000007E-3" table:style-name="ce1">
            <text:p>-0.00905117</text:p>
          </table:table-cell>
          <table:table-cell table:number-columns-repeated="16369"/>
        </table:table-row>
        <table:table-row table:style-name="ro3">
          <table:table-cell office:value-type="float" office:value="12.5" table:style-name="ce1">
            <text:p>12.5</text:p>
          </table:table-cell>
          <table:table-cell office:value-type="float" office:value="-0.120657" table:style-name="ce1">
            <text:p>-0.120657</text:p>
          </table:table-cell>
          <table:table-cell office:value-type="float" office:value="-0.34449200000000002" table:style-name="ce1">
            <text:p>-0.344492</text:p>
          </table:table-cell>
          <table:table-cell office:value-type="float" office:value="3.4157E-2" table:style-name="ce1">
            <text:p>0.034157</text:p>
          </table:table-cell>
          <table:table-cell table:style-name="ce3"/>
          <table:table-cell office:value-type="float" office:value="12.5" table:style-name="ce7">
            <text:p>12.5</text:p>
          </table:table-cell>
          <table:table-cell office:value-type="float" office:value="0.66789799999999999" table:style-name="ce7">
            <text:p>0.667898</text:p>
          </table:table-cell>
          <table:table-cell office:value-type="float" office:value="0.572847" table:style-name="ce7">
            <text:p>0.572847</text:p>
          </table:table-cell>
          <table:table-cell office:value-type="float" office:value="0.62450899999999998" table:style-name="ce7">
            <text:p>0.624509</text:p>
          </table:table-cell>
          <table:table-cell office:value-type="float" office:value="1.0718000000000005E-2" table:formula="of:=[.G130]-[.$G$5]" table:style-name="ce1">
            <text:p>0.010718</text:p>
          </table:table-cell>
          <table:table-cell office:value-type="float" office:value="-8.4332999999999991E-2" table:formula="of:=[.H130]-[.$G$5]" table:style-name="ce1">
            <text:p>-0.084333</text:p>
          </table:table-cell>
          <table:table-cell office:value-type="float" office:value="-3.2671000000000006E-2" table:formula="of:=[.I130]-[.$G$5]" table:style-name="ce1">
            <text:p>-0.032671</text:p>
          </table:table-cell>
          <table:table-cell office:value-type="float" office:value="12.5" table:style-name="ce1">
            <text:p>12.5</text:p>
          </table:table-cell>
          <table:table-cell office:value-type="float" office:value="-0.32776" table:style-name="ce1">
            <text:p>-0.32776</text:p>
          </table:table-cell>
          <table:table-cell office:value-type="float" office:value="4.3520200000000002E-2" table:style-name="ce1">
            <text:p>0.0435202</text:p>
          </table:table-cell>
          <table:table-cell table:number-columns-repeated="16369"/>
        </table:table-row>
        <table:table-row table:style-name="ro3">
          <table:table-cell office:value-type="float" office:value="12.6" table:style-name="ce1">
            <text:p>12.6</text:p>
          </table:table-cell>
          <table:table-cell office:value-type="float" office:value="-0.10990900000000001" table:style-name="ce1">
            <text:p>-0.109909</text:p>
          </table:table-cell>
          <table:table-cell office:value-type="float" office:value="-0.29944199999999999" table:style-name="ce1">
            <text:p>-0.299442</text:p>
          </table:table-cell>
          <table:table-cell office:value-type="float" office:value="0.110198" table:style-name="ce1">
            <text:p>0.110198</text:p>
          </table:table-cell>
          <table:table-cell table:style-name="ce3"/>
          <table:table-cell office:value-type="float" office:value="12.600099999999999" table:style-name="ce7">
            <text:p>12.6001</text:p>
          </table:table-cell>
          <table:table-cell office:value-type="float" office:value="0.69953100000000001" table:style-name="ce7">
            <text:p>0.699531</text:p>
          </table:table-cell>
          <table:table-cell office:value-type="float" office:value="0.57943800000000001" table:style-name="ce7">
            <text:p>0.579438</text:p>
          </table:table-cell>
          <table:table-cell office:value-type="float" office:value="0.61036900000000005" table:style-name="ce7">
            <text:p>0.610369</text:p>
          </table:table-cell>
          <table:table-cell office:value-type="float" office:value="4.2351000000000028E-2" table:formula="of:=[.G131]-[.$G$5]" table:style-name="ce1">
            <text:p>0.042351</text:p>
          </table:table-cell>
          <table:table-cell office:value-type="float" office:value="-7.7741999999999978E-2" table:formula="of:=[.H131]-[.$G$5]" table:style-name="ce1">
            <text:p>-0.077742</text:p>
          </table:table-cell>
          <table:table-cell office:value-type="float" office:value="-4.6810999999999936E-2" table:formula="of:=[.I131]-[.$G$5]" table:style-name="ce1">
            <text:p>-0.046811</text:p>
          </table:table-cell>
          <table:table-cell office:value-type="float" office:value="12.600099999999999" table:style-name="ce1">
            <text:p>12.6001</text:p>
          </table:table-cell>
          <table:table-cell office:value-type="float" office:value="-0.29439399999999999" table:style-name="ce1">
            <text:p>-0.294394</text:p>
          </table:table-cell>
          <table:table-cell office:value-type="float" office:value="7.9281099999999993E-2" table:style-name="ce1">
            <text:p>0.0792811</text:p>
          </table:table-cell>
          <table:table-cell table:number-columns-repeated="16369"/>
        </table:table-row>
        <table:table-row table:style-name="ro3">
          <table:table-cell office:value-type="float" office:value="12.7" table:style-name="ce1">
            <text:p>12.7</text:p>
          </table:table-cell>
          <table:table-cell office:value-type="float" office:value="-8.3196999999999993E-2" table:style-name="ce1">
            <text:p>-0.083197</text:p>
          </table:table-cell>
          <table:table-cell office:value-type="float" office:value="-0.208954" table:style-name="ce1">
            <text:p>-0.208954</text:p>
          </table:table-cell>
          <table:table-cell office:value-type="float" office:value="0.17438799999999999" table:style-name="ce1">
            <text:p>0.174388</text:p>
          </table:table-cell>
          <table:table-cell table:style-name="ce3"/>
          <table:table-cell office:value-type="float" office:value="12.7" table:style-name="ce7">
            <text:p>12.7</text:p>
          </table:table-cell>
          <table:table-cell office:value-type="float" office:value="0.72768999999999995" table:style-name="ce7">
            <text:p>0.72769</text:p>
          </table:table-cell>
          <table:table-cell office:value-type="float" office:value="0.59351799999999999" table:style-name="ce7">
            <text:p>0.593518</text:p>
          </table:table-cell>
          <table:table-cell office:value-type="float" office:value="0.59808899999999998" table:style-name="ce7">
            <text:p>0.598089</text:p>
          </table:table-cell>
          <table:table-cell office:value-type="float" office:value="7.0509999999999962E-2" table:formula="of:=[.G132]-[.$G$5]" table:style-name="ce1">
            <text:p>0.07051</text:p>
          </table:table-cell>
          <table:table-cell office:value-type="float" office:value="-6.3661999999999996E-2" table:formula="of:=[.H132]-[.$G$5]" table:style-name="ce1">
            <text:p>-0.063662</text:p>
          </table:table-cell>
          <table:table-cell office:value-type="float" office:value="-5.9091000000000005E-2" table:formula="of:=[.I132]-[.$G$5]" table:style-name="ce1">
            <text:p>-0.059091</text:p>
          </table:table-cell>
          <table:table-cell office:value-type="float" office:value="12.7" table:style-name="ce1">
            <text:p>12.7</text:p>
          </table:table-cell>
          <table:table-cell office:value-type="float" office:value="-0.242787" table:style-name="ce1">
            <text:p>-0.242787</text:p>
          </table:table-cell>
          <table:table-cell office:value-type="float" office:value="0.122201" table:style-name="ce1">
            <text:p>0.122201</text:p>
          </table:table-cell>
          <table:table-cell table:number-columns-repeated="16369"/>
        </table:table-row>
        <table:table-row table:style-name="ro3">
          <table:table-cell office:value-type="float" office:value="12.8" table:style-name="ce1">
            <text:p>12.8</text:p>
          </table:table-cell>
          <table:table-cell office:value-type="float" office:value="-4.4724E-2" table:style-name="ce1">
            <text:p>-0.044724</text:p>
          </table:table-cell>
          <table:table-cell office:value-type="float" office:value="-8.5028000000000006E-2" table:style-name="ce1">
            <text:p>-0.085028</text:p>
          </table:table-cell>
          <table:table-cell office:value-type="float" office:value="0.21377099999999999" table:style-name="ce1">
            <text:p>0.213771</text:p>
          </table:table-cell>
          <table:table-cell table:style-name="ce3"/>
          <table:table-cell office:value-type="float" office:value="12.8" table:style-name="ce7">
            <text:p>12.8</text:p>
          </table:table-cell>
          <table:table-cell office:value-type="float" office:value="0.74626300000000001" table:style-name="ce7">
            <text:p>0.746263</text:p>
          </table:table-cell>
          <table:table-cell office:value-type="float" office:value="0.616394" table:style-name="ce7">
            <text:p>0.616394</text:p>
          </table:table-cell>
          <table:table-cell office:value-type="float" office:value="0.58837899999999999" table:style-name="ce7">
            <text:p>0.588379</text:p>
          </table:table-cell>
          <table:table-cell office:value-type="float" office:value="8.9083000000000023E-2" table:formula="of:=[.G133]-[.$G$5]" table:style-name="ce1">
            <text:p>0.089083</text:p>
          </table:table-cell>
          <table:table-cell office:value-type="float" office:value="-4.0785999999999989E-2" table:formula="of:=[.H133]-[.$G$5]" table:style-name="ce1">
            <text:p>-0.040786</text:p>
          </table:table-cell>
          <table:table-cell office:value-type="float" office:value="-6.8801000000000001E-2" table:formula="of:=[.I133]-[.$G$5]" table:style-name="ce1">
            <text:p>-0.068801</text:p>
          </table:table-cell>
          <table:table-cell office:value-type="float" office:value="12.8" table:style-name="ce1">
            <text:p>12.8</text:p>
          </table:table-cell>
          <table:table-cell office:value-type="float" office:value="-0.14430000000000001" table:style-name="ce1">
            <text:p>-0.1443</text:p>
          </table:table-cell>
          <table:table-cell office:value-type="float" office:value="0.169095" table:style-name="ce1">
            <text:p>0.169095</text:p>
          </table:table-cell>
          <table:table-cell table:number-columns-repeated="16369"/>
        </table:table-row>
        <table:table-row table:style-name="ro3">
          <table:table-cell office:value-type="float" office:value="12.9" table:style-name="ce1">
            <text:p>12.9</text:p>
          </table:table-cell>
          <table:table-cell office:value-type="float" office:value="-1.1950000000000001E-3" table:style-name="ce1">
            <text:p>-0.001195</text:p>
          </table:table-cell>
          <table:table-cell office:value-type="float" office:value="5.3547999999999998E-2" table:style-name="ce1">
            <text:p>0.053548</text:p>
          </table:table-cell>
          <table:table-cell office:value-type="float" office:value="0.22067500000000001" table:style-name="ce1">
            <text:p>0.220675</text:p>
          </table:table-cell>
          <table:table-cell table:style-name="ce3"/>
          <table:table-cell office:value-type="float" office:value="12.9" table:style-name="ce7">
            <text:p>12.9</text:p>
          </table:table-cell>
          <table:table-cell office:value-type="float" office:value="0.75289600000000001" table:style-name="ce7">
            <text:p>0.752896</text:p>
          </table:table-cell>
          <table:table-cell office:value-type="float" office:value="0.64736300000000002" table:style-name="ce7">
            <text:p>0.647363</text:p>
          </table:table-cell>
          <table:table-cell office:value-type="float" office:value="0.58243500000000004" table:style-name="ce7">
            <text:p>0.582435</text:p>
          </table:table-cell>
          <table:table-cell office:value-type="float" office:value="9.5716000000000023E-2" table:formula="of:=[.G134]-[.$G$5]" table:style-name="ce1">
            <text:p>0.095716</text:p>
          </table:table-cell>
          <table:table-cell office:value-type="float" office:value="-9.8169999999999646E-3" table:formula="of:=[.H134]-[.$G$5]" table:style-name="ce1">
            <text:p>-0.009817</text:p>
          </table:table-cell>
          <table:table-cell office:value-type="float" office:value="-7.474499999999995E-2" table:formula="of:=[.I134]-[.$G$5]" table:style-name="ce1">
            <text:p>-0.074745</text:p>
          </table:table-cell>
          <table:table-cell office:value-type="float" office:value="12.9" table:style-name="ce1">
            <text:p>12.9</text:p>
          </table:table-cell>
          <table:table-cell office:value-type="float" office:value="-2.8177600000000001E-2" table:style-name="ce1">
            <text:p>-0.0281776</text:p>
          </table:table-cell>
          <table:table-cell office:value-type="float" office:value="0.18689" table:style-name="ce1">
            <text:p>0.18689</text:p>
          </table:table-cell>
          <table:table-cell table:number-columns-repeated="16369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float" office:value="3.9921999999999999E-2" table:style-name="ce1">
            <text:p>0.039922</text:p>
          </table:table-cell>
          <table:table-cell office:value-type="float" office:value="0.18541099999999999" table:style-name="ce1">
            <text:p>0.185411</text:p>
          </table:table-cell>
          <table:table-cell office:value-type="float" office:value="0.19448099999999999" table:style-name="ce1">
            <text:p>0.194481</text:p>
          </table:table-cell>
          <table:table-cell table:style-name="ce3"/>
          <table:table-cell office:value-type="float" office:value="13" table:style-name="ce7">
            <text:p>13</text:p>
          </table:table-cell>
          <table:table-cell office:value-type="float" office:value="0.74813399999999997" table:style-name="ce7">
            <text:p>0.748134</text:p>
          </table:table-cell>
          <table:table-cell office:value-type="float" office:value="0.68403400000000003" table:style-name="ce7">
            <text:p>0.684034</text:p>
          </table:table-cell>
          <table:table-cell office:value-type="float" office:value="0.58110799999999996" table:style-name="ce7">
            <text:p>0.581108</text:p>
          </table:table-cell>
          <table:table-cell office:value-type="float" office:value="9.0953999999999979E-2" table:formula="of:=[.G135]-[.$G$5]" table:style-name="ce1">
            <text:p>0.090954</text:p>
          </table:table-cell>
          <table:table-cell office:value-type="float" office:value="2.6854000000000045E-2" table:formula="of:=[.H135]-[.$G$5]" table:style-name="ce1">
            <text:p>0.026854</text:p>
          </table:table-cell>
          <table:table-cell office:value-type="float" office:value="-7.6072000000000028E-2" table:formula="of:=[.I135]-[.$G$5]" table:style-name="ce1">
            <text:p>-0.076072</text:p>
          </table:table-cell>
          <table:table-cell office:value-type="float" office:value="13" table:style-name="ce1">
            <text:p>13</text:p>
          </table:table-cell>
          <table:table-cell office:value-type="float" office:value="9.0843400000000005E-2" table:style-name="ce1">
            <text:p>0.0908434</text:p>
          </table:table-cell>
          <table:table-cell office:value-type="float" office:value="0.167241" table:style-name="ce1">
            <text:p>0.167241</text:p>
          </table:table-cell>
          <table:table-cell table:number-columns-repeated="16369"/>
        </table:table-row>
        <table:table-row table:style-name="ro3">
          <table:table-cell office:value-type="float" office:value="13.1" table:style-name="ce1">
            <text:p>13.1</text:p>
          </table:table-cell>
          <table:table-cell office:value-type="float" office:value="7.2177000000000005E-2" table:style-name="ce1">
            <text:p>0.072177</text:p>
          </table:table-cell>
          <table:table-cell office:value-type="float" office:value="0.29124100000000003" table:style-name="ce1">
            <text:p>0.291241</text:p>
          </table:table-cell>
          <table:table-cell office:value-type="float" office:value="0.141321" table:style-name="ce1">
            <text:p>0.141321</text:p>
          </table:table-cell>
          <table:table-cell table:style-name="ce3"/>
          <table:table-cell office:value-type="float" office:value="13.1" table:style-name="ce7">
            <text:p>13.1</text:p>
          </table:table-cell>
          <table:table-cell office:value-type="float" office:value="0.73136000000000001" table:style-name="ce7">
            <text:p>0.73136</text:p>
          </table:table-cell>
          <table:table-cell office:value-type="float" office:value="0.72111400000000003" table:style-name="ce7">
            <text:p>0.721114</text:p>
          </table:table-cell>
          <table:table-cell office:value-type="float" office:value="0.58620000000000005" table:style-name="ce7">
            <text:p>0.5862</text:p>
          </table:table-cell>
          <table:table-cell office:value-type="float" office:value="7.4180000000000024E-2" table:formula="of:=[.G136]-[.$G$5]" table:style-name="ce1">
            <text:p>0.07418</text:p>
          </table:table-cell>
          <table:table-cell office:value-type="float" office:value="6.3934000000000046E-2" table:formula="of:=[.H136]-[.$G$5]" table:style-name="ce1">
            <text:p>0.063934</text:p>
          </table:table-cell>
          <table:table-cell office:value-type="float" office:value="-7.0979999999999932E-2" table:formula="of:=[.I136]-[.$G$5]" table:style-name="ce1">
            <text:p>-0.07098</text:p>
          </table:table-cell>
          <table:table-cell office:value-type="float" office:value="13.1" table:style-name="ce1">
            <text:p>13.1</text:p>
          </table:table-cell>
          <table:table-cell office:value-type="float" office:value="0.198438" table:style-name="ce1">
            <text:p>0.198438</text:p>
          </table:table-cell>
          <table:table-cell office:value-type="float" office:value="0.13922999999999999" table:style-name="ce1">
            <text:p>0.13923</text:p>
          </table:table-cell>
          <table:table-cell table:number-columns-repeated="16369"/>
        </table:table-row>
        <table:table-row table:style-name="ro3">
          <table:table-cell office:value-type="float" office:value="13.2" table:style-name="ce1">
            <text:p>13.2</text:p>
          </table:table-cell>
          <table:table-cell office:value-type="float" office:value="9.1417999999999999E-2" table:style-name="ce1">
            <text:p>0.091418</text:p>
          </table:table-cell>
          <table:table-cell office:value-type="float" office:value="0.35747200000000001" table:style-name="ce1">
            <text:p>0.357472</text:p>
          </table:table-cell>
          <table:table-cell office:value-type="float" office:value="7.2008000000000003E-2" table:style-name="ce1">
            <text:p>0.072008</text:p>
          </table:table-cell>
          <table:table-cell table:style-name="ce3"/>
          <table:table-cell office:value-type="float" office:value="13.2" table:style-name="ce7">
            <text:p>13.2</text:p>
          </table:table-cell>
          <table:table-cell office:value-type="float" office:value="0.70374400000000004" table:style-name="ce7">
            <text:p>0.703744</text:p>
          </table:table-cell>
          <table:table-cell office:value-type="float" office:value="0.74906600000000001" table:style-name="ce7">
            <text:p>0.749066</text:p>
          </table:table-cell>
          <table:table-cell office:value-type="float" office:value="0.59902999999999995" table:style-name="ce7">
            <text:p>0.59903</text:p>
          </table:table-cell>
          <table:table-cell office:value-type="float" office:value="4.656400000000005E-2" table:formula="of:=[.G137]-[.$G$5]" table:style-name="ce1">
            <text:p>0.046564</text:p>
          </table:table-cell>
          <table:table-cell office:value-type="float" office:value="9.1886000000000023E-2" table:formula="of:=[.H137]-[.$G$5]" table:style-name="ce1">
            <text:p>0.091886</text:p>
          </table:table-cell>
          <table:table-cell office:value-type="float" office:value="-5.8150000000000035E-2" table:formula="of:=[.I137]-[.$G$5]" table:style-name="ce1">
            <text:p>-0.05815</text:p>
          </table:table-cell>
          <table:table-cell office:value-type="float" office:value="13.2" table:style-name="ce1">
            <text:p>13.2</text:p>
          </table:table-cell>
          <table:table-cell office:value-type="float" office:value="0.27731800000000001" table:style-name="ce1">
            <text:p>0.277318</text:p>
          </table:table-cell>
          <table:table-cell office:value-type="float" office:value="8.16196E-2" table:style-name="ce1">
            <text:p>0.0816196</text:p>
          </table:table-cell>
          <table:table-cell table:number-columns-repeated="16369"/>
        </table:table-row>
        <table:table-row table:style-name="ro3">
          <table:table-cell office:value-type="float" office:value="13.3" table:style-name="ce1">
            <text:p>13.3</text:p>
          </table:table-cell>
          <table:table-cell office:value-type="float" office:value="9.6298999999999996E-2" table:style-name="ce1">
            <text:p>0.096299</text:p>
          </table:table-cell>
          <table:table-cell office:value-type="float" office:value="0.37822699999999998" table:style-name="ce1">
            <text:p>0.378227</text:p>
          </table:table-cell>
          <table:table-cell office:value-type="float" office:value="-9.7000000000000005E-4" table:style-name="ce1">
            <text:p>-0.00097</text:p>
          </table:table-cell>
          <table:table-cell table:style-name="ce3"/>
          <table:table-cell office:value-type="float" office:value="13.3" table:style-name="ce7">
            <text:p>13.3</text:p>
          </table:table-cell>
          <table:table-cell office:value-type="float" office:value="0.67011799999999999" table:style-name="ce7">
            <text:p>0.670118</text:p>
          </table:table-cell>
          <table:table-cell office:value-type="float" office:value="0.75855499999999998" table:style-name="ce7">
            <text:p>0.758555</text:p>
          </table:table-cell>
          <table:table-cell office:value-type="float" office:value="0.62074799999999997" table:style-name="ce7">
            <text:p>0.620748</text:p>
          </table:table-cell>
          <table:table-cell office:value-type="float" office:value="1.2938000000000005E-2" table:formula="of:=[.G138]-[.$G$5]" table:style-name="ce1">
            <text:p>0.012938</text:p>
          </table:table-cell>
          <table:table-cell office:value-type="float" office:value="0.10137499999999999" table:formula="of:=[.H138]-[.$G$5]" table:style-name="ce1">
            <text:p>0.101375</text:p>
          </table:table-cell>
          <table:table-cell office:value-type="float" office:value="-3.643200000000002E-2" table:formula="of:=[.I138]-[.$G$5]" table:style-name="ce1">
            <text:p>-0.036432</text:p>
          </table:table-cell>
          <table:table-cell office:value-type="float" office:value="13.3" table:style-name="ce1">
            <text:p>13.3</text:p>
          </table:table-cell>
          <table:table-cell office:value-type="float" office:value="0.29670299999999999" table:style-name="ce1">
            <text:p>0.296703</text:p>
          </table:table-cell>
          <table:table-cell office:value-type="float" office:value="1.5006500000000001E-2" table:style-name="ce1">
            <text:p>0.0150065</text:p>
          </table:table-cell>
          <table:table-cell table:number-columns-repeated="16369"/>
        </table:table-row>
        <table:table-row table:style-name="ro3">
          <table:table-cell office:value-type="float" office:value="13.4" table:style-name="ce1">
            <text:p>13.4</text:p>
          </table:table-cell>
          <table:table-cell office:value-type="float" office:value="8.8028999999999996E-2" table:style-name="ce1">
            <text:p>0.088029</text:p>
          </table:table-cell>
          <table:table-cell office:value-type="float" office:value="0.355267" table:style-name="ce1">
            <text:p>0.355267</text:p>
          </table:table-cell>
          <table:table-cell office:value-type="float" office:value="-6.6430000000000003E-2" table:style-name="ce1">
            <text:p>-0.06643</text:p>
          </table:table-cell>
          <table:table-cell table:style-name="ce3"/>
          <table:table-cell office:value-type="float" office:value="13.4" table:style-name="ce7">
            <text:p>13.4</text:p>
          </table:table-cell>
          <table:table-cell office:value-type="float" office:value="0.63682099999999997" table:style-name="ce7">
            <text:p>0.636821</text:p>
          </table:table-cell>
          <table:table-cell office:value-type="float" office:value="0.74892700000000001" table:style-name="ce7">
            <text:p>0.748927</text:p>
          </table:table-cell>
          <table:table-cell office:value-type="float" office:value="0.65272799999999997" table:style-name="ce7">
            <text:p>0.652728</text:p>
          </table:table-cell>
          <table:table-cell office:value-type="float" office:value="-2.0359000000000016E-2" table:formula="of:=[.G139]-[.$G$5]" table:style-name="ce1">
            <text:p>-0.020359</text:p>
          </table:table-cell>
          <table:table-cell office:value-type="float" office:value="9.1747000000000023E-2" table:formula="of:=[.H139]-[.$G$5]" table:style-name="ce1">
            <text:p>0.091747</text:p>
          </table:table-cell>
          <table:table-cell office:value-type="float" office:value="-4.4520000000000115E-3" table:formula="of:=[.I139]-[.$G$5]" table:style-name="ce1">
            <text:p>-0.004452</text:p>
          </table:table-cell>
          <table:table-cell office:value-type="float" office:value="13.4" table:style-name="ce1">
            <text:p>13.4</text:p>
          </table:table-cell>
          <table:table-cell office:value-type="float" office:value="0.29037299999999999" table:style-name="ce1">
            <text:p>0.290373</text:p>
          </table:table-cell>
          <table:table-cell office:value-type="float" office:value="-5.2827899999999997E-2" table:style-name="ce1">
            <text:p>-0.0528279</text:p>
          </table:table-cell>
          <table:table-cell table:number-columns-repeated="16369"/>
        </table:table-row>
        <table:table-row table:style-name="ro3">
          <table:table-cell office:value-type="float" office:value="13.5" table:style-name="ce1">
            <text:p>13.5</text:p>
          </table:table-cell>
          <table:table-cell office:value-type="float" office:value="6.9598999999999994E-2" table:style-name="ce1">
            <text:p>0.069599</text:p>
          </table:table-cell>
          <table:table-cell office:value-type="float" office:value="0.296296" table:style-name="ce1">
            <text:p>0.296296</text:p>
          </table:table-cell>
          <table:table-cell office:value-type="float" office:value="-0.116631" table:style-name="ce1">
            <text:p>-0.116631</text:p>
          </table:table-cell>
          <table:table-cell table:style-name="ce3"/>
          <table:table-cell office:value-type="float" office:value="13.5001" table:style-name="ce7">
            <text:p>13.5001</text:p>
          </table:table-cell>
          <table:table-cell office:value-type="float" office:value="0.60828099999999996" table:style-name="ce7">
            <text:p>0.608281</text:p>
          </table:table-cell>
          <table:table-cell office:value-type="float" office:value="0.72690100000000002" table:style-name="ce7">
            <text:p>0.726901</text:p>
          </table:table-cell>
          <table:table-cell office:value-type="float" office:value="0.69391000000000003" table:style-name="ce7">
            <text:p>0.69391</text:p>
          </table:table-cell>
          <table:table-cell office:value-type="float" office:value="-4.8899000000000026E-2" table:formula="of:=[.G140]-[.$G$5]" table:style-name="ce1">
            <text:p>-0.048899</text:p>
          </table:table-cell>
          <table:table-cell office:value-type="float" office:value="6.9721000000000033E-2" table:formula="of:=[.H140]-[.$G$5]" table:style-name="ce1">
            <text:p>0.069721</text:p>
          </table:table-cell>
          <table:table-cell office:value-type="float" office:value="3.673000000000004E-2" table:formula="of:=[.I140]-[.$G$5]" table:style-name="ce1">
            <text:p>0.03673</text:p>
          </table:table-cell>
          <table:table-cell office:value-type="float" office:value="13.5001" table:style-name="ce1">
            <text:p>13.5001</text:p>
          </table:table-cell>
          <table:table-cell office:value-type="float" office:value="0.230155" table:style-name="ce1">
            <text:p>0.230155</text:p>
          </table:table-cell>
          <table:table-cell office:value-type="float" office:value="-0.101312" table:style-name="ce1">
            <text:p>-0.101312</text:p>
          </table:table-cell>
          <table:table-cell table:number-columns-repeated="16369"/>
        </table:table-row>
        <table:table-row table:style-name="ro3">
          <table:table-cell office:value-type="float" office:value="13.6" table:style-name="ce1">
            <text:p>13.6</text:p>
          </table:table-cell>
          <table:table-cell office:value-type="float" office:value="4.4810999999999997E-2" table:style-name="ce1">
            <text:p>0.044811</text:p>
          </table:table-cell>
          <table:table-cell office:value-type="float" office:value="0.21237900000000001" table:style-name="ce1">
            <text:p>0.212379</text:p>
          </table:table-cell>
          <table:table-cell office:value-type="float" office:value="-0.14815700000000001" table:style-name="ce1">
            <text:p>-0.148157</text:p>
          </table:table-cell>
          <table:table-cell table:style-name="ce3"/>
          <table:table-cell office:value-type="float" office:value="13.6" table:style-name="ce7">
            <text:p>13.6</text:p>
          </table:table-cell>
          <table:table-cell office:value-type="float" office:value="0.58657499999999996" table:style-name="ce7">
            <text:p>0.586575</text:p>
          </table:table-cell>
          <table:table-cell office:value-type="float" office:value="0.70041900000000001" table:style-name="ce7">
            <text:p>0.700419</text:p>
          </table:table-cell>
          <table:table-cell office:value-type="float" office:value="0.73870100000000005" table:style-name="ce7">
            <text:p>0.738701</text:p>
          </table:table-cell>
          <table:table-cell office:value-type="float" office:value="-7.0605000000000029E-2" table:formula="of:=[.G141]-[.$G$5]" table:style-name="ce1">
            <text:p>-0.070605</text:p>
          </table:table-cell>
          <table:table-cell office:value-type="float" office:value="4.3239000000000027E-2" table:formula="of:=[.H141]-[.$G$5]" table:style-name="ce1">
            <text:p>0.043239</text:p>
          </table:table-cell>
          <table:table-cell office:value-type="float" office:value="8.1521000000000066E-2" table:formula="of:=[.I141]-[.$G$5]" table:style-name="ce1">
            <text:p>0.081521</text:p>
          </table:table-cell>
          <table:table-cell office:value-type="float" office:value="13.6" table:style-name="ce1">
            <text:p>13.6</text:p>
          </table:table-cell>
          <table:table-cell office:value-type="float" office:value="0.146596" table:style-name="ce1">
            <text:p>0.146596</text:p>
          </table:table-cell>
          <table:table-cell office:value-type="float" office:value="-0.136381" table:style-name="ce1">
            <text:p>-0.136381</text:p>
          </table:table-cell>
          <table:table-cell table:number-columns-repeated="16369"/>
        </table:table-row>
        <table:table-row table:style-name="ro3">
          <table:table-cell office:value-type="float" office:value="13.7" table:style-name="ce1">
            <text:p>13.7</text:p>
          </table:table-cell>
          <table:table-cell office:value-type="float" office:value="1.7373E-2" table:style-name="ce1">
            <text:p>0.017373</text:p>
          </table:table-cell>
          <table:table-cell office:value-type="float" office:value="0.11526699999999999" table:style-name="ce1">
            <text:p>0.115267</text:p>
          </table:table-cell>
          <table:table-cell office:value-type="float" office:value="-0.16153799999999999" table:style-name="ce1">
            <text:p>-0.161538</text:p>
          </table:table-cell>
          <table:table-cell table:style-name="ce3"/>
          <table:table-cell office:value-type="float" office:value="13.7" table:style-name="ce7">
            <text:p>13.7</text:p>
          </table:table-cell>
          <table:table-cell office:value-type="float" office:value="0.57235100000000005" table:style-name="ce7">
            <text:p>0.572351</text:p>
          </table:table-cell>
          <table:table-cell office:value-type="float" office:value="0.67281999999999997" table:style-name="ce7">
            <text:p>0.67282</text:p>
          </table:table-cell>
          <table:table-cell office:value-type="float" office:value="0.76992700000000003" table:style-name="ce7">
            <text:p>0.769927</text:p>
          </table:table-cell>
          <table:table-cell office:value-type="float" office:value="-8.4828999999999932E-2" table:formula="of:=[.G142]-[.$G$5]" table:style-name="ce1">
            <text:p>-0.084829</text:p>
          </table:table-cell>
          <table:table-cell office:value-type="float" office:value="1.5639999999999987E-2" table:formula="of:=[.H142]-[.$G$5]" table:style-name="ce1">
            <text:p>0.01564</text:p>
          </table:table-cell>
          <table:table-cell office:value-type="float" office:value="0.11274700000000004" table:formula="of:=[.I142]-[.$G$5]" table:style-name="ce1">
            <text:p>0.112747</text:p>
          </table:table-cell>
          <table:table-cell office:value-type="float" office:value="13.7" table:style-name="ce1">
            <text:p>13.7</text:p>
          </table:table-cell>
          <table:table-cell office:value-type="float" office:value="5.45123E-2" table:style-name="ce1">
            <text:p>0.0545123</text:p>
          </table:table-cell>
          <table:table-cell office:value-type="float" office:value="-0.14612" table:style-name="ce1">
            <text:p>-0.14612</text:p>
          </table:table-cell>
          <table:table-cell table:number-columns-repeated="16369"/>
        </table:table-row>
        <table:table-row table:style-name="ro3">
          <table:table-cell office:value-type="float" office:value="13.8" table:style-name="ce1">
            <text:p>13.8</text:p>
          </table:table-cell>
          <table:table-cell office:value-type="float" office:value="-9.7529999999999995E-3" table:style-name="ce1">
            <text:p>-0.009753</text:p>
          </table:table-cell>
          <table:table-cell office:value-type="float" office:value="1.5306999999999999E-2" table:style-name="ce1">
            <text:p>0.015307</text:p>
          </table:table-cell>
          <table:table-cell office:value-type="float" office:value="-0.159937" table:style-name="ce1">
            <text:p>-0.159937</text:p>
          </table:table-cell>
          <table:table-cell table:style-name="ce3"/>
          <table:table-cell office:value-type="float" office:value="13.8" table:style-name="ce7">
            <text:p>13.8</text:p>
          </table:table-cell>
          <table:table-cell office:value-type="float" office:value="0.56504500000000002" table:style-name="ce7">
            <text:p>0.565045</text:p>
          </table:table-cell>
          <table:table-cell office:value-type="float" office:value="0.64758400000000005" table:style-name="ce7">
            <text:p>0.647584</text:p>
          </table:table-cell>
          <table:table-cell office:value-type="float" office:value="0.76814099999999996" table:style-name="ce7">
            <text:p>0.768141</text:p>
          </table:table-cell>
          <table:table-cell office:value-type="float" office:value="-9.2134999999999967E-2" table:formula="of:=[.G143]-[.$G$5]" table:style-name="ce1">
            <text:p>-0.092135</text:p>
          </table:table-cell>
          <table:table-cell office:value-type="float" office:value="-9.5959999999999379E-3" table:formula="of:=[.H143]-[.$G$5]" table:style-name="ce1">
            <text:p>-0.009596</text:p>
          </table:table-cell>
          <table:table-cell office:value-type="float" office:value="0.11096099999999998" table:formula="of:=[.I143]-[.$G$5]" table:style-name="ce1">
            <text:p>0.110961</text:p>
          </table:table-cell>
          <table:table-cell office:value-type="float" office:value="13.8" table:style-name="ce1">
            <text:p>13.8</text:p>
          </table:table-cell>
          <table:table-cell office:value-type="float" office:value="-4.4225500000000001E-2" table:style-name="ce1">
            <text:p>-0.0442255</text:p>
          </table:table-cell>
          <table:table-cell office:value-type="float" office:value="-0.14446400000000001" table:style-name="ce1">
            <text:p>-0.144464</text:p>
          </table:table-cell>
          <table:table-cell table:number-columns-repeated="16369"/>
        </table:table-row>
        <table:table-row table:style-name="ro3">
          <table:table-cell office:value-type="float" office:value="13.9" table:style-name="ce1">
            <text:p>13.9</text:p>
          </table:table-cell>
          <table:table-cell office:value-type="float" office:value="-3.4657E-2" table:style-name="ce1">
            <text:p>-0.034657</text:p>
          </table:table-cell>
          <table:table-cell office:value-type="float" office:value="-7.9641000000000003E-2" table:style-name="ce1">
            <text:p>-0.079641</text:p>
          </table:table-cell>
          <table:table-cell office:value-type="float" office:value="-0.14740500000000001" table:style-name="ce1">
            <text:p>-0.147405</text:p>
          </table:table-cell>
          <table:table-cell table:style-name="ce3"/>
          <table:table-cell office:value-type="float" office:value="13.9001" table:style-name="ce7">
            <text:p>13.9001</text:p>
          </table:table-cell>
          <table:table-cell office:value-type="float" office:value="0.56385799999999997" table:style-name="ce7">
            <text:p>0.563858</text:p>
          </table:table-cell>
          <table:table-cell office:value-type="float" office:value="0.62576399999999999" table:style-name="ce7">
            <text:p>0.625764</text:p>
          </table:table-cell>
          <table:table-cell office:value-type="float" office:value="0.74251299999999998" table:style-name="ce7">
            <text:p>0.742513</text:p>
          </table:table-cell>
          <table:table-cell office:value-type="float" office:value="-9.3322000000000016E-2" table:formula="of:=[.G144]-[.$G$5]" table:style-name="ce1">
            <text:p>-0.093322</text:p>
          </table:table-cell>
          <table:table-cell office:value-type="float" office:value="-3.1415999999999999E-2" table:formula="of:=[.H144]-[.$G$5]" table:style-name="ce1">
            <text:p>-0.031416</text:p>
          </table:table-cell>
          <table:table-cell office:value-type="float" office:value="8.5332999999999992E-2" table:formula="of:=[.I144]-[.$G$5]" table:style-name="ce1">
            <text:p>0.085333</text:p>
          </table:table-cell>
          <table:table-cell office:value-type="float" office:value="13.9001" table:style-name="ce1">
            <text:p>13.9001</text:p>
          </table:table-cell>
          <table:table-cell office:value-type="float" office:value="-0.121779" table:style-name="ce1">
            <text:p>-0.121779</text:p>
          </table:table-cell>
          <table:table-cell office:value-type="float" office:value="-0.13501199999999999" table:style-name="ce1">
            <text:p>-0.135012</text:p>
          </table:table-cell>
          <table:table-cell table:number-columns-repeated="16369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float" office:value="-5.6419999999999998E-2" table:style-name="ce1">
            <text:p>-0.05642</text:p>
          </table:table-cell>
          <table:table-cell office:value-type="float" office:value="-0.16420499999999999" table:style-name="ce1">
            <text:p>-0.164205</text:p>
          </table:table-cell>
          <table:table-cell office:value-type="float" office:value="-0.12726499999999999" table:style-name="ce1">
            <text:p>-0.127265</text:p>
          </table:table-cell>
          <table:table-cell table:style-name="ce3"/>
          <table:table-cell office:value-type="float" office:value="14.0001" table:style-name="ce7">
            <text:p>14.0001</text:p>
          </table:table-cell>
          <table:table-cell office:value-type="float" office:value="0.56974899999999995" table:style-name="ce7">
            <text:p>0.569749</text:p>
          </table:table-cell>
          <table:table-cell office:value-type="float" office:value="0.60681399999999996" table:style-name="ce7">
            <text:p>0.606814</text:p>
          </table:table-cell>
          <table:table-cell office:value-type="float" office:value="0.70910600000000001" table:style-name="ce7">
            <text:p>0.709106</text:p>
          </table:table-cell>
          <table:table-cell office:value-type="float" office:value="-8.7431000000000036E-2" table:formula="of:=[.G145]-[.$G$5]" table:style-name="ce1">
            <text:p>-0.087431</text:p>
          </table:table-cell>
          <table:table-cell office:value-type="float" office:value="-5.0366000000000022E-2" table:formula="of:=[.H145]-[.$G$5]" table:style-name="ce1">
            <text:p>-0.050366</text:p>
          </table:table-cell>
          <table:table-cell office:value-type="float" office:value="5.1926000000000028E-2" table:formula="of:=[.I145]-[.$G$5]" table:style-name="ce1">
            <text:p>0.051926</text:p>
          </table:table-cell>
          <table:table-cell office:value-type="float" office:value="14.0001" table:style-name="ce1">
            <text:p>14.0001</text:p>
          </table:table-cell>
          <table:table-cell office:value-type="float" office:value="-0.18923400000000001" table:style-name="ce1">
            <text:p>-0.189234</text:p>
          </table:table-cell>
          <table:table-cell office:value-type="float" office:value="-0.114241" table:style-name="ce1">
            <text:p>-0.114241</text:p>
          </table:table-cell>
          <table:table-cell table:number-columns-repeated="16369"/>
        </table:table-row>
        <table:table-row table:style-name="ro3">
          <table:table-cell office:value-type="float" office:value="14.1" table:style-name="ce1">
            <text:p>14.1</text:p>
          </table:table-cell>
          <table:table-cell office:value-type="float" office:value="-7.4737999999999999E-2" table:style-name="ce1">
            <text:p>-0.074738</text:p>
          </table:table-cell>
          <table:table-cell office:value-type="float" office:value="-0.23464699999999999" table:style-name="ce1">
            <text:p>-0.234647</text:p>
          </table:table-cell>
          <table:table-cell office:value-type="float" office:value="-0.101136" table:style-name="ce1">
            <text:p>-0.101136</text:p>
          </table:table-cell>
          <table:table-cell table:style-name="ce3"/>
          <table:table-cell office:value-type="float" office:value="14.1" table:style-name="ce7">
            <text:p>14.1</text:p>
          </table:table-cell>
          <table:table-cell office:value-type="float" office:value="0.58125400000000005" table:style-name="ce7">
            <text:p>0.581254</text:p>
          </table:table-cell>
          <table:table-cell office:value-type="float" office:value="0.59198899999999999" table:style-name="ce7">
            <text:p>0.591989</text:p>
          </table:table-cell>
          <table:table-cell office:value-type="float" office:value="0.678396" table:style-name="ce7">
            <text:p>0.678396</text:p>
          </table:table-cell>
          <table:table-cell office:value-type="float" office:value="-7.5925999999999938E-2" table:formula="of:=[.G146]-[.$G$5]" table:style-name="ce1">
            <text:p>-0.075926</text:p>
          </table:table-cell>
          <table:table-cell office:value-type="float" office:value="-6.5190999999999999E-2" table:formula="of:=[.H146]-[.$G$5]" table:style-name="ce1">
            <text:p>-0.065191</text:p>
          </table:table-cell>
          <table:table-cell office:value-type="float" office:value="2.1216000000000013E-2" table:formula="of:=[.I146]-[.$G$5]" table:style-name="ce1">
            <text:p>0.021216</text:p>
          </table:table-cell>
          <table:table-cell office:value-type="float" office:value="14.1" table:style-name="ce1">
            <text:p>14.1</text:p>
          </table:table-cell>
          <table:table-cell office:value-type="float" office:value="-0.25251800000000002" table:style-name="ce1">
            <text:p>-0.252518</text:p>
          </table:table-cell>
          <table:table-cell office:value-type="float" office:value="-9.1358200000000001E-2" table:style-name="ce1">
            <text:p>-0.0913582</text:p>
          </table:table-cell>
          <table:table-cell table:number-columns-repeated="16369"/>
        </table:table-row>
        <table:table-row table:style-name="ro3">
          <table:table-cell office:value-type="float" office:value="14.2" table:style-name="ce1">
            <text:p>14.2</text:p>
          </table:table-cell>
          <table:table-cell office:value-type="float" office:value="-8.9351E-2" table:style-name="ce1">
            <text:p>-0.089351</text:p>
          </table:table-cell>
          <table:table-cell office:value-type="float" office:value="-0.28763499999999997" table:style-name="ce1">
            <text:p>-0.287635</text:p>
          </table:table-cell>
          <table:table-cell office:value-type="float" office:value="-6.8898000000000001E-2" table:style-name="ce1">
            <text:p>-0.068898</text:p>
          </table:table-cell>
          <table:table-cell table:style-name="ce3"/>
          <table:table-cell office:value-type="float" office:value="14.2" table:style-name="ce7">
            <text:p>14.2</text:p>
          </table:table-cell>
          <table:table-cell office:value-type="float" office:value="0.59898899999999999" table:style-name="ce7">
            <text:p>0.598989</text:p>
          </table:table-cell>
          <table:table-cell office:value-type="float" office:value="0.58081700000000003" table:style-name="ce7">
            <text:p>0.580817</text:p>
          </table:table-cell>
          <table:table-cell office:value-type="float" office:value="0.65182799999999996" table:style-name="ce7">
            <text:p>0.651828</text:p>
          </table:table-cell>
          <table:table-cell office:value-type="float" office:value="-5.8190999999999993E-2" table:formula="of:=[.G147]-[.$G$5]" table:style-name="ce1">
            <text:p>-0.058191</text:p>
          </table:table-cell>
          <table:table-cell office:value-type="float" office:value="-7.6362999999999959E-2" table:formula="of:=[.H147]-[.$G$5]" table:style-name="ce1">
            <text:p>-0.076363</text:p>
          </table:table-cell>
          <table:table-cell office:value-type="float" office:value="-5.3520000000000234E-3" table:formula="of:=[.I147]-[.$G$5]" table:style-name="ce1">
            <text:p>-0.005352</text:p>
          </table:table-cell>
          <table:table-cell office:value-type="float" office:value="14.2" table:style-name="ce1">
            <text:p>14.2</text:p>
          </table:table-cell>
          <table:table-cell office:value-type="float" office:value="-0.299014" table:style-name="ce1">
            <text:p>-0.299014</text:p>
          </table:table-cell>
          <table:table-cell office:value-type="float" office:value="-6.3703800000000005E-2" table:style-name="ce1">
            <text:p>-0.0637038</text:p>
          </table:table-cell>
          <table:table-cell table:number-columns-repeated="16369"/>
        </table:table-row>
        <table:table-row table:style-name="ro3">
          <table:table-cell office:value-type="float" office:value="14.3" table:style-name="ce1">
            <text:p>14.3</text:p>
          </table:table-cell>
          <table:table-cell office:value-type="float" office:value="-9.9499000000000004E-2" table:style-name="ce1">
            <text:p>-0.099499</text:p>
          </table:table-cell>
          <table:table-cell office:value-type="float" office:value="-0.31927499999999998" table:style-name="ce1">
            <text:p>-0.319275</text:p>
          </table:table-cell>
          <table:table-cell office:value-type="float" office:value="-2.9648999999999998E-2" table:style-name="ce1">
            <text:p>-0.029649</text:p>
          </table:table-cell>
          <table:table-cell table:style-name="ce3"/>
          <table:table-cell office:value-type="float" office:value="14.3" table:style-name="ce7">
            <text:p>14.3</text:p>
          </table:table-cell>
          <table:table-cell office:value-type="float" office:value="0.621444" table:style-name="ce7">
            <text:p>0.621444</text:p>
          </table:table-cell>
          <table:table-cell office:value-type="float" office:value="0.57374700000000001" table:style-name="ce7">
            <text:p>0.573747</text:p>
          </table:table-cell>
          <table:table-cell office:value-type="float" office:value="0.630216" table:style-name="ce7">
            <text:p>0.630216</text:p>
          </table:table-cell>
          <table:table-cell office:value-type="float" office:value="-3.573599999999999E-2" table:formula="of:=[.G148]-[.$G$5]" table:style-name="ce1">
            <text:p>-0.035736</text:p>
          </table:table-cell>
          <table:table-cell office:value-type="float" office:value="-8.3432999999999979E-2" table:formula="of:=[.H148]-[.$G$5]" table:style-name="ce1">
            <text:p>-0.083433</text:p>
          </table:table-cell>
          <table:table-cell office:value-type="float" office:value="-2.6963999999999988E-2" table:formula="of:=[.I148]-[.$G$5]" table:style-name="ce1">
            <text:p>-0.026964</text:p>
          </table:table-cell>
          <table:table-cell office:value-type="float" office:value="14.3" table:style-name="ce1">
            <text:p>14.3</text:p>
          </table:table-cell>
          <table:table-cell office:value-type="float" office:value="-0.32589899999999999" table:style-name="ce1">
            <text:p>-0.325899</text:p>
          </table:table-cell>
          <table:table-cell office:value-type="float" office:value="-3.3429199999999999E-2" table:style-name="ce1">
            <text:p>-0.0334292</text:p>
          </table:table-cell>
          <table:table-cell table:number-columns-repeated="16369"/>
        </table:table-row>
        <table:table-row table:style-name="ro3">
          <table:table-cell office:value-type="float" office:value="14.4" table:style-name="ce1">
            <text:p>14.4</text:p>
          </table:table-cell>
          <table:table-cell office:value-type="float" office:value="-0.10367800000000001" table:style-name="ce1">
            <text:p>-0.103678</text:p>
          </table:table-cell>
          <table:table-cell office:value-type="float" office:value="-0.324984" table:style-name="ce1">
            <text:p>-0.324984</text:p>
          </table:table-cell>
          <table:table-cell office:value-type="float" office:value="1.6711E-2" table:style-name="ce1">
            <text:p>0.016711</text:p>
          </table:table-cell>
          <table:table-cell table:style-name="ce3"/>
          <table:table-cell office:value-type="float" office:value="14.4001" table:style-name="ce7">
            <text:p>14.4001</text:p>
          </table:table-cell>
          <table:table-cell office:value-type="float" office:value="0.64727000000000001" table:style-name="ce7">
            <text:p>0.64727</text:p>
          </table:table-cell>
          <table:table-cell office:value-type="float" office:value="0.57113400000000003" table:style-name="ce7">
            <text:p>0.571134</text:p>
          </table:table-cell>
          <table:table-cell office:value-type="float" office:value="0.61395900000000003" table:style-name="ce7">
            <text:p>0.613959</text:p>
          </table:table-cell>
          <table:table-cell office:value-type="float" office:value="-9.9099999999999744E-3" table:formula="of:=[.G149]-[.$G$5]" table:style-name="ce1">
            <text:p>-0.00991</text:p>
          </table:table-cell>
          <table:table-cell office:value-type="float" office:value="-8.6045999999999956E-2" table:formula="of:=[.H149]-[.$G$5]" table:style-name="ce1">
            <text:p>-0.086046</text:p>
          </table:table-cell>
          <table:table-cell office:value-type="float" office:value="-4.3220999999999954E-2" table:formula="of:=[.I149]-[.$G$5]" table:style-name="ce1">
            <text:p>-0.043221</text:p>
          </table:table-cell>
          <table:table-cell office:value-type="float" office:value="14.4001" table:style-name="ce1">
            <text:p>14.4001</text:p>
          </table:table-cell>
          <table:table-cell office:value-type="float" office:value="-0.34169100000000002" table:style-name="ce1">
            <text:p>-0.341691</text:p>
          </table:table-cell>
          <table:table-cell office:value-type="float" office:value="9.0860200000000002E-3" table:style-name="ce1">
            <text:p>0.00908602</text:p>
          </table:table-cell>
          <table:table-cell table:number-columns-repeated="16369"/>
        </table:table-row>
        <table:table-row table:style-name="ro3">
          <table:table-cell office:value-type="float" office:value="14.5" table:style-name="ce1">
            <text:p>14.5</text:p>
          </table:table-cell>
          <table:table-cell office:value-type="float" office:value="-9.9881999999999999E-2" table:style-name="ce1">
            <text:p>-0.099882</text:p>
          </table:table-cell>
          <table:table-cell office:value-type="float" office:value="-0.30048000000000002" table:style-name="ce1">
            <text:p>-0.30048</text:p>
          </table:table-cell>
          <table:table-cell office:value-type="float" office:value="6.7875000000000005E-2" table:style-name="ce1">
            <text:p>0.067875</text:p>
          </table:table-cell>
          <table:table-cell table:style-name="ce3"/>
          <table:table-cell office:value-type="float" office:value="14.5" table:style-name="ce7">
            <text:p>14.5</text:p>
          </table:table-cell>
          <table:table-cell office:value-type="float" office:value="0.672732" table:style-name="ce7">
            <text:p>0.672732</text:p>
          </table:table-cell>
          <table:table-cell office:value-type="float" office:value="0.57364199999999999" table:style-name="ce7">
            <text:p>0.573642</text:p>
          </table:table-cell>
          <table:table-cell office:value-type="float" office:value="0.601159" table:style-name="ce7">
            <text:p>0.601159</text:p>
          </table:table-cell>
          <table:table-cell office:value-type="float" office:value="1.555200000000001E-2" table:formula="of:=[.G150]-[.$G$5]" table:style-name="ce1">
            <text:p>0.015552</text:p>
          </table:table-cell>
          <table:table-cell office:value-type="float" office:value="-8.3538000000000001E-2" table:formula="of:=[.H150]-[.$G$5]" table:style-name="ce1">
            <text:p>-0.083538</text:p>
          </table:table-cell>
          <table:table-cell office:value-type="float" office:value="-5.6020999999999987E-2" table:formula="of:=[.I150]-[.$G$5]" table:style-name="ce1">
            <text:p>-0.056021</text:p>
          </table:table-cell>
          <table:table-cell office:value-type="float" office:value="14.5" table:style-name="ce1">
            <text:p>14.5</text:p>
          </table:table-cell>
          <table:table-cell office:value-type="float" office:value="-0.32431500000000002" table:style-name="ce1">
            <text:p>-0.324315</text:p>
          </table:table-cell>
          <table:table-cell office:value-type="float" office:value="4.5378599999999998E-2" table:style-name="ce1">
            <text:p>0.0453786</text:p>
          </table:table-cell>
          <table:table-cell table:number-columns-repeated="16369"/>
        </table:table-row>
        <table:table-row table:style-name="ro3">
          <table:table-cell office:value-type="float" office:value="14.6" table:style-name="ce1">
            <text:p>14.6</text:p>
          </table:table-cell>
          <table:table-cell office:value-type="float" office:value="-8.6364999999999997E-2" table:style-name="ce1">
            <text:p>-0.086365</text:p>
          </table:table-cell>
          <table:table-cell office:value-type="float" office:value="-0.243701" table:style-name="ce1">
            <text:p>-0.243701</text:p>
          </table:table-cell>
          <table:table-cell office:value-type="float" office:value="0.11831700000000001" table:style-name="ce1">
            <text:p>0.118317</text:p>
          </table:table-cell>
          <table:table-cell table:style-name="ce3"/>
          <table:table-cell office:value-type="float" office:value="14.6" table:style-name="ce7">
            <text:p>14.6</text:p>
          </table:table-cell>
          <table:table-cell office:value-type="float" office:value="0.69397799999999998" table:style-name="ce7">
            <text:p>0.693978</text:p>
          </table:table-cell>
          <table:table-cell office:value-type="float" office:value="0.58231500000000003" table:style-name="ce7">
            <text:p>0.582315</text:p>
          </table:table-cell>
          <table:table-cell office:value-type="float" office:value="0.59185399999999999" table:style-name="ce7">
            <text:p>0.591854</text:p>
          </table:table-cell>
          <table:table-cell office:value-type="float" office:value="3.6797999999999997E-2" table:formula="of:=[.G151]-[.$G$5]" table:style-name="ce1">
            <text:p>0.036798</text:p>
          </table:table-cell>
          <table:table-cell office:value-type="float" office:value="-7.4864999999999959E-2" table:formula="of:=[.H151]-[.$G$5]" table:style-name="ce1">
            <text:p>-0.074865</text:p>
          </table:table-cell>
          <table:table-cell office:value-type="float" office:value="-6.5325999999999995E-2" table:formula="of:=[.I151]-[.$G$5]" table:style-name="ce1">
            <text:p>-0.065326</text:p>
          </table:table-cell>
          <table:table-cell office:value-type="float" office:value="14.6" table:style-name="ce1">
            <text:p>14.6</text:p>
          </table:table-cell>
          <table:table-cell office:value-type="float" office:value="-0.29538599999999998" table:style-name="ce1">
            <text:p>-0.295386</text:p>
          </table:table-cell>
          <table:table-cell office:value-type="float" office:value="9.0438199999999996E-2" table:style-name="ce1">
            <text:p>0.0904382</text:p>
          </table:table-cell>
          <table:table-cell table:number-columns-repeated="16369"/>
        </table:table-row>
        <table:table-row table:style-name="ro3">
          <table:table-cell office:value-type="float" office:value="14.7" table:style-name="ce1">
            <text:p>14.7</text:p>
          </table:table-cell>
          <table:table-cell office:value-type="float" office:value="-6.2678999999999999E-2" table:style-name="ce1">
            <text:p>-0.062679</text:p>
          </table:table-cell>
          <table:table-cell office:value-type="float" office:value="-0.15696199999999999" table:style-name="ce1">
            <text:p>-0.156962</text:p>
          </table:table-cell>
          <table:table-cell office:value-type="float" office:value="0.15981400000000001" table:style-name="ce1">
            <text:p>0.159814</text:p>
          </table:table-cell>
          <table:table-cell table:style-name="ce3"/>
          <table:table-cell office:value-type="float" office:value="14.700100000000001" table:style-name="ce7">
            <text:p>14.7001</text:p>
          </table:table-cell>
          <table:table-cell office:value-type="float" office:value="0.70958100000000002" table:style-name="ce7">
            <text:p>0.709581</text:p>
          </table:table-cell>
          <table:table-cell office:value-type="float" office:value="0.59770199999999996" table:style-name="ce7">
            <text:p>0.597702</text:p>
          </table:table-cell>
          <table:table-cell office:value-type="float" office:value="0.58527799999999996" table:style-name="ce7">
            <text:p>0.585278</text:p>
          </table:table-cell>
          <table:table-cell office:value-type="float" office:value="5.2401000000000031E-2" table:formula="of:=[.G152]-[.$G$5]" table:style-name="ce1">
            <text:p>0.052401</text:p>
          </table:table-cell>
          <table:table-cell office:value-type="float" office:value="-5.9478000000000031E-2" table:formula="of:=[.H152]-[.$G$5]" table:style-name="ce1">
            <text:p>-0.059478</text:p>
          </table:table-cell>
          <table:table-cell office:value-type="float" office:value="-7.1902000000000021E-2" table:formula="of:=[.I152]-[.$G$5]" table:style-name="ce1">
            <text:p>-0.071902</text:p>
          </table:table-cell>
          <table:table-cell office:value-type="float" office:value="14.700100000000001" table:style-name="ce1">
            <text:p>14.7001</text:p>
          </table:table-cell>
          <table:table-cell office:value-type="float" office:value="-0.23047200000000001" table:style-name="ce1">
            <text:p>-0.230472</text:p>
          </table:table-cell>
          <table:table-cell office:value-type="float" office:value="0.131719" table:style-name="ce1">
            <text:p>0.131719</text:p>
          </table:table-cell>
          <table:table-cell table:number-columns-repeated="16369"/>
        </table:table-row>
        <table:table-row table:style-name="ro3">
          <table:table-cell office:value-type="float" office:value="14.8" table:style-name="ce1">
            <text:p>14.8</text:p>
          </table:table-cell>
          <table:table-cell office:value-type="float" office:value="-3.0554999999999999E-2" table:style-name="ce1">
            <text:p>-0.030555</text:p>
          </table:table-cell>
          <table:table-cell office:value-type="float" office:value="-4.8351999999999999E-2" table:style-name="ce1">
            <text:p>-0.048352</text:p>
          </table:table-cell>
          <table:table-cell office:value-type="float" office:value="0.183418" table:style-name="ce1">
            <text:p>0.183418</text:p>
          </table:table-cell>
          <table:table-cell table:style-name="ce3"/>
          <table:table-cell office:value-type="float" office:value="14.8" table:style-name="ce7">
            <text:p>14.8</text:p>
          </table:table-cell>
          <table:table-cell office:value-type="float" office:value="0.71987999999999996" table:style-name="ce7">
            <text:p>0.71988</text:p>
          </table:table-cell>
          <table:table-cell office:value-type="float" office:value="0.62036199999999997" table:style-name="ce7">
            <text:p>0.620362</text:p>
          </table:table-cell>
          <table:table-cell office:value-type="float" office:value="0.58131100000000002" table:style-name="ce7">
            <text:p>0.581311</text:p>
          </table:table-cell>
          <table:table-cell office:value-type="float" office:value="6.2699999999999978E-2" table:formula="of:=[.G153]-[.$G$5]" table:style-name="ce1">
            <text:p>0.0627</text:p>
          </table:table-cell>
          <table:table-cell office:value-type="float" office:value="-3.6818000000000017E-2" table:formula="of:=[.H153]-[.$G$5]" table:style-name="ce1">
            <text:p>-0.036818</text:p>
          </table:table-cell>
          <table:table-cell office:value-type="float" office:value="-7.5868999999999964E-2" table:formula="of:=[.I153]-[.$G$5]" table:style-name="ce1">
            <text:p>-0.075869</text:p>
          </table:table-cell>
          <table:table-cell office:value-type="float" office:value="14.8" table:style-name="ce1">
            <text:p>14.8</text:p>
          </table:table-cell>
          <table:table-cell office:value-type="float" office:value="-0.14144200000000001" table:style-name="ce1">
            <text:p>-0.141442</text:p>
          </table:table-cell>
          <table:table-cell office:value-type="float" office:value="0.16011800000000001" table:style-name="ce1">
            <text:p>0.160118</text:p>
          </table:table-cell>
          <table:table-cell table:number-columns-repeated="16369"/>
        </table:table-row>
        <table:table-row table:style-name="ro3">
          <table:table-cell office:value-type="float" office:value="14.9" table:style-name="ce1">
            <text:p>14.9</text:p>
          </table:table-cell>
          <table:table-cell office:value-type="float" office:value="5.8510000000000003E-3" table:style-name="ce1">
            <text:p>0.005851</text:p>
          </table:table-cell>
          <table:table-cell office:value-type="float" office:value="6.8502999999999994E-2" table:style-name="ce1">
            <text:p>0.068503</text:p>
          </table:table-cell>
          <table:table-cell office:value-type="float" office:value="0.18231800000000001" table:style-name="ce1">
            <text:p>0.182318</text:p>
          </table:table-cell>
          <table:table-cell table:style-name="ce3"/>
          <table:table-cell office:value-type="float" office:value="14.9001" table:style-name="ce7">
            <text:p>14.9001</text:p>
          </table:table-cell>
          <table:table-cell office:value-type="float" office:value="0.72697400000000001" table:style-name="ce7">
            <text:p>0.726974</text:p>
          </table:table-cell>
          <table:table-cell office:value-type="float" office:value="0.65060799999999996" table:style-name="ce7">
            <text:p>0.650608</text:p>
          </table:table-cell>
          <table:table-cell office:value-type="float" office:value="0.58021500000000004" table:style-name="ce7">
            <text:p>0.580215</text:p>
          </table:table-cell>
          <table:table-cell office:value-type="float" office:value="6.9794000000000023E-2" table:formula="of:=[.G154]-[.$G$5]" table:style-name="ce1">
            <text:p>0.069794</text:p>
          </table:table-cell>
          <table:table-cell office:value-type="float" office:value="-6.5720000000000223E-3" table:formula="of:=[.H154]-[.$G$5]" table:style-name="ce1">
            <text:p>-0.006572</text:p>
          </table:table-cell>
          <table:table-cell office:value-type="float" office:value="-7.696499999999995E-2" table:formula="of:=[.I154]-[.$G$5]" table:style-name="ce1">
            <text:p>-0.076965</text:p>
          </table:table-cell>
          <table:table-cell office:value-type="float" office:value="14.9001" table:style-name="ce1">
            <text:p>14.9001</text:p>
          </table:table-cell>
          <table:table-cell office:value-type="float" office:value="-3.3881599999999998E-2" table:style-name="ce1">
            <text:p>-0.0338816</text:p>
          </table:table-cell>
          <table:table-cell office:value-type="float" office:value="0.17549100000000001" table:style-name="ce1">
            <text:p>0.175491</text:p>
          </table:table-cell>
          <table:table-cell table:number-columns-repeated="16369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.0641999999999998E-2" table:style-name="ce1">
            <text:p>0.040642</text:p>
          </table:table-cell>
          <table:table-cell office:value-type="float" office:value="0.176679" table:style-name="ce1">
            <text:p>0.176679</text:p>
          </table:table-cell>
          <table:table-cell office:value-type="float" office:value="0.15454300000000001" table:style-name="ce1">
            <text:p>0.154543</text:p>
          </table:table-cell>
          <table:table-cell table:style-name="ce3"/>
          <table:table-cell office:value-type="float" office:value="15.0001" table:style-name="ce7">
            <text:p>15.0001</text:p>
          </table:table-cell>
          <table:table-cell office:value-type="float" office:value="0.72907" table:style-name="ce7">
            <text:p>0.72907</text:p>
          </table:table-cell>
          <table:table-cell office:value-type="float" office:value="0.68601699999999999" table:style-name="ce7">
            <text:p>0.686017</text:p>
          </table:table-cell>
          <table:table-cell office:value-type="float" office:value="0.58272100000000004" table:style-name="ce7">
            <text:p>0.582721</text:p>
          </table:table-cell>
          <table:table-cell office:value-type="float" office:value="7.1890000000000009E-2" table:formula="of:=[.G155]-[.$G$5]" table:style-name="ce1">
            <text:p>0.07189</text:p>
          </table:table-cell>
          <table:table-cell office:value-type="float" office:value="2.8837000000000002E-2" table:formula="of:=[.H155]-[.$G$5]" table:style-name="ce1">
            <text:p>0.028837</text:p>
          </table:table-cell>
          <table:table-cell office:value-type="float" office:value="-7.4458999999999942E-2" table:formula="of:=[.I155]-[.$G$5]" table:style-name="ce1">
            <text:p>-0.074459</text:p>
          </table:table-cell>
          <table:table-cell office:value-type="float" office:value="15.0001" table:style-name="ce1">
            <text:p>15.0001</text:p>
          </table:table-cell>
          <table:table-cell office:value-type="float" office:value="7.3300199999999996E-2" table:style-name="ce1">
            <text:p>0.0733002</text:p>
          </table:table-cell>
          <table:table-cell office:value-type="float" office:value="0.16001000000000001" table:style-name="ce1">
            <text:p>0.16001</text:p>
          </table:table-cell>
          <table:table-cell table:number-columns-repeated="16369"/>
        </table:table-row>
        <table:table-row table:number-rows-repeated="6" table:style-name="ro3">
          <table:table-cell table:number-columns-repeated="16384"/>
        </table:table-row>
        <table:table-row table:number-rows-repeated="160" table:style-name="ro3">
          <table:table-cell table:number-columns-repeated="4" table:style-name="ce1"/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number-rows-repeated="11" table:style-name="ro3">
          <table:table-cell table:number-columns-repeated="16384"/>
        </table:table-row>
        <table:table-row table:style-name="ro3">
          <table:table-cell table:number-columns-repeated="4" table:style-name="ce1"/>
          <table:table-cell table:style-name="ce3"/>
          <table:table-cell table:number-columns-repeated="2" table:style-name="ce1"/>
          <table:table-cell table:style-name="ce8"/>
          <table:table-cell table:number-columns-repeated="16376" table:style-name="ce1"/>
        </table:table-row>
        <table:table-row table:number-rows-repeated="4" table:style-name="ro3">
          <table:table-cell table:number-columns-repeated="16384"/>
        </table:table-row>
        <table:table-row table:number-rows-repeated="68" table:style-name="ro3">
          <table:table-cell table:number-columns-repeated="4" table:style-name="ce1"/>
          <table:table-cell table:style-name="ce3"/>
          <table:table-cell table:number-columns-repeated="10" table:style-name="ce1"/>
          <table:table-cell table:number-columns-repeated="16369" table:style-name="ce3"/>
        </table:table-row>
        <table:table-row table:number-rows-repeated="500" table:style-name="ro3">
          <table:table-cell table:number-columns-repeated="16384"/>
        </table:table-row>
        <table:table-row table:style-name="ro3">
          <table:table-cell table:number-columns-repeated="7"/>
          <table:table-cell table:style-name="ce8"/>
          <table:table-cell table:number-columns-repeated="16376"/>
        </table:table-row>
        <table:table-row table:number-rows-repeated="483" table:style-name="ro3">
          <table:table-cell table:number-columns-repeated="16384"/>
        </table:table-row>
        <table:table-row table:style-name="ro3">
          <table:table-cell table:number-columns-repeated="8"/>
          <table:table-cell table:style-name="ce8"/>
          <table:table-cell table:number-columns-repeated="16375"/>
        </table:table-row>
        <table:table-row table:number-rows-repeated="452" table:style-name="ro3">
          <table:table-cell table:number-columns-repeated="16384"/>
        </table:table-row>
        <table:table-row table:style-name="ro3">
          <table:table-cell table:number-columns-repeated="8"/>
          <table:table-cell table:style-name="ce8"/>
          <table:table-cell table:number-columns-repeated="16375"/>
        </table:table-row>
        <table:table-row table:number-rows-repeated="651" table:style-name="ro3">
          <table:table-cell table:number-columns-repeated="16384"/>
        </table:table-row>
        <table:table-row table:style-name="ro3">
          <table:table-cell table:number-columns-repeated="8"/>
          <table:table-cell table:style-name="ce8"/>
          <table:table-cell table:number-columns-repeated="16375"/>
        </table:table-row>
        <table:table-row table:number-rows-repeated="104608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lex</meta:initial-creator>
    <dc:creator>ephyslab</dc:creator>
    <meta:creation-date>2015-11-24T13:05:28Z</meta:creation-date>
    <dc:date>2020-03-11T15:37:5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-0.08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5" chart:minimum="0" chart:tick-marks-major-inner="false" chart:tick-marks-major-outer="false" chart:tick-marks-minor-inner="false" chart:tick-marks-minor-outer="false" chart:display-label="true" chart:axis-label-position="near-axis" chart:axis-position="-0.08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fffff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656.892677165354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eta (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REGULAR_BEACH.$B$4" chart:values-cell-range-address="REGULAR_BEACH.$B$5:.$B$405" chart:class="chart:scatter" chart:attached-axis="primary-y" chart:style-name="G0S0">
            <chart:domain table:cell-range-address="REGULAR_BEACH.$A$5:.$A$405"/>
            <chart:data-point chart:repeated="401"/>
          </chart:series>
          <chart:series chart:label-cell-address="REGULAR_BEACH.$K$4" chart:values-cell-range-address="REGULAR_BEACH.$K$5:.$K$155" chart:class="chart:scatter" chart:attached-axis="primary-y" chart:style-name="G0S1">
            <chart:domain table:cell-range-address="REGULAR_BEACH.$F$5:.$F$155"/>
            <chart:data-point chart:repeated="15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-0.1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5" chart:minimum="0" chart:tick-marks-major-inner="false" chart:tick-marks-major-outer="false" chart:tick-marks-minor-inner="false" chart:tick-marks-minor-outer="false" chart:display-label="true" chart:axis-label-position="near-axis" chart:axis-position="-0.15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00b05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659.142677165354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eta (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IRREGULAR_DAMPING.$B$4" chart:values-cell-range-address="IRREGULAR_DAMPING.$B$5:.$B$405" chart:class="chart:scatter" chart:attached-axis="primary-y" chart:style-name="G0S0">
            <chart:domain table:cell-range-address="IRREGULAR_DAMPING.$A$5:.$A$405"/>
            <chart:data-point chart:repeated="401"/>
          </chart:series>
          <chart:series chart:label-cell-address="IRREGULAR_DAMPING.$K$4" chart:values-cell-range-address="IRREGULAR_DAMPING.$K$5:.$K$155" chart:class="chart:scatter" chart:attached-axis="primary-y" chart:style-name="G0S1">
            <chart:domain table:cell-range-address="IRREGULAR_DAMPING.$F$5:.$F$155"/>
            <chart:data-point chart:repeated="151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-0.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5" chart:minimum="0" chart:tick-marks-major-inner="false" chart:tick-marks-major-outer="false" chart:tick-marks-minor-inner="false" chart:tick-marks-minor-outer="false" chart:display-label="true" chart:axis-label-position="near-axis" chart:axis-position="-0.4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dash" draw:stroke-dash="a2" svg:stroke-width="0.02083in" svg:stroke-color="#ff0000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00b050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dash" draw:stroke-dash="a3" svg:stroke-width="0.02083in" svg:stroke-color="#00b05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662.57133858267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vel (m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IRREGULAR_DAMPING.$C$4" chart:values-cell-range-address="IRREGULAR_DAMPING.$C$5:.$C$405" chart:class="chart:scatter" chart:attached-axis="primary-y" chart:style-name="G0S0">
            <chart:domain table:cell-range-address="IRREGULAR_DAMPING.$A$5:.$A$405"/>
            <chart:data-point chart:repeated="401"/>
          </chart:series>
          <chart:series chart:label-cell-address="IRREGULAR_DAMPING.$D$4" chart:values-cell-range-address="IRREGULAR_DAMPING.$D$5:.$D$405" chart:class="chart:scatter" chart:attached-axis="primary-y" chart:style-name="G0S1">
            <chart:domain table:cell-range-address="IRREGULAR_DAMPING.$A$5:.$A$405"/>
            <chart:data-point chart:repeated="401"/>
          </chart:series>
          <chart:series chart:label-cell-address="IRREGULAR_DAMPING.$N$4" chart:values-cell-range-address="IRREGULAR_DAMPING.$N$5:.$N$155" chart:class="chart:scatter" chart:attached-axis="primary-y" chart:style-name="G0S2">
            <chart:domain table:cell-range-address="IRREGULAR_DAMPING.$M$5:.$M$155"/>
            <chart:data-point chart:repeated="151"/>
          </chart:series>
          <chart:series chart:label-cell-address="IRREGULAR_DAMPING.$O$4" chart:values-cell-range-address="IRREGULAR_DAMPING.$O$5:.$O$155" chart:class="chart:scatter" chart:attached-axis="primary-y" chart:style-name="G0S3">
            <chart:domain table:cell-range-address="IRREGULAR_DAMPING.$M$5:.$M$155"/>
            <chart:data-point chart:repeated="151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2" draw:style="rect" draw:dots1="1" draw:dots1-length="0.0625in" draw:distance="0.0625in"/>
    <draw:stroke-dash draw:name="a3" draw:style="rect" draw:dots1="1" draw:dots1-length="0.0625in" draw:distance="0.0625in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-0.15" chart:origin="-0.1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5" chart:minimum="0" chart:tick-marks-major-inner="false" chart:tick-marks-major-outer="false" chart:tick-marks-minor-inner="false" chart:tick-marks-minor-outer="false" chart:display-label="true" chart:axis-label-position="near-axis" chart:axis-position="-0.15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660.643149606299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eta (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IRREGULAR_DAMPING.$J$4" chart:values-cell-range-address="IRREGULAR_DAMPING.$J$5:.$J$155" chart:class="chart:scatter" chart:attached-axis="primary-y" chart:style-name="G0S0">
            <chart:domain table:cell-range-address="IRREGULAR_DAMPING.$F$5:.$F$155"/>
            <chart:data-point chart:repeated="151"/>
          </chart:series>
          <chart:series chart:label-cell-address="IRREGULAR_DAMPING.$K$4" chart:values-cell-range-address="IRREGULAR_DAMPING.$K$5:.$K$155" chart:class="chart:scatter" chart:attached-axis="primary-y" chart:style-name="G0S1">
            <chart:domain table:cell-range-address="IRREGULAR_DAMPING.$F$5:.$F$155"/>
            <chart:data-point chart:repeated="151"/>
          </chart:series>
          <chart:series chart:label-cell-address="IRREGULAR_DAMPING.$L$4" chart:values-cell-range-address="IRREGULAR_DAMPING.$L$5:.$L$155" chart:class="chart:scatter" chart:attached-axis="primary-y" chart:style-name="G0S2">
            <chart:domain table:cell-range-address="IRREGULAR_DAMPING.$F$5:.$F$155"/>
            <chart:data-point chart:repeated="151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-0.3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5" chart:minimum="0" chart:tick-marks-major-inner="false" chart:tick-marks-major-outer="false" chart:tick-marks-minor-inner="false" chart:tick-marks-minor-outer="false" chart:display-label="true" chart:axis-label-position="near-axis" chart:axis-position="-0.3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dash" draw:stroke-dash="a2" svg:stroke-width="0.02083in" svg:stroke-color="#ff0000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dash" draw:stroke-dash="a3" svg:stroke-width="0.02083in" svg:stroke-color="#0070c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fffff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703.8215748031496pt" chart:style-name="Crt0">
        <chart:legend chart:legend-position="end" chart:legend-align="center" chart:style-name="Lgnd"/>
        <chart:plot-area svg:x="35.52566929133858pt" svg:y="5.50748031496063pt" svg:width="499.0500787401575pt" svg:height="184.2874803149606pt" chart:style-name="Plt0">
          <chart:axis chart:dimension="y" chart:name="primary-y" chart:style-name="Axs0">
            <chart:title svg:x="10.32062992125984pt" svg:y="69.74417322834645pt" chart:style-name="AT00">
              <text:p text:style-name="a0" text:class-names="" text:cond-style-name="">vel (m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REGULAR_BEACH.$C$4" chart:values-cell-range-address="REGULAR_BEACH.$C$5:.$C$405" chart:class="chart:scatter" chart:attached-axis="primary-y" chart:style-name="G0S0">
            <chart:domain table:cell-range-address="REGULAR_BEACH.$A$5:.$A$405"/>
            <chart:data-point chart:repeated="401"/>
          </chart:series>
          <chart:series chart:label-cell-address="REGULAR_BEACH.$D$4" chart:values-cell-range-address="REGULAR_BEACH.$D$5:.$D$405" chart:class="chart:scatter" chart:attached-axis="primary-y" chart:style-name="G0S1">
            <chart:domain table:cell-range-address="REGULAR_BEACH.$A$5:.$A$405"/>
            <chart:data-point chart:repeated="401"/>
          </chart:series>
          <chart:series chart:label-cell-address="REGULAR_BEACH.$N$4" chart:values-cell-range-address="REGULAR_BEACH.$N$5:.$N$155" chart:class="chart:scatter" chart:attached-axis="primary-y" chart:style-name="G0S2">
            <chart:domain table:cell-range-address="REGULAR_BEACH.$M$5:.$M$155"/>
            <chart:data-point chart:repeated="151"/>
          </chart:series>
          <chart:series chart:label-cell-address="REGULAR_BEACH.$O$4" chart:values-cell-range-address="REGULAR_BEACH.$O$5:.$O$155" chart:class="chart:scatter" chart:attached-axis="primary-y" chart:style-name="G0S3">
            <chart:domain table:cell-range-address="REGULAR_BEACH.$M$5:.$M$155"/>
            <chart:data-point chart:repeated="15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2" draw:style="rect" draw:dots1="1" draw:dots1-length="0.0625in" draw:distance="0.0625in"/>
    <draw:stroke-dash draw:name="a3" draw:style="rect" draw:dots1="1" draw:dots1-length="0.0625in" draw:distance="0.0625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-0.08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5" chart:minimum="0" chart:tick-marks-major-inner="false" chart:tick-marks-major-outer="false" chart:tick-marks-minor-inner="false" chart:tick-marks-minor-outer="false" chart:display-label="true" chart:axis-label-position="near-axis" chart:axis-position="-0.08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fffff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656.892677165354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eta (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REGULAR_BEACH.$J$4" chart:values-cell-range-address="REGULAR_BEACH.$J$5:.$J$155" chart:class="chart:scatter" chart:attached-axis="primary-y" chart:style-name="G0S0">
            <chart:domain table:cell-range-address="REGULAR_BEACH.$F$5:.$F$155"/>
            <chart:data-point chart:repeated="151"/>
          </chart:series>
          <chart:series chart:label-cell-address="REGULAR_BEACH.$K$4" chart:values-cell-range-address="REGULAR_BEACH.$K$5:.$K$155" chart:class="chart:scatter" chart:attached-axis="primary-y" chart:style-name="G0S1">
            <chart:domain table:cell-range-address="REGULAR_BEACH.$F$5:.$F$155"/>
            <chart:data-point chart:repeated="151"/>
          </chart:series>
          <chart:series chart:label-cell-address="REGULAR_BEACH.$L$4" chart:values-cell-range-address="REGULAR_BEACH.$L$5:.$L$155" chart:class="chart:scatter" chart:attached-axis="primary-y" chart:style-name="G0S2">
            <chart:domain table:cell-range-address="REGULAR_BEACH.$F$5:.$F$155"/>
            <chart:data-point chart:repeated="15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-0.1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5" chart:minimum="0" chart:tick-marks-major-inner="false" chart:tick-marks-major-outer="false" chart:tick-marks-minor-inner="false" chart:tick-marks-minor-outer="false" chart:display-label="true" chart:axis-label-position="near-axis" chart:axis-position="-0.15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659.142677165354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eta (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IRREGULAR_BEACH.$B$4" chart:values-cell-range-address="IRREGULAR_BEACH.$B$5:.$B$405" chart:class="chart:scatter" chart:attached-axis="primary-y" chart:style-name="G0S0">
            <chart:domain table:cell-range-address="IRREGULAR_BEACH.$A$5:.$A$405"/>
            <chart:data-point chart:repeated="401"/>
          </chart:series>
          <chart:series chart:label-cell-address="IRREGULAR_BEACH.$K$4" chart:values-cell-range-address="IRREGULAR_BEACH.$K$5:.$K$155" chart:class="chart:scatter" chart:attached-axis="primary-y" chart:style-name="G0S1">
            <chart:domain table:cell-range-address="IRREGULAR_BEACH.$F$5:.$F$155"/>
            <chart:data-point chart:repeated="15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-0.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5" chart:minimum="0" chart:tick-marks-major-inner="false" chart:tick-marks-major-outer="false" chart:tick-marks-minor-inner="false" chart:tick-marks-minor-outer="false" chart:display-label="true" chart:axis-label-position="near-axis" chart:axis-position="-0.4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dash" draw:stroke-dash="a2" svg:stroke-width="0.02083in" svg:stroke-color="#ff0000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dash" draw:stroke-dash="a3" svg:stroke-width="0.02083in" svg:stroke-color="#0070c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655.07181102362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vel (m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IRREGULAR_BEACH.$C$4" chart:values-cell-range-address="IRREGULAR_BEACH.$C$5:.$C$405" chart:class="chart:scatter" chart:attached-axis="primary-y" chart:style-name="G0S0">
            <chart:domain table:cell-range-address="IRREGULAR_BEACH.$A$5:.$A$405"/>
            <chart:data-point chart:repeated="401"/>
          </chart:series>
          <chart:series chart:label-cell-address="IRREGULAR_BEACH.$D$4" chart:values-cell-range-address="IRREGULAR_BEACH.$D$5:.$D$405" chart:class="chart:scatter" chart:attached-axis="primary-y" chart:style-name="G0S1">
            <chart:domain table:cell-range-address="IRREGULAR_BEACH.$A$5:.$A$405"/>
            <chart:data-point chart:repeated="401"/>
          </chart:series>
          <chart:series chart:label-cell-address="IRREGULAR_BEACH.$N$4" chart:values-cell-range-address="IRREGULAR_BEACH.$N$5:.$N$155" chart:class="chart:scatter" chart:attached-axis="primary-y" chart:style-name="G0S2">
            <chart:domain table:cell-range-address="IRREGULAR_BEACH.$M$5:.$M$155"/>
            <chart:data-point chart:repeated="151"/>
          </chart:series>
          <chart:series chart:label-cell-address="IRREGULAR_BEACH.$O$4" chart:values-cell-range-address="IRREGULAR_BEACH.$O$5:.$O$155" chart:class="chart:scatter" chart:attached-axis="primary-y" chart:style-name="G0S3">
            <chart:domain table:cell-range-address="IRREGULAR_BEACH.$M$5:.$M$155"/>
            <chart:data-point chart:repeated="15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2" draw:style="rect" draw:dots1="1" draw:dots1-length="0.0625in" draw:distance="0.0625in"/>
    <draw:stroke-dash draw:name="a3" draw:style="rect" draw:dots1="1" draw:dots1-length="0.0625in" draw:distance="0.0625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-0.15" chart:origin="-0.1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5" chart:minimum="0" chart:tick-marks-major-inner="false" chart:tick-marks-major-outer="false" chart:tick-marks-minor-inner="false" chart:tick-marks-minor-outer="false" chart:display-label="true" chart:axis-label-position="near-axis" chart:axis-position="-0.15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655.392913385826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eta (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IRREGULAR_BEACH.$J$4" chart:values-cell-range-address="IRREGULAR_BEACH.$J$5:.$J$155" chart:class="chart:scatter" chart:attached-axis="primary-y" chart:style-name="G0S0">
            <chart:domain table:cell-range-address="IRREGULAR_BEACH.$F$5:.$F$155"/>
            <chart:data-point chart:repeated="151"/>
          </chart:series>
          <chart:series chart:label-cell-address="IRREGULAR_BEACH.$K$4" chart:values-cell-range-address="IRREGULAR_BEACH.$K$5:.$K$155" chart:class="chart:scatter" chart:attached-axis="primary-y" chart:style-name="G0S1">
            <chart:domain table:cell-range-address="IRREGULAR_BEACH.$F$5:.$F$155"/>
            <chart:data-point chart:repeated="151"/>
          </chart:series>
          <chart:series chart:label-cell-address="IRREGULAR_BEACH.$L$4" chart:values-cell-range-address="IRREGULAR_BEACH.$L$5:.$L$155" chart:class="chart:scatter" chart:attached-axis="primary-y" chart:style-name="G0S2">
            <chart:domain table:cell-range-address="IRREGULAR_BEACH.$F$5:.$F$155"/>
            <chart:data-point chart:repeated="151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-0.08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5" chart:minimum="0" chart:tick-marks-major-inner="false" chart:tick-marks-major-outer="false" chart:tick-marks-minor-inner="false" chart:tick-marks-minor-outer="false" chart:display-label="true" chart:axis-label-position="near-axis" chart:axis-position="-0.08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00b05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659.892913385826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eta (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REGULAR_DAMPING.$B$4" chart:values-cell-range-address="REGULAR_DAMPING.$B$5:.$B$405" chart:class="chart:scatter" chart:attached-axis="primary-y" chart:style-name="G0S0">
            <chart:domain table:cell-range-address="REGULAR_DAMPING.$A$5:.$A$405"/>
            <chart:data-point chart:repeated="401"/>
          </chart:series>
          <chart:series chart:label-cell-address="REGULAR_DAMPING.$K$4" chart:values-cell-range-address="REGULAR_DAMPING.$K$5:.$K$155" chart:class="chart:scatter" chart:attached-axis="primary-y" chart:style-name="G0S1">
            <chart:domain table:cell-range-address="REGULAR_DAMPING.$F$5:.$F$155"/>
            <chart:data-point chart:repeated="151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-0.3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5" chart:minimum="0" chart:tick-marks-major-inner="false" chart:tick-marks-major-outer="false" chart:tick-marks-minor-inner="false" chart:tick-marks-minor-outer="false" chart:display-label="true" chart:axis-label-position="near-axis" chart:axis-position="-0.3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dash" draw:stroke-dash="a2" svg:stroke-width="0.02083in" svg:stroke-color="#ff0000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00b050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dash" draw:stroke-dash="a3" svg:stroke-width="0.02083in" svg:stroke-color="#00b05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656.5715748031496pt" chart:style-name="Crt0">
        <chart:legend chart:legend-position="end" chart:legend-align="center" chart:style-name="Lgnd"/>
        <chart:plot-area svg:x="24.0pt" svg:y="11.0pt" svg:width="479.2253543307087pt" svg:height="173.2874803149606pt" chart:style-name="Plt0">
          <chart:axis chart:dimension="y" chart:name="primary-y" chart:style-name="Axs0">
            <chart:title chart:style-name="AT00">
              <text:p text:style-name="a0" text:class-names="" text:cond-style-name="">vel (m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REGULAR_DAMPING.$C$4" chart:values-cell-range-address="REGULAR_DAMPING.$C$5:.$C$405" chart:class="chart:scatter" chart:attached-axis="primary-y" chart:style-name="G0S0">
            <chart:domain table:cell-range-address="REGULAR_DAMPING.$A$5:.$A$405"/>
            <chart:data-point chart:repeated="401"/>
          </chart:series>
          <chart:series chart:label-cell-address="REGULAR_DAMPING.$D$4" chart:values-cell-range-address="REGULAR_DAMPING.$D$5:.$D$405" chart:class="chart:scatter" chart:attached-axis="primary-y" chart:style-name="G0S1">
            <chart:domain table:cell-range-address="REGULAR_DAMPING.$A$5:.$A$405"/>
            <chart:data-point chart:repeated="401"/>
          </chart:series>
          <chart:series chart:label-cell-address="REGULAR_DAMPING.$N$4" chart:values-cell-range-address="REGULAR_DAMPING.$N$5:.$N$155" chart:class="chart:scatter" chart:attached-axis="primary-y" chart:style-name="G0S2">
            <chart:domain table:cell-range-address="REGULAR_DAMPING.$M$5:.$M$155"/>
            <chart:data-point chart:repeated="151"/>
          </chart:series>
          <chart:series chart:label-cell-address="REGULAR_DAMPING.$O$4" chart:values-cell-range-address="REGULAR_DAMPING.$O$5:.$O$155" chart:class="chart:scatter" chart:attached-axis="primary-y" chart:style-name="G0S3">
            <chart:domain table:cell-range-address="REGULAR_DAMPING.$M$5:.$M$155"/>
            <chart:data-point chart:repeated="151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2" draw:style="rect" draw:dots1="1" draw:dots1-length="0.0625in" draw:distance="0.0625in"/>
    <draw:stroke-dash draw:name="a3" draw:style="rect" draw:dots1="1" draw:dots1-length="0.0625in" draw:distance="0.0625in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-0.08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5" chart:minimum="0" chart:tick-marks-major-inner="false" chart:tick-marks-major-outer="false" chart:tick-marks-minor-inner="false" chart:tick-marks-minor-outer="false" chart:display-label="true" chart:axis-label-position="near-axis" chart:axis-position="-0.08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657.642913385826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eta (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REGULAR_DAMPING.$J$4" chart:values-cell-range-address="REGULAR_DAMPING.$J$5:.$J$155" chart:class="chart:scatter" chart:attached-axis="primary-y" chart:style-name="G0S0">
            <chart:domain table:cell-range-address="REGULAR_DAMPING.$F$5:.$F$155"/>
            <chart:data-point chart:repeated="151"/>
          </chart:series>
          <chart:series chart:label-cell-address="REGULAR_DAMPING.$K$4" chart:values-cell-range-address="REGULAR_DAMPING.$K$5:.$K$155" chart:class="chart:scatter" chart:attached-axis="primary-y" chart:style-name="G0S1">
            <chart:domain table:cell-range-address="REGULAR_DAMPING.$F$5:.$F$155"/>
            <chart:data-point chart:repeated="151"/>
          </chart:series>
          <chart:series chart:label-cell-address="REGULAR_DAMPING.$L$4" chart:values-cell-range-address="REGULAR_DAMPING.$L$5:.$L$155" chart:class="chart:scatter" chart:attached-axis="primary-y" chart:style-name="G0S2">
            <chart:domain table:cell-range-address="REGULAR_DAMPING.$F$5:.$F$155"/>
            <chart:data-point chart:repeated="151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